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eats</text:p>
          </table:table-cell>
          <table:table-cell table:style-name="ce1" office:value-type="string" calcext:value-type="string">
            <text:p>articles_count</text:p>
          </table:table-cell>
          <table:table-cell table:style-name="ce1" office:value-type="string" calcext:value-type="string">
            <text:p>average repea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کرد</text:p>
          </table:table-cell>
          <table:table-cell table:style-name="ce2" office:value-type="float" office:value="1560959" calcext:value-type="float">
            <text:p>1560959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2]/[.C2]" office:value-type="float" office:value="324.658693843594" calcext:value-type="float">
            <text:p>324.65869384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کشور</text:p>
          </table:table-cell>
          <table:table-cell table:style-name="ce3" office:value-type="float" office:value="946813" calcext:value-type="float">
            <text:p>946813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3]/[.C3]" office:value-type="float" office:value="196.924500831947" calcext:value-type="float">
            <text:p>196.92450083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بود</text:p>
          </table:table-cell>
          <table:table-cell table:style-name="ce2" office:value-type="float" office:value="895761" calcext:value-type="float">
            <text:p>895761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]/[.C4]" office:value-type="float" office:value="186.306364392679" calcext:value-type="float">
            <text:p>186.30636439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گفت</text:p>
          </table:table-cell>
          <table:table-cell table:style-name="ce2" office:value-type="float" office:value="886099" calcext:value-type="float">
            <text:p>886099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5]/[.C5]" office:value-type="float" office:value="184.296797004992" calcext:value-type="float">
            <text:p>184.296797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سال</text:p>
          </table:table-cell>
          <table:table-cell table:style-name="ce3" office:value-type="float" office:value="845340" calcext:value-type="float">
            <text:p>845340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6]/[.C6]" office:value-type="float" office:value="175.819467554077" calcext:value-type="float">
            <text:p>175.81946755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ایران</text:p>
          </table:table-cell>
          <table:table-cell table:style-name="ce3" office:value-type="float" office:value="809782" calcext:value-type="float">
            <text:p>809782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7]/[.C7]" office:value-type="float" office:value="168.42387687188" calcext:value-type="float">
            <text:p>168.42387687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داشت</text:p>
          </table:table-cell>
          <table:table-cell table:style-name="ce2" office:value-type="float" office:value="752705" calcext:value-type="float">
            <text:p>752705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8]/[.C8]" office:value-type="float" office:value="156.55262063228" calcext:value-type="float">
            <text:p>156.55262063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داد</text:p>
          </table:table-cell>
          <table:table-cell table:style-name="ce2" office:value-type="float" office:value="554547" calcext:value-type="float">
            <text:p>554547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9]/[.C9]" office:value-type="float" office:value="115.338394342762" calcext:value-type="float">
            <text:p>115.33839434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گرفت</text:p>
          </table:table-cell>
          <table:table-cell table:style-name="ce2" office:value-type="float" office:value="540766" calcext:value-type="float">
            <text:p>540766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0]/[.C10]" office:value-type="float" office:value="112.472129783694" calcext:value-type="float">
            <text:p>112.47212978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شد</text:p>
          </table:table-cell>
          <table:table-cell table:style-name="ce2" office:value-type="float" office:value="529439" calcext:value-type="float">
            <text:p>529439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1]/[.C11]" office:value-type="float" office:value="110.116264559068" calcext:value-type="float">
            <text:p>110.11626455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توانست</text:p>
          </table:table-cell>
          <table:table-cell table:style-name="ce2" office:value-type="float" office:value="476494" calcext:value-type="float">
            <text:p>476494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2]/[.C12]" office:value-type="float" office:value="99.1044093178037" calcext:value-type="float">
            <text:p>99.10440931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کار</text:p>
          </table:table-cell>
          <table:table-cell table:style-name="ce2" office:value-type="float" office:value="469170" calcext:value-type="float">
            <text:p>469170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3]/[.C13]" office:value-type="float" office:value="97.5811148086522" calcext:value-type="float">
            <text:p>97.58111480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تهران</text:p>
          </table:table-cell>
          <table:table-cell table:style-name="ce3" office:value-type="float" office:value="446570" calcext:value-type="float">
            <text:p>446570</text:p>
          </table:table-cell>
          <table:table-cell table:style-name="ce3" office:value-type="float" office:value="4807" calcext:value-type="float">
            <text:p>4807</text:p>
          </table:table-cell>
          <table:table-cell table:style-name="ce3" table:formula="of:=[.B14]/[.C14]" office:value-type="float" office:value="92.8999375910131" calcext:value-type="float">
            <text:p>92.8999375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شهر</text:p>
          </table:table-cell>
          <table:table-cell table:style-name="ce3" office:value-type="float" office:value="433585" calcext:value-type="float">
            <text:p>433585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15]/[.C15]" office:value-type="float" office:value="90.1799084858569" calcext:value-type="float">
            <text:p>90.17990848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قرار</text:p>
          </table:table-cell>
          <table:table-cell table:style-name="ce2" office:value-type="float" office:value="431276" calcext:value-type="float">
            <text:p>431276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6]/[.C16]" office:value-type="float" office:value="89.6996672212979" calcext:value-type="float">
            <text:p>89.6996672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دو</text:p>
          </table:table-cell>
          <table:table-cell table:style-name="ce2" office:value-type="float" office:value="424704" calcext:value-type="float">
            <text:p>424704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7]/[.C17]" office:value-type="float" office:value="88.3327787021631" calcext:value-type="float">
            <text:p>88.33277870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روز</text:p>
          </table:table-cell>
          <table:table-cell table:style-name="ce2" office:value-type="float" office:value="412747" calcext:value-type="float">
            <text:p>412747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18]/[.C18]" office:value-type="float" office:value="85.8458818635607" calcext:value-type="float">
            <text:p>85.84588186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دولت</text:p>
          </table:table-cell>
          <table:table-cell table:style-name="ce3" office:value-type="float" office:value="400503" calcext:value-type="float">
            <text:p>400503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19]/[.C19]" office:value-type="float" office:value="83.2992928452579" calcext:value-type="float">
            <text:p>83.29929284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اسلام</text:p>
          </table:table-cell>
          <table:table-cell table:style-name="ce3" office:value-type="float" office:value="377217" calcext:value-type="float">
            <text:p>377217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20]/[.C20]" office:value-type="float" office:value="78.4561148086523" calcext:value-type="float">
            <text:p>78.45611480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شرکت</text:p>
          </table:table-cell>
          <table:table-cell table:style-name="ce3" office:value-type="float" office:value="367257" calcext:value-type="float">
            <text:p>367257</text:p>
          </table:table-cell>
          <table:table-cell table:style-name="ce3" office:value-type="float" office:value="4807" calcext:value-type="float">
            <text:p>4807</text:p>
          </table:table-cell>
          <table:table-cell table:style-name="ce3" table:formula="of:=[.B21]/[.C21]" office:value-type="float" office:value="76.4004576659039" calcext:value-type="float">
            <text:p>76.40045766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سازمان</text:p>
          </table:table-cell>
          <table:table-cell table:style-name="ce3" office:value-type="float" office:value="362626" calcext:value-type="float">
            <text:p>362626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22]/[.C22]" office:value-type="float" office:value="75.421381031614" calcext:value-type="float">
            <text:p>75.42138103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نظر</text:p>
          </table:table-cell>
          <table:table-cell table:style-name="ce2" office:value-type="float" office:value="344083" calcext:value-type="float">
            <text:p>344083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23]/[.C23]" office:value-type="float" office:value="71.5646838602329" calcext:value-type="float">
            <text:p>71.56468386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مردم</text:p>
          </table:table-cell>
          <table:table-cell table:style-name="ce2" office:value-type="float" office:value="334751" calcext:value-type="float">
            <text:p>334751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24]/[.C24]" office:value-type="float" office:value="69.6237520798669" calcext:value-type="float">
            <text:p>69.62375207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فرهنگ</text:p>
          </table:table-cell>
          <table:table-cell table:style-name="ce3" office:value-type="float" office:value="330861" calcext:value-type="float">
            <text:p>330861</text:p>
          </table:table-cell>
          <table:table-cell table:style-name="ce3" office:value-type="float" office:value="4807" calcext:value-type="float">
            <text:p>4807</text:p>
          </table:table-cell>
          <table:table-cell table:style-name="ce3" table:formula="of:=[.B25]/[.C25]" office:value-type="float" office:value="68.8289993759101" calcext:value-type="float">
            <text:p>68.82899937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خواست</text:p>
          </table:table-cell>
          <table:table-cell table:style-name="ce2" office:value-type="float" office:value="326572" calcext:value-type="float">
            <text:p>326572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26]/[.C26]" office:value-type="float" office:value="67.9226289517471" calcext:value-type="float">
            <text:p>67.92262895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عنوان</text:p>
          </table:table-cell>
          <table:table-cell table:style-name="ce3" office:value-type="float" office:value="326015" calcext:value-type="float">
            <text:p>326015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27]/[.C27]" office:value-type="float" office:value="67.8067803660566" calcext:value-type="float">
            <text:p>67.80678036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صورت</text:p>
          </table:table-cell>
          <table:table-cell table:style-name="ce3" office:value-type="float" office:value="324725" calcext:value-type="float">
            <text:p>324725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28]/[.C28]" office:value-type="float" office:value="67.5384775374376" calcext:value-type="float">
            <text:p>67.53847753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دست</text:p>
          </table:table-cell>
          <table:table-cell table:style-name="ce3" office:value-type="float" office:value="321025" calcext:value-type="float">
            <text:p>321025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29]/[.C29]" office:value-type="float" office:value="66.7689267886855" calcext:value-type="float">
            <text:p>66.76892678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گروه</text:p>
          </table:table-cell>
          <table:table-cell table:style-name="ce3" office:value-type="float" office:value="321013" calcext:value-type="float">
            <text:p>321013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30]/[.C30]" office:value-type="float" office:value="66.7664309484193" calcext:value-type="float">
            <text:p>66.76643094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برنامه</text:p>
          </table:table-cell>
          <table:table-cell table:style-name="ce3" office:value-type="float" office:value="306460" calcext:value-type="float">
            <text:p>306460</text:p>
          </table:table-cell>
          <table:table-cell table:style-name="ce3" office:value-type="float" office:value="4807" calcext:value-type="float">
            <text:p>4807</text:p>
          </table:table-cell>
          <table:table-cell table:style-name="ce3" table:formula="of:=[.B31]/[.C31]" office:value-type="float" office:value="63.7528604118993" calcext:value-type="float">
            <text:p>63.75286041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گزارش</text:p>
          </table:table-cell>
          <table:table-cell table:style-name="ce3" office:value-type="float" office:value="305397" calcext:value-type="float">
            <text:p>305397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32]/[.C32]" office:value-type="float" office:value="63.5185108153078" calcext:value-type="float">
            <text:p>63.51851081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اقتصاد</text:p>
          </table:table-cell>
          <table:table-cell table:style-name="ce3" office:value-type="float" office:value="304824" calcext:value-type="float">
            <text:p>304824</text:p>
          </table:table-cell>
          <table:table-cell table:style-name="ce3" office:value-type="float" office:value="4807" calcext:value-type="float">
            <text:p>4807</text:p>
          </table:table-cell>
          <table:table-cell table:style-name="ce3" table:formula="of:=[.B33]/[.C33]" office:value-type="float" office:value="63.4125234033701" calcext:value-type="float">
            <text:p>63.41252340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طرح</text:p>
          </table:table-cell>
          <table:table-cell table:style-name="ce3" office:value-type="float" office:value="296232" calcext:value-type="float">
            <text:p>296232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34]/[.C34]" office:value-type="float" office:value="61.61231281198" calcext:value-type="float">
            <text:p>61.6123128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توجه</text:p>
          </table:table-cell>
          <table:table-cell table:style-name="ce3" office:value-type="float" office:value="282208" calcext:value-type="float">
            <text:p>282208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35]/[.C35]" office:value-type="float" office:value="58.6955074875208" calcext:value-type="float">
            <text:p>58.69550748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تیم</text:p>
          </table:table-cell>
          <table:table-cell table:style-name="ce3" office:value-type="float" office:value="281398" calcext:value-type="float">
            <text:p>281398</text:p>
          </table:table-cell>
          <table:table-cell table:style-name="ce3" office:value-type="float" office:value="4802" calcext:value-type="float">
            <text:p>4802</text:p>
          </table:table-cell>
          <table:table-cell table:style-name="ce3" table:formula="of:=[.B36]/[.C36]" office:value-type="float" office:value="58.6001665972511" calcext:value-type="float">
            <text:p>58.60016659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رئیس</text:p>
          </table:table-cell>
          <table:table-cell table:style-name="ce3" office:value-type="float" office:value="279156" calcext:value-type="float">
            <text:p>279156</text:p>
          </table:table-cell>
          <table:table-cell table:style-name="ce3" office:value-type="float" office:value="4795" calcext:value-type="float">
            <text:p>4795</text:p>
          </table:table-cell>
          <table:table-cell table:style-name="ce3" table:formula="of:=[.B37]/[.C37]" office:value-type="float" office:value="58.2181438998957" calcext:value-type="float">
            <text:p>58.21814389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هزار</text:p>
          </table:table-cell>
          <table:table-cell table:style-name="ce3" office:value-type="float" office:value="269282" calcext:value-type="float">
            <text:p>269282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38]/[.C38]" office:value-type="float" office:value="56.007071547421" calcext:value-type="float">
            <text:p>56.00707154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بخش</text:p>
          </table:table-cell>
          <table:table-cell table:style-name="ce2" office:value-type="float" office:value="268589" calcext:value-type="float">
            <text:p>268589</text:p>
          </table:table-cell>
          <table:table-cell table:style-name="ce2" office:value-type="float" office:value="4807" calcext:value-type="float">
            <text:p>4807</text:p>
          </table:table-cell>
          <table:table-cell table:style-name="ce2" table:formula="of:=[.B39]/[.C39]" office:value-type="float" office:value="55.8745579363428" calcext:value-type="float">
            <text:p>55.87455793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آمریکا</text:p>
          </table:table-cell>
          <table:table-cell table:style-name="ce3" office:value-type="float" office:value="266832" calcext:value-type="float">
            <text:p>266832</text:p>
          </table:table-cell>
          <table:table-cell table:style-name="ce3" office:value-type="float" office:value="4808" calcext:value-type="float">
            <text:p>4808</text:p>
          </table:table-cell>
          <table:table-cell table:style-name="ce3" table:formula="of:=[.B40]/[.C40]" office:value-type="float" office:value="55.4975041597338" calcext:value-type="float">
            <text:p>55.49750415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درصد</text:p>
          </table:table-cell>
          <table:table-cell table:style-name="ce2" office:value-type="float" office:value="262910" calcext:value-type="float">
            <text:p>262910</text:p>
          </table:table-cell>
          <table:table-cell table:style-name="ce2" office:value-type="float" office:value="4806" calcext:value-type="float">
            <text:p>4806</text:p>
          </table:table-cell>
          <table:table-cell table:style-name="ce2" table:formula="of:=[.B41]/[.C41]" office:value-type="float" office:value="54.7045359966708" calcext:value-type="float">
            <text:p>54.70453599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نیست</text:p>
          </table:table-cell>
          <table:table-cell table:style-name="ce2" office:value-type="float" office:value="259241" calcext:value-type="float">
            <text:p>259241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2]/[.C42]" office:value-type="float" office:value="53.9186772046589" calcext:value-type="float">
            <text:p>53.9186772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رسید</text:p>
          </table:table-cell>
          <table:table-cell table:style-name="ce2" office:value-type="float" office:value="258378" calcext:value-type="float">
            <text:p>258378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3]/[.C43]" office:value-type="float" office:value="53.7391846921797" calcext:value-type="float">
            <text:p>53.73918469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راه</text:p>
          </table:table-cell>
          <table:table-cell table:style-name="ce2" office:value-type="float" office:value="257117" calcext:value-type="float">
            <text:p>257117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4]/[.C44]" office:value-type="float" office:value="53.4769134775374" calcext:value-type="float">
            <text:p>53.47691347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انجام</text:p>
          </table:table-cell>
          <table:table-cell table:style-name="ce2" office:value-type="float" office:value="256401" calcext:value-type="float">
            <text:p>256401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5]/[.C45]" office:value-type="float" office:value="53.3279950083195" calcext:value-type="float">
            <text:p>53.32799500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اعلام</text:p>
          </table:table-cell>
          <table:table-cell table:style-name="ce2" office:value-type="float" office:value="255636" calcext:value-type="float">
            <text:p>255636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6]/[.C46]" office:value-type="float" office:value="53.1688851913478" calcext:value-type="float">
            <text:p>53.16888519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شورا</text:p>
          </table:table-cell>
          <table:table-cell table:style-name="ce3" office:value-type="float" office:value="255168" calcext:value-type="float">
            <text:p>255168</text:p>
          </table:table-cell>
          <table:table-cell table:style-name="ce3" office:value-type="float" office:value="4806" calcext:value-type="float">
            <text:p>4806</text:p>
          </table:table-cell>
          <table:table-cell table:style-name="ce3" table:formula="of:=[.B47]/[.C47]" office:value-type="float" office:value="53.0936329588015" calcext:value-type="float">
            <text:p>53.09363295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استفاده</text:p>
          </table:table-cell>
          <table:table-cell table:style-name="ce2" office:value-type="float" office:value="250320" calcext:value-type="float">
            <text:p>250320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8]/[.C48]" office:value-type="float" office:value="52.063227953411" calcext:value-type="float">
            <text:p>52.06322795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داشته</text:p>
          </table:table-cell>
          <table:table-cell table:style-name="ce2" office:value-type="float" office:value="246817" calcext:value-type="float">
            <text:p>246817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49]/[.C49]" office:value-type="float" office:value="51.3346505823627" calcext:value-type="float">
            <text:p>51.33465058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زمان</text:p>
          </table:table-cell>
          <table:table-cell table:style-name="ce2" office:value-type="float" office:value="243707" calcext:value-type="float">
            <text:p>243707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table:formula="of:=[.B50]/[.C50]" office:value-type="float" office:value="50.6878119800333" calcext:value-type="float">
            <text:p>50.6878119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گذشته</text:p>
          </table:table-cell>
          <table:table-cell table:style-name="ce4" office:value-type="float" office:value="241603" calcext:value-type="float">
            <text:p>241603</text:p>
          </table:table-cell>
          <table:table-cell table:style-name="ce4" office:value-type="float" office:value="4808" calcext:value-type="float">
            <text:p>4808</text:p>
          </table:table-cell>
          <table:table-cell table:style-name="ce4" table:formula="of:=[.B51]/[.C51]" office:value-type="float" office:value="50.2502079866889" calcext:value-type="float">
            <text:p>50.2502079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زایش</text:p>
          </table:table-cell>
          <table:table-cell office:value-type="float" office:value="239656" calcext:value-type="float">
            <text:p>239656</text:p>
          </table:table-cell>
          <table:table-cell office:value-type="float" office:value="4808" calcext:value-type="float">
            <text:p>4808</text:p>
          </table:table-cell>
          <table:table-cell table:formula="of:=[.B52]/[.C52]" office:value-type="float" office:value="49.8452579034942" calcext:value-type="float">
            <text:p>49.8452579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نون</text:p>
          </table:table-cell>
          <table:table-cell office:value-type="float" office:value="232463" calcext:value-type="float">
            <text:p>232463</text:p>
          </table:table-cell>
          <table:table-cell office:value-type="float" office:value="4806" calcext:value-type="float">
            <text:p>4806</text:p>
          </table:table-cell>
          <table:table-cell table:formula="of:=[.B53]/[.C53]" office:value-type="float" office:value="48.3693300041615" calcext:value-type="float">
            <text:p>48.3693300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یلم</text:p>
          </table:table-cell>
          <table:table-cell office:value-type="float" office:value="217461" calcext:value-type="float">
            <text:p>217461</text:p>
          </table:table-cell>
          <table:table-cell office:value-type="float" office:value="4545" calcext:value-type="float">
            <text:p>4545</text:p>
          </table:table-cell>
          <table:table-cell table:formula="of:=[.B54]/[.C54]" office:value-type="float" office:value="47.846204620462" calcext:value-type="float">
            <text:p>47.8462046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لی</text:p>
          </table:table-cell>
          <table:table-cell office:value-type="float" office:value="229202" calcext:value-type="float">
            <text:p>229202</text:p>
          </table:table-cell>
          <table:table-cell office:value-type="float" office:value="4807" calcext:value-type="float">
            <text:p>4807</text:p>
          </table:table-cell>
          <table:table-cell table:formula="of:=[.B55]/[.C55]" office:value-type="float" office:value="47.6808820470148" calcext:value-type="float">
            <text:p>47.680882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</text:p>
          </table:table-cell>
          <table:table-cell office:value-type="float" office:value="227390" calcext:value-type="float">
            <text:p>227390</text:p>
          </table:table-cell>
          <table:table-cell office:value-type="float" office:value="4808" calcext:value-type="float">
            <text:p>4808</text:p>
          </table:table-cell>
          <table:table-cell table:formula="of:=[.B56]/[.C56]" office:value-type="float" office:value="47.2940931780366" calcext:value-type="float">
            <text:p>47.294093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زود</text:p>
          </table:table-cell>
          <table:table-cell office:value-type="float" office:value="225381" calcext:value-type="float">
            <text:p>225381</text:p>
          </table:table-cell>
          <table:table-cell office:value-type="float" office:value="4806" calcext:value-type="float">
            <text:p>4806</text:p>
          </table:table-cell>
          <table:table-cell table:formula="of:=[.B57]/[.C57]" office:value-type="float" office:value="46.8957553058677" calcext:value-type="float">
            <text:p>46.8957553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ه</text:p>
          </table:table-cell>
          <table:table-cell office:value-type="float" office:value="224777" calcext:value-type="float">
            <text:p>224777</text:p>
          </table:table-cell>
          <table:table-cell office:value-type="float" office:value="4808" calcext:value-type="float">
            <text:p>4808</text:p>
          </table:table-cell>
          <table:table-cell table:formula="of:=[.B58]/[.C58]" office:value-type="float" office:value="46.7506239600666" calcext:value-type="float">
            <text:p>46.7506239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وزش</text:p>
          </table:table-cell>
          <table:table-cell office:value-type="float" office:value="223975" calcext:value-type="float">
            <text:p>223975</text:p>
          </table:table-cell>
          <table:table-cell office:value-type="float" office:value="4808" calcext:value-type="float">
            <text:p>4808</text:p>
          </table:table-cell>
          <table:table-cell table:formula="of:=[.B59]/[.C59]" office:value-type="float" office:value="46.5838186356073" calcext:value-type="float">
            <text:p>46.5838186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د</text:p>
          </table:table-cell>
          <table:table-cell office:value-type="float" office:value="222865" calcext:value-type="float">
            <text:p>222865</text:p>
          </table:table-cell>
          <table:table-cell office:value-type="float" office:value="4808" calcext:value-type="float">
            <text:p>4808</text:p>
          </table:table-cell>
          <table:table-cell table:formula="of:=[.B60]/[.C60]" office:value-type="float" office:value="46.3529534109817" calcext:value-type="float">
            <text:p>46.352953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جتماع</text:p>
          </table:table-cell>
          <table:table-cell office:value-type="float" office:value="219208" calcext:value-type="float">
            <text:p>219208</text:p>
          </table:table-cell>
          <table:table-cell office:value-type="float" office:value="4808" calcext:value-type="float">
            <text:p>4808</text:p>
          </table:table-cell>
          <table:table-cell table:formula="of:=[.B61]/[.C61]" office:value-type="float" office:value="45.5923460898503" calcext:value-type="float">
            <text:p>45.5923460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وده</text:p>
          </table:table-cell>
          <table:table-cell office:value-type="float" office:value="214846" calcext:value-type="float">
            <text:p>214846</text:p>
          </table:table-cell>
          <table:table-cell office:value-type="float" office:value="4808" calcext:value-type="float">
            <text:p>4808</text:p>
          </table:table-cell>
          <table:table-cell table:formula="of:=[.B62]/[.C62]" office:value-type="float" office:value="44.6851081530782" calcext:value-type="float">
            <text:p>44.6851081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معه</text:p>
          </table:table-cell>
          <table:table-cell office:value-type="float" office:value="214356" calcext:value-type="float">
            <text:p>214356</text:p>
          </table:table-cell>
          <table:table-cell office:value-type="float" office:value="4808" calcext:value-type="float">
            <text:p>4808</text:p>
          </table:table-cell>
          <table:table-cell table:formula="of:=[.B63]/[.C63]" office:value-type="float" office:value="44.5831946755408" calcext:value-type="float">
            <text:p>44.5831946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ست</text:p>
          </table:table-cell>
          <table:table-cell office:value-type="float" office:value="214146" calcext:value-type="float">
            <text:p>214146</text:p>
          </table:table-cell>
          <table:table-cell office:value-type="float" office:value="4808" calcext:value-type="float">
            <text:p>4808</text:p>
          </table:table-cell>
          <table:table-cell table:formula="of:=[.B64]/[.C64]" office:value-type="float" office:value="44.5395174708819" calcext:value-type="float">
            <text:p>44.539517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دید</text:p>
          </table:table-cell>
          <table:table-cell office:value-type="float" office:value="213713" calcext:value-type="float">
            <text:p>213713</text:p>
          </table:table-cell>
          <table:table-cell office:value-type="float" office:value="4808" calcext:value-type="float">
            <text:p>4808</text:p>
          </table:table-cell>
          <table:table-cell table:formula="of:=[.B65]/[.C65]" office:value-type="float" office:value="44.449459234609" calcext:value-type="float">
            <text:p>44.4494592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ده</text:p>
          </table:table-cell>
          <table:table-cell office:value-type="float" office:value="208597" calcext:value-type="float">
            <text:p>208597</text:p>
          </table:table-cell>
          <table:table-cell office:value-type="float" office:value="4808" calcext:value-type="float">
            <text:p>4808</text:p>
          </table:table-cell>
          <table:table-cell table:formula="of:=[.B66]/[.C66]" office:value-type="float" office:value="43.3853993344426" calcext:value-type="float">
            <text:p>43.3853993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اسی</text:p>
          </table:table-cell>
          <table:table-cell office:value-type="float" office:value="206845" calcext:value-type="float">
            <text:p>206845</text:p>
          </table:table-cell>
          <table:table-cell office:value-type="float" office:value="4806" calcext:value-type="float">
            <text:p>4806</text:p>
          </table:table-cell>
          <table:table-cell table:formula="of:=[.B67]/[.C67]" office:value-type="float" office:value="43.0389096962131" calcext:value-type="float">
            <text:p>43.0389096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زرگ</text:p>
          </table:table-cell>
          <table:table-cell office:value-type="float" office:value="206517" calcext:value-type="float">
            <text:p>206517</text:p>
          </table:table-cell>
          <table:table-cell office:value-type="float" office:value="4808" calcext:value-type="float">
            <text:p>4808</text:p>
          </table:table-cell>
          <table:table-cell table:formula="of:=[.B68]/[.C68]" office:value-type="float" office:value="42.9527870216306" calcext:value-type="float">
            <text:p>42.9527870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مهوری</text:p>
          </table:table-cell>
          <table:table-cell office:value-type="float" office:value="205056" calcext:value-type="float">
            <text:p>205056</text:p>
          </table:table-cell>
          <table:table-cell office:value-type="float" office:value="4804" calcext:value-type="float">
            <text:p>4804</text:p>
          </table:table-cell>
          <table:table-cell table:formula="of:=[.B69]/[.C69]" office:value-type="float" office:value="42.684429641965" calcext:value-type="float">
            <text:p>42.684429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رج</text:p>
          </table:table-cell>
          <table:table-cell office:value-type="float" office:value="204539" calcext:value-type="float">
            <text:p>204539</text:p>
          </table:table-cell>
          <table:table-cell office:value-type="float" office:value="4807" calcext:value-type="float">
            <text:p>4807</text:p>
          </table:table-cell>
          <table:table-cell table:formula="of:=[.B70]/[.C70]" office:value-type="float" office:value="42.5502392344498" calcext:value-type="float">
            <text:p>42.5502392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لید</text:p>
          </table:table-cell>
          <table:table-cell office:value-type="float" office:value="203580" calcext:value-type="float">
            <text:p>203580</text:p>
          </table:table-cell>
          <table:table-cell office:value-type="float" office:value="4807" calcext:value-type="float">
            <text:p>4807</text:p>
          </table:table-cell>
          <table:table-cell table:formula="of:=[.B71]/[.C71]" office:value-type="float" office:value="42.3507385063449" calcext:value-type="float">
            <text:p>42.3507385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ظام</text:p>
          </table:table-cell>
          <table:table-cell office:value-type="float" office:value="202671" calcext:value-type="float">
            <text:p>202671</text:p>
          </table:table-cell>
          <table:table-cell office:value-type="float" office:value="4808" calcext:value-type="float">
            <text:p>4808</text:p>
          </table:table-cell>
          <table:table-cell table:formula="of:=[.B72]/[.C72]" office:value-type="float" office:value="42.1528702163062" calcext:value-type="float">
            <text:p>42.1528702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هان</text:p>
          </table:table-cell>
          <table:table-cell office:value-type="float" office:value="202024" calcext:value-type="float">
            <text:p>202024</text:p>
          </table:table-cell>
          <table:table-cell office:value-type="float" office:value="4808" calcext:value-type="float">
            <text:p>4808</text:p>
          </table:table-cell>
          <table:table-cell table:formula="of:=[.B73]/[.C73]" office:value-type="float" office:value="42.018302828619" calcext:value-type="float">
            <text:p>42.0183028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ی</text:p>
          </table:table-cell>
          <table:table-cell office:value-type="float" office:value="201428" calcext:value-type="float">
            <text:p>201428</text:p>
          </table:table-cell>
          <table:table-cell office:value-type="float" office:value="4808" calcext:value-type="float">
            <text:p>4808</text:p>
          </table:table-cell>
          <table:table-cell table:formula="of:=[.B74]/[.C74]" office:value-type="float" office:value="41.8943427620632" calcext:value-type="float">
            <text:p>41.8943427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طقه</text:p>
          </table:table-cell>
          <table:table-cell office:value-type="float" office:value="200516" calcext:value-type="float">
            <text:p>200516</text:p>
          </table:table-cell>
          <table:table-cell office:value-type="float" office:value="4808" calcext:value-type="float">
            <text:p>4808</text:p>
          </table:table-cell>
          <table:table-cell table:formula="of:=[.B75]/[.C75]" office:value-type="float" office:value="41.7046589018303" calcext:value-type="float">
            <text:p>41.7046589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جرا</text:p>
          </table:table-cell>
          <table:table-cell office:value-type="float" office:value="199280" calcext:value-type="float">
            <text:p>199280</text:p>
          </table:table-cell>
          <table:table-cell office:value-type="float" office:value="4807" calcext:value-type="float">
            <text:p>4807</text:p>
          </table:table-cell>
          <table:table-cell table:formula="of:=[.B76]/[.C76]" office:value-type="float" office:value="41.456209694196" calcext:value-type="float">
            <text:p>41.4562096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سعه</text:p>
          </table:table-cell>
          <table:table-cell office:value-type="float" office:value="199074" calcext:value-type="float">
            <text:p>199074</text:p>
          </table:table-cell>
          <table:table-cell office:value-type="float" office:value="4803" calcext:value-type="float">
            <text:p>4803</text:p>
          </table:table-cell>
          <table:table-cell table:formula="of:=[.B77]/[.C77]" office:value-type="float" office:value="41.4478450968145" calcext:value-type="float">
            <text:p>41.4478450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مینه</text:p>
          </table:table-cell>
          <table:table-cell office:value-type="float" office:value="196776" calcext:value-type="float">
            <text:p>196776</text:p>
          </table:table-cell>
          <table:table-cell office:value-type="float" office:value="4808" calcext:value-type="float">
            <text:p>4808</text:p>
          </table:table-cell>
          <table:table-cell table:formula="of:=[.B78]/[.C78]" office:value-type="float" office:value="40.9267886855241" calcext:value-type="float">
            <text:p>40.9267886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ضور</text:p>
          </table:table-cell>
          <table:table-cell office:value-type="float" office:value="195862" calcext:value-type="float">
            <text:p>195862</text:p>
          </table:table-cell>
          <table:table-cell office:value-type="float" office:value="4808" calcext:value-type="float">
            <text:p>4808</text:p>
          </table:table-cell>
          <table:table-cell table:formula="of:=[.B79]/[.C79]" office:value-type="float" office:value="40.7366888519135" calcext:value-type="float">
            <text:p>40.7366888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ذاشت</text:p>
          </table:table-cell>
          <table:table-cell office:value-type="float" office:value="195480" calcext:value-type="float">
            <text:p>195480</text:p>
          </table:table-cell>
          <table:table-cell office:value-type="float" office:value="4808" calcext:value-type="float">
            <text:p>4808</text:p>
          </table:table-cell>
          <table:table-cell table:formula="of:=[.B80]/[.C80]" office:value-type="float" office:value="40.6572379367721" calcext:value-type="float">
            <text:p>40.6572379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لس</text:p>
          </table:table-cell>
          <table:table-cell office:value-type="float" office:value="194266" calcext:value-type="float">
            <text:p>194266</text:p>
          </table:table-cell>
          <table:table-cell office:value-type="float" office:value="4797" calcext:value-type="float">
            <text:p>4797</text:p>
          </table:table-cell>
          <table:table-cell table:formula="of:=[.B81]/[.C81]" office:value-type="float" office:value="40.4973942047113" calcext:value-type="float">
            <text:p>40.4973942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فته</text:p>
          </table:table-cell>
          <table:table-cell office:value-type="float" office:value="191765" calcext:value-type="float">
            <text:p>191765</text:p>
          </table:table-cell>
          <table:table-cell office:value-type="float" office:value="4808" calcext:value-type="float">
            <text:p>4808</text:p>
          </table:table-cell>
          <table:table-cell table:formula="of:=[.B82]/[.C82]" office:value-type="float" office:value="39.8845673876872" calcext:value-type="float">
            <text:p>39.8845673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ه</text:p>
          </table:table-cell>
          <table:table-cell office:value-type="float" office:value="191191" calcext:value-type="float">
            <text:p>191191</text:p>
          </table:table-cell>
          <table:table-cell office:value-type="float" office:value="4808" calcext:value-type="float">
            <text:p>4808</text:p>
          </table:table-cell>
          <table:table-cell table:formula="of:=[.B83]/[.C83]" office:value-type="float" office:value="39.7651830282862" calcext:value-type="float">
            <text:p>39.7651830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تاب</text:p>
          </table:table-cell>
          <table:table-cell office:value-type="float" office:value="189616" calcext:value-type="float">
            <text:p>189616</text:p>
          </table:table-cell>
          <table:table-cell office:value-type="float" office:value="4798" calcext:value-type="float">
            <text:p>4798</text:p>
          </table:table-cell>
          <table:table-cell table:formula="of:=[.B84]/[.C84]" office:value-type="float" office:value="39.5197999166319" calcext:value-type="float">
            <text:p>39.5197999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لیون</text:p>
          </table:table-cell>
          <table:table-cell office:value-type="float" office:value="189243" calcext:value-type="float">
            <text:p>189243</text:p>
          </table:table-cell>
          <table:table-cell office:value-type="float" office:value="4808" calcext:value-type="float">
            <text:p>4808</text:p>
          </table:table-cell>
          <table:table-cell table:formula="of:=[.B85]/[.C85]" office:value-type="float" office:value="39.3600249584027" calcext:value-type="float">
            <text:p>39.3600249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راق</text:p>
          </table:table-cell>
          <table:table-cell office:value-type="float" office:value="179605" calcext:value-type="float">
            <text:p>179605</text:p>
          </table:table-cell>
          <table:table-cell office:value-type="float" office:value="4589" calcext:value-type="float">
            <text:p>4589</text:p>
          </table:table-cell>
          <table:table-cell table:formula="of:=[.B86]/[.C86]" office:value-type="float" office:value="39.1381564611026" calcext:value-type="float">
            <text:p>39.1381564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جاد</text:p>
          </table:table-cell>
          <table:table-cell office:value-type="float" office:value="188131" calcext:value-type="float">
            <text:p>188131</text:p>
          </table:table-cell>
          <table:table-cell office:value-type="float" office:value="4808" calcext:value-type="float">
            <text:p>4808</text:p>
          </table:table-cell>
          <table:table-cell table:formula="of:=[.B87]/[.C87]" office:value-type="float" office:value="39.1287437603993" calcext:value-type="float">
            <text:p>39.1287437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زیر</text:p>
          </table:table-cell>
          <table:table-cell office:value-type="float" office:value="185222" calcext:value-type="float">
            <text:p>185222</text:p>
          </table:table-cell>
          <table:table-cell office:value-type="float" office:value="4807" calcext:value-type="float">
            <text:p>4807</text:p>
          </table:table-cell>
          <table:table-cell table:formula="of:=[.B88]/[.C88]" office:value-type="float" office:value="38.5317245683378" calcext:value-type="float">
            <text:p>38.5317245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ان</text:p>
          </table:table-cell>
          <table:table-cell office:value-type="float" office:value="183097" calcext:value-type="float">
            <text:p>183097</text:p>
          </table:table-cell>
          <table:table-cell office:value-type="float" office:value="4808" calcext:value-type="float">
            <text:p>4808</text:p>
          </table:table-cell>
          <table:table-cell table:formula="of:=[.B89]/[.C89]" office:value-type="float" office:value="38.0817387687188" calcext:value-type="float">
            <text:p>38.0817387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شگاه</text:p>
          </table:table-cell>
          <table:table-cell office:value-type="float" office:value="182550" calcext:value-type="float">
            <text:p>182550</text:p>
          </table:table-cell>
          <table:table-cell office:value-type="float" office:value="4807" calcext:value-type="float">
            <text:p>4807</text:p>
          </table:table-cell>
          <table:table-cell table:formula="of:=[.B90]/[.C90]" office:value-type="float" office:value="37.9758685250676" calcext:value-type="float">
            <text:p>37.9758685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رو</text:p>
          </table:table-cell>
          <table:table-cell office:value-type="float" office:value="179368" calcext:value-type="float">
            <text:p>179368</text:p>
          </table:table-cell>
          <table:table-cell office:value-type="float" office:value="4808" calcext:value-type="float">
            <text:p>4808</text:p>
          </table:table-cell>
          <table:table-cell table:formula="of:=[.B91]/[.C91]" office:value-type="float" office:value="37.30615640599" calcext:value-type="float">
            <text:p>37.306156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دامه</text:p>
          </table:table-cell>
          <table:table-cell office:value-type="float" office:value="174614" calcext:value-type="float">
            <text:p>174614</text:p>
          </table:table-cell>
          <table:table-cell office:value-type="float" office:value="4808" calcext:value-type="float">
            <text:p>4808</text:p>
          </table:table-cell>
          <table:table-cell table:formula="of:=[.B92]/[.C92]" office:value-type="float" office:value="36.317387687188" calcext:value-type="float">
            <text:p>36.3173876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لیل</text:p>
          </table:table-cell>
          <table:table-cell office:value-type="float" office:value="173645" calcext:value-type="float">
            <text:p>173645</text:p>
          </table:table-cell>
          <table:table-cell office:value-type="float" office:value="4808" calcext:value-type="float">
            <text:p>4808</text:p>
          </table:table-cell>
          <table:table-cell table:formula="of:=[.B93]/[.C93]" office:value-type="float" office:value="36.1158485856905" calcext:value-type="float">
            <text:p>36.1158485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خت</text:p>
          </table:table-cell>
          <table:table-cell office:value-type="float" office:value="173339" calcext:value-type="float">
            <text:p>173339</text:p>
          </table:table-cell>
          <table:table-cell office:value-type="float" office:value="4808" calcext:value-type="float">
            <text:p>4808</text:p>
          </table:table-cell>
          <table:table-cell table:formula="of:=[.B94]/[.C94]" office:value-type="float" office:value="36.0522046589018" calcext:value-type="float">
            <text:p>36.052204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ندگی</text:p>
          </table:table-cell>
          <table:table-cell office:value-type="float" office:value="173262" calcext:value-type="float">
            <text:p>173262</text:p>
          </table:table-cell>
          <table:table-cell office:value-type="float" office:value="4807" calcext:value-type="float">
            <text:p>4807</text:p>
          </table:table-cell>
          <table:table-cell table:formula="of:=[.B95]/[.C95]" office:value-type="float" office:value="36.0436862908259" calcext:value-type="float">
            <text:p>36.0436862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هانی</text:p>
          </table:table-cell>
          <table:table-cell office:value-type="float" office:value="172357" calcext:value-type="float">
            <text:p>172357</text:p>
          </table:table-cell>
          <table:table-cell office:value-type="float" office:value="4808" calcext:value-type="float">
            <text:p>4808</text:p>
          </table:table-cell>
          <table:table-cell table:formula="of:=[.B96]/[.C96]" office:value-type="float" office:value="35.8479617304492" calcext:value-type="float">
            <text:p>35.8479617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مایه</text:p>
          </table:table-cell>
          <table:table-cell office:value-type="float" office:value="171499" calcext:value-type="float">
            <text:p>171499</text:p>
          </table:table-cell>
          <table:table-cell office:value-type="float" office:value="4803" calcext:value-type="float">
            <text:p>4803</text:p>
          </table:table-cell>
          <table:table-cell table:formula="of:=[.B97]/[.C97]" office:value-type="float" office:value="35.7066416822819" calcext:value-type="float">
            <text:p>35.7066416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م</text:p>
          </table:table-cell>
          <table:table-cell office:value-type="float" office:value="171145" calcext:value-type="float">
            <text:p>171145</text:p>
          </table:table-cell>
          <table:table-cell office:value-type="float" office:value="4808" calcext:value-type="float">
            <text:p>4808</text:p>
          </table:table-cell>
          <table:table-cell table:formula="of:=[.B98]/[.C98]" office:value-type="float" office:value="35.5958818635607" calcext:value-type="float">
            <text:p>35.5958818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راد</text:p>
          </table:table-cell>
          <table:table-cell office:value-type="float" office:value="170830" calcext:value-type="float">
            <text:p>170830</text:p>
          </table:table-cell>
          <table:table-cell office:value-type="float" office:value="4808" calcext:value-type="float">
            <text:p>4808</text:p>
          </table:table-cell>
          <table:table-cell table:formula="of:=[.B99]/[.C99]" office:value-type="float" office:value="35.5303660565724" calcext:value-type="float">
            <text:p>35.5303660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یمت</text:p>
          </table:table-cell>
          <table:table-cell office:value-type="float" office:value="170387" calcext:value-type="float">
            <text:p>170387</text:p>
          </table:table-cell>
          <table:table-cell office:value-type="float" office:value="4804" calcext:value-type="float">
            <text:p>4804</text:p>
          </table:table-cell>
          <table:table-cell table:formula="of:=[.B100]/[.C100]" office:value-type="float" office:value="35.4677352206495" calcext:value-type="float">
            <text:p>35.4677352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ورد</text:p>
          </table:table-cell>
          <table:table-cell office:value-type="float" office:value="170443" calcext:value-type="float">
            <text:p>170443</text:p>
          </table:table-cell>
          <table:table-cell office:value-type="float" office:value="4808" calcext:value-type="float">
            <text:p>4808</text:p>
          </table:table-cell>
          <table:table-cell table:formula="of:=[.B101]/[.C101]" office:value-type="float" office:value="35.4498752079867" calcext:value-type="float">
            <text:p>35.449875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ل</text:p>
          </table:table-cell>
          <table:table-cell office:value-type="float" office:value="168268" calcext:value-type="float">
            <text:p>168268</text:p>
          </table:table-cell>
          <table:table-cell office:value-type="float" office:value="4808" calcext:value-type="float">
            <text:p>4808</text:p>
          </table:table-cell>
          <table:table-cell table:formula="of:=[.B102]/[.C102]" office:value-type="float" office:value="34.9975041597338" calcext:value-type="float">
            <text:p>34.9975041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داخت</text:p>
          </table:table-cell>
          <table:table-cell office:value-type="float" office:value="168160" calcext:value-type="float">
            <text:p>168160</text:p>
          </table:table-cell>
          <table:table-cell office:value-type="float" office:value="4807" calcext:value-type="float">
            <text:p>4807</text:p>
          </table:table-cell>
          <table:table-cell table:formula="of:=[.B103]/[.C103]" office:value-type="float" office:value="34.9823174537133" calcext:value-type="float">
            <text:p>34.9823174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ان</text:p>
          </table:table-cell>
          <table:table-cell office:value-type="float" office:value="167964" calcext:value-type="float">
            <text:p>167964</text:p>
          </table:table-cell>
          <table:table-cell office:value-type="float" office:value="4808" calcext:value-type="float">
            <text:p>4808</text:p>
          </table:table-cell>
          <table:table-cell table:formula="of:=[.B104]/[.C104]" office:value-type="float" office:value="34.9342762063228" calcext:value-type="float">
            <text:p>34.9342762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ل</text:p>
          </table:table-cell>
          <table:table-cell office:value-type="float" office:value="166035" calcext:value-type="float">
            <text:p>166035</text:p>
          </table:table-cell>
          <table:table-cell office:value-type="float" office:value="4808" calcext:value-type="float">
            <text:p>4808</text:p>
          </table:table-cell>
          <table:table-cell table:formula="of:=[.B105]/[.C105]" office:value-type="float" office:value="34.5330698835275" calcext:value-type="float">
            <text:p>34.5330698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زارت</text:p>
          </table:table-cell>
          <table:table-cell office:value-type="float" office:value="164558" calcext:value-type="float">
            <text:p>164558</text:p>
          </table:table-cell>
          <table:table-cell office:value-type="float" office:value="4807" calcext:value-type="float">
            <text:p>4807</text:p>
          </table:table-cell>
          <table:table-cell table:formula="of:=[.B106]/[.C106]" office:value-type="float" office:value="34.2329935510714" calcext:value-type="float">
            <text:p>34.2329935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فت</text:p>
          </table:table-cell>
          <table:table-cell office:value-type="float" office:value="162847" calcext:value-type="float">
            <text:p>162847</text:p>
          </table:table-cell>
          <table:table-cell office:value-type="float" office:value="4784" calcext:value-type="float">
            <text:p>4784</text:p>
          </table:table-cell>
          <table:table-cell table:formula="of:=[.B107]/[.C107]" office:value-type="float" office:value="34.0399247491639" calcext:value-type="float">
            <text:p>34.0399247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عالیت</text:p>
          </table:table-cell>
          <table:table-cell office:value-type="float" office:value="163623" calcext:value-type="float">
            <text:p>163623</text:p>
          </table:table-cell>
          <table:table-cell office:value-type="float" office:value="4808" calcext:value-type="float">
            <text:p>4808</text:p>
          </table:table-cell>
          <table:table-cell table:formula="of:=[.B108]/[.C108]" office:value-type="float" office:value="34.0314059900166" calcext:value-type="float">
            <text:p>34.03140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هش</text:p>
          </table:table-cell>
          <table:table-cell office:value-type="float" office:value="161500" calcext:value-type="float">
            <text:p>161500</text:p>
          </table:table-cell>
          <table:table-cell office:value-type="float" office:value="4807" calcext:value-type="float">
            <text:p>4807</text:p>
          </table:table-cell>
          <table:table-cell table:formula="of:=[.B109]/[.C109]" office:value-type="float" office:value="33.596837944664" calcext:value-type="float">
            <text:p>33.5968379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رسی</text:p>
          </table:table-cell>
          <table:table-cell office:value-type="float" office:value="161425" calcext:value-type="float">
            <text:p>161425</text:p>
          </table:table-cell>
          <table:table-cell office:value-type="float" office:value="4808" calcext:value-type="float">
            <text:p>4808</text:p>
          </table:table-cell>
          <table:table-cell table:formula="of:=[.B110]/[.C110]" office:value-type="float" office:value="33.5742512479201" calcext:value-type="float">
            <text:p>33.5742512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فر</text:p>
          </table:table-cell>
          <table:table-cell office:value-type="float" office:value="160453" calcext:value-type="float">
            <text:p>160453</text:p>
          </table:table-cell>
          <table:table-cell office:value-type="float" office:value="4808" calcext:value-type="float">
            <text:p>4808</text:p>
          </table:table-cell>
          <table:table-cell table:formula="of:=[.B111]/[.C111]" office:value-type="float" office:value="33.3720881863561" calcext:value-type="float">
            <text:p>33.3720881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شاره</text:p>
          </table:table-cell>
          <table:table-cell office:value-type="float" office:value="160303" calcext:value-type="float">
            <text:p>160303</text:p>
          </table:table-cell>
          <table:table-cell office:value-type="float" office:value="4808" calcext:value-type="float">
            <text:p>4808</text:p>
          </table:table-cell>
          <table:table-cell table:formula="of:=[.B112]/[.C112]" office:value-type="float" office:value="33.3408901830283" calcext:value-type="float">
            <text:p>33.340890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ار</text:p>
          </table:table-cell>
          <table:table-cell office:value-type="float" office:value="158156" calcext:value-type="float">
            <text:p>158156</text:p>
          </table:table-cell>
          <table:table-cell office:value-type="float" office:value="4801" calcext:value-type="float">
            <text:p>4801</text:p>
          </table:table-cell>
          <table:table-cell table:formula="of:=[.B113]/[.C113]" office:value-type="float" office:value="32.9423036867319" calcext:value-type="float">
            <text:p>32.9423036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سان</text:p>
          </table:table-cell>
          <table:table-cell office:value-type="float" office:value="158289" calcext:value-type="float">
            <text:p>158289</text:p>
          </table:table-cell>
          <table:table-cell office:value-type="float" office:value="4808" calcext:value-type="float">
            <text:p>4808</text:p>
          </table:table-cell>
          <table:table-cell table:formula="of:=[.B114]/[.C114]" office:value-type="float" office:value="32.9220049916805" calcext:value-type="float">
            <text:p>32.9220049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وان</text:p>
          </table:table-cell>
          <table:table-cell office:value-type="float" office:value="157132" calcext:value-type="float">
            <text:p>157132</text:p>
          </table:table-cell>
          <table:table-cell office:value-type="float" office:value="4807" calcext:value-type="float">
            <text:p>4807</text:p>
          </table:table-cell>
          <table:table-cell table:formula="of:=[.B115]/[.C115]" office:value-type="float" office:value="32.6881630954857" calcext:value-type="float">
            <text:p>32.6881630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ردار</text:p>
          </table:table-cell>
          <table:table-cell office:value-type="float" office:value="154907" calcext:value-type="float">
            <text:p>154907</text:p>
          </table:table-cell>
          <table:table-cell office:value-type="float" office:value="4762" calcext:value-type="float">
            <text:p>4762</text:p>
          </table:table-cell>
          <table:table-cell table:formula="of:=[.B116]/[.C116]" office:value-type="float" office:value="32.5298194036119" calcext:value-type="float">
            <text:p>32.5298194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ریخ</text:p>
          </table:table-cell>
          <table:table-cell office:value-type="float" office:value="155059" calcext:value-type="float">
            <text:p>155059</text:p>
          </table:table-cell>
          <table:table-cell office:value-type="float" office:value="4807" calcext:value-type="float">
            <text:p>4807</text:p>
          </table:table-cell>
          <table:table-cell table:formula="of:=[.B117]/[.C117]" office:value-type="float" office:value="32.2569169960474" calcext:value-type="float">
            <text:p>32.256916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تلف</text:p>
          </table:table-cell>
          <table:table-cell office:value-type="float" office:value="154407" calcext:value-type="float">
            <text:p>154407</text:p>
          </table:table-cell>
          <table:table-cell office:value-type="float" office:value="4808" calcext:value-type="float">
            <text:p>4808</text:p>
          </table:table-cell>
          <table:table-cell table:formula="of:=[.B118]/[.C118]" office:value-type="float" office:value="32.1146006655574" calcext:value-type="float">
            <text:p>32.1146006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ن</text:p>
          </table:table-cell>
          <table:table-cell office:value-type="float" office:value="152970" calcext:value-type="float">
            <text:p>152970</text:p>
          </table:table-cell>
          <table:table-cell office:value-type="float" office:value="4781" calcext:value-type="float">
            <text:p>4781</text:p>
          </table:table-cell>
          <table:table-cell table:formula="of:=[.B119]/[.C119]" office:value-type="float" office:value="31.9953984522067" calcext:value-type="float">
            <text:p>31.9953984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ب</text:p>
          </table:table-cell>
          <table:table-cell office:value-type="float" office:value="153453" calcext:value-type="float">
            <text:p>153453</text:p>
          </table:table-cell>
          <table:table-cell office:value-type="float" office:value="4802" calcext:value-type="float">
            <text:p>4802</text:p>
          </table:table-cell>
          <table:table-cell table:formula="of:=[.B120]/[.C120]" office:value-type="float" office:value="31.9560599750104" calcext:value-type="float">
            <text:p>31.956059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ان</text:p>
          </table:table-cell>
          <table:table-cell office:value-type="float" office:value="153493" calcext:value-type="float">
            <text:p>153493</text:p>
          </table:table-cell>
          <table:table-cell office:value-type="float" office:value="4808" calcext:value-type="float">
            <text:p>4808</text:p>
          </table:table-cell>
          <table:table-cell table:formula="of:=[.B121]/[.C121]" office:value-type="float" office:value="31.9245008319468" calcext:value-type="float">
            <text:p>31.9245008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دک</text:p>
          </table:table-cell>
          <table:table-cell office:value-type="float" office:value="152102" calcext:value-type="float">
            <text:p>152102</text:p>
          </table:table-cell>
          <table:table-cell office:value-type="float" office:value="4782" calcext:value-type="float">
            <text:p>4782</text:p>
          </table:table-cell>
          <table:table-cell table:formula="of:=[.B122]/[.C122]" office:value-type="float" office:value="31.8071936428273" calcext:value-type="float">
            <text:p>31.8071936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سبت</text:p>
          </table:table-cell>
          <table:table-cell office:value-type="float" office:value="152886" calcext:value-type="float">
            <text:p>152886</text:p>
          </table:table-cell>
          <table:table-cell office:value-type="float" office:value="4807" calcext:value-type="float">
            <text:p>4807</text:p>
          </table:table-cell>
          <table:table-cell table:formula="of:=[.B123]/[.C123]" office:value-type="float" office:value="31.8048679009777" calcext:value-type="float">
            <text:p>31.804867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اس</text:p>
          </table:table-cell>
          <table:table-cell office:value-type="float" office:value="152634" calcext:value-type="float">
            <text:p>152634</text:p>
          </table:table-cell>
          <table:table-cell office:value-type="float" office:value="4808" calcext:value-type="float">
            <text:p>4808</text:p>
          </table:table-cell>
          <table:table-cell table:formula="of:=[.B124]/[.C124]" office:value-type="float" office:value="31.745840266223" calcext:value-type="float">
            <text:p>31.7458402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ان</text:p>
          </table:table-cell>
          <table:table-cell office:value-type="float" office:value="151889" calcext:value-type="float">
            <text:p>151889</text:p>
          </table:table-cell>
          <table:table-cell office:value-type="float" office:value="4803" calcext:value-type="float">
            <text:p>4803</text:p>
          </table:table-cell>
          <table:table-cell table:formula="of:=[.B125]/[.C125]" office:value-type="float" office:value="31.6237768061628" calcext:value-type="float">
            <text:p>31.6237768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ش</text:p>
          </table:table-cell>
          <table:table-cell office:value-type="float" office:value="150223" calcext:value-type="float">
            <text:p>150223</text:p>
          </table:table-cell>
          <table:table-cell office:value-type="float" office:value="4808" calcext:value-type="float">
            <text:p>4808</text:p>
          </table:table-cell>
          <table:table-cell table:formula="of:=[.B126]/[.C126]" office:value-type="float" office:value="31.244384359401" calcext:value-type="float">
            <text:p>31.2443843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رایط</text:p>
          </table:table-cell>
          <table:table-cell office:value-type="float" office:value="149169" calcext:value-type="float">
            <text:p>149169</text:p>
          </table:table-cell>
          <table:table-cell office:value-type="float" office:value="4808" calcext:value-type="float">
            <text:p>4808</text:p>
          </table:table-cell>
          <table:table-cell table:formula="of:=[.B127]/[.C127]" office:value-type="float" office:value="31.0251663893511" calcext:value-type="float">
            <text:p>31.0251663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از</text:p>
          </table:table-cell>
          <table:table-cell office:value-type="float" office:value="148884" calcext:value-type="float">
            <text:p>148884</text:p>
          </table:table-cell>
          <table:table-cell office:value-type="float" office:value="4807" calcext:value-type="float">
            <text:p>4807</text:p>
          </table:table-cell>
          <table:table-cell table:formula="of:=[.B128]/[.C128]" office:value-type="float" office:value="30.9723320158103" calcext:value-type="float">
            <text:p>30.9723320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غاز</text:p>
          </table:table-cell>
          <table:table-cell office:value-type="float" office:value="148324" calcext:value-type="float">
            <text:p>148324</text:p>
          </table:table-cell>
          <table:table-cell office:value-type="float" office:value="4808" calcext:value-type="float">
            <text:p>4808</text:p>
          </table:table-cell>
          <table:table-cell table:formula="of:=[.B129]/[.C129]" office:value-type="float" office:value="30.8494176372712" calcext:value-type="float">
            <text:p>30.8494176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بر</text:p>
          </table:table-cell>
          <table:table-cell office:value-type="float" office:value="147476" calcext:value-type="float">
            <text:p>147476</text:p>
          </table:table-cell>
          <table:table-cell office:value-type="float" office:value="4807" calcext:value-type="float">
            <text:p>4807</text:p>
          </table:table-cell>
          <table:table-cell table:formula="of:=[.B130]/[.C130]" office:value-type="float" office:value="30.6794258373206" calcext:value-type="float">
            <text:p>30.6794258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ینده</text:p>
          </table:table-cell>
          <table:table-cell office:value-type="float" office:value="146844" calcext:value-type="float">
            <text:p>146844</text:p>
          </table:table-cell>
          <table:table-cell office:value-type="float" office:value="4807" calcext:value-type="float">
            <text:p>4807</text:p>
          </table:table-cell>
          <table:table-cell table:formula="of:=[.B131]/[.C131]" office:value-type="float" office:value="30.5479509049303" calcext:value-type="float">
            <text:p>30.5479509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وم</text:p>
          </table:table-cell>
          <table:table-cell office:value-type="float" office:value="145771" calcext:value-type="float">
            <text:p>145771</text:p>
          </table:table-cell>
          <table:table-cell office:value-type="float" office:value="4808" calcext:value-type="float">
            <text:p>4808</text:p>
          </table:table-cell>
          <table:table-cell table:formula="of:=[.B132]/[.C132]" office:value-type="float" office:value="30.3184276206323" calcext:value-type="float">
            <text:p>30.3184276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م</text:p>
          </table:table-cell>
          <table:table-cell office:value-type="float" office:value="144719" calcext:value-type="float">
            <text:p>144719</text:p>
          </table:table-cell>
          <table:table-cell office:value-type="float" office:value="4807" calcext:value-type="float">
            <text:p>4807</text:p>
          </table:table-cell>
          <table:table-cell table:formula="of:=[.B133]/[.C133]" office:value-type="float" office:value="30.1058872477637" calcext:value-type="float">
            <text:p>30.1058872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ره</text:p>
          </table:table-cell>
          <table:table-cell office:value-type="float" office:value="144337" calcext:value-type="float">
            <text:p>144337</text:p>
          </table:table-cell>
          <table:table-cell office:value-type="float" office:value="4807" calcext:value-type="float">
            <text:p>4807</text:p>
          </table:table-cell>
          <table:table-cell table:formula="of:=[.B134]/[.C134]" office:value-type="float" office:value="30.0264198044518" calcext:value-type="float">
            <text:p>30.0264198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ور</text:p>
          </table:table-cell>
          <table:table-cell office:value-type="float" office:value="144061" calcext:value-type="float">
            <text:p>144061</text:p>
          </table:table-cell>
          <table:table-cell office:value-type="float" office:value="4808" calcext:value-type="float">
            <text:p>4808</text:p>
          </table:table-cell>
          <table:table-cell table:formula="of:=[.B135]/[.C135]" office:value-type="float" office:value="29.9627703826955" calcext:value-type="float">
            <text:p>29.9627703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افت</text:p>
          </table:table-cell>
          <table:table-cell office:value-type="float" office:value="142287" calcext:value-type="float">
            <text:p>142287</text:p>
          </table:table-cell>
          <table:table-cell office:value-type="float" office:value="4808" calcext:value-type="float">
            <text:p>4808</text:p>
          </table:table-cell>
          <table:table-cell table:formula="of:=[.B136]/[.C136]" office:value-type="float" office:value="29.5938019966722" calcext:value-type="float">
            <text:p>29.5938019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زاد</text:p>
          </table:table-cell>
          <table:table-cell office:value-type="float" office:value="138105" calcext:value-type="float">
            <text:p>138105</text:p>
          </table:table-cell>
          <table:table-cell office:value-type="float" office:value="4808" calcext:value-type="float">
            <text:p>4808</text:p>
          </table:table-cell>
          <table:table-cell table:formula="of:=[.B137]/[.C137]" office:value-type="float" office:value="28.7240016638935" calcext:value-type="float">
            <text:p>28.7240016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م</text:p>
          </table:table-cell>
          <table:table-cell office:value-type="float" office:value="136639" calcext:value-type="float">
            <text:p>136639</text:p>
          </table:table-cell>
          <table:table-cell office:value-type="float" office:value="4807" calcext:value-type="float">
            <text:p>4807</text:p>
          </table:table-cell>
          <table:table-cell table:formula="of:=[.B138]/[.C138]" office:value-type="float" office:value="28.4250052007489" calcext:value-type="float">
            <text:p>28.4250052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فت</text:p>
          </table:table-cell>
          <table:table-cell office:value-type="float" office:value="135621" calcext:value-type="float">
            <text:p>135621</text:p>
          </table:table-cell>
          <table:table-cell office:value-type="float" office:value="4808" calcext:value-type="float">
            <text:p>4808</text:p>
          </table:table-cell>
          <table:table-cell table:formula="of:=[.B139]/[.C139]" office:value-type="float" office:value="28.2073627287854" calcext:value-type="float">
            <text:p>28.2073627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د</text:p>
          </table:table-cell>
          <table:table-cell office:value-type="float" office:value="133530" calcext:value-type="float">
            <text:p>133530</text:p>
          </table:table-cell>
          <table:table-cell office:value-type="float" office:value="4808" calcext:value-type="float">
            <text:p>4808</text:p>
          </table:table-cell>
          <table:table-cell table:formula="of:=[.B140]/[.C140]" office:value-type="float" office:value="27.772462562396" calcext:value-type="float">
            <text:p>27.7724625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فته</text:p>
          </table:table-cell>
          <table:table-cell office:value-type="float" office:value="132985" calcext:value-type="float">
            <text:p>132985</text:p>
          </table:table-cell>
          <table:table-cell office:value-type="float" office:value="4808" calcext:value-type="float">
            <text:p>4808</text:p>
          </table:table-cell>
          <table:table-cell table:formula="of:=[.B141]/[.C141]" office:value-type="float" office:value="27.6591098169717" calcext:value-type="float">
            <text:p>27.659109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بل</text:p>
          </table:table-cell>
          <table:table-cell office:value-type="float" office:value="132420" calcext:value-type="float">
            <text:p>132420</text:p>
          </table:table-cell>
          <table:table-cell office:value-type="float" office:value="4808" calcext:value-type="float">
            <text:p>4808</text:p>
          </table:table-cell>
          <table:table-cell table:formula="of:=[.B142]/[.C142]" office:value-type="float" office:value="27.5415973377704" calcext:value-type="float">
            <text:p>27.5415973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م</text:p>
          </table:table-cell>
          <table:table-cell office:value-type="float" office:value="131873" calcext:value-type="float">
            <text:p>131873</text:p>
          </table:table-cell>
          <table:table-cell office:value-type="float" office:value="4807" calcext:value-type="float">
            <text:p>4807</text:p>
          </table:table-cell>
          <table:table-cell table:formula="of:=[.B143]/[.C143]" office:value-type="float" office:value="27.4335344289578" calcext:value-type="float">
            <text:p>27.433534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فته</text:p>
          </table:table-cell>
          <table:table-cell office:value-type="float" office:value="130927" calcext:value-type="float">
            <text:p>130927</text:p>
          </table:table-cell>
          <table:table-cell office:value-type="float" office:value="4808" calcext:value-type="float">
            <text:p>4808</text:p>
          </table:table-cell>
          <table:table-cell table:formula="of:=[.B144]/[.C144]" office:value-type="float" office:value="27.2310732113145" calcext:value-type="float">
            <text:p>27.2310732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نر</text:p>
          </table:table-cell>
          <table:table-cell office:value-type="float" office:value="129806" calcext:value-type="float">
            <text:p>129806</text:p>
          </table:table-cell>
          <table:table-cell office:value-type="float" office:value="4802" calcext:value-type="float">
            <text:p>4802</text:p>
          </table:table-cell>
          <table:table-cell table:formula="of:=[.B145]/[.C145]" office:value-type="float" office:value="27.0316534777176" calcext:value-type="float">
            <text:p>27.0316534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مللی</text:p>
          </table:table-cell>
          <table:table-cell office:value-type="float" office:value="129701" calcext:value-type="float">
            <text:p>129701</text:p>
          </table:table-cell>
          <table:table-cell office:value-type="float" office:value="4806" calcext:value-type="float">
            <text:p>4806</text:p>
          </table:table-cell>
          <table:table-cell table:formula="of:=[.B146]/[.C146]" office:value-type="float" office:value="26.9873075322514" calcext:value-type="float">
            <text:p>26.9873075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لیارد</text:p>
          </table:table-cell>
          <table:table-cell office:value-type="float" office:value="129184" calcext:value-type="float">
            <text:p>129184</text:p>
          </table:table-cell>
          <table:table-cell office:value-type="float" office:value="4802" calcext:value-type="float">
            <text:p>4802</text:p>
          </table:table-cell>
          <table:table-cell table:formula="of:=[.B147]/[.C147]" office:value-type="float" office:value="26.9021241149521" calcext:value-type="float">
            <text:p>26.902124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ین</text:p>
          </table:table-cell>
          <table:table-cell office:value-type="float" office:value="128685" calcext:value-type="float">
            <text:p>128685</text:p>
          </table:table-cell>
          <table:table-cell office:value-type="float" office:value="4807" calcext:value-type="float">
            <text:p>4807</text:p>
          </table:table-cell>
          <table:table-cell table:formula="of:=[.B148]/[.C148]" office:value-type="float" office:value="26.7703349282297" calcext:value-type="float">
            <text:p>26.7703349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قوق</text:p>
          </table:table-cell>
          <table:table-cell office:value-type="float" office:value="127480" calcext:value-type="float">
            <text:p>127480</text:p>
          </table:table-cell>
          <table:table-cell office:value-type="float" office:value="4799" calcext:value-type="float">
            <text:p>4799</text:p>
          </table:table-cell>
          <table:table-cell table:formula="of:=[.B149]/[.C149]" office:value-type="float" office:value="26.5638674723901" calcext:value-type="float">
            <text:p>26.5638674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کلات</text:p>
          </table:table-cell>
          <table:table-cell office:value-type="float" office:value="127502" calcext:value-type="float">
            <text:p>127502</text:p>
          </table:table-cell>
          <table:table-cell office:value-type="float" office:value="4805" calcext:value-type="float">
            <text:p>4805</text:p>
          </table:table-cell>
          <table:table-cell table:formula="of:=[.B150]/[.C150]" office:value-type="float" office:value="26.5352757544225" calcext:value-type="float">
            <text:p>26.5352757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گزار</text:p>
          </table:table-cell>
          <table:table-cell office:value-type="float" office:value="127508" calcext:value-type="float">
            <text:p>127508</text:p>
          </table:table-cell>
          <table:table-cell office:value-type="float" office:value="4807" calcext:value-type="float">
            <text:p>4807</text:p>
          </table:table-cell>
          <table:table-cell table:formula="of:=[.B151]/[.C151]" office:value-type="float" office:value="26.5254836696484" calcext:value-type="float">
            <text:p>26.5254836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یژه</text:p>
          </table:table-cell>
          <table:table-cell office:value-type="float" office:value="126192" calcext:value-type="float">
            <text:p>126192</text:p>
          </table:table-cell>
          <table:table-cell office:value-type="float" office:value="4808" calcext:value-type="float">
            <text:p>4808</text:p>
          </table:table-cell>
          <table:table-cell table:formula="of:=[.B152]/[.C152]" office:value-type="float" office:value="26.2462562396007" calcext:value-type="float">
            <text:p>26.2462562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نه</text:p>
          </table:table-cell>
          <table:table-cell office:value-type="float" office:value="124943" calcext:value-type="float">
            <text:p>124943</text:p>
          </table:table-cell>
          <table:table-cell office:value-type="float" office:value="4800" calcext:value-type="float">
            <text:p>4800</text:p>
          </table:table-cell>
          <table:table-cell table:formula="of:=[.B153]/[.C153]" office:value-type="float" office:value="26.0297916666667" calcext:value-type="float">
            <text:p>26.029791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ور</text:p>
          </table:table-cell>
          <table:table-cell office:value-type="float" office:value="124963" calcext:value-type="float">
            <text:p>124963</text:p>
          </table:table-cell>
          <table:table-cell office:value-type="float" office:value="4808" calcext:value-type="float">
            <text:p>4808</text:p>
          </table:table-cell>
          <table:table-cell table:formula="of:=[.B154]/[.C154]" office:value-type="float" office:value="25.9906405990017" calcext:value-type="float">
            <text:p>25.990640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رزش</text:p>
          </table:table-cell>
          <table:table-cell office:value-type="float" office:value="124526" calcext:value-type="float">
            <text:p>124526</text:p>
          </table:table-cell>
          <table:table-cell office:value-type="float" office:value="4797" calcext:value-type="float">
            <text:p>4797</text:p>
          </table:table-cell>
          <table:table-cell table:formula="of:=[.B155]/[.C155]" office:value-type="float" office:value="25.9591411298728" calcext:value-type="float">
            <text:p>25.9591411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ضوع</text:p>
          </table:table-cell>
          <table:table-cell office:value-type="float" office:value="124364" calcext:value-type="float">
            <text:p>124364</text:p>
          </table:table-cell>
          <table:table-cell office:value-type="float" office:value="4808" calcext:value-type="float">
            <text:p>4808</text:p>
          </table:table-cell>
          <table:table-cell table:formula="of:=[.B156]/[.C156]" office:value-type="float" office:value="25.8660565723794" calcext:value-type="float">
            <text:p>25.8660565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ت</text:p>
          </table:table-cell>
          <table:table-cell office:value-type="float" office:value="123787" calcext:value-type="float">
            <text:p>123787</text:p>
          </table:table-cell>
          <table:table-cell office:value-type="float" office:value="4808" calcext:value-type="float">
            <text:p>4808</text:p>
          </table:table-cell>
          <table:table-cell table:formula="of:=[.B157]/[.C157]" office:value-type="float" office:value="25.7460482529118" calcext:value-type="float">
            <text:p>25.7460482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ش</text:p>
          </table:table-cell>
          <table:table-cell office:value-type="float" office:value="123637" calcext:value-type="float">
            <text:p>123637</text:p>
          </table:table-cell>
          <table:table-cell office:value-type="float" office:value="4805" calcext:value-type="float">
            <text:p>4805</text:p>
          </table:table-cell>
          <table:table-cell table:formula="of:=[.B158]/[.C158]" office:value-type="float" office:value="25.7309053069719" calcext:value-type="float">
            <text:p>25.730905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کتر</text:p>
          </table:table-cell>
          <table:table-cell office:value-type="float" office:value="122583" calcext:value-type="float">
            <text:p>122583</text:p>
          </table:table-cell>
          <table:table-cell office:value-type="float" office:value="4803" calcext:value-type="float">
            <text:p>4803</text:p>
          </table:table-cell>
          <table:table-cell table:formula="of:=[.B159]/[.C159]" office:value-type="float" office:value="25.5221736414741" calcext:value-type="float">
            <text:p>25.5221736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درو</text:p>
          </table:table-cell>
          <table:table-cell office:value-type="float" office:value="120398" calcext:value-type="float">
            <text:p>120398</text:p>
          </table:table-cell>
          <table:table-cell office:value-type="float" office:value="4756" calcext:value-type="float">
            <text:p>4756</text:p>
          </table:table-cell>
          <table:table-cell table:formula="of:=[.B160]/[.C160]" office:value-type="float" office:value="25.3149705634987" calcext:value-type="float">
            <text:p>25.3149705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زنامه</text:p>
          </table:table-cell>
          <table:table-cell office:value-type="float" office:value="121679" calcext:value-type="float">
            <text:p>121679</text:p>
          </table:table-cell>
          <table:table-cell office:value-type="float" office:value="4808" calcext:value-type="float">
            <text:p>4808</text:p>
          </table:table-cell>
          <table:table-cell table:formula="of:=[.B161]/[.C161]" office:value-type="float" office:value="25.307612312812" calcext:value-type="float">
            <text:p>25.3076123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است</text:p>
          </table:table-cell>
          <table:table-cell office:value-type="float" office:value="121500" calcext:value-type="float">
            <text:p>121500</text:p>
          </table:table-cell>
          <table:table-cell office:value-type="float" office:value="4801" calcext:value-type="float">
            <text:p>4801</text:p>
          </table:table-cell>
          <table:table-cell table:formula="of:=[.B162]/[.C162]" office:value-type="float" office:value="25.307227660904" calcext:value-type="float">
            <text:p>25.3072276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ائه</text:p>
          </table:table-cell>
          <table:table-cell office:value-type="float" office:value="119603" calcext:value-type="float">
            <text:p>119603</text:p>
          </table:table-cell>
          <table:table-cell office:value-type="float" office:value="4738" calcext:value-type="float">
            <text:p>4738</text:p>
          </table:table-cell>
          <table:table-cell table:formula="of:=[.B163]/[.C163]" office:value-type="float" office:value="25.2433516251583" calcext:value-type="float">
            <text:p>25.2433516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نک</text:p>
          </table:table-cell>
          <table:table-cell office:value-type="float" office:value="120044" calcext:value-type="float">
            <text:p>120044</text:p>
          </table:table-cell>
          <table:table-cell office:value-type="float" office:value="4759" calcext:value-type="float">
            <text:p>4759</text:p>
          </table:table-cell>
          <table:table-cell table:formula="of:=[.B164]/[.C164]" office:value-type="float" office:value="25.2246270224837" calcext:value-type="float">
            <text:p>25.2246270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حد</text:p>
          </table:table-cell>
          <table:table-cell office:value-type="float" office:value="119744" calcext:value-type="float">
            <text:p>119744</text:p>
          </table:table-cell>
          <table:table-cell office:value-type="float" office:value="4805" calcext:value-type="float">
            <text:p>4805</text:p>
          </table:table-cell>
          <table:table-cell table:formula="of:=[.B165]/[.C165]" office:value-type="float" office:value="24.9207075962539" calcext:value-type="float">
            <text:p>24.9207075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یز</text:p>
          </table:table-cell>
          <table:table-cell office:value-type="float" office:value="119438" calcext:value-type="float">
            <text:p>119438</text:p>
          </table:table-cell>
          <table:table-cell office:value-type="float" office:value="4803" calcext:value-type="float">
            <text:p>4803</text:p>
          </table:table-cell>
          <table:table-cell table:formula="of:=[.B166]/[.C166]" office:value-type="float" office:value="24.8673745575682" calcext:value-type="float">
            <text:p>24.8673745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ضر</text:p>
          </table:table-cell>
          <table:table-cell office:value-type="float" office:value="119247" calcext:value-type="float">
            <text:p>119247</text:p>
          </table:table-cell>
          <table:table-cell office:value-type="float" office:value="4807" calcext:value-type="float">
            <text:p>4807</text:p>
          </table:table-cell>
          <table:table-cell table:formula="of:=[.B167]/[.C167]" office:value-type="float" office:value="24.8069482005409" calcext:value-type="float">
            <text:p>24.8069482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شد</text:p>
          </table:table-cell>
          <table:table-cell office:value-type="float" office:value="118610" calcext:value-type="float">
            <text:p>118610</text:p>
          </table:table-cell>
          <table:table-cell office:value-type="float" office:value="4805" calcext:value-type="float">
            <text:p>4805</text:p>
          </table:table-cell>
          <table:table-cell table:formula="of:=[.B168]/[.C168]" office:value-type="float" office:value="24.684703433923" calcext:value-type="float">
            <text:p>24.6847034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د</text:p>
          </table:table-cell>
          <table:table-cell office:value-type="float" office:value="118539" calcext:value-type="float">
            <text:p>118539</text:p>
          </table:table-cell>
          <table:table-cell office:value-type="float" office:value="4808" calcext:value-type="float">
            <text:p>4808</text:p>
          </table:table-cell>
          <table:table-cell table:formula="of:=[.B169]/[.C169]" office:value-type="float" office:value="24.654534109817" calcext:value-type="float">
            <text:p>24.6545341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وتبال</text:p>
          </table:table-cell>
          <table:table-cell office:value-type="float" office:value="116757" calcext:value-type="float">
            <text:p>116757</text:p>
          </table:table-cell>
          <table:table-cell office:value-type="float" office:value="4764" calcext:value-type="float">
            <text:p>4764</text:p>
          </table:table-cell>
          <table:table-cell table:formula="of:=[.B170]/[.C170]" office:value-type="float" office:value="24.5081863979849" calcext:value-type="float">
            <text:p>24.508186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رف</text:p>
          </table:table-cell>
          <table:table-cell office:value-type="float" office:value="116951" calcext:value-type="float">
            <text:p>116951</text:p>
          </table:table-cell>
          <table:table-cell office:value-type="float" office:value="4780" calcext:value-type="float">
            <text:p>4780</text:p>
          </table:table-cell>
          <table:table-cell table:formula="of:=[.B171]/[.C171]" office:value-type="float" office:value="24.4667364016736" calcext:value-type="float">
            <text:p>24.4667364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ل</text:p>
          </table:table-cell>
          <table:table-cell office:value-type="float" office:value="117215" calcext:value-type="float">
            <text:p>117215</text:p>
          </table:table-cell>
          <table:table-cell office:value-type="float" office:value="4807" calcext:value-type="float">
            <text:p>4807</text:p>
          </table:table-cell>
          <table:table-cell table:formula="of:=[.B172]/[.C172]" office:value-type="float" office:value="24.3842313293114" calcext:value-type="float">
            <text:p>24.3842313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راه</text:p>
          </table:table-cell>
          <table:table-cell office:value-type="float" office:value="117084" calcext:value-type="float">
            <text:p>117084</text:p>
          </table:table-cell>
          <table:table-cell office:value-type="float" office:value="4807" calcext:value-type="float">
            <text:p>4807</text:p>
          </table:table-cell>
          <table:table-cell table:formula="of:=[.B173]/[.C173]" office:value-type="float" office:value="24.3569794050343" calcext:value-type="float">
            <text:p>24.356979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قلاب</text:p>
          </table:table-cell>
          <table:table-cell office:value-type="float" office:value="116900" calcext:value-type="float">
            <text:p>116900</text:p>
          </table:table-cell>
          <table:table-cell office:value-type="float" office:value="4805" calcext:value-type="float">
            <text:p>4805</text:p>
          </table:table-cell>
          <table:table-cell table:formula="of:=[.B174]/[.C174]" office:value-type="float" office:value="24.3288241415193" calcext:value-type="float">
            <text:p>24.3288241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مار</text:p>
          </table:table-cell>
          <table:table-cell office:value-type="float" office:value="114531" calcext:value-type="float">
            <text:p>114531</text:p>
          </table:table-cell>
          <table:table-cell office:value-type="float" office:value="4721" calcext:value-type="float">
            <text:p>4721</text:p>
          </table:table-cell>
          <table:table-cell table:formula="of:=[.B175]/[.C175]" office:value-type="float" office:value="24.2599025630163" calcext:value-type="float">
            <text:p>24.259902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زینه</text:p>
          </table:table-cell>
          <table:table-cell office:value-type="float" office:value="115612" calcext:value-type="float">
            <text:p>115612</text:p>
          </table:table-cell>
          <table:table-cell office:value-type="float" office:value="4806" calcext:value-type="float">
            <text:p>4806</text:p>
          </table:table-cell>
          <table:table-cell table:formula="of:=[.B176]/[.C176]" office:value-type="float" office:value="24.0557636287973" calcext:value-type="float">
            <text:p>24.0557636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ک</text:p>
          </table:table-cell>
          <table:table-cell office:value-type="float" office:value="114710" calcext:value-type="float">
            <text:p>114710</text:p>
          </table:table-cell>
          <table:table-cell office:value-type="float" office:value="4808" calcext:value-type="float">
            <text:p>4808</text:p>
          </table:table-cell>
          <table:table-cell table:formula="of:=[.B177]/[.C177]" office:value-type="float" office:value="23.858153078203" calcext:value-type="float">
            <text:p>23.8581530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ئول</text:p>
          </table:table-cell>
          <table:table-cell office:value-type="float" office:value="114517" calcext:value-type="float">
            <text:p>114517</text:p>
          </table:table-cell>
          <table:table-cell office:value-type="float" office:value="4808" calcext:value-type="float">
            <text:p>4808</text:p>
          </table:table-cell>
          <table:table-cell table:formula="of:=[.B178]/[.C178]" office:value-type="float" office:value="23.8180116472546" calcext:value-type="float">
            <text:p>23.8180116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لاش</text:p>
          </table:table-cell>
          <table:table-cell office:value-type="float" office:value="114306" calcext:value-type="float">
            <text:p>114306</text:p>
          </table:table-cell>
          <table:table-cell office:value-type="float" office:value="4807" calcext:value-type="float">
            <text:p>4807</text:p>
          </table:table-cell>
          <table:table-cell table:formula="of:=[.B179]/[.C179]" office:value-type="float" office:value="23.7790721863948" calcext:value-type="float">
            <text:p>23.7790721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کیل</text:p>
          </table:table-cell>
          <table:table-cell office:value-type="float" office:value="113228" calcext:value-type="float">
            <text:p>113228</text:p>
          </table:table-cell>
          <table:table-cell office:value-type="float" office:value="4808" calcext:value-type="float">
            <text:p>4808</text:p>
          </table:table-cell>
          <table:table-cell table:formula="of:=[.B180]/[.C180]" office:value-type="float" office:value="23.5499168053245" calcext:value-type="float">
            <text:p>23.5499168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نیت</text:p>
          </table:table-cell>
          <table:table-cell office:value-type="float" office:value="112626" calcext:value-type="float">
            <text:p>112626</text:p>
          </table:table-cell>
          <table:table-cell office:value-type="float" office:value="4803" calcext:value-type="float">
            <text:p>4803</text:p>
          </table:table-cell>
          <table:table-cell table:formula="of:=[.B181]/[.C181]" office:value-type="float" office:value="23.4490943160525" calcext:value-type="float">
            <text:p>23.4490943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طح</text:p>
          </table:table-cell>
          <table:table-cell office:value-type="float" office:value="112403" calcext:value-type="float">
            <text:p>112403</text:p>
          </table:table-cell>
          <table:table-cell office:value-type="float" office:value="4806" calcext:value-type="float">
            <text:p>4806</text:p>
          </table:table-cell>
          <table:table-cell table:formula="of:=[.B182]/[.C182]" office:value-type="float" office:value="23.3880565959218" calcext:value-type="float">
            <text:p>23.3880565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یر</text:p>
          </table:table-cell>
          <table:table-cell office:value-type="float" office:value="112067" calcext:value-type="float">
            <text:p>112067</text:p>
          </table:table-cell>
          <table:table-cell office:value-type="float" office:value="4807" calcext:value-type="float">
            <text:p>4807</text:p>
          </table:table-cell>
          <table:table-cell table:formula="of:=[.B183]/[.C183]" office:value-type="float" office:value="23.3132931142084" calcext:value-type="float">
            <text:p>23.3132931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دار</text:p>
          </table:table-cell>
          <table:table-cell office:value-type="float" office:value="111770" calcext:value-type="float">
            <text:p>111770</text:p>
          </table:table-cell>
          <table:table-cell office:value-type="float" office:value="4808" calcext:value-type="float">
            <text:p>4808</text:p>
          </table:table-cell>
          <table:table-cell table:formula="of:=[.B184]/[.C184]" office:value-type="float" office:value="23.2466722129784" calcext:value-type="float">
            <text:p>23.246672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طلاعات</text:p>
          </table:table-cell>
          <table:table-cell office:value-type="float" office:value="111482" calcext:value-type="float">
            <text:p>111482</text:p>
          </table:table-cell>
          <table:table-cell office:value-type="float" office:value="4805" calcext:value-type="float">
            <text:p>4805</text:p>
          </table:table-cell>
          <table:table-cell table:formula="of:=[.B185]/[.C185]" office:value-type="float" office:value="23.2012486992716" calcext:value-type="float">
            <text:p>23.2012486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مله</text:p>
          </table:table-cell>
          <table:table-cell office:value-type="float" office:value="111332" calcext:value-type="float">
            <text:p>111332</text:p>
          </table:table-cell>
          <table:table-cell office:value-type="float" office:value="4808" calcext:value-type="float">
            <text:p>4808</text:p>
          </table:table-cell>
          <table:table-cell table:formula="of:=[.B186]/[.C186]" office:value-type="float" office:value="23.1555740432612" calcext:value-type="float">
            <text:p>23.1555740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ل</text:p>
          </table:table-cell>
          <table:table-cell office:value-type="float" office:value="111101" calcext:value-type="float">
            <text:p>111101</text:p>
          </table:table-cell>
          <table:table-cell office:value-type="float" office:value="4808" calcext:value-type="float">
            <text:p>4808</text:p>
          </table:table-cell>
          <table:table-cell table:formula="of:=[.B187]/[.C187]" office:value-type="float" office:value="23.1075291181364" calcext:value-type="float">
            <text:p>23.1075291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برنگار</text:p>
          </table:table-cell>
          <table:table-cell office:value-type="float" office:value="110603" calcext:value-type="float">
            <text:p>110603</text:p>
          </table:table-cell>
          <table:table-cell office:value-type="float" office:value="4808" calcext:value-type="float">
            <text:p>4808</text:p>
          </table:table-cell>
          <table:table-cell table:formula="of:=[.B188]/[.C188]" office:value-type="float" office:value="23.0039517470882" calcext:value-type="float">
            <text:p>23.0039517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رد</text:p>
          </table:table-cell>
          <table:table-cell office:value-type="float" office:value="110303" calcext:value-type="float">
            <text:p>110303</text:p>
          </table:table-cell>
          <table:table-cell office:value-type="float" office:value="4808" calcext:value-type="float">
            <text:p>4808</text:p>
          </table:table-cell>
          <table:table-cell table:formula="of:=[.B189]/[.C189]" office:value-type="float" office:value="22.9415557404326" calcext:value-type="float">
            <text:p>22.9415557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ل</text:p>
          </table:table-cell>
          <table:table-cell office:value-type="float" office:value="110234" calcext:value-type="float">
            <text:p>110234</text:p>
          </table:table-cell>
          <table:table-cell office:value-type="float" office:value="4807" calcext:value-type="float">
            <text:p>4807</text:p>
          </table:table-cell>
          <table:table-cell table:formula="of:=[.B190]/[.C190]" office:value-type="float" office:value="22.9319742042854" calcext:value-type="float">
            <text:p>22.9319742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کر</text:p>
          </table:table-cell>
          <table:table-cell office:value-type="float" office:value="109324" calcext:value-type="float">
            <text:p>109324</text:p>
          </table:table-cell>
          <table:table-cell office:value-type="float" office:value="4808" calcext:value-type="float">
            <text:p>4808</text:p>
          </table:table-cell>
          <table:table-cell table:formula="of:=[.B191]/[.C191]" office:value-type="float" office:value="22.7379367720466" calcext:value-type="float">
            <text:p>22.737936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گ</text:p>
          </table:table-cell>
          <table:table-cell office:value-type="float" office:value="108599" calcext:value-type="float">
            <text:p>108599</text:p>
          </table:table-cell>
          <table:table-cell office:value-type="float" office:value="4791" calcext:value-type="float">
            <text:p>4791</text:p>
          </table:table-cell>
          <table:table-cell table:formula="of:=[.B192]/[.C192]" office:value-type="float" office:value="22.6672928407431" calcext:value-type="float">
            <text:p>22.6672928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لار</text:p>
          </table:table-cell>
          <table:table-cell office:value-type="float" office:value="108649" calcext:value-type="float">
            <text:p>108649</text:p>
          </table:table-cell>
          <table:table-cell office:value-type="float" office:value="4802" calcext:value-type="float">
            <text:p>4802</text:p>
          </table:table-cell>
          <table:table-cell table:formula="of:=[.B193]/[.C193]" office:value-type="float" office:value="22.6257809246147" calcext:value-type="float">
            <text:p>22.6257809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کل</text:p>
          </table:table-cell>
          <table:table-cell office:value-type="float" office:value="108668" calcext:value-type="float">
            <text:p>108668</text:p>
          </table:table-cell>
          <table:table-cell office:value-type="float" office:value="4807" calcext:value-type="float">
            <text:p>4807</text:p>
          </table:table-cell>
          <table:table-cell table:formula="of:=[.B194]/[.C194]" office:value-type="float" office:value="22.6061992926981" calcext:value-type="float">
            <text:p>22.6061992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مین</text:p>
          </table:table-cell>
          <table:table-cell office:value-type="float" office:value="108394" calcext:value-type="float">
            <text:p>108394</text:p>
          </table:table-cell>
          <table:table-cell office:value-type="float" office:value="4804" calcext:value-type="float">
            <text:p>4804</text:p>
          </table:table-cell>
          <table:table-cell table:formula="of:=[.B195]/[.C195]" office:value-type="float" office:value="22.5632805995004" calcext:value-type="float">
            <text:p>22.5632805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عت</text:p>
          </table:table-cell>
          <table:table-cell office:value-type="float" office:value="108322" calcext:value-type="float">
            <text:p>108322</text:p>
          </table:table-cell>
          <table:table-cell office:value-type="float" office:value="4804" calcext:value-type="float">
            <text:p>4804</text:p>
          </table:table-cell>
          <table:table-cell table:formula="of:=[.B196]/[.C196]" office:value-type="float" office:value="22.5482930890924" calcext:value-type="float">
            <text:p>22.5482930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نواده</text:p>
          </table:table-cell>
          <table:table-cell office:value-type="float" office:value="107693" calcext:value-type="float">
            <text:p>107693</text:p>
          </table:table-cell>
          <table:table-cell office:value-type="float" office:value="4796" calcext:value-type="float">
            <text:p>4796</text:p>
          </table:table-cell>
          <table:table-cell table:formula="of:=[.B197]/[.C197]" office:value-type="float" office:value="22.4547539616347" calcext:value-type="float">
            <text:p>22.4547539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یال</text:p>
          </table:table-cell>
          <table:table-cell office:value-type="float" office:value="106749" calcext:value-type="float">
            <text:p>106749</text:p>
          </table:table-cell>
          <table:table-cell office:value-type="float" office:value="4759" calcext:value-type="float">
            <text:p>4759</text:p>
          </table:table-cell>
          <table:table-cell table:formula="of:=[.B198]/[.C198]" office:value-type="float" office:value="22.430972893465" calcext:value-type="float">
            <text:p>22.4309728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ل</text:p>
          </table:table-cell>
          <table:table-cell office:value-type="float" office:value="106966" calcext:value-type="float">
            <text:p>106966</text:p>
          </table:table-cell>
          <table:table-cell office:value-type="float" office:value="4808" calcext:value-type="float">
            <text:p>4808</text:p>
          </table:table-cell>
          <table:table-cell table:formula="of:=[.B199]/[.C199]" office:value-type="float" office:value="22.2475041597338" calcext:value-type="float">
            <text:p>22.2475041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زی</text:p>
          </table:table-cell>
          <table:table-cell office:value-type="float" office:value="106845" calcext:value-type="float">
            <text:p>106845</text:p>
          </table:table-cell>
          <table:table-cell office:value-type="float" office:value="4805" calcext:value-type="float">
            <text:p>4805</text:p>
          </table:table-cell>
          <table:table-cell table:formula="of:=[.B200]/[.C200]" office:value-type="float" office:value="22.2362122788762" calcext:value-type="float">
            <text:p>22.2362122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ش</text:p>
          </table:table-cell>
          <table:table-cell office:value-type="float" office:value="106185" calcext:value-type="float">
            <text:p>106185</text:p>
          </table:table-cell>
          <table:table-cell office:value-type="float" office:value="4788" calcext:value-type="float">
            <text:p>4788</text:p>
          </table:table-cell>
          <table:table-cell table:formula="of:=[.B201]/[.C201]" office:value-type="float" office:value="22.1773182957393" calcext:value-type="float">
            <text:p>22.1773182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خاب</text:p>
          </table:table-cell>
          <table:table-cell office:value-type="float" office:value="106370" calcext:value-type="float">
            <text:p>106370</text:p>
          </table:table-cell>
          <table:table-cell office:value-type="float" office:value="4806" calcext:value-type="float">
            <text:p>4806</text:p>
          </table:table-cell>
          <table:table-cell table:formula="of:=[.B202]/[.C202]" office:value-type="float" office:value="22.1327507282563" calcext:value-type="float">
            <text:p>22.1327507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تیجه</text:p>
          </table:table-cell>
          <table:table-cell office:value-type="float" office:value="106157" calcext:value-type="float">
            <text:p>106157</text:p>
          </table:table-cell>
          <table:table-cell office:value-type="float" office:value="4808" calcext:value-type="float">
            <text:p>4808</text:p>
          </table:table-cell>
          <table:table-cell table:formula="of:=[.B203]/[.C203]" office:value-type="float" office:value="22.0792429284526" calcext:value-type="float">
            <text:p>22.0792429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خابات</text:p>
          </table:table-cell>
          <table:table-cell office:value-type="float" office:value="102982" calcext:value-type="float">
            <text:p>102982</text:p>
          </table:table-cell>
          <table:table-cell office:value-type="float" office:value="4699" calcext:value-type="float">
            <text:p>4699</text:p>
          </table:table-cell>
          <table:table-cell table:formula="of:=[.B204]/[.C204]" office:value-type="float" office:value="21.9157267503724" calcext:value-type="float">
            <text:p>21.9157267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یط</text:p>
          </table:table-cell>
          <table:table-cell office:value-type="float" office:value="105048" calcext:value-type="float">
            <text:p>105048</text:p>
          </table:table-cell>
          <table:table-cell office:value-type="float" office:value="4806" calcext:value-type="float">
            <text:p>4806</text:p>
          </table:table-cell>
          <table:table-cell table:formula="of:=[.B205]/[.C205]" office:value-type="float" office:value="21.8576779026217" calcext:value-type="float">
            <text:p>21.8576779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ثار</text:p>
          </table:table-cell>
          <table:table-cell office:value-type="float" office:value="104813" calcext:value-type="float">
            <text:p>104813</text:p>
          </table:table-cell>
          <table:table-cell office:value-type="float" office:value="4803" calcext:value-type="float">
            <text:p>4803</text:p>
          </table:table-cell>
          <table:table-cell table:formula="of:=[.B206]/[.C206]" office:value-type="float" office:value="21.822402665001" calcext:value-type="float">
            <text:p>21.822402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ود</text:p>
          </table:table-cell>
          <table:table-cell office:value-type="float" office:value="104555" calcext:value-type="float">
            <text:p>104555</text:p>
          </table:table-cell>
          <table:table-cell office:value-type="float" office:value="4796" calcext:value-type="float">
            <text:p>4796</text:p>
          </table:table-cell>
          <table:table-cell table:formula="of:=[.B207]/[.C207]" office:value-type="float" office:value="21.8004587155963" calcext:value-type="float">
            <text:p>21.8004587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غییر</text:p>
          </table:table-cell>
          <table:table-cell office:value-type="float" office:value="104254" calcext:value-type="float">
            <text:p>104254</text:p>
          </table:table-cell>
          <table:table-cell office:value-type="float" office:value="4807" calcext:value-type="float">
            <text:p>4807</text:p>
          </table:table-cell>
          <table:table-cell table:formula="of:=[.B208]/[.C208]" office:value-type="float" office:value="21.6879550655294" calcext:value-type="float">
            <text:p>21.6879550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مایت</text:p>
          </table:table-cell>
          <table:table-cell office:value-type="float" office:value="104180" calcext:value-type="float">
            <text:p>104180</text:p>
          </table:table-cell>
          <table:table-cell office:value-type="float" office:value="4806" calcext:value-type="float">
            <text:p>4806</text:p>
          </table:table-cell>
          <table:table-cell table:formula="of:=[.B209]/[.C209]" office:value-type="float" office:value="21.6770703287557" calcext:value-type="float">
            <text:p>21.6770703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ده</text:p>
          </table:table-cell>
          <table:table-cell office:value-type="float" office:value="104214" calcext:value-type="float">
            <text:p>104214</text:p>
          </table:table-cell>
          <table:table-cell office:value-type="float" office:value="4808" calcext:value-type="float">
            <text:p>4808</text:p>
          </table:table-cell>
          <table:table-cell table:formula="of:=[.B210]/[.C210]" office:value-type="float" office:value="21.6751247920133" calcext:value-type="float">
            <text:p>21.675124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کار</text:p>
          </table:table-cell>
          <table:table-cell office:value-type="float" office:value="103521" calcext:value-type="float">
            <text:p>103521</text:p>
          </table:table-cell>
          <table:table-cell office:value-type="float" office:value="4808" calcext:value-type="float">
            <text:p>4808</text:p>
          </table:table-cell>
          <table:table-cell table:formula="of:=[.B211]/[.C211]" office:value-type="float" office:value="21.5309900166389" calcext:value-type="float">
            <text:p>21.5309900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ره</text:p>
          </table:table-cell>
          <table:table-cell office:value-type="float" office:value="103360" calcext:value-type="float">
            <text:p>103360</text:p>
          </table:table-cell>
          <table:table-cell office:value-type="float" office:value="4807" calcext:value-type="float">
            <text:p>4807</text:p>
          </table:table-cell>
          <table:table-cell table:formula="of:=[.B212]/[.C212]" office:value-type="float" office:value="21.501976284585" calcext:value-type="float">
            <text:p>21.5019762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کل</text:p>
          </table:table-cell>
          <table:table-cell office:value-type="float" office:value="103312" calcext:value-type="float">
            <text:p>103312</text:p>
          </table:table-cell>
          <table:table-cell office:value-type="float" office:value="4807" calcext:value-type="float">
            <text:p>4807</text:p>
          </table:table-cell>
          <table:table-cell table:formula="of:=[.B213]/[.C213]" office:value-type="float" office:value="21.4919908466819" calcext:value-type="float">
            <text:p>21.4919908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یریت</text:p>
          </table:table-cell>
          <table:table-cell office:value-type="float" office:value="102585" calcext:value-type="float">
            <text:p>102585</text:p>
          </table:table-cell>
          <table:table-cell office:value-type="float" office:value="4787" calcext:value-type="float">
            <text:p>4787</text:p>
          </table:table-cell>
          <table:table-cell table:formula="of:=[.B214]/[.C214]" office:value-type="float" office:value="21.4299143513683" calcext:value-type="float">
            <text:p>21.4299143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ورس</text:p>
          </table:table-cell>
          <table:table-cell office:value-type="float" office:value="82641" calcext:value-type="float">
            <text:p>82641</text:p>
          </table:table-cell>
          <table:table-cell office:value-type="float" office:value="3896" calcext:value-type="float">
            <text:p>3896</text:p>
          </table:table-cell>
          <table:table-cell table:formula="of:=[.B215]/[.C215]" office:value-type="float" office:value="21.2117556468172" calcext:value-type="float">
            <text:p>21.2117556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ی</text:p>
          </table:table-cell>
          <table:table-cell office:value-type="float" office:value="101912" calcext:value-type="float">
            <text:p>101912</text:p>
          </table:table-cell>
          <table:table-cell office:value-type="float" office:value="4806" calcext:value-type="float">
            <text:p>4806</text:p>
          </table:table-cell>
          <table:table-cell table:formula="of:=[.B216]/[.C216]" office:value-type="float" office:value="21.2051602163962" calcext:value-type="float">
            <text:p>21.2051602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ازم</text:p>
          </table:table-cell>
          <table:table-cell office:value-type="float" office:value="101757" calcext:value-type="float">
            <text:p>101757</text:p>
          </table:table-cell>
          <table:table-cell office:value-type="float" office:value="4807" calcext:value-type="float">
            <text:p>4807</text:p>
          </table:table-cell>
          <table:table-cell table:formula="of:=[.B217]/[.C217]" office:value-type="float" office:value="21.1685042646141" calcext:value-type="float">
            <text:p>21.168504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قا</text:p>
          </table:table-cell>
          <table:table-cell office:value-type="float" office:value="101573" calcext:value-type="float">
            <text:p>101573</text:p>
          </table:table-cell>
          <table:table-cell office:value-type="float" office:value="4803" calcext:value-type="float">
            <text:p>4803</text:p>
          </table:table-cell>
          <table:table-cell table:formula="of:=[.B218]/[.C218]" office:value-type="float" office:value="21.1478242764939" calcext:value-type="float">
            <text:p>21.1478242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ن</text:p>
          </table:table-cell>
          <table:table-cell office:value-type="float" office:value="101628" calcext:value-type="float">
            <text:p>101628</text:p>
          </table:table-cell>
          <table:table-cell office:value-type="float" office:value="4808" calcext:value-type="float">
            <text:p>4808</text:p>
          </table:table-cell>
          <table:table-cell table:formula="of:=[.B219]/[.C219]" office:value-type="float" office:value="21.1372712146423" calcext:value-type="float">
            <text:p>21.1372712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نما</text:p>
          </table:table-cell>
          <table:table-cell office:value-type="float" office:value="90292" calcext:value-type="float">
            <text:p>90292</text:p>
          </table:table-cell>
          <table:table-cell office:value-type="float" office:value="4289" calcext:value-type="float">
            <text:p>4289</text:p>
          </table:table-cell>
          <table:table-cell table:formula="of:=[.B220]/[.C220]" office:value-type="float" office:value="21.0519934716717" calcext:value-type="float">
            <text:p>21.0519934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س</text:p>
          </table:table-cell>
          <table:table-cell office:value-type="float" office:value="100796" calcext:value-type="float">
            <text:p>100796</text:p>
          </table:table-cell>
          <table:table-cell office:value-type="float" office:value="4802" calcext:value-type="float">
            <text:p>4802</text:p>
          </table:table-cell>
          <table:table-cell table:formula="of:=[.B221]/[.C221]" office:value-type="float" office:value="20.9904206580591" calcext:value-type="float">
            <text:p>20.9904206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قدام</text:p>
          </table:table-cell>
          <table:table-cell office:value-type="float" office:value="100795" calcext:value-type="float">
            <text:p>100795</text:p>
          </table:table-cell>
          <table:table-cell office:value-type="float" office:value="4807" calcext:value-type="float">
            <text:p>4807</text:p>
          </table:table-cell>
          <table:table-cell table:formula="of:=[.B222]/[.C222]" office:value-type="float" office:value="20.9683794466403" calcext:value-type="float">
            <text:p>20.9683794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شناس</text:p>
          </table:table-cell>
          <table:table-cell office:value-type="float" office:value="100624" calcext:value-type="float">
            <text:p>100624</text:p>
          </table:table-cell>
          <table:table-cell office:value-type="float" office:value="4808" calcext:value-type="float">
            <text:p>4808</text:p>
          </table:table-cell>
          <table:table-cell table:formula="of:=[.B223]/[.C223]" office:value-type="float" office:value="20.9284525790349" calcext:value-type="float">
            <text:p>20.928452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ابط</text:p>
          </table:table-cell>
          <table:table-cell office:value-type="float" office:value="100375" calcext:value-type="float">
            <text:p>100375</text:p>
          </table:table-cell>
          <table:table-cell office:value-type="float" office:value="4804" calcext:value-type="float">
            <text:p>4804</text:p>
          </table:table-cell>
          <table:table-cell table:formula="of:=[.B224]/[.C224]" office:value-type="float" office:value="20.8940466278102" calcext:value-type="float">
            <text:p>20.8940466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صوص</text:p>
          </table:table-cell>
          <table:table-cell office:value-type="float" office:value="99734" calcext:value-type="float">
            <text:p>99734</text:p>
          </table:table-cell>
          <table:table-cell office:value-type="float" office:value="4790" calcext:value-type="float">
            <text:p>4790</text:p>
          </table:table-cell>
          <table:table-cell table:formula="of:=[.B225]/[.C225]" office:value-type="float" office:value="20.8212943632568" calcext:value-type="float">
            <text:p>20.8212943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</text:p>
          </table:table-cell>
          <table:table-cell office:value-type="float" office:value="100061" calcext:value-type="float">
            <text:p>100061</text:p>
          </table:table-cell>
          <table:table-cell office:value-type="float" office:value="4807" calcext:value-type="float">
            <text:p>4807</text:p>
          </table:table-cell>
          <table:table-cell table:formula="of:=[.B226]/[.C226]" office:value-type="float" office:value="20.8156854587061" calcext:value-type="float">
            <text:p>20.8156854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دف</text:p>
          </table:table-cell>
          <table:table-cell office:value-type="float" office:value="99139" calcext:value-type="float">
            <text:p>99139</text:p>
          </table:table-cell>
          <table:table-cell office:value-type="float" office:value="4808" calcext:value-type="float">
            <text:p>4808</text:p>
          </table:table-cell>
          <table:table-cell table:formula="of:=[.B227]/[.C227]" office:value-type="float" office:value="20.6195923460898" calcext:value-type="float">
            <text:p>20.6195923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ی</text:p>
          </table:table-cell>
          <table:table-cell office:value-type="float" office:value="98273" calcext:value-type="float">
            <text:p>98273</text:p>
          </table:table-cell>
          <table:table-cell office:value-type="float" office:value="4807" calcext:value-type="float">
            <text:p>4807</text:p>
          </table:table-cell>
          <table:table-cell table:formula="of:=[.B228]/[.C228]" office:value-type="float" office:value="20.4437278968171" calcext:value-type="float">
            <text:p>20.4437278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زش</text:p>
          </table:table-cell>
          <table:table-cell office:value-type="float" office:value="98006" calcext:value-type="float">
            <text:p>98006</text:p>
          </table:table-cell>
          <table:table-cell office:value-type="float" office:value="4800" calcext:value-type="float">
            <text:p>4800</text:p>
          </table:table-cell>
          <table:table-cell table:formula="of:=[.B229]/[.C229]" office:value-type="float" office:value="20.4179166666667" calcext:value-type="float">
            <text:p>20.41791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ثر</text:p>
          </table:table-cell>
          <table:table-cell office:value-type="float" office:value="98075" calcext:value-type="float">
            <text:p>98075</text:p>
          </table:table-cell>
          <table:table-cell office:value-type="float" office:value="4807" calcext:value-type="float">
            <text:p>4807</text:p>
          </table:table-cell>
          <table:table-cell table:formula="of:=[.B230]/[.C230]" office:value-type="float" office:value="20.402537965467" calcext:value-type="float">
            <text:p>20.4025379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ص</text:p>
          </table:table-cell>
          <table:table-cell office:value-type="float" office:value="97034" calcext:value-type="float">
            <text:p>97034</text:p>
          </table:table-cell>
          <table:table-cell office:value-type="float" office:value="4805" calcext:value-type="float">
            <text:p>4805</text:p>
          </table:table-cell>
          <table:table-cell table:formula="of:=[.B231]/[.C231]" office:value-type="float" office:value="20.1943808532778" calcext:value-type="float">
            <text:p>20.1943808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ریق</text:p>
          </table:table-cell>
          <table:table-cell office:value-type="float" office:value="97056" calcext:value-type="float">
            <text:p>97056</text:p>
          </table:table-cell>
          <table:table-cell office:value-type="float" office:value="4807" calcext:value-type="float">
            <text:p>4807</text:p>
          </table:table-cell>
          <table:table-cell table:formula="of:=[.B232]/[.C232]" office:value-type="float" office:value="20.1905554399834" calcext:value-type="float">
            <text:p>20.19055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مان</text:p>
          </table:table-cell>
          <table:table-cell office:value-type="float" office:value="94062" calcext:value-type="float">
            <text:p>94062</text:p>
          </table:table-cell>
          <table:table-cell office:value-type="float" office:value="4660" calcext:value-type="float">
            <text:p>4660</text:p>
          </table:table-cell>
          <table:table-cell table:formula="of:=[.B233]/[.C233]" office:value-type="float" office:value="20.1849785407725" calcext:value-type="float">
            <text:p>20.1849785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نیا</text:p>
          </table:table-cell>
          <table:table-cell office:value-type="float" office:value="96931" calcext:value-type="float">
            <text:p>96931</text:p>
          </table:table-cell>
          <table:table-cell office:value-type="float" office:value="4806" calcext:value-type="float">
            <text:p>4806</text:p>
          </table:table-cell>
          <table:table-cell table:formula="of:=[.B234]/[.C234]" office:value-type="float" office:value="20.1687473990845" calcext:value-type="float">
            <text:p>20.1687473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</text:p>
          </table:table-cell>
          <table:table-cell office:value-type="float" office:value="96858" calcext:value-type="float">
            <text:p>96858</text:p>
          </table:table-cell>
          <table:table-cell office:value-type="float" office:value="4804" calcext:value-type="float">
            <text:p>4804</text:p>
          </table:table-cell>
          <table:table-cell table:formula="of:=[.B235]/[.C235]" office:value-type="float" office:value="20.161948376353" calcext:value-type="float">
            <text:p>20.1619483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ر</text:p>
          </table:table-cell>
          <table:table-cell office:value-type="float" office:value="96691" calcext:value-type="float">
            <text:p>96691</text:p>
          </table:table-cell>
          <table:table-cell office:value-type="float" office:value="4807" calcext:value-type="float">
            <text:p>4807</text:p>
          </table:table-cell>
          <table:table-cell table:formula="of:=[.B236]/[.C236]" office:value-type="float" office:value="20.1146245059289" calcext:value-type="float">
            <text:p>20.1146245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ایش</text:p>
          </table:table-cell>
          <table:table-cell office:value-type="float" office:value="94840" calcext:value-type="float">
            <text:p>94840</text:p>
          </table:table-cell>
          <table:table-cell office:value-type="float" office:value="4738" calcext:value-type="float">
            <text:p>4738</text:p>
          </table:table-cell>
          <table:table-cell table:formula="of:=[.B237]/[.C237]" office:value-type="float" office:value="20.0168847615027" calcext:value-type="float">
            <text:p>20.0168847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مه</text:p>
          </table:table-cell>
          <table:table-cell office:value-type="float" office:value="95821" calcext:value-type="float">
            <text:p>95821</text:p>
          </table:table-cell>
          <table:table-cell office:value-type="float" office:value="4790" calcext:value-type="float">
            <text:p>4790</text:p>
          </table:table-cell>
          <table:table-cell table:formula="of:=[.B238]/[.C238]" office:value-type="float" office:value="20.0043841336117" calcext:value-type="float">
            <text:p>20.0043841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اه</text:p>
          </table:table-cell>
          <table:table-cell office:value-type="float" office:value="95680" calcext:value-type="float">
            <text:p>95680</text:p>
          </table:table-cell>
          <table:table-cell office:value-type="float" office:value="4797" calcext:value-type="float">
            <text:p>4797</text:p>
          </table:table-cell>
          <table:table-cell table:formula="of:=[.B239]/[.C239]" office:value-type="float" office:value="19.9457994579946" calcext:value-type="float">
            <text:p>19.945799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دا</text:p>
          </table:table-cell>
          <table:table-cell office:value-type="float" office:value="95507" calcext:value-type="float">
            <text:p>95507</text:p>
          </table:table-cell>
          <table:table-cell office:value-type="float" office:value="4803" calcext:value-type="float">
            <text:p>4803</text:p>
          </table:table-cell>
          <table:table-cell table:formula="of:=[.B240]/[.C240]" office:value-type="float" office:value="19.8848636268999" calcext:value-type="float">
            <text:p>19.8848636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گاه</text:p>
          </table:table-cell>
          <table:table-cell office:value-type="float" office:value="95359" calcext:value-type="float">
            <text:p>95359</text:p>
          </table:table-cell>
          <table:table-cell office:value-type="float" office:value="4798" calcext:value-type="float">
            <text:p>4798</text:p>
          </table:table-cell>
          <table:table-cell table:formula="of:=[.B241]/[.C241]" office:value-type="float" office:value="19.8747394747812" calcext:value-type="float">
            <text:p>19.8747394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شنواره</text:p>
          </table:table-cell>
          <table:table-cell office:value-type="float" office:value="84884" calcext:value-type="float">
            <text:p>84884</text:p>
          </table:table-cell>
          <table:table-cell office:value-type="float" office:value="4285" calcext:value-type="float">
            <text:p>4285</text:p>
          </table:table-cell>
          <table:table-cell table:formula="of:=[.B242]/[.C242]" office:value-type="float" office:value="19.8095682613769" calcext:value-type="float">
            <text:p>19.8095682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تباط</text:p>
          </table:table-cell>
          <table:table-cell office:value-type="float" office:value="94863" calcext:value-type="float">
            <text:p>94863</text:p>
          </table:table-cell>
          <table:table-cell office:value-type="float" office:value="4805" calcext:value-type="float">
            <text:p>4805</text:p>
          </table:table-cell>
          <table:table-cell table:formula="of:=[.B243]/[.C243]" office:value-type="float" office:value="19.7425598335068" calcext:value-type="float">
            <text:p>19.7425598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کز</text:p>
          </table:table-cell>
          <table:table-cell office:value-type="float" office:value="94651" calcext:value-type="float">
            <text:p>94651</text:p>
          </table:table-cell>
          <table:table-cell office:value-type="float" office:value="4795" calcext:value-type="float">
            <text:p>4795</text:p>
          </table:table-cell>
          <table:table-cell table:formula="of:=[.B244]/[.C244]" office:value-type="float" office:value="19.7395203336809" calcext:value-type="float">
            <text:p>19.7395203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یاد</text:p>
          </table:table-cell>
          <table:table-cell office:value-type="float" office:value="94313" calcext:value-type="float">
            <text:p>94313</text:p>
          </table:table-cell>
          <table:table-cell office:value-type="float" office:value="4805" calcext:value-type="float">
            <text:p>4805</text:p>
          </table:table-cell>
          <table:table-cell table:formula="of:=[.B245]/[.C245]" office:value-type="float" office:value="19.6280957336108" calcext:value-type="float">
            <text:p>19.6280957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ضا</text:p>
          </table:table-cell>
          <table:table-cell office:value-type="float" office:value="94045" calcext:value-type="float">
            <text:p>94045</text:p>
          </table:table-cell>
          <table:table-cell office:value-type="float" office:value="4800" calcext:value-type="float">
            <text:p>4800</text:p>
          </table:table-cell>
          <table:table-cell table:formula="of:=[.B246]/[.C246]" office:value-type="float" office:value="19.5927083333333" calcext:value-type="float">
            <text:p>19.592708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درت</text:p>
          </table:table-cell>
          <table:table-cell office:value-type="float" office:value="94097" calcext:value-type="float">
            <text:p>94097</text:p>
          </table:table-cell>
          <table:table-cell office:value-type="float" office:value="4803" calcext:value-type="float">
            <text:p>4803</text:p>
          </table:table-cell>
          <table:table-cell table:formula="of:=[.B247]/[.C247]" office:value-type="float" office:value="19.5912971059754" calcext:value-type="float">
            <text:p>19.591297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داد</text:p>
          </table:table-cell>
          <table:table-cell office:value-type="float" office:value="93900" calcext:value-type="float">
            <text:p>93900</text:p>
          </table:table-cell>
          <table:table-cell office:value-type="float" office:value="4807" calcext:value-type="float">
            <text:p>4807</text:p>
          </table:table-cell>
          <table:table-cell table:formula="of:=[.B248]/[.C248]" office:value-type="float" office:value="19.5340128978573" calcext:value-type="float">
            <text:p>19.5340128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ناخت</text:p>
          </table:table-cell>
          <table:table-cell office:value-type="float" office:value="93619" calcext:value-type="float">
            <text:p>93619</text:p>
          </table:table-cell>
          <table:table-cell office:value-type="float" office:value="4807" calcext:value-type="float">
            <text:p>4807</text:p>
          </table:table-cell>
          <table:table-cell table:formula="of:=[.B249]/[.C249]" office:value-type="float" office:value="19.4755564801331" calcext:value-type="float">
            <text:p>19.4755564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عث</text:p>
          </table:table-cell>
          <table:table-cell office:value-type="float" office:value="93469" calcext:value-type="float">
            <text:p>93469</text:p>
          </table:table-cell>
          <table:table-cell office:value-type="float" office:value="4802" calcext:value-type="float">
            <text:p>4802</text:p>
          </table:table-cell>
          <table:table-cell table:formula="of:=[.B250]/[.C250]" office:value-type="float" office:value="19.4645980841316" calcext:value-type="float">
            <text:p>19.4645980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زشک</text:p>
          </table:table-cell>
          <table:table-cell office:value-type="float" office:value="92635" calcext:value-type="float">
            <text:p>92635</text:p>
          </table:table-cell>
          <table:table-cell office:value-type="float" office:value="4771" calcext:value-type="float">
            <text:p>4771</text:p>
          </table:table-cell>
          <table:table-cell table:formula="of:=[.B251]/[.C251]" office:value-type="float" office:value="19.4162649339761" calcext:value-type="float">
            <text:p>19.416264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ضعیت</text:p>
          </table:table-cell>
          <table:table-cell office:value-type="float" office:value="93227" calcext:value-type="float">
            <text:p>93227</text:p>
          </table:table-cell>
          <table:table-cell office:value-type="float" office:value="4805" calcext:value-type="float">
            <text:p>4805</text:p>
          </table:table-cell>
          <table:table-cell table:formula="of:=[.B252]/[.C252]" office:value-type="float" office:value="19.4020811654527" calcext:value-type="float">
            <text:p>19.4020811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بان</text:p>
          </table:table-cell>
          <table:table-cell office:value-type="float" office:value="92270" calcext:value-type="float">
            <text:p>92270</text:p>
          </table:table-cell>
          <table:table-cell office:value-type="float" office:value="4787" calcext:value-type="float">
            <text:p>4787</text:p>
          </table:table-cell>
          <table:table-cell table:formula="of:=[.B253]/[.C253]" office:value-type="float" office:value="19.2751201169835" calcext:value-type="float">
            <text:p>19.275120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د</text:p>
          </table:table-cell>
          <table:table-cell office:value-type="float" office:value="92633" calcext:value-type="float">
            <text:p>92633</text:p>
          </table:table-cell>
          <table:table-cell office:value-type="float" office:value="4806" calcext:value-type="float">
            <text:p>4806</text:p>
          </table:table-cell>
          <table:table-cell table:formula="of:=[.B254]/[.C254]" office:value-type="float" office:value="19.2744486059093" calcext:value-type="float">
            <text:p>19.2744486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حث</text:p>
          </table:table-cell>
          <table:table-cell office:value-type="float" office:value="92490" calcext:value-type="float">
            <text:p>92490</text:p>
          </table:table-cell>
          <table:table-cell office:value-type="float" office:value="4799" calcext:value-type="float">
            <text:p>4799</text:p>
          </table:table-cell>
          <table:table-cell table:formula="of:=[.B255]/[.C255]" office:value-type="float" office:value="19.2727651594082" calcext:value-type="float">
            <text:p>19.2727651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هبر</text:p>
          </table:table-cell>
          <table:table-cell office:value-type="float" office:value="92261" calcext:value-type="float">
            <text:p>92261</text:p>
          </table:table-cell>
          <table:table-cell office:value-type="float" office:value="4807" calcext:value-type="float">
            <text:p>4807</text:p>
          </table:table-cell>
          <table:table-cell table:formula="of:=[.B256]/[.C256]" office:value-type="float" office:value="19.1930517994591" calcext:value-type="float">
            <text:p>19.1930517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ودجه</text:p>
          </table:table-cell>
          <table:table-cell office:value-type="float" office:value="90686" calcext:value-type="float">
            <text:p>90686</text:p>
          </table:table-cell>
          <table:table-cell office:value-type="float" office:value="4734" calcext:value-type="float">
            <text:p>4734</text:p>
          </table:table-cell>
          <table:table-cell table:formula="of:=[.B257]/[.C257]" office:value-type="float" office:value="19.1563160118293" calcext:value-type="float">
            <text:p>19.156316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رح</text:p>
          </table:table-cell>
          <table:table-cell office:value-type="float" office:value="92063" calcext:value-type="float">
            <text:p>92063</text:p>
          </table:table-cell>
          <table:table-cell office:value-type="float" office:value="4807" calcext:value-type="float">
            <text:p>4807</text:p>
          </table:table-cell>
          <table:table-cell table:formula="of:=[.B258]/[.C258]" office:value-type="float" office:value="19.151861868109" calcext:value-type="float">
            <text:p>19.1518618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افته</text:p>
          </table:table-cell>
          <table:table-cell office:value-type="float" office:value="91893" calcext:value-type="float">
            <text:p>91893</text:p>
          </table:table-cell>
          <table:table-cell office:value-type="float" office:value="4806" calcext:value-type="float">
            <text:p>4806</text:p>
          </table:table-cell>
          <table:table-cell table:formula="of:=[.B259]/[.C259]" office:value-type="float" office:value="19.1204744069913" calcext:value-type="float">
            <text:p>19.120474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وپا</text:p>
          </table:table-cell>
          <table:table-cell office:value-type="float" office:value="91113" calcext:value-type="float">
            <text:p>91113</text:p>
          </table:table-cell>
          <table:table-cell office:value-type="float" office:value="4773" calcext:value-type="float">
            <text:p>4773</text:p>
          </table:table-cell>
          <table:table-cell table:formula="of:=[.B260]/[.C260]" office:value-type="float" office:value="19.0892520427404" calcext:value-type="float">
            <text:p>19.0892520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سیقی</text:p>
          </table:table-cell>
          <table:table-cell office:value-type="float" office:value="79189" calcext:value-type="float">
            <text:p>79189</text:p>
          </table:table-cell>
          <table:table-cell office:value-type="float" office:value="4155" calcext:value-type="float">
            <text:p>4155</text:p>
          </table:table-cell>
          <table:table-cell table:formula="of:=[.B261]/[.C261]" office:value-type="float" office:value="19.0587244283995" calcext:value-type="float">
            <text:p>19.0587244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ودن</text:p>
          </table:table-cell>
          <table:table-cell office:value-type="float" office:value="90985" calcext:value-type="float">
            <text:p>90985</text:p>
          </table:table-cell>
          <table:table-cell office:value-type="float" office:value="4801" calcext:value-type="float">
            <text:p>4801</text:p>
          </table:table-cell>
          <table:table-cell table:formula="of:=[.B262]/[.C262]" office:value-type="float" office:value="18.9512601541346" calcext:value-type="float">
            <text:p>18.9512601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دمات</text:p>
          </table:table-cell>
          <table:table-cell office:value-type="float" office:value="90798" calcext:value-type="float">
            <text:p>90798</text:p>
          </table:table-cell>
          <table:table-cell office:value-type="float" office:value="4792" calcext:value-type="float">
            <text:p>4792</text:p>
          </table:table-cell>
          <table:table-cell table:formula="of:=[.B263]/[.C263]" office:value-type="float" office:value="18.9478297161937" calcext:value-type="float">
            <text:p>18.9478297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قع</text:p>
          </table:table-cell>
          <table:table-cell office:value-type="float" office:value="90654" calcext:value-type="float">
            <text:p>90654</text:p>
          </table:table-cell>
          <table:table-cell office:value-type="float" office:value="4807" calcext:value-type="float">
            <text:p>4807</text:p>
          </table:table-cell>
          <table:table-cell table:formula="of:=[.B264]/[.C264]" office:value-type="float" office:value="18.858747659663" calcext:value-type="float">
            <text:p>18.8587476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ابر</text:p>
          </table:table-cell>
          <table:table-cell office:value-type="float" office:value="90239" calcext:value-type="float">
            <text:p>90239</text:p>
          </table:table-cell>
          <table:table-cell office:value-type="float" office:value="4804" calcext:value-type="float">
            <text:p>4804</text:p>
          </table:table-cell>
          <table:table-cell table:formula="of:=[.B265]/[.C265]" office:value-type="float" office:value="18.7841382181515" calcext:value-type="float">
            <text:p>18.7841382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جود</text:p>
          </table:table-cell>
          <table:table-cell office:value-type="float" office:value="90242" calcext:value-type="float">
            <text:p>90242</text:p>
          </table:table-cell>
          <table:table-cell office:value-type="float" office:value="4807" calcext:value-type="float">
            <text:p>4807</text:p>
          </table:table-cell>
          <table:table-cell table:formula="of:=[.B266]/[.C266]" office:value-type="float" office:value="18.7730393176617" calcext:value-type="float">
            <text:p>18.7730393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اسب</text:p>
          </table:table-cell>
          <table:table-cell office:value-type="float" office:value="89829" calcext:value-type="float">
            <text:p>89829</text:p>
          </table:table-cell>
          <table:table-cell office:value-type="float" office:value="4807" calcext:value-type="float">
            <text:p>4807</text:p>
          </table:table-cell>
          <table:table-cell table:formula="of:=[.B267]/[.C267]" office:value-type="float" office:value="18.6871229457042" calcext:value-type="float">
            <text:p>18.6871229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کید</text:p>
          </table:table-cell>
          <table:table-cell office:value-type="float" office:value="89649" calcext:value-type="float">
            <text:p>89649</text:p>
          </table:table-cell>
          <table:table-cell office:value-type="float" office:value="4805" calcext:value-type="float">
            <text:p>4805</text:p>
          </table:table-cell>
          <table:table-cell table:formula="of:=[.B268]/[.C268]" office:value-type="float" office:value="18.6574401664932" calcext:value-type="float">
            <text:p>18.6574401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میم</text:p>
          </table:table-cell>
          <table:table-cell office:value-type="float" office:value="89547" calcext:value-type="float">
            <text:p>89547</text:p>
          </table:table-cell>
          <table:table-cell office:value-type="float" office:value="4804" calcext:value-type="float">
            <text:p>4804</text:p>
          </table:table-cell>
          <table:table-cell table:formula="of:=[.B269]/[.C269]" office:value-type="float" office:value="18.6400915903414" calcext:value-type="float">
            <text:p>18.6400915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دم</text:p>
          </table:table-cell>
          <table:table-cell office:value-type="float" office:value="89483" calcext:value-type="float">
            <text:p>89483</text:p>
          </table:table-cell>
          <table:table-cell office:value-type="float" office:value="4803" calcext:value-type="float">
            <text:p>4803</text:p>
          </table:table-cell>
          <table:table-cell table:formula="of:=[.B270]/[.C270]" office:value-type="float" office:value="18.6306475119717" calcext:value-type="float">
            <text:p>18.630647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ابع</text:p>
          </table:table-cell>
          <table:table-cell office:value-type="float" office:value="89137" calcext:value-type="float">
            <text:p>89137</text:p>
          </table:table-cell>
          <table:table-cell office:value-type="float" office:value="4801" calcext:value-type="float">
            <text:p>4801</text:p>
          </table:table-cell>
          <table:table-cell table:formula="of:=[.B271]/[.C271]" office:value-type="float" office:value="18.5663403457613" calcext:value-type="float">
            <text:p>18.5663403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د</text:p>
          </table:table-cell>
          <table:table-cell office:value-type="float" office:value="87962" calcext:value-type="float">
            <text:p>87962</text:p>
          </table:table-cell>
          <table:table-cell office:value-type="float" office:value="4780" calcext:value-type="float">
            <text:p>4780</text:p>
          </table:table-cell>
          <table:table-cell table:formula="of:=[.B272]/[.C272]" office:value-type="float" office:value="18.4020920502092" calcext:value-type="float">
            <text:p>18.4020920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ری</text:p>
          </table:table-cell>
          <table:table-cell office:value-type="float" office:value="88375" calcext:value-type="float">
            <text:p>88375</text:p>
          </table:table-cell>
          <table:table-cell office:value-type="float" office:value="4807" calcext:value-type="float">
            <text:p>4807</text:p>
          </table:table-cell>
          <table:table-cell table:formula="of:=[.B273]/[.C273]" office:value-type="float" office:value="18.384647389224" calcext:value-type="float">
            <text:p>18.3846473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سخ</text:p>
          </table:table-cell>
          <table:table-cell office:value-type="float" office:value="88297" calcext:value-type="float">
            <text:p>88297</text:p>
          </table:table-cell>
          <table:table-cell office:value-type="float" office:value="4803" calcext:value-type="float">
            <text:p>4803</text:p>
          </table:table-cell>
          <table:table-cell table:formula="of:=[.B274]/[.C274]" office:value-type="float" office:value="18.383718509265" calcext:value-type="float">
            <text:p>18.3837185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اند</text:p>
          </table:table-cell>
          <table:table-cell office:value-type="float" office:value="88298" calcext:value-type="float">
            <text:p>88298</text:p>
          </table:table-cell>
          <table:table-cell office:value-type="float" office:value="4806" calcext:value-type="float">
            <text:p>4806</text:p>
          </table:table-cell>
          <table:table-cell table:formula="of:=[.B275]/[.C275]" office:value-type="float" office:value="18.3724511027882" calcext:value-type="float">
            <text:p>18.3724511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یر</text:p>
          </table:table-cell>
          <table:table-cell office:value-type="float" office:value="88318" calcext:value-type="float">
            <text:p>88318</text:p>
          </table:table-cell>
          <table:table-cell office:value-type="float" office:value="4808" calcext:value-type="float">
            <text:p>4808</text:p>
          </table:table-cell>
          <table:table-cell table:formula="of:=[.B276]/[.C276]" office:value-type="float" office:value="18.3689683860233" calcext:value-type="float">
            <text:p>18.368968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شت</text:p>
          </table:table-cell>
          <table:table-cell office:value-type="float" office:value="87993" calcext:value-type="float">
            <text:p>87993</text:p>
          </table:table-cell>
          <table:table-cell office:value-type="float" office:value="4808" calcext:value-type="float">
            <text:p>4808</text:p>
          </table:table-cell>
          <table:table-cell table:formula="of:=[.B277]/[.C277]" office:value-type="float" office:value="18.3013727121464" calcext:value-type="float">
            <text:p>18.3013727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رب</text:p>
          </table:table-cell>
          <table:table-cell office:value-type="float" office:value="87681" calcext:value-type="float">
            <text:p>87681</text:p>
          </table:table-cell>
          <table:table-cell office:value-type="float" office:value="4804" calcext:value-type="float">
            <text:p>4804</text:p>
          </table:table-cell>
          <table:table-cell table:formula="of:=[.B278]/[.C278]" office:value-type="float" office:value="18.2516652789342" calcext:value-type="float">
            <text:p>18.2516652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نسه</text:p>
          </table:table-cell>
          <table:table-cell office:value-type="float" office:value="87698" calcext:value-type="float">
            <text:p>87698</text:p>
          </table:table-cell>
          <table:table-cell office:value-type="float" office:value="4805" calcext:value-type="float">
            <text:p>4805</text:p>
          </table:table-cell>
          <table:table-cell table:formula="of:=[.B279]/[.C279]" office:value-type="float" office:value="18.2514047866805" calcext:value-type="float">
            <text:p>18.2514047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ان</text:p>
          </table:table-cell>
          <table:table-cell office:value-type="float" office:value="87448" calcext:value-type="float">
            <text:p>87448</text:p>
          </table:table-cell>
          <table:table-cell office:value-type="float" office:value="4797" calcext:value-type="float">
            <text:p>4797</text:p>
          </table:table-cell>
          <table:table-cell table:formula="of:=[.B280]/[.C280]" office:value-type="float" office:value="18.2297269126537" calcext:value-type="float">
            <text:p>18.2297269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ل</text:p>
          </table:table-cell>
          <table:table-cell office:value-type="float" office:value="86997" calcext:value-type="float">
            <text:p>86997</text:p>
          </table:table-cell>
          <table:table-cell office:value-type="float" office:value="4803" calcext:value-type="float">
            <text:p>4803</text:p>
          </table:table-cell>
          <table:table-cell table:formula="of:=[.B281]/[.C281]" office:value-type="float" office:value="18.1130543410369" calcext:value-type="float">
            <text:p>18.113054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ر</text:p>
          </table:table-cell>
          <table:table-cell office:value-type="float" office:value="86699" calcext:value-type="float">
            <text:p>86699</text:p>
          </table:table-cell>
          <table:table-cell office:value-type="float" office:value="4806" calcext:value-type="float">
            <text:p>4806</text:p>
          </table:table-cell>
          <table:table-cell table:formula="of:=[.B282]/[.C282]" office:value-type="float" office:value="18.0397419891802" calcext:value-type="float">
            <text:p>18.0397419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د</text:p>
          </table:table-cell>
          <table:table-cell office:value-type="float" office:value="86439" calcext:value-type="float">
            <text:p>86439</text:p>
          </table:table-cell>
          <table:table-cell office:value-type="float" office:value="4792" calcext:value-type="float">
            <text:p>4792</text:p>
          </table:table-cell>
          <table:table-cell table:formula="of:=[.B283]/[.C283]" office:value-type="float" office:value="18.0381886477462" calcext:value-type="float">
            <text:p>18.0381886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ند</text:p>
          </table:table-cell>
          <table:table-cell office:value-type="float" office:value="86654" calcext:value-type="float">
            <text:p>86654</text:p>
          </table:table-cell>
          <table:table-cell office:value-type="float" office:value="4807" calcext:value-type="float">
            <text:p>4807</text:p>
          </table:table-cell>
          <table:table-cell table:formula="of:=[.B284]/[.C284]" office:value-type="float" office:value="18.0266278344082" calcext:value-type="float">
            <text:p>18.0266278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بکه</text:p>
          </table:table-cell>
          <table:table-cell office:value-type="float" office:value="85757" calcext:value-type="float">
            <text:p>85757</text:p>
          </table:table-cell>
          <table:table-cell office:value-type="float" office:value="4775" calcext:value-type="float">
            <text:p>4775</text:p>
          </table:table-cell>
          <table:table-cell table:formula="of:=[.B285]/[.C285]" office:value-type="float" office:value="17.9595811518325" calcext:value-type="float">
            <text:p>17.9595811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ایشگاه</text:p>
          </table:table-cell>
          <table:table-cell office:value-type="float" office:value="81961" calcext:value-type="float">
            <text:p>81961</text:p>
          </table:table-cell>
          <table:table-cell office:value-type="float" office:value="4574" calcext:value-type="float">
            <text:p>4574</text:p>
          </table:table-cell>
          <table:table-cell table:formula="of:=[.B286]/[.C286]" office:value-type="float" office:value="17.9188893747267" calcext:value-type="float">
            <text:p>17.9188893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م</text:p>
          </table:table-cell>
          <table:table-cell office:value-type="float" office:value="85891" calcext:value-type="float">
            <text:p>85891</text:p>
          </table:table-cell>
          <table:table-cell office:value-type="float" office:value="4805" calcext:value-type="float">
            <text:p>4805</text:p>
          </table:table-cell>
          <table:table-cell table:formula="of:=[.B287]/[.C287]" office:value-type="float" office:value="17.8753381893861" calcext:value-type="float">
            <text:p>17.8753381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بوط</text:p>
          </table:table-cell>
          <table:table-cell office:value-type="float" office:value="85728" calcext:value-type="float">
            <text:p>85728</text:p>
          </table:table-cell>
          <table:table-cell office:value-type="float" office:value="4807" calcext:value-type="float">
            <text:p>4807</text:p>
          </table:table-cell>
          <table:table-cell table:formula="of:=[.B288]/[.C288]" office:value-type="float" office:value="17.8339920948617" calcext:value-type="float">
            <text:p>17.8339920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وش</text:p>
          </table:table-cell>
          <table:table-cell office:value-type="float" office:value="85344" calcext:value-type="float">
            <text:p>85344</text:p>
          </table:table-cell>
          <table:table-cell office:value-type="float" office:value="4792" calcext:value-type="float">
            <text:p>4792</text:p>
          </table:table-cell>
          <table:table-cell table:formula="of:=[.B289]/[.C289]" office:value-type="float" office:value="17.8096828046745" calcext:value-type="float">
            <text:p>17.8096828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موعه</text:p>
          </table:table-cell>
          <table:table-cell office:value-type="float" office:value="85046" calcext:value-type="float">
            <text:p>85046</text:p>
          </table:table-cell>
          <table:table-cell office:value-type="float" office:value="4803" calcext:value-type="float">
            <text:p>4803</text:p>
          </table:table-cell>
          <table:table-cell table:formula="of:=[.B290]/[.C290]" office:value-type="float" office:value="17.7068498854882" calcext:value-type="float">
            <text:p>17.7068498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یابان</text:p>
          </table:table-cell>
          <table:table-cell office:value-type="float" office:value="84466" calcext:value-type="float">
            <text:p>84466</text:p>
          </table:table-cell>
          <table:table-cell office:value-type="float" office:value="4771" calcext:value-type="float">
            <text:p>4771</text:p>
          </table:table-cell>
          <table:table-cell table:formula="of:=[.B291]/[.C291]" office:value-type="float" office:value="17.7040452735276" calcext:value-type="float">
            <text:p>17.7040452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ضا</text:p>
          </table:table-cell>
          <table:table-cell office:value-type="float" office:value="84936" calcext:value-type="float">
            <text:p>84936</text:p>
          </table:table-cell>
          <table:table-cell office:value-type="float" office:value="4800" calcext:value-type="float">
            <text:p>4800</text:p>
          </table:table-cell>
          <table:table-cell table:formula="of:=[.B292]/[.C292]" office:value-type="float" office:value="17.695" calcext:value-type="float">
            <text:p>17.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اطق</text:p>
          </table:table-cell>
          <table:table-cell office:value-type="float" office:value="84410" calcext:value-type="float">
            <text:p>84410</text:p>
          </table:table-cell>
          <table:table-cell office:value-type="float" office:value="4790" calcext:value-type="float">
            <text:p>4790</text:p>
          </table:table-cell>
          <table:table-cell table:formula="of:=[.B293]/[.C293]" office:value-type="float" office:value="17.6221294363257" calcext:value-type="float">
            <text:p>17.6221294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ائل</text:p>
          </table:table-cell>
          <table:table-cell office:value-type="float" office:value="83111" calcext:value-type="float">
            <text:p>83111</text:p>
          </table:table-cell>
          <table:table-cell office:value-type="float" office:value="4728" calcext:value-type="float">
            <text:p>4728</text:p>
          </table:table-cell>
          <table:table-cell table:formula="of:=[.B294]/[.C294]" office:value-type="float" office:value="17.5784686971235" calcext:value-type="float">
            <text:p>17.5784686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م</text:p>
          </table:table-cell>
          <table:table-cell office:value-type="float" office:value="84366" calcext:value-type="float">
            <text:p>84366</text:p>
          </table:table-cell>
          <table:table-cell office:value-type="float" office:value="4805" calcext:value-type="float">
            <text:p>4805</text:p>
          </table:table-cell>
          <table:table-cell table:formula="of:=[.B295]/[.C295]" office:value-type="float" office:value="17.5579604578564" calcext:value-type="float">
            <text:p>17.5579604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ست</text:p>
          </table:table-cell>
          <table:table-cell office:value-type="float" office:value="83938" calcext:value-type="float">
            <text:p>83938</text:p>
          </table:table-cell>
          <table:table-cell office:value-type="float" office:value="4794" calcext:value-type="float">
            <text:p>4794</text:p>
          </table:table-cell>
          <table:table-cell table:formula="of:=[.B296]/[.C296]" office:value-type="float" office:value="17.5089695452649" calcext:value-type="float">
            <text:p>17.5089695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نی</text:p>
          </table:table-cell>
          <table:table-cell office:value-type="float" office:value="83092" calcext:value-type="float">
            <text:p>83092</text:p>
          </table:table-cell>
          <table:table-cell office:value-type="float" office:value="4804" calcext:value-type="float">
            <text:p>4804</text:p>
          </table:table-cell>
          <table:table-cell table:formula="of:=[.B297]/[.C297]" office:value-type="float" office:value="17.2964196502914" calcext:value-type="float">
            <text:p>17.2964196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یخت</text:p>
          </table:table-cell>
          <table:table-cell office:value-type="float" office:value="82834" calcext:value-type="float">
            <text:p>82834</text:p>
          </table:table-cell>
          <table:table-cell office:value-type="float" office:value="4792" calcext:value-type="float">
            <text:p>4792</text:p>
          </table:table-cell>
          <table:table-cell table:formula="of:=[.B298]/[.C298]" office:value-type="float" office:value="17.2858931552588" calcext:value-type="float">
            <text:p>17.2858931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برگزاری</text:p>
          </table:table-cell>
          <table:table-cell office:value-type="float" office:value="82846" calcext:value-type="float">
            <text:p>82846</text:p>
          </table:table-cell>
          <table:table-cell office:value-type="float" office:value="4804" calcext:value-type="float">
            <text:p>4804</text:p>
          </table:table-cell>
          <table:table-cell table:formula="of:=[.B299]/[.C299]" office:value-type="float" office:value="17.2452123230641" calcext:value-type="float">
            <text:p>17.2452123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وزه</text:p>
          </table:table-cell>
          <table:table-cell office:value-type="float" office:value="82375" calcext:value-type="float">
            <text:p>82375</text:p>
          </table:table-cell>
          <table:table-cell office:value-type="float" office:value="4779" calcext:value-type="float">
            <text:p>4779</text:p>
          </table:table-cell>
          <table:table-cell table:formula="of:=[.B300]/[.C300]" office:value-type="float" office:value="17.2368696379996" calcext:value-type="float">
            <text:p>17.236869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هرمان</text:p>
          </table:table-cell>
          <table:table-cell office:value-type="float" office:value="81890" calcext:value-type="float">
            <text:p>81890</text:p>
          </table:table-cell>
          <table:table-cell office:value-type="float" office:value="4760" calcext:value-type="float">
            <text:p>4760</text:p>
          </table:table-cell>
          <table:table-cell table:formula="of:=[.B301]/[.C301]" office:value-type="float" office:value="17.203781512605" calcext:value-type="float">
            <text:p>17.2037815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فاع</text:p>
          </table:table-cell>
          <table:table-cell office:value-type="float" office:value="82222" calcext:value-type="float">
            <text:p>82222</text:p>
          </table:table-cell>
          <table:table-cell office:value-type="float" office:value="4803" calcext:value-type="float">
            <text:p>4803</text:p>
          </table:table-cell>
          <table:table-cell table:formula="of:=[.B302]/[.C302]" office:value-type="float" office:value="17.1188840308141" calcext:value-type="float">
            <text:p>17.1188840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رف</text:p>
          </table:table-cell>
          <table:table-cell office:value-type="float" office:value="82201" calcext:value-type="float">
            <text:p>82201</text:p>
          </table:table-cell>
          <table:table-cell office:value-type="float" office:value="4804" calcext:value-type="float">
            <text:p>4804</text:p>
          </table:table-cell>
          <table:table-cell table:formula="of:=[.B303]/[.C303]" office:value-type="float" office:value="17.1109492089925" calcext:value-type="float">
            <text:p>17.110949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قابت</text:p>
          </table:table-cell>
          <table:table-cell office:value-type="float" office:value="82139" calcext:value-type="float">
            <text:p>82139</text:p>
          </table:table-cell>
          <table:table-cell office:value-type="float" office:value="4805" calcext:value-type="float">
            <text:p>4805</text:p>
          </table:table-cell>
          <table:table-cell table:formula="of:=[.B304]/[.C304]" office:value-type="float" office:value="17.0944849115505" calcext:value-type="float">
            <text:p>17.0944849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لین</text:p>
          </table:table-cell>
          <table:table-cell office:value-type="float" office:value="82104" calcext:value-type="float">
            <text:p>82104</text:p>
          </table:table-cell>
          <table:table-cell office:value-type="float" office:value="4806" calcext:value-type="float">
            <text:p>4806</text:p>
          </table:table-cell>
          <table:table-cell table:formula="of:=[.B305]/[.C305]" office:value-type="float" office:value="17.083645443196" calcext:value-type="float">
            <text:p>17.0836454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را</text:p>
          </table:table-cell>
          <table:table-cell office:value-type="float" office:value="82085" calcext:value-type="float">
            <text:p>82085</text:p>
          </table:table-cell>
          <table:table-cell office:value-type="float" office:value="4806" calcext:value-type="float">
            <text:p>4806</text:p>
          </table:table-cell>
          <table:table-cell table:formula="of:=[.B306]/[.C306]" office:value-type="float" office:value="17.0796920516022" calcext:value-type="float">
            <text:p>17.0796920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وا</text:p>
          </table:table-cell>
          <table:table-cell office:value-type="float" office:value="81322" calcext:value-type="float">
            <text:p>81322</text:p>
          </table:table-cell>
          <table:table-cell office:value-type="float" office:value="4785" calcext:value-type="float">
            <text:p>4785</text:p>
          </table:table-cell>
          <table:table-cell table:formula="of:=[.B307]/[.C307]" office:value-type="float" office:value="16.9951933124347" calcext:value-type="float">
            <text:p>16.9951933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شجو</text:p>
          </table:table-cell>
          <table:table-cell office:value-type="float" office:value="80098" calcext:value-type="float">
            <text:p>80098</text:p>
          </table:table-cell>
          <table:table-cell office:value-type="float" office:value="4735" calcext:value-type="float">
            <text:p>4735</text:p>
          </table:table-cell>
          <table:table-cell table:formula="of:=[.B308]/[.C308]" office:value-type="float" office:value="16.9161562829989" calcext:value-type="float">
            <text:p>16.916156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رکت</text:p>
          </table:table-cell>
          <table:table-cell office:value-type="float" office:value="80605" calcext:value-type="float">
            <text:p>80605</text:p>
          </table:table-cell>
          <table:table-cell office:value-type="float" office:value="4802" calcext:value-type="float">
            <text:p>4802</text:p>
          </table:table-cell>
          <table:table-cell table:formula="of:=[.B309]/[.C309]" office:value-type="float" office:value="16.7857142857143" calcext:value-type="float">
            <text:p>16.7857142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صوصی</text:p>
          </table:table-cell>
          <table:table-cell office:value-type="float" office:value="78749" calcext:value-type="float">
            <text:p>78749</text:p>
          </table:table-cell>
          <table:table-cell office:value-type="float" office:value="4706" calcext:value-type="float">
            <text:p>4706</text:p>
          </table:table-cell>
          <table:table-cell table:formula="of:=[.B310]/[.C310]" office:value-type="float" office:value="16.7337441563961" calcext:value-type="float">
            <text:p>16.7337441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ام</text:p>
          </table:table-cell>
          <table:table-cell office:value-type="float" office:value="79417" calcext:value-type="float">
            <text:p>79417</text:p>
          </table:table-cell>
          <table:table-cell office:value-type="float" office:value="4753" calcext:value-type="float">
            <text:p>4753</text:p>
          </table:table-cell>
          <table:table-cell table:formula="of:=[.B311]/[.C311]" office:value-type="float" office:value="16.7088154849569" calcext:value-type="float">
            <text:p>16.708815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ق</text:p>
          </table:table-cell>
          <table:table-cell office:value-type="float" office:value="80076" calcext:value-type="float">
            <text:p>80076</text:p>
          </table:table-cell>
          <table:table-cell office:value-type="float" office:value="4799" calcext:value-type="float">
            <text:p>4799</text:p>
          </table:table-cell>
          <table:table-cell table:formula="of:=[.B312]/[.C312]" office:value-type="float" office:value="16.6859762450511" calcext:value-type="float">
            <text:p>16.6859762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هام</text:p>
          </table:table-cell>
          <table:table-cell office:value-type="float" office:value="75642" calcext:value-type="float">
            <text:p>75642</text:p>
          </table:table-cell>
          <table:table-cell office:value-type="float" office:value="4536" calcext:value-type="float">
            <text:p>4536</text:p>
          </table:table-cell>
          <table:table-cell table:formula="of:=[.B313]/[.C313]" office:value-type="float" office:value="16.6759259259259" calcext:value-type="float">
            <text:p>16.6759259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د</text:p>
          </table:table-cell>
          <table:table-cell office:value-type="float" office:value="79761" calcext:value-type="float">
            <text:p>79761</text:p>
          </table:table-cell>
          <table:table-cell office:value-type="float" office:value="4805" calcext:value-type="float">
            <text:p>4805</text:p>
          </table:table-cell>
          <table:table-cell table:formula="of:=[.B314]/[.C314]" office:value-type="float" office:value="16.5995837669095" calcext:value-type="float">
            <text:p>16.5995837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لمان</text:p>
          </table:table-cell>
          <table:table-cell office:value-type="float" office:value="78484" calcext:value-type="float">
            <text:p>78484</text:p>
          </table:table-cell>
          <table:table-cell office:value-type="float" office:value="4742" calcext:value-type="float">
            <text:p>4742</text:p>
          </table:table-cell>
          <table:table-cell table:formula="of:=[.B315]/[.C315]" office:value-type="float" office:value="16.55082243779" calcext:value-type="float">
            <text:p>16.5508224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له</text:p>
          </table:table-cell>
          <table:table-cell office:value-type="float" office:value="79124" calcext:value-type="float">
            <text:p>79124</text:p>
          </table:table-cell>
          <table:table-cell office:value-type="float" office:value="4801" calcext:value-type="float">
            <text:p>4801</text:p>
          </table:table-cell>
          <table:table-cell table:formula="of:=[.B316]/[.C316]" office:value-type="float" office:value="16.4807331805874" calcext:value-type="float">
            <text:p>16.4807331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ظهار</text:p>
          </table:table-cell>
          <table:table-cell office:value-type="float" office:value="78973" calcext:value-type="float">
            <text:p>78973</text:p>
          </table:table-cell>
          <table:table-cell office:value-type="float" office:value="4801" calcext:value-type="float">
            <text:p>4801</text:p>
          </table:table-cell>
          <table:table-cell table:formula="of:=[.B317]/[.C317]" office:value-type="float" office:value="16.4492813997084" calcext:value-type="float">
            <text:p>16.4492813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من</text:p>
          </table:table-cell>
          <table:table-cell office:value-type="float" office:value="78732" calcext:value-type="float">
            <text:p>78732</text:p>
          </table:table-cell>
          <table:table-cell office:value-type="float" office:value="4806" calcext:value-type="float">
            <text:p>4806</text:p>
          </table:table-cell>
          <table:table-cell table:formula="of:=[.B318]/[.C318]" office:value-type="float" office:value="16.3820224719101" calcext:value-type="float">
            <text:p>16.3820224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آمد</text:p>
          </table:table-cell>
          <table:table-cell office:value-type="float" office:value="78157" calcext:value-type="float">
            <text:p>78157</text:p>
          </table:table-cell>
          <table:table-cell office:value-type="float" office:value="4777" calcext:value-type="float">
            <text:p>4777</text:p>
          </table:table-cell>
          <table:table-cell table:formula="of:=[.B319]/[.C319]" office:value-type="float" office:value="16.361105296211" calcext:value-type="float">
            <text:p>16.3611052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یر</text:p>
          </table:table-cell>
          <table:table-cell office:value-type="float" office:value="78562" calcext:value-type="float">
            <text:p>78562</text:p>
          </table:table-cell>
          <table:table-cell office:value-type="float" office:value="4805" calcext:value-type="float">
            <text:p>4805</text:p>
          </table:table-cell>
          <table:table-cell table:formula="of:=[.B320]/[.C320]" office:value-type="float" office:value="16.3500520291363" calcext:value-type="float">
            <text:p>16.3500520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ظور</text:p>
          </table:table-cell>
          <table:table-cell office:value-type="float" office:value="78338" calcext:value-type="float">
            <text:p>78338</text:p>
          </table:table-cell>
          <table:table-cell office:value-type="float" office:value="4808" calcext:value-type="float">
            <text:p>4808</text:p>
          </table:table-cell>
          <table:table-cell table:formula="of:=[.B321]/[.C321]" office:value-type="float" office:value="16.2932612312812" calcext:value-type="float">
            <text:p>16.2932612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یات</text:p>
          </table:table-cell>
          <table:table-cell office:value-type="float" office:value="77701" calcext:value-type="float">
            <text:p>77701</text:p>
          </table:table-cell>
          <table:table-cell office:value-type="float" office:value="4778" calcext:value-type="float">
            <text:p>4778</text:p>
          </table:table-cell>
          <table:table-cell table:formula="of:=[.B322]/[.C322]" office:value-type="float" office:value="16.262243616576" calcext:value-type="float">
            <text:p>16.2622436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یافت</text:p>
          </table:table-cell>
          <table:table-cell office:value-type="float" office:value="78075" calcext:value-type="float">
            <text:p>78075</text:p>
          </table:table-cell>
          <table:table-cell office:value-type="float" office:value="4805" calcext:value-type="float">
            <text:p>4805</text:p>
          </table:table-cell>
          <table:table-cell table:formula="of:=[.B323]/[.C323]" office:value-type="float" office:value="16.2486992715921" calcext:value-type="float">
            <text:p>16.248699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ویب</text:p>
          </table:table-cell>
          <table:table-cell office:value-type="float" office:value="77258" calcext:value-type="float">
            <text:p>77258</text:p>
          </table:table-cell>
          <table:table-cell office:value-type="float" office:value="4756" calcext:value-type="float">
            <text:p>4756</text:p>
          </table:table-cell>
          <table:table-cell table:formula="of:=[.B324]/[.C324]" office:value-type="float" office:value="16.244322960471" calcext:value-type="float">
            <text:p>16.2443229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فر</text:p>
          </table:table-cell>
          <table:table-cell office:value-type="float" office:value="77957" calcext:value-type="float">
            <text:p>77957</text:p>
          </table:table-cell>
          <table:table-cell office:value-type="float" office:value="4800" calcext:value-type="float">
            <text:p>4800</text:p>
          </table:table-cell>
          <table:table-cell table:formula="of:=[.B325]/[.C325]" office:value-type="float" office:value="16.2410416666667" calcext:value-type="float">
            <text:p>16.241041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مین</text:p>
          </table:table-cell>
          <table:table-cell office:value-type="float" office:value="77612" calcext:value-type="float">
            <text:p>77612</text:p>
          </table:table-cell>
          <table:table-cell office:value-type="float" office:value="4799" calcext:value-type="float">
            <text:p>4799</text:p>
          </table:table-cell>
          <table:table-cell table:formula="of:=[.B326]/[.C326]" office:value-type="float" office:value="16.1725359449885" calcext:value-type="float">
            <text:p>16.172535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لی</text:p>
          </table:table-cell>
          <table:table-cell office:value-type="float" office:value="76697" calcext:value-type="float">
            <text:p>76697</text:p>
          </table:table-cell>
          <table:table-cell office:value-type="float" office:value="4774" calcext:value-type="float">
            <text:p>4774</text:p>
          </table:table-cell>
          <table:table-cell table:formula="of:=[.B327]/[.C327]" office:value-type="float" office:value="16.0655634687893" calcext:value-type="float">
            <text:p>16.06556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لا</text:p>
          </table:table-cell>
          <table:table-cell office:value-type="float" office:value="74823" calcext:value-type="float">
            <text:p>74823</text:p>
          </table:table-cell>
          <table:table-cell office:value-type="float" office:value="4665" calcext:value-type="float">
            <text:p>4665</text:p>
          </table:table-cell>
          <table:table-cell table:formula="of:=[.B328]/[.C328]" office:value-type="float" office:value="16.0392282958199" calcext:value-type="float">
            <text:p>16.0392282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بل</text:p>
          </table:table-cell>
          <table:table-cell office:value-type="float" office:value="76992" calcext:value-type="float">
            <text:p>76992</text:p>
          </table:table-cell>
          <table:table-cell office:value-type="float" office:value="4808" calcext:value-type="float">
            <text:p>4808</text:p>
          </table:table-cell>
          <table:table-cell table:formula="of:=[.B329]/[.C329]" office:value-type="float" office:value="16.0133111480865" calcext:value-type="float">
            <text:p>16.0133111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مکن</text:p>
          </table:table-cell>
          <table:table-cell office:value-type="float" office:value="76877" calcext:value-type="float">
            <text:p>76877</text:p>
          </table:table-cell>
          <table:table-cell office:value-type="float" office:value="4805" calcext:value-type="float">
            <text:p>4805</text:p>
          </table:table-cell>
          <table:table-cell table:formula="of:=[.B330]/[.C330]" office:value-type="float" office:value="15.9993756503642" calcext:value-type="float">
            <text:p>15.9993756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سه</text:p>
          </table:table-cell>
          <table:table-cell office:value-type="float" office:value="76525" calcext:value-type="float">
            <text:p>76525</text:p>
          </table:table-cell>
          <table:table-cell office:value-type="float" office:value="4784" calcext:value-type="float">
            <text:p>4784</text:p>
          </table:table-cell>
          <table:table-cell table:formula="of:=[.B331]/[.C331]" office:value-type="float" office:value="15.9960284280936" calcext:value-type="float">
            <text:p>15.9960284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اون</text:p>
          </table:table-cell>
          <table:table-cell office:value-type="float" office:value="76575" calcext:value-type="float">
            <text:p>76575</text:p>
          </table:table-cell>
          <table:table-cell office:value-type="float" office:value="4800" calcext:value-type="float">
            <text:p>4800</text:p>
          </table:table-cell>
          <table:table-cell table:formula="of:=[.B332]/[.C332]" office:value-type="float" office:value="15.953125" calcext:value-type="float">
            <text:p>15.953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ارس</text:p>
          </table:table-cell>
          <table:table-cell office:value-type="float" office:value="76085" calcext:value-type="float">
            <text:p>76085</text:p>
          </table:table-cell>
          <table:table-cell office:value-type="float" office:value="4783" calcext:value-type="float">
            <text:p>4783</text:p>
          </table:table-cell>
          <table:table-cell table:formula="of:=[.B333]/[.C333]" office:value-type="float" office:value="15.9073803052478" calcext:value-type="float">
            <text:p>15.9073803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حله</text:p>
          </table:table-cell>
          <table:table-cell office:value-type="float" office:value="76359" calcext:value-type="float">
            <text:p>76359</text:p>
          </table:table-cell>
          <table:table-cell office:value-type="float" office:value="4807" calcext:value-type="float">
            <text:p>4807</text:p>
          </table:table-cell>
          <table:table-cell table:formula="of:=[.B334]/[.C334]" office:value-type="float" office:value="15.8849594341585" calcext:value-type="float">
            <text:p>15.8849594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ارکت</text:p>
          </table:table-cell>
          <table:table-cell office:value-type="float" office:value="75526" calcext:value-type="float">
            <text:p>75526</text:p>
          </table:table-cell>
          <table:table-cell office:value-type="float" office:value="4774" calcext:value-type="float">
            <text:p>4774</text:p>
          </table:table-cell>
          <table:table-cell table:formula="of:=[.B335]/[.C335]" office:value-type="float" office:value="15.8202764976959" calcext:value-type="float">
            <text:p>15.8202764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خل</text:p>
          </table:table-cell>
          <table:table-cell office:value-type="float" office:value="75896" calcext:value-type="float">
            <text:p>75896</text:p>
          </table:table-cell>
          <table:table-cell office:value-type="float" office:value="4804" calcext:value-type="float">
            <text:p>4804</text:p>
          </table:table-cell>
          <table:table-cell table:formula="of:=[.B336]/[.C336]" office:value-type="float" office:value="15.7985012489592" calcext:value-type="float">
            <text:p>15.798501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نعت</text:p>
          </table:table-cell>
          <table:table-cell office:value-type="float" office:value="75123" calcext:value-type="float">
            <text:p>75123</text:p>
          </table:table-cell>
          <table:table-cell office:value-type="float" office:value="4774" calcext:value-type="float">
            <text:p>4774</text:p>
          </table:table-cell>
          <table:table-cell table:formula="of:=[.B337]/[.C337]" office:value-type="float" office:value="15.7358609132803" calcext:value-type="float">
            <text:p>15.7358609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له</text:p>
          </table:table-cell>
          <table:table-cell office:value-type="float" office:value="74406" calcext:value-type="float">
            <text:p>74406</text:p>
          </table:table-cell>
          <table:table-cell office:value-type="float" office:value="4734" calcext:value-type="float">
            <text:p>4734</text:p>
          </table:table-cell>
          <table:table-cell table:formula="of:=[.B338]/[.C338]" office:value-type="float" office:value="15.7173637515843" calcext:value-type="float">
            <text:p>15.7173637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شت</text:p>
          </table:table-cell>
          <table:table-cell office:value-type="float" office:value="75478" calcext:value-type="float">
            <text:p>75478</text:p>
          </table:table-cell>
          <table:table-cell office:value-type="float" office:value="4803" calcext:value-type="float">
            <text:p>4803</text:p>
          </table:table-cell>
          <table:table-cell table:formula="of:=[.B339]/[.C339]" office:value-type="float" office:value="15.7147616073288" calcext:value-type="float">
            <text:p>15.7147616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ول</text:p>
          </table:table-cell>
          <table:table-cell office:value-type="float" office:value="75364" calcext:value-type="float">
            <text:p>75364</text:p>
          </table:table-cell>
          <table:table-cell office:value-type="float" office:value="4806" calcext:value-type="float">
            <text:p>4806</text:p>
          </table:table-cell>
          <table:table-cell table:formula="of:=[.B340]/[.C340]" office:value-type="float" office:value="15.6812317935913" calcext:value-type="float">
            <text:p>15.6812317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داشت</text:p>
          </table:table-cell>
          <table:table-cell office:value-type="float" office:value="73997" calcext:value-type="float">
            <text:p>73997</text:p>
          </table:table-cell>
          <table:table-cell office:value-type="float" office:value="4733" calcext:value-type="float">
            <text:p>4733</text:p>
          </table:table-cell>
          <table:table-cell table:formula="of:=[.B341]/[.C341]" office:value-type="float" office:value="15.6342700190154" calcext:value-type="float">
            <text:p>15.634270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کان</text:p>
          </table:table-cell>
          <table:table-cell office:value-type="float" office:value="75109" calcext:value-type="float">
            <text:p>75109</text:p>
          </table:table-cell>
          <table:table-cell office:value-type="float" office:value="4807" calcext:value-type="float">
            <text:p>4807</text:p>
          </table:table-cell>
          <table:table-cell table:formula="of:=[.B342]/[.C342]" office:value-type="float" office:value="15.6249219887664" calcext:value-type="float">
            <text:p>15.6249219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نایع</text:p>
          </table:table-cell>
          <table:table-cell office:value-type="float" office:value="74379" calcext:value-type="float">
            <text:p>74379</text:p>
          </table:table-cell>
          <table:table-cell office:value-type="float" office:value="4765" calcext:value-type="float">
            <text:p>4765</text:p>
          </table:table-cell>
          <table:table-cell table:formula="of:=[.B343]/[.C343]" office:value-type="float" office:value="15.60944386149" calcext:value-type="float">
            <text:p>15.6094438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مع</text:p>
          </table:table-cell>
          <table:table-cell office:value-type="float" office:value="74661" calcext:value-type="float">
            <text:p>74661</text:p>
          </table:table-cell>
          <table:table-cell office:value-type="float" office:value="4804" calcext:value-type="float">
            <text:p>4804</text:p>
          </table:table-cell>
          <table:table-cell table:formula="of:=[.B344]/[.C344]" office:value-type="float" office:value="15.5414238134888" calcext:value-type="float">
            <text:p>15.5414238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رید</text:p>
          </table:table-cell>
          <table:table-cell office:value-type="float" office:value="73516" calcext:value-type="float">
            <text:p>73516</text:p>
          </table:table-cell>
          <table:table-cell office:value-type="float" office:value="4742" calcext:value-type="float">
            <text:p>4742</text:p>
          </table:table-cell>
          <table:table-cell table:formula="of:=[.B345]/[.C345]" office:value-type="float" office:value="15.5031632222691" calcext:value-type="float">
            <text:p>15.5031632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نبال</text:p>
          </table:table-cell>
          <table:table-cell office:value-type="float" office:value="74076" calcext:value-type="float">
            <text:p>74076</text:p>
          </table:table-cell>
          <table:table-cell office:value-type="float" office:value="4800" calcext:value-type="float">
            <text:p>4800</text:p>
          </table:table-cell>
          <table:table-cell table:formula="of:=[.B346]/[.C346]" office:value-type="float" office:value="15.4325" calcext:value-type="float">
            <text:p>15.4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گزاری</text:p>
          </table:table-cell>
          <table:table-cell office:value-type="float" office:value="73983" calcext:value-type="float">
            <text:p>73983</text:p>
          </table:table-cell>
          <table:table-cell office:value-type="float" office:value="4803" calcext:value-type="float">
            <text:p>4803</text:p>
          </table:table-cell>
          <table:table-cell table:formula="of:=[.B347]/[.C347]" office:value-type="float" office:value="15.4034978138663" calcext:value-type="float">
            <text:p>15.4034978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ستان</text:p>
          </table:table-cell>
          <table:table-cell office:value-type="float" office:value="68339" calcext:value-type="float">
            <text:p>68339</text:p>
          </table:table-cell>
          <table:table-cell office:value-type="float" office:value="4437" calcext:value-type="float">
            <text:p>4437</text:p>
          </table:table-cell>
          <table:table-cell table:formula="of:=[.B348]/[.C348]" office:value-type="float" office:value="15.4020734730674" calcext:value-type="float">
            <text:p>15.4020734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ل</text:p>
          </table:table-cell>
          <table:table-cell office:value-type="float" office:value="73038" calcext:value-type="float">
            <text:p>73038</text:p>
          </table:table-cell>
          <table:table-cell office:value-type="float" office:value="4753" calcext:value-type="float">
            <text:p>4753</text:p>
          </table:table-cell>
          <table:table-cell table:formula="of:=[.B349]/[.C349]" office:value-type="float" office:value="15.3667157584683" calcext:value-type="float">
            <text:p>15.3667157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م</text:p>
          </table:table-cell>
          <table:table-cell office:value-type="float" office:value="72620" calcext:value-type="float">
            <text:p>72620</text:p>
          </table:table-cell>
          <table:table-cell office:value-type="float" office:value="4726" calcext:value-type="float">
            <text:p>4726</text:p>
          </table:table-cell>
          <table:table-cell table:formula="of:=[.B350]/[.C350]" office:value-type="float" office:value="15.366060093102" calcext:value-type="float">
            <text:p>15.3660600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ل</text:p>
          </table:table-cell>
          <table:table-cell office:value-type="float" office:value="73617" calcext:value-type="float">
            <text:p>73617</text:p>
          </table:table-cell>
          <table:table-cell office:value-type="float" office:value="4794" calcext:value-type="float">
            <text:p>4794</text:p>
          </table:table-cell>
          <table:table-cell table:formula="of:=[.B351]/[.C351]" office:value-type="float" office:value="15.3560700876095" calcext:value-type="float">
            <text:p>15.3560700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یین</text:p>
          </table:table-cell>
          <table:table-cell office:value-type="float" office:value="73522" calcext:value-type="float">
            <text:p>73522</text:p>
          </table:table-cell>
          <table:table-cell office:value-type="float" office:value="4803" calcext:value-type="float">
            <text:p>4803</text:p>
          </table:table-cell>
          <table:table-cell table:formula="of:=[.B352]/[.C352]" office:value-type="float" office:value="15.3075161357485" calcext:value-type="float">
            <text:p>15.3075161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مد</text:p>
          </table:table-cell>
          <table:table-cell office:value-type="float" office:value="73175" calcext:value-type="float">
            <text:p>73175</text:p>
          </table:table-cell>
          <table:table-cell office:value-type="float" office:value="4793" calcext:value-type="float">
            <text:p>4793</text:p>
          </table:table-cell>
          <table:table-cell table:formula="of:=[.B353]/[.C353]" office:value-type="float" office:value="15.2670561235135" calcext:value-type="float">
            <text:p>15.2670561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جب</text:p>
          </table:table-cell>
          <table:table-cell office:value-type="float" office:value="73237" calcext:value-type="float">
            <text:p>73237</text:p>
          </table:table-cell>
          <table:table-cell office:value-type="float" office:value="4803" calcext:value-type="float">
            <text:p>4803</text:p>
          </table:table-cell>
          <table:table-cell table:formula="of:=[.B354]/[.C354]" office:value-type="float" office:value="15.2481782219446" calcext:value-type="float">
            <text:p>15.2481782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مال</text:p>
          </table:table-cell>
          <table:table-cell office:value-type="float" office:value="72914" calcext:value-type="float">
            <text:p>72914</text:p>
          </table:table-cell>
          <table:table-cell office:value-type="float" office:value="4794" calcext:value-type="float">
            <text:p>4794</text:p>
          </table:table-cell>
          <table:table-cell table:formula="of:=[.B355]/[.C355]" office:value-type="float" office:value="15.209428452232" calcext:value-type="float">
            <text:p>15.2094284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ن</text:p>
          </table:table-cell>
          <table:table-cell office:value-type="float" office:value="71490" calcext:value-type="float">
            <text:p>71490</text:p>
          </table:table-cell>
          <table:table-cell office:value-type="float" office:value="4716" calcext:value-type="float">
            <text:p>4716</text:p>
          </table:table-cell>
          <table:table-cell table:formula="of:=[.B356]/[.C356]" office:value-type="float" office:value="15.1590330788804" calcext:value-type="float">
            <text:p>15.1590330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اد</text:p>
          </table:table-cell>
          <table:table-cell office:value-type="float" office:value="72678" calcext:value-type="float">
            <text:p>72678</text:p>
          </table:table-cell>
          <table:table-cell office:value-type="float" office:value="4804" calcext:value-type="float">
            <text:p>4804</text:p>
          </table:table-cell>
          <table:table-cell table:formula="of:=[.B357]/[.C357]" office:value-type="float" office:value="15.1286427976686" calcext:value-type="float">
            <text:p>15.1286427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خص</text:p>
          </table:table-cell>
          <table:table-cell office:value-type="float" office:value="72664" calcext:value-type="float">
            <text:p>72664</text:p>
          </table:table-cell>
          <table:table-cell office:value-type="float" office:value="4805" calcext:value-type="float">
            <text:p>4805</text:p>
          </table:table-cell>
          <table:table-cell table:formula="of:=[.B358]/[.C358]" office:value-type="float" office:value="15.1225806451613" calcext:value-type="float">
            <text:p>15.1225806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ریکایی</text:p>
          </table:table-cell>
          <table:table-cell office:value-type="float" office:value="69277" calcext:value-type="float">
            <text:p>69277</text:p>
          </table:table-cell>
          <table:table-cell office:value-type="float" office:value="4586" calcext:value-type="float">
            <text:p>4586</text:p>
          </table:table-cell>
          <table:table-cell table:formula="of:=[.B359]/[.C359]" office:value-type="float" office:value="15.1061927605757" calcext:value-type="float">
            <text:p>15.1061927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شنهاد</text:p>
          </table:table-cell>
          <table:table-cell office:value-type="float" office:value="72011" calcext:value-type="float">
            <text:p>72011</text:p>
          </table:table-cell>
          <table:table-cell office:value-type="float" office:value="4782" calcext:value-type="float">
            <text:p>4782</text:p>
          </table:table-cell>
          <table:table-cell table:formula="of:=[.B360]/[.C360]" office:value-type="float" office:value="15.0587620242576" calcext:value-type="float">
            <text:p>15.0587620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شم</text:p>
          </table:table-cell>
          <table:table-cell office:value-type="float" office:value="71909" calcext:value-type="float">
            <text:p>71909</text:p>
          </table:table-cell>
          <table:table-cell office:value-type="float" office:value="4804" calcext:value-type="float">
            <text:p>4804</text:p>
          </table:table-cell>
          <table:table-cell table:formula="of:=[.B361]/[.C361]" office:value-type="float" office:value="14.9685678601166" calcext:value-type="float">
            <text:p>14.9685678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ورش</text:p>
          </table:table-cell>
          <table:table-cell office:value-type="float" office:value="70641" calcext:value-type="float">
            <text:p>70641</text:p>
          </table:table-cell>
          <table:table-cell office:value-type="float" office:value="4728" calcext:value-type="float">
            <text:p>4728</text:p>
          </table:table-cell>
          <table:table-cell table:formula="of:=[.B362]/[.C362]" office:value-type="float" office:value="14.9409898477157" calcext:value-type="float">
            <text:p>14.9409898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عر</text:p>
          </table:table-cell>
          <table:table-cell office:value-type="float" office:value="61745" calcext:value-type="float">
            <text:p>61745</text:p>
          </table:table-cell>
          <table:table-cell office:value-type="float" office:value="4140" calcext:value-type="float">
            <text:p>4140</text:p>
          </table:table-cell>
          <table:table-cell table:formula="of:=[.B363]/[.C363]" office:value-type="float" office:value="14.9142512077295" calcext:value-type="float">
            <text:p>14.9142512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قیقات</text:p>
          </table:table-cell>
          <table:table-cell office:value-type="float" office:value="70970" calcext:value-type="float">
            <text:p>70970</text:p>
          </table:table-cell>
          <table:table-cell office:value-type="float" office:value="4772" calcext:value-type="float">
            <text:p>4772</text:p>
          </table:table-cell>
          <table:table-cell table:formula="of:=[.B364]/[.C364]" office:value-type="float" office:value="14.8721709974853" calcext:value-type="float">
            <text:p>14.8721709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د</text:p>
          </table:table-cell>
          <table:table-cell office:value-type="float" office:value="71236" calcext:value-type="float">
            <text:p>71236</text:p>
          </table:table-cell>
          <table:table-cell office:value-type="float" office:value="4800" calcext:value-type="float">
            <text:p>4800</text:p>
          </table:table-cell>
          <table:table-cell table:formula="of:=[.B365]/[.C365]" office:value-type="float" office:value="14.8408333333333" calcext:value-type="float">
            <text:p>14.8408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تیار</text:p>
          </table:table-cell>
          <table:table-cell office:value-type="float" office:value="71011" calcext:value-type="float">
            <text:p>71011</text:p>
          </table:table-cell>
          <table:table-cell office:value-type="float" office:value="4803" calcext:value-type="float">
            <text:p>4803</text:p>
          </table:table-cell>
          <table:table-cell table:formula="of:=[.B366]/[.C366]" office:value-type="float" office:value="14.7847178846554" calcext:value-type="float">
            <text:p>14.7847178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بیعی</text:p>
          </table:table-cell>
          <table:table-cell office:value-type="float" office:value="70871" calcext:value-type="float">
            <text:p>70871</text:p>
          </table:table-cell>
          <table:table-cell office:value-type="float" office:value="4796" calcext:value-type="float">
            <text:p>4796</text:p>
          </table:table-cell>
          <table:table-cell table:formula="of:=[.B367]/[.C367]" office:value-type="float" office:value="14.7771059216013" calcext:value-type="float">
            <text:p>14.7771059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هم</text:p>
          </table:table-cell>
          <table:table-cell office:value-type="float" office:value="70762" calcext:value-type="float">
            <text:p>70762</text:p>
          </table:table-cell>
          <table:table-cell office:value-type="float" office:value="4806" calcext:value-type="float">
            <text:p>4806</text:p>
          </table:table-cell>
          <table:table-cell table:formula="of:=[.B368]/[.C368]" office:value-type="float" office:value="14.7236787349147" calcext:value-type="float">
            <text:p>14.7236787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فظ</text:p>
          </table:table-cell>
          <table:table-cell office:value-type="float" office:value="70688" calcext:value-type="float">
            <text:p>70688</text:p>
          </table:table-cell>
          <table:table-cell office:value-type="float" office:value="4807" calcext:value-type="float">
            <text:p>4807</text:p>
          </table:table-cell>
          <table:table-cell table:formula="of:=[.B369]/[.C369]" office:value-type="float" office:value="14.7052215519035" calcext:value-type="float">
            <text:p>14.7052215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یست</text:p>
          </table:table-cell>
          <table:table-cell office:value-type="float" office:value="69292" calcext:value-type="float">
            <text:p>69292</text:p>
          </table:table-cell>
          <table:table-cell office:value-type="float" office:value="4721" calcext:value-type="float">
            <text:p>4721</text:p>
          </table:table-cell>
          <table:table-cell table:formula="of:=[.B370]/[.C370]" office:value-type="float" office:value="14.6773988561745" calcext:value-type="float">
            <text:p>14.6773988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سیه</text:p>
          </table:table-cell>
          <table:table-cell office:value-type="float" office:value="68735" calcext:value-type="float">
            <text:p>68735</text:p>
          </table:table-cell>
          <table:table-cell office:value-type="float" office:value="4687" calcext:value-type="float">
            <text:p>4687</text:p>
          </table:table-cell>
          <table:table-cell table:formula="of:=[.B371]/[.C371]" office:value-type="float" office:value="14.6650309366332" calcext:value-type="float">
            <text:p>14.6650309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رژی</text:p>
          </table:table-cell>
          <table:table-cell office:value-type="float" office:value="65428" calcext:value-type="float">
            <text:p>65428</text:p>
          </table:table-cell>
          <table:table-cell office:value-type="float" office:value="4468" calcext:value-type="float">
            <text:p>4468</text:p>
          </table:table-cell>
          <table:table-cell table:formula="of:=[.B372]/[.C372]" office:value-type="float" office:value="14.6436884512086" calcext:value-type="float">
            <text:p>14.6436884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سته</text:p>
          </table:table-cell>
          <table:table-cell office:value-type="float" office:value="56766" calcext:value-type="float">
            <text:p>56766</text:p>
          </table:table-cell>
          <table:table-cell office:value-type="float" office:value="3880" calcext:value-type="float">
            <text:p>3880</text:p>
          </table:table-cell>
          <table:table-cell table:formula="of:=[.B373]/[.C373]" office:value-type="float" office:value="14.630412371134" calcext:value-type="float">
            <text:p>14.6304123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ریان</text:p>
          </table:table-cell>
          <table:table-cell office:value-type="float" office:value="70181" calcext:value-type="float">
            <text:p>70181</text:p>
          </table:table-cell>
          <table:table-cell office:value-type="float" office:value="4804" calcext:value-type="float">
            <text:p>4804</text:p>
          </table:table-cell>
          <table:table-cell table:formula="of:=[.B374]/[.C374]" office:value-type="float" office:value="14.6088676103247" calcext:value-type="float">
            <text:p>14.6088676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ت</text:p>
          </table:table-cell>
          <table:table-cell office:value-type="float" office:value="70096" calcext:value-type="float">
            <text:p>70096</text:p>
          </table:table-cell>
          <table:table-cell office:value-type="float" office:value="4803" calcext:value-type="float">
            <text:p>4803</text:p>
          </table:table-cell>
          <table:table-cell table:formula="of:=[.B375]/[.C375]" office:value-type="float" office:value="14.594211950864" calcext:value-type="float">
            <text:p>14.5942119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دگاه</text:p>
          </table:table-cell>
          <table:table-cell office:value-type="float" office:value="67781" calcext:value-type="float">
            <text:p>67781</text:p>
          </table:table-cell>
          <table:table-cell office:value-type="float" office:value="4663" calcext:value-type="float">
            <text:p>4663</text:p>
          </table:table-cell>
          <table:table-cell table:formula="of:=[.B376]/[.C376]" office:value-type="float" office:value="14.5359210808492" calcext:value-type="float">
            <text:p>14.5359210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ضو</text:p>
          </table:table-cell>
          <table:table-cell office:value-type="float" office:value="69444" calcext:value-type="float">
            <text:p>69444</text:p>
          </table:table-cell>
          <table:table-cell office:value-type="float" office:value="4788" calcext:value-type="float">
            <text:p>4788</text:p>
          </table:table-cell>
          <table:table-cell table:formula="of:=[.B377]/[.C377]" office:value-type="float" office:value="14.5037593984962" calcext:value-type="float">
            <text:p>14.5037593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طر</text:p>
          </table:table-cell>
          <table:table-cell office:value-type="float" office:value="69505" calcext:value-type="float">
            <text:p>69505</text:p>
          </table:table-cell>
          <table:table-cell office:value-type="float" office:value="4797" calcext:value-type="float">
            <text:p>4797</text:p>
          </table:table-cell>
          <table:table-cell table:formula="of:=[.B378]/[.C378]" office:value-type="float" office:value="14.4892641234105" calcext:value-type="float">
            <text:p>14.4892641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یکن</text:p>
          </table:table-cell>
          <table:table-cell office:value-type="float" office:value="67734" calcext:value-type="float">
            <text:p>67734</text:p>
          </table:table-cell>
          <table:table-cell office:value-type="float" office:value="4680" calcext:value-type="float">
            <text:p>4680</text:p>
          </table:table-cell>
          <table:table-cell table:formula="of:=[.B379]/[.C379]" office:value-type="float" office:value="14.4730769230769" calcext:value-type="float">
            <text:p>14.4730769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ست</text:p>
          </table:table-cell>
          <table:table-cell office:value-type="float" office:value="69457" calcext:value-type="float">
            <text:p>69457</text:p>
          </table:table-cell>
          <table:table-cell office:value-type="float" office:value="4803" calcext:value-type="float">
            <text:p>4803</text:p>
          </table:table-cell>
          <table:table-cell table:formula="of:=[.B380]/[.C380]" office:value-type="float" office:value="14.4611701020196" calcext:value-type="float">
            <text:p>14.461170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لسطین</text:p>
          </table:table-cell>
          <table:table-cell office:value-type="float" office:value="64956" calcext:value-type="float">
            <text:p>64956</text:p>
          </table:table-cell>
          <table:table-cell office:value-type="float" office:value="4492" calcext:value-type="float">
            <text:p>4492</text:p>
          </table:table-cell>
          <table:table-cell table:formula="of:=[.B381]/[.C381]" office:value-type="float" office:value="14.4603739982191" calcext:value-type="float">
            <text:p>14.4603739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ستم</text:p>
          </table:table-cell>
          <table:table-cell office:value-type="float" office:value="67772" calcext:value-type="float">
            <text:p>67772</text:p>
          </table:table-cell>
          <table:table-cell office:value-type="float" office:value="4694" calcext:value-type="float">
            <text:p>4694</text:p>
          </table:table-cell>
          <table:table-cell table:formula="of:=[.B382]/[.C382]" office:value-type="float" office:value="14.4380059650618" calcext:value-type="float">
            <text:p>14.4380059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اپ</text:p>
          </table:table-cell>
          <table:table-cell office:value-type="float" office:value="68962" calcext:value-type="float">
            <text:p>68962</text:p>
          </table:table-cell>
          <table:table-cell office:value-type="float" office:value="4788" calcext:value-type="float">
            <text:p>4788</text:p>
          </table:table-cell>
          <table:table-cell table:formula="of:=[.B383]/[.C383]" office:value-type="float" office:value="14.4030910609858" calcext:value-type="float">
            <text:p>14.403091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float" office:value="68922" calcext:value-type="float">
            <text:p>68922</text:p>
          </table:table-cell>
          <table:table-cell office:value-type="float" office:value="4790" calcext:value-type="float">
            <text:p>4790</text:p>
          </table:table-cell>
          <table:table-cell table:formula="of:=[.B384]/[.C384]" office:value-type="float" office:value="14.3887265135699" calcext:value-type="float">
            <text:p>14.3887265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د</text:p>
          </table:table-cell>
          <table:table-cell office:value-type="float" office:value="69056" calcext:value-type="float">
            <text:p>69056</text:p>
          </table:table-cell>
          <table:table-cell office:value-type="float" office:value="4803" calcext:value-type="float">
            <text:p>4803</text:p>
          </table:table-cell>
          <table:table-cell table:formula="of:=[.B385]/[.C385]" office:value-type="float" office:value="14.3776806162815" calcext:value-type="float">
            <text:p>14.3776806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بوعات</text:p>
          </table:table-cell>
          <table:table-cell office:value-type="float" office:value="68415" calcext:value-type="float">
            <text:p>68415</text:p>
          </table:table-cell>
          <table:table-cell office:value-type="float" office:value="4763" calcext:value-type="float">
            <text:p>4763</text:p>
          </table:table-cell>
          <table:table-cell table:formula="of:=[.B386]/[.C386]" office:value-type="float" office:value="14.3638463153475" calcext:value-type="float">
            <text:p>14.3638463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رد</text:p>
          </table:table-cell>
          <table:table-cell office:value-type="float" office:value="68535" calcext:value-type="float">
            <text:p>68535</text:p>
          </table:table-cell>
          <table:table-cell office:value-type="float" office:value="4790" calcext:value-type="float">
            <text:p>4790</text:p>
          </table:table-cell>
          <table:table-cell table:formula="of:=[.B387]/[.C387]" office:value-type="float" office:value="14.3079331941545" calcext:value-type="float">
            <text:p>14.3079331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روند</text:p>
          </table:table-cell>
          <table:table-cell office:value-type="float" office:value="67889" calcext:value-type="float">
            <text:p>67889</text:p>
          </table:table-cell>
          <table:table-cell office:value-type="float" office:value="4746" calcext:value-type="float">
            <text:p>4746</text:p>
          </table:table-cell>
          <table:table-cell table:formula="of:=[.B388]/[.C388]" office:value-type="float" office:value="14.3044669195112" calcext:value-type="float">
            <text:p>14.3044669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هار</text:p>
          </table:table-cell>
          <table:table-cell office:value-type="float" office:value="68474" calcext:value-type="float">
            <text:p>68474</text:p>
          </table:table-cell>
          <table:table-cell office:value-type="float" office:value="4806" calcext:value-type="float">
            <text:p>4806</text:p>
          </table:table-cell>
          <table:table-cell table:formula="of:=[.B389]/[.C389]" office:value-type="float" office:value="14.2476071577195" calcext:value-type="float">
            <text:p>14.2476071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اوه</text:p>
          </table:table-cell>
          <table:table-cell office:value-type="float" office:value="68316" calcext:value-type="float">
            <text:p>68316</text:p>
          </table:table-cell>
          <table:table-cell office:value-type="float" office:value="4806" calcext:value-type="float">
            <text:p>4806</text:p>
          </table:table-cell>
          <table:table-cell table:formula="of:=[.B390]/[.C390]" office:value-type="float" office:value="14.2147315855181" calcext:value-type="float">
            <text:p>14.2147315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و</text:p>
          </table:table-cell>
          <table:table-cell office:value-type="float" office:value="67916" calcext:value-type="float">
            <text:p>67916</text:p>
          </table:table-cell>
          <table:table-cell office:value-type="float" office:value="4780" calcext:value-type="float">
            <text:p>4780</text:p>
          </table:table-cell>
          <table:table-cell table:formula="of:=[.B391]/[.C391]" office:value-type="float" office:value="14.2083682008368" calcext:value-type="float">
            <text:p>14.2083682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</text:p>
          </table:table-cell>
          <table:table-cell office:value-type="float" office:value="67530" calcext:value-type="float">
            <text:p>67530</text:p>
          </table:table-cell>
          <table:table-cell office:value-type="float" office:value="4758" calcext:value-type="float">
            <text:p>4758</text:p>
          </table:table-cell>
          <table:table-cell table:formula="of:=[.B392]/[.C392]" office:value-type="float" office:value="14.1929382093317" calcext:value-type="float">
            <text:p>14.1929382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سترش</text:p>
          </table:table-cell>
          <table:table-cell office:value-type="float" office:value="67669" calcext:value-type="float">
            <text:p>67669</text:p>
          </table:table-cell>
          <table:table-cell office:value-type="float" office:value="4799" calcext:value-type="float">
            <text:p>4799</text:p>
          </table:table-cell>
          <table:table-cell table:formula="of:=[.B393]/[.C393]" office:value-type="float" office:value="14.10064596791" calcext:value-type="float">
            <text:p>14.1006459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ط</text:p>
          </table:table-cell>
          <table:table-cell office:value-type="float" office:value="67465" calcext:value-type="float">
            <text:p>67465</text:p>
          </table:table-cell>
          <table:table-cell office:value-type="float" office:value="4789" calcext:value-type="float">
            <text:p>4789</text:p>
          </table:table-cell>
          <table:table-cell table:formula="of:=[.B394]/[.C394]" office:value-type="float" office:value="14.0874921695552" calcext:value-type="float">
            <text:p>14.0874921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ذشت</text:p>
          </table:table-cell>
          <table:table-cell office:value-type="float" office:value="67646" calcext:value-type="float">
            <text:p>67646</text:p>
          </table:table-cell>
          <table:table-cell office:value-type="float" office:value="4803" calcext:value-type="float">
            <text:p>4803</text:p>
          </table:table-cell>
          <table:table-cell table:formula="of:=[.B395]/[.C395]" office:value-type="float" office:value="14.0841140953571" calcext:value-type="float">
            <text:p>14.0841140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خستین</text:p>
          </table:table-cell>
          <table:table-cell office:value-type="float" office:value="67609" calcext:value-type="float">
            <text:p>67609</text:p>
          </table:table-cell>
          <table:table-cell office:value-type="float" office:value="4805" calcext:value-type="float">
            <text:p>4805</text:p>
          </table:table-cell>
          <table:table-cell table:formula="of:=[.B396]/[.C396]" office:value-type="float" office:value="14.070551508845" calcext:value-type="float">
            <text:p>14.0705515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نعتی</text:p>
          </table:table-cell>
          <table:table-cell office:value-type="float" office:value="67142" calcext:value-type="float">
            <text:p>67142</text:p>
          </table:table-cell>
          <table:table-cell office:value-type="float" office:value="4784" calcext:value-type="float">
            <text:p>4784</text:p>
          </table:table-cell>
          <table:table-cell table:formula="of:=[.B397]/[.C397]" office:value-type="float" office:value="14.0346989966555" calcext:value-type="float">
            <text:p>14.0346989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دیل</text:p>
          </table:table-cell>
          <table:table-cell office:value-type="float" office:value="66933" calcext:value-type="float">
            <text:p>66933</text:p>
          </table:table-cell>
          <table:table-cell office:value-type="float" office:value="4801" calcext:value-type="float">
            <text:p>4801</text:p>
          </table:table-cell>
          <table:table-cell table:formula="of:=[.B398]/[.C398]" office:value-type="float" office:value="13.9414705269735" calcext:value-type="float">
            <text:p>13.941470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ین</text:p>
          </table:table-cell>
          <table:table-cell office:value-type="float" office:value="64973" calcext:value-type="float">
            <text:p>64973</text:p>
          </table:table-cell>
          <table:table-cell office:value-type="float" office:value="4661" calcext:value-type="float">
            <text:p>4661</text:p>
          </table:table-cell>
          <table:table-cell table:formula="of:=[.B399]/[.C399]" office:value-type="float" office:value="13.9397125080455" calcext:value-type="float">
            <text:p>13.939712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ختمان</text:p>
          </table:table-cell>
          <table:table-cell office:value-type="float" office:value="66108" calcext:value-type="float">
            <text:p>66108</text:p>
          </table:table-cell>
          <table:table-cell office:value-type="float" office:value="4750" calcext:value-type="float">
            <text:p>4750</text:p>
          </table:table-cell>
          <table:table-cell table:formula="of:=[.B400]/[.C400]" office:value-type="float" office:value="13.9174736842105" calcext:value-type="float">
            <text:p>13.9174736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ایندگان</text:p>
          </table:table-cell>
          <table:table-cell office:value-type="float" office:value="66431" calcext:value-type="float">
            <text:p>66431</text:p>
          </table:table-cell>
          <table:table-cell office:value-type="float" office:value="4775" calcext:value-type="float">
            <text:p>4775</text:p>
          </table:table-cell>
          <table:table-cell table:formula="of:=[.B401]/[.C401]" office:value-type="float" office:value="13.9122513089005" calcext:value-type="float">
            <text:p>13.9122513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م</text:p>
          </table:table-cell>
          <table:table-cell office:value-type="float" office:value="66469" calcext:value-type="float">
            <text:p>66469</text:p>
          </table:table-cell>
          <table:table-cell office:value-type="float" office:value="4788" calcext:value-type="float">
            <text:p>4788</text:p>
          </table:table-cell>
          <table:table-cell table:formula="of:=[.B402]/[.C402]" office:value-type="float" office:value="13.8824143692565" calcext:value-type="float">
            <text:p>13.882414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شت</text:p>
          </table:table-cell>
          <table:table-cell office:value-type="float" office:value="66303" calcext:value-type="float">
            <text:p>66303</text:p>
          </table:table-cell>
          <table:table-cell office:value-type="float" office:value="4789" calcext:value-type="float">
            <text:p>4789</text:p>
          </table:table-cell>
          <table:table-cell table:formula="of:=[.B403]/[.C403]" office:value-type="float" office:value="13.8448527876383" calcext:value-type="float">
            <text:p>13.8448527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معیت</text:p>
          </table:table-cell>
          <table:table-cell office:value-type="float" office:value="66273" calcext:value-type="float">
            <text:p>66273</text:p>
          </table:table-cell>
          <table:table-cell office:value-type="float" office:value="4787" calcext:value-type="float">
            <text:p>4787</text:p>
          </table:table-cell>
          <table:table-cell table:formula="of:=[.B404]/[.C404]" office:value-type="float" office:value="13.8443701692083" calcext:value-type="float">
            <text:p>13.8443701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داره</text:p>
          </table:table-cell>
          <table:table-cell office:value-type="float" office:value="66409" calcext:value-type="float">
            <text:p>66409</text:p>
          </table:table-cell>
          <table:table-cell office:value-type="float" office:value="4801" calcext:value-type="float">
            <text:p>4801</text:p>
          </table:table-cell>
          <table:table-cell table:formula="of:=[.B405]/[.C405]" office:value-type="float" office:value="13.8323265986253" calcext:value-type="float">
            <text:p>13.83232659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ن</text:p>
          </table:table-cell>
          <table:table-cell office:value-type="float" office:value="66065" calcext:value-type="float">
            <text:p>66065</text:p>
          </table:table-cell>
          <table:table-cell office:value-type="float" office:value="4791" calcext:value-type="float">
            <text:p>4791</text:p>
          </table:table-cell>
          <table:table-cell table:formula="of:=[.B406]/[.C406]" office:value-type="float" office:value="13.7893967856397" calcext:value-type="float">
            <text:p>13.7893967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لیس</text:p>
          </table:table-cell>
          <table:table-cell office:value-type="float" office:value="61647" calcext:value-type="float">
            <text:p>61647</text:p>
          </table:table-cell>
          <table:table-cell office:value-type="float" office:value="4471" calcext:value-type="float">
            <text:p>4471</text:p>
          </table:table-cell>
          <table:table-cell table:formula="of:=[.B407]/[.C407]" office:value-type="float" office:value="13.7881905613957" calcext:value-type="float">
            <text:p>13.7881905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هیه</text:p>
          </table:table-cell>
          <table:table-cell office:value-type="float" office:value="65956" calcext:value-type="float">
            <text:p>65956</text:p>
          </table:table-cell>
          <table:table-cell office:value-type="float" office:value="4795" calcext:value-type="float">
            <text:p>4795</text:p>
          </table:table-cell>
          <table:table-cell table:formula="of:=[.B408]/[.C408]" office:value-type="float" office:value="13.7551616266945" calcext:value-type="float">
            <text:p>13.7551616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خن</text:p>
          </table:table-cell>
          <table:table-cell office:value-type="float" office:value="65933" calcext:value-type="float">
            <text:p>65933</text:p>
          </table:table-cell>
          <table:table-cell office:value-type="float" office:value="4796" calcext:value-type="float">
            <text:p>4796</text:p>
          </table:table-cell>
          <table:table-cell table:formula="of:=[.B409]/[.C409]" office:value-type="float" office:value="13.7474979149291" calcext:value-type="float">
            <text:p>13.7474979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شهری</text:p>
          </table:table-cell>
          <table:table-cell office:value-type="float" office:value="65063" calcext:value-type="float">
            <text:p>65063</text:p>
          </table:table-cell>
          <table:table-cell office:value-type="float" office:value="4746" calcext:value-type="float">
            <text:p>4746</text:p>
          </table:table-cell>
          <table:table-cell table:formula="of:=[.B410]/[.C410]" office:value-type="float" office:value="13.7090181205225" calcext:value-type="float">
            <text:p>13.7090181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ب</text:p>
          </table:table-cell>
          <table:table-cell office:value-type="float" office:value="65376" calcext:value-type="float">
            <text:p>65376</text:p>
          </table:table-cell>
          <table:table-cell office:value-type="float" office:value="4774" calcext:value-type="float">
            <text:p>4774</text:p>
          </table:table-cell>
          <table:table-cell table:formula="of:=[.B411]/[.C411]" office:value-type="float" office:value="13.694176790951" calcext:value-type="float">
            <text:p>13.694176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ظارت</text:p>
          </table:table-cell>
          <table:table-cell office:value-type="float" office:value="64876" calcext:value-type="float">
            <text:p>64876</text:p>
          </table:table-cell>
          <table:table-cell office:value-type="float" office:value="4738" calcext:value-type="float">
            <text:p>4738</text:p>
          </table:table-cell>
          <table:table-cell table:formula="of:=[.B412]/[.C412]" office:value-type="float" office:value="13.6926973406501" calcext:value-type="float">
            <text:p>13.6926973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رائیل</text:p>
          </table:table-cell>
          <table:table-cell office:value-type="float" office:value="60536" calcext:value-type="float">
            <text:p>60536</text:p>
          </table:table-cell>
          <table:table-cell office:value-type="float" office:value="4447" calcext:value-type="float">
            <text:p>4447</text:p>
          </table:table-cell>
          <table:table-cell table:formula="of:=[.B413]/[.C413]" office:value-type="float" office:value="13.612772655723" calcext:value-type="float">
            <text:p>13.6127726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یسیون</text:p>
          </table:table-cell>
          <table:table-cell office:value-type="float" office:value="62509" calcext:value-type="float">
            <text:p>62509</text:p>
          </table:table-cell>
          <table:table-cell office:value-type="float" office:value="4593" calcext:value-type="float">
            <text:p>4593</text:p>
          </table:table-cell>
          <table:table-cell table:formula="of:=[.B414]/[.C414]" office:value-type="float" office:value="13.609623339865" calcext:value-type="float">
            <text:p>13.6096233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ند</text:p>
          </table:table-cell>
          <table:table-cell office:value-type="float" office:value="64975" calcext:value-type="float">
            <text:p>64975</text:p>
          </table:table-cell>
          <table:table-cell office:value-type="float" office:value="4803" calcext:value-type="float">
            <text:p>4803</text:p>
          </table:table-cell>
          <table:table-cell table:formula="of:=[.B415]/[.C415]" office:value-type="float" office:value="13.5280033312513" calcext:value-type="float">
            <text:p>13.5280033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الی</text:p>
          </table:table-cell>
          <table:table-cell office:value-type="float" office:value="64739" calcext:value-type="float">
            <text:p>64739</text:p>
          </table:table-cell>
          <table:table-cell office:value-type="float" office:value="4787" calcext:value-type="float">
            <text:p>4787</text:p>
          </table:table-cell>
          <table:table-cell table:formula="of:=[.B416]/[.C416]" office:value-type="float" office:value="13.5239189471485" calcext:value-type="float">
            <text:p>13.5239189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مه</text:p>
          </table:table-cell>
          <table:table-cell office:value-type="float" office:value="54923" calcext:value-type="float">
            <text:p>54923</text:p>
          </table:table-cell>
          <table:table-cell office:value-type="float" office:value="4070" calcext:value-type="float">
            <text:p>4070</text:p>
          </table:table-cell>
          <table:table-cell table:formula="of:=[.B417]/[.C417]" office:value-type="float" office:value="13.4945945945946" calcext:value-type="float">
            <text:p>13.4945945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زب</text:p>
          </table:table-cell>
          <table:table-cell office:value-type="float" office:value="61983" calcext:value-type="float">
            <text:p>61983</text:p>
          </table:table-cell>
          <table:table-cell office:value-type="float" office:value="4608" calcext:value-type="float">
            <text:p>4608</text:p>
          </table:table-cell>
          <table:table-cell table:formula="of:=[.B418]/[.C418]" office:value-type="float" office:value="13.451171875" calcext:value-type="float">
            <text:p>13.451171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چک</text:p>
          </table:table-cell>
          <table:table-cell office:value-type="float" office:value="64472" calcext:value-type="float">
            <text:p>64472</text:p>
          </table:table-cell>
          <table:table-cell office:value-type="float" office:value="4796" calcext:value-type="float">
            <text:p>4796</text:p>
          </table:table-cell>
          <table:table-cell table:formula="of:=[.B419]/[.C419]" office:value-type="float" office:value="13.442869057548" calcext:value-type="float">
            <text:p>13.4428690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ول</text:p>
          </table:table-cell>
          <table:table-cell office:value-type="float" office:value="62217" calcext:value-type="float">
            <text:p>62217</text:p>
          </table:table-cell>
          <table:table-cell office:value-type="float" office:value="4631" calcext:value-type="float">
            <text:p>4631</text:p>
          </table:table-cell>
          <table:table-cell table:formula="of:=[.B420]/[.C420]" office:value-type="float" office:value="13.4348952709998" calcext:value-type="float">
            <text:p>13.434895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لویزیون</text:p>
          </table:table-cell>
          <table:table-cell office:value-type="float" office:value="63509" calcext:value-type="float">
            <text:p>63509</text:p>
          </table:table-cell>
          <table:table-cell office:value-type="float" office:value="4731" calcext:value-type="float">
            <text:p>4731</text:p>
          </table:table-cell>
          <table:table-cell table:formula="of:=[.B421]/[.C421]" office:value-type="float" office:value="13.424011836821" calcext:value-type="float">
            <text:p>13.4240118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ند</text:p>
          </table:table-cell>
          <table:table-cell office:value-type="float" office:value="64339" calcext:value-type="float">
            <text:p>64339</text:p>
          </table:table-cell>
          <table:table-cell office:value-type="float" office:value="4797" calcext:value-type="float">
            <text:p>4797</text:p>
          </table:table-cell>
          <table:table-cell table:formula="of:=[.B422]/[.C422]" office:value-type="float" office:value="13.4123410464874" calcext:value-type="float">
            <text:p>13.4123410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همیت</text:p>
          </table:table-cell>
          <table:table-cell office:value-type="float" office:value="64396" calcext:value-type="float">
            <text:p>64396</text:p>
          </table:table-cell>
          <table:table-cell office:value-type="float" office:value="4803" calcext:value-type="float">
            <text:p>4803</text:p>
          </table:table-cell>
          <table:table-cell table:formula="of:=[.B423]/[.C423]" office:value-type="float" office:value="13.4074536747866" calcext:value-type="float">
            <text:p>13.4074536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خته</text:p>
          </table:table-cell>
          <table:table-cell office:value-type="float" office:value="64260" calcext:value-type="float">
            <text:p>64260</text:p>
          </table:table-cell>
          <table:table-cell office:value-type="float" office:value="4801" calcext:value-type="float">
            <text:p>4801</text:p>
          </table:table-cell>
          <table:table-cell table:formula="of:=[.B424]/[.C424]" office:value-type="float" office:value="13.3847115184337" calcext:value-type="float">
            <text:p>13.3847115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نترل</text:p>
          </table:table-cell>
          <table:table-cell office:value-type="float" office:value="63765" calcext:value-type="float">
            <text:p>63765</text:p>
          </table:table-cell>
          <table:table-cell office:value-type="float" office:value="4772" calcext:value-type="float">
            <text:p>4772</text:p>
          </table:table-cell>
          <table:table-cell table:formula="of:=[.B425]/[.C425]" office:value-type="float" office:value="13.3623218776194" calcext:value-type="float">
            <text:p>13.3623218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رود</text:p>
          </table:table-cell>
          <table:table-cell office:value-type="float" office:value="64074" calcext:value-type="float">
            <text:p>64074</text:p>
          </table:table-cell>
          <table:table-cell office:value-type="float" office:value="4798" calcext:value-type="float">
            <text:p>4798</text:p>
          </table:table-cell>
          <table:table-cell table:formula="of:=[.B426]/[.C426]" office:value-type="float" office:value="13.354314297624" calcext:value-type="float">
            <text:p>13.3543142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نج</text:p>
          </table:table-cell>
          <table:table-cell office:value-type="float" office:value="64181" calcext:value-type="float">
            <text:p>64181</text:p>
          </table:table-cell>
          <table:table-cell office:value-type="float" office:value="4807" calcext:value-type="float">
            <text:p>4807</text:p>
          </table:table-cell>
          <table:table-cell table:formula="of:=[.B427]/[.C427]" office:value-type="float" office:value="13.3515706261702" calcext:value-type="float">
            <text:p>13.3515706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مل</text:p>
          </table:table-cell>
          <table:table-cell office:value-type="float" office:value="63967" calcext:value-type="float">
            <text:p>63967</text:p>
          </table:table-cell>
          <table:table-cell office:value-type="float" office:value="4805" calcext:value-type="float">
            <text:p>4805</text:p>
          </table:table-cell>
          <table:table-cell table:formula="of:=[.B428]/[.C428]" office:value-type="float" office:value="13.3125910509886" calcext:value-type="float">
            <text:p>13.31259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لت</text:p>
          </table:table-cell>
          <table:table-cell office:value-type="float" office:value="63659" calcext:value-type="float">
            <text:p>63659</text:p>
          </table:table-cell>
          <table:table-cell office:value-type="float" office:value="4783" calcext:value-type="float">
            <text:p>4783</text:p>
          </table:table-cell>
          <table:table-cell table:formula="of:=[.B429]/[.C429]" office:value-type="float" office:value="13.3094292285177" calcext:value-type="float">
            <text:p>13.3094292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سم</text:p>
          </table:table-cell>
          <table:table-cell office:value-type="float" office:value="63755" calcext:value-type="float">
            <text:p>63755</text:p>
          </table:table-cell>
          <table:table-cell office:value-type="float" office:value="4792" calcext:value-type="float">
            <text:p>4792</text:p>
          </table:table-cell>
          <table:table-cell table:formula="of:=[.B430]/[.C430]" office:value-type="float" office:value="13.3044657762938" calcext:value-type="float">
            <text:p>13.3044657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از</text:p>
          </table:table-cell>
          <table:table-cell office:value-type="float" office:value="60765" calcext:value-type="float">
            <text:p>60765</text:p>
          </table:table-cell>
          <table:table-cell office:value-type="float" office:value="4568" calcext:value-type="float">
            <text:p>4568</text:p>
          </table:table-cell>
          <table:table-cell table:formula="of:=[.B431]/[.C431]" office:value-type="float" office:value="13.3023204903678" calcext:value-type="float">
            <text:p>13.3023204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تی</text:p>
          </table:table-cell>
          <table:table-cell office:value-type="float" office:value="55952" calcext:value-type="float">
            <text:p>55952</text:p>
          </table:table-cell>
          <table:table-cell office:value-type="float" office:value="4212" calcext:value-type="float">
            <text:p>4212</text:p>
          </table:table-cell>
          <table:table-cell table:formula="of:=[.B432]/[.C432]" office:value-type="float" office:value="13.283950617284" calcext:value-type="float">
            <text:p>13.2839506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دان</text:p>
          </table:table-cell>
          <table:table-cell office:value-type="float" office:value="63475" calcext:value-type="float">
            <text:p>63475</text:p>
          </table:table-cell>
          <table:table-cell office:value-type="float" office:value="4783" calcext:value-type="float">
            <text:p>4783</text:p>
          </table:table-cell>
          <table:table-cell table:formula="of:=[.B433]/[.C433]" office:value-type="float" office:value="13.270959648756" calcext:value-type="float">
            <text:p>13.2709596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ونده</text:p>
          </table:table-cell>
          <table:table-cell office:value-type="float" office:value="59418" calcext:value-type="float">
            <text:p>59418</text:p>
          </table:table-cell>
          <table:table-cell office:value-type="float" office:value="4501" calcext:value-type="float">
            <text:p>4501</text:p>
          </table:table-cell>
          <table:table-cell table:formula="of:=[.B434]/[.C434]" office:value-type="float" office:value="13.2010664296823" calcext:value-type="float">
            <text:p>13.2010664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شگاه</text:p>
          </table:table-cell>
          <table:table-cell office:value-type="float" office:value="61272" calcext:value-type="float">
            <text:p>61272</text:p>
          </table:table-cell>
          <table:table-cell office:value-type="float" office:value="4645" calcext:value-type="float">
            <text:p>4645</text:p>
          </table:table-cell>
          <table:table-cell table:formula="of:=[.B435]/[.C435]" office:value-type="float" office:value="13.1909580193757" calcext:value-type="float">
            <text:p>13.1909580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لفن</text:p>
          </table:table-cell>
          <table:table-cell office:value-type="float" office:value="61764" calcext:value-type="float">
            <text:p>61764</text:p>
          </table:table-cell>
          <table:table-cell office:value-type="float" office:value="4690" calcext:value-type="float">
            <text:p>4690</text:p>
          </table:table-cell>
          <table:table-cell table:formula="of:=[.B436]/[.C436]" office:value-type="float" office:value="13.1692963752665" calcext:value-type="float">
            <text:p>13.1692963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یده</text:p>
          </table:table-cell>
          <table:table-cell office:value-type="float" office:value="63268" calcext:value-type="float">
            <text:p>63268</text:p>
          </table:table-cell>
          <table:table-cell office:value-type="float" office:value="4805" calcext:value-type="float">
            <text:p>4805</text:p>
          </table:table-cell>
          <table:table-cell table:formula="of:=[.B437]/[.C437]" office:value-type="float" office:value="13.1671175858481" calcext:value-type="float">
            <text:p>13.1671175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جرایی</text:p>
          </table:table-cell>
          <table:table-cell office:value-type="float" office:value="62669" calcext:value-type="float">
            <text:p>62669</text:p>
          </table:table-cell>
          <table:table-cell office:value-type="float" office:value="4784" calcext:value-type="float">
            <text:p>4784</text:p>
          </table:table-cell>
          <table:table-cell table:formula="of:=[.B438]/[.C438]" office:value-type="float" office:value="13.0997073578595" calcext:value-type="float">
            <text:p>13.0997073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امل</text:p>
          </table:table-cell>
          <table:table-cell office:value-type="float" office:value="62799" calcext:value-type="float">
            <text:p>62799</text:p>
          </table:table-cell>
          <table:table-cell office:value-type="float" office:value="4800" calcext:value-type="float">
            <text:p>4800</text:p>
          </table:table-cell>
          <table:table-cell table:formula="of:=[.B439]/[.C439]" office:value-type="float" office:value="13.083125" calcext:value-type="float">
            <text:p>13.083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فتار</text:p>
          </table:table-cell>
          <table:table-cell office:value-type="float" office:value="62262" calcext:value-type="float">
            <text:p>62262</text:p>
          </table:table-cell>
          <table:table-cell office:value-type="float" office:value="4763" calcext:value-type="float">
            <text:p>4763</text:p>
          </table:table-cell>
          <table:table-cell table:formula="of:=[.B440]/[.C440]" office:value-type="float" office:value="13.0720134369095" calcext:value-type="float">
            <text:p>13.0720134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ساس</text:p>
          </table:table-cell>
          <table:table-cell office:value-type="float" office:value="62266" calcext:value-type="float">
            <text:p>62266</text:p>
          </table:table-cell>
          <table:table-cell office:value-type="float" office:value="4782" calcext:value-type="float">
            <text:p>4782</text:p>
          </table:table-cell>
          <table:table-cell table:formula="of:=[.B441]/[.C441]" office:value-type="float" office:value="13.0209117524049" calcext:value-type="float">
            <text:p>13.0209117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غانستان</text:p>
          </table:table-cell>
          <table:table-cell office:value-type="float" office:value="54710" calcext:value-type="float">
            <text:p>54710</text:p>
          </table:table-cell>
          <table:table-cell office:value-type="float" office:value="4203" calcext:value-type="float">
            <text:p>4203</text:p>
          </table:table-cell>
          <table:table-cell table:formula="of:=[.B442]/[.C442]" office:value-type="float" office:value="13.0168926956936" calcext:value-type="float">
            <text:p>13.0168926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دی</text:p>
          </table:table-cell>
          <table:table-cell office:value-type="float" office:value="62205" calcext:value-type="float">
            <text:p>62205</text:p>
          </table:table-cell>
          <table:table-cell office:value-type="float" office:value="4790" calcext:value-type="float">
            <text:p>4790</text:p>
          </table:table-cell>
          <table:table-cell table:formula="of:=[.B443]/[.C443]" office:value-type="float" office:value="12.9864300626305" calcext:value-type="float">
            <text:p>12.9864300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ذا</text:p>
          </table:table-cell>
          <table:table-cell office:value-type="float" office:value="59603" calcext:value-type="float">
            <text:p>59603</text:p>
          </table:table-cell>
          <table:table-cell office:value-type="float" office:value="4612" calcext:value-type="float">
            <text:p>4612</text:p>
          </table:table-cell>
          <table:table-cell table:formula="of:=[.B444]/[.C444]" office:value-type="float" office:value="12.9234605377277" calcext:value-type="float">
            <text:p>12.9234605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دا</text:p>
          </table:table-cell>
          <table:table-cell office:value-type="float" office:value="60644" calcext:value-type="float">
            <text:p>60644</text:p>
          </table:table-cell>
          <table:table-cell office:value-type="float" office:value="4694" calcext:value-type="float">
            <text:p>4694</text:p>
          </table:table-cell>
          <table:table-cell table:formula="of:=[.B445]/[.C445]" office:value-type="float" office:value="12.9194716659565" calcext:value-type="float">
            <text:p>12.919471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جربه</text:p>
          </table:table-cell>
          <table:table-cell office:value-type="float" office:value="61768" calcext:value-type="float">
            <text:p>61768</text:p>
          </table:table-cell>
          <table:table-cell office:value-type="float" office:value="4792" calcext:value-type="float">
            <text:p>4792</text:p>
          </table:table-cell>
          <table:table-cell table:formula="of:=[.B446]/[.C446]" office:value-type="float" office:value="12.889816360601" calcext:value-type="float">
            <text:p>12.889816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تیب</text:p>
          </table:table-cell>
          <table:table-cell office:value-type="float" office:value="61823" calcext:value-type="float">
            <text:p>61823</text:p>
          </table:table-cell>
          <table:table-cell office:value-type="float" office:value="4799" calcext:value-type="float">
            <text:p>4799</text:p>
          </table:table-cell>
          <table:table-cell table:formula="of:=[.B447]/[.C447]" office:value-type="float" office:value="12.8824755157324" calcext:value-type="float">
            <text:p>12.8824755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ران</text:p>
          </table:table-cell>
          <table:table-cell office:value-type="float" office:value="61553" calcext:value-type="float">
            <text:p>61553</text:p>
          </table:table-cell>
          <table:table-cell office:value-type="float" office:value="4788" calcext:value-type="float">
            <text:p>4788</text:p>
          </table:table-cell>
          <table:table-cell table:formula="of:=[.B448]/[.C448]" office:value-type="float" office:value="12.8556808688388" calcext:value-type="float">
            <text:p>12.8556808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خورد</text:p>
          </table:table-cell>
          <table:table-cell office:value-type="float" office:value="61343" calcext:value-type="float">
            <text:p>61343</text:p>
          </table:table-cell>
          <table:table-cell office:value-type="float" office:value="4800" calcext:value-type="float">
            <text:p>4800</text:p>
          </table:table-cell>
          <table:table-cell table:formula="of:=[.B449]/[.C449]" office:value-type="float" office:value="12.7797916666667" calcext:value-type="float">
            <text:p>12.779791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انه</text:p>
          </table:table-cell>
          <table:table-cell office:value-type="float" office:value="60696" calcext:value-type="float">
            <text:p>60696</text:p>
          </table:table-cell>
          <table:table-cell office:value-type="float" office:value="4762" calcext:value-type="float">
            <text:p>4762</text:p>
          </table:table-cell>
          <table:table-cell table:formula="of:=[.B450]/[.C450]" office:value-type="float" office:value="12.7459050818984" calcext:value-type="float">
            <text:p>12.7459050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تاه</text:p>
          </table:table-cell>
          <table:table-cell office:value-type="float" office:value="61030" calcext:value-type="float">
            <text:p>61030</text:p>
          </table:table-cell>
          <table:table-cell office:value-type="float" office:value="4797" calcext:value-type="float">
            <text:p>4797</text:p>
          </table:table-cell>
          <table:table-cell table:formula="of:=[.B451]/[.C451]" office:value-type="float" office:value="12.7225349176569" calcext:value-type="float">
            <text:p>12.7225349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رضه</text:p>
          </table:table-cell>
          <table:table-cell office:value-type="float" office:value="60599" calcext:value-type="float">
            <text:p>60599</text:p>
          </table:table-cell>
          <table:table-cell office:value-type="float" office:value="4766" calcext:value-type="float">
            <text:p>4766</text:p>
          </table:table-cell>
          <table:table-cell table:formula="of:=[.B452]/[.C452]" office:value-type="float" office:value="12.7148552245069" calcext:value-type="float">
            <text:p>12.7148552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قت</text:p>
          </table:table-cell>
          <table:table-cell office:value-type="float" office:value="60777" calcext:value-type="float">
            <text:p>60777</text:p>
          </table:table-cell>
          <table:table-cell office:value-type="float" office:value="4784" calcext:value-type="float">
            <text:p>4784</text:p>
          </table:table-cell>
          <table:table-cell table:formula="of:=[.B453]/[.C453]" office:value-type="float" office:value="12.7042224080268" calcext:value-type="float">
            <text:p>12.704222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نت</text:p>
          </table:table-cell>
          <table:table-cell office:value-type="float" office:value="60690" calcext:value-type="float">
            <text:p>60690</text:p>
          </table:table-cell>
          <table:table-cell office:value-type="float" office:value="4783" calcext:value-type="float">
            <text:p>4783</text:p>
          </table:table-cell>
          <table:table-cell table:formula="of:=[.B454]/[.C454]" office:value-type="float" office:value="12.6886891072549" calcext:value-type="float">
            <text:p>12.6886891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رخ</text:p>
          </table:table-cell>
          <table:table-cell office:value-type="float" office:value="57149" calcext:value-type="float">
            <text:p>57149</text:p>
          </table:table-cell>
          <table:table-cell office:value-type="float" office:value="4520" calcext:value-type="float">
            <text:p>4520</text:p>
          </table:table-cell>
          <table:table-cell table:formula="of:=[.B455]/[.C455]" office:value-type="float" office:value="12.6435840707965" calcext:value-type="float">
            <text:p>12.6435840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شتر</text:p>
          </table:table-cell>
          <table:table-cell office:value-type="float" office:value="60600" calcext:value-type="float">
            <text:p>60600</text:p>
          </table:table-cell>
          <table:table-cell office:value-type="float" office:value="4801" calcext:value-type="float">
            <text:p>4801</text:p>
          </table:table-cell>
          <table:table-cell table:formula="of:=[.B456]/[.C456]" office:value-type="float" office:value="12.6223703395126" calcext:value-type="float">
            <text:p>12.6223703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دار</text:p>
          </table:table-cell>
          <table:table-cell office:value-type="float" office:value="60315" calcext:value-type="float">
            <text:p>60315</text:p>
          </table:table-cell>
          <table:table-cell office:value-type="float" office:value="4786" calcext:value-type="float">
            <text:p>4786</text:p>
          </table:table-cell>
          <table:table-cell table:formula="of:=[.B457]/[.C457]" office:value-type="float" office:value="12.6023819473464" calcext:value-type="float">
            <text:p>12.6023819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هاد</text:p>
          </table:table-cell>
          <table:table-cell office:value-type="float" office:value="59920" calcext:value-type="float">
            <text:p>59920</text:p>
          </table:table-cell>
          <table:table-cell office:value-type="float" office:value="4774" calcext:value-type="float">
            <text:p>4774</text:p>
          </table:table-cell>
          <table:table-cell table:formula="of:=[.B458]/[.C458]" office:value-type="float" office:value="12.5513196480938" calcext:value-type="float">
            <text:p>12.5513196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رف</text:p>
          </table:table-cell>
          <table:table-cell office:value-type="float" office:value="60039" calcext:value-type="float">
            <text:p>60039</text:p>
          </table:table-cell>
          <table:table-cell office:value-type="float" office:value="4788" calcext:value-type="float">
            <text:p>4788</text:p>
          </table:table-cell>
          <table:table-cell table:formula="of:=[.B459]/[.C459]" office:value-type="float" office:value="12.5394736842105" calcext:value-type="float">
            <text:p>12.5394736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اورزی</text:p>
          </table:table-cell>
          <table:table-cell office:value-type="float" office:value="58532" calcext:value-type="float">
            <text:p>58532</text:p>
          </table:table-cell>
          <table:table-cell office:value-type="float" office:value="4679" calcext:value-type="float">
            <text:p>4679</text:p>
          </table:table-cell>
          <table:table-cell table:formula="of:=[.B460]/[.C460]" office:value-type="float" office:value="12.5095105791836" calcext:value-type="float">
            <text:p>12.5095105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ادرات</text:p>
          </table:table-cell>
          <table:table-cell office:value-type="float" office:value="57424" calcext:value-type="float">
            <text:p>57424</text:p>
          </table:table-cell>
          <table:table-cell office:value-type="float" office:value="4594" calcext:value-type="float">
            <text:p>4594</text:p>
          </table:table-cell>
          <table:table-cell table:formula="of:=[.B461]/[.C461]" office:value-type="float" office:value="12.4997823247714" calcext:value-type="float">
            <text:p>12.4997823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ترین</text:p>
          </table:table-cell>
          <table:table-cell office:value-type="float" office:value="59784" calcext:value-type="float">
            <text:p>59784</text:p>
          </table:table-cell>
          <table:table-cell office:value-type="float" office:value="4797" calcext:value-type="float">
            <text:p>4797</text:p>
          </table:table-cell>
          <table:table-cell table:formula="of:=[.B462]/[.C462]" office:value-type="float" office:value="12.462789243277" calcext:value-type="float">
            <text:p>12.4627892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ئله</text:p>
          </table:table-cell>
          <table:table-cell office:value-type="float" office:value="59488" calcext:value-type="float">
            <text:p>59488</text:p>
          </table:table-cell>
          <table:table-cell office:value-type="float" office:value="4776" calcext:value-type="float">
            <text:p>4776</text:p>
          </table:table-cell>
          <table:table-cell table:formula="of:=[.B463]/[.C463]" office:value-type="float" office:value="12.4556113902848" calcext:value-type="float">
            <text:p>12.4556113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خرین</text:p>
          </table:table-cell>
          <table:table-cell office:value-type="float" office:value="59815" calcext:value-type="float">
            <text:p>59815</text:p>
          </table:table-cell>
          <table:table-cell office:value-type="float" office:value="4804" calcext:value-type="float">
            <text:p>4804</text:p>
          </table:table-cell>
          <table:table-cell table:formula="of:=[.B464]/[.C464]" office:value-type="float" office:value="12.4510824313072" calcext:value-type="float">
            <text:p>12.4510824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تصاص</text:p>
          </table:table-cell>
          <table:table-cell office:value-type="float" office:value="59704" calcext:value-type="float">
            <text:p>59704</text:p>
          </table:table-cell>
          <table:table-cell office:value-type="float" office:value="4797" calcext:value-type="float">
            <text:p>4797</text:p>
          </table:table-cell>
          <table:table-cell table:formula="of:=[.B465]/[.C465]" office:value-type="float" office:value="12.4461121534292" calcext:value-type="float">
            <text:p>12.4461121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هه</text:p>
          </table:table-cell>
          <table:table-cell office:value-type="float" office:value="59374" calcext:value-type="float">
            <text:p>59374</text:p>
          </table:table-cell>
          <table:table-cell office:value-type="float" office:value="4775" calcext:value-type="float">
            <text:p>4775</text:p>
          </table:table-cell>
          <table:table-cell table:formula="of:=[.B466]/[.C466]" office:value-type="float" office:value="12.4343455497382" calcext:value-type="float">
            <text:p>12.4343455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ژاپن</text:p>
          </table:table-cell>
          <table:table-cell office:value-type="float" office:value="57654" calcext:value-type="float">
            <text:p>57654</text:p>
          </table:table-cell>
          <table:table-cell office:value-type="float" office:value="4647" calcext:value-type="float">
            <text:p>4647</text:p>
          </table:table-cell>
          <table:table-cell table:formula="of:=[.B467]/[.C467]" office:value-type="float" office:value="12.4067140090381" calcext:value-type="float">
            <text:p>12.406714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بی</text:p>
          </table:table-cell>
          <table:table-cell office:value-type="float" office:value="59212" calcext:value-type="float">
            <text:p>59212</text:p>
          </table:table-cell>
          <table:table-cell office:value-type="float" office:value="4782" calcext:value-type="float">
            <text:p>4782</text:p>
          </table:table-cell>
          <table:table-cell table:formula="of:=[.B468]/[.C468]" office:value-type="float" office:value="12.3822668339607" calcext:value-type="float">
            <text:p>12.382266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روع</text:p>
          </table:table-cell>
          <table:table-cell office:value-type="float" office:value="59249" calcext:value-type="float">
            <text:p>59249</text:p>
          </table:table-cell>
          <table:table-cell office:value-type="float" office:value="4788" calcext:value-type="float">
            <text:p>4788</text:p>
          </table:table-cell>
          <table:table-cell table:formula="of:=[.B469]/[.C469]" office:value-type="float" office:value="12.37447786132" calcext:value-type="float">
            <text:p>12.3744778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شته</text:p>
          </table:table-cell>
          <table:table-cell office:value-type="float" office:value="59250" calcext:value-type="float">
            <text:p>59250</text:p>
          </table:table-cell>
          <table:table-cell office:value-type="float" office:value="4794" calcext:value-type="float">
            <text:p>4794</text:p>
          </table:table-cell>
          <table:table-cell table:formula="of:=[.B470]/[.C470]" office:value-type="float" office:value="12.3591989987484" calcext:value-type="float">
            <text:p>12.3591989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سب</text:p>
          </table:table-cell>
          <table:table-cell office:value-type="float" office:value="58992" calcext:value-type="float">
            <text:p>58992</text:p>
          </table:table-cell>
          <table:table-cell office:value-type="float" office:value="4785" calcext:value-type="float">
            <text:p>4785</text:p>
          </table:table-cell>
          <table:table-cell table:formula="of:=[.B471]/[.C471]" office:value-type="float" office:value="12.328526645768" calcext:value-type="float">
            <text:p>12.3285266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اقه</text:p>
          </table:table-cell>
          <table:table-cell office:value-type="float" office:value="59193" calcext:value-type="float">
            <text:p>59193</text:p>
          </table:table-cell>
          <table:table-cell office:value-type="float" office:value="4808" calcext:value-type="float">
            <text:p>4808</text:p>
          </table:table-cell>
          <table:table-cell table:formula="of:=[.B472]/[.C472]" office:value-type="float" office:value="12.3113560732113" calcext:value-type="float">
            <text:p>12.3113560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اینده</text:p>
          </table:table-cell>
          <table:table-cell office:value-type="float" office:value="58366" calcext:value-type="float">
            <text:p>58366</text:p>
          </table:table-cell>
          <table:table-cell office:value-type="float" office:value="4784" calcext:value-type="float">
            <text:p>4784</text:p>
          </table:table-cell>
          <table:table-cell table:formula="of:=[.B473]/[.C473]" office:value-type="float" office:value="12.2002508361204" calcext:value-type="float">
            <text:p>12.2002508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صل</text:p>
          </table:table-cell>
          <table:table-cell office:value-type="float" office:value="58070" calcext:value-type="float">
            <text:p>58070</text:p>
          </table:table-cell>
          <table:table-cell office:value-type="float" office:value="4771" calcext:value-type="float">
            <text:p>4771</text:p>
          </table:table-cell>
          <table:table-cell table:formula="of:=[.B474]/[.C474]" office:value-type="float" office:value="12.171452525676" calcext:value-type="float">
            <text:p>12.1714525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خص</text:p>
          </table:table-cell>
          <table:table-cell office:value-type="float" office:value="58089" calcext:value-type="float">
            <text:p>58089</text:p>
          </table:table-cell>
          <table:table-cell office:value-type="float" office:value="4780" calcext:value-type="float">
            <text:p>4780</text:p>
          </table:table-cell>
          <table:table-cell table:formula="of:=[.B475]/[.C475]" office:value-type="float" office:value="12.152510460251" calcext:value-type="float">
            <text:p>12.1525104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وم</text:p>
          </table:table-cell>
          <table:table-cell office:value-type="float" office:value="57646" calcext:value-type="float">
            <text:p>57646</text:p>
          </table:table-cell>
          <table:table-cell office:value-type="float" office:value="4749" calcext:value-type="float">
            <text:p>4749</text:p>
          </table:table-cell>
          <table:table-cell table:formula="of:=[.B476]/[.C476]" office:value-type="float" office:value="12.1385554853653" calcext:value-type="float">
            <text:p>12.1385554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ندس</text:p>
          </table:table-cell>
          <table:table-cell office:value-type="float" office:value="57911" calcext:value-type="float">
            <text:p>57911</text:p>
          </table:table-cell>
          <table:table-cell office:value-type="float" office:value="4776" calcext:value-type="float">
            <text:p>4776</text:p>
          </table:table-cell>
          <table:table-cell table:formula="of:=[.B477]/[.C477]" office:value-type="float" office:value="12.125418760469" calcext:value-type="float">
            <text:p>12.1254187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کته</text:p>
          </table:table-cell>
          <table:table-cell office:value-type="float" office:value="57882" calcext:value-type="float">
            <text:p>57882</text:p>
          </table:table-cell>
          <table:table-cell office:value-type="float" office:value="4782" calcext:value-type="float">
            <text:p>4782</text:p>
          </table:table-cell>
          <table:table-cell table:formula="of:=[.B478]/[.C478]" office:value-type="float" office:value="12.1041405269762" calcext:value-type="float">
            <text:p>12.104140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ستا</text:p>
          </table:table-cell>
          <table:table-cell office:value-type="float" office:value="57207" calcext:value-type="float">
            <text:p>57207</text:p>
          </table:table-cell>
          <table:table-cell office:value-type="float" office:value="4734" calcext:value-type="float">
            <text:p>4734</text:p>
          </table:table-cell>
          <table:table-cell table:formula="of:=[.B479]/[.C479]" office:value-type="float" office:value="12.0842839036755" calcext:value-type="float">
            <text:p>12.0842839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کز</text:p>
          </table:table-cell>
          <table:table-cell office:value-type="float" office:value="57385" calcext:value-type="float">
            <text:p>57385</text:p>
          </table:table-cell>
          <table:table-cell office:value-type="float" office:value="4766" calcext:value-type="float">
            <text:p>4766</text:p>
          </table:table-cell>
          <table:table-cell table:formula="of:=[.B480]/[.C480]" office:value-type="float" office:value="12.0404951741502" calcext:value-type="float">
            <text:p>12.0404951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کست</text:p>
          </table:table-cell>
          <table:table-cell office:value-type="float" office:value="57697" calcext:value-type="float">
            <text:p>57697</text:p>
          </table:table-cell>
          <table:table-cell office:value-type="float" office:value="4797" calcext:value-type="float">
            <text:p>4797</text:p>
          </table:table-cell>
          <table:table-cell table:formula="of:=[.B481]/[.C481]" office:value-type="float" office:value="12.027725661872" calcext:value-type="float">
            <text:p>12.0277256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کومت</text:p>
          </table:table-cell>
          <table:table-cell office:value-type="float" office:value="57003" calcext:value-type="float">
            <text:p>57003</text:p>
          </table:table-cell>
          <table:table-cell office:value-type="float" office:value="4742" calcext:value-type="float">
            <text:p>4742</text:p>
          </table:table-cell>
          <table:table-cell table:formula="of:=[.B482]/[.C482]" office:value-type="float" office:value="12.020877266976" calcext:value-type="float">
            <text:p>12.020877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صت</text:p>
          </table:table-cell>
          <table:table-cell office:value-type="float" office:value="57370" calcext:value-type="float">
            <text:p>57370</text:p>
          </table:table-cell>
          <table:table-cell office:value-type="float" office:value="4782" calcext:value-type="float">
            <text:p>4782</text:p>
          </table:table-cell>
          <table:table-cell table:formula="of:=[.B483]/[.C483]" office:value-type="float" office:value="11.9970723546633" calcext:value-type="float">
            <text:p>11.9970723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یر</text:p>
          </table:table-cell>
          <table:table-cell office:value-type="float" office:value="57235" calcext:value-type="float">
            <text:p>57235</text:p>
          </table:table-cell>
          <table:table-cell office:value-type="float" office:value="4776" calcext:value-type="float">
            <text:p>4776</text:p>
          </table:table-cell>
          <table:table-cell table:formula="of:=[.B484]/[.C484]" office:value-type="float" office:value="11.983877721943" calcext:value-type="float">
            <text:p>11.9838777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ز</text:p>
          </table:table-cell>
          <table:table-cell office:value-type="float" office:value="56943" calcext:value-type="float">
            <text:p>56943</text:p>
          </table:table-cell>
          <table:table-cell office:value-type="float" office:value="4760" calcext:value-type="float">
            <text:p>4760</text:p>
          </table:table-cell>
          <table:table-cell table:formula="of:=[.B485]/[.C485]" office:value-type="float" office:value="11.9628151260504" calcext:value-type="float">
            <text:p>11.9628151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حران</text:p>
          </table:table-cell>
          <table:table-cell office:value-type="float" office:value="56914" calcext:value-type="float">
            <text:p>56914</text:p>
          </table:table-cell>
          <table:table-cell office:value-type="float" office:value="4766" calcext:value-type="float">
            <text:p>4766</text:p>
          </table:table-cell>
          <table:table-cell table:formula="of:=[.B486]/[.C486]" office:value-type="float" office:value="11.9416701636593" calcext:value-type="float">
            <text:p>11.9416701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هده</text:p>
          </table:table-cell>
          <table:table-cell office:value-type="float" office:value="57199" calcext:value-type="float">
            <text:p>57199</text:p>
          </table:table-cell>
          <table:table-cell office:value-type="float" office:value="4798" calcext:value-type="float">
            <text:p>4798</text:p>
          </table:table-cell>
          <table:table-cell table:formula="of:=[.B487]/[.C487]" office:value-type="float" office:value="11.9214255939975" calcext:value-type="float">
            <text:p>11.921425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نترنت</text:p>
          </table:table-cell>
          <table:table-cell office:value-type="float" office:value="41729" calcext:value-type="float">
            <text:p>41729</text:p>
          </table:table-cell>
          <table:table-cell office:value-type="float" office:value="3502" calcext:value-type="float">
            <text:p>3502</text:p>
          </table:table-cell>
          <table:table-cell table:formula="of:=[.B488]/[.C488]" office:value-type="float" office:value="11.9157624214734" calcext:value-type="float">
            <text:p>11.9157624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ار</text:p>
          </table:table-cell>
          <table:table-cell office:value-type="float" office:value="55806" calcext:value-type="float">
            <text:p>55806</text:p>
          </table:table-cell>
          <table:table-cell office:value-type="float" office:value="4712" calcext:value-type="float">
            <text:p>4712</text:p>
          </table:table-cell>
          <table:table-cell table:formula="of:=[.B489]/[.C489]" office:value-type="float" office:value="11.8433786078098" calcext:value-type="float">
            <text:p>11.8433786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ده</text:p>
          </table:table-cell>
          <table:table-cell office:value-type="float" office:value="54928" calcext:value-type="float">
            <text:p>54928</text:p>
          </table:table-cell>
          <table:table-cell office:value-type="float" office:value="4648" calcext:value-type="float">
            <text:p>4648</text:p>
          </table:table-cell>
          <table:table-cell table:formula="of:=[.B490]/[.C490]" office:value-type="float" office:value="11.8175559380379" calcext:value-type="float">
            <text:p>11.817555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لاح</text:p>
          </table:table-cell>
          <table:table-cell office:value-type="float" office:value="55592" calcext:value-type="float">
            <text:p>55592</text:p>
          </table:table-cell>
          <table:table-cell office:value-type="float" office:value="4710" calcext:value-type="float">
            <text:p>4710</text:p>
          </table:table-cell>
          <table:table-cell table:formula="of:=[.B491]/[.C491]" office:value-type="float" office:value="11.8029723991507" calcext:value-type="float">
            <text:p>11.8029723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اد</text:p>
          </table:table-cell>
          <table:table-cell office:value-type="float" office:value="55596" calcext:value-type="float">
            <text:p>55596</text:p>
          </table:table-cell>
          <table:table-cell office:value-type="float" office:value="4718" calcext:value-type="float">
            <text:p>4718</text:p>
          </table:table-cell>
          <table:table-cell table:formula="of:=[.B492]/[.C492]" office:value-type="float" office:value="11.7838066977533" calcext:value-type="float">
            <text:p>11.7838066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ابقات</text:p>
          </table:table-cell>
          <table:table-cell office:value-type="float" office:value="54179" calcext:value-type="float">
            <text:p>54179</text:p>
          </table:table-cell>
          <table:table-cell office:value-type="float" office:value="4601" calcext:value-type="float">
            <text:p>4601</text:p>
          </table:table-cell>
          <table:table-cell table:formula="of:=[.B493]/[.C493]" office:value-type="float" office:value="11.7754835905238" calcext:value-type="float">
            <text:p>11.7754835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سیا</text:p>
          </table:table-cell>
          <table:table-cell office:value-type="float" office:value="55854" calcext:value-type="float">
            <text:p>55854</text:p>
          </table:table-cell>
          <table:table-cell office:value-type="float" office:value="4757" calcext:value-type="float">
            <text:p>4757</text:p>
          </table:table-cell>
          <table:table-cell table:formula="of:=[.B494]/[.C494]" office:value-type="float" office:value="11.741433676687" calcext:value-type="float">
            <text:p>11.7414336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ت</text:p>
          </table:table-cell>
          <table:table-cell office:value-type="float" office:value="56133" calcext:value-type="float">
            <text:p>56133</text:p>
          </table:table-cell>
          <table:table-cell office:value-type="float" office:value="4783" calcext:value-type="float">
            <text:p>4783</text:p>
          </table:table-cell>
          <table:table-cell table:formula="of:=[.B495]/[.C495]" office:value-type="float" office:value="11.7359397867447" calcext:value-type="float">
            <text:p>11.7359397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در</text:p>
          </table:table-cell>
          <table:table-cell office:value-type="float" office:value="54433" calcext:value-type="float">
            <text:p>54433</text:p>
          </table:table-cell>
          <table:table-cell office:value-type="float" office:value="4644" calcext:value-type="float">
            <text:p>4644</text:p>
          </table:table-cell>
          <table:table-cell table:formula="of:=[.B496]/[.C496]" office:value-type="float" office:value="11.7211455641688" calcext:value-type="float">
            <text:p>11.7211455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لل</text:p>
          </table:table-cell>
          <table:table-cell office:value-type="float" office:value="54856" calcext:value-type="float">
            <text:p>54856</text:p>
          </table:table-cell>
          <table:table-cell office:value-type="float" office:value="4691" calcext:value-type="float">
            <text:p>4691</text:p>
          </table:table-cell>
          <table:table-cell table:formula="of:=[.B497]/[.C497]" office:value-type="float" office:value="11.6938819015135" calcext:value-type="float">
            <text:p>11.6938819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خشی</text:p>
          </table:table-cell>
          <table:table-cell office:value-type="float" office:value="56068" calcext:value-type="float">
            <text:p>56068</text:p>
          </table:table-cell>
          <table:table-cell office:value-type="float" office:value="4800" calcext:value-type="float">
            <text:p>4800</text:p>
          </table:table-cell>
          <table:table-cell table:formula="of:=[.B498]/[.C498]" office:value-type="float" office:value="11.6808333333333" calcext:value-type="float">
            <text:p>11.6808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رصه</text:p>
          </table:table-cell>
          <table:table-cell office:value-type="float" office:value="55636" calcext:value-type="float">
            <text:p>55636</text:p>
          </table:table-cell>
          <table:table-cell office:value-type="float" office:value="4766" calcext:value-type="float">
            <text:p>4766</text:p>
          </table:table-cell>
          <table:table-cell table:formula="of:=[.B499]/[.C499]" office:value-type="float" office:value="11.673520772136" calcext:value-type="float">
            <text:p>11.6735207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رستان</text:p>
          </table:table-cell>
          <table:table-cell office:value-type="float" office:value="55343" calcext:value-type="float">
            <text:p>55343</text:p>
          </table:table-cell>
          <table:table-cell office:value-type="float" office:value="4741" calcext:value-type="float">
            <text:p>4741</text:p>
          </table:table-cell>
          <table:table-cell table:formula="of:=[.B500]/[.C500]" office:value-type="float" office:value="11.6732756802362" calcext:value-type="float">
            <text:p>11.6732756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رق</text:p>
          </table:table-cell>
          <table:table-cell office:value-type="float" office:value="55831" calcext:value-type="float">
            <text:p>55831</text:p>
          </table:table-cell>
          <table:table-cell office:value-type="float" office:value="4783" calcext:value-type="float">
            <text:p>4783</text:p>
          </table:table-cell>
          <table:table-cell table:formula="of:=[.B501]/[.C501]" office:value-type="float" office:value="11.6727994982229" calcext:value-type="float">
            <text:p>11.6727994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وامل</text:p>
          </table:table-cell>
          <table:table-cell office:value-type="float" office:value="55547" calcext:value-type="float">
            <text:p>55547</text:p>
          </table:table-cell>
          <table:table-cell office:value-type="float" office:value="4783" calcext:value-type="float">
            <text:p>4783</text:p>
          </table:table-cell>
          <table:table-cell table:formula="of:=[.B502]/[.C502]" office:value-type="float" office:value="11.613422538156" calcext:value-type="float">
            <text:p>11.6134225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قال</text:p>
          </table:table-cell>
          <table:table-cell office:value-type="float" office:value="55577" calcext:value-type="float">
            <text:p>55577</text:p>
          </table:table-cell>
          <table:table-cell office:value-type="float" office:value="4787" calcext:value-type="float">
            <text:p>4787</text:p>
          </table:table-cell>
          <table:table-cell table:formula="of:=[.B503]/[.C503]" office:value-type="float" office:value="11.6099853770629" calcext:value-type="float">
            <text:p>11.6099853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در</text:p>
          </table:table-cell>
          <table:table-cell office:value-type="float" office:value="53370" calcext:value-type="float">
            <text:p>53370</text:p>
          </table:table-cell>
          <table:table-cell office:value-type="float" office:value="4599" calcext:value-type="float">
            <text:p>4599</text:p>
          </table:table-cell>
          <table:table-cell table:formula="of:=[.B504]/[.C504]" office:value-type="float" office:value="11.6046966731898" calcext:value-type="float">
            <text:p>11.6046966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ترک</text:p>
          </table:table-cell>
          <table:table-cell office:value-type="float" office:value="55376" calcext:value-type="float">
            <text:p>55376</text:p>
          </table:table-cell>
          <table:table-cell office:value-type="float" office:value="4778" calcext:value-type="float">
            <text:p>4778</text:p>
          </table:table-cell>
          <table:table-cell table:formula="of:=[.B505]/[.C505]" office:value-type="float" office:value="11.5897865215571" calcext:value-type="float">
            <text:p>11.5897865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یاست</text:p>
          </table:table-cell>
          <table:table-cell office:value-type="float" office:value="55313" calcext:value-type="float">
            <text:p>55313</text:p>
          </table:table-cell>
          <table:table-cell office:value-type="float" office:value="4774" calcext:value-type="float">
            <text:p>4774</text:p>
          </table:table-cell>
          <table:table-cell table:formula="of:=[.B506]/[.C506]" office:value-type="float" office:value="11.5863007959782" calcext:value-type="float">
            <text:p>11.586300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</text:p>
          </table:table-cell>
          <table:table-cell office:value-type="float" office:value="55366" calcext:value-type="float">
            <text:p>55366</text:p>
          </table:table-cell>
          <table:table-cell office:value-type="float" office:value="4781" calcext:value-type="float">
            <text:p>4781</text:p>
          </table:table-cell>
          <table:table-cell table:formula="of:=[.B507]/[.C507]" office:value-type="float" office:value="11.5804225057519" calcext:value-type="float">
            <text:p>11.5804225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وژه</text:p>
          </table:table-cell>
          <table:table-cell office:value-type="float" office:value="48869" calcext:value-type="float">
            <text:p>48869</text:p>
          </table:table-cell>
          <table:table-cell office:value-type="float" office:value="4221" calcext:value-type="float">
            <text:p>4221</text:p>
          </table:table-cell>
          <table:table-cell table:formula="of:=[.B508]/[.C508]" office:value-type="float" office:value="11.57758824923" calcext:value-type="float">
            <text:p>11.5775882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مل</text:p>
          </table:table-cell>
          <table:table-cell office:value-type="float" office:value="55588" calcext:value-type="float">
            <text:p>55588</text:p>
          </table:table-cell>
          <table:table-cell office:value-type="float" office:value="4802" calcext:value-type="float">
            <text:p>4802</text:p>
          </table:table-cell>
          <table:table-cell table:formula="of:=[.B509]/[.C509]" office:value-type="float" office:value="11.5760099958351" calcext:value-type="float">
            <text:p>11.5760099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یته</text:p>
          </table:table-cell>
          <table:table-cell office:value-type="float" office:value="54468" calcext:value-type="float">
            <text:p>54468</text:p>
          </table:table-cell>
          <table:table-cell office:value-type="float" office:value="4712" calcext:value-type="float">
            <text:p>4712</text:p>
          </table:table-cell>
          <table:table-cell table:formula="of:=[.B510]/[.C510]" office:value-type="float" office:value="11.5594227504244" calcext:value-type="float">
            <text:p>11.5594227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ظار</text:p>
          </table:table-cell>
          <table:table-cell office:value-type="float" office:value="55356" calcext:value-type="float">
            <text:p>55356</text:p>
          </table:table-cell>
          <table:table-cell office:value-type="float" office:value="4792" calcext:value-type="float">
            <text:p>4792</text:p>
          </table:table-cell>
          <table:table-cell table:formula="of:=[.B511]/[.C511]" office:value-type="float" office:value="11.5517529215359" calcext:value-type="float">
            <text:p>11.5517529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حادیه</text:p>
          </table:table-cell>
          <table:table-cell office:value-type="float" office:value="53044" calcext:value-type="float">
            <text:p>53044</text:p>
          </table:table-cell>
          <table:table-cell office:value-type="float" office:value="4595" calcext:value-type="float">
            <text:p>4595</text:p>
          </table:table-cell>
          <table:table-cell table:formula="of:=[.B512]/[.C512]" office:value-type="float" office:value="11.5438520130577" calcext:value-type="float">
            <text:p>11.5438520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مله</text:p>
          </table:table-cell>
          <table:table-cell office:value-type="float" office:value="54495" calcext:value-type="float">
            <text:p>54495</text:p>
          </table:table-cell>
          <table:table-cell office:value-type="float" office:value="4726" calcext:value-type="float">
            <text:p>4726</text:p>
          </table:table-cell>
          <table:table-cell table:formula="of:=[.B513]/[.C513]" office:value-type="float" office:value="11.5308929327127" calcext:value-type="float">
            <text:p>11.5308929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ایحه</text:p>
          </table:table-cell>
          <table:table-cell office:value-type="float" office:value="47865" calcext:value-type="float">
            <text:p>47865</text:p>
          </table:table-cell>
          <table:table-cell office:value-type="float" office:value="4154" calcext:value-type="float">
            <text:p>4154</text:p>
          </table:table-cell>
          <table:table-cell table:formula="of:=[.B514]/[.C514]" office:value-type="float" office:value="11.5226287915262" calcext:value-type="float">
            <text:p>11.5226287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تدا</text:p>
          </table:table-cell>
          <table:table-cell office:value-type="float" office:value="55195" calcext:value-type="float">
            <text:p>55195</text:p>
          </table:table-cell>
          <table:table-cell office:value-type="float" office:value="4792" calcext:value-type="float">
            <text:p>4792</text:p>
          </table:table-cell>
          <table:table-cell table:formula="of:=[.B515]/[.C515]" office:value-type="float" office:value="11.5181552587646" calcext:value-type="float">
            <text:p>11.5181552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یوه</text:p>
          </table:table-cell>
          <table:table-cell office:value-type="float" office:value="55126" calcext:value-type="float">
            <text:p>55126</text:p>
          </table:table-cell>
          <table:table-cell office:value-type="float" office:value="4788" calcext:value-type="float">
            <text:p>4788</text:p>
          </table:table-cell>
          <table:table-cell table:formula="of:=[.B516]/[.C516]" office:value-type="float" office:value="11.5133667502089" calcext:value-type="float">
            <text:p>11.5133667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کانات</text:p>
          </table:table-cell>
          <table:table-cell office:value-type="float" office:value="55190" calcext:value-type="float">
            <text:p>55190</text:p>
          </table:table-cell>
          <table:table-cell office:value-type="float" office:value="4795" calcext:value-type="float">
            <text:p>4795</text:p>
          </table:table-cell>
          <table:table-cell table:formula="of:=[.B517]/[.C517]" office:value-type="float" office:value="11.5099061522419" calcext:value-type="float">
            <text:p>11.5099061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راح</text:p>
          </table:table-cell>
          <table:table-cell office:value-type="float" office:value="54311" calcext:value-type="float">
            <text:p>54311</text:p>
          </table:table-cell>
          <table:table-cell office:value-type="float" office:value="4724" calcext:value-type="float">
            <text:p>4724</text:p>
          </table:table-cell>
          <table:table-cell table:formula="of:=[.B518]/[.C518]" office:value-type="float" office:value="11.4968247248095" calcext:value-type="float">
            <text:p>11.496824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ندان</text:p>
          </table:table-cell>
          <table:table-cell office:value-type="float" office:value="52236" calcext:value-type="float">
            <text:p>52236</text:p>
          </table:table-cell>
          <table:table-cell office:value-type="float" office:value="4555" calcext:value-type="float">
            <text:p>4555</text:p>
          </table:table-cell>
          <table:table-cell table:formula="of:=[.B519]/[.C519]" office:value-type="float" office:value="11.4678375411636" calcext:value-type="float">
            <text:p>11.4678375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روزی</text:p>
          </table:table-cell>
          <table:table-cell office:value-type="float" office:value="54399" calcext:value-type="float">
            <text:p>54399</text:p>
          </table:table-cell>
          <table:table-cell office:value-type="float" office:value="4766" calcext:value-type="float">
            <text:p>4766</text:p>
          </table:table-cell>
          <table:table-cell table:formula="of:=[.B520]/[.C520]" office:value-type="float" office:value="11.4139739823752" calcext:value-type="float">
            <text:p>11.4139739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هم</text:p>
          </table:table-cell>
          <table:table-cell office:value-type="float" office:value="53016" calcext:value-type="float">
            <text:p>53016</text:p>
          </table:table-cell>
          <table:table-cell office:value-type="float" office:value="4677" calcext:value-type="float">
            <text:p>4677</text:p>
          </table:table-cell>
          <table:table-cell table:formula="of:=[.B521]/[.C521]" office:value-type="float" office:value="11.3354714560616" calcext:value-type="float">
            <text:p>11.3354714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طلاع</text:p>
          </table:table-cell>
          <table:table-cell office:value-type="float" office:value="54288" calcext:value-type="float">
            <text:p>54288</text:p>
          </table:table-cell>
          <table:table-cell office:value-type="float" office:value="4792" calcext:value-type="float">
            <text:p>4792</text:p>
          </table:table-cell>
          <table:table-cell table:formula="of:=[.B522]/[.C522]" office:value-type="float" office:value="11.3288814691152" calcext:value-type="float">
            <text:p>11.3288814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ژوهش</text:p>
          </table:table-cell>
          <table:table-cell office:value-type="float" office:value="52964" calcext:value-type="float">
            <text:p>52964</text:p>
          </table:table-cell>
          <table:table-cell office:value-type="float" office:value="4678" calcext:value-type="float">
            <text:p>4678</text:p>
          </table:table-cell>
          <table:table-cell table:formula="of:=[.B523]/[.C523]" office:value-type="float" office:value="11.3219324497649" calcext:value-type="float">
            <text:p>11.3219324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کن</text:p>
          </table:table-cell>
          <table:table-cell office:value-type="float" office:value="48225" calcext:value-type="float">
            <text:p>48225</text:p>
          </table:table-cell>
          <table:table-cell office:value-type="float" office:value="4260" calcext:value-type="float">
            <text:p>4260</text:p>
          </table:table-cell>
          <table:table-cell table:formula="of:=[.B524]/[.C524]" office:value-type="float" office:value="11.3204225352113" calcext:value-type="float">
            <text:p>11.3204225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وگیری</text:p>
          </table:table-cell>
          <table:table-cell office:value-type="float" office:value="54088" calcext:value-type="float">
            <text:p>54088</text:p>
          </table:table-cell>
          <table:table-cell office:value-type="float" office:value="4795" calcext:value-type="float">
            <text:p>4795</text:p>
          </table:table-cell>
          <table:table-cell table:formula="of:=[.B525]/[.C525]" office:value-type="float" office:value="11.2800834202294" calcext:value-type="float">
            <text:p>11.2800834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مهور</text:p>
          </table:table-cell>
          <table:table-cell office:value-type="float" office:value="51630" calcext:value-type="float">
            <text:p>51630</text:p>
          </table:table-cell>
          <table:table-cell office:value-type="float" office:value="4579" calcext:value-type="float">
            <text:p>4579</text:p>
          </table:table-cell>
          <table:table-cell table:formula="of:=[.B526]/[.C526]" office:value-type="float" office:value="11.2753876392225" calcext:value-type="float">
            <text:p>11.2753876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رجه</text:p>
          </table:table-cell>
          <table:table-cell office:value-type="float" office:value="52978" calcext:value-type="float">
            <text:p>52978</text:p>
          </table:table-cell>
          <table:table-cell office:value-type="float" office:value="4706" calcext:value-type="float">
            <text:p>4706</text:p>
          </table:table-cell>
          <table:table-cell table:formula="of:=[.B527]/[.C527]" office:value-type="float" office:value="11.257543561411" calcext:value-type="float">
            <text:p>11.2575435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مل</text:p>
          </table:table-cell>
          <table:table-cell office:value-type="float" office:value="52177" calcext:value-type="float">
            <text:p>52177</text:p>
          </table:table-cell>
          <table:table-cell office:value-type="float" office:value="4657" calcext:value-type="float">
            <text:p>4657</text:p>
          </table:table-cell>
          <table:table-cell table:formula="of:=[.B528]/[.C528]" office:value-type="float" office:value="11.2039939875456" calcext:value-type="float">
            <text:p>11.2039939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ماره</text:p>
          </table:table-cell>
          <table:table-cell office:value-type="float" office:value="53553" calcext:value-type="float">
            <text:p>53553</text:p>
          </table:table-cell>
          <table:table-cell office:value-type="float" office:value="4786" calcext:value-type="float">
            <text:p>4786</text:p>
          </table:table-cell>
          <table:table-cell table:formula="of:=[.B529]/[.C529]" office:value-type="float" office:value="11.1895110739657" calcext:value-type="float">
            <text:p>11.189511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فق</text:p>
          </table:table-cell>
          <table:table-cell office:value-type="float" office:value="53496" calcext:value-type="float">
            <text:p>53496</text:p>
          </table:table-cell>
          <table:table-cell office:value-type="float" office:value="4798" calcext:value-type="float">
            <text:p>4798</text:p>
          </table:table-cell>
          <table:table-cell table:formula="of:=[.B530]/[.C530]" office:value-type="float" office:value="11.1496456857024" calcext:value-type="float">
            <text:p>11.1496456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ره</text:p>
          </table:table-cell>
          <table:table-cell office:value-type="float" office:value="50809" calcext:value-type="float">
            <text:p>50809</text:p>
          </table:table-cell>
          <table:table-cell office:value-type="float" office:value="4570" calcext:value-type="float">
            <text:p>4570</text:p>
          </table:table-cell>
          <table:table-cell table:formula="of:=[.B531]/[.C531]" office:value-type="float" office:value="11.117943107221" calcext:value-type="float">
            <text:p>11.1179431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سانی</text:p>
          </table:table-cell>
          <table:table-cell office:value-type="float" office:value="53159" calcext:value-type="float">
            <text:p>53159</text:p>
          </table:table-cell>
          <table:table-cell office:value-type="float" office:value="4786" calcext:value-type="float">
            <text:p>4786</text:p>
          </table:table-cell>
          <table:table-cell table:formula="of:=[.B532]/[.C532]" office:value-type="float" office:value="11.1071876305892" calcext:value-type="float">
            <text:p>11.1071876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بطه</text:p>
          </table:table-cell>
          <table:table-cell office:value-type="float" office:value="52839" calcext:value-type="float">
            <text:p>52839</text:p>
          </table:table-cell>
          <table:table-cell office:value-type="float" office:value="4765" calcext:value-type="float">
            <text:p>4765</text:p>
          </table:table-cell>
          <table:table-cell table:formula="of:=[.B533]/[.C533]" office:value-type="float" office:value="11.088982161595" calcext:value-type="float">
            <text:p>11.0889821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ست</text:p>
          </table:table-cell>
          <table:table-cell office:value-type="float" office:value="52374" calcext:value-type="float">
            <text:p>52374</text:p>
          </table:table-cell>
          <table:table-cell office:value-type="float" office:value="4725" calcext:value-type="float">
            <text:p>4725</text:p>
          </table:table-cell>
          <table:table-cell table:formula="of:=[.B534]/[.C534]" office:value-type="float" office:value="11.0844444444444" calcext:value-type="float">
            <text:p>11.0844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ن</text:p>
          </table:table-cell>
          <table:table-cell office:value-type="float" office:value="52851" calcext:value-type="float">
            <text:p>52851</text:p>
          </table:table-cell>
          <table:table-cell office:value-type="float" office:value="4775" calcext:value-type="float">
            <text:p>4775</text:p>
          </table:table-cell>
          <table:table-cell table:formula="of:=[.B535]/[.C535]" office:value-type="float" office:value="11.0682722513089" calcext:value-type="float">
            <text:p>11.0682722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شی</text:p>
          </table:table-cell>
          <table:table-cell office:value-type="float" office:value="53104" calcext:value-type="float">
            <text:p>53104</text:p>
          </table:table-cell>
          <table:table-cell office:value-type="float" office:value="4799" calcext:value-type="float">
            <text:p>4799</text:p>
          </table:table-cell>
          <table:table-cell table:formula="of:=[.B536]/[.C536]" office:value-type="float" office:value="11.0656386747239" calcext:value-type="float">
            <text:p>11.0656386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فاق</text:p>
          </table:table-cell>
          <table:table-cell office:value-type="float" office:value="51764" calcext:value-type="float">
            <text:p>51764</text:p>
          </table:table-cell>
          <table:table-cell office:value-type="float" office:value="4708" calcext:value-type="float">
            <text:p>4708</text:p>
          </table:table-cell>
          <table:table-cell table:formula="of:=[.B537]/[.C537]" office:value-type="float" office:value="10.9949022939677" calcext:value-type="float">
            <text:p>10.994902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شن</text:p>
          </table:table-cell>
          <table:table-cell office:value-type="float" office:value="52393" calcext:value-type="float">
            <text:p>52393</text:p>
          </table:table-cell>
          <table:table-cell office:value-type="float" office:value="4795" calcext:value-type="float">
            <text:p>4795</text:p>
          </table:table-cell>
          <table:table-cell table:formula="of:=[.B538]/[.C538]" office:value-type="float" office:value="10.926590198123" calcext:value-type="float">
            <text:p>10.9265901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ده</text:p>
          </table:table-cell>
          <table:table-cell office:value-type="float" office:value="52295" calcext:value-type="float">
            <text:p>52295</text:p>
          </table:table-cell>
          <table:table-cell office:value-type="float" office:value="4791" calcext:value-type="float">
            <text:p>4791</text:p>
          </table:table-cell>
          <table:table-cell table:formula="of:=[.B539]/[.C539]" office:value-type="float" office:value="10.9152577749948" calcext:value-type="float">
            <text:p>10.915257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رآن</text:p>
          </table:table-cell>
          <table:table-cell office:value-type="float" office:value="44079" calcext:value-type="float">
            <text:p>44079</text:p>
          </table:table-cell>
          <table:table-cell office:value-type="float" office:value="4063" calcext:value-type="float">
            <text:p>4063</text:p>
          </table:table-cell>
          <table:table-cell table:formula="of:=[.B540]/[.C540]" office:value-type="float" office:value="10.8488801378292" calcext:value-type="float">
            <text:p>10.8488801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جمن</text:p>
          </table:table-cell>
          <table:table-cell office:value-type="float" office:value="50505" calcext:value-type="float">
            <text:p>50505</text:p>
          </table:table-cell>
          <table:table-cell office:value-type="float" office:value="4659" calcext:value-type="float">
            <text:p>4659</text:p>
          </table:table-cell>
          <table:table-cell table:formula="of:=[.B541]/[.C541]" office:value-type="float" office:value="10.8403090792015" calcext:value-type="float">
            <text:p>10.8403090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تمال</text:p>
          </table:table-cell>
          <table:table-cell office:value-type="float" office:value="51615" calcext:value-type="float">
            <text:p>51615</text:p>
          </table:table-cell>
          <table:table-cell office:value-type="float" office:value="4768" calcext:value-type="float">
            <text:p>4768</text:p>
          </table:table-cell>
          <table:table-cell table:formula="of:=[.B542]/[.C542]" office:value-type="float" office:value="10.8252936241611" calcext:value-type="float">
            <text:p>10.8252936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ین</text:p>
          </table:table-cell>
          <table:table-cell office:value-type="float" office:value="51476" calcext:value-type="float">
            <text:p>51476</text:p>
          </table:table-cell>
          <table:table-cell office:value-type="float" office:value="4760" calcext:value-type="float">
            <text:p>4760</text:p>
          </table:table-cell>
          <table:table-cell table:formula="of:=[.B543]/[.C543]" office:value-type="float" office:value="10.8142857142857" calcext:value-type="float">
            <text:p>10.8142857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ایش</text:p>
          </table:table-cell>
          <table:table-cell office:value-type="float" office:value="49124" calcext:value-type="float">
            <text:p>49124</text:p>
          </table:table-cell>
          <table:table-cell office:value-type="float" office:value="4545" calcext:value-type="float">
            <text:p>4545</text:p>
          </table:table-cell>
          <table:table-cell table:formula="of:=[.B544]/[.C544]" office:value-type="float" office:value="10.8083608360836" calcext:value-type="float">
            <text:p>10.8083608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یر</text:p>
          </table:table-cell>
          <table:table-cell office:value-type="float" office:value="51548" calcext:value-type="float">
            <text:p>51548</text:p>
          </table:table-cell>
          <table:table-cell office:value-type="float" office:value="4773" calcext:value-type="float">
            <text:p>4773</text:p>
          </table:table-cell>
          <table:table-cell table:formula="of:=[.B545]/[.C545]" office:value-type="float" office:value="10.799916195265" calcext:value-type="float">
            <text:p>10.7999161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وزان</text:p>
          </table:table-cell>
          <table:table-cell office:value-type="float" office:value="46995" calcext:value-type="float">
            <text:p>46995</text:p>
          </table:table-cell>
          <table:table-cell office:value-type="float" office:value="4356" calcext:value-type="float">
            <text:p>4356</text:p>
          </table:table-cell>
          <table:table-cell table:formula="of:=[.B546]/[.C546]" office:value-type="float" office:value="10.7885674931129" calcext:value-type="float">
            <text:p>10.7885674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کیه</text:p>
          </table:table-cell>
          <table:table-cell office:value-type="float" office:value="47478" calcext:value-type="float">
            <text:p>47478</text:p>
          </table:table-cell>
          <table:table-cell office:value-type="float" office:value="4406" calcext:value-type="float">
            <text:p>4406</text:p>
          </table:table-cell>
          <table:table-cell table:formula="of:=[.B547]/[.C547]" office:value-type="float" office:value="10.7757603268271" calcext:value-type="float">
            <text:p>10.7757603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ذیرفت</text:p>
          </table:table-cell>
          <table:table-cell office:value-type="float" office:value="51583" calcext:value-type="float">
            <text:p>51583</text:p>
          </table:table-cell>
          <table:table-cell office:value-type="float" office:value="4790" calcext:value-type="float">
            <text:p>4790</text:p>
          </table:table-cell>
          <table:table-cell table:formula="of:=[.B548]/[.C548]" office:value-type="float" office:value="10.7688935281837" calcext:value-type="float">
            <text:p>10.7688935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قلال</text:p>
          </table:table-cell>
          <table:table-cell office:value-type="float" office:value="50064" calcext:value-type="float">
            <text:p>50064</text:p>
          </table:table-cell>
          <table:table-cell office:value-type="float" office:value="4658" calcext:value-type="float">
            <text:p>4658</text:p>
          </table:table-cell>
          <table:table-cell table:formula="of:=[.B549]/[.C549]" office:value-type="float" office:value="10.7479604980678" calcext:value-type="float">
            <text:p>10.7479604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مان</text:p>
          </table:table-cell>
          <table:table-cell office:value-type="float" office:value="49262" calcext:value-type="float">
            <text:p>49262</text:p>
          </table:table-cell>
          <table:table-cell office:value-type="float" office:value="4602" calcext:value-type="float">
            <text:p>4602</text:p>
          </table:table-cell>
          <table:table-cell table:formula="of:=[.B550]/[.C550]" office:value-type="float" office:value="10.7044763146458" calcext:value-type="float">
            <text:p>10.704476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وانین</text:p>
          </table:table-cell>
          <table:table-cell office:value-type="float" office:value="50763" calcext:value-type="float">
            <text:p>50763</text:p>
          </table:table-cell>
          <table:table-cell office:value-type="float" office:value="4744" calcext:value-type="float">
            <text:p>4744</text:p>
          </table:table-cell>
          <table:table-cell table:formula="of:=[.B551]/[.C551]" office:value-type="float" office:value="10.7004637436762" calcext:value-type="float">
            <text:p>10.7004637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ثبت</text:p>
          </table:table-cell>
          <table:table-cell office:value-type="float" office:value="50162" calcext:value-type="float">
            <text:p>50162</text:p>
          </table:table-cell>
          <table:table-cell office:value-type="float" office:value="4694" calcext:value-type="float">
            <text:p>4694</text:p>
          </table:table-cell>
          <table:table-cell table:formula="of:=[.B552]/[.C552]" office:value-type="float" office:value="10.6864081806562" calcext:value-type="float">
            <text:p>10.6864081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دم</text:p>
          </table:table-cell>
          <table:table-cell office:value-type="float" office:value="48262" calcext:value-type="float">
            <text:p>48262</text:p>
          </table:table-cell>
          <table:table-cell office:value-type="float" office:value="4518" calcext:value-type="float">
            <text:p>4518</text:p>
          </table:table-cell>
          <table:table-cell table:formula="of:=[.B553]/[.C553]" office:value-type="float" office:value="10.6821602478973" calcext:value-type="float">
            <text:p>10.6821602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خصیت</text:p>
          </table:table-cell>
          <table:table-cell office:value-type="float" office:value="50586" calcext:value-type="float">
            <text:p>50586</text:p>
          </table:table-cell>
          <table:table-cell office:value-type="float" office:value="4740" calcext:value-type="float">
            <text:p>4740</text:p>
          </table:table-cell>
          <table:table-cell table:formula="of:=[.B554]/[.C554]" office:value-type="float" office:value="10.6721518987342" calcext:value-type="float">
            <text:p>10.6721518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تم</text:p>
          </table:table-cell>
          <table:table-cell office:value-type="float" office:value="46157" calcext:value-type="float">
            <text:p>46157</text:p>
          </table:table-cell>
          <table:table-cell office:value-type="float" office:value="4336" calcext:value-type="float">
            <text:p>4336</text:p>
          </table:table-cell>
          <table:table-cell table:formula="of:=[.B555]/[.C555]" office:value-type="float" office:value="10.6450645756458" calcext:value-type="float">
            <text:p>10.6450645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رف</text:p>
          </table:table-cell>
          <table:table-cell office:value-type="float" office:value="49126" calcext:value-type="float">
            <text:p>49126</text:p>
          </table:table-cell>
          <table:table-cell office:value-type="float" office:value="4618" calcext:value-type="float">
            <text:p>4618</text:p>
          </table:table-cell>
          <table:table-cell table:formula="of:=[.B556]/[.C556]" office:value-type="float" office:value="10.6379385015158" calcext:value-type="float">
            <text:p>10.6379385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نا</text:p>
          </table:table-cell>
          <table:table-cell office:value-type="float" office:value="50714" calcext:value-type="float">
            <text:p>50714</text:p>
          </table:table-cell>
          <table:table-cell office:value-type="float" office:value="4770" calcext:value-type="float">
            <text:p>4770</text:p>
          </table:table-cell>
          <table:table-cell table:formula="of:=[.B557]/[.C557]" office:value-type="float" office:value="10.6318658280922" calcext:value-type="float">
            <text:p>10.6318658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رسه</text:p>
          </table:table-cell>
          <table:table-cell office:value-type="float" office:value="47818" calcext:value-type="float">
            <text:p>47818</text:p>
          </table:table-cell>
          <table:table-cell office:value-type="float" office:value="4498" calcext:value-type="float">
            <text:p>4498</text:p>
          </table:table-cell>
          <table:table-cell table:formula="of:=[.B558]/[.C558]" office:value-type="float" office:value="10.6309470875945" calcext:value-type="float">
            <text:p>10.6309470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م</text:p>
          </table:table-cell>
          <table:table-cell office:value-type="float" office:value="50856" calcext:value-type="float">
            <text:p>50856</text:p>
          </table:table-cell>
          <table:table-cell office:value-type="float" office:value="4786" calcext:value-type="float">
            <text:p>4786</text:p>
          </table:table-cell>
          <table:table-cell table:formula="of:=[.B559]/[.C559]" office:value-type="float" office:value="10.625992478061" calcext:value-type="float">
            <text:p>10.6259924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ختار</text:p>
          </table:table-cell>
          <table:table-cell office:value-type="float" office:value="49396" calcext:value-type="float">
            <text:p>49396</text:p>
          </table:table-cell>
          <table:table-cell office:value-type="float" office:value="4656" calcext:value-type="float">
            <text:p>4656</text:p>
          </table:table-cell>
          <table:table-cell table:formula="of:=[.B560]/[.C560]" office:value-type="float" office:value="10.6091065292096" calcext:value-type="float">
            <text:p>10.6091065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د</text:p>
          </table:table-cell>
          <table:table-cell office:value-type="float" office:value="49016" calcext:value-type="float">
            <text:p>49016</text:p>
          </table:table-cell>
          <table:table-cell office:value-type="float" office:value="4622" calcext:value-type="float">
            <text:p>4622</text:p>
          </table:table-cell>
          <table:table-cell table:formula="of:=[.B561]/[.C561]" office:value-type="float" office:value="10.6049329294678" calcext:value-type="float">
            <text:p>10.6049329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تشر</text:p>
          </table:table-cell>
          <table:table-cell office:value-type="float" office:value="50225" calcext:value-type="float">
            <text:p>50225</text:p>
          </table:table-cell>
          <table:table-cell office:value-type="float" office:value="4739" calcext:value-type="float">
            <text:p>4739</text:p>
          </table:table-cell>
          <table:table-cell table:formula="of:=[.B562]/[.C562]" office:value-type="float" office:value="10.5982274741507" calcext:value-type="float">
            <text:p>10.5982274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لب</text:p>
          </table:table-cell>
          <table:table-cell office:value-type="float" office:value="50799" calcext:value-type="float">
            <text:p>50799</text:p>
          </table:table-cell>
          <table:table-cell office:value-type="float" office:value="4794" calcext:value-type="float">
            <text:p>4794</text:p>
          </table:table-cell>
          <table:table-cell table:formula="of:=[.B563]/[.C563]" office:value-type="float" office:value="10.5963704630788" calcext:value-type="float">
            <text:p>10.5963704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گ</text:p>
          </table:table-cell>
          <table:table-cell office:value-type="float" office:value="49528" calcext:value-type="float">
            <text:p>49528</text:p>
          </table:table-cell>
          <table:table-cell office:value-type="float" office:value="4677" calcext:value-type="float">
            <text:p>4677</text:p>
          </table:table-cell>
          <table:table-cell table:formula="of:=[.B564]/[.C564]" office:value-type="float" office:value="10.5896942484499" calcext:value-type="float">
            <text:p>10.5896942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یشه</text:p>
          </table:table-cell>
          <table:table-cell office:value-type="float" office:value="50102" calcext:value-type="float">
            <text:p>50102</text:p>
          </table:table-cell>
          <table:table-cell office:value-type="float" office:value="4747" calcext:value-type="float">
            <text:p>4747</text:p>
          </table:table-cell>
          <table:table-cell table:formula="of:=[.B565]/[.C565]" office:value-type="float" office:value="10.5544554455446" calcext:value-type="float">
            <text:p>10.5544554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ویس</text:p>
          </table:table-cell>
          <table:table-cell office:value-type="float" office:value="41354" calcext:value-type="float">
            <text:p>41354</text:p>
          </table:table-cell>
          <table:table-cell office:value-type="float" office:value="3919" calcext:value-type="float">
            <text:p>3919</text:p>
          </table:table-cell>
          <table:table-cell table:formula="of:=[.B566]/[.C566]" office:value-type="float" office:value="10.5521816789997" calcext:value-type="float">
            <text:p>10.552181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جمه</text:p>
          </table:table-cell>
          <table:table-cell office:value-type="float" office:value="48507" calcext:value-type="float">
            <text:p>48507</text:p>
          </table:table-cell>
          <table:table-cell office:value-type="float" office:value="4599" calcext:value-type="float">
            <text:p>4599</text:p>
          </table:table-cell>
          <table:table-cell table:formula="of:=[.B567]/[.C567]" office:value-type="float" office:value="10.5472928897586" calcext:value-type="float">
            <text:p>10.5472928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دثه</text:p>
          </table:table-cell>
          <table:table-cell office:value-type="float" office:value="49201" calcext:value-type="float">
            <text:p>49201</text:p>
          </table:table-cell>
          <table:table-cell office:value-type="float" office:value="4667" calcext:value-type="float">
            <text:p>4667</text:p>
          </table:table-cell>
          <table:table-cell table:formula="of:=[.B568]/[.C568]" office:value-type="float" office:value="10.5423184058282" calcext:value-type="float">
            <text:p>10.5423184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گردان</text:p>
          </table:table-cell>
          <table:table-cell office:value-type="float" office:value="40080" calcext:value-type="float">
            <text:p>40080</text:p>
          </table:table-cell>
          <table:table-cell office:value-type="float" office:value="3802" calcext:value-type="float">
            <text:p>3802</text:p>
          </table:table-cell>
          <table:table-cell table:formula="of:=[.B569]/[.C569]" office:value-type="float" office:value="10.541820094687" calcext:value-type="float">
            <text:p>10.5418200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جوان</text:p>
          </table:table-cell>
          <table:table-cell office:value-type="float" office:value="48834" calcext:value-type="float">
            <text:p>48834</text:p>
          </table:table-cell>
          <table:table-cell office:value-type="float" office:value="4637" calcext:value-type="float">
            <text:p>4637</text:p>
          </table:table-cell>
          <table:table-cell table:formula="of:=[.B570]/[.C570]" office:value-type="float" office:value="10.5313780461505" calcext:value-type="float">
            <text:p>10.5313780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صیل</text:p>
          </table:table-cell>
          <table:table-cell office:value-type="float" office:value="49218" calcext:value-type="float">
            <text:p>49218</text:p>
          </table:table-cell>
          <table:table-cell office:value-type="float" office:value="4678" calcext:value-type="float">
            <text:p>4678</text:p>
          </table:table-cell>
          <table:table-cell table:formula="of:=[.B571]/[.C571]" office:value-type="float" office:value="10.521162890124" calcext:value-type="float">
            <text:p>10.521162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float" office:value="49761" calcext:value-type="float">
            <text:p>49761</text:p>
          </table:table-cell>
          <table:table-cell office:value-type="float" office:value="4734" calcext:value-type="float">
            <text:p>4734</text:p>
          </table:table-cell>
          <table:table-cell table:formula="of:=[.B572]/[.C572]" office:value-type="float" office:value="10.5114068441065" calcext:value-type="float">
            <text:p>10.5114068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ارزه</text:p>
          </table:table-cell>
          <table:table-cell office:value-type="float" office:value="49911" calcext:value-type="float">
            <text:p>49911</text:p>
          </table:table-cell>
          <table:table-cell office:value-type="float" office:value="4761" calcext:value-type="float">
            <text:p>4761</text:p>
          </table:table-cell>
          <table:table-cell table:formula="of:=[.B573]/[.C573]" office:value-type="float" office:value="10.4833018273472" calcext:value-type="float">
            <text:p>10.4833018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نکه</text:p>
          </table:table-cell>
          <table:table-cell office:value-type="float" office:value="49450" calcext:value-type="float">
            <text:p>49450</text:p>
          </table:table-cell>
          <table:table-cell office:value-type="float" office:value="4721" calcext:value-type="float">
            <text:p>4721</text:p>
          </table:table-cell>
          <table:table-cell table:formula="of:=[.B574]/[.C574]" office:value-type="float" office:value="10.4744757466638" calcext:value-type="float">
            <text:p>10.4744757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چار</text:p>
          </table:table-cell>
          <table:table-cell office:value-type="float" office:value="50058" calcext:value-type="float">
            <text:p>50058</text:p>
          </table:table-cell>
          <table:table-cell office:value-type="float" office:value="4789" calcext:value-type="float">
            <text:p>4789</text:p>
          </table:table-cell>
          <table:table-cell table:formula="of:=[.B575]/[.C575]" office:value-type="float" office:value="10.4527041135937" calcext:value-type="float">
            <text:p>10.452704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ابقه</text:p>
          </table:table-cell>
          <table:table-cell office:value-type="float" office:value="49381" calcext:value-type="float">
            <text:p>49381</text:p>
          </table:table-cell>
          <table:table-cell office:value-type="float" office:value="4728" calcext:value-type="float">
            <text:p>4728</text:p>
          </table:table-cell>
          <table:table-cell table:formula="of:=[.B576]/[.C576]" office:value-type="float" office:value="10.4443739424704" calcext:value-type="float">
            <text:p>10.4443739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یا</text:p>
          </table:table-cell>
          <table:table-cell office:value-type="float" office:value="48388" calcext:value-type="float">
            <text:p>48388</text:p>
          </table:table-cell>
          <table:table-cell office:value-type="float" office:value="4633" calcext:value-type="float">
            <text:p>4633</text:p>
          </table:table-cell>
          <table:table-cell table:formula="of:=[.B577]/[.C577]" office:value-type="float" office:value="10.4442046190373" calcext:value-type="float">
            <text:p>10.444204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خوردار</text:p>
          </table:table-cell>
          <table:table-cell office:value-type="float" office:value="50017" calcext:value-type="float">
            <text:p>50017</text:p>
          </table:table-cell>
          <table:table-cell office:value-type="float" office:value="4791" calcext:value-type="float">
            <text:p>4791</text:p>
          </table:table-cell>
          <table:table-cell table:formula="of:=[.B578]/[.C578]" office:value-type="float" office:value="10.4397829263202" calcext:value-type="float">
            <text:p>10.4397829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اده</text:p>
          </table:table-cell>
          <table:table-cell office:value-type="float" office:value="49912" calcext:value-type="float">
            <text:p>49912</text:p>
          </table:table-cell>
          <table:table-cell office:value-type="float" office:value="4789" calcext:value-type="float">
            <text:p>4789</text:p>
          </table:table-cell>
          <table:table-cell table:formula="of:=[.B579]/[.C579]" office:value-type="float" office:value="10.4222175819587" calcext:value-type="float">
            <text:p>10.422217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نبه</text:p>
          </table:table-cell>
          <table:table-cell office:value-type="float" office:value="49813" calcext:value-type="float">
            <text:p>49813</text:p>
          </table:table-cell>
          <table:table-cell office:value-type="float" office:value="4781" calcext:value-type="float">
            <text:p>4781</text:p>
          </table:table-cell>
          <table:table-cell table:formula="of:=[.B580]/[.C580]" office:value-type="float" office:value="10.4189500104581" calcext:value-type="float">
            <text:p>10.4189500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چه</text:p>
          </table:table-cell>
          <table:table-cell office:value-type="float" office:value="45803" calcext:value-type="float">
            <text:p>45803</text:p>
          </table:table-cell>
          <table:table-cell office:value-type="float" office:value="4414" calcext:value-type="float">
            <text:p>4414</text:p>
          </table:table-cell>
          <table:table-cell table:formula="of:=[.B581]/[.C581]" office:value-type="float" office:value="10.376755777073" calcext:value-type="float">
            <text:p>10.3767557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هداف</text:p>
          </table:table-cell>
          <table:table-cell office:value-type="float" office:value="49004" calcext:value-type="float">
            <text:p>49004</text:p>
          </table:table-cell>
          <table:table-cell office:value-type="float" office:value="4753" calcext:value-type="float">
            <text:p>4753</text:p>
          </table:table-cell>
          <table:table-cell table:formula="of:=[.B582]/[.C582]" office:value-type="float" office:value="10.3101199242584" calcext:value-type="float">
            <text:p>10.3101199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نگ</text:p>
          </table:table-cell>
          <table:table-cell office:value-type="float" office:value="48452" calcext:value-type="float">
            <text:p>48452</text:p>
          </table:table-cell>
          <table:table-cell office:value-type="float" office:value="4701" calcext:value-type="float">
            <text:p>4701</text:p>
          </table:table-cell>
          <table:table-cell table:formula="of:=[.B583]/[.C583]" office:value-type="float" office:value="10.3067432461178" calcext:value-type="float">
            <text:p>10.3067432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عال</text:p>
          </table:table-cell>
          <table:table-cell office:value-type="float" office:value="49044" calcext:value-type="float">
            <text:p>49044</text:p>
          </table:table-cell>
          <table:table-cell office:value-type="float" office:value="4766" calcext:value-type="float">
            <text:p>4766</text:p>
          </table:table-cell>
          <table:table-cell table:formula="of:=[.B584]/[.C584]" office:value-type="float" office:value="10.2903902643726" calcext:value-type="float">
            <text:p>10.2903902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لکرد</text:p>
          </table:table-cell>
          <table:table-cell office:value-type="float" office:value="48289" calcext:value-type="float">
            <text:p>48289</text:p>
          </table:table-cell>
          <table:table-cell office:value-type="float" office:value="4693" calcext:value-type="float">
            <text:p>4693</text:p>
          </table:table-cell>
          <table:table-cell table:formula="of:=[.B585]/[.C585]" office:value-type="float" office:value="10.2895802258683" calcext:value-type="float">
            <text:p>10.2895802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حاظ</text:p>
          </table:table-cell>
          <table:table-cell office:value-type="float" office:value="49018" calcext:value-type="float">
            <text:p>49018</text:p>
          </table:table-cell>
          <table:table-cell office:value-type="float" office:value="4764" calcext:value-type="float">
            <text:p>4764</text:p>
          </table:table-cell>
          <table:table-cell table:formula="of:=[.B586]/[.C586]" office:value-type="float" office:value="10.2892527287993" calcext:value-type="float">
            <text:p>10.2892527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اخت</text:p>
          </table:table-cell>
          <table:table-cell office:value-type="float" office:value="48958" calcext:value-type="float">
            <text:p>48958</text:p>
          </table:table-cell>
          <table:table-cell office:value-type="float" office:value="4779" calcext:value-type="float">
            <text:p>4779</text:p>
          </table:table-cell>
          <table:table-cell table:formula="of:=[.B587]/[.C587]" office:value-type="float" office:value="10.2444025946851" calcext:value-type="float">
            <text:p>10.2444025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باید</text:p>
          </table:table-cell>
          <table:table-cell office:value-type="float" office:value="48974" calcext:value-type="float">
            <text:p>48974</text:p>
          </table:table-cell>
          <table:table-cell office:value-type="float" office:value="4785" calcext:value-type="float">
            <text:p>4785</text:p>
          </table:table-cell>
          <table:table-cell table:formula="of:=[.B588]/[.C588]" office:value-type="float" office:value="10.2349007314525" calcext:value-type="float">
            <text:p>10.2349007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شار</text:p>
          </table:table-cell>
          <table:table-cell office:value-type="float" office:value="48588" calcext:value-type="float">
            <text:p>48588</text:p>
          </table:table-cell>
          <table:table-cell office:value-type="float" office:value="4759" calcext:value-type="float">
            <text:p>4759</text:p>
          </table:table-cell>
          <table:table-cell table:formula="of:=[.B589]/[.C589]" office:value-type="float" office:value="10.2097079218323" calcext:value-type="float">
            <text:p>10.2097079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زند</text:p>
          </table:table-cell>
          <table:table-cell office:value-type="float" office:value="47656" calcext:value-type="float">
            <text:p>47656</text:p>
          </table:table-cell>
          <table:table-cell office:value-type="float" office:value="4684" calcext:value-type="float">
            <text:p>4684</text:p>
          </table:table-cell>
          <table:table-cell table:formula="of:=[.B590]/[.C590]" office:value-type="float" office:value="10.1742100768574" calcext:value-type="float">
            <text:p>10.1742100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بیت</text:p>
          </table:table-cell>
          <table:table-cell office:value-type="float" office:value="48073" calcext:value-type="float">
            <text:p>48073</text:p>
          </table:table-cell>
          <table:table-cell office:value-type="float" office:value="4725" calcext:value-type="float">
            <text:p>4725</text:p>
          </table:table-cell>
          <table:table-cell table:formula="of:=[.B591]/[.C591]" office:value-type="float" office:value="10.1741798941799" calcext:value-type="float">
            <text:p>10.1741798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ریح</text:p>
          </table:table-cell>
          <table:table-cell office:value-type="float" office:value="45972" calcext:value-type="float">
            <text:p>45972</text:p>
          </table:table-cell>
          <table:table-cell office:value-type="float" office:value="4520" calcext:value-type="float">
            <text:p>4520</text:p>
          </table:table-cell>
          <table:table-cell table:formula="of:=[.B592]/[.C592]" office:value-type="float" office:value="10.170796460177" calcext:value-type="float">
            <text:p>10.1707964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رارداد</text:p>
          </table:table-cell>
          <table:table-cell office:value-type="float" office:value="47215" calcext:value-type="float">
            <text:p>47215</text:p>
          </table:table-cell>
          <table:table-cell office:value-type="float" office:value="4653" calcext:value-type="float">
            <text:p>4653</text:p>
          </table:table-cell>
          <table:table-cell table:formula="of:=[.B593]/[.C593]" office:value-type="float" office:value="10.1472168493445" calcext:value-type="float">
            <text:p>10.1472168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ستیم</text:p>
          </table:table-cell>
          <table:table-cell office:value-type="float" office:value="47994" calcext:value-type="float">
            <text:p>47994</text:p>
          </table:table-cell>
          <table:table-cell office:value-type="float" office:value="4756" calcext:value-type="float">
            <text:p>4756</text:p>
          </table:table-cell>
          <table:table-cell table:formula="of:=[.B594]/[.C594]" office:value-type="float" office:value="10.0912531539109" calcext:value-type="float">
            <text:p>10.0912531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ند</text:p>
          </table:table-cell>
          <table:table-cell office:value-type="float" office:value="45123" calcext:value-type="float">
            <text:p>45123</text:p>
          </table:table-cell>
          <table:table-cell office:value-type="float" office:value="4474" calcext:value-type="float">
            <text:p>4474</text:p>
          </table:table-cell>
          <table:table-cell table:formula="of:=[.B595]/[.C595]" office:value-type="float" office:value="10.085605721949" calcext:value-type="float">
            <text:p>10.0856057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ان</text:p>
          </table:table-cell>
          <table:table-cell office:value-type="float" office:value="46946" calcext:value-type="float">
            <text:p>46946</text:p>
          </table:table-cell>
          <table:table-cell office:value-type="float" office:value="4683" calcext:value-type="float">
            <text:p>4683</text:p>
          </table:table-cell>
          <table:table-cell table:formula="of:=[.B596]/[.C596]" office:value-type="float" office:value="10.0247704462951" calcext:value-type="float">
            <text:p>10.0247704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ورده</text:p>
          </table:table-cell>
          <table:table-cell office:value-type="float" office:value="47850" calcext:value-type="float">
            <text:p>47850</text:p>
          </table:table-cell>
          <table:table-cell office:value-type="float" office:value="4792" calcext:value-type="float">
            <text:p>4792</text:p>
          </table:table-cell>
          <table:table-cell table:formula="of:=[.B597]/[.C597]" office:value-type="float" office:value="9.98539232053422" calcext:value-type="float">
            <text:p>9.9853923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حنه</text:p>
          </table:table-cell>
          <table:table-cell office:value-type="float" office:value="46988" calcext:value-type="float">
            <text:p>46988</text:p>
          </table:table-cell>
          <table:table-cell office:value-type="float" office:value="4708" calcext:value-type="float">
            <text:p>4708</text:p>
          </table:table-cell>
          <table:table-cell table:formula="of:=[.B598]/[.C598]" office:value-type="float" office:value="9.98045879354291" calcext:value-type="float">
            <text:p>9.9804587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کس</text:p>
          </table:table-cell>
          <table:table-cell office:value-type="float" office:value="46490" calcext:value-type="float">
            <text:p>46490</text:p>
          </table:table-cell>
          <table:table-cell office:value-type="float" office:value="4661" calcext:value-type="float">
            <text:p>4661</text:p>
          </table:table-cell>
          <table:table-cell table:formula="of:=[.B599]/[.C599]" office:value-type="float" office:value="9.97425445183437" calcext:value-type="float">
            <text:p>9.9742544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دراسیون</text:p>
          </table:table-cell>
          <table:table-cell office:value-type="float" office:value="45262" calcext:value-type="float">
            <text:p>45262</text:p>
          </table:table-cell>
          <table:table-cell office:value-type="float" office:value="4538" calcext:value-type="float">
            <text:p>4538</text:p>
          </table:table-cell>
          <table:table-cell table:formula="of:=[.B600]/[.C600]" office:value-type="float" office:value="9.97399735566329" calcext:value-type="float">
            <text:p>9.9739973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ون</text:p>
          </table:table-cell>
          <table:table-cell office:value-type="float" office:value="47299" calcext:value-type="float">
            <text:p>47299</text:p>
          </table:table-cell>
          <table:table-cell office:value-type="float" office:value="4744" calcext:value-type="float">
            <text:p>4744</text:p>
          </table:table-cell>
          <table:table-cell table:formula="of:=[.B601]/[.C601]" office:value-type="float" office:value="9.97027824620573" calcext:value-type="float">
            <text:p>9.9702782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بق</text:p>
          </table:table-cell>
          <table:table-cell office:value-type="float" office:value="47315" calcext:value-type="float">
            <text:p>47315</text:p>
          </table:table-cell>
          <table:table-cell office:value-type="float" office:value="4763" calcext:value-type="float">
            <text:p>4763</text:p>
          </table:table-cell>
          <table:table-cell table:formula="of:=[.B602]/[.C602]" office:value-type="float" office:value="9.93386521100147" calcext:value-type="float">
            <text:p>9.933865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یگاه</text:p>
          </table:table-cell>
          <table:table-cell office:value-type="float" office:value="47133" calcext:value-type="float">
            <text:p>47133</text:p>
          </table:table-cell>
          <table:table-cell office:value-type="float" office:value="4753" calcext:value-type="float">
            <text:p>4753</text:p>
          </table:table-cell>
          <table:table-cell table:formula="of:=[.B603]/[.C603]" office:value-type="float" office:value="9.91647380601725" calcext:value-type="float">
            <text:p>9.916473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ران</text:p>
          </table:table-cell>
          <table:table-cell office:value-type="float" office:value="47088" calcext:value-type="float">
            <text:p>47088</text:p>
          </table:table-cell>
          <table:table-cell office:value-type="float" office:value="4754" calcext:value-type="float">
            <text:p>4754</text:p>
          </table:table-cell>
          <table:table-cell table:formula="of:=[.B604]/[.C604]" office:value-type="float" office:value="9.90492217080353" calcext:value-type="float">
            <text:p>9.9049221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نا</text:p>
          </table:table-cell>
          <table:table-cell office:value-type="float" office:value="46825" calcext:value-type="float">
            <text:p>46825</text:p>
          </table:table-cell>
          <table:table-cell office:value-type="float" office:value="4740" calcext:value-type="float">
            <text:p>4740</text:p>
          </table:table-cell>
          <table:table-cell table:formula="of:=[.B605]/[.C605]" office:value-type="float" office:value="9.87869198312236" calcext:value-type="float">
            <text:p>9.8786919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تل</text:p>
          </table:table-cell>
          <table:table-cell office:value-type="float" office:value="42842" calcext:value-type="float">
            <text:p>42842</text:p>
          </table:table-cell>
          <table:table-cell office:value-type="float" office:value="4339" calcext:value-type="float">
            <text:p>4339</text:p>
          </table:table-cell>
          <table:table-cell table:formula="of:=[.B606]/[.C606]" office:value-type="float" office:value="9.87370361834524" calcext:value-type="float">
            <text:p>9.8737036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رب</text:p>
          </table:table-cell>
          <table:table-cell office:value-type="float" office:value="45559" calcext:value-type="float">
            <text:p>45559</text:p>
          </table:table-cell>
          <table:table-cell office:value-type="float" office:value="4619" calcext:value-type="float">
            <text:p>4619</text:p>
          </table:table-cell>
          <table:table-cell table:formula="of:=[.B607]/[.C607]" office:value-type="float" office:value="9.86339034423035" calcext:value-type="float">
            <text:p>9.8633903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اب</text:p>
          </table:table-cell>
          <table:table-cell office:value-type="float" office:value="46226" calcext:value-type="float">
            <text:p>46226</text:p>
          </table:table-cell>
          <table:table-cell office:value-type="float" office:value="4689" calcext:value-type="float">
            <text:p>4689</text:p>
          </table:table-cell>
          <table:table-cell table:formula="of:=[.B608]/[.C608]" office:value-type="float" office:value="9.85839198123267" calcext:value-type="float">
            <text:p>9.8583919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ز</text:p>
          </table:table-cell>
          <table:table-cell office:value-type="float" office:value="46843" calcext:value-type="float">
            <text:p>46843</text:p>
          </table:table-cell>
          <table:table-cell office:value-type="float" office:value="4754" calcext:value-type="float">
            <text:p>4754</text:p>
          </table:table-cell>
          <table:table-cell table:formula="of:=[.B609]/[.C609]" office:value-type="float" office:value="9.85338662179218" calcext:value-type="float">
            <text:p>9.8533866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هد</text:p>
          </table:table-cell>
          <table:table-cell office:value-type="float" office:value="47036" calcext:value-type="float">
            <text:p>47036</text:p>
          </table:table-cell>
          <table:table-cell office:value-type="float" office:value="4775" calcext:value-type="float">
            <text:p>4775</text:p>
          </table:table-cell>
          <table:table-cell table:formula="of:=[.B610]/[.C610]" office:value-type="float" office:value="9.85047120418848" calcext:value-type="float">
            <text:p>9.8504712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ید</text:p>
          </table:table-cell>
          <table:table-cell office:value-type="float" office:value="46225" calcext:value-type="float">
            <text:p>46225</text:p>
          </table:table-cell>
          <table:table-cell office:value-type="float" office:value="4715" calcext:value-type="float">
            <text:p>4715</text:p>
          </table:table-cell>
          <table:table-cell table:formula="of:=[.B611]/[.C611]" office:value-type="float" office:value="9.80381760339342" calcext:value-type="float">
            <text:p>9.8038176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ع</text:p>
          </table:table-cell>
          <table:table-cell office:value-type="float" office:value="46682" calcext:value-type="float">
            <text:p>46682</text:p>
          </table:table-cell>
          <table:table-cell office:value-type="float" office:value="4767" calcext:value-type="float">
            <text:p>4767</text:p>
          </table:table-cell>
          <table:table-cell table:formula="of:=[.B612]/[.C612]" office:value-type="float" office:value="9.79274176631005" calcext:value-type="float">
            <text:p>9.7927417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مت</text:p>
          </table:table-cell>
          <table:table-cell office:value-type="float" office:value="46351" calcext:value-type="float">
            <text:p>46351</text:p>
          </table:table-cell>
          <table:table-cell office:value-type="float" office:value="4746" calcext:value-type="float">
            <text:p>4746</text:p>
          </table:table-cell>
          <table:table-cell table:formula="of:=[.B613]/[.C613]" office:value-type="float" office:value="9.76632954066582" calcext:value-type="float">
            <text:p>9.7663295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فاوت</text:p>
          </table:table-cell>
          <table:table-cell office:value-type="float" office:value="46075" calcext:value-type="float">
            <text:p>46075</text:p>
          </table:table-cell>
          <table:table-cell office:value-type="float" office:value="4735" calcext:value-type="float">
            <text:p>4735</text:p>
          </table:table-cell>
          <table:table-cell table:formula="of:=[.B614]/[.C614]" office:value-type="float" office:value="9.73072861668427" calcext:value-type="float">
            <text:p>9.7307286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خص</text:p>
          </table:table-cell>
          <table:table-cell office:value-type="float" office:value="45138" calcext:value-type="float">
            <text:p>45138</text:p>
          </table:table-cell>
          <table:table-cell office:value-type="float" office:value="4643" calcext:value-type="float">
            <text:p>4643</text:p>
          </table:table-cell>
          <table:table-cell table:formula="of:=[.B615]/[.C615]" office:value-type="float" office:value="9.72173163902649" calcext:value-type="float">
            <text:p>9.721731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ذهن</text:p>
          </table:table-cell>
          <table:table-cell office:value-type="float" office:value="45709" calcext:value-type="float">
            <text:p>45709</text:p>
          </table:table-cell>
          <table:table-cell office:value-type="float" office:value="4709" calcext:value-type="float">
            <text:p>4709</text:p>
          </table:table-cell>
          <table:table-cell table:formula="of:=[.B616]/[.C616]" office:value-type="float" office:value="9.706731790189" calcext:value-type="float">
            <text:p>9.7067317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کستان</text:p>
          </table:table-cell>
          <table:table-cell office:value-type="float" office:value="41320" calcext:value-type="float">
            <text:p>41320</text:p>
          </table:table-cell>
          <table:table-cell office:value-type="float" office:value="4270" calcext:value-type="float">
            <text:p>4270</text:p>
          </table:table-cell>
          <table:table-cell table:formula="of:=[.B617]/[.C617]" office:value-type="float" office:value="9.6768149882904" calcext:value-type="float">
            <text:p>9.6768149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رد</text:p>
          </table:table-cell>
          <table:table-cell office:value-type="float" office:value="46010" calcext:value-type="float">
            <text:p>46010</text:p>
          </table:table-cell>
          <table:table-cell office:value-type="float" office:value="4762" calcext:value-type="float">
            <text:p>4762</text:p>
          </table:table-cell>
          <table:table-cell table:formula="of:=[.B618]/[.C618]" office:value-type="float" office:value="9.66190676186476" calcext:value-type="float">
            <text:p>9.6619067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وق</text:p>
          </table:table-cell>
          <table:table-cell office:value-type="float" office:value="45986" calcext:value-type="float">
            <text:p>45986</text:p>
          </table:table-cell>
          <table:table-cell office:value-type="float" office:value="4765" calcext:value-type="float">
            <text:p>4765</text:p>
          </table:table-cell>
          <table:table-cell table:formula="of:=[.B619]/[.C619]" office:value-type="float" office:value="9.6507869884575" calcext:value-type="float">
            <text:p>9.6507869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لیات</text:p>
          </table:table-cell>
          <table:table-cell office:value-type="float" office:value="45276" calcext:value-type="float">
            <text:p>45276</text:p>
          </table:table-cell>
          <table:table-cell office:value-type="float" office:value="4693" calcext:value-type="float">
            <text:p>4693</text:p>
          </table:table-cell>
          <table:table-cell table:formula="of:=[.B620]/[.C620]" office:value-type="float" office:value="9.64756019603665" calcext:value-type="float">
            <text:p>9.647560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ضافه</text:p>
          </table:table-cell>
          <table:table-cell office:value-type="float" office:value="46072" calcext:value-type="float">
            <text:p>46072</text:p>
          </table:table-cell>
          <table:table-cell office:value-type="float" office:value="4779" calcext:value-type="float">
            <text:p>4779</text:p>
          </table:table-cell>
          <table:table-cell table:formula="of:=[.B621]/[.C621]" office:value-type="float" office:value="9.64051056706424" calcext:value-type="float">
            <text:p>9.6405105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نگام</text:p>
          </table:table-cell>
          <table:table-cell office:value-type="float" office:value="46088" calcext:value-type="float">
            <text:p>46088</text:p>
          </table:table-cell>
          <table:table-cell office:value-type="float" office:value="4782" calcext:value-type="float">
            <text:p>4782</text:p>
          </table:table-cell>
          <table:table-cell table:formula="of:=[.B622]/[.C622]" office:value-type="float" office:value="9.63780844834797" calcext:value-type="float">
            <text:p>9.6378084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ثیر</text:p>
          </table:table-cell>
          <table:table-cell office:value-type="float" office:value="46023" calcext:value-type="float">
            <text:p>46023</text:p>
          </table:table-cell>
          <table:table-cell office:value-type="float" office:value="4781" calcext:value-type="float">
            <text:p>4781</text:p>
          </table:table-cell>
          <table:table-cell table:formula="of:=[.B623]/[.C623]" office:value-type="float" office:value="9.62622882242209" calcext:value-type="float">
            <text:p>9.6262288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تایج</text:p>
          </table:table-cell>
          <table:table-cell office:value-type="float" office:value="45917" calcext:value-type="float">
            <text:p>45917</text:p>
          </table:table-cell>
          <table:table-cell office:value-type="float" office:value="4771" calcext:value-type="float">
            <text:p>4771</text:p>
          </table:table-cell>
          <table:table-cell table:formula="of:=[.B624]/[.C624]" office:value-type="float" office:value="9.62418780129952" calcext:value-type="float">
            <text:p>9.6241878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ارس</text:p>
          </table:table-cell>
          <table:table-cell office:value-type="float" office:value="42373" calcext:value-type="float">
            <text:p>42373</text:p>
          </table:table-cell>
          <table:table-cell office:value-type="float" office:value="4404" calcext:value-type="float">
            <text:p>4404</text:p>
          </table:table-cell>
          <table:table-cell table:formula="of:=[.B625]/[.C625]" office:value-type="float" office:value="9.62148047229791" calcext:value-type="float">
            <text:p>9.6214804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عت</text:p>
          </table:table-cell>
          <table:table-cell office:value-type="float" office:value="45414" calcext:value-type="float">
            <text:p>45414</text:p>
          </table:table-cell>
          <table:table-cell office:value-type="float" office:value="4733" calcext:value-type="float">
            <text:p>4733</text:p>
          </table:table-cell>
          <table:table-cell table:formula="of:=[.B626]/[.C626]" office:value-type="float" office:value="9.59518275934925" calcext:value-type="float">
            <text:p>9.5951827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لا</text:p>
          </table:table-cell>
          <table:table-cell office:value-type="float" office:value="42358" calcext:value-type="float">
            <text:p>42358</text:p>
          </table:table-cell>
          <table:table-cell office:value-type="float" office:value="4416" calcext:value-type="float">
            <text:p>4416</text:p>
          </table:table-cell>
          <table:table-cell table:formula="of:=[.B627]/[.C627]" office:value-type="float" office:value="9.5919384057971" calcext:value-type="float">
            <text:p>9.5919384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مار</text:p>
          </table:table-cell>
          <table:table-cell office:value-type="float" office:value="45818" calcext:value-type="float">
            <text:p>45818</text:p>
          </table:table-cell>
          <table:table-cell office:value-type="float" office:value="4779" calcext:value-type="float">
            <text:p>4779</text:p>
          </table:table-cell>
          <table:table-cell table:formula="of:=[.B628]/[.C628]" office:value-type="float" office:value="9.58736137267211" calcext:value-type="float">
            <text:p>9.5873613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فته</text:p>
          </table:table-cell>
          <table:table-cell office:value-type="float" office:value="45201" calcext:value-type="float">
            <text:p>45201</text:p>
          </table:table-cell>
          <table:table-cell office:value-type="float" office:value="4723" calcext:value-type="float">
            <text:p>4723</text:p>
          </table:table-cell>
          <table:table-cell table:formula="of:=[.B629]/[.C629]" office:value-type="float" office:value="9.57040016938387" calcext:value-type="float">
            <text:p>9.5704001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ئاتر</text:p>
          </table:table-cell>
          <table:table-cell office:value-type="float" office:value="33687" calcext:value-type="float">
            <text:p>33687</text:p>
          </table:table-cell>
          <table:table-cell office:value-type="float" office:value="3531" calcext:value-type="float">
            <text:p>3531</text:p>
          </table:table-cell>
          <table:table-cell table:formula="of:=[.B630]/[.C630]" office:value-type="float" office:value="9.54035683942226" calcext:value-type="float">
            <text:p>9.5403568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دگاه</text:p>
          </table:table-cell>
          <table:table-cell office:value-type="float" office:value="45159" calcext:value-type="float">
            <text:p>45159</text:p>
          </table:table-cell>
          <table:table-cell office:value-type="float" office:value="4741" calcext:value-type="float">
            <text:p>4741</text:p>
          </table:table-cell>
          <table:table-cell table:formula="of:=[.B631]/[.C631]" office:value-type="float" office:value="9.52520565281586" calcext:value-type="float">
            <text:p>9.5252056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تش</text:p>
          </table:table-cell>
          <table:table-cell office:value-type="float" office:value="44042" calcext:value-type="float">
            <text:p>44042</text:p>
          </table:table-cell>
          <table:table-cell office:value-type="float" office:value="4632" calcext:value-type="float">
            <text:p>4632</text:p>
          </table:table-cell>
          <table:table-cell table:formula="of:=[.B632]/[.C632]" office:value-type="float" office:value="9.50820379965458" calcext:value-type="float">
            <text:p>9.5082037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گلیس</text:p>
          </table:table-cell>
          <table:table-cell office:value-type="float" office:value="43365" calcext:value-type="float">
            <text:p>43365</text:p>
          </table:table-cell>
          <table:table-cell office:value-type="float" office:value="4578" calcext:value-type="float">
            <text:p>4578</text:p>
          </table:table-cell>
          <table:table-cell table:formula="of:=[.B633]/[.C633]" office:value-type="float" office:value="9.47247706422018" calcext:value-type="float">
            <text:p>9.4724770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جه</text:p>
          </table:table-cell>
          <table:table-cell office:value-type="float" office:value="44630" calcext:value-type="float">
            <text:p>44630</text:p>
          </table:table-cell>
          <table:table-cell office:value-type="float" office:value="4719" calcext:value-type="float">
            <text:p>4719</text:p>
          </table:table-cell>
          <table:table-cell table:formula="of:=[.B634]/[.C634]" office:value-type="float" office:value="9.45751218478491" calcext:value-type="float">
            <text:p>9.4575121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رنا</text:p>
          </table:table-cell>
          <table:table-cell office:value-type="float" office:value="33661" calcext:value-type="float">
            <text:p>33661</text:p>
          </table:table-cell>
          <table:table-cell office:value-type="float" office:value="3564" calcext:value-type="float">
            <text:p>3564</text:p>
          </table:table-cell>
          <table:table-cell table:formula="of:=[.B635]/[.C635]" office:value-type="float" office:value="9.44472502805836" calcext:value-type="float">
            <text:p>9.4447250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ین</text:p>
          </table:table-cell>
          <table:table-cell office:value-type="float" office:value="43776" calcext:value-type="float">
            <text:p>43776</text:p>
          </table:table-cell>
          <table:table-cell office:value-type="float" office:value="4646" calcext:value-type="float">
            <text:p>4646</text:p>
          </table:table-cell>
          <table:table-cell table:formula="of:=[.B636]/[.C636]" office:value-type="float" office:value="9.42229875161429" calcext:value-type="float">
            <text:p>9.4222987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وبی</text:p>
          </table:table-cell>
          <table:table-cell office:value-type="float" office:value="44136" calcext:value-type="float">
            <text:p>44136</text:p>
          </table:table-cell>
          <table:table-cell office:value-type="float" office:value="4710" calcext:value-type="float">
            <text:p>4710</text:p>
          </table:table-cell>
          <table:table-cell table:formula="of:=[.B637]/[.C637]" office:value-type="float" office:value="9.37070063694268" calcext:value-type="float">
            <text:p>9.3707006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صد</text:p>
          </table:table-cell>
          <table:table-cell office:value-type="float" office:value="44442" calcext:value-type="float">
            <text:p>44442</text:p>
          </table:table-cell>
          <table:table-cell office:value-type="float" office:value="4745" calcext:value-type="float">
            <text:p>4745</text:p>
          </table:table-cell>
          <table:table-cell table:formula="of:=[.B638]/[.C638]" office:value-type="float" office:value="9.36606954689147" calcext:value-type="float">
            <text:p>9.3660695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ق</text:p>
          </table:table-cell>
          <table:table-cell office:value-type="float" office:value="42696" calcext:value-type="float">
            <text:p>42696</text:p>
          </table:table-cell>
          <table:table-cell office:value-type="float" office:value="4568" calcext:value-type="float">
            <text:p>4568</text:p>
          </table:table-cell>
          <table:table-cell table:formula="of:=[.B639]/[.C639]" office:value-type="float" office:value="9.34676007005254" calcext:value-type="float">
            <text:p>9.3467600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ژیم</text:p>
          </table:table-cell>
          <table:table-cell office:value-type="float" office:value="42712" calcext:value-type="float">
            <text:p>42712</text:p>
          </table:table-cell>
          <table:table-cell office:value-type="float" office:value="4570" calcext:value-type="float">
            <text:p>4570</text:p>
          </table:table-cell>
          <table:table-cell table:formula="of:=[.B640]/[.C640]" office:value-type="float" office:value="9.34617067833698" calcext:value-type="float">
            <text:p>9.3461706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قدامات</text:p>
          </table:table-cell>
          <table:table-cell office:value-type="float" office:value="44203" calcext:value-type="float">
            <text:p>44203</text:p>
          </table:table-cell>
          <table:table-cell office:value-type="float" office:value="4735" calcext:value-type="float">
            <text:p>4735</text:p>
          </table:table-cell>
          <table:table-cell table:formula="of:=[.B641]/[.C641]" office:value-type="float" office:value="9.33537486800422" calcext:value-type="float">
            <text:p>9.335374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ه</text:p>
          </table:table-cell>
          <table:table-cell office:value-type="float" office:value="44569" calcext:value-type="float">
            <text:p>44569</text:p>
          </table:table-cell>
          <table:table-cell office:value-type="float" office:value="4781" calcext:value-type="float">
            <text:p>4781</text:p>
          </table:table-cell>
          <table:table-cell table:formula="of:=[.B642]/[.C642]" office:value-type="float" office:value="9.32210834553441" calcext:value-type="float">
            <text:p>9.3221083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عی</text:p>
          </table:table-cell>
          <table:table-cell office:value-type="float" office:value="44173" calcext:value-type="float">
            <text:p>44173</text:p>
          </table:table-cell>
          <table:table-cell office:value-type="float" office:value="4748" calcext:value-type="float">
            <text:p>4748</text:p>
          </table:table-cell>
          <table:table-cell table:formula="of:=[.B643]/[.C643]" office:value-type="float" office:value="9.30349620893008" calcext:value-type="float">
            <text:p>9.3034962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فی</text:p>
          </table:table-cell>
          <table:table-cell office:value-type="float" office:value="44436" calcext:value-type="float">
            <text:p>44436</text:p>
          </table:table-cell>
          <table:table-cell office:value-type="float" office:value="4779" calcext:value-type="float">
            <text:p>4779</text:p>
          </table:table-cell>
          <table:table-cell table:formula="of:=[.B644]/[.C644]" office:value-type="float" office:value="9.29817953546767" calcext:value-type="float">
            <text:p>9.2981795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ونه</text:p>
          </table:table-cell>
          <table:table-cell office:value-type="float" office:value="44181" calcext:value-type="float">
            <text:p>44181</text:p>
          </table:table-cell>
          <table:table-cell office:value-type="float" office:value="4760" calcext:value-type="float">
            <text:p>4760</text:p>
          </table:table-cell>
          <table:table-cell table:formula="of:=[.B645]/[.C645]" office:value-type="float" office:value="9.28172268907563" calcext:value-type="float">
            <text:p>9.2817226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اهنگ</text:p>
          </table:table-cell>
          <table:table-cell office:value-type="float" office:value="44305" calcext:value-type="float">
            <text:p>44305</text:p>
          </table:table-cell>
          <table:table-cell office:value-type="float" office:value="4777" calcext:value-type="float">
            <text:p>4777</text:p>
          </table:table-cell>
          <table:table-cell table:formula="of:=[.B646]/[.C646]" office:value-type="float" office:value="9.27464936152397" calcext:value-type="float">
            <text:p>9.2746493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گر</text:p>
          </table:table-cell>
          <table:table-cell office:value-type="float" office:value="42426" calcext:value-type="float">
            <text:p>42426</text:p>
          </table:table-cell>
          <table:table-cell office:value-type="float" office:value="4576" calcext:value-type="float">
            <text:p>4576</text:p>
          </table:table-cell>
          <table:table-cell table:formula="of:=[.B647]/[.C647]" office:value-type="float" office:value="9.27141608391608" calcext:value-type="float">
            <text:p>9.2714160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واپیما</text:p>
          </table:table-cell>
          <table:table-cell office:value-type="float" office:value="38425" calcext:value-type="float">
            <text:p>38425</text:p>
          </table:table-cell>
          <table:table-cell office:value-type="float" office:value="4149" calcext:value-type="float">
            <text:p>4149</text:p>
          </table:table-cell>
          <table:table-cell table:formula="of:=[.B648]/[.C648]" office:value-type="float" office:value="9.26126777536756" calcext:value-type="float">
            <text:p>9.2612677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قی</text:p>
          </table:table-cell>
          <table:table-cell office:value-type="float" office:value="44024" calcext:value-type="float">
            <text:p>44024</text:p>
          </table:table-cell>
          <table:table-cell office:value-type="float" office:value="4766" calcext:value-type="float">
            <text:p>4766</text:p>
          </table:table-cell>
          <table:table-cell table:formula="of:=[.B649]/[.C649]" office:value-type="float" office:value="9.23709609735627" calcext:value-type="float">
            <text:p>9.23709609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فقیت</text:p>
          </table:table-cell>
          <table:table-cell office:value-type="float" office:value="43838" calcext:value-type="float">
            <text:p>43838</text:p>
          </table:table-cell>
          <table:table-cell office:value-type="float" office:value="4760" calcext:value-type="float">
            <text:p>4760</text:p>
          </table:table-cell>
          <table:table-cell table:formula="of:=[.B650]/[.C650]" office:value-type="float" office:value="9.20966386554622" calcext:value-type="float">
            <text:p>9.2096638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ام</text:p>
          </table:table-cell>
          <table:table-cell office:value-type="float" office:value="43698" calcext:value-type="float">
            <text:p>43698</text:p>
          </table:table-cell>
          <table:table-cell office:value-type="float" office:value="4756" calcext:value-type="float">
            <text:p>4756</text:p>
          </table:table-cell>
          <table:table-cell table:formula="of:=[.B651]/[.C651]" office:value-type="float" office:value="9.18797308662742" calcext:value-type="float">
            <text:p>9.1879730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ل</text:p>
          </table:table-cell>
          <table:table-cell office:value-type="float" office:value="42773" calcext:value-type="float">
            <text:p>42773</text:p>
          </table:table-cell>
          <table:table-cell office:value-type="float" office:value="4664" calcext:value-type="float">
            <text:p>4664</text:p>
          </table:table-cell>
          <table:table-cell table:formula="of:=[.B652]/[.C652]" office:value-type="float" office:value="9.1708833619211" calcext:value-type="float">
            <text:p>9.170883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قم</text:p>
          </table:table-cell>
          <table:table-cell office:value-type="float" office:value="42899" calcext:value-type="float">
            <text:p>42899</text:p>
          </table:table-cell>
          <table:table-cell office:value-type="float" office:value="4680" calcext:value-type="float">
            <text:p>4680</text:p>
          </table:table-cell>
          <table:table-cell table:formula="of:=[.B653]/[.C653]" office:value-type="float" office:value="9.16645299145299" calcext:value-type="float">
            <text:p>9.1664529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</text:p>
          </table:table-cell>
          <table:table-cell office:value-type="float" office:value="42238" calcext:value-type="float">
            <text:p>42238</text:p>
          </table:table-cell>
          <table:table-cell office:value-type="float" office:value="4616" calcext:value-type="float">
            <text:p>4616</text:p>
          </table:table-cell>
          <table:table-cell table:formula="of:=[.B654]/[.C654]" office:value-type="float" office:value="9.15034662045061" calcext:value-type="float">
            <text:p>9.1503466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یفیت</text:p>
          </table:table-cell>
          <table:table-cell office:value-type="float" office:value="42610" calcext:value-type="float">
            <text:p>42610</text:p>
          </table:table-cell>
          <table:table-cell office:value-type="float" office:value="4671" calcext:value-type="float">
            <text:p>4671</text:p>
          </table:table-cell>
          <table:table-cell table:formula="of:=[.B655]/[.C655]" office:value-type="float" office:value="9.12224363091415" calcext:value-type="float">
            <text:p>9.1222436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طع</text:p>
          </table:table-cell>
          <table:table-cell office:value-type="float" office:value="43344" calcext:value-type="float">
            <text:p>43344</text:p>
          </table:table-cell>
          <table:table-cell office:value-type="float" office:value="4760" calcext:value-type="float">
            <text:p>4760</text:p>
          </table:table-cell>
          <table:table-cell table:formula="of:=[.B656]/[.C656]" office:value-type="float" office:value="9.10588235294118" calcext:value-type="float">
            <text:p>9.1058823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سترده</text:p>
          </table:table-cell>
          <table:table-cell office:value-type="float" office:value="43572" calcext:value-type="float">
            <text:p>43572</text:p>
          </table:table-cell>
          <table:table-cell office:value-type="float" office:value="4788" calcext:value-type="float">
            <text:p>4788</text:p>
          </table:table-cell>
          <table:table-cell table:formula="of:=[.B657]/[.C657]" office:value-type="float" office:value="9.10025062656642" calcext:value-type="float">
            <text:p>9.1002506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ر</text:p>
          </table:table-cell>
          <table:table-cell office:value-type="float" office:value="42977" calcext:value-type="float">
            <text:p>42977</text:p>
          </table:table-cell>
          <table:table-cell office:value-type="float" office:value="4726" calcext:value-type="float">
            <text:p>4726</text:p>
          </table:table-cell>
          <table:table-cell table:formula="of:=[.B658]/[.C658]" office:value-type="float" office:value="9.09373677528565" calcext:value-type="float">
            <text:p>9.0937367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لح</text:p>
          </table:table-cell>
          <table:table-cell office:value-type="float" office:value="42526" calcext:value-type="float">
            <text:p>42526</text:p>
          </table:table-cell>
          <table:table-cell office:value-type="float" office:value="4677" calcext:value-type="float">
            <text:p>4677</text:p>
          </table:table-cell>
          <table:table-cell table:formula="of:=[.B659]/[.C659]" office:value-type="float" office:value="9.09258071413299" calcext:value-type="float">
            <text:p>9.0925807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فتر</text:p>
          </table:table-cell>
          <table:table-cell office:value-type="float" office:value="42987" calcext:value-type="float">
            <text:p>42987</text:p>
          </table:table-cell>
          <table:table-cell office:value-type="float" office:value="4734" calcext:value-type="float">
            <text:p>4734</text:p>
          </table:table-cell>
          <table:table-cell table:formula="of:=[.B660]/[.C660]" office:value-type="float" office:value="9.08048162230672" calcext:value-type="float">
            <text:p>9.0804816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ین</text:p>
          </table:table-cell>
          <table:table-cell office:value-type="float" office:value="43231" calcext:value-type="float">
            <text:p>43231</text:p>
          </table:table-cell>
          <table:table-cell office:value-type="float" office:value="4771" calcext:value-type="float">
            <text:p>4771</text:p>
          </table:table-cell>
          <table:table-cell table:formula="of:=[.B661]/[.C661]" office:value-type="float" office:value="9.06120310207504" calcext:value-type="float">
            <text:p>9.0612031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شرفت</text:p>
          </table:table-cell>
          <table:table-cell office:value-type="float" office:value="43169" calcext:value-type="float">
            <text:p>43169</text:p>
          </table:table-cell>
          <table:table-cell office:value-type="float" office:value="4771" calcext:value-type="float">
            <text:p>4771</text:p>
          </table:table-cell>
          <table:table-cell table:formula="of:=[.B662]/[.C662]" office:value-type="float" office:value="9.04820792286732" calcext:value-type="float">
            <text:p>9.0482079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ور</text:p>
          </table:table-cell>
          <table:table-cell office:value-type="float" office:value="42762" calcext:value-type="float">
            <text:p>42762</text:p>
          </table:table-cell>
          <table:table-cell office:value-type="float" office:value="4729" calcext:value-type="float">
            <text:p>4729</text:p>
          </table:table-cell>
          <table:table-cell table:formula="of:=[.B663]/[.C663]" office:value-type="float" office:value="9.04250370057095" calcext:value-type="float">
            <text:p>9.0425037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مه</text:p>
          </table:table-cell>
          <table:table-cell office:value-type="float" office:value="42984" calcext:value-type="float">
            <text:p>42984</text:p>
          </table:table-cell>
          <table:table-cell office:value-type="float" office:value="4763" calcext:value-type="float">
            <text:p>4763</text:p>
          </table:table-cell>
          <table:table-cell table:formula="of:=[.B664]/[.C664]" office:value-type="float" office:value="9.02456435019945" calcext:value-type="float">
            <text:p>9.0245643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ازه</text:p>
          </table:table-cell>
          <table:table-cell office:value-type="float" office:value="42994" calcext:value-type="float">
            <text:p>42994</text:p>
          </table:table-cell>
          <table:table-cell office:value-type="float" office:value="4766" calcext:value-type="float">
            <text:p>4766</text:p>
          </table:table-cell>
          <table:table-cell table:formula="of:=[.B665]/[.C665]" office:value-type="float" office:value="9.02098195551825" calcext:value-type="float">
            <text:p>9.0209819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داث</text:p>
          </table:table-cell>
          <table:table-cell office:value-type="float" office:value="41868" calcext:value-type="float">
            <text:p>41868</text:p>
          </table:table-cell>
          <table:table-cell office:value-type="float" office:value="4668" calcext:value-type="float">
            <text:p>4668</text:p>
          </table:table-cell>
          <table:table-cell table:formula="of:=[.B666]/[.C666]" office:value-type="float" office:value="8.96915167095116" calcext:value-type="float">
            <text:p>8.969151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لسفه</text:p>
          </table:table-cell>
          <table:table-cell office:value-type="float" office:value="36238" calcext:value-type="float">
            <text:p>36238</text:p>
          </table:table-cell>
          <table:table-cell office:value-type="float" office:value="4044" calcext:value-type="float">
            <text:p>4044</text:p>
          </table:table-cell>
          <table:table-cell table:formula="of:=[.B667]/[.C667]" office:value-type="float" office:value="8.96092977250247" calcext:value-type="float">
            <text:p>8.9609297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ه</text:p>
          </table:table-cell>
          <table:table-cell office:value-type="float" office:value="42752" calcext:value-type="float">
            <text:p>42752</text:p>
          </table:table-cell>
          <table:table-cell office:value-type="float" office:value="4771" calcext:value-type="float">
            <text:p>4771</text:p>
          </table:table-cell>
          <table:table-cell table:formula="of:=[.B668]/[.C668]" office:value-type="float" office:value="8.96080486271222" calcext:value-type="float">
            <text:p>8.9608048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نرمند</text:p>
          </table:table-cell>
          <table:table-cell office:value-type="float" office:value="39597" calcext:value-type="float">
            <text:p>39597</text:p>
          </table:table-cell>
          <table:table-cell office:value-type="float" office:value="4420" calcext:value-type="float">
            <text:p>4420</text:p>
          </table:table-cell>
          <table:table-cell table:formula="of:=[.B669]/[.C669]" office:value-type="float" office:value="8.95859728506787" calcext:value-type="float">
            <text:p>8.9585972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ول</text:p>
          </table:table-cell>
          <table:table-cell office:value-type="float" office:value="42727" calcext:value-type="float">
            <text:p>42727</text:p>
          </table:table-cell>
          <table:table-cell office:value-type="float" office:value="4772" calcext:value-type="float">
            <text:p>4772</text:p>
          </table:table-cell>
          <table:table-cell table:formula="of:=[.B670]/[.C670]" office:value-type="float" office:value="8.95368818105616" calcext:value-type="float">
            <text:p>8.9536881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س</text:p>
          </table:table-cell>
          <table:table-cell office:value-type="float" office:value="41099" calcext:value-type="float">
            <text:p>41099</text:p>
          </table:table-cell>
          <table:table-cell office:value-type="float" office:value="4591" calcext:value-type="float">
            <text:p>4591</text:p>
          </table:table-cell>
          <table:table-cell table:formula="of:=[.B671]/[.C671]" office:value-type="float" office:value="8.95208015682858" calcext:value-type="float">
            <text:p>8.9520801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دیم</text:p>
          </table:table-cell>
          <table:table-cell office:value-type="float" office:value="42413" calcext:value-type="float">
            <text:p>42413</text:p>
          </table:table-cell>
          <table:table-cell office:value-type="float" office:value="4738" calcext:value-type="float">
            <text:p>4738</text:p>
          </table:table-cell>
          <table:table-cell table:formula="of:=[.B672]/[.C672]" office:value-type="float" office:value="8.9516673701984" calcext:value-type="float">
            <text:p>8.9516673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ردات</text:p>
          </table:table-cell>
          <table:table-cell office:value-type="float" office:value="38124" calcext:value-type="float">
            <text:p>38124</text:p>
          </table:table-cell>
          <table:table-cell office:value-type="float" office:value="4265" calcext:value-type="float">
            <text:p>4265</text:p>
          </table:table-cell>
          <table:table-cell table:formula="of:=[.B673]/[.C673]" office:value-type="float" office:value="8.93880422039859" calcext:value-type="float">
            <text:p>8.9388042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هایی</text:p>
          </table:table-cell>
          <table:table-cell office:value-type="float" office:value="42256" calcext:value-type="float">
            <text:p>42256</text:p>
          </table:table-cell>
          <table:table-cell office:value-type="float" office:value="4734" calcext:value-type="float">
            <text:p>4734</text:p>
          </table:table-cell>
          <table:table-cell table:formula="of:=[.B674]/[.C674]" office:value-type="float" office:value="8.92606675116181" calcext:value-type="float">
            <text:p>8.9260667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مال</text:p>
          </table:table-cell>
          <table:table-cell office:value-type="float" office:value="42413" calcext:value-type="float">
            <text:p>42413</text:p>
          </table:table-cell>
          <table:table-cell office:value-type="float" office:value="4753" calcext:value-type="float">
            <text:p>4753</text:p>
          </table:table-cell>
          <table:table-cell table:formula="of:=[.B675]/[.C675]" office:value-type="float" office:value="8.92341678939617" calcext:value-type="float">
            <text:p>8.9234167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قیق</text:p>
          </table:table-cell>
          <table:table-cell office:value-type="float" office:value="41729" calcext:value-type="float">
            <text:p>41729</text:p>
          </table:table-cell>
          <table:table-cell office:value-type="float" office:value="4677" calcext:value-type="float">
            <text:p>4677</text:p>
          </table:table-cell>
          <table:table-cell table:formula="of:=[.B676]/[.C676]" office:value-type="float" office:value="8.9221723326919" calcext:value-type="float">
            <text:p>8.9221723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ویر</text:p>
          </table:table-cell>
          <table:table-cell office:value-type="float" office:value="41379" calcext:value-type="float">
            <text:p>41379</text:p>
          </table:table-cell>
          <table:table-cell office:value-type="float" office:value="4641" calcext:value-type="float">
            <text:p>4641</text:p>
          </table:table-cell>
          <table:table-cell table:formula="of:=[.B677]/[.C677]" office:value-type="float" office:value="8.91596638655462" calcext:value-type="float">
            <text:p>8.9159663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ن</text:p>
          </table:table-cell>
          <table:table-cell office:value-type="float" office:value="42341" calcext:value-type="float">
            <text:p>42341</text:p>
          </table:table-cell>
          <table:table-cell office:value-type="float" office:value="4751" calcext:value-type="float">
            <text:p>4751</text:p>
          </table:table-cell>
          <table:table-cell table:formula="of:=[.B678]/[.C678]" office:value-type="float" office:value="8.91201852241633" calcext:value-type="float">
            <text:p>8.9120185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</text:p>
          </table:table-cell>
          <table:table-cell office:value-type="float" office:value="42104" calcext:value-type="float">
            <text:p>42104</text:p>
          </table:table-cell>
          <table:table-cell office:value-type="float" office:value="4735" calcext:value-type="float">
            <text:p>4735</text:p>
          </table:table-cell>
          <table:table-cell table:formula="of:=[.B679]/[.C679]" office:value-type="float" office:value="8.89208025343189" calcext:value-type="float">
            <text:p>8.8920802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دید</text:p>
          </table:table-cell>
          <table:table-cell office:value-type="float" office:value="42310" calcext:value-type="float">
            <text:p>42310</text:p>
          </table:table-cell>
          <table:table-cell office:value-type="float" office:value="4764" calcext:value-type="float">
            <text:p>4764</text:p>
          </table:table-cell>
          <table:table-cell table:formula="of:=[.B680]/[.C680]" office:value-type="float" office:value="8.88119227539882" calcext:value-type="float">
            <text:p>8.8811922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لا</text:p>
          </table:table-cell>
          <table:table-cell office:value-type="float" office:value="42139" calcext:value-type="float">
            <text:p>42139</text:p>
          </table:table-cell>
          <table:table-cell office:value-type="float" office:value="4745" calcext:value-type="float">
            <text:p>4745</text:p>
          </table:table-cell>
          <table:table-cell table:formula="of:=[.B681]/[.C681]" office:value-type="float" office:value="8.88071654373024" calcext:value-type="float">
            <text:p>8.8807165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رو</text:p>
          </table:table-cell>
          <table:table-cell office:value-type="float" office:value="37789" calcext:value-type="float">
            <text:p>37789</text:p>
          </table:table-cell>
          <table:table-cell office:value-type="float" office:value="4257" calcext:value-type="float">
            <text:p>4257</text:p>
          </table:table-cell>
          <table:table-cell table:formula="of:=[.B682]/[.C682]" office:value-type="float" office:value="8.87690862109467" calcext:value-type="float">
            <text:p>8.8769086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خت</text:p>
          </table:table-cell>
          <table:table-cell office:value-type="float" office:value="39323" calcext:value-type="float">
            <text:p>39323</text:p>
          </table:table-cell>
          <table:table-cell office:value-type="float" office:value="4432" calcext:value-type="float">
            <text:p>4432</text:p>
          </table:table-cell>
          <table:table-cell table:formula="of:=[.B683]/[.C683]" office:value-type="float" office:value="8.87251805054152" calcext:value-type="float">
            <text:p>8.8725180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لودگی</text:p>
          </table:table-cell>
          <table:table-cell office:value-type="float" office:value="39485" calcext:value-type="float">
            <text:p>39485</text:p>
          </table:table-cell>
          <table:table-cell office:value-type="float" office:value="4457" calcext:value-type="float">
            <text:p>4457</text:p>
          </table:table-cell>
          <table:table-cell table:formula="of:=[.B684]/[.C684]" office:value-type="float" office:value="8.85909804801436" calcext:value-type="float">
            <text:p>8.859098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یسنده</text:p>
          </table:table-cell>
          <table:table-cell office:value-type="float" office:value="39895" calcext:value-type="float">
            <text:p>39895</text:p>
          </table:table-cell>
          <table:table-cell office:value-type="float" office:value="4510" calcext:value-type="float">
            <text:p>4510</text:p>
          </table:table-cell>
          <table:table-cell table:formula="of:=[.B685]/[.C685]" office:value-type="float" office:value="8.84589800443459" calcext:value-type="float">
            <text:p>8.8458980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</text:p>
          </table:table-cell>
          <table:table-cell office:value-type="float" office:value="42282" calcext:value-type="float">
            <text:p>42282</text:p>
          </table:table-cell>
          <table:table-cell office:value-type="float" office:value="4785" calcext:value-type="float">
            <text:p>4785</text:p>
          </table:table-cell>
          <table:table-cell table:formula="of:=[.B686]/[.C686]" office:value-type="float" office:value="8.83636363636364" calcext:value-type="float">
            <text:p>8.8363636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تاد</text:p>
          </table:table-cell>
          <table:table-cell office:value-type="float" office:value="41480" calcext:value-type="float">
            <text:p>41480</text:p>
          </table:table-cell>
          <table:table-cell office:value-type="float" office:value="4708" calcext:value-type="float">
            <text:p>4708</text:p>
          </table:table-cell>
          <table:table-cell table:formula="of:=[.B687]/[.C687]" office:value-type="float" office:value="8.81053525913339" calcext:value-type="float">
            <text:p>8.8105352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فحه</text:p>
          </table:table-cell>
          <table:table-cell office:value-type="float" office:value="40311" calcext:value-type="float">
            <text:p>40311</text:p>
          </table:table-cell>
          <table:table-cell office:value-type="float" office:value="4584" calcext:value-type="float">
            <text:p>4584</text:p>
          </table:table-cell>
          <table:table-cell table:formula="of:=[.B688]/[.C688]" office:value-type="float" office:value="8.79384816753927" calcext:value-type="float">
            <text:p>8.7938481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شر</text:p>
          </table:table-cell>
          <table:table-cell office:value-type="float" office:value="40944" calcext:value-type="float">
            <text:p>40944</text:p>
          </table:table-cell>
          <table:table-cell office:value-type="float" office:value="4659" calcext:value-type="float">
            <text:p>4659</text:p>
          </table:table-cell>
          <table:table-cell table:formula="of:=[.B689]/[.C689]" office:value-type="float" office:value="8.78815196394076" calcext:value-type="float">
            <text:p>8.7881519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ذکر</text:p>
          </table:table-cell>
          <table:table-cell office:value-type="float" office:value="41963" calcext:value-type="float">
            <text:p>41963</text:p>
          </table:table-cell>
          <table:table-cell office:value-type="float" office:value="4781" calcext:value-type="float">
            <text:p>4781</text:p>
          </table:table-cell>
          <table:table-cell table:formula="of:=[.B690]/[.C690]" office:value-type="float" office:value="8.77703409328592" calcext:value-type="float">
            <text:p>8.7770340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به</text:p>
          </table:table-cell>
          <table:table-cell office:value-type="float" office:value="41858" calcext:value-type="float">
            <text:p>41858</text:p>
          </table:table-cell>
          <table:table-cell office:value-type="float" office:value="4776" calcext:value-type="float">
            <text:p>4776</text:p>
          </table:table-cell>
          <table:table-cell table:formula="of:=[.B691]/[.C691]" office:value-type="float" office:value="8.7642378559464" calcext:value-type="float">
            <text:p>8.7642378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قعیت</text:p>
          </table:table-cell>
          <table:table-cell office:value-type="float" office:value="41364" calcext:value-type="float">
            <text:p>41364</text:p>
          </table:table-cell>
          <table:table-cell office:value-type="float" office:value="4738" calcext:value-type="float">
            <text:p>4738</text:p>
          </table:table-cell>
          <table:table-cell table:formula="of:=[.B692]/[.C692]" office:value-type="float" office:value="8.73026593499367" calcext:value-type="float">
            <text:p>8.730265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ریف</text:p>
          </table:table-cell>
          <table:table-cell office:value-type="float" office:value="40086" calcext:value-type="float">
            <text:p>40086</text:p>
          </table:table-cell>
          <table:table-cell office:value-type="float" office:value="4600" calcext:value-type="float">
            <text:p>4600</text:p>
          </table:table-cell>
          <table:table-cell table:formula="of:=[.B693]/[.C693]" office:value-type="float" office:value="8.71434782608696" calcext:value-type="float">
            <text:p>8.7143478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دبیات</text:p>
          </table:table-cell>
          <table:table-cell office:value-type="float" office:value="37823" calcext:value-type="float">
            <text:p>37823</text:p>
          </table:table-cell>
          <table:table-cell office:value-type="float" office:value="4342" calcext:value-type="float">
            <text:p>4342</text:p>
          </table:table-cell>
          <table:table-cell table:formula="of:=[.B694]/[.C694]" office:value-type="float" office:value="8.71096269000461" calcext:value-type="float">
            <text:p>8.71096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مع</text:p>
          </table:table-cell>
          <table:table-cell office:value-type="float" office:value="38745" calcext:value-type="float">
            <text:p>38745</text:p>
          </table:table-cell>
          <table:table-cell office:value-type="float" office:value="4450" calcext:value-type="float">
            <text:p>4450</text:p>
          </table:table-cell>
          <table:table-cell table:formula="of:=[.B695]/[.C695]" office:value-type="float" office:value="8.70674157303371" calcext:value-type="float">
            <text:p>8.706741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مارستان</text:p>
          </table:table-cell>
          <table:table-cell office:value-type="float" office:value="38503" calcext:value-type="float">
            <text:p>38503</text:p>
          </table:table-cell>
          <table:table-cell office:value-type="float" office:value="4430" calcext:value-type="float">
            <text:p>4430</text:p>
          </table:table-cell>
          <table:table-cell table:formula="of:=[.B696]/[.C696]" office:value-type="float" office:value="8.69142212189616" calcext:value-type="float">
            <text:p>8.6914221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زیع</text:p>
          </table:table-cell>
          <table:table-cell office:value-type="float" office:value="40497" calcext:value-type="float">
            <text:p>40497</text:p>
          </table:table-cell>
          <table:table-cell office:value-type="float" office:value="4663" calcext:value-type="float">
            <text:p>4663</text:p>
          </table:table-cell>
          <table:table-cell table:formula="of:=[.B697]/[.C697]" office:value-type="float" office:value="8.6847523053828" calcext:value-type="float">
            <text:p>8.6847523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بنان</text:p>
          </table:table-cell>
          <table:table-cell office:value-type="float" office:value="32111" calcext:value-type="float">
            <text:p>32111</text:p>
          </table:table-cell>
          <table:table-cell office:value-type="float" office:value="3700" calcext:value-type="float">
            <text:p>3700</text:p>
          </table:table-cell>
          <table:table-cell table:formula="of:=[.B698]/[.C698]" office:value-type="float" office:value="8.67864864864865" calcext:value-type="float">
            <text:p>8.6786486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تر</text:p>
          </table:table-cell>
          <table:table-cell office:value-type="float" office:value="41002" calcext:value-type="float">
            <text:p>41002</text:p>
          </table:table-cell>
          <table:table-cell office:value-type="float" office:value="4729" calcext:value-type="float">
            <text:p>4729</text:p>
          </table:table-cell>
          <table:table-cell table:formula="of:=[.B699]/[.C699]" office:value-type="float" office:value="8.67033199407909" calcext:value-type="float">
            <text:p>8.6703319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شار</text:p>
          </table:table-cell>
          <table:table-cell office:value-type="float" office:value="41037" calcext:value-type="float">
            <text:p>41037</text:p>
          </table:table-cell>
          <table:table-cell office:value-type="float" office:value="4739" calcext:value-type="float">
            <text:p>4739</text:p>
          </table:table-cell>
          <table:table-cell table:formula="of:=[.B700]/[.C700]" office:value-type="float" office:value="8.65942181894915" calcext:value-type="float">
            <text:p>8.6594218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ثبت</text:p>
          </table:table-cell>
          <table:table-cell office:value-type="float" office:value="40953" calcext:value-type="float">
            <text:p>40953</text:p>
          </table:table-cell>
          <table:table-cell office:value-type="float" office:value="4730" calcext:value-type="float">
            <text:p>4730</text:p>
          </table:table-cell>
          <table:table-cell table:formula="of:=[.B701]/[.C701]" office:value-type="float" office:value="8.65813953488372" calcext:value-type="float">
            <text:p>8.6581395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حبت</text:p>
          </table:table-cell>
          <table:table-cell office:value-type="float" office:value="39861" calcext:value-type="float">
            <text:p>39861</text:p>
          </table:table-cell>
          <table:table-cell office:value-type="float" office:value="4605" calcext:value-type="float">
            <text:p>4605</text:p>
          </table:table-cell>
          <table:table-cell table:formula="of:=[.B702]/[.C702]" office:value-type="float" office:value="8.65602605863192" calcext:value-type="float">
            <text:p>8.6560260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طر</text:p>
          </table:table-cell>
          <table:table-cell office:value-type="float" office:value="40815" calcext:value-type="float">
            <text:p>40815</text:p>
          </table:table-cell>
          <table:table-cell office:value-type="float" office:value="4716" calcext:value-type="float">
            <text:p>4716</text:p>
          </table:table-cell>
          <table:table-cell table:formula="of:=[.B703]/[.C703]" office:value-type="float" office:value="8.65458015267176" calcext:value-type="float">
            <text:p>8.6545801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جعه</text:p>
          </table:table-cell>
          <table:table-cell office:value-type="float" office:value="40498" calcext:value-type="float">
            <text:p>40498</text:p>
          </table:table-cell>
          <table:table-cell office:value-type="float" office:value="4693" calcext:value-type="float">
            <text:p>4693</text:p>
          </table:table-cell>
          <table:table-cell table:formula="of:=[.B704]/[.C704]" office:value-type="float" office:value="8.62944811421266" calcext:value-type="float">
            <text:p>8.6294481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د</text:p>
          </table:table-cell>
          <table:table-cell office:value-type="float" office:value="39874" calcext:value-type="float">
            <text:p>39874</text:p>
          </table:table-cell>
          <table:table-cell office:value-type="float" office:value="4648" calcext:value-type="float">
            <text:p>4648</text:p>
          </table:table-cell>
          <table:table-cell table:formula="of:=[.B705]/[.C705]" office:value-type="float" office:value="8.57874354561102" calcext:value-type="float">
            <text:p>8.5787435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داشته</text:p>
          </table:table-cell>
          <table:table-cell office:value-type="float" office:value="40650" calcext:value-type="float">
            <text:p>40650</text:p>
          </table:table-cell>
          <table:table-cell office:value-type="float" office:value="4752" calcext:value-type="float">
            <text:p>4752</text:p>
          </table:table-cell>
          <table:table-cell table:formula="of:=[.B706]/[.C706]" office:value-type="float" office:value="8.55429292929293" calcext:value-type="float">
            <text:p>8.5542929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صل</text:p>
          </table:table-cell>
          <table:table-cell office:value-type="float" office:value="40682" calcext:value-type="float">
            <text:p>40682</text:p>
          </table:table-cell>
          <table:table-cell office:value-type="float" office:value="4769" calcext:value-type="float">
            <text:p>4769</text:p>
          </table:table-cell>
          <table:table-cell table:formula="of:=[.B707]/[.C707]" office:value-type="float" office:value="8.53050954078423" calcext:value-type="float">
            <text:p>8.5305095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جازه</text:p>
          </table:table-cell>
          <table:table-cell office:value-type="float" office:value="40521" calcext:value-type="float">
            <text:p>40521</text:p>
          </table:table-cell>
          <table:table-cell office:value-type="float" office:value="4751" calcext:value-type="float">
            <text:p>4751</text:p>
          </table:table-cell>
          <table:table-cell table:formula="of:=[.B708]/[.C708]" office:value-type="float" office:value="8.52894127552094" calcext:value-type="float">
            <text:p>8.5289412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دت</text:p>
          </table:table-cell>
          <table:table-cell office:value-type="float" office:value="40581" calcext:value-type="float">
            <text:p>40581</text:p>
          </table:table-cell>
          <table:table-cell office:value-type="float" office:value="4759" calcext:value-type="float">
            <text:p>4759</text:p>
          </table:table-cell>
          <table:table-cell table:formula="of:=[.B709]/[.C709]" office:value-type="float" office:value="8.52721159907544" calcext:value-type="float">
            <text:p>8.5272115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مات</text:p>
          </table:table-cell>
          <table:table-cell office:value-type="float" office:value="39790" calcext:value-type="float">
            <text:p>39790</text:p>
          </table:table-cell>
          <table:table-cell office:value-type="float" office:value="4682" calcext:value-type="float">
            <text:p>4682</text:p>
          </table:table-cell>
          <table:table-cell table:formula="of:=[.B710]/[.C710]" office:value-type="float" office:value="8.49850491243059" calcext:value-type="float">
            <text:p>8.4985049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ضرت</text:p>
          </table:table-cell>
          <table:table-cell office:value-type="float" office:value="38469" calcext:value-type="float">
            <text:p>38469</text:p>
          </table:table-cell>
          <table:table-cell office:value-type="float" office:value="4529" calcext:value-type="float">
            <text:p>4529</text:p>
          </table:table-cell>
          <table:table-cell table:formula="of:=[.B711]/[.C711]" office:value-type="float" office:value="8.49392801943034" calcext:value-type="float">
            <text:p>8.4939280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باد</text:p>
          </table:table-cell>
          <table:table-cell office:value-type="float" office:value="40132" calcext:value-type="float">
            <text:p>40132</text:p>
          </table:table-cell>
          <table:table-cell office:value-type="float" office:value="4734" calcext:value-type="float">
            <text:p>4734</text:p>
          </table:table-cell>
          <table:table-cell table:formula="of:=[.B712]/[.C712]" office:value-type="float" office:value="8.4773975496409" calcext:value-type="float">
            <text:p>8.4773975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فاوت</text:p>
          </table:table-cell>
          <table:table-cell office:value-type="float" office:value="39779" calcext:value-type="float">
            <text:p>39779</text:p>
          </table:table-cell>
          <table:table-cell office:value-type="float" office:value="4698" calcext:value-type="float">
            <text:p>4698</text:p>
          </table:table-cell>
          <table:table-cell table:formula="of:=[.B713]/[.C713]" office:value-type="float" office:value="8.46722009365688" calcext:value-type="float">
            <text:p>8.4672200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نندگان</text:p>
          </table:table-cell>
          <table:table-cell office:value-type="float" office:value="39956" calcext:value-type="float">
            <text:p>39956</text:p>
          </table:table-cell>
          <table:table-cell office:value-type="float" office:value="4719" calcext:value-type="float">
            <text:p>4719</text:p>
          </table:table-cell>
          <table:table-cell table:formula="of:=[.B714]/[.C714]" office:value-type="float" office:value="8.46704810341174" calcext:value-type="float">
            <text:p>8.4670481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دا</text:p>
          </table:table-cell>
          <table:table-cell office:value-type="float" office:value="37932" calcext:value-type="float">
            <text:p>37932</text:p>
          </table:table-cell>
          <table:table-cell office:value-type="float" office:value="4493" calcext:value-type="float">
            <text:p>4493</text:p>
          </table:table-cell>
          <table:table-cell table:formula="of:=[.B715]/[.C715]" office:value-type="float" office:value="8.44246605831293" calcext:value-type="float">
            <text:p>8.4424660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لیات</text:p>
          </table:table-cell>
          <table:table-cell office:value-type="float" office:value="32959" calcext:value-type="float">
            <text:p>32959</text:p>
          </table:table-cell>
          <table:table-cell office:value-type="float" office:value="3910" calcext:value-type="float">
            <text:p>3910</text:p>
          </table:table-cell>
          <table:table-cell table:formula="of:=[.B716]/[.C716]" office:value-type="float" office:value="8.42941176470588" calcext:value-type="float">
            <text:p>8.4294117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ر</text:p>
          </table:table-cell>
          <table:table-cell office:value-type="float" office:value="38922" calcext:value-type="float">
            <text:p>38922</text:p>
          </table:table-cell>
          <table:table-cell office:value-type="float" office:value="4622" calcext:value-type="float">
            <text:p>4622</text:p>
          </table:table-cell>
          <table:table-cell table:formula="of:=[.B717]/[.C717]" office:value-type="float" office:value="8.42102985720467" calcext:value-type="float">
            <text:p>8.4210298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خش</text:p>
          </table:table-cell>
          <table:table-cell office:value-type="float" office:value="37226" calcext:value-type="float">
            <text:p>37226</text:p>
          </table:table-cell>
          <table:table-cell office:value-type="float" office:value="4427" calcext:value-type="float">
            <text:p>4427</text:p>
          </table:table-cell>
          <table:table-cell table:formula="of:=[.B718]/[.C718]" office:value-type="float" office:value="8.40885475491303" calcext:value-type="float">
            <text:p>8.4088547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وب</text:p>
          </table:table-cell>
          <table:table-cell office:value-type="float" office:value="39736" calcext:value-type="float">
            <text:p>39736</text:p>
          </table:table-cell>
          <table:table-cell office:value-type="float" office:value="4729" calcext:value-type="float">
            <text:p>4729</text:p>
          </table:table-cell>
          <table:table-cell table:formula="of:=[.B719]/[.C719]" office:value-type="float" office:value="8.40262211884119" calcext:value-type="float">
            <text:p>8.4026221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سیب</text:p>
          </table:table-cell>
          <table:table-cell office:value-type="float" office:value="37919" calcext:value-type="float">
            <text:p>37919</text:p>
          </table:table-cell>
          <table:table-cell office:value-type="float" office:value="4519" calcext:value-type="float">
            <text:p>4519</text:p>
          </table:table-cell>
          <table:table-cell table:formula="of:=[.B720]/[.C720]" office:value-type="float" office:value="8.39101571144058" calcext:value-type="float">
            <text:p>8.3910157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قیقه</text:p>
          </table:table-cell>
          <table:table-cell office:value-type="float" office:value="38899" calcext:value-type="float">
            <text:p>38899</text:p>
          </table:table-cell>
          <table:table-cell office:value-type="float" office:value="4642" calcext:value-type="float">
            <text:p>4642</text:p>
          </table:table-cell>
          <table:table-cell table:formula="of:=[.B721]/[.C721]" office:value-type="float" office:value="8.3797931925894" calcext:value-type="float">
            <text:p>8.379793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کم</text:p>
          </table:table-cell>
          <table:table-cell office:value-type="float" office:value="38626" calcext:value-type="float">
            <text:p>38626</text:p>
          </table:table-cell>
          <table:table-cell office:value-type="float" office:value="4629" calcext:value-type="float">
            <text:p>4629</text:p>
          </table:table-cell>
          <table:table-cell table:formula="of:=[.B722]/[.C722]" office:value-type="float" office:value="8.34435083171311" calcext:value-type="float">
            <text:p>8.3443508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هارم</text:p>
          </table:table-cell>
          <table:table-cell office:value-type="float" office:value="39206" calcext:value-type="float">
            <text:p>39206</text:p>
          </table:table-cell>
          <table:table-cell office:value-type="float" office:value="4706" calcext:value-type="float">
            <text:p>4706</text:p>
          </table:table-cell>
          <table:table-cell table:formula="of:=[.B723]/[.C723]" office:value-type="float" office:value="8.33106672333192" calcext:value-type="float">
            <text:p>8.3310667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وز</text:p>
          </table:table-cell>
          <table:table-cell office:value-type="float" office:value="39439" calcext:value-type="float">
            <text:p>39439</text:p>
          </table:table-cell>
          <table:table-cell office:value-type="float" office:value="4734" calcext:value-type="float">
            <text:p>4734</text:p>
          </table:table-cell>
          <table:table-cell table:formula="of:=[.B724]/[.C724]" office:value-type="float" office:value="8.33100971694128" calcext:value-type="float">
            <text:p>8.3310097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ن</text:p>
          </table:table-cell>
          <table:table-cell office:value-type="float" office:value="38534" calcext:value-type="float">
            <text:p>38534</text:p>
          </table:table-cell>
          <table:table-cell office:value-type="float" office:value="4626" calcext:value-type="float">
            <text:p>4626</text:p>
          </table:table-cell>
          <table:table-cell table:formula="of:=[.B725]/[.C725]" office:value-type="float" office:value="8.32987462170342" calcext:value-type="float">
            <text:p>8.3298746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لیه</text:p>
          </table:table-cell>
          <table:table-cell office:value-type="float" office:value="39267" calcext:value-type="float">
            <text:p>39267</text:p>
          </table:table-cell>
          <table:table-cell office:value-type="float" office:value="4716" calcext:value-type="float">
            <text:p>4716</text:p>
          </table:table-cell>
          <table:table-cell table:formula="of:=[.B726]/[.C726]" office:value-type="float" office:value="8.3263358778626" calcext:value-type="float">
            <text:p>8.3263358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رفه</text:p>
          </table:table-cell>
          <table:table-cell office:value-type="float" office:value="38026" calcext:value-type="float">
            <text:p>38026</text:p>
          </table:table-cell>
          <table:table-cell office:value-type="float" office:value="4568" calcext:value-type="float">
            <text:p>4568</text:p>
          </table:table-cell>
          <table:table-cell table:formula="of:=[.B727]/[.C727]" office:value-type="float" office:value="8.32443082311734" calcext:value-type="float">
            <text:p>8.3244308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الف</text:p>
          </table:table-cell>
          <table:table-cell office:value-type="float" office:value="39523" calcext:value-type="float">
            <text:p>39523</text:p>
          </table:table-cell>
          <table:table-cell office:value-type="float" office:value="4753" calcext:value-type="float">
            <text:p>4753</text:p>
          </table:table-cell>
          <table:table-cell table:formula="of:=[.B728]/[.C728]" office:value-type="float" office:value="8.31537976015148" calcext:value-type="float">
            <text:p>8.3153797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ئولیت</text:p>
          </table:table-cell>
          <table:table-cell office:value-type="float" office:value="39449" calcext:value-type="float">
            <text:p>39449</text:p>
          </table:table-cell>
          <table:table-cell office:value-type="float" office:value="4745" calcext:value-type="float">
            <text:p>4745</text:p>
          </table:table-cell>
          <table:table-cell table:formula="of:=[.B729]/[.C729]" office:value-type="float" office:value="8.31380400421496" calcext:value-type="float">
            <text:p>8.3138040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سمت</text:p>
          </table:table-cell>
          <table:table-cell office:value-type="float" office:value="39029" calcext:value-type="float">
            <text:p>39029</text:p>
          </table:table-cell>
          <table:table-cell office:value-type="float" office:value="4713" calcext:value-type="float">
            <text:p>4713</text:p>
          </table:table-cell>
          <table:table-cell table:formula="of:=[.B730]/[.C730]" office:value-type="float" office:value="8.28113727986421" calcext:value-type="float">
            <text:p>8.2811372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اش</text:p>
          </table:table-cell>
          <table:table-cell office:value-type="float" office:value="33405" calcext:value-type="float">
            <text:p>33405</text:p>
          </table:table-cell>
          <table:table-cell office:value-type="float" office:value="4044" calcext:value-type="float">
            <text:p>4044</text:p>
          </table:table-cell>
          <table:table-cell table:formula="of:=[.B731]/[.C731]" office:value-type="float" office:value="8.26038575667656" calcext:value-type="float">
            <text:p>8.2603857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قیق</text:p>
          </table:table-cell>
          <table:table-cell office:value-type="float" office:value="39033" calcext:value-type="float">
            <text:p>39033</text:p>
          </table:table-cell>
          <table:table-cell office:value-type="float" office:value="4745" calcext:value-type="float">
            <text:p>4745</text:p>
          </table:table-cell>
          <table:table-cell table:formula="of:=[.B732]/[.C732]" office:value-type="float" office:value="8.22613277133825" calcext:value-type="float">
            <text:p>8.2261327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رورت</text:p>
          </table:table-cell>
          <table:table-cell office:value-type="float" office:value="39092" calcext:value-type="float">
            <text:p>39092</text:p>
          </table:table-cell>
          <table:table-cell office:value-type="float" office:value="4756" calcext:value-type="float">
            <text:p>4756</text:p>
          </table:table-cell>
          <table:table-cell table:formula="of:=[.B733]/[.C733]" office:value-type="float" office:value="8.21951219512195" calcext:value-type="float">
            <text:p>8.2195121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یژگی</text:p>
          </table:table-cell>
          <table:table-cell office:value-type="float" office:value="38885" calcext:value-type="float">
            <text:p>38885</text:p>
          </table:table-cell>
          <table:table-cell office:value-type="float" office:value="4731" calcext:value-type="float">
            <text:p>4731</text:p>
          </table:table-cell>
          <table:table-cell table:formula="of:=[.B734]/[.C734]" office:value-type="float" office:value="8.21919255971253" calcext:value-type="float">
            <text:p>8.2191925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وادث</text:p>
          </table:table-cell>
          <table:table-cell office:value-type="float" office:value="37911" calcext:value-type="float">
            <text:p>37911</text:p>
          </table:table-cell>
          <table:table-cell office:value-type="float" office:value="4616" calcext:value-type="float">
            <text:p>4616</text:p>
          </table:table-cell>
          <table:table-cell table:formula="of:=[.B735]/[.C735]" office:value-type="float" office:value="8.21295493934142" calcext:value-type="float">
            <text:p>8.2129549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تش</text:p>
          </table:table-cell>
          <table:table-cell office:value-type="float" office:value="36813" calcext:value-type="float">
            <text:p>36813</text:p>
          </table:table-cell>
          <table:table-cell office:value-type="float" office:value="4483" calcext:value-type="float">
            <text:p>4483</text:p>
          </table:table-cell>
          <table:table-cell table:formula="of:=[.B736]/[.C736]" office:value-type="float" office:value="8.211688601383" calcext:value-type="float">
            <text:p>8.2116886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رن</text:p>
          </table:table-cell>
          <table:table-cell office:value-type="float" office:value="38614" calcext:value-type="float">
            <text:p>38614</text:p>
          </table:table-cell>
          <table:table-cell office:value-type="float" office:value="4713" calcext:value-type="float">
            <text:p>4713</text:p>
          </table:table-cell>
          <table:table-cell table:formula="of:=[.B737]/[.C737]" office:value-type="float" office:value="8.19308296201995" calcext:value-type="float">
            <text:p>8.193082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قیقت</text:p>
          </table:table-cell>
          <table:table-cell office:value-type="float" office:value="38389" calcext:value-type="float">
            <text:p>38389</text:p>
          </table:table-cell>
          <table:table-cell office:value-type="float" office:value="4690" calcext:value-type="float">
            <text:p>4690</text:p>
          </table:table-cell>
          <table:table-cell table:formula="of:=[.B738]/[.C738]" office:value-type="float" office:value="8.18528784648188" calcext:value-type="float">
            <text:p>8.1852878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تبار</text:p>
          </table:table-cell>
          <table:table-cell office:value-type="float" office:value="38492" calcext:value-type="float">
            <text:p>38492</text:p>
          </table:table-cell>
          <table:table-cell office:value-type="float" office:value="4706" calcext:value-type="float">
            <text:p>4706</text:p>
          </table:table-cell>
          <table:table-cell table:formula="of:=[.B739]/[.C739]" office:value-type="float" office:value="8.17934551636209" calcext:value-type="float">
            <text:p>8.1793455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فع</text:p>
          </table:table-cell>
          <table:table-cell office:value-type="float" office:value="38837" calcext:value-type="float">
            <text:p>38837</text:p>
          </table:table-cell>
          <table:table-cell office:value-type="float" office:value="4754" calcext:value-type="float">
            <text:p>4754</text:p>
          </table:table-cell>
          <table:table-cell table:formula="of:=[.B740]/[.C740]" office:value-type="float" office:value="8.16933108960875" calcext:value-type="float">
            <text:p>8.1693310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افیک</text:p>
          </table:table-cell>
          <table:table-cell office:value-type="float" office:value="32097" calcext:value-type="float">
            <text:p>32097</text:p>
          </table:table-cell>
          <table:table-cell office:value-type="float" office:value="3937" calcext:value-type="float">
            <text:p>3937</text:p>
          </table:table-cell>
          <table:table-cell table:formula="of:=[.B741]/[.C741]" office:value-type="float" office:value="8.15265430530861" calcext:value-type="float">
            <text:p>8.1526543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کان</text:p>
          </table:table-cell>
          <table:table-cell office:value-type="float" office:value="38497" calcext:value-type="float">
            <text:p>38497</text:p>
          </table:table-cell>
          <table:table-cell office:value-type="float" office:value="4731" calcext:value-type="float">
            <text:p>4731</text:p>
          </table:table-cell>
          <table:table-cell table:formula="of:=[.B742]/[.C742]" office:value-type="float" office:value="8.13718030014796" calcext:value-type="float">
            <text:p>8.1371803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ن</text:p>
          </table:table-cell>
          <table:table-cell office:value-type="float" office:value="34608" calcext:value-type="float">
            <text:p>34608</text:p>
          </table:table-cell>
          <table:table-cell office:value-type="float" office:value="4255" calcext:value-type="float">
            <text:p>4255</text:p>
          </table:table-cell>
          <table:table-cell table:formula="of:=[.B743]/[.C743]" office:value-type="float" office:value="8.13349001175088" calcext:value-type="float">
            <text:p>8.13349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صولات</text:p>
          </table:table-cell>
          <table:table-cell office:value-type="float" office:value="36291" calcext:value-type="float">
            <text:p>36291</text:p>
          </table:table-cell>
          <table:table-cell office:value-type="float" office:value="4465" calcext:value-type="float">
            <text:p>4465</text:p>
          </table:table-cell>
          <table:table-cell table:formula="of:=[.B744]/[.C744]" office:value-type="float" office:value="8.12788353863382" calcext:value-type="float">
            <text:p>8.1278835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ظرفیت</text:p>
          </table:table-cell>
          <table:table-cell office:value-type="float" office:value="37641" calcext:value-type="float">
            <text:p>37641</text:p>
          </table:table-cell>
          <table:table-cell office:value-type="float" office:value="4638" calcext:value-type="float">
            <text:p>4638</text:p>
          </table:table-cell>
          <table:table-cell table:formula="of:=[.B745]/[.C745]" office:value-type="float" office:value="8.11578266494178" calcext:value-type="float">
            <text:p>8.1157826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گیر</text:p>
          </table:table-cell>
          <table:table-cell office:value-type="float" office:value="36172" calcext:value-type="float">
            <text:p>36172</text:p>
          </table:table-cell>
          <table:table-cell office:value-type="float" office:value="4459" calcext:value-type="float">
            <text:p>4459</text:p>
          </table:table-cell>
          <table:table-cell table:formula="of:=[.B746]/[.C746]" office:value-type="float" office:value="8.11213276519399" calcext:value-type="float">
            <text:p>8.1121327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قعیت</text:p>
          </table:table-cell>
          <table:table-cell office:value-type="float" office:value="38369" calcext:value-type="float">
            <text:p>38369</text:p>
          </table:table-cell>
          <table:table-cell office:value-type="float" office:value="4731" calcext:value-type="float">
            <text:p>4731</text:p>
          </table:table-cell>
          <table:table-cell table:formula="of:=[.B747]/[.C747]" office:value-type="float" office:value="8.11012470936377" calcext:value-type="float">
            <text:p>8.1101247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ذاکرات</text:p>
          </table:table-cell>
          <table:table-cell office:value-type="float" office:value="36715" calcext:value-type="float">
            <text:p>36715</text:p>
          </table:table-cell>
          <table:table-cell office:value-type="float" office:value="4536" calcext:value-type="float">
            <text:p>4536</text:p>
          </table:table-cell>
          <table:table-cell table:formula="of:=[.B748]/[.C748]" office:value-type="float" office:value="8.09413580246914" calcext:value-type="float">
            <text:p>8.0941358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ظامی</text:p>
          </table:table-cell>
          <table:table-cell office:value-type="float" office:value="36656" calcext:value-type="float">
            <text:p>36656</text:p>
          </table:table-cell>
          <table:table-cell office:value-type="float" office:value="4538" calcext:value-type="float">
            <text:p>4538</text:p>
          </table:table-cell>
          <table:table-cell table:formula="of:=[.B749]/[.C749]" office:value-type="float" office:value="8.07756721022477" calcext:value-type="float">
            <text:p>8.0775672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بح</text:p>
          </table:table-cell>
          <table:table-cell office:value-type="float" office:value="38187" calcext:value-type="float">
            <text:p>38187</text:p>
          </table:table-cell>
          <table:table-cell office:value-type="float" office:value="4732" calcext:value-type="float">
            <text:p>4732</text:p>
          </table:table-cell>
          <table:table-cell table:formula="of:=[.B750]/[.C750]" office:value-type="float" office:value="8.06994928148774" calcext:value-type="float">
            <text:p>8.0699492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وان</text:p>
          </table:table-cell>
          <table:table-cell office:value-type="float" office:value="38287" calcext:value-type="float">
            <text:p>38287</text:p>
          </table:table-cell>
          <table:table-cell office:value-type="float" office:value="4746" calcext:value-type="float">
            <text:p>4746</text:p>
          </table:table-cell>
          <table:table-cell table:formula="of:=[.B751]/[.C751]" office:value-type="float" office:value="8.06721449641804" calcext:value-type="float">
            <text:p>8.0672144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ه</text:p>
          </table:table-cell>
          <table:table-cell office:value-type="float" office:value="38019" calcext:value-type="float">
            <text:p>38019</text:p>
          </table:table-cell>
          <table:table-cell office:value-type="float" office:value="4713" calcext:value-type="float">
            <text:p>4713</text:p>
          </table:table-cell>
          <table:table-cell table:formula="of:=[.B752]/[.C752]" office:value-type="float" office:value="8.06683640992998" calcext:value-type="float">
            <text:p>8.0668364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یدن</text:p>
          </table:table-cell>
          <table:table-cell office:value-type="float" office:value="38185" calcext:value-type="float">
            <text:p>38185</text:p>
          </table:table-cell>
          <table:table-cell office:value-type="float" office:value="4761" calcext:value-type="float">
            <text:p>4761</text:p>
          </table:table-cell>
          <table:table-cell table:formula="of:=[.B753]/[.C753]" office:value-type="float" office:value="8.0203738710355" calcext:value-type="float">
            <text:p>8.020373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وپایی</text:p>
          </table:table-cell>
          <table:table-cell office:value-type="float" office:value="36135" calcext:value-type="float">
            <text:p>36135</text:p>
          </table:table-cell>
          <table:table-cell office:value-type="float" office:value="4507" calcext:value-type="float">
            <text:p>4507</text:p>
          </table:table-cell>
          <table:table-cell table:formula="of:=[.B754]/[.C754]" office:value-type="float" office:value="8.01752828932771" calcext:value-type="float">
            <text:p>8.0175282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یگر</text:p>
          </table:table-cell>
          <table:table-cell office:value-type="float" office:value="29978" calcext:value-type="float">
            <text:p>29978</text:p>
          </table:table-cell>
          <table:table-cell office:value-type="float" office:value="3742" calcext:value-type="float">
            <text:p>3742</text:p>
          </table:table-cell>
          <table:table-cell table:formula="of:=[.B755]/[.C755]" office:value-type="float" office:value="8.01122394441475" calcext:value-type="float">
            <text:p>8.0112239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رف</text:p>
          </table:table-cell>
          <table:table-cell office:value-type="float" office:value="38102" calcext:value-type="float">
            <text:p>38102</text:p>
          </table:table-cell>
          <table:table-cell office:value-type="float" office:value="4757" calcext:value-type="float">
            <text:p>4757</text:p>
          </table:table-cell>
          <table:table-cell table:formula="of:=[.B756]/[.C756]" office:value-type="float" office:value="8.00966996005886" calcext:value-type="float">
            <text:p>8.0096699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حوه</text:p>
          </table:table-cell>
          <table:table-cell office:value-type="float" office:value="37882" calcext:value-type="float">
            <text:p>37882</text:p>
          </table:table-cell>
          <table:table-cell office:value-type="float" office:value="4732" calcext:value-type="float">
            <text:p>4732</text:p>
          </table:table-cell>
          <table:table-cell table:formula="of:=[.B757]/[.C757]" office:value-type="float" office:value="8.00549450549451" calcext:value-type="float">
            <text:p>8.0054945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رگان</text:p>
          </table:table-cell>
          <table:table-cell office:value-type="float" office:value="36002" calcext:value-type="float">
            <text:p>36002</text:p>
          </table:table-cell>
          <table:table-cell office:value-type="float" office:value="4504" calcext:value-type="float">
            <text:p>4504</text:p>
          </table:table-cell>
          <table:table-cell table:formula="of:=[.B758]/[.C758]" office:value-type="float" office:value="7.99333925399645" calcext:value-type="float">
            <text:p>7.993339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عایت</text:p>
          </table:table-cell>
          <table:table-cell office:value-type="float" office:value="38024" calcext:value-type="float">
            <text:p>38024</text:p>
          </table:table-cell>
          <table:table-cell office:value-type="float" office:value="4758" calcext:value-type="float">
            <text:p>4758</text:p>
          </table:table-cell>
          <table:table-cell table:formula="of:=[.B759]/[.C759]" office:value-type="float" office:value="7.99159310634721" calcext:value-type="float">
            <text:p>7.9915931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قویت</text:p>
          </table:table-cell>
          <table:table-cell office:value-type="float" office:value="38050" calcext:value-type="float">
            <text:p>38050</text:p>
          </table:table-cell>
          <table:table-cell office:value-type="float" office:value="4762" calcext:value-type="float">
            <text:p>4762</text:p>
          </table:table-cell>
          <table:table-cell table:formula="of:=[.B760]/[.C760]" office:value-type="float" office:value="7.99034019319614" calcext:value-type="float">
            <text:p>7.990340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سر</text:p>
          </table:table-cell>
          <table:table-cell office:value-type="float" office:value="34925" calcext:value-type="float">
            <text:p>34925</text:p>
          </table:table-cell>
          <table:table-cell office:value-type="float" office:value="4372" calcext:value-type="float">
            <text:p>4372</text:p>
          </table:table-cell>
          <table:table-cell table:formula="of:=[.B761]/[.C761]" office:value-type="float" office:value="7.98833485818847" calcext:value-type="float">
            <text:p>7.9883348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یدگی</text:p>
          </table:table-cell>
          <table:table-cell office:value-type="float" office:value="37037" calcext:value-type="float">
            <text:p>37037</text:p>
          </table:table-cell>
          <table:table-cell office:value-type="float" office:value="4638" calcext:value-type="float">
            <text:p>4638</text:p>
          </table:table-cell>
          <table:table-cell table:formula="of:=[.B762]/[.C762]" office:value-type="float" office:value="7.98555411815438" calcext:value-type="float">
            <text:p>7.9855541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ست</text:p>
          </table:table-cell>
          <table:table-cell office:value-type="float" office:value="36508" calcext:value-type="float">
            <text:p>36508</text:p>
          </table:table-cell>
          <table:table-cell office:value-type="float" office:value="4576" calcext:value-type="float">
            <text:p>4576</text:p>
          </table:table-cell>
          <table:table-cell table:formula="of:=[.B763]/[.C763]" office:value-type="float" office:value="7.97814685314685" calcext:value-type="float">
            <text:p>7.9781468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اصله</text:p>
          </table:table-cell>
          <table:table-cell office:value-type="float" office:value="37567" calcext:value-type="float">
            <text:p>37567</text:p>
          </table:table-cell>
          <table:table-cell office:value-type="float" office:value="4714" calcext:value-type="float">
            <text:p>4714</text:p>
          </table:table-cell>
          <table:table-cell table:formula="of:=[.B764]/[.C764]" office:value-type="float" office:value="7.96924056003394" calcext:value-type="float">
            <text:p>7.96924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ناسایی</text:p>
          </table:table-cell>
          <table:table-cell office:value-type="float" office:value="37021" calcext:value-type="float">
            <text:p>37021</text:p>
          </table:table-cell>
          <table:table-cell office:value-type="float" office:value="4646" calcext:value-type="float">
            <text:p>4646</text:p>
          </table:table-cell>
          <table:table-cell table:formula="of:=[.B765]/[.C765]" office:value-type="float" office:value="7.96835987946621" calcext:value-type="float">
            <text:p>7.9683598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نده</text:p>
          </table:table-cell>
          <table:table-cell office:value-type="float" office:value="37659" calcext:value-type="float">
            <text:p>37659</text:p>
          </table:table-cell>
          <table:table-cell office:value-type="float" office:value="4728" calcext:value-type="float">
            <text:p>4728</text:p>
          </table:table-cell>
          <table:table-cell table:formula="of:=[.B766]/[.C766]" office:value-type="float" office:value="7.96510152284264" calcext:value-type="float">
            <text:p>7.9651015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خیص</text:p>
          </table:table-cell>
          <table:table-cell office:value-type="float" office:value="37351" calcext:value-type="float">
            <text:p>37351</text:p>
          </table:table-cell>
          <table:table-cell office:value-type="float" office:value="4690" calcext:value-type="float">
            <text:p>4690</text:p>
          </table:table-cell>
          <table:table-cell table:formula="of:=[.B767]/[.C767]" office:value-type="float" office:value="7.96396588486141" calcext:value-type="float">
            <text:p>7.9639658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جار</text:p>
          </table:table-cell>
          <table:table-cell office:value-type="float" office:value="36855" calcext:value-type="float">
            <text:p>36855</text:p>
          </table:table-cell>
          <table:table-cell office:value-type="float" office:value="4631" calcext:value-type="float">
            <text:p>4631</text:p>
          </table:table-cell>
          <table:table-cell table:formula="of:=[.B768]/[.C768]" office:value-type="float" office:value="7.95832433599655" calcext:value-type="float">
            <text:p>7.958324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یت</text:p>
          </table:table-cell>
          <table:table-cell office:value-type="float" office:value="36204" calcext:value-type="float">
            <text:p>36204</text:p>
          </table:table-cell>
          <table:table-cell office:value-type="float" office:value="4550" calcext:value-type="float">
            <text:p>4550</text:p>
          </table:table-cell>
          <table:table-cell table:formula="of:=[.B769]/[.C769]" office:value-type="float" office:value="7.95692307692308" calcext:value-type="float">
            <text:p>7.9569230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سته</text:p>
          </table:table-cell>
          <table:table-cell office:value-type="float" office:value="37445" calcext:value-type="float">
            <text:p>37445</text:p>
          </table:table-cell>
          <table:table-cell office:value-type="float" office:value="4706" calcext:value-type="float">
            <text:p>4706</text:p>
          </table:table-cell>
          <table:table-cell table:formula="of:=[.B770]/[.C770]" office:value-type="float" office:value="7.95686357841054" calcext:value-type="float">
            <text:p>7.9568635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وه</text:p>
          </table:table-cell>
          <table:table-cell office:value-type="float" office:value="34553" calcext:value-type="float">
            <text:p>34553</text:p>
          </table:table-cell>
          <table:table-cell office:value-type="float" office:value="4346" calcext:value-type="float">
            <text:p>4346</text:p>
          </table:table-cell>
          <table:table-cell table:formula="of:=[.B771]/[.C771]" office:value-type="float" office:value="7.95052922227336" calcext:value-type="float">
            <text:p>7.9505292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ظیفه</text:p>
          </table:table-cell>
          <table:table-cell office:value-type="float" office:value="37701" calcext:value-type="float">
            <text:p>37701</text:p>
          </table:table-cell>
          <table:table-cell office:value-type="float" office:value="4742" calcext:value-type="float">
            <text:p>4742</text:p>
          </table:table-cell>
          <table:table-cell table:formula="of:=[.B772]/[.C772]" office:value-type="float" office:value="7.95044285111767" calcext:value-type="float">
            <text:p>7.9504428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ذف</text:p>
          </table:table-cell>
          <table:table-cell office:value-type="float" office:value="36785" calcext:value-type="float">
            <text:p>36785</text:p>
          </table:table-cell>
          <table:table-cell office:value-type="float" office:value="4627" calcext:value-type="float">
            <text:p>4627</text:p>
          </table:table-cell>
          <table:table-cell table:formula="of:=[.B773]/[.C773]" office:value-type="float" office:value="7.9500756429652" calcext:value-type="float">
            <text:p>7.950075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لاق</text:p>
          </table:table-cell>
          <table:table-cell office:value-type="float" office:value="36606" calcext:value-type="float">
            <text:p>36606</text:p>
          </table:table-cell>
          <table:table-cell office:value-type="float" office:value="4611" calcext:value-type="float">
            <text:p>4611</text:p>
          </table:table-cell>
          <table:table-cell table:formula="of:=[.B774]/[.C774]" office:value-type="float" office:value="7.93884189980482" calcext:value-type="float">
            <text:p>7.9388418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واع</text:p>
          </table:table-cell>
          <table:table-cell office:value-type="float" office:value="37540" calcext:value-type="float">
            <text:p>37540</text:p>
          </table:table-cell>
          <table:table-cell office:value-type="float" office:value="4729" calcext:value-type="float">
            <text:p>4729</text:p>
          </table:table-cell>
          <table:table-cell table:formula="of:=[.B775]/[.C775]" office:value-type="float" office:value="7.93825333051385" calcext:value-type="float">
            <text:p>7.9382533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یگ</text:p>
          </table:table-cell>
          <table:table-cell office:value-type="float" office:value="30866" calcext:value-type="float">
            <text:p>30866</text:p>
          </table:table-cell>
          <table:table-cell office:value-type="float" office:value="3891" calcext:value-type="float">
            <text:p>3891</text:p>
          </table:table-cell>
          <table:table-cell table:formula="of:=[.B776]/[.C776]" office:value-type="float" office:value="7.93266512464662" calcext:value-type="float">
            <text:p>7.9326651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لاد</text:p>
          </table:table-cell>
          <table:table-cell office:value-type="float" office:value="36663" calcext:value-type="float">
            <text:p>36663</text:p>
          </table:table-cell>
          <table:table-cell office:value-type="float" office:value="4635" calcext:value-type="float">
            <text:p>4635</text:p>
          </table:table-cell>
          <table:table-cell table:formula="of:=[.B777]/[.C777]" office:value-type="float" office:value="7.91003236245955" calcext:value-type="float">
            <text:p>7.9100323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ح</text:p>
          </table:table-cell>
          <table:table-cell office:value-type="float" office:value="37245" calcext:value-type="float">
            <text:p>37245</text:p>
          </table:table-cell>
          <table:table-cell office:value-type="float" office:value="4718" calcext:value-type="float">
            <text:p>4718</text:p>
          </table:table-cell>
          <table:table-cell table:formula="of:=[.B778]/[.C778]" office:value-type="float" office:value="7.89423484527342" calcext:value-type="float">
            <text:p>7.8942348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سل</text:p>
          </table:table-cell>
          <table:table-cell office:value-type="float" office:value="36804" calcext:value-type="float">
            <text:p>36804</text:p>
          </table:table-cell>
          <table:table-cell office:value-type="float" office:value="4666" calcext:value-type="float">
            <text:p>4666</text:p>
          </table:table-cell>
          <table:table-cell table:formula="of:=[.B779]/[.C779]" office:value-type="float" office:value="7.88769824260609" calcext:value-type="float">
            <text:p>7.8876982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ختر</text:p>
          </table:table-cell>
          <table:table-cell office:value-type="float" office:value="33892" calcext:value-type="float">
            <text:p>33892</text:p>
          </table:table-cell>
          <table:table-cell office:value-type="float" office:value="4308" calcext:value-type="float">
            <text:p>4308</text:p>
          </table:table-cell>
          <table:table-cell table:formula="of:=[.B780]/[.C780]" office:value-type="float" office:value="7.86722376973073" calcext:value-type="float">
            <text:p>7.8672237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خواست</text:p>
          </table:table-cell>
          <table:table-cell office:value-type="float" office:value="37166" calcext:value-type="float">
            <text:p>37166</text:p>
          </table:table-cell>
          <table:table-cell office:value-type="float" office:value="4732" calcext:value-type="float">
            <text:p>4732</text:p>
          </table:table-cell>
          <table:table-cell table:formula="of:=[.B781]/[.C781]" office:value-type="float" office:value="7.8541842772612" calcext:value-type="float">
            <text:p>7.8541842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مار</text:p>
          </table:table-cell>
          <table:table-cell office:value-type="float" office:value="30478" calcext:value-type="float">
            <text:p>30478</text:p>
          </table:table-cell>
          <table:table-cell office:value-type="float" office:value="3886" calcext:value-type="float">
            <text:p>3886</text:p>
          </table:table-cell>
          <table:table-cell table:formula="of:=[.B782]/[.C782]" office:value-type="float" office:value="7.84302624807" calcext:value-type="float">
            <text:p>7.8430262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گل</text:p>
          </table:table-cell>
          <table:table-cell office:value-type="float" office:value="31179" calcext:value-type="float">
            <text:p>31179</text:p>
          </table:table-cell>
          <table:table-cell office:value-type="float" office:value="3977" calcext:value-type="float">
            <text:p>3977</text:p>
          </table:table-cell>
          <table:table-cell table:formula="of:=[.B783]/[.C783]" office:value-type="float" office:value="7.83982901684687" calcext:value-type="float">
            <text:p>7.8398290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لمان</text:p>
          </table:table-cell>
          <table:table-cell office:value-type="float" office:value="35110" calcext:value-type="float">
            <text:p>35110</text:p>
          </table:table-cell>
          <table:table-cell office:value-type="float" office:value="4481" calcext:value-type="float">
            <text:p>4481</text:p>
          </table:table-cell>
          <table:table-cell table:formula="of:=[.B784]/[.C784]" office:value-type="float" office:value="7.83530461950457" calcext:value-type="float">
            <text:p>7.8353046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ره</text:p>
          </table:table-cell>
          <table:table-cell office:value-type="float" office:value="37159" calcext:value-type="float">
            <text:p>37159</text:p>
          </table:table-cell>
          <table:table-cell office:value-type="float" office:value="4745" calcext:value-type="float">
            <text:p>4745</text:p>
          </table:table-cell>
          <table:table-cell table:formula="of:=[.B785]/[.C785]" office:value-type="float" office:value="7.83119072708114" calcext:value-type="float">
            <text:p>7.8311907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سش</text:p>
          </table:table-cell>
          <table:table-cell office:value-type="float" office:value="37103" calcext:value-type="float">
            <text:p>37103</text:p>
          </table:table-cell>
          <table:table-cell office:value-type="float" office:value="4740" calcext:value-type="float">
            <text:p>4740</text:p>
          </table:table-cell>
          <table:table-cell table:formula="of:=[.B786]/[.C786]" office:value-type="float" office:value="7.82763713080169" calcext:value-type="float">
            <text:p>7.8276371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لامت</text:p>
          </table:table-cell>
          <table:table-cell office:value-type="float" office:value="35657" calcext:value-type="float">
            <text:p>35657</text:p>
          </table:table-cell>
          <table:table-cell office:value-type="float" office:value="4561" calcext:value-type="float">
            <text:p>4561</text:p>
          </table:table-cell>
          <table:table-cell table:formula="of:=[.B787]/[.C787]" office:value-type="float" office:value="7.81780311335234" calcext:value-type="float">
            <text:p>7.8178031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ک</text:p>
          </table:table-cell>
          <table:table-cell office:value-type="float" office:value="36817" calcext:value-type="float">
            <text:p>36817</text:p>
          </table:table-cell>
          <table:table-cell office:value-type="float" office:value="4710" calcext:value-type="float">
            <text:p>4710</text:p>
          </table:table-cell>
          <table:table-cell table:formula="of:=[.B788]/[.C788]" office:value-type="float" office:value="7.81677282377919" calcext:value-type="float">
            <text:p>7.8167728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ذاشته</text:p>
          </table:table-cell>
          <table:table-cell office:value-type="float" office:value="37224" calcext:value-type="float">
            <text:p>37224</text:p>
          </table:table-cell>
          <table:table-cell office:value-type="float" office:value="4763" calcext:value-type="float">
            <text:p>4763</text:p>
          </table:table-cell>
          <table:table-cell table:formula="of:=[.B789]/[.C789]" office:value-type="float" office:value="7.81524249422633" calcext:value-type="float">
            <text:p>7.8152424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جارت</text:p>
          </table:table-cell>
          <table:table-cell office:value-type="float" office:value="33096" calcext:value-type="float">
            <text:p>33096</text:p>
          </table:table-cell>
          <table:table-cell office:value-type="float" office:value="4236" calcext:value-type="float">
            <text:p>4236</text:p>
          </table:table-cell>
          <table:table-cell table:formula="of:=[.B790]/[.C790]" office:value-type="float" office:value="7.81303116147309" calcext:value-type="float">
            <text:p>7.8130311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دوین</text:p>
          </table:table-cell>
          <table:table-cell office:value-type="float" office:value="35881" calcext:value-type="float">
            <text:p>35881</text:p>
          </table:table-cell>
          <table:table-cell office:value-type="float" office:value="4601" calcext:value-type="float">
            <text:p>4601</text:p>
          </table:table-cell>
          <table:table-cell table:formula="of:=[.B791]/[.C791]" office:value-type="float" office:value="7.79852206042165" calcext:value-type="float">
            <text:p>7.7985220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هره</text:p>
          </table:table-cell>
          <table:table-cell office:value-type="float" office:value="36711" calcext:value-type="float">
            <text:p>36711</text:p>
          </table:table-cell>
          <table:table-cell office:value-type="float" office:value="4709" calcext:value-type="float">
            <text:p>4709</text:p>
          </table:table-cell>
          <table:table-cell table:formula="of:=[.B792]/[.C792]" office:value-type="float" office:value="7.79592270121045" calcext:value-type="float">
            <text:p>7.7959227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لیل</text:p>
          </table:table-cell>
          <table:table-cell office:value-type="float" office:value="36525" calcext:value-type="float">
            <text:p>36525</text:p>
          </table:table-cell>
          <table:table-cell office:value-type="float" office:value="4686" calcext:value-type="float">
            <text:p>4686</text:p>
          </table:table-cell>
          <table:table-cell table:formula="of:=[.B793]/[.C793]" office:value-type="float" office:value="7.79449423815621" calcext:value-type="float">
            <text:p>7.7944942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ندوق</text:p>
          </table:table-cell>
          <table:table-cell office:value-type="float" office:value="32916" calcext:value-type="float">
            <text:p>32916</text:p>
          </table:table-cell>
          <table:table-cell office:value-type="float" office:value="4231" calcext:value-type="float">
            <text:p>4231</text:p>
          </table:table-cell>
          <table:table-cell table:formula="of:=[.B794]/[.C794]" office:value-type="float" office:value="7.77972110612148" calcext:value-type="float">
            <text:p>7.7797211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اله</text:p>
          </table:table-cell>
          <table:table-cell office:value-type="float" office:value="34647" calcext:value-type="float">
            <text:p>34647</text:p>
          </table:table-cell>
          <table:table-cell office:value-type="float" office:value="4454" calcext:value-type="float">
            <text:p>4454</text:p>
          </table:table-cell>
          <table:table-cell table:formula="of:=[.B795]/[.C795]" office:value-type="float" office:value="7.7788504714863" calcext:value-type="float">
            <text:p>7.7788504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گاهی</text:p>
          </table:table-cell>
          <table:table-cell office:value-type="float" office:value="36674" calcext:value-type="float">
            <text:p>36674</text:p>
          </table:table-cell>
          <table:table-cell office:value-type="float" office:value="4725" calcext:value-type="float">
            <text:p>4725</text:p>
          </table:table-cell>
          <table:table-cell table:formula="of:=[.B796]/[.C796]" office:value-type="float" office:value="7.76169312169312" calcext:value-type="float">
            <text:p>7.7616931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خصص</text:p>
          </table:table-cell>
          <table:table-cell office:value-type="float" office:value="35947" calcext:value-type="float">
            <text:p>35947</text:p>
          </table:table-cell>
          <table:table-cell office:value-type="float" office:value="4634" calcext:value-type="float">
            <text:p>4634</text:p>
          </table:table-cell>
          <table:table-cell table:formula="of:=[.B797]/[.C797]" office:value-type="float" office:value="7.75722917565818" calcext:value-type="float">
            <text:p>7.7572291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قاد</text:p>
          </table:table-cell>
          <table:table-cell office:value-type="float" office:value="36279" calcext:value-type="float">
            <text:p>36279</text:p>
          </table:table-cell>
          <table:table-cell office:value-type="float" office:value="4677" calcext:value-type="float">
            <text:p>4677</text:p>
          </table:table-cell>
          <table:table-cell table:formula="of:=[.B798]/[.C798]" office:value-type="float" office:value="7.75689544579859" calcext:value-type="float">
            <text:p>7.7568954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هم</text:p>
          </table:table-cell>
          <table:table-cell office:value-type="float" office:value="35124" calcext:value-type="float">
            <text:p>35124</text:p>
          </table:table-cell>
          <table:table-cell office:value-type="float" office:value="4529" calcext:value-type="float">
            <text:p>4529</text:p>
          </table:table-cell>
          <table:table-cell table:formula="of:=[.B799]/[.C799]" office:value-type="float" office:value="7.75535438286598" calcext:value-type="float">
            <text:p>7.7553543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ستار</text:p>
          </table:table-cell>
          <table:table-cell office:value-type="float" office:value="36773" calcext:value-type="float">
            <text:p>36773</text:p>
          </table:table-cell>
          <table:table-cell office:value-type="float" office:value="4756" calcext:value-type="float">
            <text:p>4756</text:p>
          </table:table-cell>
          <table:table-cell table:formula="of:=[.B800]/[.C800]" office:value-type="float" office:value="7.73191757779647" calcext:value-type="float">
            <text:p>7.7319175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قق</text:p>
          </table:table-cell>
          <table:table-cell office:value-type="float" office:value="36320" calcext:value-type="float">
            <text:p>36320</text:p>
          </table:table-cell>
          <table:table-cell office:value-type="float" office:value="4720" calcext:value-type="float">
            <text:p>4720</text:p>
          </table:table-cell>
          <table:table-cell table:formula="of:=[.B801]/[.C801]" office:value-type="float" office:value="7.69491525423729" calcext:value-type="float">
            <text:p>7.6949152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ربستان</text:p>
          </table:table-cell>
          <table:table-cell office:value-type="float" office:value="33023" calcext:value-type="float">
            <text:p>33023</text:p>
          </table:table-cell>
          <table:table-cell office:value-type="float" office:value="4298" calcext:value-type="float">
            <text:p>4298</text:p>
          </table:table-cell>
          <table:table-cell table:formula="of:=[.B802]/[.C802]" office:value-type="float" office:value="7.68334108887855" calcext:value-type="float">
            <text:p>7.6833410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عر</text:p>
          </table:table-cell>
          <table:table-cell office:value-type="float" office:value="28786" calcext:value-type="float">
            <text:p>28786</text:p>
          </table:table-cell>
          <table:table-cell office:value-type="float" office:value="3748" calcext:value-type="float">
            <text:p>3748</text:p>
          </table:table-cell>
          <table:table-cell table:formula="of:=[.B803]/[.C803]" office:value-type="float" office:value="7.6803628601921" calcext:value-type="float">
            <text:p>7.6803628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سیله</text:p>
          </table:table-cell>
          <table:table-cell office:value-type="float" office:value="36235" calcext:value-type="float">
            <text:p>36235</text:p>
          </table:table-cell>
          <table:table-cell office:value-type="float" office:value="4726" calcext:value-type="float">
            <text:p>4726</text:p>
          </table:table-cell>
          <table:table-cell table:formula="of:=[.B804]/[.C804]" office:value-type="float" office:value="7.66716038933559" calcext:value-type="float">
            <text:p>7.6671603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اشم</text:p>
          </table:table-cell>
          <table:table-cell office:value-type="float" office:value="35306" calcext:value-type="float">
            <text:p>35306</text:p>
          </table:table-cell>
          <table:table-cell office:value-type="float" office:value="4608" calcext:value-type="float">
            <text:p>4608</text:p>
          </table:table-cell>
          <table:table-cell table:formula="of:=[.B805]/[.C805]" office:value-type="float" office:value="7.66189236111111" calcext:value-type="float">
            <text:p>7.6618923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ور</text:p>
          </table:table-cell>
          <table:table-cell office:value-type="float" office:value="34586" calcext:value-type="float">
            <text:p>34586</text:p>
          </table:table-cell>
          <table:table-cell office:value-type="float" office:value="4523" calcext:value-type="float">
            <text:p>4523</text:p>
          </table:table-cell>
          <table:table-cell table:formula="of:=[.B806]/[.C806]" office:value-type="float" office:value="7.64669467167809" calcext:value-type="float">
            <text:p>7.6466946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ضا</text:p>
          </table:table-cell>
          <table:table-cell office:value-type="float" office:value="35665" calcext:value-type="float">
            <text:p>35665</text:p>
          </table:table-cell>
          <table:table-cell office:value-type="float" office:value="4665" calcext:value-type="float">
            <text:p>4665</text:p>
          </table:table-cell>
          <table:table-cell table:formula="of:=[.B807]/[.C807]" office:value-type="float" office:value="7.64523043944266" calcext:value-type="float">
            <text:p>7.6452304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لب</text:p>
          </table:table-cell>
          <table:table-cell office:value-type="float" office:value="35729" calcext:value-type="float">
            <text:p>35729</text:p>
          </table:table-cell>
          <table:table-cell office:value-type="float" office:value="4688" calcext:value-type="float">
            <text:p>4688</text:p>
          </table:table-cell>
          <table:table-cell table:formula="of:=[.B808]/[.C808]" office:value-type="float" office:value="7.62137372013652" calcext:value-type="float">
            <text:p>7.6213737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سوب</text:p>
          </table:table-cell>
          <table:table-cell office:value-type="float" office:value="35721" calcext:value-type="float">
            <text:p>35721</text:p>
          </table:table-cell>
          <table:table-cell office:value-type="float" office:value="4701" calcext:value-type="float">
            <text:p>4701</text:p>
          </table:table-cell>
          <table:table-cell table:formula="of:=[.B809]/[.C809]" office:value-type="float" office:value="7.59859604339502" calcext:value-type="float">
            <text:p>7.5985960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زیاب</text:p>
          </table:table-cell>
          <table:table-cell office:value-type="float" office:value="35653" calcext:value-type="float">
            <text:p>35653</text:p>
          </table:table-cell>
          <table:table-cell office:value-type="float" office:value="4699" calcext:value-type="float">
            <text:p>4699</text:p>
          </table:table-cell>
          <table:table-cell table:formula="of:=[.B810]/[.C810]" office:value-type="float" office:value="7.58735901255586" calcext:value-type="float">
            <text:p>7.5873590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ادر</text:p>
          </table:table-cell>
          <table:table-cell office:value-type="float" office:value="35705" calcext:value-type="float">
            <text:p>35705</text:p>
          </table:table-cell>
          <table:table-cell office:value-type="float" office:value="4718" calcext:value-type="float">
            <text:p>4718</text:p>
          </table:table-cell>
          <table:table-cell table:formula="of:=[.B811]/[.C811]" office:value-type="float" office:value="7.56782534972446" calcext:value-type="float">
            <text:p>7.5678253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اطب</text:p>
          </table:table-cell>
          <table:table-cell office:value-type="float" office:value="28737" calcext:value-type="float">
            <text:p>28737</text:p>
          </table:table-cell>
          <table:table-cell office:value-type="float" office:value="3805" calcext:value-type="float">
            <text:p>3805</text:p>
          </table:table-cell>
          <table:table-cell table:formula="of:=[.B812]/[.C812]" office:value-type="float" office:value="7.55243101182654" calcext:value-type="float">
            <text:p>7.552431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یزه</text:p>
          </table:table-cell>
          <table:table-cell office:value-type="float" office:value="30413" calcext:value-type="float">
            <text:p>30413</text:p>
          </table:table-cell>
          <table:table-cell office:value-type="float" office:value="4028" calcext:value-type="float">
            <text:p>4028</text:p>
          </table:table-cell>
          <table:table-cell table:formula="of:=[.B813]/[.C813]" office:value-type="float" office:value="7.55039721946375" calcext:value-type="float">
            <text:p>7.5503972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ید</text:p>
          </table:table-cell>
          <table:table-cell office:value-type="float" office:value="35704" calcext:value-type="float">
            <text:p>35704</text:p>
          </table:table-cell>
          <table:table-cell office:value-type="float" office:value="4742" calcext:value-type="float">
            <text:p>4742</text:p>
          </table:table-cell>
          <table:table-cell table:formula="of:=[.B814]/[.C814]" office:value-type="float" office:value="7.52931252636019" calcext:value-type="float">
            <text:p>7.5293125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ور</text:p>
          </table:table-cell>
          <table:table-cell office:value-type="float" office:value="34981" calcext:value-type="float">
            <text:p>34981</text:p>
          </table:table-cell>
          <table:table-cell office:value-type="float" office:value="4651" calcext:value-type="float">
            <text:p>4651</text:p>
          </table:table-cell>
          <table:table-cell table:formula="of:=[.B815]/[.C815]" office:value-type="float" office:value="7.52117824123844" calcext:value-type="float">
            <text:p>7.521178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ذب</text:p>
          </table:table-cell>
          <table:table-cell office:value-type="float" office:value="35005" calcext:value-type="float">
            <text:p>35005</text:p>
          </table:table-cell>
          <table:table-cell office:value-type="float" office:value="4660" calcext:value-type="float">
            <text:p>4660</text:p>
          </table:table-cell>
          <table:table-cell table:formula="of:=[.B816]/[.C816]" office:value-type="float" office:value="7.5118025751073" calcext:value-type="float">
            <text:p>7.5118025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ذهب</text:p>
          </table:table-cell>
          <table:table-cell office:value-type="float" office:value="34214" calcext:value-type="float">
            <text:p>34214</text:p>
          </table:table-cell>
          <table:table-cell office:value-type="float" office:value="4559" calcext:value-type="float">
            <text:p>4559</text:p>
          </table:table-cell>
          <table:table-cell table:formula="of:=[.B817]/[.C817]" office:value-type="float" office:value="7.50471594647949" calcext:value-type="float">
            <text:p>7.5047159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معه</text:p>
          </table:table-cell>
          <table:table-cell office:value-type="float" office:value="34964" calcext:value-type="float">
            <text:p>34964</text:p>
          </table:table-cell>
          <table:table-cell office:value-type="float" office:value="4659" calcext:value-type="float">
            <text:p>4659</text:p>
          </table:table-cell>
          <table:table-cell table:formula="of:=[.B818]/[.C818]" office:value-type="float" office:value="7.50461472418974" calcext:value-type="float">
            <text:p>7.5046147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ور</text:p>
          </table:table-cell>
          <table:table-cell office:value-type="float" office:value="35007" calcext:value-type="float">
            <text:p>35007</text:p>
          </table:table-cell>
          <table:table-cell office:value-type="float" office:value="4665" calcext:value-type="float">
            <text:p>4665</text:p>
          </table:table-cell>
          <table:table-cell table:formula="of:=[.B819]/[.C819]" office:value-type="float" office:value="7.50418006430868" calcext:value-type="float">
            <text:p>7.5041800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اندارد</text:p>
          </table:table-cell>
          <table:table-cell office:value-type="float" office:value="32615" calcext:value-type="float">
            <text:p>32615</text:p>
          </table:table-cell>
          <table:table-cell office:value-type="float" office:value="4348" calcext:value-type="float">
            <text:p>4348</text:p>
          </table:table-cell>
          <table:table-cell table:formula="of:=[.B820]/[.C820]" office:value-type="float" office:value="7.50114995400184" calcext:value-type="float">
            <text:p>7.501149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ف</text:p>
          </table:table-cell>
          <table:table-cell office:value-type="float" office:value="34490" calcext:value-type="float">
            <text:p>34490</text:p>
          </table:table-cell>
          <table:table-cell office:value-type="float" office:value="4598" calcext:value-type="float">
            <text:p>4598</text:p>
          </table:table-cell>
          <table:table-cell table:formula="of:=[.B821]/[.C821]" office:value-type="float" office:value="7.5010874293171" calcext:value-type="float">
            <text:p>7.5010874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ر</text:p>
          </table:table-cell>
          <table:table-cell office:value-type="float" office:value="31975" calcext:value-type="float">
            <text:p>31975</text:p>
          </table:table-cell>
          <table:table-cell office:value-type="float" office:value="4263" calcext:value-type="float">
            <text:p>4263</text:p>
          </table:table-cell>
          <table:table-cell table:formula="of:=[.B822]/[.C822]" office:value-type="float" office:value="7.50058644147314" calcext:value-type="float">
            <text:p>7.5005864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</text:p>
          </table:table-cell>
          <table:table-cell office:value-type="float" office:value="34715" calcext:value-type="float">
            <text:p>34715</text:p>
          </table:table-cell>
          <table:table-cell office:value-type="float" office:value="4637" calcext:value-type="float">
            <text:p>4637</text:p>
          </table:table-cell>
          <table:table-cell table:formula="of:=[.B823]/[.C823]" office:value-type="float" office:value="7.48652145783912" calcext:value-type="float">
            <text:p>7.4865214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بیر</text:p>
          </table:table-cell>
          <table:table-cell office:value-type="float" office:value="34655" calcext:value-type="float">
            <text:p>34655</text:p>
          </table:table-cell>
          <table:table-cell office:value-type="float" office:value="4631" calcext:value-type="float">
            <text:p>4631</text:p>
          </table:table-cell>
          <table:table-cell table:formula="of:=[.B824]/[.C824]" office:value-type="float" office:value="7.48326495357374" calcext:value-type="float">
            <text:p>7.4832649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راث</text:p>
          </table:table-cell>
          <table:table-cell office:value-type="float" office:value="32123" calcext:value-type="float">
            <text:p>32123</text:p>
          </table:table-cell>
          <table:table-cell office:value-type="float" office:value="4294" calcext:value-type="float">
            <text:p>4294</text:p>
          </table:table-cell>
          <table:table-cell table:formula="of:=[.B825]/[.C825]" office:value-type="float" office:value="7.48090358639963" calcext:value-type="float">
            <text:p>7.4809035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زدواج</text:p>
          </table:table-cell>
          <table:table-cell office:value-type="float" office:value="28345" calcext:value-type="float">
            <text:p>28345</text:p>
          </table:table-cell>
          <table:table-cell office:value-type="float" office:value="3789" calcext:value-type="float">
            <text:p>3789</text:p>
          </table:table-cell>
          <table:table-cell table:formula="of:=[.B826]/[.C826]" office:value-type="float" office:value="7.48086566376353" calcext:value-type="float">
            <text:p>7.4808656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ن</text:p>
          </table:table-cell>
          <table:table-cell office:value-type="float" office:value="34299" calcext:value-type="float">
            <text:p>34299</text:p>
          </table:table-cell>
          <table:table-cell office:value-type="float" office:value="4588" calcext:value-type="float">
            <text:p>4588</text:p>
          </table:table-cell>
          <table:table-cell table:formula="of:=[.B827]/[.C827]" office:value-type="float" office:value="7.4758064516129" calcext:value-type="float">
            <text:p>7.4758064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فتگو</text:p>
          </table:table-cell>
          <table:table-cell office:value-type="float" office:value="33905" calcext:value-type="float">
            <text:p>33905</text:p>
          </table:table-cell>
          <table:table-cell office:value-type="float" office:value="4539" calcext:value-type="float">
            <text:p>4539</text:p>
          </table:table-cell>
          <table:table-cell table:formula="of:=[.B828]/[.C828]" office:value-type="float" office:value="7.46970698391716" calcext:value-type="float">
            <text:p>7.4697069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سر</text:p>
          </table:table-cell>
          <table:table-cell office:value-type="float" office:value="31629" calcext:value-type="float">
            <text:p>31629</text:p>
          </table:table-cell>
          <table:table-cell office:value-type="float" office:value="4235" calcext:value-type="float">
            <text:p>4235</text:p>
          </table:table-cell>
          <table:table-cell table:formula="of:=[.B829]/[.C829]" office:value-type="float" office:value="7.46847697756789" calcext:value-type="float">
            <text:p>7.4684769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تالیا</text:p>
          </table:table-cell>
          <table:table-cell office:value-type="float" office:value="32846" calcext:value-type="float">
            <text:p>32846</text:p>
          </table:table-cell>
          <table:table-cell office:value-type="float" office:value="4398" calcext:value-type="float">
            <text:p>4398</text:p>
          </table:table-cell>
          <table:table-cell table:formula="of:=[.B830]/[.C830]" office:value-type="float" office:value="7.46839472487494" calcext:value-type="float">
            <text:p>7.4683947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تقد</text:p>
          </table:table-cell>
          <table:table-cell office:value-type="float" office:value="34739" calcext:value-type="float">
            <text:p>34739</text:p>
          </table:table-cell>
          <table:table-cell office:value-type="float" office:value="4652" calcext:value-type="float">
            <text:p>4652</text:p>
          </table:table-cell>
          <table:table-cell table:formula="of:=[.B831]/[.C831]" office:value-type="float" office:value="7.46754084264832" calcext:value-type="float">
            <text:p>7.4675408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تقاد</text:p>
          </table:table-cell>
          <table:table-cell office:value-type="float" office:value="35109" calcext:value-type="float">
            <text:p>35109</text:p>
          </table:table-cell>
          <table:table-cell office:value-type="float" office:value="4705" calcext:value-type="float">
            <text:p>4705</text:p>
          </table:table-cell>
          <table:table-cell table:formula="of:=[.B832]/[.C832]" office:value-type="float" office:value="7.46206163655685" calcext:value-type="float">
            <text:p>7.4620616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طه</text:p>
          </table:table-cell>
          <table:table-cell office:value-type="float" office:value="35387" calcext:value-type="float">
            <text:p>35387</text:p>
          </table:table-cell>
          <table:table-cell office:value-type="float" office:value="4744" calcext:value-type="float">
            <text:p>4744</text:p>
          </table:table-cell>
          <table:table-cell table:formula="of:=[.B833]/[.C833]" office:value-type="float" office:value="7.45931703204047" calcext:value-type="float">
            <text:p>7.459317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غییرات</text:p>
          </table:table-cell>
          <table:table-cell office:value-type="float" office:value="35303" calcext:value-type="float">
            <text:p>35303</text:p>
          </table:table-cell>
          <table:table-cell office:value-type="float" office:value="4733" calcext:value-type="float">
            <text:p>4733</text:p>
          </table:table-cell>
          <table:table-cell table:formula="of:=[.B834]/[.C834]" office:value-type="float" office:value="7.45890555672935" calcext:value-type="float">
            <text:p>7.4589055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و</text:p>
          </table:table-cell>
          <table:table-cell office:value-type="float" office:value="34936" calcext:value-type="float">
            <text:p>34936</text:p>
          </table:table-cell>
          <table:table-cell office:value-type="float" office:value="4692" calcext:value-type="float">
            <text:p>4692</text:p>
          </table:table-cell>
          <table:table-cell table:formula="of:=[.B835]/[.C835]" office:value-type="float" office:value="7.4458653026428" calcext:value-type="float">
            <text:p>7.4458653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فاظت</text:p>
          </table:table-cell>
          <table:table-cell office:value-type="float" office:value="33407" calcext:value-type="float">
            <text:p>33407</text:p>
          </table:table-cell>
          <table:table-cell office:value-type="float" office:value="4492" calcext:value-type="float">
            <text:p>4492</text:p>
          </table:table-cell>
          <table:table-cell table:formula="of:=[.B836]/[.C836]" office:value-type="float" office:value="7.43699910952805" calcext:value-type="float">
            <text:p>7.4369991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هدید</text:p>
          </table:table-cell>
          <table:table-cell office:value-type="float" office:value="34438" calcext:value-type="float">
            <text:p>34438</text:p>
          </table:table-cell>
          <table:table-cell office:value-type="float" office:value="4632" calcext:value-type="float">
            <text:p>4632</text:p>
          </table:table-cell>
          <table:table-cell table:formula="of:=[.B837]/[.C837]" office:value-type="float" office:value="7.43480138169257" calcext:value-type="float">
            <text:p>7.4348013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ثال</text:p>
          </table:table-cell>
          <table:table-cell office:value-type="float" office:value="34685" calcext:value-type="float">
            <text:p>34685</text:p>
          </table:table-cell>
          <table:table-cell office:value-type="float" office:value="4671" calcext:value-type="float">
            <text:p>4671</text:p>
          </table:table-cell>
          <table:table-cell table:formula="of:=[.B838]/[.C838]" office:value-type="float" office:value="7.42560479554699" calcext:value-type="float">
            <text:p>7.4256047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تاد</text:p>
          </table:table-cell>
          <table:table-cell office:value-type="float" office:value="33514" calcext:value-type="float">
            <text:p>33514</text:p>
          </table:table-cell>
          <table:table-cell office:value-type="float" office:value="4523" calcext:value-type="float">
            <text:p>4523</text:p>
          </table:table-cell>
          <table:table-cell table:formula="of:=[.B839]/[.C839]" office:value-type="float" office:value="7.40968383816051" calcext:value-type="float">
            <text:p>7.4096838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دن</text:p>
          </table:table-cell>
          <table:table-cell office:value-type="float" office:value="30651" calcext:value-type="float">
            <text:p>30651</text:p>
          </table:table-cell>
          <table:table-cell office:value-type="float" office:value="4137" calcext:value-type="float">
            <text:p>4137</text:p>
          </table:table-cell>
          <table:table-cell table:formula="of:=[.B840]/[.C840]" office:value-type="float" office:value="7.40899202320522" calcext:value-type="float">
            <text:p>7.4089920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دور</text:p>
          </table:table-cell>
          <table:table-cell office:value-type="float" office:value="34924" calcext:value-type="float">
            <text:p>34924</text:p>
          </table:table-cell>
          <table:table-cell office:value-type="float" office:value="4725" calcext:value-type="float">
            <text:p>4725</text:p>
          </table:table-cell>
          <table:table-cell table:formula="of:=[.B841]/[.C841]" office:value-type="float" office:value="7.39132275132275" calcext:value-type="float">
            <text:p>7.3913227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غل</text:p>
          </table:table-cell>
          <table:table-cell office:value-type="float" office:value="33531" calcext:value-type="float">
            <text:p>33531</text:p>
          </table:table-cell>
          <table:table-cell office:value-type="float" office:value="4545" calcext:value-type="float">
            <text:p>4545</text:p>
          </table:table-cell>
          <table:table-cell table:formula="of:=[.B842]/[.C842]" office:value-type="float" office:value="7.37755775577558" calcext:value-type="float">
            <text:p>7.3775577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ده</text:p>
          </table:table-cell>
          <table:table-cell office:value-type="float" office:value="34349" calcext:value-type="float">
            <text:p>34349</text:p>
          </table:table-cell>
          <table:table-cell office:value-type="float" office:value="4658" calcext:value-type="float">
            <text:p>4658</text:p>
          </table:table-cell>
          <table:table-cell table:formula="of:=[.B843]/[.C843]" office:value-type="float" office:value="7.37419493344783" calcext:value-type="float">
            <text:p>7.3741949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نگین</text:p>
          </table:table-cell>
          <table:table-cell office:value-type="float" office:value="34822" calcext:value-type="float">
            <text:p>34822</text:p>
          </table:table-cell>
          <table:table-cell office:value-type="float" office:value="4724" calcext:value-type="float">
            <text:p>4724</text:p>
          </table:table-cell>
          <table:table-cell table:formula="of:=[.B844]/[.C844]" office:value-type="float" office:value="7.37129551227773" calcext:value-type="float">
            <text:p>7.3712955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لایل</text:p>
          </table:table-cell>
          <table:table-cell office:value-type="float" office:value="34595" calcext:value-type="float">
            <text:p>34595</text:p>
          </table:table-cell>
          <table:table-cell office:value-type="float" office:value="4694" calcext:value-type="float">
            <text:p>4694</text:p>
          </table:table-cell>
          <table:table-cell table:formula="of:=[.B845]/[.C845]" office:value-type="float" office:value="7.37004686834257" calcext:value-type="float">
            <text:p>7.3700468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وهی</text:p>
          </table:table-cell>
          <table:table-cell office:value-type="float" office:value="35179" calcext:value-type="float">
            <text:p>35179</text:p>
          </table:table-cell>
          <table:table-cell office:value-type="float" office:value="4774" calcext:value-type="float">
            <text:p>4774</text:p>
          </table:table-cell>
          <table:table-cell table:formula="of:=[.B846]/[.C846]" office:value-type="float" office:value="7.36887306242145" calcext:value-type="float">
            <text:p>7.3688730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نون</text:p>
          </table:table-cell>
          <table:table-cell office:value-type="float" office:value="34826" calcext:value-type="float">
            <text:p>34826</text:p>
          </table:table-cell>
          <table:table-cell office:value-type="float" office:value="4728" calcext:value-type="float">
            <text:p>4728</text:p>
          </table:table-cell>
          <table:table-cell table:formula="of:=[.B847]/[.C847]" office:value-type="float" office:value="7.36590524534687" calcext:value-type="float">
            <text:p>7.3659052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العه</text:p>
          </table:table-cell>
          <table:table-cell office:value-type="float" office:value="34320" calcext:value-type="float">
            <text:p>34320</text:p>
          </table:table-cell>
          <table:table-cell office:value-type="float" office:value="4662" calcext:value-type="float">
            <text:p>4662</text:p>
          </table:table-cell>
          <table:table-cell table:formula="of:=[.B848]/[.C848]" office:value-type="float" office:value="7.36164736164736" calcext:value-type="float">
            <text:p>7.3616473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دیده</text:p>
          </table:table-cell>
          <table:table-cell office:value-type="float" office:value="34314" calcext:value-type="float">
            <text:p>34314</text:p>
          </table:table-cell>
          <table:table-cell office:value-type="float" office:value="4663" calcext:value-type="float">
            <text:p>4663</text:p>
          </table:table-cell>
          <table:table-cell table:formula="of:=[.B849]/[.C849]" office:value-type="float" office:value="7.35878190006434" calcext:value-type="float">
            <text:p>7.3587819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زن</text:p>
          </table:table-cell>
          <table:table-cell office:value-type="float" office:value="31026" calcext:value-type="float">
            <text:p>31026</text:p>
          </table:table-cell>
          <table:table-cell office:value-type="float" office:value="4217" calcext:value-type="float">
            <text:p>4217</text:p>
          </table:table-cell>
          <table:table-cell table:formula="of:=[.B850]/[.C850]" office:value-type="float" office:value="7.35736305430401" calcext:value-type="float">
            <text:p>7.3573630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سهیلات</text:p>
          </table:table-cell>
          <table:table-cell office:value-type="float" office:value="32532" calcext:value-type="float">
            <text:p>32532</text:p>
          </table:table-cell>
          <table:table-cell office:value-type="float" office:value="4435" calcext:value-type="float">
            <text:p>4435</text:p>
          </table:table-cell>
          <table:table-cell table:formula="of:=[.B851]/[.C851]" office:value-type="float" office:value="7.33528748590755" calcext:value-type="float">
            <text:p>7.3352874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دمت</text:p>
          </table:table-cell>
          <table:table-cell office:value-type="float" office:value="34403" calcext:value-type="float">
            <text:p>34403</text:p>
          </table:table-cell>
          <table:table-cell office:value-type="float" office:value="4691" calcext:value-type="float">
            <text:p>4691</text:p>
          </table:table-cell>
          <table:table-cell table:formula="of:=[.B852]/[.C852]" office:value-type="float" office:value="7.33383073971435" calcext:value-type="float">
            <text:p>7.3338307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ش</text:p>
          </table:table-cell>
          <table:table-cell office:value-type="float" office:value="34659" calcext:value-type="float">
            <text:p>34659</text:p>
          </table:table-cell>
          <table:table-cell office:value-type="float" office:value="4728" calcext:value-type="float">
            <text:p>4728</text:p>
          </table:table-cell>
          <table:table-cell table:formula="of:=[.B853]/[.C853]" office:value-type="float" office:value="7.33058375634518" calcext:value-type="float">
            <text:p>7.3305837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بز</text:p>
          </table:table-cell>
          <table:table-cell office:value-type="float" office:value="33511" calcext:value-type="float">
            <text:p>33511</text:p>
          </table:table-cell>
          <table:table-cell office:value-type="float" office:value="4580" calcext:value-type="float">
            <text:p>4580</text:p>
          </table:table-cell>
          <table:table-cell table:formula="of:=[.B854]/[.C854]" office:value-type="float" office:value="7.31681222707424" calcext:value-type="float">
            <text:p>7.3168122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شیه</text:p>
          </table:table-cell>
          <table:table-cell office:value-type="float" office:value="34239" calcext:value-type="float">
            <text:p>34239</text:p>
          </table:table-cell>
          <table:table-cell office:value-type="float" office:value="4687" calcext:value-type="float">
            <text:p>4687</text:p>
          </table:table-cell>
          <table:table-cell table:formula="of:=[.B855]/[.C855]" office:value-type="float" office:value="7.30509921058246" calcext:value-type="float">
            <text:p>7.3050992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لاس</text:p>
          </table:table-cell>
          <table:table-cell office:value-type="float" office:value="31487" calcext:value-type="float">
            <text:p>31487</text:p>
          </table:table-cell>
          <table:table-cell office:value-type="float" office:value="4311" calcext:value-type="float">
            <text:p>4311</text:p>
          </table:table-cell>
          <table:table-cell table:formula="of:=[.B856]/[.C856]" office:value-type="float" office:value="7.3038738111807" calcext:value-type="float">
            <text:p>7.3038738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شتغال</text:p>
          </table:table-cell>
          <table:table-cell office:value-type="float" office:value="32867" calcext:value-type="float">
            <text:p>32867</text:p>
          </table:table-cell>
          <table:table-cell office:value-type="float" office:value="4501" calcext:value-type="float">
            <text:p>4501</text:p>
          </table:table-cell>
          <table:table-cell table:formula="of:=[.B857]/[.C857]" office:value-type="float" office:value="7.30215507664963" calcext:value-type="float">
            <text:p>7.3021550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بب</text:p>
          </table:table-cell>
          <table:table-cell office:value-type="float" office:value="34177" calcext:value-type="float">
            <text:p>34177</text:p>
          </table:table-cell>
          <table:table-cell office:value-type="float" office:value="4683" calcext:value-type="float">
            <text:p>4683</text:p>
          </table:table-cell>
          <table:table-cell table:formula="of:=[.B858]/[.C858]" office:value-type="float" office:value="7.29809950886184" calcext:value-type="float">
            <text:p>7.2980995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خانه</text:p>
          </table:table-cell>
          <table:table-cell office:value-type="float" office:value="32675" calcext:value-type="float">
            <text:p>32675</text:p>
          </table:table-cell>
          <table:table-cell office:value-type="float" office:value="4485" calcext:value-type="float">
            <text:p>4485</text:p>
          </table:table-cell>
          <table:table-cell table:formula="of:=[.B859]/[.C859]" office:value-type="float" office:value="7.28539576365663" calcext:value-type="float">
            <text:p>7.2853957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یسه</text:p>
          </table:table-cell>
          <table:table-cell office:value-type="float" office:value="34052" calcext:value-type="float">
            <text:p>34052</text:p>
          </table:table-cell>
          <table:table-cell office:value-type="float" office:value="4680" calcext:value-type="float">
            <text:p>4680</text:p>
          </table:table-cell>
          <table:table-cell table:formula="of:=[.B860]/[.C860]" office:value-type="float" office:value="7.27606837606838" calcext:value-type="float">
            <text:p>7.2760683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اده</text:p>
          </table:table-cell>
          <table:table-cell office:value-type="float" office:value="34032" calcext:value-type="float">
            <text:p>34032</text:p>
          </table:table-cell>
          <table:table-cell office:value-type="float" office:value="4678" calcext:value-type="float">
            <text:p>4678</text:p>
          </table:table-cell>
          <table:table-cell table:formula="of:=[.B861]/[.C861]" office:value-type="float" office:value="7.27490380504489" calcext:value-type="float">
            <text:p>7.274903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ذکور</text:p>
          </table:table-cell>
          <table:table-cell office:value-type="float" office:value="33889" calcext:value-type="float">
            <text:p>33889</text:p>
          </table:table-cell>
          <table:table-cell office:value-type="float" office:value="4679" calcext:value-type="float">
            <text:p>4679</text:p>
          </table:table-cell>
          <table:table-cell table:formula="of:=[.B862]/[.C862]" office:value-type="float" office:value="7.24278692028211" calcext:value-type="float">
            <text:p>7.2427869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زار</text:p>
          </table:table-cell>
          <table:table-cell office:value-type="float" office:value="33362" calcext:value-type="float">
            <text:p>33362</text:p>
          </table:table-cell>
          <table:table-cell office:value-type="float" office:value="4608" calcext:value-type="float">
            <text:p>4608</text:p>
          </table:table-cell>
          <table:table-cell table:formula="of:=[.B863]/[.C863]" office:value-type="float" office:value="7.24001736111111" calcext:value-type="float">
            <text:p>7.2400173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وشش</text:p>
          </table:table-cell>
          <table:table-cell office:value-type="float" office:value="33276" calcext:value-type="float">
            <text:p>33276</text:p>
          </table:table-cell>
          <table:table-cell office:value-type="float" office:value="4597" calcext:value-type="float">
            <text:p>4597</text:p>
          </table:table-cell>
          <table:table-cell table:formula="of:=[.B864]/[.C864]" office:value-type="float" office:value="7.23863389166848" calcext:value-type="float">
            <text:p>7.2386338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انایی</text:p>
          </table:table-cell>
          <table:table-cell office:value-type="float" office:value="33732" calcext:value-type="float">
            <text:p>33732</text:p>
          </table:table-cell>
          <table:table-cell office:value-type="float" office:value="4667" calcext:value-type="float">
            <text:p>4667</text:p>
          </table:table-cell>
          <table:table-cell table:formula="of:=[.B865]/[.C865]" office:value-type="float" office:value="7.22776944503964" calcext:value-type="float">
            <text:p>7.227769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دب</text:p>
          </table:table-cell>
          <table:table-cell office:value-type="float" office:value="31971" calcext:value-type="float">
            <text:p>31971</text:p>
          </table:table-cell>
          <table:table-cell office:value-type="float" office:value="4443" calcext:value-type="float">
            <text:p>4443</text:p>
          </table:table-cell>
          <table:table-cell table:formula="of:=[.B866]/[.C866]" office:value-type="float" office:value="7.19581363943282" calcext:value-type="float">
            <text:p>7.1958136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افع</text:p>
          </table:table-cell>
          <table:table-cell office:value-type="float" office:value="32997" calcext:value-type="float">
            <text:p>32997</text:p>
          </table:table-cell>
          <table:table-cell office:value-type="float" office:value="4591" calcext:value-type="float">
            <text:p>4591</text:p>
          </table:table-cell>
          <table:table-cell table:formula="of:=[.B867]/[.C867]" office:value-type="float" office:value="7.18732302330647" calcext:value-type="float">
            <text:p>7.1873230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لن</text:p>
          </table:table-cell>
          <table:table-cell office:value-type="float" office:value="32658" calcext:value-type="float">
            <text:p>32658</text:p>
          </table:table-cell>
          <table:table-cell office:value-type="float" office:value="4551" calcext:value-type="float">
            <text:p>4551</text:p>
          </table:table-cell>
          <table:table-cell table:formula="of:=[.B868]/[.C868]" office:value-type="float" office:value="7.17600527356625" calcext:value-type="float">
            <text:p>7.1760052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تماد</text:p>
          </table:table-cell>
          <table:table-cell office:value-type="float" office:value="33210" calcext:value-type="float">
            <text:p>33210</text:p>
          </table:table-cell>
          <table:table-cell office:value-type="float" office:value="4628" calcext:value-type="float">
            <text:p>4628</text:p>
          </table:table-cell>
          <table:table-cell table:formula="of:=[.B869]/[.C869]" office:value-type="float" office:value="7.17588591184097" calcext:value-type="float">
            <text:p>7.1758859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ت</text:p>
          </table:table-cell>
          <table:table-cell office:value-type="float" office:value="27104" calcext:value-type="float">
            <text:p>27104</text:p>
          </table:table-cell>
          <table:table-cell office:value-type="float" office:value="3791" calcext:value-type="float">
            <text:p>3791</text:p>
          </table:table-cell>
          <table:table-cell table:formula="of:=[.B870]/[.C870]" office:value-type="float" office:value="7.14956475863888" calcext:value-type="float">
            <text:p>7.1495647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ته</text:p>
          </table:table-cell>
          <table:table-cell office:value-type="float" office:value="32359" calcext:value-type="float">
            <text:p>32359</text:p>
          </table:table-cell>
          <table:table-cell office:value-type="float" office:value="4536" calcext:value-type="float">
            <text:p>4536</text:p>
          </table:table-cell>
          <table:table-cell table:formula="of:=[.B871]/[.C871]" office:value-type="float" office:value="7.13381834215168" calcext:value-type="float">
            <text:p>7.1338183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بود</text:p>
          </table:table-cell>
          <table:table-cell office:value-type="float" office:value="33213" calcext:value-type="float">
            <text:p>33213</text:p>
          </table:table-cell>
          <table:table-cell office:value-type="float" office:value="4670" calcext:value-type="float">
            <text:p>4670</text:p>
          </table:table-cell>
          <table:table-cell table:formula="of:=[.B872]/[.C872]" office:value-type="float" office:value="7.11199143468951" calcext:value-type="float">
            <text:p>7.1119914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ست</text:p>
          </table:table-cell>
          <table:table-cell office:value-type="float" office:value="33400" calcext:value-type="float">
            <text:p>33400</text:p>
          </table:table-cell>
          <table:table-cell office:value-type="float" office:value="4701" calcext:value-type="float">
            <text:p>4701</text:p>
          </table:table-cell>
          <table:table-cell table:formula="of:=[.B873]/[.C873]" office:value-type="float" office:value="7.10487130397788" calcext:value-type="float">
            <text:p>7.104871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صر</text:p>
          </table:table-cell>
          <table:table-cell office:value-type="float" office:value="33581" calcext:value-type="float">
            <text:p>33581</text:p>
          </table:table-cell>
          <table:table-cell office:value-type="float" office:value="4729" calcext:value-type="float">
            <text:p>4729</text:p>
          </table:table-cell>
          <table:table-cell table:formula="of:=[.B874]/[.C874]" office:value-type="float" office:value="7.10107845210404" calcext:value-type="float">
            <text:p>7.101078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لاح</text:p>
          </table:table-cell>
          <table:table-cell office:value-type="float" office:value="29827" calcext:value-type="float">
            <text:p>29827</text:p>
          </table:table-cell>
          <table:table-cell office:value-type="float" office:value="4205" calcext:value-type="float">
            <text:p>4205</text:p>
          </table:table-cell>
          <table:table-cell table:formula="of:=[.B875]/[.C875]" office:value-type="float" office:value="7.09322235434007" calcext:value-type="float">
            <text:p>7.0932223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عوت</text:p>
          </table:table-cell>
          <table:table-cell office:value-type="float" office:value="33442" calcext:value-type="float">
            <text:p>33442</text:p>
          </table:table-cell>
          <table:table-cell office:value-type="float" office:value="4719" calcext:value-type="float">
            <text:p>4719</text:p>
          </table:table-cell>
          <table:table-cell table:formula="of:=[.B876]/[.C876]" office:value-type="float" office:value="7.08667090485272" calcext:value-type="float">
            <text:p>7.0866709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ک</text:p>
          </table:table-cell>
          <table:table-cell office:value-type="float" office:value="33197" calcext:value-type="float">
            <text:p>33197</text:p>
          </table:table-cell>
          <table:table-cell office:value-type="float" office:value="4691" calcext:value-type="float">
            <text:p>4691</text:p>
          </table:table-cell>
          <table:table-cell table:formula="of:=[.B877]/[.C877]" office:value-type="float" office:value="7.07674269878491" calcext:value-type="float">
            <text:p>7.0767426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ستند</text:p>
          </table:table-cell>
          <table:table-cell office:value-type="float" office:value="33311" calcext:value-type="float">
            <text:p>33311</text:p>
          </table:table-cell>
          <table:table-cell office:value-type="float" office:value="4709" calcext:value-type="float">
            <text:p>4709</text:p>
          </table:table-cell>
          <table:table-cell table:formula="of:=[.B878]/[.C878]" office:value-type="float" office:value="7.07390104056063" calcext:value-type="float">
            <text:p>7.0739010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ن</text:p>
          </table:table-cell>
          <table:table-cell office:value-type="float" office:value="33345" calcext:value-type="float">
            <text:p>33345</text:p>
          </table:table-cell>
          <table:table-cell office:value-type="float" office:value="4715" calcext:value-type="float">
            <text:p>4715</text:p>
          </table:table-cell>
          <table:table-cell table:formula="of:=[.B879]/[.C879]" office:value-type="float" office:value="7.07211028632025" calcext:value-type="float">
            <text:p>7.0721102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ضا</text:p>
          </table:table-cell>
          <table:table-cell office:value-type="float" office:value="32793" calcext:value-type="float">
            <text:p>32793</text:p>
          </table:table-cell>
          <table:table-cell office:value-type="float" office:value="4641" calcext:value-type="float">
            <text:p>4641</text:p>
          </table:table-cell>
          <table:table-cell table:formula="of:=[.B880]/[.C880]" office:value-type="float" office:value="7.06593406593407" calcext:value-type="float">
            <text:p>7.0659340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سال</text:p>
          </table:table-cell>
          <table:table-cell office:value-type="float" office:value="32917" calcext:value-type="float">
            <text:p>32917</text:p>
          </table:table-cell>
          <table:table-cell office:value-type="float" office:value="4670" calcext:value-type="float">
            <text:p>4670</text:p>
          </table:table-cell>
          <table:table-cell table:formula="of:=[.B881]/[.C881]" office:value-type="float" office:value="7.04860813704497" calcext:value-type="float">
            <text:p>7.048608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هبان</text:p>
          </table:table-cell>
          <table:table-cell office:value-type="float" office:value="26636" calcext:value-type="float">
            <text:p>26636</text:p>
          </table:table-cell>
          <table:table-cell office:value-type="float" office:value="3779" calcext:value-type="float">
            <text:p>3779</text:p>
          </table:table-cell>
          <table:table-cell table:formula="of:=[.B882]/[.C882]" office:value-type="float" office:value="7.04842550939402" calcext:value-type="float">
            <text:p>7.0484255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لند</text:p>
          </table:table-cell>
          <table:table-cell office:value-type="float" office:value="32849" calcext:value-type="float">
            <text:p>32849</text:p>
          </table:table-cell>
          <table:table-cell office:value-type="float" office:value="4673" calcext:value-type="float">
            <text:p>4673</text:p>
          </table:table-cell>
          <table:table-cell table:formula="of:=[.B883]/[.C883]" office:value-type="float" office:value="7.02953135031029" calcext:value-type="float">
            <text:p>7.0295313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وبوس</text:p>
          </table:table-cell>
          <table:table-cell office:value-type="float" office:value="26955" calcext:value-type="float">
            <text:p>26955</text:p>
          </table:table-cell>
          <table:table-cell office:value-type="float" office:value="3836" calcext:value-type="float">
            <text:p>3836</text:p>
          </table:table-cell>
          <table:table-cell table:formula="of:=[.B884]/[.C884]" office:value-type="float" office:value="7.02685088633994" calcext:value-type="float">
            <text:p>7.0268508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جلاس</text:p>
          </table:table-cell>
          <table:table-cell office:value-type="float" office:value="29818" calcext:value-type="float">
            <text:p>29818</text:p>
          </table:table-cell>
          <table:table-cell office:value-type="float" office:value="4248" calcext:value-type="float">
            <text:p>4248</text:p>
          </table:table-cell>
          <table:table-cell table:formula="of:=[.B885]/[.C885]" office:value-type="float" office:value="7.01930320150659" calcext:value-type="float">
            <text:p>7.0193032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ن</text:p>
          </table:table-cell>
          <table:table-cell office:value-type="float" office:value="31965" calcext:value-type="float">
            <text:p>31965</text:p>
          </table:table-cell>
          <table:table-cell office:value-type="float" office:value="4556" calcext:value-type="float">
            <text:p>4556</text:p>
          </table:table-cell>
          <table:table-cell table:formula="of:=[.B886]/[.C886]" office:value-type="float" office:value="7.01602282704126" calcext:value-type="float">
            <text:p>7.016022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جم</text:p>
          </table:table-cell>
          <table:table-cell office:value-type="float" office:value="31964" calcext:value-type="float">
            <text:p>31964</text:p>
          </table:table-cell>
          <table:table-cell office:value-type="float" office:value="4558" calcext:value-type="float">
            <text:p>4558</text:p>
          </table:table-cell>
          <table:table-cell table:formula="of:=[.B887]/[.C887]" office:value-type="float" office:value="7.01272487933304" calcext:value-type="float">
            <text:p>7.0127248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افر</text:p>
          </table:table-cell>
          <table:table-cell office:value-type="float" office:value="29533" calcext:value-type="float">
            <text:p>29533</text:p>
          </table:table-cell>
          <table:table-cell office:value-type="float" office:value="4213" calcext:value-type="float">
            <text:p>4213</text:p>
          </table:table-cell>
          <table:table-cell table:formula="of:=[.B888]/[.C888]" office:value-type="float" office:value="7.00996914312841" calcext:value-type="float">
            <text:p>7.0099691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لت</text:p>
          </table:table-cell>
          <table:table-cell office:value-type="float" office:value="32568" calcext:value-type="float">
            <text:p>32568</text:p>
          </table:table-cell>
          <table:table-cell office:value-type="float" office:value="4652" calcext:value-type="float">
            <text:p>4652</text:p>
          </table:table-cell>
          <table:table-cell table:formula="of:=[.B889]/[.C889]" office:value-type="float" office:value="7.00085984522786" calcext:value-type="float">
            <text:p>7.0008598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دالت</text:p>
          </table:table-cell>
          <table:table-cell office:value-type="float" office:value="30427" calcext:value-type="float">
            <text:p>30427</text:p>
          </table:table-cell>
          <table:table-cell office:value-type="float" office:value="4348" calcext:value-type="float">
            <text:p>4348</text:p>
          </table:table-cell>
          <table:table-cell table:formula="of:=[.B890]/[.C890]" office:value-type="float" office:value="6.99793008279669" calcext:value-type="float">
            <text:p>6.9979300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شین</text:p>
          </table:table-cell>
          <table:table-cell office:value-type="float" office:value="30402" calcext:value-type="float">
            <text:p>30402</text:p>
          </table:table-cell>
          <table:table-cell office:value-type="float" office:value="4348" calcext:value-type="float">
            <text:p>4348</text:p>
          </table:table-cell>
          <table:table-cell table:formula="of:=[.B891]/[.C891]" office:value-type="float" office:value="6.99218031278749" calcext:value-type="float">
            <text:p>6.9921803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عد</text:p>
          </table:table-cell>
          <table:table-cell office:value-type="float" office:value="32681" calcext:value-type="float">
            <text:p>32681</text:p>
          </table:table-cell>
          <table:table-cell office:value-type="float" office:value="4676" calcext:value-type="float">
            <text:p>4676</text:p>
          </table:table-cell>
          <table:table-cell table:formula="of:=[.B892]/[.C892]" office:value-type="float" office:value="6.98909324208725" calcext:value-type="float">
            <text:p>6.9890932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رک</text:p>
          </table:table-cell>
          <table:table-cell office:value-type="float" office:value="28996" calcext:value-type="float">
            <text:p>28996</text:p>
          </table:table-cell>
          <table:table-cell office:value-type="float" office:value="4153" calcext:value-type="float">
            <text:p>4153</text:p>
          </table:table-cell>
          <table:table-cell table:formula="of:=[.B893]/[.C893]" office:value-type="float" office:value="6.98194076571153" calcext:value-type="float">
            <text:p>6.9819407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مپیک</text:p>
          </table:table-cell>
          <table:table-cell office:value-type="float" office:value="25292" calcext:value-type="float">
            <text:p>25292</text:p>
          </table:table-cell>
          <table:table-cell office:value-type="float" office:value="3631" calcext:value-type="float">
            <text:p>3631</text:p>
          </table:table-cell>
          <table:table-cell table:formula="of:=[.B894]/[.C894]" office:value-type="float" office:value="6.96557422197742" calcext:value-type="float">
            <text:p>6.965574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م</text:p>
          </table:table-cell>
          <table:table-cell office:value-type="float" office:value="28285" calcext:value-type="float">
            <text:p>28285</text:p>
          </table:table-cell>
          <table:table-cell office:value-type="float" office:value="4066" calcext:value-type="float">
            <text:p>4066</text:p>
          </table:table-cell>
          <table:table-cell table:formula="of:=[.B895]/[.C895]" office:value-type="float" office:value="6.95646827348746" calcext:value-type="float">
            <text:p>6.9564682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</text:p>
          </table:table-cell>
          <table:table-cell office:value-type="float" office:value="31454" calcext:value-type="float">
            <text:p>31454</text:p>
          </table:table-cell>
          <table:table-cell office:value-type="float" office:value="4529" calcext:value-type="float">
            <text:p>4529</text:p>
          </table:table-cell>
          <table:table-cell table:formula="of:=[.B896]/[.C896]" office:value-type="float" office:value="6.94502097593288" calcext:value-type="float">
            <text:p>6.9450209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وری</text:p>
          </table:table-cell>
          <table:table-cell office:value-type="float" office:value="31752" calcext:value-type="float">
            <text:p>31752</text:p>
          </table:table-cell>
          <table:table-cell office:value-type="float" office:value="4580" calcext:value-type="float">
            <text:p>4580</text:p>
          </table:table-cell>
          <table:table-cell table:formula="of:=[.B897]/[.C897]" office:value-type="float" office:value="6.93275109170306" calcext:value-type="float">
            <text:p>6.9327510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من</text:p>
          </table:table-cell>
          <table:table-cell office:value-type="float" office:value="31033" calcext:value-type="float">
            <text:p>31033</text:p>
          </table:table-cell>
          <table:table-cell office:value-type="float" office:value="4481" calcext:value-type="float">
            <text:p>4481</text:p>
          </table:table-cell>
          <table:table-cell table:formula="of:=[.B898]/[.C898]" office:value-type="float" office:value="6.92546306627985" calcext:value-type="float">
            <text:p>6.9254630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نم</text:p>
          </table:table-cell>
          <table:table-cell office:value-type="float" office:value="31080" calcext:value-type="float">
            <text:p>31080</text:p>
          </table:table-cell>
          <table:table-cell office:value-type="float" office:value="4490" calcext:value-type="float">
            <text:p>4490</text:p>
          </table:table-cell>
          <table:table-cell table:formula="of:=[.B899]/[.C899]" office:value-type="float" office:value="6.92204899777283" calcext:value-type="float">
            <text:p>6.922048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دن</text:p>
          </table:table-cell>
          <table:table-cell office:value-type="float" office:value="29269" calcext:value-type="float">
            <text:p>29269</text:p>
          </table:table-cell>
          <table:table-cell office:value-type="float" office:value="4251" calcext:value-type="float">
            <text:p>4251</text:p>
          </table:table-cell>
          <table:table-cell table:formula="of:=[.B900]/[.C900]" office:value-type="float" office:value="6.88520348153376" calcext:value-type="float">
            <text:p>6.8852034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فهوم</text:p>
          </table:table-cell>
          <table:table-cell office:value-type="float" office:value="31192" calcext:value-type="float">
            <text:p>31192</text:p>
          </table:table-cell>
          <table:table-cell office:value-type="float" office:value="4555" calcext:value-type="float">
            <text:p>4555</text:p>
          </table:table-cell>
          <table:table-cell table:formula="of:=[.B901]/[.C901]" office:value-type="float" office:value="6.84785949506037" calcext:value-type="float">
            <text:p>6.8478594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ست</text:p>
          </table:table-cell>
          <table:table-cell office:value-type="float" office:value="31788" calcext:value-type="float">
            <text:p>31788</text:p>
          </table:table-cell>
          <table:table-cell office:value-type="float" office:value="4647" calcext:value-type="float">
            <text:p>4647</text:p>
          </table:table-cell>
          <table:table-cell table:formula="of:=[.B902]/[.C902]" office:value-type="float" office:value="6.84054228534538" calcext:value-type="float">
            <text:p>6.8405422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بق</text:p>
          </table:table-cell>
          <table:table-cell office:value-type="float" office:value="31648" calcext:value-type="float">
            <text:p>31648</text:p>
          </table:table-cell>
          <table:table-cell office:value-type="float" office:value="4627" calcext:value-type="float">
            <text:p>4627</text:p>
          </table:table-cell>
          <table:table-cell table:formula="of:=[.B903]/[.C903]" office:value-type="float" office:value="6.83985303652475" calcext:value-type="float">
            <text:p>6.8398530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لب</text:p>
          </table:table-cell>
          <table:table-cell office:value-type="float" office:value="30082" calcext:value-type="float">
            <text:p>30082</text:p>
          </table:table-cell>
          <table:table-cell office:value-type="float" office:value="4409" calcext:value-type="float">
            <text:p>4409</text:p>
          </table:table-cell>
          <table:table-cell table:formula="of:=[.B904]/[.C904]" office:value-type="float" office:value="6.82286232705829" calcext:value-type="float">
            <text:p>6.8228623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لغ</text:p>
          </table:table-cell>
          <table:table-cell office:value-type="float" office:value="30946" calcext:value-type="float">
            <text:p>30946</text:p>
          </table:table-cell>
          <table:table-cell office:value-type="float" office:value="4538" calcext:value-type="float">
            <text:p>4538</text:p>
          </table:table-cell>
          <table:table-cell table:formula="of:=[.B905]/[.C905]" office:value-type="float" office:value="6.81930365799912" calcext:value-type="float">
            <text:p>6.819303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جر</text:p>
          </table:table-cell>
          <table:table-cell office:value-type="float" office:value="31829" calcext:value-type="float">
            <text:p>31829</text:p>
          </table:table-cell>
          <table:table-cell office:value-type="float" office:value="4673" calcext:value-type="float">
            <text:p>4673</text:p>
          </table:table-cell>
          <table:table-cell table:formula="of:=[.B906]/[.C906]" office:value-type="float" office:value="6.81125615236465" calcext:value-type="float">
            <text:p>6.8112561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ا</text:p>
          </table:table-cell>
          <table:table-cell office:value-type="float" office:value="30291" calcext:value-type="float">
            <text:p>30291</text:p>
          </table:table-cell>
          <table:table-cell office:value-type="float" office:value="4456" calcext:value-type="float">
            <text:p>4456</text:p>
          </table:table-cell>
          <table:table-cell table:formula="of:=[.B907]/[.C907]" office:value-type="float" office:value="6.79780071813285" calcext:value-type="float">
            <text:p>6.7978007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ضایی</text:p>
          </table:table-cell>
          <table:table-cell office:value-type="float" office:value="28337" calcext:value-type="float">
            <text:p>28337</text:p>
          </table:table-cell>
          <table:table-cell office:value-type="float" office:value="4170" calcext:value-type="float">
            <text:p>4170</text:p>
          </table:table-cell>
          <table:table-cell table:formula="of:=[.B908]/[.C908]" office:value-type="float" office:value="6.79544364508393" calcext:value-type="float">
            <text:p>6.7954436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بارت</text:p>
          </table:table-cell>
          <table:table-cell office:value-type="float" office:value="31923" calcext:value-type="float">
            <text:p>31923</text:p>
          </table:table-cell>
          <table:table-cell office:value-type="float" office:value="4701" calcext:value-type="float">
            <text:p>4701</text:p>
          </table:table-cell>
          <table:table-cell table:formula="of:=[.B909]/[.C909]" office:value-type="float" office:value="6.79068283343969" calcext:value-type="float">
            <text:p>6.7906828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ل</text:p>
          </table:table-cell>
          <table:table-cell office:value-type="float" office:value="30500" calcext:value-type="float">
            <text:p>30500</text:p>
          </table:table-cell>
          <table:table-cell office:value-type="float" office:value="4498" calcext:value-type="float">
            <text:p>4498</text:p>
          </table:table-cell>
          <table:table-cell table:formula="of:=[.B910]/[.C910]" office:value-type="float" office:value="6.78079146287239" calcext:value-type="float">
            <text:p>6.7807914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اق</text:p>
          </table:table-cell>
          <table:table-cell office:value-type="float" office:value="27335" calcext:value-type="float">
            <text:p>27335</text:p>
          </table:table-cell>
          <table:table-cell office:value-type="float" office:value="4033" calcext:value-type="float">
            <text:p>4033</text:p>
          </table:table-cell>
          <table:table-cell table:formula="of:=[.B911]/[.C911]" office:value-type="float" office:value="6.77783287875031" calcext:value-type="float">
            <text:p>6.7778328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قبال</text:p>
          </table:table-cell>
          <table:table-cell office:value-type="float" office:value="31844" calcext:value-type="float">
            <text:p>31844</text:p>
          </table:table-cell>
          <table:table-cell office:value-type="float" office:value="4702" calcext:value-type="float">
            <text:p>4702</text:p>
          </table:table-cell>
          <table:table-cell table:formula="of:=[.B912]/[.C912]" office:value-type="float" office:value="6.77243726074011" calcext:value-type="float">
            <text:p>6.7724372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لدین</text:p>
          </table:table-cell>
          <table:table-cell office:value-type="float" office:value="25015" calcext:value-type="float">
            <text:p>25015</text:p>
          </table:table-cell>
          <table:table-cell office:value-type="float" office:value="3697" calcext:value-type="float">
            <text:p>3697</text:p>
          </table:table-cell>
          <table:table-cell table:formula="of:=[.B913]/[.C913]" office:value-type="float" office:value="6.76629699756559" calcext:value-type="float">
            <text:p>6.7662969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بود</text:p>
          </table:table-cell>
          <table:table-cell office:value-type="float" office:value="31721" calcext:value-type="float">
            <text:p>31721</text:p>
          </table:table-cell>
          <table:table-cell office:value-type="float" office:value="4689" calcext:value-type="float">
            <text:p>4689</text:p>
          </table:table-cell>
          <table:table-cell table:formula="of:=[.B914]/[.C914]" office:value-type="float" office:value="6.76498187246748" calcext:value-type="float">
            <text:p>6.7649818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ار</text:p>
          </table:table-cell>
          <table:table-cell office:value-type="float" office:value="28836" calcext:value-type="float">
            <text:p>28836</text:p>
          </table:table-cell>
          <table:table-cell office:value-type="float" office:value="4268" calcext:value-type="float">
            <text:p>4268</text:p>
          </table:table-cell>
          <table:table-cell table:formula="of:=[.B915]/[.C915]" office:value-type="float" office:value="6.75632614807873" calcext:value-type="float">
            <text:p>6.7563261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علی</text:p>
          </table:table-cell>
          <table:table-cell office:value-type="float" office:value="31223" calcext:value-type="float">
            <text:p>31223</text:p>
          </table:table-cell>
          <table:table-cell office:value-type="float" office:value="4622" calcext:value-type="float">
            <text:p>4622</text:p>
          </table:table-cell>
          <table:table-cell table:formula="of:=[.B916]/[.C916]" office:value-type="float" office:value="6.75530073561229" calcext:value-type="float">
            <text:p>6.7553007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اط</text:p>
          </table:table-cell>
          <table:table-cell office:value-type="float" office:value="31780" calcext:value-type="float">
            <text:p>31780</text:p>
          </table:table-cell>
          <table:table-cell office:value-type="float" office:value="4705" calcext:value-type="float">
            <text:p>4705</text:p>
          </table:table-cell>
          <table:table-cell table:formula="of:=[.B917]/[.C917]" office:value-type="float" office:value="6.75451647183847" calcext:value-type="float">
            <text:p>6.7545164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وجه</text:p>
          </table:table-cell>
          <table:table-cell office:value-type="float" office:value="30923" calcext:value-type="float">
            <text:p>30923</text:p>
          </table:table-cell>
          <table:table-cell office:value-type="float" office:value="4580" calcext:value-type="float">
            <text:p>4580</text:p>
          </table:table-cell>
          <table:table-cell table:formula="of:=[.B918]/[.C918]" office:value-type="float" office:value="6.75174672489083" calcext:value-type="float">
            <text:p>6.7517467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زه</text:p>
          </table:table-cell>
          <table:table-cell office:value-type="float" office:value="25817" calcext:value-type="float">
            <text:p>25817</text:p>
          </table:table-cell>
          <table:table-cell office:value-type="float" office:value="3827" calcext:value-type="float">
            <text:p>3827</text:p>
          </table:table-cell>
          <table:table-cell table:formula="of:=[.B919]/[.C919]" office:value-type="float" office:value="6.74601515547426" calcext:value-type="float">
            <text:p>6.746015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</text:p>
          </table:table-cell>
          <table:table-cell office:value-type="float" office:value="27644" calcext:value-type="float">
            <text:p>27644</text:p>
          </table:table-cell>
          <table:table-cell office:value-type="float" office:value="4101" calcext:value-type="float">
            <text:p>4101</text:p>
          </table:table-cell>
          <table:table-cell table:formula="of:=[.B920]/[.C920]" office:value-type="float" office:value="6.74079492806633" calcext:value-type="float">
            <text:p>6.7407949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هایت</text:p>
          </table:table-cell>
          <table:table-cell office:value-type="float" office:value="31380" calcext:value-type="float">
            <text:p>31380</text:p>
          </table:table-cell>
          <table:table-cell office:value-type="float" office:value="4658" calcext:value-type="float">
            <text:p>4658</text:p>
          </table:table-cell>
          <table:table-cell table:formula="of:=[.B921]/[.C921]" office:value-type="float" office:value="6.73679690854444" calcext:value-type="float">
            <text:p>6.7367969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ژاد</text:p>
          </table:table-cell>
          <table:table-cell office:value-type="float" office:value="29042" calcext:value-type="float">
            <text:p>29042</text:p>
          </table:table-cell>
          <table:table-cell office:value-type="float" office:value="4314" calcext:value-type="float">
            <text:p>4314</text:p>
          </table:table-cell>
          <table:table-cell table:formula="of:=[.B922]/[.C922]" office:value-type="float" office:value="6.73203523412147" calcext:value-type="float">
            <text:p>6.7320352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ک</text:p>
          </table:table-cell>
          <table:table-cell office:value-type="float" office:value="30947" calcext:value-type="float">
            <text:p>30947</text:p>
          </table:table-cell>
          <table:table-cell office:value-type="float" office:value="4597" calcext:value-type="float">
            <text:p>4597</text:p>
          </table:table-cell>
          <table:table-cell table:formula="of:=[.B923]/[.C923]" office:value-type="float" office:value="6.7319991298673" calcext:value-type="float">
            <text:p>6.7319991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هن</text:p>
          </table:table-cell>
          <table:table-cell office:value-type="float" office:value="27932" calcext:value-type="float">
            <text:p>27932</text:p>
          </table:table-cell>
          <table:table-cell office:value-type="float" office:value="4152" calcext:value-type="float">
            <text:p>4152</text:p>
          </table:table-cell>
          <table:table-cell table:formula="of:=[.B924]/[.C924]" office:value-type="float" office:value="6.72736030828516" calcext:value-type="float">
            <text:p>6.7273603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لیبال</text:p>
          </table:table-cell>
          <table:table-cell office:value-type="float" office:value="24596" calcext:value-type="float">
            <text:p>24596</text:p>
          </table:table-cell>
          <table:table-cell office:value-type="float" office:value="3657" calcext:value-type="float">
            <text:p>3657</text:p>
          </table:table-cell>
          <table:table-cell table:formula="of:=[.B925]/[.C925]" office:value-type="float" office:value="6.7257314738857" calcext:value-type="float">
            <text:p>6.7257314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العات</text:p>
          </table:table-cell>
          <table:table-cell office:value-type="float" office:value="30553" calcext:value-type="float">
            <text:p>30553</text:p>
          </table:table-cell>
          <table:table-cell office:value-type="float" office:value="4543" calcext:value-type="float">
            <text:p>4543</text:p>
          </table:table-cell>
          <table:table-cell table:formula="of:=[.B926]/[.C926]" office:value-type="float" office:value="6.72529165749505" calcext:value-type="float">
            <text:p>6.7252916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ضیح</text:p>
          </table:table-cell>
          <table:table-cell office:value-type="float" office:value="31050" calcext:value-type="float">
            <text:p>31050</text:p>
          </table:table-cell>
          <table:table-cell office:value-type="float" office:value="4637" calcext:value-type="float">
            <text:p>4637</text:p>
          </table:table-cell>
          <table:table-cell table:formula="of:=[.B927]/[.C927]" office:value-type="float" office:value="6.69613974552512" calcext:value-type="float">
            <text:p>6.6961397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شق</text:p>
          </table:table-cell>
          <table:table-cell office:value-type="float" office:value="29213" calcext:value-type="float">
            <text:p>29213</text:p>
          </table:table-cell>
          <table:table-cell office:value-type="float" office:value="4364" calcext:value-type="float">
            <text:p>4364</text:p>
          </table:table-cell>
          <table:table-cell table:formula="of:=[.B928]/[.C928]" office:value-type="float" office:value="6.69408799266728" calcext:value-type="float">
            <text:p>6.6940879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تیاز</text:p>
          </table:table-cell>
          <table:table-cell office:value-type="float" office:value="30288" calcext:value-type="float">
            <text:p>30288</text:p>
          </table:table-cell>
          <table:table-cell office:value-type="float" office:value="4528" calcext:value-type="float">
            <text:p>4528</text:p>
          </table:table-cell>
          <table:table-cell table:formula="of:=[.B929]/[.C929]" office:value-type="float" office:value="6.68904593639576" calcext:value-type="float">
            <text:p>6.6890459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رداد</text:p>
          </table:table-cell>
          <table:table-cell office:value-type="float" office:value="26938" calcext:value-type="float">
            <text:p>26938</text:p>
          </table:table-cell>
          <table:table-cell office:value-type="float" office:value="4030" calcext:value-type="float">
            <text:p>4030</text:p>
          </table:table-cell>
          <table:table-cell table:formula="of:=[.B930]/[.C930]" office:value-type="float" office:value="6.68436724565757" calcext:value-type="float">
            <text:p>6.6843672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دس</text:p>
          </table:table-cell>
          <table:table-cell office:value-type="float" office:value="29660" calcext:value-type="float">
            <text:p>29660</text:p>
          </table:table-cell>
          <table:table-cell office:value-type="float" office:value="4439" calcext:value-type="float">
            <text:p>4439</text:p>
          </table:table-cell>
          <table:table-cell table:formula="of:=[.B931]/[.C931]" office:value-type="float" office:value="6.68168506420365" calcext:value-type="float">
            <text:p>6.6816850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تقیم</text:p>
          </table:table-cell>
          <table:table-cell office:value-type="float" office:value="31277" calcext:value-type="float">
            <text:p>31277</text:p>
          </table:table-cell>
          <table:table-cell office:value-type="float" office:value="4682" calcext:value-type="float">
            <text:p>4682</text:p>
          </table:table-cell>
          <table:table-cell table:formula="of:=[.B932]/[.C932]" office:value-type="float" office:value="6.68026484408373" calcext:value-type="float">
            <text:p>6.6802648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ام</text:p>
          </table:table-cell>
          <table:table-cell office:value-type="float" office:value="31481" calcext:value-type="float">
            <text:p>31481</text:p>
          </table:table-cell>
          <table:table-cell office:value-type="float" office:value="4714" calcext:value-type="float">
            <text:p>4714</text:p>
          </table:table-cell>
          <table:table-cell table:formula="of:=[.B933]/[.C933]" office:value-type="float" office:value="6.67819261773441" calcext:value-type="float">
            <text:p>6.6781926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جه</text:p>
          </table:table-cell>
          <table:table-cell office:value-type="float" office:value="31338" calcext:value-type="float">
            <text:p>31338</text:p>
          </table:table-cell>
          <table:table-cell office:value-type="float" office:value="4693" calcext:value-type="float">
            <text:p>4693</text:p>
          </table:table-cell>
          <table:table-cell table:formula="of:=[.B934]/[.C934]" office:value-type="float" office:value="6.67760494353292" calcext:value-type="float">
            <text:p>6.6776049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ده</text:p>
          </table:table-cell>
          <table:table-cell office:value-type="float" office:value="31172" calcext:value-type="float">
            <text:p>31172</text:p>
          </table:table-cell>
          <table:table-cell office:value-type="float" office:value="4671" calcext:value-type="float">
            <text:p>4671</text:p>
          </table:table-cell>
          <table:table-cell table:formula="of:=[.B935]/[.C935]" office:value-type="float" office:value="6.67351744808392" calcext:value-type="float">
            <text:p>6.6735174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ران</text:p>
          </table:table-cell>
          <table:table-cell office:value-type="float" office:value="29869" calcext:value-type="float">
            <text:p>29869</text:p>
          </table:table-cell>
          <table:table-cell office:value-type="float" office:value="4476" calcext:value-type="float">
            <text:p>4476</text:p>
          </table:table-cell>
          <table:table-cell table:formula="of:=[.B936]/[.C936]" office:value-type="float" office:value="6.67314566577301" calcext:value-type="float">
            <text:p>6.6731456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گلیسی</text:p>
          </table:table-cell>
          <table:table-cell office:value-type="float" office:value="29958" calcext:value-type="float">
            <text:p>29958</text:p>
          </table:table-cell>
          <table:table-cell office:value-type="float" office:value="4491" calcext:value-type="float">
            <text:p>4491</text:p>
          </table:table-cell>
          <table:table-cell table:formula="of:=[.B937]/[.C937]" office:value-type="float" office:value="6.67067468269873" calcext:value-type="float">
            <text:p>6.6706746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نمایی</text:p>
          </table:table-cell>
          <table:table-cell office:value-type="float" office:value="24419" calcext:value-type="float">
            <text:p>24419</text:p>
          </table:table-cell>
          <table:table-cell office:value-type="float" office:value="3665" calcext:value-type="float">
            <text:p>3665</text:p>
          </table:table-cell>
          <table:table-cell table:formula="of:=[.B938]/[.C938]" office:value-type="float" office:value="6.66275579809004" calcext:value-type="float">
            <text:p>6.6627557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وناگون</text:p>
          </table:table-cell>
          <table:table-cell office:value-type="float" office:value="31634" calcext:value-type="float">
            <text:p>31634</text:p>
          </table:table-cell>
          <table:table-cell office:value-type="float" office:value="4753" calcext:value-type="float">
            <text:p>4753</text:p>
          </table:table-cell>
          <table:table-cell table:formula="of:=[.B939]/[.C939]" office:value-type="float" office:value="6.65558594571849" calcext:value-type="float">
            <text:p>6.6555859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رس</text:p>
          </table:table-cell>
          <table:table-cell office:value-type="float" office:value="30614" calcext:value-type="float">
            <text:p>30614</text:p>
          </table:table-cell>
          <table:table-cell office:value-type="float" office:value="4613" calcext:value-type="float">
            <text:p>4613</text:p>
          </table:table-cell>
          <table:table-cell table:formula="of:=[.B940]/[.C940]" office:value-type="float" office:value="6.63646217212226" calcext:value-type="float">
            <text:p>6.6364621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د</text:p>
          </table:table-cell>
          <table:table-cell office:value-type="float" office:value="30725" calcext:value-type="float">
            <text:p>30725</text:p>
          </table:table-cell>
          <table:table-cell office:value-type="float" office:value="4630" calcext:value-type="float">
            <text:p>4630</text:p>
          </table:table-cell>
          <table:table-cell table:formula="of:=[.B941]/[.C941]" office:value-type="float" office:value="6.63606911447084" calcext:value-type="float">
            <text:p>6.6360691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فتن</text:p>
          </table:table-cell>
          <table:table-cell office:value-type="float" office:value="30384" calcext:value-type="float">
            <text:p>30384</text:p>
          </table:table-cell>
          <table:table-cell office:value-type="float" office:value="4591" calcext:value-type="float">
            <text:p>4591</text:p>
          </table:table-cell>
          <table:table-cell table:formula="of:=[.B942]/[.C942]" office:value-type="float" office:value="6.61816597691135" calcext:value-type="float">
            <text:p>6.6181659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یین</text:p>
          </table:table-cell>
          <table:table-cell office:value-type="float" office:value="27059" calcext:value-type="float">
            <text:p>27059</text:p>
          </table:table-cell>
          <table:table-cell office:value-type="float" office:value="4089" calcext:value-type="float">
            <text:p>4089</text:p>
          </table:table-cell>
          <table:table-cell table:formula="of:=[.B943]/[.C943]" office:value-type="float" office:value="6.6175103937393" calcext:value-type="float">
            <text:p>6.6175103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ولات</text:p>
          </table:table-cell>
          <table:table-cell office:value-type="float" office:value="30449" calcext:value-type="float">
            <text:p>30449</text:p>
          </table:table-cell>
          <table:table-cell office:value-type="float" office:value="4604" calcext:value-type="float">
            <text:p>4604</text:p>
          </table:table-cell>
          <table:table-cell table:formula="of:=[.B944]/[.C944]" office:value-type="float" office:value="6.61359687228497" calcext:value-type="float">
            <text:p>6.6135968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قق</text:p>
          </table:table-cell>
          <table:table-cell office:value-type="float" office:value="29513" calcext:value-type="float">
            <text:p>29513</text:p>
          </table:table-cell>
          <table:table-cell office:value-type="float" office:value="4464" calcext:value-type="float">
            <text:p>4464</text:p>
          </table:table-cell>
          <table:table-cell table:formula="of:=[.B945]/[.C945]" office:value-type="float" office:value="6.61133512544803" calcext:value-type="float">
            <text:p>6.611335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ررات</text:p>
          </table:table-cell>
          <table:table-cell office:value-type="float" office:value="30181" calcext:value-type="float">
            <text:p>30181</text:p>
          </table:table-cell>
          <table:table-cell office:value-type="float" office:value="4570" calcext:value-type="float">
            <text:p>4570</text:p>
          </table:table-cell>
          <table:table-cell table:formula="of:=[.B946]/[.C946]" office:value-type="float" office:value="6.60415754923414" calcext:value-type="float">
            <text:p>6.6041575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</text:p>
          </table:table-cell>
          <table:table-cell office:value-type="float" office:value="30377" calcext:value-type="float">
            <text:p>30377</text:p>
          </table:table-cell>
          <table:table-cell office:value-type="float" office:value="4604" calcext:value-type="float">
            <text:p>4604</text:p>
          </table:table-cell>
          <table:table-cell table:formula="of:=[.B947]/[.C947]" office:value-type="float" office:value="6.59795829713293" calcext:value-type="float">
            <text:p>6.5979582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ده</text:p>
          </table:table-cell>
          <table:table-cell office:value-type="float" office:value="29322" calcext:value-type="float">
            <text:p>29322</text:p>
          </table:table-cell>
          <table:table-cell office:value-type="float" office:value="4445" calcext:value-type="float">
            <text:p>4445</text:p>
          </table:table-cell>
          <table:table-cell table:formula="of:=[.B948]/[.C948]" office:value-type="float" office:value="6.59662542182227" calcext:value-type="float">
            <text:p>6.5966254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مع</text:p>
          </table:table-cell>
          <table:table-cell office:value-type="float" office:value="29955" calcext:value-type="float">
            <text:p>29955</text:p>
          </table:table-cell>
          <table:table-cell office:value-type="float" office:value="4544" calcext:value-type="float">
            <text:p>4544</text:p>
          </table:table-cell>
          <table:table-cell table:formula="of:=[.B949]/[.C949]" office:value-type="float" office:value="6.59220950704225" calcext:value-type="float">
            <text:p>6.592209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ویت</text:p>
          </table:table-cell>
          <table:table-cell office:value-type="float" office:value="28672" calcext:value-type="float">
            <text:p>28672</text:p>
          </table:table-cell>
          <table:table-cell office:value-type="float" office:value="4354" calcext:value-type="float">
            <text:p>4354</text:p>
          </table:table-cell>
          <table:table-cell table:formula="of:=[.B950]/[.C950]" office:value-type="float" office:value="6.58520900321543" calcext:value-type="float">
            <text:p>6.5852090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رس</text:p>
          </table:table-cell>
          <table:table-cell office:value-type="float" office:value="27302" calcext:value-type="float">
            <text:p>27302</text:p>
          </table:table-cell>
          <table:table-cell office:value-type="float" office:value="4146" calcext:value-type="float">
            <text:p>4146</text:p>
          </table:table-cell>
          <table:table-cell table:formula="of:=[.B951]/[.C951]" office:value-type="float" office:value="6.58514230583695" calcext:value-type="float">
            <text:p>6.5851423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یلوگرم</text:p>
          </table:table-cell>
          <table:table-cell office:value-type="float" office:value="24856" calcext:value-type="float">
            <text:p>24856</text:p>
          </table:table-cell>
          <table:table-cell office:value-type="float" office:value="3777" calcext:value-type="float">
            <text:p>3777</text:p>
          </table:table-cell>
          <table:table-cell table:formula="of:=[.B952]/[.C952]" office:value-type="float" office:value="6.58088429970876" calcext:value-type="float">
            <text:p>6.5808842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انیه</text:p>
          </table:table-cell>
          <table:table-cell office:value-type="float" office:value="29278" calcext:value-type="float">
            <text:p>29278</text:p>
          </table:table-cell>
          <table:table-cell office:value-type="float" office:value="4449" calcext:value-type="float">
            <text:p>4449</text:p>
          </table:table-cell>
          <table:table-cell table:formula="of:=[.B953]/[.C953]" office:value-type="float" office:value="6.58080467520791" calcext:value-type="float">
            <text:p>6.5808046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ضع</text:p>
          </table:table-cell>
          <table:table-cell office:value-type="float" office:value="30956" calcext:value-type="float">
            <text:p>30956</text:p>
          </table:table-cell>
          <table:table-cell office:value-type="float" office:value="4705" calcext:value-type="float">
            <text:p>4705</text:p>
          </table:table-cell>
          <table:table-cell table:formula="of:=[.B954]/[.C954]" office:value-type="float" office:value="6.57938363443146" calcext:value-type="float">
            <text:p>6.5793836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یلومتر</text:p>
          </table:table-cell>
          <table:table-cell office:value-type="float" office:value="30477" calcext:value-type="float">
            <text:p>30477</text:p>
          </table:table-cell>
          <table:table-cell office:value-type="float" office:value="4638" calcext:value-type="float">
            <text:p>4638</text:p>
          </table:table-cell>
          <table:table-cell table:formula="of:=[.B955]/[.C955]" office:value-type="float" office:value="6.57115135834411" calcext:value-type="float">
            <text:p>6.5711513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راز</text:p>
          </table:table-cell>
          <table:table-cell office:value-type="float" office:value="31113" calcext:value-type="float">
            <text:p>31113</text:p>
          </table:table-cell>
          <table:table-cell office:value-type="float" office:value="4739" calcext:value-type="float">
            <text:p>4739</text:p>
          </table:table-cell>
          <table:table-cell table:formula="of:=[.B956]/[.C956]" office:value-type="float" office:value="6.56530913694872" calcext:value-type="float">
            <text:p>6.5653091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نفرانس</text:p>
          </table:table-cell>
          <table:table-cell office:value-type="float" office:value="28552" calcext:value-type="float">
            <text:p>28552</text:p>
          </table:table-cell>
          <table:table-cell office:value-type="float" office:value="4355" calcext:value-type="float">
            <text:p>4355</text:p>
          </table:table-cell>
          <table:table-cell table:formula="of:=[.B957]/[.C957]" office:value-type="float" office:value="6.55614236509759" calcext:value-type="float">
            <text:p>6.5561423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احب</text:p>
          </table:table-cell>
          <table:table-cell office:value-type="float" office:value="30324" calcext:value-type="float">
            <text:p>30324</text:p>
          </table:table-cell>
          <table:table-cell office:value-type="float" office:value="4631" calcext:value-type="float">
            <text:p>4631</text:p>
          </table:table-cell>
          <table:table-cell table:formula="of:=[.B958]/[.C958]" office:value-type="float" office:value="6.54804577844958" calcext:value-type="float">
            <text:p>6.5480457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یاه</text:p>
          </table:table-cell>
          <table:table-cell office:value-type="float" office:value="26060" calcext:value-type="float">
            <text:p>26060</text:p>
          </table:table-cell>
          <table:table-cell office:value-type="float" office:value="3980" calcext:value-type="float">
            <text:p>3980</text:p>
          </table:table-cell>
          <table:table-cell table:formula="of:=[.B959]/[.C959]" office:value-type="float" office:value="6.54773869346734" calcext:value-type="float">
            <text:p>6.5477386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ظریه</text:p>
          </table:table-cell>
          <table:table-cell office:value-type="float" office:value="27412" calcext:value-type="float">
            <text:p>27412</text:p>
          </table:table-cell>
          <table:table-cell office:value-type="float" office:value="4188" calcext:value-type="float">
            <text:p>4188</text:p>
          </table:table-cell>
          <table:table-cell table:formula="of:=[.B960]/[.C960]" office:value-type="float" office:value="6.54536771728749" calcext:value-type="float">
            <text:p>6.5453677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مانی</text:p>
          </table:table-cell>
          <table:table-cell office:value-type="float" office:value="26997" calcext:value-type="float">
            <text:p>26997</text:p>
          </table:table-cell>
          <table:table-cell office:value-type="float" office:value="4128" calcext:value-type="float">
            <text:p>4128</text:p>
          </table:table-cell>
          <table:table-cell table:formula="of:=[.B961]/[.C961]" office:value-type="float" office:value="6.53997093023256" calcext:value-type="float">
            <text:p>6.5399709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زمون</text:p>
          </table:table-cell>
          <table:table-cell office:value-type="float" office:value="25136" calcext:value-type="float">
            <text:p>25136</text:p>
          </table:table-cell>
          <table:table-cell office:value-type="float" office:value="3844" calcext:value-type="float">
            <text:p>3844</text:p>
          </table:table-cell>
          <table:table-cell table:formula="of:=[.B962]/[.C962]" office:value-type="float" office:value="6.53902185223725" calcext:value-type="float">
            <text:p>6.5390218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دود</text:p>
          </table:table-cell>
          <table:table-cell office:value-type="float" office:value="30556" calcext:value-type="float">
            <text:p>30556</text:p>
          </table:table-cell>
          <table:table-cell office:value-type="float" office:value="4681" calcext:value-type="float">
            <text:p>4681</text:p>
          </table:table-cell>
          <table:table-cell table:formula="of:=[.B963]/[.C963]" office:value-type="float" office:value="6.52766502883999" calcext:value-type="float">
            <text:p>6.5276650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مان</text:p>
          </table:table-cell>
          <table:table-cell office:value-type="float" office:value="24442" calcext:value-type="float">
            <text:p>24442</text:p>
          </table:table-cell>
          <table:table-cell office:value-type="float" office:value="3746" calcext:value-type="float">
            <text:p>3746</text:p>
          </table:table-cell>
          <table:table-cell table:formula="of:=[.B964]/[.C964]" office:value-type="float" office:value="6.52482648158035" calcext:value-type="float">
            <text:p>6.5248264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تلاف</text:p>
          </table:table-cell>
          <table:table-cell office:value-type="float" office:value="30449" calcext:value-type="float">
            <text:p>30449</text:p>
          </table:table-cell>
          <table:table-cell office:value-type="float" office:value="4677" calcext:value-type="float">
            <text:p>4677</text:p>
          </table:table-cell>
          <table:table-cell table:formula="of:=[.B965]/[.C965]" office:value-type="float" office:value="6.51036989523199" calcext:value-type="float">
            <text:p>6.5103698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قوع</text:p>
          </table:table-cell>
          <table:table-cell office:value-type="float" office:value="29167" calcext:value-type="float">
            <text:p>29167</text:p>
          </table:table-cell>
          <table:table-cell office:value-type="float" office:value="4483" calcext:value-type="float">
            <text:p>4483</text:p>
          </table:table-cell>
          <table:table-cell table:formula="of:=[.B966]/[.C966]" office:value-type="float" office:value="6.50613428507696" calcext:value-type="float">
            <text:p>6.5061342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بول</text:p>
          </table:table-cell>
          <table:table-cell office:value-type="float" office:value="30448" calcext:value-type="float">
            <text:p>30448</text:p>
          </table:table-cell>
          <table:table-cell office:value-type="float" office:value="4693" calcext:value-type="float">
            <text:p>4693</text:p>
          </table:table-cell>
          <table:table-cell table:formula="of:=[.B967]/[.C967]" office:value-type="float" office:value="6.48796079266993" calcext:value-type="float">
            <text:p>6.487960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اهده</text:p>
          </table:table-cell>
          <table:table-cell office:value-type="float" office:value="30431" calcext:value-type="float">
            <text:p>30431</text:p>
          </table:table-cell>
          <table:table-cell office:value-type="float" office:value="4697" calcext:value-type="float">
            <text:p>4697</text:p>
          </table:table-cell>
          <table:table-cell table:formula="of:=[.B968]/[.C968]" office:value-type="float" office:value="6.47881626570151" calcext:value-type="float">
            <text:p>6.4788162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ادل</text:p>
          </table:table-cell>
          <table:table-cell office:value-type="float" office:value="29097" calcext:value-type="float">
            <text:p>29097</text:p>
          </table:table-cell>
          <table:table-cell office:value-type="float" office:value="4495" calcext:value-type="float">
            <text:p>4495</text:p>
          </table:table-cell>
          <table:table-cell table:formula="of:=[.B969]/[.C969]" office:value-type="float" office:value="6.47319243604004" calcext:value-type="float">
            <text:p>6.473192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نظیم</text:p>
          </table:table-cell>
          <table:table-cell office:value-type="float" office:value="29890" calcext:value-type="float">
            <text:p>29890</text:p>
          </table:table-cell>
          <table:table-cell office:value-type="float" office:value="4624" calcext:value-type="float">
            <text:p>4624</text:p>
          </table:table-cell>
          <table:table-cell table:formula="of:=[.B970]/[.C970]" office:value-type="float" office:value="6.46410034602076" calcext:value-type="float">
            <text:p>6.464100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نی</text:p>
          </table:table-cell>
          <table:table-cell office:value-type="float" office:value="30147" calcext:value-type="float">
            <text:p>30147</text:p>
          </table:table-cell>
          <table:table-cell office:value-type="float" office:value="4664" calcext:value-type="float">
            <text:p>4664</text:p>
          </table:table-cell>
          <table:table-cell table:formula="of:=[.B971]/[.C971]" office:value-type="float" office:value="6.46376500857633" calcext:value-type="float">
            <text:p>6.4637650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سخه</text:p>
          </table:table-cell>
          <table:table-cell office:value-type="float" office:value="25220" calcext:value-type="float">
            <text:p>25220</text:p>
          </table:table-cell>
          <table:table-cell office:value-type="float" office:value="3907" calcext:value-type="float">
            <text:p>3907</text:p>
          </table:table-cell>
          <table:table-cell table:formula="of:=[.B972]/[.C972]" office:value-type="float" office:value="6.45508062452009" calcext:value-type="float">
            <text:p>6.4550806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بیعت</text:p>
          </table:table-cell>
          <table:table-cell office:value-type="float" office:value="28536" calcext:value-type="float">
            <text:p>28536</text:p>
          </table:table-cell>
          <table:table-cell office:value-type="float" office:value="4421" calcext:value-type="float">
            <text:p>4421</text:p>
          </table:table-cell>
          <table:table-cell table:formula="of:=[.B973]/[.C973]" office:value-type="float" office:value="6.45464826962226" calcext:value-type="float">
            <text:p>6.4546482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لب</text:p>
          </table:table-cell>
          <table:table-cell office:value-type="float" office:value="28153" calcext:value-type="float">
            <text:p>28153</text:p>
          </table:table-cell>
          <table:table-cell office:value-type="float" office:value="4362" calcext:value-type="float">
            <text:p>4362</text:p>
          </table:table-cell>
          <table:table-cell table:formula="of:=[.B974]/[.C974]" office:value-type="float" office:value="6.45414947271894" calcext:value-type="float">
            <text:p>6.4541494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ابه</text:p>
          </table:table-cell>
          <table:table-cell office:value-type="float" office:value="30024" calcext:value-type="float">
            <text:p>30024</text:p>
          </table:table-cell>
          <table:table-cell office:value-type="float" office:value="4653" calcext:value-type="float">
            <text:p>4653</text:p>
          </table:table-cell>
          <table:table-cell table:formula="of:=[.B975]/[.C975]" office:value-type="float" office:value="6.45261121856867" calcext:value-type="float">
            <text:p>6.4526112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افق</text:p>
          </table:table-cell>
          <table:table-cell office:value-type="float" office:value="29607" calcext:value-type="float">
            <text:p>29607</text:p>
          </table:table-cell>
          <table:table-cell office:value-type="float" office:value="4593" calcext:value-type="float">
            <text:p>4593</text:p>
          </table:table-cell>
          <table:table-cell table:formula="of:=[.B976]/[.C976]" office:value-type="float" office:value="6.44611365120836" calcext:value-type="float">
            <text:p>6.446113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د</text:p>
          </table:table-cell>
          <table:table-cell office:value-type="float" office:value="29320" calcext:value-type="float">
            <text:p>29320</text:p>
          </table:table-cell>
          <table:table-cell office:value-type="float" office:value="4565" calcext:value-type="float">
            <text:p>4565</text:p>
          </table:table-cell>
          <table:table-cell table:formula="of:=[.B977]/[.C977]" office:value-type="float" office:value="6.42278203723987" calcext:value-type="float">
            <text:p>6.4227820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ود</text:p>
          </table:table-cell>
          <table:table-cell office:value-type="float" office:value="29657" calcext:value-type="float">
            <text:p>29657</text:p>
          </table:table-cell>
          <table:table-cell office:value-type="float" office:value="4618" calcext:value-type="float">
            <text:p>4618</text:p>
          </table:table-cell>
          <table:table-cell table:formula="of:=[.B978]/[.C978]" office:value-type="float" office:value="6.42204417496752" calcext:value-type="float">
            <text:p>6.422044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بی</text:p>
          </table:table-cell>
          <table:table-cell office:value-type="float" office:value="27798" calcext:value-type="float">
            <text:p>27798</text:p>
          </table:table-cell>
          <table:table-cell office:value-type="float" office:value="4329" calcext:value-type="float">
            <text:p>4329</text:p>
          </table:table-cell>
          <table:table-cell table:formula="of:=[.B979]/[.C979]" office:value-type="float" office:value="6.42134442134442" calcext:value-type="float">
            <text:p>6.4213444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وز</text:p>
          </table:table-cell>
          <table:table-cell office:value-type="float" office:value="28096" calcext:value-type="float">
            <text:p>28096</text:p>
          </table:table-cell>
          <table:table-cell office:value-type="float" office:value="4377" calcext:value-type="float">
            <text:p>4377</text:p>
          </table:table-cell>
          <table:table-cell table:formula="of:=[.B980]/[.C980]" office:value-type="float" office:value="6.4190084532785" calcext:value-type="float">
            <text:p>6.4190084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له</text:p>
          </table:table-cell>
          <table:table-cell office:value-type="float" office:value="29259" calcext:value-type="float">
            <text:p>29259</text:p>
          </table:table-cell>
          <table:table-cell office:value-type="float" office:value="4561" calcext:value-type="float">
            <text:p>4561</text:p>
          </table:table-cell>
          <table:table-cell table:formula="of:=[.B981]/[.C981]" office:value-type="float" office:value="6.41504056128042" calcext:value-type="float">
            <text:p>6.4150405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تراض</text:p>
          </table:table-cell>
          <table:table-cell office:value-type="float" office:value="29803" calcext:value-type="float">
            <text:p>29803</text:p>
          </table:table-cell>
          <table:table-cell office:value-type="float" office:value="4646" calcext:value-type="float">
            <text:p>4646</text:p>
          </table:table-cell>
          <table:table-cell table:formula="of:=[.B982]/[.C982]" office:value-type="float" office:value="6.41476538958244" calcext:value-type="float">
            <text:p>6.4147653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رم</text:p>
          </table:table-cell>
          <table:table-cell office:value-type="float" office:value="23064" calcext:value-type="float">
            <text:p>23064</text:p>
          </table:table-cell>
          <table:table-cell office:value-type="float" office:value="3597" calcext:value-type="float">
            <text:p>3597</text:p>
          </table:table-cell>
          <table:table-cell table:formula="of:=[.B983]/[.C983]" office:value-type="float" office:value="6.41201000834028" calcext:value-type="float">
            <text:p>6.4120100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مین</text:p>
          </table:table-cell>
          <table:table-cell office:value-type="float" office:value="30044" calcext:value-type="float">
            <text:p>30044</text:p>
          </table:table-cell>
          <table:table-cell office:value-type="float" office:value="4691" calcext:value-type="float">
            <text:p>4691</text:p>
          </table:table-cell>
          <table:table-cell table:formula="of:=[.B984]/[.C984]" office:value-type="float" office:value="6.40460456192709" calcext:value-type="float">
            <text:p>6.4046045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طرنشان</text:p>
          </table:table-cell>
          <table:table-cell office:value-type="float" office:value="29873" calcext:value-type="float">
            <text:p>29873</text:p>
          </table:table-cell>
          <table:table-cell office:value-type="float" office:value="4667" calcext:value-type="float">
            <text:p>4667</text:p>
          </table:table-cell>
          <table:table-cell table:formula="of:=[.B985]/[.C985]" office:value-type="float" office:value="6.40089993571888" calcext:value-type="float">
            <text:p>6.4008999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ده</text:p>
          </table:table-cell>
          <table:table-cell office:value-type="float" office:value="30003" calcext:value-type="float">
            <text:p>30003</text:p>
          </table:table-cell>
          <table:table-cell office:value-type="float" office:value="4692" calcext:value-type="float">
            <text:p>4692</text:p>
          </table:table-cell>
          <table:table-cell table:formula="of:=[.B986]/[.C986]" office:value-type="float" office:value="6.39450127877238" calcext:value-type="float">
            <text:p>6.3945012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شونت</text:p>
          </table:table-cell>
          <table:table-cell office:value-type="float" office:value="27470" calcext:value-type="float">
            <text:p>27470</text:p>
          </table:table-cell>
          <table:table-cell office:value-type="float" office:value="4300" calcext:value-type="float">
            <text:p>4300</text:p>
          </table:table-cell>
          <table:table-cell table:formula="of:=[.B987]/[.C987]" office:value-type="float" office:value="6.38837209302326" calcext:value-type="float">
            <text:p>6.388372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شاد</text:p>
          </table:table-cell>
          <table:table-cell office:value-type="float" office:value="28558" calcext:value-type="float">
            <text:p>28558</text:p>
          </table:table-cell>
          <table:table-cell office:value-type="float" office:value="4476" calcext:value-type="float">
            <text:p>4476</text:p>
          </table:table-cell>
          <table:table-cell table:formula="of:=[.B988]/[.C988]" office:value-type="float" office:value="6.38025022341376" calcext:value-type="float">
            <text:p>6.3802502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ثابت</text:p>
          </table:table-cell>
          <table:table-cell office:value-type="float" office:value="29617" calcext:value-type="float">
            <text:p>29617</text:p>
          </table:table-cell>
          <table:table-cell office:value-type="float" office:value="4648" calcext:value-type="float">
            <text:p>4648</text:p>
          </table:table-cell>
          <table:table-cell table:formula="of:=[.B989]/[.C989]" office:value-type="float" office:value="6.37198795180723" calcext:value-type="float">
            <text:p>6.3719879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وش</text:p>
          </table:table-cell>
          <table:table-cell office:value-type="float" office:value="27808" calcext:value-type="float">
            <text:p>27808</text:p>
          </table:table-cell>
          <table:table-cell office:value-type="float" office:value="4369" calcext:value-type="float">
            <text:p>4369</text:p>
          </table:table-cell>
          <table:table-cell table:formula="of:=[.B990]/[.C990]" office:value-type="float" office:value="6.36484321355001" calcext:value-type="float">
            <text:p>6.3648432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روری</text:p>
          </table:table-cell>
          <table:table-cell office:value-type="float" office:value="30046" calcext:value-type="float">
            <text:p>30046</text:p>
          </table:table-cell>
          <table:table-cell office:value-type="float" office:value="4722" calcext:value-type="float">
            <text:p>4722</text:p>
          </table:table-cell>
          <table:table-cell table:formula="of:=[.B991]/[.C991]" office:value-type="float" office:value="6.36298178737823" calcext:value-type="float">
            <text:p>6.3629817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ستا</text:p>
          </table:table-cell>
          <table:table-cell office:value-type="float" office:value="29119" calcext:value-type="float">
            <text:p>29119</text:p>
          </table:table-cell>
          <table:table-cell office:value-type="float" office:value="4581" calcext:value-type="float">
            <text:p>4581</text:p>
          </table:table-cell>
          <table:table-cell table:formula="of:=[.B992]/[.C992]" office:value-type="float" office:value="6.35647238594193" calcext:value-type="float">
            <text:p>6.3564723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ریه</text:p>
          </table:table-cell>
          <table:table-cell office:value-type="float" office:value="24178" calcext:value-type="float">
            <text:p>24178</text:p>
          </table:table-cell>
          <table:table-cell office:value-type="float" office:value="3814" calcext:value-type="float">
            <text:p>3814</text:p>
          </table:table-cell>
          <table:table-cell table:formula="of:=[.B993]/[.C993]" office:value-type="float" office:value="6.33927635028841" calcext:value-type="float">
            <text:p>6.3392763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یز</text:p>
          </table:table-cell>
          <table:table-cell office:value-type="float" office:value="29315" calcext:value-type="float">
            <text:p>29315</text:p>
          </table:table-cell>
          <table:table-cell office:value-type="float" office:value="4634" calcext:value-type="float">
            <text:p>4634</text:p>
          </table:table-cell>
          <table:table-cell table:formula="of:=[.B994]/[.C994]" office:value-type="float" office:value="6.3260681916271" calcext:value-type="float">
            <text:p>6.326068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وسط</text:p>
          </table:table-cell>
          <table:table-cell office:value-type="float" office:value="28871" calcext:value-type="float">
            <text:p>28871</text:p>
          </table:table-cell>
          <table:table-cell office:value-type="float" office:value="4564" calcext:value-type="float">
            <text:p>4564</text:p>
          </table:table-cell>
          <table:table-cell table:formula="of:=[.B995]/[.C995]" office:value-type="float" office:value="6.32581069237511" calcext:value-type="float">
            <text:p>6.3258106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دعا</text:p>
          </table:table-cell>
          <table:table-cell office:value-type="float" office:value="28564" calcext:value-type="float">
            <text:p>28564</text:p>
          </table:table-cell>
          <table:table-cell office:value-type="float" office:value="4520" calcext:value-type="float">
            <text:p>4520</text:p>
          </table:table-cell>
          <table:table-cell table:formula="of:=[.B996]/[.C996]" office:value-type="float" office:value="6.31946902654867" calcext:value-type="float">
            <text:p>6.3194690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زمایش</text:p>
          </table:table-cell>
          <table:table-cell office:value-type="float" office:value="28012" calcext:value-type="float">
            <text:p>28012</text:p>
          </table:table-cell>
          <table:table-cell office:value-type="float" office:value="4435" calcext:value-type="float">
            <text:p>4435</text:p>
          </table:table-cell>
          <table:table-cell table:formula="of:=[.B997]/[.C997]" office:value-type="float" office:value="6.31612175873732" calcext:value-type="float">
            <text:p>6.3161217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ور</text:p>
          </table:table-cell>
          <table:table-cell office:value-type="float" office:value="29384" calcext:value-type="float">
            <text:p>29384</text:p>
          </table:table-cell>
          <table:table-cell office:value-type="float" office:value="4653" calcext:value-type="float">
            <text:p>4653</text:p>
          </table:table-cell>
          <table:table-cell table:formula="of:=[.B998]/[.C998]" office:value-type="float" office:value="6.3150655491081" calcext:value-type="float">
            <text:p>6.3150655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گذاری</text:p>
          </table:table-cell>
          <table:table-cell office:value-type="float" office:value="25314" calcext:value-type="float">
            <text:p>25314</text:p>
          </table:table-cell>
          <table:table-cell office:value-type="float" office:value="4013" calcext:value-type="float">
            <text:p>4013</text:p>
          </table:table-cell>
          <table:table-cell table:formula="of:=[.B999]/[.C999]" office:value-type="float" office:value="6.30799900323947" calcext:value-type="float">
            <text:p>6.3079990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ریدار</text:p>
          </table:table-cell>
          <table:table-cell office:value-type="float" office:value="27923" calcext:value-type="float">
            <text:p>27923</text:p>
          </table:table-cell>
          <table:table-cell office:value-type="float" office:value="4428" calcext:value-type="float">
            <text:p>4428</text:p>
          </table:table-cell>
          <table:table-cell table:formula="of:=[.B1000]/[.C1000]" office:value-type="float" office:value="6.30600722673893" calcext:value-type="float">
            <text:p>6.3060072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فت</text:p>
          </table:table-cell>
          <table:table-cell office:value-type="float" office:value="29491" calcext:value-type="float">
            <text:p>29491</text:p>
          </table:table-cell>
          <table:table-cell office:value-type="float" office:value="4691" calcext:value-type="float">
            <text:p>4691</text:p>
          </table:table-cell>
          <table:table-cell table:formula="of:=[.B1001]/[.C1001]" office:value-type="float" office:value="6.28671924962695" calcext:value-type="float">
            <text:p>6.2867192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نده</text:p>
          </table:table-cell>
          <table:table-cell office:value-type="float" office:value="28646" calcext:value-type="float">
            <text:p>28646</text:p>
          </table:table-cell>
          <table:table-cell office:value-type="float" office:value="4557" calcext:value-type="float">
            <text:p>4557</text:p>
          </table:table-cell>
          <table:table-cell table:formula="of:=[.B1002]/[.C1002]" office:value-type="float" office:value="6.2861531709458" calcext:value-type="float">
            <text:p>6.286153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در</text:p>
          </table:table-cell>
          <table:table-cell office:value-type="float" office:value="22504" calcext:value-type="float">
            <text:p>22504</text:p>
          </table:table-cell>
          <table:table-cell office:value-type="float" office:value="3580" calcext:value-type="float">
            <text:p>3580</text:p>
          </table:table-cell>
          <table:table-cell table:formula="of:=[.B1003]/[.C1003]" office:value-type="float" office:value="6.28603351955307" calcext:value-type="float">
            <text:p>6.2860335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ایل</text:p>
          </table:table-cell>
          <table:table-cell office:value-type="float" office:value="28362" calcext:value-type="float">
            <text:p>28362</text:p>
          </table:table-cell>
          <table:table-cell office:value-type="float" office:value="4513" calcext:value-type="float">
            <text:p>4513</text:p>
          </table:table-cell>
          <table:table-cell table:formula="of:=[.B1004]/[.C1004]" office:value-type="float" office:value="6.28451141147795" calcext:value-type="float">
            <text:p>6.2845114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لاحات</text:p>
          </table:table-cell>
          <table:table-cell office:value-type="float" office:value="25587" calcext:value-type="float">
            <text:p>25587</text:p>
          </table:table-cell>
          <table:table-cell office:value-type="float" office:value="4072" calcext:value-type="float">
            <text:p>4072</text:p>
          </table:table-cell>
          <table:table-cell table:formula="of:=[.B1005]/[.C1005]" office:value-type="float" office:value="6.28364440078586" calcext:value-type="float">
            <text:p>6.2836444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مانده</text:p>
          </table:table-cell>
          <table:table-cell office:value-type="float" office:value="28020" calcext:value-type="float">
            <text:p>28020</text:p>
          </table:table-cell>
          <table:table-cell office:value-type="float" office:value="4473" calcext:value-type="float">
            <text:p>4473</text:p>
          </table:table-cell>
          <table:table-cell table:formula="of:=[.B1006]/[.C1006]" office:value-type="float" office:value="6.26425217974514" calcext:value-type="float">
            <text:p>6.2642521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گو</text:p>
          </table:table-cell>
          <table:table-cell office:value-type="float" office:value="28232" calcext:value-type="float">
            <text:p>28232</text:p>
          </table:table-cell>
          <table:table-cell office:value-type="float" office:value="4510" calcext:value-type="float">
            <text:p>4510</text:p>
          </table:table-cell>
          <table:table-cell table:formula="of:=[.B1007]/[.C1007]" office:value-type="float" office:value="6.25986696230599" calcext:value-type="float">
            <text:p>6.2598669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ظایف</text:p>
          </table:table-cell>
          <table:table-cell office:value-type="float" office:value="28575" calcext:value-type="float">
            <text:p>28575</text:p>
          </table:table-cell>
          <table:table-cell office:value-type="float" office:value="4570" calcext:value-type="float">
            <text:p>4570</text:p>
          </table:table-cell>
          <table:table-cell table:formula="of:=[.B1008]/[.C1008]" office:value-type="float" office:value="6.2527352297593" calcext:value-type="float">
            <text:p>6.2527352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کم</text:p>
          </table:table-cell>
          <table:table-cell office:value-type="float" office:value="29124" calcext:value-type="float">
            <text:p>29124</text:p>
          </table:table-cell>
          <table:table-cell office:value-type="float" office:value="4662" calcext:value-type="float">
            <text:p>4662</text:p>
          </table:table-cell>
          <table:table-cell table:formula="of:=[.B1009]/[.C1009]" office:value-type="float" office:value="6.24710424710425" calcext:value-type="float">
            <text:p>6.2471042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رم</text:p>
          </table:table-cell>
          <table:table-cell office:value-type="float" office:value="25833" calcext:value-type="float">
            <text:p>25833</text:p>
          </table:table-cell>
          <table:table-cell office:value-type="float" office:value="4138" calcext:value-type="float">
            <text:p>4138</text:p>
          </table:table-cell>
          <table:table-cell table:formula="of:=[.B1010]/[.C1010]" office:value-type="float" office:value="6.2428709521508" calcext:value-type="float">
            <text:p>6.2428709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ظم</text:p>
          </table:table-cell>
          <table:table-cell office:value-type="float" office:value="27043" calcext:value-type="float">
            <text:p>27043</text:p>
          </table:table-cell>
          <table:table-cell office:value-type="float" office:value="4363" calcext:value-type="float">
            <text:p>4363</text:p>
          </table:table-cell>
          <table:table-cell table:formula="of:=[.B1011]/[.C1011]" office:value-type="float" office:value="6.19825807930323" calcext:value-type="float">
            <text:p>6.1982580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الب</text:p>
          </table:table-cell>
          <table:table-cell office:value-type="float" office:value="23965" calcext:value-type="float">
            <text:p>23965</text:p>
          </table:table-cell>
          <table:table-cell office:value-type="float" office:value="3871" calcext:value-type="float">
            <text:p>3871</text:p>
          </table:table-cell>
          <table:table-cell table:formula="of:=[.B1012]/[.C1012]" office:value-type="float" office:value="6.19090674244381" calcext:value-type="float">
            <text:p>6.1909067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یات</text:p>
          </table:table-cell>
          <table:table-cell office:value-type="float" office:value="28501" calcext:value-type="float">
            <text:p>28501</text:p>
          </table:table-cell>
          <table:table-cell office:value-type="float" office:value="4609" calcext:value-type="float">
            <text:p>4609</text:p>
          </table:table-cell>
          <table:table-cell table:formula="of:=[.B1013]/[.C1013]" office:value-type="float" office:value="6.18377088305489" calcext:value-type="float">
            <text:p>6.1837708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گشت</text:p>
          </table:table-cell>
          <table:table-cell office:value-type="float" office:value="28432" calcext:value-type="float">
            <text:p>28432</text:p>
          </table:table-cell>
          <table:table-cell office:value-type="float" office:value="4601" calcext:value-type="float">
            <text:p>4601</text:p>
          </table:table-cell>
          <table:table-cell table:formula="of:=[.B1014]/[.C1014]" office:value-type="float" office:value="6.17952618995871" calcext:value-type="float">
            <text:p>6.17952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ازمند</text:p>
          </table:table-cell>
          <table:table-cell office:value-type="float" office:value="28010" calcext:value-type="float">
            <text:p>28010</text:p>
          </table:table-cell>
          <table:table-cell office:value-type="float" office:value="4534" calcext:value-type="float">
            <text:p>4534</text:p>
          </table:table-cell>
          <table:table-cell table:formula="of:=[.B1015]/[.C1015]" office:value-type="float" office:value="6.17776797529775" calcext:value-type="float">
            <text:p>6.1777679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لار</text:p>
          </table:table-cell>
          <table:table-cell office:value-type="float" office:value="23963" calcext:value-type="float">
            <text:p>23963</text:p>
          </table:table-cell>
          <table:table-cell office:value-type="float" office:value="3879" calcext:value-type="float">
            <text:p>3879</text:p>
          </table:table-cell>
          <table:table-cell table:formula="of:=[.B1016]/[.C1016]" office:value-type="float" office:value="6.17762309873679" calcext:value-type="float">
            <text:p>6.1776230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مد</text:p>
          </table:table-cell>
          <table:table-cell office:value-type="float" office:value="28654" calcext:value-type="float">
            <text:p>28654</text:p>
          </table:table-cell>
          <table:table-cell office:value-type="float" office:value="4645" calcext:value-type="float">
            <text:p>4645</text:p>
          </table:table-cell>
          <table:table-cell table:formula="of:=[.B1017]/[.C1017]" office:value-type="float" office:value="6.16878363832078" calcext:value-type="float">
            <text:p>6.1687836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خصص</text:p>
          </table:table-cell>
          <table:table-cell office:value-type="float" office:value="28189" calcext:value-type="float">
            <text:p>28189</text:p>
          </table:table-cell>
          <table:table-cell office:value-type="float" office:value="4574" calcext:value-type="float">
            <text:p>4574</text:p>
          </table:table-cell>
          <table:table-cell table:formula="of:=[.B1018]/[.C1018]" office:value-type="float" office:value="6.16287713161347" calcext:value-type="float">
            <text:p>6.1628771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ادگی</text:p>
          </table:table-cell>
          <table:table-cell office:value-type="float" office:value="29009" calcext:value-type="float">
            <text:p>29009</text:p>
          </table:table-cell>
          <table:table-cell office:value-type="float" office:value="4709" calcext:value-type="float">
            <text:p>4709</text:p>
          </table:table-cell>
          <table:table-cell table:formula="of:=[.B1019]/[.C1019]" office:value-type="float" office:value="6.16033128052665" calcext:value-type="float">
            <text:p>6.1603312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ارچوب</text:p>
          </table:table-cell>
          <table:table-cell office:value-type="float" office:value="28563" calcext:value-type="float">
            <text:p>28563</text:p>
          </table:table-cell>
          <table:table-cell office:value-type="float" office:value="4642" calcext:value-type="float">
            <text:p>4642</text:p>
          </table:table-cell>
          <table:table-cell table:formula="of:=[.B1020]/[.C1020]" office:value-type="float" office:value="6.1531667384748" calcext:value-type="float">
            <text:p>6.1531667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شمن</text:p>
          </table:table-cell>
          <table:table-cell office:value-type="float" office:value="27447" calcext:value-type="float">
            <text:p>27447</text:p>
          </table:table-cell>
          <table:table-cell office:value-type="float" office:value="4464" calcext:value-type="float">
            <text:p>4464</text:p>
          </table:table-cell>
          <table:table-cell table:formula="of:=[.B1021]/[.C1021]" office:value-type="float" office:value="6.14852150537634" calcext:value-type="float">
            <text:p>6.1485215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نندگی</text:p>
          </table:table-cell>
          <table:table-cell office:value-type="float" office:value="23731" calcext:value-type="float">
            <text:p>23731</text:p>
          </table:table-cell>
          <table:table-cell office:value-type="float" office:value="3887" calcext:value-type="float">
            <text:p>3887</text:p>
          </table:table-cell>
          <table:table-cell table:formula="of:=[.B1022]/[.C1022]" office:value-type="float" office:value="6.10522253666066" calcext:value-type="float">
            <text:p>6.10522253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دی</text:p>
          </table:table-cell>
          <table:table-cell office:value-type="float" office:value="28068" calcext:value-type="float">
            <text:p>28068</text:p>
          </table:table-cell>
          <table:table-cell office:value-type="float" office:value="4598" calcext:value-type="float">
            <text:p>4598</text:p>
          </table:table-cell>
          <table:table-cell table:formula="of:=[.B1023]/[.C1023]" office:value-type="float" office:value="6.10439321444106" calcext:value-type="float">
            <text:p>6.1043932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سازی</text:p>
          </table:table-cell>
          <table:table-cell office:value-type="float" office:value="26803" calcext:value-type="float">
            <text:p>26803</text:p>
          </table:table-cell>
          <table:table-cell office:value-type="float" office:value="4392" calcext:value-type="float">
            <text:p>4392</text:p>
          </table:table-cell>
          <table:table-cell table:formula="of:=[.B1024]/[.C1024]" office:value-type="float" office:value="6.10268670309654" calcext:value-type="float">
            <text:p>6.1026867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کنش</text:p>
          </table:table-cell>
          <table:table-cell office:value-type="float" office:value="27549" calcext:value-type="float">
            <text:p>27549</text:p>
          </table:table-cell>
          <table:table-cell office:value-type="float" office:value="4522" calcext:value-type="float">
            <text:p>4522</text:p>
          </table:table-cell>
          <table:table-cell table:formula="of:=[.B1025]/[.C1025]" office:value-type="float" office:value="6.0922158337019" calcext:value-type="float">
            <text:p>6.0922158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بقه</text:p>
          </table:table-cell>
          <table:table-cell office:value-type="float" office:value="28395" calcext:value-type="float">
            <text:p>28395</text:p>
          </table:table-cell>
          <table:table-cell office:value-type="float" office:value="4668" calcext:value-type="float">
            <text:p>4668</text:p>
          </table:table-cell>
          <table:table-cell table:formula="of:=[.B1026]/[.C1026]" office:value-type="float" office:value="6.08290488431877" calcext:value-type="float">
            <text:p>6.0829048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نگره</text:p>
          </table:table-cell>
          <table:table-cell office:value-type="float" office:value="23586" calcext:value-type="float">
            <text:p>23586</text:p>
          </table:table-cell>
          <table:table-cell office:value-type="float" office:value="3881" calcext:value-type="float">
            <text:p>3881</text:p>
          </table:table-cell>
          <table:table-cell table:formula="of:=[.B1027]/[.C1027]" office:value-type="float" office:value="6.07729966503478" calcext:value-type="float">
            <text:p>6.077299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نیاد</text:p>
          </table:table-cell>
          <table:table-cell office:value-type="float" office:value="27133" calcext:value-type="float">
            <text:p>27133</text:p>
          </table:table-cell>
          <table:table-cell office:value-type="float" office:value="4470" calcext:value-type="float">
            <text:p>4470</text:p>
          </table:table-cell>
          <table:table-cell table:formula="of:=[.B1028]/[.C1028]" office:value-type="float" office:value="6.07002237136465" calcext:value-type="float">
            <text:p>6.0700223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ن</text:p>
          </table:table-cell>
          <table:table-cell office:value-type="float" office:value="27162" calcext:value-type="float">
            <text:p>27162</text:p>
          </table:table-cell>
          <table:table-cell office:value-type="float" office:value="4477" calcext:value-type="float">
            <text:p>4477</text:p>
          </table:table-cell>
          <table:table-cell table:formula="of:=[.B1029]/[.C1029]" office:value-type="float" office:value="6.06700915791825" calcext:value-type="float">
            <text:p>6.0670091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ورمیانه</text:p>
          </table:table-cell>
          <table:table-cell office:value-type="float" office:value="25876" calcext:value-type="float">
            <text:p>25876</text:p>
          </table:table-cell>
          <table:table-cell office:value-type="float" office:value="4266" calcext:value-type="float">
            <text:p>4266</text:p>
          </table:table-cell>
          <table:table-cell table:formula="of:=[.B1030]/[.C1030]" office:value-type="float" office:value="6.06563525550867" calcext:value-type="float">
            <text:p>6.0656352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شنگتن</text:p>
          </table:table-cell>
          <table:table-cell office:value-type="float" office:value="26447" calcext:value-type="float">
            <text:p>26447</text:p>
          </table:table-cell>
          <table:table-cell office:value-type="float" office:value="4363" calcext:value-type="float">
            <text:p>4363</text:p>
          </table:table-cell>
          <table:table-cell table:formula="of:=[.B1031]/[.C1031]" office:value-type="float" office:value="6.06165482466193" calcext:value-type="float">
            <text:p>6.0616548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نون</text:p>
          </table:table-cell>
          <table:table-cell office:value-type="float" office:value="26542" calcext:value-type="float">
            <text:p>26542</text:p>
          </table:table-cell>
          <table:table-cell office:value-type="float" office:value="4384" calcext:value-type="float">
            <text:p>4384</text:p>
          </table:table-cell>
          <table:table-cell table:formula="of:=[.B1032]/[.C1032]" office:value-type="float" office:value="6.05428832116788" calcext:value-type="float">
            <text:p>6.0542883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تقا</text:p>
          </table:table-cell>
          <table:table-cell office:value-type="float" office:value="27875" calcext:value-type="float">
            <text:p>27875</text:p>
          </table:table-cell>
          <table:table-cell office:value-type="float" office:value="4606" calcext:value-type="float">
            <text:p>4606</text:p>
          </table:table-cell>
          <table:table-cell table:formula="of:=[.B1033]/[.C1033]" office:value-type="float" office:value="6.05188884064264" calcext:value-type="float">
            <text:p>6.0518888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الفت</text:p>
          </table:table-cell>
          <table:table-cell office:value-type="float" office:value="27531" calcext:value-type="float">
            <text:p>27531</text:p>
          </table:table-cell>
          <table:table-cell office:value-type="float" office:value="4550" calcext:value-type="float">
            <text:p>4550</text:p>
          </table:table-cell>
          <table:table-cell table:formula="of:=[.B1034]/[.C1034]" office:value-type="float" office:value="6.05076923076923" calcext:value-type="float">
            <text:p>6.0507692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طراف</text:p>
          </table:table-cell>
          <table:table-cell office:value-type="float" office:value="27770" calcext:value-type="float">
            <text:p>27770</text:p>
          </table:table-cell>
          <table:table-cell office:value-type="float" office:value="4596" calcext:value-type="float">
            <text:p>4596</text:p>
          </table:table-cell>
          <table:table-cell table:formula="of:=[.B1035]/[.C1035]" office:value-type="float" office:value="6.04221061792863" calcext:value-type="float">
            <text:p>6.0422106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یبا</text:p>
          </table:table-cell>
          <table:table-cell office:value-type="float" office:value="27577" calcext:value-type="float">
            <text:p>27577</text:p>
          </table:table-cell>
          <table:table-cell office:value-type="float" office:value="4566" calcext:value-type="float">
            <text:p>4566</text:p>
          </table:table-cell>
          <table:table-cell table:formula="of:=[.B1036]/[.C1036]" office:value-type="float" office:value="6.03964082347788" calcext:value-type="float">
            <text:p>6.0396408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کرار</text:p>
          </table:table-cell>
          <table:table-cell office:value-type="float" office:value="27311" calcext:value-type="float">
            <text:p>27311</text:p>
          </table:table-cell>
          <table:table-cell office:value-type="float" office:value="4525" calcext:value-type="float">
            <text:p>4525</text:p>
          </table:table-cell>
          <table:table-cell table:formula="of:=[.B1037]/[.C1037]" office:value-type="float" office:value="6.03558011049724" calcext:value-type="float">
            <text:p>6.0355801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کنولوژی</text:p>
          </table:table-cell>
          <table:table-cell office:value-type="float" office:value="25077" calcext:value-type="float">
            <text:p>25077</text:p>
          </table:table-cell>
          <table:table-cell office:value-type="float" office:value="4155" calcext:value-type="float">
            <text:p>4155</text:p>
          </table:table-cell>
          <table:table-cell table:formula="of:=[.B1038]/[.C1038]" office:value-type="float" office:value="6.03537906137184" calcext:value-type="float">
            <text:p>6.0353790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شترین</text:p>
          </table:table-cell>
          <table:table-cell office:value-type="float" office:value="27805" calcext:value-type="float">
            <text:p>27805</text:p>
          </table:table-cell>
          <table:table-cell office:value-type="float" office:value="4613" calcext:value-type="float">
            <text:p>4613</text:p>
          </table:table-cell>
          <table:table-cell table:formula="of:=[.B1039]/[.C1039]" office:value-type="float" office:value="6.02753089096033" calcext:value-type="float">
            <text:p>6.027530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فی</text:p>
          </table:table-cell>
          <table:table-cell office:value-type="float" office:value="27279" calcext:value-type="float">
            <text:p>27279</text:p>
          </table:table-cell>
          <table:table-cell office:value-type="float" office:value="4528" calcext:value-type="float">
            <text:p>4528</text:p>
          </table:table-cell>
          <table:table-cell table:formula="of:=[.B1040]/[.C1040]" office:value-type="float" office:value="6.02451413427562" calcext:value-type="float">
            <text:p>6.0245141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یشه</text:p>
          </table:table-cell>
          <table:table-cell office:value-type="float" office:value="28147" calcext:value-type="float">
            <text:p>28147</text:p>
          </table:table-cell>
          <table:table-cell office:value-type="float" office:value="4676" calcext:value-type="float">
            <text:p>4676</text:p>
          </table:table-cell>
          <table:table-cell table:formula="of:=[.B1041]/[.C1041]" office:value-type="float" office:value="6.01946107784431" calcext:value-type="float">
            <text:p>6.0194610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وبه</text:p>
          </table:table-cell>
          <table:table-cell office:value-type="float" office:value="24334" calcext:value-type="float">
            <text:p>24334</text:p>
          </table:table-cell>
          <table:table-cell office:value-type="float" office:value="4047" calcext:value-type="float">
            <text:p>4047</text:p>
          </table:table-cell>
          <table:table-cell table:formula="of:=[.B1042]/[.C1042]" office:value-type="float" office:value="6.01284902396837" calcext:value-type="float">
            <text:p>6.012849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سسه</text:p>
          </table:table-cell>
          <table:table-cell office:value-type="float" office:value="24458" calcext:value-type="float">
            <text:p>24458</text:p>
          </table:table-cell>
          <table:table-cell office:value-type="float" office:value="4068" calcext:value-type="float">
            <text:p>4068</text:p>
          </table:table-cell>
          <table:table-cell table:formula="of:=[.B1043]/[.C1043]" office:value-type="float" office:value="6.01229105211406" calcext:value-type="float">
            <text:p>6.0122910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ذیرش</text:p>
          </table:table-cell>
          <table:table-cell office:value-type="float" office:value="27281" calcext:value-type="float">
            <text:p>27281</text:p>
          </table:table-cell>
          <table:table-cell office:value-type="float" office:value="4542" calcext:value-type="float">
            <text:p>4542</text:p>
          </table:table-cell>
          <table:table-cell table:formula="of:=[.B1044]/[.C1044]" office:value-type="float" office:value="6.00638485248789" calcext:value-type="float">
            <text:p>6.0063848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قسیم</text:p>
          </table:table-cell>
          <table:table-cell office:value-type="float" office:value="27615" calcext:value-type="float">
            <text:p>27615</text:p>
          </table:table-cell>
          <table:table-cell office:value-type="float" office:value="4598" calcext:value-type="float">
            <text:p>4598</text:p>
          </table:table-cell>
          <table:table-cell table:formula="of:=[.B1045]/[.C1045]" office:value-type="float" office:value="6.00587211831231" calcext:value-type="float">
            <text:p>6.0058721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سید</text:p>
          </table:table-cell>
          <table:table-cell office:value-type="float" office:value="26203" calcext:value-type="float">
            <text:p>26203</text:p>
          </table:table-cell>
          <table:table-cell office:value-type="float" office:value="4368" calcext:value-type="float">
            <text:p>4368</text:p>
          </table:table-cell>
          <table:table-cell table:formula="of:=[.B1046]/[.C1046]" office:value-type="float" office:value="5.99885531135531" calcext:value-type="float">
            <text:p>5.9988553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موع</text:p>
          </table:table-cell>
          <table:table-cell office:value-type="float" office:value="27919" calcext:value-type="float">
            <text:p>27919</text:p>
          </table:table-cell>
          <table:table-cell office:value-type="float" office:value="4658" calcext:value-type="float">
            <text:p>4658</text:p>
          </table:table-cell>
          <table:table-cell table:formula="of:=[.B1047]/[.C1047]" office:value-type="float" office:value="5.99377415199657" calcext:value-type="float">
            <text:p>5.993774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ولانی</text:p>
          </table:table-cell>
          <table:table-cell office:value-type="float" office:value="27767" calcext:value-type="float">
            <text:p>27767</text:p>
          </table:table-cell>
          <table:table-cell office:value-type="float" office:value="4634" calcext:value-type="float">
            <text:p>4634</text:p>
          </table:table-cell>
          <table:table-cell table:formula="of:=[.B1048]/[.C1048]" office:value-type="float" office:value="5.99201553733276" calcext:value-type="float">
            <text:p>5.9920155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حده</text:p>
          </table:table-cell>
          <table:table-cell office:value-type="float" office:value="23583" calcext:value-type="float">
            <text:p>23583</text:p>
          </table:table-cell>
          <table:table-cell office:value-type="float" office:value="3936" calcext:value-type="float">
            <text:p>3936</text:p>
          </table:table-cell>
          <table:table-cell table:formula="of:=[.B1049]/[.C1049]" office:value-type="float" office:value="5.99161585365854" calcext:value-type="float">
            <text:p>5.9916158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ظاهر</text:p>
          </table:table-cell>
          <table:table-cell office:value-type="float" office:value="27748" calcext:value-type="float">
            <text:p>27748</text:p>
          </table:table-cell>
          <table:table-cell office:value-type="float" office:value="4632" calcext:value-type="float">
            <text:p>4632</text:p>
          </table:table-cell>
          <table:table-cell table:formula="of:=[.B1050]/[.C1050]" office:value-type="float" office:value="5.99050086355786" calcext:value-type="float">
            <text:p>5.9905008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ضی</text:p>
          </table:table-cell>
          <table:table-cell office:value-type="float" office:value="23478" calcext:value-type="float">
            <text:p>23478</text:p>
          </table:table-cell>
          <table:table-cell office:value-type="float" office:value="3921" calcext:value-type="float">
            <text:p>3921</text:p>
          </table:table-cell>
          <table:table-cell table:formula="of:=[.B1051]/[.C1051]" office:value-type="float" office:value="5.98775822494262" calcext:value-type="float">
            <text:p>5.9877582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غول</text:p>
          </table:table-cell>
          <table:table-cell office:value-type="float" office:value="27396" calcext:value-type="float">
            <text:p>27396</text:p>
          </table:table-cell>
          <table:table-cell office:value-type="float" office:value="4579" calcext:value-type="float">
            <text:p>4579</text:p>
          </table:table-cell>
          <table:table-cell table:formula="of:=[.B1052]/[.C1052]" office:value-type="float" office:value="5.98296571303778" calcext:value-type="float">
            <text:p>5.982965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باس</text:p>
          </table:table-cell>
          <table:table-cell office:value-type="float" office:value="24589" calcext:value-type="float">
            <text:p>24589</text:p>
          </table:table-cell>
          <table:table-cell office:value-type="float" office:value="4112" calcext:value-type="float">
            <text:p>4112</text:p>
          </table:table-cell>
          <table:table-cell table:formula="of:=[.B1053]/[.C1053]" office:value-type="float" office:value="5.97981517509728" calcext:value-type="float">
            <text:p>5.9798151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لا</text:p>
          </table:table-cell>
          <table:table-cell office:value-type="float" office:value="26048" calcext:value-type="float">
            <text:p>26048</text:p>
          </table:table-cell>
          <table:table-cell office:value-type="float" office:value="4357" calcext:value-type="float">
            <text:p>4357</text:p>
          </table:table-cell>
          <table:table-cell table:formula="of:=[.B1054]/[.C1054]" office:value-type="float" office:value="5.97842552214827" calcext:value-type="float">
            <text:p>5.9784255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داری</text:p>
          </table:table-cell>
          <table:table-cell office:value-type="float" office:value="27302" calcext:value-type="float">
            <text:p>27302</text:p>
          </table:table-cell>
          <table:table-cell office:value-type="float" office:value="4569" calcext:value-type="float">
            <text:p>4569</text:p>
          </table:table-cell>
          <table:table-cell table:formula="of:=[.B1055]/[.C1055]" office:value-type="float" office:value="5.97548697745677" calcext:value-type="float">
            <text:p>5.9754869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سایل</text:p>
          </table:table-cell>
          <table:table-cell office:value-type="float" office:value="26861" calcext:value-type="float">
            <text:p>26861</text:p>
          </table:table-cell>
          <table:table-cell office:value-type="float" office:value="4508" calcext:value-type="float">
            <text:p>4508</text:p>
          </table:table-cell>
          <table:table-cell table:formula="of:=[.B1056]/[.C1056]" office:value-type="float" office:value="5.95851818988465" calcext:value-type="float">
            <text:p>5.958518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لی</text:p>
          </table:table-cell>
          <table:table-cell office:value-type="float" office:value="28037" calcext:value-type="float">
            <text:p>28037</text:p>
          </table:table-cell>
          <table:table-cell office:value-type="float" office:value="4708" calcext:value-type="float">
            <text:p>4708</text:p>
          </table:table-cell>
          <table:table-cell table:formula="of:=[.B1057]/[.C1057]" office:value-type="float" office:value="5.95518266779949" calcext:value-type="float">
            <text:p>5.9551826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فاه</text:p>
          </table:table-cell>
          <table:table-cell office:value-type="float" office:value="26336" calcext:value-type="float">
            <text:p>26336</text:p>
          </table:table-cell>
          <table:table-cell office:value-type="float" office:value="4428" calcext:value-type="float">
            <text:p>4428</text:p>
          </table:table-cell>
          <table:table-cell table:formula="of:=[.B1058]/[.C1058]" office:value-type="float" office:value="5.94760614272809" calcext:value-type="float">
            <text:p>5.9476061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تابخانه</text:p>
          </table:table-cell>
          <table:table-cell office:value-type="float" office:value="21974" calcext:value-type="float">
            <text:p>21974</text:p>
          </table:table-cell>
          <table:table-cell office:value-type="float" office:value="3700" calcext:value-type="float">
            <text:p>3700</text:p>
          </table:table-cell>
          <table:table-cell table:formula="of:=[.B1059]/[.C1059]" office:value-type="float" office:value="5.93891891891892" calcext:value-type="float">
            <text:p>5.9389189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ظیم</text:p>
          </table:table-cell>
          <table:table-cell office:value-type="float" office:value="27806" calcext:value-type="float">
            <text:p>27806</text:p>
          </table:table-cell>
          <table:table-cell office:value-type="float" office:value="4692" calcext:value-type="float">
            <text:p>4692</text:p>
          </table:table-cell>
          <table:table-cell table:formula="of:=[.B1060]/[.C1060]" office:value-type="float" office:value="5.92625745950554" calcext:value-type="float">
            <text:p>5.9262574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ند</text:p>
          </table:table-cell>
          <table:table-cell office:value-type="float" office:value="26119" calcext:value-type="float">
            <text:p>26119</text:p>
          </table:table-cell>
          <table:table-cell office:value-type="float" office:value="4418" calcext:value-type="float">
            <text:p>4418</text:p>
          </table:table-cell>
          <table:table-cell table:formula="of:=[.B1061]/[.C1061]" office:value-type="float" office:value="5.91195110909914" calcext:value-type="float">
            <text:p>5.9119511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گیزه</text:p>
          </table:table-cell>
          <table:table-cell office:value-type="float" office:value="27397" calcext:value-type="float">
            <text:p>27397</text:p>
          </table:table-cell>
          <table:table-cell office:value-type="float" office:value="4638" calcext:value-type="float">
            <text:p>4638</text:p>
          </table:table-cell>
          <table:table-cell table:formula="of:=[.B1062]/[.C1062]" office:value-type="float" office:value="5.90707201379905" calcext:value-type="float">
            <text:p>5.9070720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لوب</text:p>
          </table:table-cell>
          <table:table-cell office:value-type="float" office:value="27665" calcext:value-type="float">
            <text:p>27665</text:p>
          </table:table-cell>
          <table:table-cell office:value-type="float" office:value="4684" calcext:value-type="float">
            <text:p>4684</text:p>
          </table:table-cell>
          <table:table-cell table:formula="of:=[.B1063]/[.C1063]" office:value-type="float" office:value="5.90627668659266" calcext:value-type="float">
            <text:p>5.9062766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کیب</text:p>
          </table:table-cell>
          <table:table-cell office:value-type="float" office:value="26692" calcext:value-type="float">
            <text:p>26692</text:p>
          </table:table-cell>
          <table:table-cell office:value-type="float" office:value="4521" calcext:value-type="float">
            <text:p>4521</text:p>
          </table:table-cell>
          <table:table-cell table:formula="of:=[.B1064]/[.C1064]" office:value-type="float" office:value="5.90400353904004" calcext:value-type="float">
            <text:p>5.904003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ایش</text:p>
          </table:table-cell>
          <table:table-cell office:value-type="float" office:value="23657" calcext:value-type="float">
            <text:p>23657</text:p>
          </table:table-cell>
          <table:table-cell office:value-type="float" office:value="4011" calcext:value-type="float">
            <text:p>4011</text:p>
          </table:table-cell>
          <table:table-cell table:formula="of:=[.B1065]/[.C1065]" office:value-type="float" office:value="5.89803041635502" calcext:value-type="float">
            <text:p>5.8980304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یدوار</text:p>
          </table:table-cell>
          <table:table-cell office:value-type="float" office:value="27846" calcext:value-type="float">
            <text:p>27846</text:p>
          </table:table-cell>
          <table:table-cell office:value-type="float" office:value="4722" calcext:value-type="float">
            <text:p>4722</text:p>
          </table:table-cell>
          <table:table-cell table:formula="of:=[.B1066]/[.C1066]" office:value-type="float" office:value="5.89707750952986" calcext:value-type="float">
            <text:p>5.8970775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ر</text:p>
          </table:table-cell>
          <table:table-cell office:value-type="float" office:value="27036" calcext:value-type="float">
            <text:p>27036</text:p>
          </table:table-cell>
          <table:table-cell office:value-type="float" office:value="4585" calcext:value-type="float">
            <text:p>4585</text:p>
          </table:table-cell>
          <table:table-cell table:formula="of:=[.B1067]/[.C1067]" office:value-type="float" office:value="5.89661941112323" calcext:value-type="float">
            <text:p>5.8966194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خنگو</text:p>
          </table:table-cell>
          <table:table-cell office:value-type="float" office:value="26590" calcext:value-type="float">
            <text:p>26590</text:p>
          </table:table-cell>
          <table:table-cell office:value-type="float" office:value="4510" calcext:value-type="float">
            <text:p>4510</text:p>
          </table:table-cell>
          <table:table-cell table:formula="of:=[.B1068]/[.C1068]" office:value-type="float" office:value="5.89578713968958" calcext:value-type="float">
            <text:p>5.8957871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مزد</text:p>
          </table:table-cell>
          <table:table-cell office:value-type="float" office:value="22982" calcext:value-type="float">
            <text:p>22982</text:p>
          </table:table-cell>
          <table:table-cell office:value-type="float" office:value="3900" calcext:value-type="float">
            <text:p>3900</text:p>
          </table:table-cell>
          <table:table-cell table:formula="of:=[.B1069]/[.C1069]" office:value-type="float" office:value="5.89282051282051" calcext:value-type="float">
            <text:p>5.8928205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ه</text:p>
          </table:table-cell>
          <table:table-cell office:value-type="float" office:value="23903" calcext:value-type="float">
            <text:p>23903</text:p>
          </table:table-cell>
          <table:table-cell office:value-type="float" office:value="4058" calcext:value-type="float">
            <text:p>4058</text:p>
          </table:table-cell>
          <table:table-cell table:formula="of:=[.B1070]/[.C1070]" office:value-type="float" office:value="5.89034006899951" calcext:value-type="float">
            <text:p>5.890340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حیح</text:p>
          </table:table-cell>
          <table:table-cell office:value-type="float" office:value="27451" calcext:value-type="float">
            <text:p>27451</text:p>
          </table:table-cell>
          <table:table-cell office:value-type="float" office:value="4663" calcext:value-type="float">
            <text:p>4663</text:p>
          </table:table-cell>
          <table:table-cell table:formula="of:=[.B1071]/[.C1071]" office:value-type="float" office:value="5.88698262920866" calcext:value-type="float">
            <text:p>5.8869826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اس</text:p>
          </table:table-cell>
          <table:table-cell office:value-type="float" office:value="26575" calcext:value-type="float">
            <text:p>26575</text:p>
          </table:table-cell>
          <table:table-cell office:value-type="float" office:value="4515" calcext:value-type="float">
            <text:p>4515</text:p>
          </table:table-cell>
          <table:table-cell table:formula="of:=[.B1072]/[.C1072]" office:value-type="float" office:value="5.8859357696567" calcext:value-type="float">
            <text:p>5.8859357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دایت</text:p>
          </table:table-cell>
          <table:table-cell office:value-type="float" office:value="27473" calcext:value-type="float">
            <text:p>27473</text:p>
          </table:table-cell>
          <table:table-cell office:value-type="float" office:value="4668" calcext:value-type="float">
            <text:p>4668</text:p>
          </table:table-cell>
          <table:table-cell table:formula="of:=[.B1073]/[.C1073]" office:value-type="float" office:value="5.88538988860326" calcext:value-type="float">
            <text:p>5.8853898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خ</text:p>
          </table:table-cell>
          <table:table-cell office:value-type="float" office:value="26711" calcext:value-type="float">
            <text:p>26711</text:p>
          </table:table-cell>
          <table:table-cell office:value-type="float" office:value="4548" calcext:value-type="float">
            <text:p>4548</text:p>
          </table:table-cell>
          <table:table-cell table:formula="of:=[.B1074]/[.C1074]" office:value-type="float" office:value="5.8731310466139" calcext:value-type="float">
            <text:p>5.8731310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پانیا</text:p>
          </table:table-cell>
          <table:table-cell office:value-type="float" office:value="23498" calcext:value-type="float">
            <text:p>23498</text:p>
          </table:table-cell>
          <table:table-cell office:value-type="float" office:value="4010" calcext:value-type="float">
            <text:p>4010</text:p>
          </table:table-cell>
          <table:table-cell table:formula="of:=[.B1075]/[.C1075]" office:value-type="float" office:value="5.85985037406484" calcext:value-type="float">
            <text:p>5.8598503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فکر</text:p>
          </table:table-cell>
          <table:table-cell office:value-type="float" office:value="26202" calcext:value-type="float">
            <text:p>26202</text:p>
          </table:table-cell>
          <table:table-cell office:value-type="float" office:value="4475" calcext:value-type="float">
            <text:p>4475</text:p>
          </table:table-cell>
          <table:table-cell table:formula="of:=[.B1076]/[.C1076]" office:value-type="float" office:value="5.85519553072626" calcext:value-type="float">
            <text:p>5.8551955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د</text:p>
          </table:table-cell>
          <table:table-cell office:value-type="float" office:value="26275" calcext:value-type="float">
            <text:p>26275</text:p>
          </table:table-cell>
          <table:table-cell office:value-type="float" office:value="4489" calcext:value-type="float">
            <text:p>4489</text:p>
          </table:table-cell>
          <table:table-cell table:formula="of:=[.B1077]/[.C1077]" office:value-type="float" office:value="5.8531967030519" calcext:value-type="float">
            <text:p>5.8531967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ذار</text:p>
          </table:table-cell>
          <table:table-cell office:value-type="float" office:value="25246" calcext:value-type="float">
            <text:p>25246</text:p>
          </table:table-cell>
          <table:table-cell office:value-type="float" office:value="4314" calcext:value-type="float">
            <text:p>4314</text:p>
          </table:table-cell>
          <table:table-cell table:formula="of:=[.B1078]/[.C1078]" office:value-type="float" office:value="5.85210941121929" calcext:value-type="float">
            <text:p>5.8521094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احبه</text:p>
          </table:table-cell>
          <table:table-cell office:value-type="float" office:value="26369" calcext:value-type="float">
            <text:p>26369</text:p>
          </table:table-cell>
          <table:table-cell office:value-type="float" office:value="4512" calcext:value-type="float">
            <text:p>4512</text:p>
          </table:table-cell>
          <table:table-cell table:formula="of:=[.B1079]/[.C1079]" office:value-type="float" office:value="5.84419326241135" calcext:value-type="float">
            <text:p>5.8441932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گیری</text:p>
          </table:table-cell>
          <table:table-cell office:value-type="float" office:value="26080" calcext:value-type="float">
            <text:p>26080</text:p>
          </table:table-cell>
          <table:table-cell office:value-type="float" office:value="4471" calcext:value-type="float">
            <text:p>4471</text:p>
          </table:table-cell>
          <table:table-cell table:formula="of:=[.B1080]/[.C1080]" office:value-type="float" office:value="5.83314694699172" calcext:value-type="float">
            <text:p>5.833146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ادآور</text:p>
          </table:table-cell>
          <table:table-cell office:value-type="float" office:value="27444" calcext:value-type="float">
            <text:p>27444</text:p>
          </table:table-cell>
          <table:table-cell office:value-type="float" office:value="4715" calcext:value-type="float">
            <text:p>4715</text:p>
          </table:table-cell>
          <table:table-cell table:formula="of:=[.B1081]/[.C1081]" office:value-type="float" office:value="5.82057264050901" calcext:value-type="float">
            <text:p>5.8205726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دمی</text:p>
          </table:table-cell>
          <table:table-cell office:value-type="float" office:value="26947" calcext:value-type="float">
            <text:p>26947</text:p>
          </table:table-cell>
          <table:table-cell office:value-type="float" office:value="4633" calcext:value-type="float">
            <text:p>4633</text:p>
          </table:table-cell>
          <table:table-cell table:formula="of:=[.B1082]/[.C1082]" office:value-type="float" office:value="5.81631772069933" calcext:value-type="float">
            <text:p>5.8163177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فید</text:p>
          </table:table-cell>
          <table:table-cell office:value-type="float" office:value="25338" calcext:value-type="float">
            <text:p>25338</text:p>
          </table:table-cell>
          <table:table-cell office:value-type="float" office:value="4357" calcext:value-type="float">
            <text:p>4357</text:p>
          </table:table-cell>
          <table:table-cell table:formula="of:=[.B1083]/[.C1083]" office:value-type="float" office:value="5.81546935965114" calcext:value-type="float">
            <text:p>5.8154693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الات</text:p>
          </table:table-cell>
          <table:table-cell office:value-type="float" office:value="20392" calcext:value-type="float">
            <text:p>20392</text:p>
          </table:table-cell>
          <table:table-cell office:value-type="float" office:value="3507" calcext:value-type="float">
            <text:p>3507</text:p>
          </table:table-cell>
          <table:table-cell table:formula="of:=[.B1084]/[.C1084]" office:value-type="float" office:value="5.81465640148275" calcext:value-type="float">
            <text:p>5.8146564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جرا</text:p>
          </table:table-cell>
          <table:table-cell office:value-type="float" office:value="22907" calcext:value-type="float">
            <text:p>22907</text:p>
          </table:table-cell>
          <table:table-cell office:value-type="float" office:value="3942" calcext:value-type="float">
            <text:p>3942</text:p>
          </table:table-cell>
          <table:table-cell table:formula="of:=[.B1085]/[.C1085]" office:value-type="float" office:value="5.81100963977676" calcext:value-type="float">
            <text:p>5.8110096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دیو</text:p>
          </table:table-cell>
          <table:table-cell office:value-type="float" office:value="24867" calcext:value-type="float">
            <text:p>24867</text:p>
          </table:table-cell>
          <table:table-cell office:value-type="float" office:value="4289" calcext:value-type="float">
            <text:p>4289</text:p>
          </table:table-cell>
          <table:table-cell table:formula="of:=[.B1086]/[.C1086]" office:value-type="float" office:value="5.79785497785031" calcext:value-type="float">
            <text:p>5.7978549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عدد</text:p>
          </table:table-cell>
          <table:table-cell office:value-type="float" office:value="26892" calcext:value-type="float">
            <text:p>26892</text:p>
          </table:table-cell>
          <table:table-cell office:value-type="float" office:value="4649" calcext:value-type="float">
            <text:p>4649</text:p>
          </table:table-cell>
          <table:table-cell table:formula="of:=[.B1087]/[.C1087]" office:value-type="float" office:value="5.78446977844698" calcext:value-type="float">
            <text:p>5.7844697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ذربایجان</text:p>
          </table:table-cell>
          <table:table-cell office:value-type="float" office:value="24509" calcext:value-type="float">
            <text:p>24509</text:p>
          </table:table-cell>
          <table:table-cell office:value-type="float" office:value="4238" calcext:value-type="float">
            <text:p>4238</text:p>
          </table:table-cell>
          <table:table-cell table:formula="of:=[.B1088]/[.C1088]" office:value-type="float" office:value="5.78315243039169" calcext:value-type="float">
            <text:p>5.7831524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ومبیل</text:p>
          </table:table-cell>
          <table:table-cell office:value-type="float" office:value="22051" calcext:value-type="float">
            <text:p>22051</text:p>
          </table:table-cell>
          <table:table-cell office:value-type="float" office:value="3816" calcext:value-type="float">
            <text:p>3816</text:p>
          </table:table-cell>
          <table:table-cell table:formula="of:=[.B1089]/[.C1089]" office:value-type="float" office:value="5.77856394129979" calcext:value-type="float">
            <text:p>5.7785639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</text:p>
          </table:table-cell>
          <table:table-cell office:value-type="float" office:value="25989" calcext:value-type="float">
            <text:p>25989</text:p>
          </table:table-cell>
          <table:table-cell office:value-type="float" office:value="4500" calcext:value-type="float">
            <text:p>4500</text:p>
          </table:table-cell>
          <table:table-cell table:formula="of:=[.B1090]/[.C1090]" office:value-type="float" office:value="5.77533333333333" calcext:value-type="float">
            <text:p>5.775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م</text:p>
          </table:table-cell>
          <table:table-cell office:value-type="float" office:value="26772" calcext:value-type="float">
            <text:p>26772</text:p>
          </table:table-cell>
          <table:table-cell office:value-type="float" office:value="4647" calcext:value-type="float">
            <text:p>4647</text:p>
          </table:table-cell>
          <table:table-cell table:formula="of:=[.B1091]/[.C1091]" office:value-type="float" office:value="5.76113621691414" calcext:value-type="float">
            <text:p>5.7611362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غ</text:p>
          </table:table-cell>
          <table:table-cell office:value-type="float" office:value="21553" calcext:value-type="float">
            <text:p>21553</text:p>
          </table:table-cell>
          <table:table-cell office:value-type="float" office:value="3746" calcext:value-type="float">
            <text:p>3746</text:p>
          </table:table-cell>
          <table:table-cell table:formula="of:=[.B1092]/[.C1092]" office:value-type="float" office:value="5.75360384410037" calcext:value-type="float">
            <text:p>5.7536038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رن</text:p>
          </table:table-cell>
          <table:table-cell office:value-type="float" office:value="23385" calcext:value-type="float">
            <text:p>23385</text:p>
          </table:table-cell>
          <table:table-cell office:value-type="float" office:value="4073" calcext:value-type="float">
            <text:p>4073</text:p>
          </table:table-cell>
          <table:table-cell table:formula="of:=[.B1093]/[.C1093]" office:value-type="float" office:value="5.74146820525411" calcext:value-type="float">
            <text:p>5.7414682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نگامی</text:p>
          </table:table-cell>
          <table:table-cell office:value-type="float" office:value="26586" calcext:value-type="float">
            <text:p>26586</text:p>
          </table:table-cell>
          <table:table-cell office:value-type="float" office:value="4634" calcext:value-type="float">
            <text:p>4634</text:p>
          </table:table-cell>
          <table:table-cell table:formula="of:=[.B1094]/[.C1094]" office:value-type="float" office:value="5.73716012084592" calcext:value-type="float">
            <text:p>5.7371601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حظه</text:p>
          </table:table-cell>
          <table:table-cell office:value-type="float" office:value="25233" calcext:value-type="float">
            <text:p>25233</text:p>
          </table:table-cell>
          <table:table-cell office:value-type="float" office:value="4409" calcext:value-type="float">
            <text:p>4409</text:p>
          </table:table-cell>
          <table:table-cell table:formula="of:=[.B1095]/[.C1095]" office:value-type="float" office:value="5.72306645497845" calcext:value-type="float">
            <text:p>5.723066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غم</text:p>
          </table:table-cell>
          <table:table-cell office:value-type="float" office:value="26052" calcext:value-type="float">
            <text:p>26052</text:p>
          </table:table-cell>
          <table:table-cell office:value-type="float" office:value="4557" calcext:value-type="float">
            <text:p>4557</text:p>
          </table:table-cell>
          <table:table-cell table:formula="of:=[.B1096]/[.C1096]" office:value-type="float" office:value="5.71691902567479" calcext:value-type="float">
            <text:p>5.7169190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بع</text:p>
          </table:table-cell>
          <table:table-cell office:value-type="float" office:value="26233" calcext:value-type="float">
            <text:p>26233</text:p>
          </table:table-cell>
          <table:table-cell office:value-type="float" office:value="4595" calcext:value-type="float">
            <text:p>4595</text:p>
          </table:table-cell>
          <table:table-cell table:formula="of:=[.B1097]/[.C1097]" office:value-type="float" office:value="5.70903155603917" calcext:value-type="float">
            <text:p>5.709031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ر</text:p>
          </table:table-cell>
          <table:table-cell office:value-type="float" office:value="23249" calcext:value-type="float">
            <text:p>23249</text:p>
          </table:table-cell>
          <table:table-cell office:value-type="float" office:value="4073" calcext:value-type="float">
            <text:p>4073</text:p>
          </table:table-cell>
          <table:table-cell table:formula="of:=[.B1098]/[.C1098]" office:value-type="float" office:value="5.70807758409035" calcext:value-type="float">
            <text:p>5.7080775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بقه</text:p>
          </table:table-cell>
          <table:table-cell office:value-type="float" office:value="25167" calcext:value-type="float">
            <text:p>25167</text:p>
          </table:table-cell>
          <table:table-cell office:value-type="float" office:value="4410" calcext:value-type="float">
            <text:p>4410</text:p>
          </table:table-cell>
          <table:table-cell table:formula="of:=[.B1099]/[.C1099]" office:value-type="float" office:value="5.70680272108844" calcext:value-type="float">
            <text:p>5.7068027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بله</text:p>
          </table:table-cell>
          <table:table-cell office:value-type="float" office:value="26414" calcext:value-type="float">
            <text:p>26414</text:p>
          </table:table-cell>
          <table:table-cell office:value-type="float" office:value="4629" calcext:value-type="float">
            <text:p>4629</text:p>
          </table:table-cell>
          <table:table-cell table:formula="of:=[.B1100]/[.C1100]" office:value-type="float" office:value="5.70620004320588" calcext:value-type="float">
            <text:p>5.706200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در</text:p>
          </table:table-cell>
          <table:table-cell office:value-type="float" office:value="26479" calcext:value-type="float">
            <text:p>26479</text:p>
          </table:table-cell>
          <table:table-cell office:value-type="float" office:value="4647" calcext:value-type="float">
            <text:p>4647</text:p>
          </table:table-cell>
          <table:table-cell table:formula="of:=[.B1101]/[.C1101]" office:value-type="float" office:value="5.69808478588337" calcext:value-type="float">
            <text:p>5.6980847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زاب</text:p>
          </table:table-cell>
          <table:table-cell office:value-type="float" office:value="22350" calcext:value-type="float">
            <text:p>22350</text:p>
          </table:table-cell>
          <table:table-cell office:value-type="float" office:value="3927" calcext:value-type="float">
            <text:p>3927</text:p>
          </table:table-cell>
          <table:table-cell table:formula="of:=[.B1102]/[.C1102]" office:value-type="float" office:value="5.69136745607334" calcext:value-type="float">
            <text:p>5.6913674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لم</text:p>
          </table:table-cell>
          <table:table-cell office:value-type="float" office:value="26300" calcext:value-type="float">
            <text:p>26300</text:p>
          </table:table-cell>
          <table:table-cell office:value-type="float" office:value="4625" calcext:value-type="float">
            <text:p>4625</text:p>
          </table:table-cell>
          <table:table-cell table:formula="of:=[.B1103]/[.C1103]" office:value-type="float" office:value="5.68648648648649" calcext:value-type="float">
            <text:p>5.6864864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ر</text:p>
          </table:table-cell>
          <table:table-cell office:value-type="float" office:value="23405" calcext:value-type="float">
            <text:p>23405</text:p>
          </table:table-cell>
          <table:table-cell office:value-type="float" office:value="4117" calcext:value-type="float">
            <text:p>4117</text:p>
          </table:table-cell>
          <table:table-cell table:formula="of:=[.B1104]/[.C1104]" office:value-type="float" office:value="5.68496478017974" calcext:value-type="float">
            <text:p>5.6849647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ومت</text:p>
          </table:table-cell>
          <table:table-cell office:value-type="float" office:value="24989" calcext:value-type="float">
            <text:p>24989</text:p>
          </table:table-cell>
          <table:table-cell office:value-type="float" office:value="4396" calcext:value-type="float">
            <text:p>4396</text:p>
          </table:table-cell>
          <table:table-cell table:formula="of:=[.B1105]/[.C1105]" office:value-type="float" office:value="5.68448589626934" calcext:value-type="float">
            <text:p>5.6844858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صول</text:p>
          </table:table-cell>
          <table:table-cell office:value-type="float" office:value="24594" calcext:value-type="float">
            <text:p>24594</text:p>
          </table:table-cell>
          <table:table-cell office:value-type="float" office:value="4332" calcext:value-type="float">
            <text:p>4332</text:p>
          </table:table-cell>
          <table:table-cell table:formula="of:=[.B1106]/[.C1106]" office:value-type="float" office:value="5.67728531855956" calcext:value-type="float">
            <text:p>5.6772853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دول</text:p>
          </table:table-cell>
          <table:table-cell office:value-type="float" office:value="23239" calcext:value-type="float">
            <text:p>23239</text:p>
          </table:table-cell>
          <table:table-cell office:value-type="float" office:value="4095" calcext:value-type="float">
            <text:p>4095</text:p>
          </table:table-cell>
          <table:table-cell table:formula="of:=[.B1107]/[.C1107]" office:value-type="float" office:value="5.67496947496948" calcext:value-type="float">
            <text:p>5.674969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تباطات</text:p>
          </table:table-cell>
          <table:table-cell office:value-type="float" office:value="24071" calcext:value-type="float">
            <text:p>24071</text:p>
          </table:table-cell>
          <table:table-cell office:value-type="float" office:value="4246" calcext:value-type="float">
            <text:p>4246</text:p>
          </table:table-cell>
          <table:table-cell table:formula="of:=[.B1108]/[.C1108]" office:value-type="float" office:value="5.66910032972209" calcext:value-type="float">
            <text:p>5.6691003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یراز</text:p>
          </table:table-cell>
          <table:table-cell office:value-type="float" office:value="24577" calcext:value-type="float">
            <text:p>24577</text:p>
          </table:table-cell>
          <table:table-cell office:value-type="float" office:value="4336" calcext:value-type="float">
            <text:p>4336</text:p>
          </table:table-cell>
          <table:table-cell table:formula="of:=[.B1109]/[.C1109]" office:value-type="float" office:value="5.66812730627306" calcext:value-type="float">
            <text:p>5.6681273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بک</text:p>
          </table:table-cell>
          <table:table-cell office:value-type="float" office:value="24422" calcext:value-type="float">
            <text:p>24422</text:p>
          </table:table-cell>
          <table:table-cell office:value-type="float" office:value="4309" calcext:value-type="float">
            <text:p>4309</text:p>
          </table:table-cell>
          <table:table-cell table:formula="of:=[.B1110]/[.C1110]" office:value-type="float" office:value="5.66767231376189" calcext:value-type="float">
            <text:p>5.6676723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جه</text:p>
          </table:table-cell>
          <table:table-cell office:value-type="float" office:value="25775" calcext:value-type="float">
            <text:p>25775</text:p>
          </table:table-cell>
          <table:table-cell office:value-type="float" office:value="4549" calcext:value-type="float">
            <text:p>4549</text:p>
          </table:table-cell>
          <table:table-cell table:formula="of:=[.B1111]/[.C1111]" office:value-type="float" office:value="5.66608045724335" calcext:value-type="float">
            <text:p>5.6660804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موش</text:p>
          </table:table-cell>
          <table:table-cell office:value-type="float" office:value="25678" calcext:value-type="float">
            <text:p>25678</text:p>
          </table:table-cell>
          <table:table-cell office:value-type="float" office:value="4532" calcext:value-type="float">
            <text:p>4532</text:p>
          </table:table-cell>
          <table:table-cell table:formula="of:=[.B1112]/[.C1112]" office:value-type="float" office:value="5.66593115622242" calcext:value-type="float">
            <text:p>5.6659311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نع</text:p>
          </table:table-cell>
          <table:table-cell office:value-type="float" office:value="26508" calcext:value-type="float">
            <text:p>26508</text:p>
          </table:table-cell>
          <table:table-cell office:value-type="float" office:value="4681" calcext:value-type="float">
            <text:p>4681</text:p>
          </table:table-cell>
          <table:table-cell table:formula="of:=[.B1113]/[.C1113]" office:value-type="float" office:value="5.66289254432814" calcext:value-type="float">
            <text:p>5.6628925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زمین</text:p>
          </table:table-cell>
          <table:table-cell office:value-type="float" office:value="25375" calcext:value-type="float">
            <text:p>25375</text:p>
          </table:table-cell>
          <table:table-cell office:value-type="float" office:value="4481" calcext:value-type="float">
            <text:p>4481</text:p>
          </table:table-cell>
          <table:table-cell table:formula="of:=[.B1114]/[.C1114]" office:value-type="float" office:value="5.66279848248159" calcext:value-type="float">
            <text:p>5.6627984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واز</text:p>
          </table:table-cell>
          <table:table-cell office:value-type="float" office:value="22208" calcext:value-type="float">
            <text:p>22208</text:p>
          </table:table-cell>
          <table:table-cell office:value-type="float" office:value="3925" calcext:value-type="float">
            <text:p>3925</text:p>
          </table:table-cell>
          <table:table-cell table:formula="of:=[.B1115]/[.C1115]" office:value-type="float" office:value="5.65808917197452" calcext:value-type="float">
            <text:p>5.658089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گ</text:p>
          </table:table-cell>
          <table:table-cell office:value-type="float" office:value="25774" calcext:value-type="float">
            <text:p>25774</text:p>
          </table:table-cell>
          <table:table-cell office:value-type="float" office:value="4562" calcext:value-type="float">
            <text:p>4562</text:p>
          </table:table-cell>
          <table:table-cell table:formula="of:=[.B1116]/[.C1116]" office:value-type="float" office:value="5.64971503726436" calcext:value-type="float">
            <text:p>5.6497150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رح</text:p>
          </table:table-cell>
          <table:table-cell office:value-type="float" office:value="26567" calcext:value-type="float">
            <text:p>26567</text:p>
          </table:table-cell>
          <table:table-cell office:value-type="float" office:value="4705" calcext:value-type="float">
            <text:p>4705</text:p>
          </table:table-cell>
          <table:table-cell table:formula="of:=[.B1117]/[.C1117]" office:value-type="float" office:value="5.64654622741764" calcext:value-type="float">
            <text:p>5.6465462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روف</text:p>
          </table:table-cell>
          <table:table-cell office:value-type="float" office:value="25730" calcext:value-type="float">
            <text:p>25730</text:p>
          </table:table-cell>
          <table:table-cell office:value-type="float" office:value="4563" calcext:value-type="float">
            <text:p>4563</text:p>
          </table:table-cell>
          <table:table-cell table:formula="of:=[.B1118]/[.C1118]" office:value-type="float" office:value="5.63883410037256" calcext:value-type="float">
            <text:p>5.6388341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شمند</text:p>
          </table:table-cell>
          <table:table-cell office:value-type="float" office:value="23842" calcext:value-type="float">
            <text:p>23842</text:p>
          </table:table-cell>
          <table:table-cell office:value-type="float" office:value="4229" calcext:value-type="float">
            <text:p>4229</text:p>
          </table:table-cell>
          <table:table-cell table:formula="of:=[.B1119]/[.C1119]" office:value-type="float" office:value="5.6377394183022" calcext:value-type="float">
            <text:p>5.6377394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نگ</text:p>
          </table:table-cell>
          <table:table-cell office:value-type="float" office:value="24468" calcext:value-type="float">
            <text:p>24468</text:p>
          </table:table-cell>
          <table:table-cell office:value-type="float" office:value="4343" calcext:value-type="float">
            <text:p>4343</text:p>
          </table:table-cell>
          <table:table-cell table:formula="of:=[.B1120]/[.C1120]" office:value-type="float" office:value="5.63389362192033" calcext:value-type="float">
            <text:p>5.6338936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غز</text:p>
          </table:table-cell>
          <table:table-cell office:value-type="float" office:value="20614" calcext:value-type="float">
            <text:p>20614</text:p>
          </table:table-cell>
          <table:table-cell office:value-type="float" office:value="3664" calcext:value-type="float">
            <text:p>3664</text:p>
          </table:table-cell>
          <table:table-cell table:formula="of:=[.B1121]/[.C1121]" office:value-type="float" office:value="5.62609170305677" calcext:value-type="float">
            <text:p>5.6260917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ول</text:p>
          </table:table-cell>
          <table:table-cell office:value-type="float" office:value="25666" calcext:value-type="float">
            <text:p>25666</text:p>
          </table:table-cell>
          <table:table-cell office:value-type="float" office:value="4563" calcext:value-type="float">
            <text:p>4563</text:p>
          </table:table-cell>
          <table:table-cell table:formula="of:=[.B1122]/[.C1122]" office:value-type="float" office:value="5.62480824019286" calcext:value-type="float">
            <text:p>5.6248082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هل</text:p>
          </table:table-cell>
          <table:table-cell office:value-type="float" office:value="24771" calcext:value-type="float">
            <text:p>24771</text:p>
          </table:table-cell>
          <table:table-cell office:value-type="float" office:value="4404" calcext:value-type="float">
            <text:p>4404</text:p>
          </table:table-cell>
          <table:table-cell table:formula="of:=[.B1123]/[.C1123]" office:value-type="float" office:value="5.62465940054496" calcext:value-type="float">
            <text:p>5.6246594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ر</text:p>
          </table:table-cell>
          <table:table-cell office:value-type="float" office:value="22409" calcext:value-type="float">
            <text:p>22409</text:p>
          </table:table-cell>
          <table:table-cell office:value-type="float" office:value="3993" calcext:value-type="float">
            <text:p>3993</text:p>
          </table:table-cell>
          <table:table-cell table:formula="of:=[.B1124]/[.C1124]" office:value-type="float" office:value="5.61207112446782" calcext:value-type="float">
            <text:p>5.6120711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خنران</text:p>
          </table:table-cell>
          <table:table-cell office:value-type="float" office:value="25051" calcext:value-type="float">
            <text:p>25051</text:p>
          </table:table-cell>
          <table:table-cell office:value-type="float" office:value="4464" calcext:value-type="float">
            <text:p>4464</text:p>
          </table:table-cell>
          <table:table-cell table:formula="of:=[.B1125]/[.C1125]" office:value-type="float" office:value="5.61178315412186" calcext:value-type="float">
            <text:p>5.6117831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شنا</text:p>
          </table:table-cell>
          <table:table-cell office:value-type="float" office:value="25592" calcext:value-type="float">
            <text:p>25592</text:p>
          </table:table-cell>
          <table:table-cell office:value-type="float" office:value="4562" calcext:value-type="float">
            <text:p>4562</text:p>
          </table:table-cell>
          <table:table-cell table:formula="of:=[.B1126]/[.C1126]" office:value-type="float" office:value="5.60982025427444" calcext:value-type="float">
            <text:p>5.6098202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ستان</text:p>
          </table:table-cell>
          <table:table-cell office:value-type="float" office:value="24587" calcext:value-type="float">
            <text:p>24587</text:p>
          </table:table-cell>
          <table:table-cell office:value-type="float" office:value="4388" calcext:value-type="float">
            <text:p>4388</text:p>
          </table:table-cell>
          <table:table-cell table:formula="of:=[.B1127]/[.C1127]" office:value-type="float" office:value="5.60323609845032" calcext:value-type="float">
            <text:p>5.6032360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د</text:p>
          </table:table-cell>
          <table:table-cell office:value-type="float" office:value="25870" calcext:value-type="float">
            <text:p>25870</text:p>
          </table:table-cell>
          <table:table-cell office:value-type="float" office:value="4620" calcext:value-type="float">
            <text:p>4620</text:p>
          </table:table-cell>
          <table:table-cell table:formula="of:=[.B1128]/[.C1128]" office:value-type="float" office:value="5.5995670995671" calcext:value-type="float">
            <text:p>5.5995670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ما</text:p>
          </table:table-cell>
          <table:table-cell office:value-type="float" office:value="23402" calcext:value-type="float">
            <text:p>23402</text:p>
          </table:table-cell>
          <table:table-cell office:value-type="float" office:value="4182" calcext:value-type="float">
            <text:p>4182</text:p>
          </table:table-cell>
          <table:table-cell table:formula="of:=[.B1129]/[.C1129]" office:value-type="float" office:value="5.59588713534194" calcext:value-type="float">
            <text:p>5.5958871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رم</text:p>
          </table:table-cell>
          <table:table-cell office:value-type="float" office:value="20393" calcext:value-type="float">
            <text:p>20393</text:p>
          </table:table-cell>
          <table:table-cell office:value-type="float" office:value="3647" calcext:value-type="float">
            <text:p>3647</text:p>
          </table:table-cell>
          <table:table-cell table:formula="of:=[.B1130]/[.C1130]" office:value-type="float" office:value="5.59171922127776" calcext:value-type="float">
            <text:p>5.5917192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تخت</text:p>
          </table:table-cell>
          <table:table-cell office:value-type="float" office:value="24442" calcext:value-type="float">
            <text:p>24442</text:p>
          </table:table-cell>
          <table:table-cell office:value-type="float" office:value="4374" calcext:value-type="float">
            <text:p>4374</text:p>
          </table:table-cell>
          <table:table-cell table:formula="of:=[.B1131]/[.C1131]" office:value-type="float" office:value="5.58802011888432" calcext:value-type="float">
            <text:p>5.5880201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زارتخانه</text:p>
          </table:table-cell>
          <table:table-cell office:value-type="float" office:value="24399" calcext:value-type="float">
            <text:p>24399</text:p>
          </table:table-cell>
          <table:table-cell office:value-type="float" office:value="4371" calcext:value-type="float">
            <text:p>4371</text:p>
          </table:table-cell>
          <table:table-cell table:formula="of:=[.B1132]/[.C1132]" office:value-type="float" office:value="5.58201784488675" calcext:value-type="float">
            <text:p>5.5820178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فس</text:p>
          </table:table-cell>
          <table:table-cell office:value-type="float" office:value="24587" calcext:value-type="float">
            <text:p>24587</text:p>
          </table:table-cell>
          <table:table-cell office:value-type="float" office:value="4411" calcext:value-type="float">
            <text:p>4411</text:p>
          </table:table-cell>
          <table:table-cell table:formula="of:=[.B1133]/[.C1133]" office:value-type="float" office:value="5.57401949671276" calcext:value-type="float">
            <text:p>5.5740194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گاه</text:p>
          </table:table-cell>
          <table:table-cell office:value-type="float" office:value="23238" calcext:value-type="float">
            <text:p>23238</text:p>
          </table:table-cell>
          <table:table-cell office:value-type="float" office:value="4169" calcext:value-type="float">
            <text:p>4169</text:p>
          </table:table-cell>
          <table:table-cell table:formula="of:=[.B1134]/[.C1134]" office:value-type="float" office:value="5.57399856080595" calcext:value-type="float">
            <text:p>5.5739985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فجار</text:p>
          </table:table-cell>
          <table:table-cell office:value-type="float" office:value="21170" calcext:value-type="float">
            <text:p>21170</text:p>
          </table:table-cell>
          <table:table-cell office:value-type="float" office:value="3804" calcext:value-type="float">
            <text:p>3804</text:p>
          </table:table-cell>
          <table:table-cell table:formula="of:=[.B1135]/[.C1135]" office:value-type="float" office:value="5.5651945320715" calcext:value-type="float">
            <text:p>5.5651945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کن</text:p>
          </table:table-cell>
          <table:table-cell office:value-type="float" office:value="24364" calcext:value-type="float">
            <text:p>24364</text:p>
          </table:table-cell>
          <table:table-cell office:value-type="float" office:value="4379" calcext:value-type="float">
            <text:p>4379</text:p>
          </table:table-cell>
          <table:table-cell table:formula="of:=[.B1136]/[.C1136]" office:value-type="float" office:value="5.56382735784426" calcext:value-type="float">
            <text:p>5.5638273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ار</text:p>
          </table:table-cell>
          <table:table-cell office:value-type="float" office:value="23021" calcext:value-type="float">
            <text:p>23021</text:p>
          </table:table-cell>
          <table:table-cell office:value-type="float" office:value="4138" calcext:value-type="float">
            <text:p>4138</text:p>
          </table:table-cell>
          <table:table-cell table:formula="of:=[.B1137]/[.C1137]" office:value-type="float" office:value="5.56331561140648" calcext:value-type="float">
            <text:p>5.5633156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اه</text:p>
          </table:table-cell>
          <table:table-cell office:value-type="float" office:value="23270" calcext:value-type="float">
            <text:p>23270</text:p>
          </table:table-cell>
          <table:table-cell office:value-type="float" office:value="4193" calcext:value-type="float">
            <text:p>4193</text:p>
          </table:table-cell>
          <table:table-cell table:formula="of:=[.B1138]/[.C1138]" office:value-type="float" office:value="5.54972573336513" calcext:value-type="float">
            <text:p>5.5497257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فت</text:p>
          </table:table-cell>
          <table:table-cell office:value-type="float" office:value="22273" calcext:value-type="float">
            <text:p>22273</text:p>
          </table:table-cell>
          <table:table-cell office:value-type="float" office:value="4034" calcext:value-type="float">
            <text:p>4034</text:p>
          </table:table-cell>
          <table:table-cell table:formula="of:=[.B1139]/[.C1139]" office:value-type="float" office:value="5.5213187902826" calcext:value-type="float">
            <text:p>5.5213187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ب</text:p>
          </table:table-cell>
          <table:table-cell office:value-type="float" office:value="20013" calcext:value-type="float">
            <text:p>20013</text:p>
          </table:table-cell>
          <table:table-cell office:value-type="float" office:value="3626" calcext:value-type="float">
            <text:p>3626</text:p>
          </table:table-cell>
          <table:table-cell table:formula="of:=[.B1140]/[.C1140]" office:value-type="float" office:value="5.51930501930502" calcext:value-type="float">
            <text:p>5.5193050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ولاد</text:p>
          </table:table-cell>
          <table:table-cell office:value-type="float" office:value="20158" calcext:value-type="float">
            <text:p>20158</text:p>
          </table:table-cell>
          <table:table-cell office:value-type="float" office:value="3653" calcext:value-type="float">
            <text:p>3653</text:p>
          </table:table-cell>
          <table:table-cell table:formula="of:=[.B1141]/[.C1141]" office:value-type="float" office:value="5.51820421571311" calcext:value-type="float">
            <text:p>5.5182042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وارض</text:p>
          </table:table-cell>
          <table:table-cell office:value-type="float" office:value="22240" calcext:value-type="float">
            <text:p>22240</text:p>
          </table:table-cell>
          <table:table-cell office:value-type="float" office:value="4034" calcext:value-type="float">
            <text:p>4034</text:p>
          </table:table-cell>
          <table:table-cell table:formula="of:=[.B1142]/[.C1142]" office:value-type="float" office:value="5.51313832424393" calcext:value-type="float">
            <text:p>5.5131383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حل</text:p>
          </table:table-cell>
          <table:table-cell office:value-type="float" office:value="25087" calcext:value-type="float">
            <text:p>25087</text:p>
          </table:table-cell>
          <table:table-cell office:value-type="float" office:value="4553" calcext:value-type="float">
            <text:p>4553</text:p>
          </table:table-cell>
          <table:table-cell table:formula="of:=[.B1143]/[.C1143]" office:value-type="float" office:value="5.50999341093784" calcext:value-type="float">
            <text:p>5.5099934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هنمایی</text:p>
          </table:table-cell>
          <table:table-cell office:value-type="float" office:value="24051" calcext:value-type="float">
            <text:p>24051</text:p>
          </table:table-cell>
          <table:table-cell office:value-type="float" office:value="4365" calcext:value-type="float">
            <text:p>4365</text:p>
          </table:table-cell>
          <table:table-cell table:formula="of:=[.B1144]/[.C1144]" office:value-type="float" office:value="5.50996563573883" calcext:value-type="float">
            <text:p>5.5099656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زرگراه</text:p>
          </table:table-cell>
          <table:table-cell office:value-type="float" office:value="20083" calcext:value-type="float">
            <text:p>20083</text:p>
          </table:table-cell>
          <table:table-cell office:value-type="float" office:value="3655" calcext:value-type="float">
            <text:p>3655</text:p>
          </table:table-cell>
          <table:table-cell table:formula="of:=[.B1145]/[.C1145]" office:value-type="float" office:value="5.49466484268126" calcext:value-type="float">
            <text:p>5.4946648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من</text:p>
          </table:table-cell>
          <table:table-cell office:value-type="float" office:value="22120" calcext:value-type="float">
            <text:p>22120</text:p>
          </table:table-cell>
          <table:table-cell office:value-type="float" office:value="4029" calcext:value-type="float">
            <text:p>4029</text:p>
          </table:table-cell>
          <table:table-cell table:formula="of:=[.B1146]/[.C1146]" office:value-type="float" office:value="5.49019607843137" calcext:value-type="float">
            <text:p>5.4901960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خریب</text:p>
          </table:table-cell>
          <table:table-cell office:value-type="float" office:value="24081" calcext:value-type="float">
            <text:p>24081</text:p>
          </table:table-cell>
          <table:table-cell office:value-type="float" office:value="4387" calcext:value-type="float">
            <text:p>4387</text:p>
          </table:table-cell>
          <table:table-cell table:formula="of:=[.B1147]/[.C1147]" office:value-type="float" office:value="5.48917255527696" calcext:value-type="float">
            <text:p>5.4891725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ب</text:p>
          </table:table-cell>
          <table:table-cell office:value-type="float" office:value="25299" calcext:value-type="float">
            <text:p>25299</text:p>
          </table:table-cell>
          <table:table-cell office:value-type="float" office:value="4609" calcext:value-type="float">
            <text:p>4609</text:p>
          </table:table-cell>
          <table:table-cell table:formula="of:=[.B1148]/[.C1148]" office:value-type="float" office:value="5.48904317639401" calcext:value-type="float">
            <text:p>5.489043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هد</text:p>
          </table:table-cell>
          <table:table-cell office:value-type="float" office:value="23975" calcext:value-type="float">
            <text:p>23975</text:p>
          </table:table-cell>
          <table:table-cell office:value-type="float" office:value="4374" calcext:value-type="float">
            <text:p>4374</text:p>
          </table:table-cell>
          <table:table-cell table:formula="of:=[.B1149]/[.C1149]" office:value-type="float" office:value="5.48125285779607" calcext:value-type="float">
            <text:p>5.4812528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لم</text:p>
          </table:table-cell>
          <table:table-cell office:value-type="float" office:value="21081" calcext:value-type="float">
            <text:p>21081</text:p>
          </table:table-cell>
          <table:table-cell office:value-type="float" office:value="3847" calcext:value-type="float">
            <text:p>3847</text:p>
          </table:table-cell>
          <table:table-cell table:formula="of:=[.B1150]/[.C1150]" office:value-type="float" office:value="5.47985443202496" calcext:value-type="float">
            <text:p>5.479854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باز</text:p>
          </table:table-cell>
          <table:table-cell office:value-type="float" office:value="22844" calcext:value-type="float">
            <text:p>22844</text:p>
          </table:table-cell>
          <table:table-cell office:value-type="float" office:value="4169" calcext:value-type="float">
            <text:p>4169</text:p>
          </table:table-cell>
          <table:table-cell table:formula="of:=[.B1151]/[.C1151]" office:value-type="float" office:value="5.47949148476853" calcext:value-type="float">
            <text:p>5.4794914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ناخته</text:p>
          </table:table-cell>
          <table:table-cell office:value-type="float" office:value="25413" calcext:value-type="float">
            <text:p>25413</text:p>
          </table:table-cell>
          <table:table-cell office:value-type="float" office:value="4639" calcext:value-type="float">
            <text:p>4639</text:p>
          </table:table-cell>
          <table:table-cell table:formula="of:=[.B1152]/[.C1152]" office:value-type="float" office:value="5.47812028454408" calcext:value-type="float">
            <text:p>5.4781202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را</text:p>
          </table:table-cell>
          <table:table-cell office:value-type="float" office:value="24258" calcext:value-type="float">
            <text:p>24258</text:p>
          </table:table-cell>
          <table:table-cell office:value-type="float" office:value="4430" calcext:value-type="float">
            <text:p>4430</text:p>
          </table:table-cell>
          <table:table-cell table:formula="of:=[.B1153]/[.C1153]" office:value-type="float" office:value="5.47584650112867" calcext:value-type="float">
            <text:p>5.4758465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یر</text:p>
          </table:table-cell>
          <table:table-cell office:value-type="float" office:value="19208" calcext:value-type="float">
            <text:p>19208</text:p>
          </table:table-cell>
          <table:table-cell office:value-type="float" office:value="3509" calcext:value-type="float">
            <text:p>3509</text:p>
          </table:table-cell>
          <table:table-cell table:formula="of:=[.B1154]/[.C1154]" office:value-type="float" office:value="5.47392419492733" calcext:value-type="float">
            <text:p>5.4739241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دا</text:p>
          </table:table-cell>
          <table:table-cell office:value-type="float" office:value="25314" calcext:value-type="float">
            <text:p>25314</text:p>
          </table:table-cell>
          <table:table-cell office:value-type="float" office:value="4629" calcext:value-type="float">
            <text:p>4629</text:p>
          </table:table-cell>
          <table:table-cell table:formula="of:=[.B1155]/[.C1155]" office:value-type="float" office:value="5.46856772521063" calcext:value-type="float">
            <text:p>5.4685677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ستاد</text:p>
          </table:table-cell>
          <table:table-cell office:value-type="float" office:value="24550" calcext:value-type="float">
            <text:p>24550</text:p>
          </table:table-cell>
          <table:table-cell office:value-type="float" office:value="4490" calcext:value-type="float">
            <text:p>4490</text:p>
          </table:table-cell>
          <table:table-cell table:formula="of:=[.B1156]/[.C1156]" office:value-type="float" office:value="5.46770601336303" calcext:value-type="float">
            <text:p>5.4677060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زی</text:p>
          </table:table-cell>
          <table:table-cell office:value-type="float" office:value="22092" calcext:value-type="float">
            <text:p>22092</text:p>
          </table:table-cell>
          <table:table-cell office:value-type="float" office:value="4045" calcext:value-type="float">
            <text:p>4045</text:p>
          </table:table-cell>
          <table:table-cell table:formula="of:=[.B1157]/[.C1157]" office:value-type="float" office:value="5.46155747836836" calcext:value-type="float">
            <text:p>5.4615574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ه</text:p>
          </table:table-cell>
          <table:table-cell office:value-type="float" office:value="23485" calcext:value-type="float">
            <text:p>23485</text:p>
          </table:table-cell>
          <table:table-cell office:value-type="float" office:value="4310" calcext:value-type="float">
            <text:p>4310</text:p>
          </table:table-cell>
          <table:table-cell table:formula="of:=[.B1158]/[.C1158]" office:value-type="float" office:value="5.44895591647332" calcext:value-type="float">
            <text:p>5.4489559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ویل</text:p>
          </table:table-cell>
          <table:table-cell office:value-type="float" office:value="24628" calcext:value-type="float">
            <text:p>24628</text:p>
          </table:table-cell>
          <table:table-cell office:value-type="float" office:value="4523" calcext:value-type="float">
            <text:p>4523</text:p>
          </table:table-cell>
          <table:table-cell table:formula="of:=[.B1159]/[.C1159]" office:value-type="float" office:value="5.44505858943179" calcext:value-type="float">
            <text:p>5.4450585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الب</text:p>
          </table:table-cell>
          <table:table-cell office:value-type="float" office:value="24359" calcext:value-type="float">
            <text:p>24359</text:p>
          </table:table-cell>
          <table:table-cell office:value-type="float" office:value="4478" calcext:value-type="float">
            <text:p>4478</text:p>
          </table:table-cell>
          <table:table-cell table:formula="of:=[.B1160]/[.C1160]" office:value-type="float" office:value="5.43970522554712" calcext:value-type="float">
            <text:p>5.4397052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هیونیست</text:p>
          </table:table-cell>
          <table:table-cell office:value-type="float" office:value="20734" calcext:value-type="float">
            <text:p>20734</text:p>
          </table:table-cell>
          <table:table-cell office:value-type="float" office:value="3812" calcext:value-type="float">
            <text:p>3812</text:p>
          </table:table-cell>
          <table:table-cell table:formula="of:=[.B1161]/[.C1161]" office:value-type="float" office:value="5.43913955928646" calcext:value-type="float">
            <text:p>5.4391395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گیری</text:p>
          </table:table-cell>
          <table:table-cell office:value-type="float" office:value="24413" calcext:value-type="float">
            <text:p>24413</text:p>
          </table:table-cell>
          <table:table-cell office:value-type="float" office:value="4489" calcext:value-type="float">
            <text:p>4489</text:p>
          </table:table-cell>
          <table:table-cell table:formula="of:=[.B1162]/[.C1162]" office:value-type="float" office:value="5.4384049899755" calcext:value-type="float">
            <text:p>5.438404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حدت</text:p>
          </table:table-cell>
          <table:table-cell office:value-type="float" office:value="23975" calcext:value-type="float">
            <text:p>23975</text:p>
          </table:table-cell>
          <table:table-cell office:value-type="float" office:value="4416" calcext:value-type="float">
            <text:p>4416</text:p>
          </table:table-cell>
          <table:table-cell table:formula="of:=[.B1163]/[.C1163]" office:value-type="float" office:value="5.42912137681159" calcext:value-type="float">
            <text:p>5.4291213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یید</text:p>
          </table:table-cell>
          <table:table-cell office:value-type="float" office:value="25076" calcext:value-type="float">
            <text:p>25076</text:p>
          </table:table-cell>
          <table:table-cell office:value-type="float" office:value="4622" calcext:value-type="float">
            <text:p>4622</text:p>
          </table:table-cell>
          <table:table-cell table:formula="of:=[.B1164]/[.C1164]" office:value-type="float" office:value="5.42535698831675" calcext:value-type="float">
            <text:p>5.4253569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ند</text:p>
          </table:table-cell>
          <table:table-cell office:value-type="float" office:value="24203" calcext:value-type="float">
            <text:p>24203</text:p>
          </table:table-cell>
          <table:table-cell office:value-type="float" office:value="4468" calcext:value-type="float">
            <text:p>4468</text:p>
          </table:table-cell>
          <table:table-cell table:formula="of:=[.B1165]/[.C1165]" office:value-type="float" office:value="5.41696508504924" calcext:value-type="float">
            <text:p>5.416965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بهه</text:p>
          </table:table-cell>
          <table:table-cell office:value-type="float" office:value="22211" calcext:value-type="float">
            <text:p>22211</text:p>
          </table:table-cell>
          <table:table-cell office:value-type="float" office:value="4101" calcext:value-type="float">
            <text:p>4101</text:p>
          </table:table-cell>
          <table:table-cell table:formula="of:=[.B1166]/[.C1166]" office:value-type="float" office:value="5.41599609851256" calcext:value-type="float">
            <text:p>5.4159960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انه</text:p>
          </table:table-cell>
          <table:table-cell office:value-type="float" office:value="24605" calcext:value-type="float">
            <text:p>24605</text:p>
          </table:table-cell>
          <table:table-cell office:value-type="float" office:value="4545" calcext:value-type="float">
            <text:p>4545</text:p>
          </table:table-cell>
          <table:table-cell table:formula="of:=[.B1167]/[.C1167]" office:value-type="float" office:value="5.41364136413641" calcext:value-type="float">
            <text:p>5.4136413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صدی</text:p>
          </table:table-cell>
          <table:table-cell office:value-type="float" office:value="19364" calcext:value-type="float">
            <text:p>19364</text:p>
          </table:table-cell>
          <table:table-cell office:value-type="float" office:value="3577" calcext:value-type="float">
            <text:p>3577</text:p>
          </table:table-cell>
          <table:table-cell table:formula="of:=[.B1168]/[.C1168]" office:value-type="float" office:value="5.41347497903271" calcext:value-type="float">
            <text:p>5.413474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اصر</text:p>
          </table:table-cell>
          <table:table-cell office:value-type="float" office:value="23159" calcext:value-type="float">
            <text:p>23159</text:p>
          </table:table-cell>
          <table:table-cell office:value-type="float" office:value="4291" calcext:value-type="float">
            <text:p>4291</text:p>
          </table:table-cell>
          <table:table-cell table:formula="of:=[.B1169]/[.C1169]" office:value-type="float" office:value="5.39711023071545" calcext:value-type="float">
            <text:p>5.3971102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</text:p>
          </table:table-cell>
          <table:table-cell office:value-type="float" office:value="24526" calcext:value-type="float">
            <text:p>24526</text:p>
          </table:table-cell>
          <table:table-cell office:value-type="float" office:value="4545" calcext:value-type="float">
            <text:p>4545</text:p>
          </table:table-cell>
          <table:table-cell table:formula="of:=[.B1170]/[.C1170]" office:value-type="float" office:value="5.3962596259626" calcext:value-type="float">
            <text:p>5.396259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د</text:p>
          </table:table-cell>
          <table:table-cell office:value-type="float" office:value="21994" calcext:value-type="float">
            <text:p>21994</text:p>
          </table:table-cell>
          <table:table-cell office:value-type="float" office:value="4079" calcext:value-type="float">
            <text:p>4079</text:p>
          </table:table-cell>
          <table:table-cell table:formula="of:=[.B1171]/[.C1171]" office:value-type="float" office:value="5.39200784506006" calcext:value-type="float">
            <text:p>5.3920078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زیل</text:p>
          </table:table-cell>
          <table:table-cell office:value-type="float" office:value="19021" calcext:value-type="float">
            <text:p>19021</text:p>
          </table:table-cell>
          <table:table-cell office:value-type="float" office:value="3531" calcext:value-type="float">
            <text:p>3531</text:p>
          </table:table-cell>
          <table:table-cell table:formula="of:=[.B1172]/[.C1172]" office:value-type="float" office:value="5.38685924667233" calcext:value-type="float">
            <text:p>5.3868592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سیس</text:p>
          </table:table-cell>
          <table:table-cell office:value-type="float" office:value="24102" calcext:value-type="float">
            <text:p>24102</text:p>
          </table:table-cell>
          <table:table-cell office:value-type="float" office:value="4482" calcext:value-type="float">
            <text:p>4482</text:p>
          </table:table-cell>
          <table:table-cell table:formula="of:=[.B1173]/[.C1173]" office:value-type="float" office:value="5.37751004016064" calcext:value-type="float">
            <text:p>5.3775100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روج</text:p>
          </table:table-cell>
          <table:table-cell office:value-type="float" office:value="23508" calcext:value-type="float">
            <text:p>23508</text:p>
          </table:table-cell>
          <table:table-cell office:value-type="float" office:value="4373" calcext:value-type="float">
            <text:p>4373</text:p>
          </table:table-cell>
          <table:table-cell table:formula="of:=[.B1174]/[.C1174]" office:value-type="float" office:value="5.37571461239424" calcext:value-type="float">
            <text:p>5.3757146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کار</text:p>
          </table:table-cell>
          <table:table-cell office:value-type="float" office:value="24259" calcext:value-type="float">
            <text:p>24259</text:p>
          </table:table-cell>
          <table:table-cell office:value-type="float" office:value="4525" calcext:value-type="float">
            <text:p>4525</text:p>
          </table:table-cell>
          <table:table-cell table:formula="of:=[.B1175]/[.C1175]" office:value-type="float" office:value="5.36110497237569" calcext:value-type="float">
            <text:p>5.3611049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اشاگر</text:p>
          </table:table-cell>
          <table:table-cell office:value-type="float" office:value="21305" calcext:value-type="float">
            <text:p>21305</text:p>
          </table:table-cell>
          <table:table-cell office:value-type="float" office:value="3977" calcext:value-type="float">
            <text:p>3977</text:p>
          </table:table-cell>
          <table:table-cell table:formula="of:=[.B1176]/[.C1176]" office:value-type="float" office:value="5.35705305506663" calcext:value-type="float">
            <text:p>5.3570530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اده</text:p>
          </table:table-cell>
          <table:table-cell office:value-type="float" office:value="22158" calcext:value-type="float">
            <text:p>22158</text:p>
          </table:table-cell>
          <table:table-cell office:value-type="float" office:value="4138" calcext:value-type="float">
            <text:p>4138</text:p>
          </table:table-cell>
          <table:table-cell table:formula="of:=[.B1177]/[.C1177]" office:value-type="float" office:value="5.35476075398743" calcext:value-type="float">
            <text:p>5.354760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جهیزات</text:p>
          </table:table-cell>
          <table:table-cell office:value-type="float" office:value="23372" calcext:value-type="float">
            <text:p>23372</text:p>
          </table:table-cell>
          <table:table-cell office:value-type="float" office:value="4368" calcext:value-type="float">
            <text:p>4368</text:p>
          </table:table-cell>
          <table:table-cell table:formula="of:=[.B1178]/[.C1178]" office:value-type="float" office:value="5.3507326007326" calcext:value-type="float">
            <text:p>5.3507326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باس</text:p>
          </table:table-cell>
          <table:table-cell office:value-type="float" office:value="23884" calcext:value-type="float">
            <text:p>23884</text:p>
          </table:table-cell>
          <table:table-cell office:value-type="float" office:value="4475" calcext:value-type="float">
            <text:p>4475</text:p>
          </table:table-cell>
          <table:table-cell table:formula="of:=[.B1179]/[.C1179]" office:value-type="float" office:value="5.33720670391061" calcext:value-type="float">
            <text:p>5.3372067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ثر</text:p>
          </table:table-cell>
          <table:table-cell office:value-type="float" office:value="22793" calcext:value-type="float">
            <text:p>22793</text:p>
          </table:table-cell>
          <table:table-cell office:value-type="float" office:value="4279" calcext:value-type="float">
            <text:p>4279</text:p>
          </table:table-cell>
          <table:table-cell table:formula="of:=[.B1180]/[.C1180]" office:value-type="float" office:value="5.32671184856275" calcext:value-type="float">
            <text:p>5.3267118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لیج</text:p>
          </table:table-cell>
          <table:table-cell office:value-type="float" office:value="21683" calcext:value-type="float">
            <text:p>21683</text:p>
          </table:table-cell>
          <table:table-cell office:value-type="float" office:value="4077" calcext:value-type="float">
            <text:p>4077</text:p>
          </table:table-cell>
          <table:table-cell table:formula="of:=[.B1181]/[.C1181]" office:value-type="float" office:value="5.31837135148393" calcext:value-type="float">
            <text:p>5.3183713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تروشیمی</text:p>
          </table:table-cell>
          <table:table-cell office:value-type="float" office:value="20554" calcext:value-type="float">
            <text:p>20554</text:p>
          </table:table-cell>
          <table:table-cell office:value-type="float" office:value="3866" calcext:value-type="float">
            <text:p>3866</text:p>
          </table:table-cell>
          <table:table-cell table:formula="of:=[.B1182]/[.C1182]" office:value-type="float" office:value="5.31660631143301" calcext:value-type="float">
            <text:p>5.3166063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بور</text:p>
          </table:table-cell>
          <table:table-cell office:value-type="float" office:value="23445" calcext:value-type="float">
            <text:p>23445</text:p>
          </table:table-cell>
          <table:table-cell office:value-type="float" office:value="4413" calcext:value-type="float">
            <text:p>4413</text:p>
          </table:table-cell>
          <table:table-cell table:formula="of:=[.B1183]/[.C1183]" office:value-type="float" office:value="5.31271244051666" calcext:value-type="float">
            <text:p>5.3127124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شن</text:p>
          </table:table-cell>
          <table:table-cell office:value-type="float" office:value="19773" calcext:value-type="float">
            <text:p>19773</text:p>
          </table:table-cell>
          <table:table-cell office:value-type="float" office:value="3725" calcext:value-type="float">
            <text:p>3725</text:p>
          </table:table-cell>
          <table:table-cell table:formula="of:=[.B1184]/[.C1184]" office:value-type="float" office:value="5.30818791946309" calcext:value-type="float">
            <text:p>5.3081879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اور</text:p>
          </table:table-cell>
          <table:table-cell office:value-type="float" office:value="23285" calcext:value-type="float">
            <text:p>23285</text:p>
          </table:table-cell>
          <table:table-cell office:value-type="float" office:value="4392" calcext:value-type="float">
            <text:p>4392</text:p>
          </table:table-cell>
          <table:table-cell table:formula="of:=[.B1185]/[.C1185]" office:value-type="float" office:value="5.30168488160291" calcext:value-type="float">
            <text:p>5.3016848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به</text:p>
          </table:table-cell>
          <table:table-cell office:value-type="float" office:value="24340" calcext:value-type="float">
            <text:p>24340</text:p>
          </table:table-cell>
          <table:table-cell office:value-type="float" office:value="4591" calcext:value-type="float">
            <text:p>4591</text:p>
          </table:table-cell>
          <table:table-cell table:formula="of:=[.B1186]/[.C1186]" office:value-type="float" office:value="5.301677194511" calcext:value-type="float">
            <text:p>5.3016771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بش</text:p>
          </table:table-cell>
          <table:table-cell office:value-type="float" office:value="21225" calcext:value-type="float">
            <text:p>21225</text:p>
          </table:table-cell>
          <table:table-cell office:value-type="float" office:value="4010" calcext:value-type="float">
            <text:p>4010</text:p>
          </table:table-cell>
          <table:table-cell table:formula="of:=[.B1187]/[.C1187]" office:value-type="float" office:value="5.2930174563591" calcext:value-type="float">
            <text:p>5.2930174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د</text:p>
          </table:table-cell>
          <table:table-cell office:value-type="float" office:value="22272" calcext:value-type="float">
            <text:p>22272</text:p>
          </table:table-cell>
          <table:table-cell office:value-type="float" office:value="4211" calcext:value-type="float">
            <text:p>4211</text:p>
          </table:table-cell>
          <table:table-cell table:formula="of:=[.B1188]/[.C1188]" office:value-type="float" office:value="5.28900498693897" calcext:value-type="float">
            <text:p>5.2890049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</text:p>
          </table:table-cell>
          <table:table-cell office:value-type="float" office:value="22717" calcext:value-type="float">
            <text:p>22717</text:p>
          </table:table-cell>
          <table:table-cell office:value-type="float" office:value="4296" calcext:value-type="float">
            <text:p>4296</text:p>
          </table:table-cell>
          <table:table-cell table:formula="of:=[.B1189]/[.C1189]" office:value-type="float" office:value="5.28794227188082" calcext:value-type="float">
            <text:p>5.2879422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هداری</text:p>
          </table:table-cell>
          <table:table-cell office:value-type="float" office:value="22956" calcext:value-type="float">
            <text:p>22956</text:p>
          </table:table-cell>
          <table:table-cell office:value-type="float" office:value="4343" calcext:value-type="float">
            <text:p>4343</text:p>
          </table:table-cell>
          <table:table-cell table:formula="of:=[.B1190]/[.C1190]" office:value-type="float" office:value="5.2857471793691" calcext:value-type="float">
            <text:p>5.2857471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رگونه</text:p>
          </table:table-cell>
          <table:table-cell office:value-type="float" office:value="24716" calcext:value-type="float">
            <text:p>24716</text:p>
          </table:table-cell>
          <table:table-cell office:value-type="float" office:value="4676" calcext:value-type="float">
            <text:p>4676</text:p>
          </table:table-cell>
          <table:table-cell table:formula="of:=[.B1191]/[.C1191]" office:value-type="float" office:value="5.28571428571429" calcext:value-type="float">
            <text:p>5.2857142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تقل</text:p>
          </table:table-cell>
          <table:table-cell office:value-type="float" office:value="23974" calcext:value-type="float">
            <text:p>23974</text:p>
          </table:table-cell>
          <table:table-cell office:value-type="float" office:value="4537" calcext:value-type="float">
            <text:p>4537</text:p>
          </table:table-cell>
          <table:table-cell table:formula="of:=[.B1192]/[.C1192]" office:value-type="float" office:value="5.28410844170157" calcext:value-type="float">
            <text:p>5.2841084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لویت</text:p>
          </table:table-cell>
          <table:table-cell office:value-type="float" office:value="23287" calcext:value-type="float">
            <text:p>23287</text:p>
          </table:table-cell>
          <table:table-cell office:value-type="float" office:value="4410" calcext:value-type="float">
            <text:p>4410</text:p>
          </table:table-cell>
          <table:table-cell table:formula="of:=[.B1193]/[.C1193]" office:value-type="float" office:value="5.28049886621315" calcext:value-type="float">
            <text:p>5.2804988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بار</text:p>
          </table:table-cell>
          <table:table-cell office:value-type="float" office:value="23045" calcext:value-type="float">
            <text:p>23045</text:p>
          </table:table-cell>
          <table:table-cell office:value-type="float" office:value="4368" calcext:value-type="float">
            <text:p>4368</text:p>
          </table:table-cell>
          <table:table-cell table:formula="of:=[.B1194]/[.C1194]" office:value-type="float" office:value="5.27586996336996" calcext:value-type="float">
            <text:p>5.2758699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قت</text:p>
          </table:table-cell>
          <table:table-cell office:value-type="float" office:value="24581" calcext:value-type="float">
            <text:p>24581</text:p>
          </table:table-cell>
          <table:table-cell office:value-type="float" office:value="4674" calcext:value-type="float">
            <text:p>4674</text:p>
          </table:table-cell>
          <table:table-cell table:formula="of:=[.B1195]/[.C1195]" office:value-type="float" office:value="5.25909285408644" calcext:value-type="float">
            <text:p>5.2590928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صب</text:p>
          </table:table-cell>
          <table:table-cell office:value-type="float" office:value="22663" calcext:value-type="float">
            <text:p>22663</text:p>
          </table:table-cell>
          <table:table-cell office:value-type="float" office:value="4310" calcext:value-type="float">
            <text:p>4310</text:p>
          </table:table-cell>
          <table:table-cell table:formula="of:=[.B1196]/[.C1196]" office:value-type="float" office:value="5.25823665893272" calcext:value-type="float">
            <text:p>5.258236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یت</text:p>
          </table:table-cell>
          <table:table-cell office:value-type="float" office:value="18993" calcext:value-type="float">
            <text:p>18993</text:p>
          </table:table-cell>
          <table:table-cell office:value-type="float" office:value="3620" calcext:value-type="float">
            <text:p>3620</text:p>
          </table:table-cell>
          <table:table-cell table:formula="of:=[.B1197]/[.C1197]" office:value-type="float" office:value="5.24668508287293" calcext:value-type="float">
            <text:p>5.2466850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فریقا</text:p>
          </table:table-cell>
          <table:table-cell office:value-type="float" office:value="21557" calcext:value-type="float">
            <text:p>21557</text:p>
          </table:table-cell>
          <table:table-cell office:value-type="float" office:value="4115" calcext:value-type="float">
            <text:p>4115</text:p>
          </table:table-cell>
          <table:table-cell table:formula="of:=[.B1198]/[.C1198]" office:value-type="float" office:value="5.23863912515188" calcext:value-type="float">
            <text:p>5.2386391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داشت</text:p>
          </table:table-cell>
          <table:table-cell office:value-type="float" office:value="23453" calcext:value-type="float">
            <text:p>23453</text:p>
          </table:table-cell>
          <table:table-cell office:value-type="float" office:value="4480" calcext:value-type="float">
            <text:p>4480</text:p>
          </table:table-cell>
          <table:table-cell table:formula="of:=[.B1199]/[.C1199]" office:value-type="float" office:value="5.23504464285714" calcext:value-type="float">
            <text:p>5.2350446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ذخیره</text:p>
          </table:table-cell>
          <table:table-cell office:value-type="float" office:value="21095" calcext:value-type="float">
            <text:p>21095</text:p>
          </table:table-cell>
          <table:table-cell office:value-type="float" office:value="4034" calcext:value-type="float">
            <text:p>4034</text:p>
          </table:table-cell>
          <table:table-cell table:formula="of:=[.B1200]/[.C1200]" office:value-type="float" office:value="5.22930094199306" calcext:value-type="float">
            <text:p>5.229300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تور</text:p>
          </table:table-cell>
          <table:table-cell office:value-type="float" office:value="18385" calcext:value-type="float">
            <text:p>18385</text:p>
          </table:table-cell>
          <table:table-cell office:value-type="float" office:value="3516" calcext:value-type="float">
            <text:p>3516</text:p>
          </table:table-cell>
          <table:table-cell table:formula="of:=[.B1201]/[.C1201]" office:value-type="float" office:value="5.22895335608646" calcext:value-type="float">
            <text:p>5.2289533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عف</text:p>
          </table:table-cell>
          <table:table-cell office:value-type="float" office:value="23724" calcext:value-type="float">
            <text:p>23724</text:p>
          </table:table-cell>
          <table:table-cell office:value-type="float" office:value="4547" calcext:value-type="float">
            <text:p>4547</text:p>
          </table:table-cell>
          <table:table-cell table:formula="of:=[.B1202]/[.C1202]" office:value-type="float" office:value="5.2175060479437" calcext:value-type="float">
            <text:p>5.2175060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نی</text:p>
          </table:table-cell>
          <table:table-cell office:value-type="float" office:value="20363" calcext:value-type="float">
            <text:p>20363</text:p>
          </table:table-cell>
          <table:table-cell office:value-type="float" office:value="3907" calcext:value-type="float">
            <text:p>3907</text:p>
          </table:table-cell>
          <table:table-cell table:formula="of:=[.B1203]/[.C1203]" office:value-type="float" office:value="5.21192730995649" calcext:value-type="float">
            <text:p>5.21192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شوار</text:p>
          </table:table-cell>
          <table:table-cell office:value-type="float" office:value="23915" calcext:value-type="float">
            <text:p>23915</text:p>
          </table:table-cell>
          <table:table-cell office:value-type="float" office:value="4589" calcext:value-type="float">
            <text:p>4589</text:p>
          </table:table-cell>
          <table:table-cell table:formula="of:=[.B1204]/[.C1204]" office:value-type="float" office:value="5.21137502723905" calcext:value-type="float">
            <text:p>5.2113750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ستگاه</text:p>
          </table:table-cell>
          <table:table-cell office:value-type="float" office:value="20637" calcext:value-type="float">
            <text:p>20637</text:p>
          </table:table-cell>
          <table:table-cell office:value-type="float" office:value="3962" calcext:value-type="float">
            <text:p>3962</text:p>
          </table:table-cell>
          <table:table-cell table:formula="of:=[.B1205]/[.C1205]" office:value-type="float" office:value="5.20873296314992" calcext:value-type="float">
            <text:p>5.2087329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حد</text:p>
          </table:table-cell>
          <table:table-cell office:value-type="float" office:value="22425" calcext:value-type="float">
            <text:p>22425</text:p>
          </table:table-cell>
          <table:table-cell office:value-type="float" office:value="4311" calcext:value-type="float">
            <text:p>4311</text:p>
          </table:table-cell>
          <table:table-cell table:formula="of:=[.B1206]/[.C1206]" office:value-type="float" office:value="5.2018093249826" calcext:value-type="float">
            <text:p>5.201809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کن</text:p>
          </table:table-cell>
          <table:table-cell office:value-type="float" office:value="23445" calcext:value-type="float">
            <text:p>23445</text:p>
          </table:table-cell>
          <table:table-cell office:value-type="float" office:value="4512" calcext:value-type="float">
            <text:p>4512</text:p>
          </table:table-cell>
          <table:table-cell table:formula="of:=[.B1207]/[.C1207]" office:value-type="float" office:value="5.19614361702128" calcext:value-type="float">
            <text:p>5.196143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ور</text:p>
          </table:table-cell>
          <table:table-cell office:value-type="float" office:value="22598" calcext:value-type="float">
            <text:p>22598</text:p>
          </table:table-cell>
          <table:table-cell office:value-type="float" office:value="4352" calcext:value-type="float">
            <text:p>4352</text:p>
          </table:table-cell>
          <table:table-cell table:formula="of:=[.B1208]/[.C1208]" office:value-type="float" office:value="5.19255514705882" calcext:value-type="float">
            <text:p>5.1925551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یابی</text:p>
          </table:table-cell>
          <table:table-cell office:value-type="float" office:value="23779" calcext:value-type="float">
            <text:p>23779</text:p>
          </table:table-cell>
          <table:table-cell office:value-type="float" office:value="4581" calcext:value-type="float">
            <text:p>4581</text:p>
          </table:table-cell>
          <table:table-cell table:formula="of:=[.B1209]/[.C1209]" office:value-type="float" office:value="5.19078803754639" calcext:value-type="float">
            <text:p>5.1907880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ادی</text:p>
          </table:table-cell>
          <table:table-cell office:value-type="float" office:value="23176" calcext:value-type="float">
            <text:p>23176</text:p>
          </table:table-cell>
          <table:table-cell office:value-type="float" office:value="4470" calcext:value-type="float">
            <text:p>4470</text:p>
          </table:table-cell>
          <table:table-cell table:formula="of:=[.B1210]/[.C1210]" office:value-type="float" office:value="5.18478747203579" calcext:value-type="float">
            <text:p>5.184787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هکار</text:p>
          </table:table-cell>
          <table:table-cell office:value-type="float" office:value="20832" calcext:value-type="float">
            <text:p>20832</text:p>
          </table:table-cell>
          <table:table-cell office:value-type="float" office:value="4022" calcext:value-type="float">
            <text:p>4022</text:p>
          </table:table-cell>
          <table:table-cell table:formula="of:=[.B1211]/[.C1211]" office:value-type="float" office:value="5.17951268025858" calcext:value-type="float">
            <text:p>5.1795126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ده</text:p>
          </table:table-cell>
          <table:table-cell office:value-type="float" office:value="22443" calcext:value-type="float">
            <text:p>22443</text:p>
          </table:table-cell>
          <table:table-cell office:value-type="float" office:value="4336" calcext:value-type="float">
            <text:p>4336</text:p>
          </table:table-cell>
          <table:table-cell table:formula="of:=[.B1212]/[.C1212]" office:value-type="float" office:value="5.17596863468635" calcext:value-type="float">
            <text:p>5.1759686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مود</text:p>
          </table:table-cell>
          <table:table-cell office:value-type="float" office:value="22921" calcext:value-type="float">
            <text:p>22921</text:p>
          </table:table-cell>
          <table:table-cell office:value-type="float" office:value="4433" calcext:value-type="float">
            <text:p>4433</text:p>
          </table:table-cell>
          <table:table-cell table:formula="of:=[.B1213]/[.C1213]" office:value-type="float" office:value="5.17053913828107" calcext:value-type="float">
            <text:p>5.1705391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برد</text:p>
          </table:table-cell>
          <table:table-cell office:value-type="float" office:value="22573" calcext:value-type="float">
            <text:p>22573</text:p>
          </table:table-cell>
          <table:table-cell office:value-type="float" office:value="4366" calcext:value-type="float">
            <text:p>4366</text:p>
          </table:table-cell>
          <table:table-cell table:formula="of:=[.B1214]/[.C1214]" office:value-type="float" office:value="5.1701786532295" calcext:value-type="float">
            <text:p>5.1701786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زام</text:p>
          </table:table-cell>
          <table:table-cell office:value-type="float" office:value="22858" calcext:value-type="float">
            <text:p>22858</text:p>
          </table:table-cell>
          <table:table-cell office:value-type="float" office:value="4425" calcext:value-type="float">
            <text:p>4425</text:p>
          </table:table-cell>
          <table:table-cell table:formula="of:=[.B1215]/[.C1215]" office:value-type="float" office:value="5.16564971751413" calcext:value-type="float">
            <text:p>5.1656497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لان</text:p>
          </table:table-cell>
          <table:table-cell office:value-type="float" office:value="22094" calcext:value-type="float">
            <text:p>22094</text:p>
          </table:table-cell>
          <table:table-cell office:value-type="float" office:value="4280" calcext:value-type="float">
            <text:p>4280</text:p>
          </table:table-cell>
          <table:table-cell table:formula="of:=[.B1216]/[.C1216]" office:value-type="float" office:value="5.16214953271028" calcext:value-type="float">
            <text:p>5.1621495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لیغات</text:p>
          </table:table-cell>
          <table:table-cell office:value-type="float" office:value="22446" calcext:value-type="float">
            <text:p>22446</text:p>
          </table:table-cell>
          <table:table-cell office:value-type="float" office:value="4351" calcext:value-type="float">
            <text:p>4351</text:p>
          </table:table-cell>
          <table:table-cell table:formula="of:=[.B1217]/[.C1217]" office:value-type="float" office:value="5.15881406573202" calcext:value-type="float">
            <text:p>5.1588140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ال</text:p>
          </table:table-cell>
          <table:table-cell office:value-type="float" office:value="18167" calcext:value-type="float">
            <text:p>18167</text:p>
          </table:table-cell>
          <table:table-cell office:value-type="float" office:value="3539" calcext:value-type="float">
            <text:p>3539</text:p>
          </table:table-cell>
          <table:table-cell table:formula="of:=[.B1218]/[.C1218]" office:value-type="float" office:value="5.13337100875954" calcext:value-type="float">
            <text:p>5.1333710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ذاکره</text:p>
          </table:table-cell>
          <table:table-cell office:value-type="float" office:value="22476" calcext:value-type="float">
            <text:p>22476</text:p>
          </table:table-cell>
          <table:table-cell office:value-type="float" office:value="4384" calcext:value-type="float">
            <text:p>4384</text:p>
          </table:table-cell>
          <table:table-cell table:formula="of:=[.B1219]/[.C1219]" office:value-type="float" office:value="5.12682481751825" calcext:value-type="float">
            <text:p>5.1268248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هنده</text:p>
          </table:table-cell>
          <table:table-cell office:value-type="float" office:value="23439" calcext:value-type="float">
            <text:p>23439</text:p>
          </table:table-cell>
          <table:table-cell office:value-type="float" office:value="4573" calcext:value-type="float">
            <text:p>4573</text:p>
          </table:table-cell>
          <table:table-cell table:formula="of:=[.B1220]/[.C1220]" office:value-type="float" office:value="5.1255193527225" calcext:value-type="float">
            <text:p>5.1255193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یکرد</text:p>
          </table:table-cell>
          <table:table-cell office:value-type="float" office:value="18948" calcext:value-type="float">
            <text:p>18948</text:p>
          </table:table-cell>
          <table:table-cell office:value-type="float" office:value="3699" calcext:value-type="float">
            <text:p>3699</text:p>
          </table:table-cell>
          <table:table-cell table:formula="of:=[.B1221]/[.C1221]" office:value-type="float" office:value="5.12246553122466" calcext:value-type="float">
            <text:p>5.1224655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موران</text:p>
          </table:table-cell>
          <table:table-cell office:value-type="float" office:value="20134" calcext:value-type="float">
            <text:p>20134</text:p>
          </table:table-cell>
          <table:table-cell office:value-type="float" office:value="3937" calcext:value-type="float">
            <text:p>3937</text:p>
          </table:table-cell>
          <table:table-cell table:formula="of:=[.B1222]/[.C1222]" office:value-type="float" office:value="5.11404622809246" calcext:value-type="float">
            <text:p>5.1140462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وامع</text:p>
          </table:table-cell>
          <table:table-cell office:value-type="float" office:value="21891" calcext:value-type="float">
            <text:p>21891</text:p>
          </table:table-cell>
          <table:table-cell office:value-type="float" office:value="4285" calcext:value-type="float">
            <text:p>4285</text:p>
          </table:table-cell>
          <table:table-cell table:formula="of:=[.B1223]/[.C1223]" office:value-type="float" office:value="5.10875145857643" calcext:value-type="float">
            <text:p>5.1087514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صیه</text:p>
          </table:table-cell>
          <table:table-cell office:value-type="float" office:value="23034" calcext:value-type="float">
            <text:p>23034</text:p>
          </table:table-cell>
          <table:table-cell office:value-type="float" office:value="4510" calcext:value-type="float">
            <text:p>4510</text:p>
          </table:table-cell>
          <table:table-cell table:formula="of:=[.B1224]/[.C1224]" office:value-type="float" office:value="5.10731707317073" calcext:value-type="float">
            <text:p>5.1073170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بسته</text:p>
          </table:table-cell>
          <table:table-cell office:value-type="float" office:value="23624" calcext:value-type="float">
            <text:p>23624</text:p>
          </table:table-cell>
          <table:table-cell office:value-type="float" office:value="4629" calcext:value-type="float">
            <text:p>4629</text:p>
          </table:table-cell>
          <table:table-cell table:formula="of:=[.B1225]/[.C1225]" office:value-type="float" office:value="5.10347807301793" calcext:value-type="float">
            <text:p>5.103478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دودیت</text:p>
          </table:table-cell>
          <table:table-cell office:value-type="float" office:value="22820" calcext:value-type="float">
            <text:p>22820</text:p>
          </table:table-cell>
          <table:table-cell office:value-type="float" office:value="4474" calcext:value-type="float">
            <text:p>4474</text:p>
          </table:table-cell>
          <table:table-cell table:formula="of:=[.B1226]/[.C1226]" office:value-type="float" office:value="5.10058113544926" calcext:value-type="float">
            <text:p>5.1005811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شدار</text:p>
          </table:table-cell>
          <table:table-cell office:value-type="float" office:value="22659" calcext:value-type="float">
            <text:p>22659</text:p>
          </table:table-cell>
          <table:table-cell office:value-type="float" office:value="4446" calcext:value-type="float">
            <text:p>4446</text:p>
          </table:table-cell>
          <table:table-cell table:formula="of:=[.B1227]/[.C1227]" office:value-type="float" office:value="5.09649122807018" calcext:value-type="float">
            <text:p>5.0964912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ودگاه</text:p>
          </table:table-cell>
          <table:table-cell office:value-type="float" office:value="18883" calcext:value-type="float">
            <text:p>18883</text:p>
          </table:table-cell>
          <table:table-cell office:value-type="float" office:value="3708" calcext:value-type="float">
            <text:p>3708</text:p>
          </table:table-cell>
          <table:table-cell table:formula="of:=[.B1228]/[.C1228]" office:value-type="float" office:value="5.09250269687163" calcext:value-type="float">
            <text:p>5.0925026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وله</text:p>
          </table:table-cell>
          <table:table-cell office:value-type="float" office:value="19197" calcext:value-type="float">
            <text:p>19197</text:p>
          </table:table-cell>
          <table:table-cell office:value-type="float" office:value="3770" calcext:value-type="float">
            <text:p>3770</text:p>
          </table:table-cell>
          <table:table-cell table:formula="of:=[.B1229]/[.C1229]" office:value-type="float" office:value="5.0920424403183" calcext:value-type="float">
            <text:p>5.0920424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دنی</text:p>
          </table:table-cell>
          <table:table-cell office:value-type="float" office:value="20877" calcext:value-type="float">
            <text:p>20877</text:p>
          </table:table-cell>
          <table:table-cell office:value-type="float" office:value="4100" calcext:value-type="float">
            <text:p>4100</text:p>
          </table:table-cell>
          <table:table-cell table:formula="of:=[.B1230]/[.C1230]" office:value-type="float" office:value="5.0919512195122" calcext:value-type="float">
            <text:p>5.0919512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شت</text:p>
          </table:table-cell>
          <table:table-cell office:value-type="float" office:value="23153" calcext:value-type="float">
            <text:p>23153</text:p>
          </table:table-cell>
          <table:table-cell office:value-type="float" office:value="4565" calcext:value-type="float">
            <text:p>4565</text:p>
          </table:table-cell>
          <table:table-cell table:formula="of:=[.B1231]/[.C1231]" office:value-type="float" office:value="5.07185104052574" calcext:value-type="float">
            <text:p>5.0718510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اح</text:p>
          </table:table-cell>
          <table:table-cell office:value-type="float" office:value="19650" calcext:value-type="float">
            <text:p>19650</text:p>
          </table:table-cell>
          <table:table-cell office:value-type="float" office:value="3875" calcext:value-type="float">
            <text:p>3875</text:p>
          </table:table-cell>
          <table:table-cell table:formula="of:=[.B1232]/[.C1232]" office:value-type="float" office:value="5.07096774193548" calcext:value-type="float">
            <text:p>5.0709677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کوم</text:p>
          </table:table-cell>
          <table:table-cell office:value-type="float" office:value="22959" calcext:value-type="float">
            <text:p>22959</text:p>
          </table:table-cell>
          <table:table-cell office:value-type="float" office:value="4529" calcext:value-type="float">
            <text:p>4529</text:p>
          </table:table-cell>
          <table:table-cell table:formula="of:=[.B1233]/[.C1233]" office:value-type="float" office:value="5.06933097814087" calcext:value-type="float">
            <text:p>5.0693309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کمیل</text:p>
          </table:table-cell>
          <table:table-cell office:value-type="float" office:value="22801" calcext:value-type="float">
            <text:p>22801</text:p>
          </table:table-cell>
          <table:table-cell office:value-type="float" office:value="4504" calcext:value-type="float">
            <text:p>4504</text:p>
          </table:table-cell>
          <table:table-cell table:formula="of:=[.B1234]/[.C1234]" office:value-type="float" office:value="5.06238898756661" calcext:value-type="float">
            <text:p>5.0623889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گونگی</text:p>
          </table:table-cell>
          <table:table-cell office:value-type="float" office:value="23603" calcext:value-type="float">
            <text:p>23603</text:p>
          </table:table-cell>
          <table:table-cell office:value-type="float" office:value="4663" calcext:value-type="float">
            <text:p>4663</text:p>
          </table:table-cell>
          <table:table-cell table:formula="of:=[.B1235]/[.C1235]" office:value-type="float" office:value="5.06176281363929" calcext:value-type="float">
            <text:p>5.061762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ر</text:p>
          </table:table-cell>
          <table:table-cell office:value-type="float" office:value="21315" calcext:value-type="float">
            <text:p>21315</text:p>
          </table:table-cell>
          <table:table-cell office:value-type="float" office:value="4212" calcext:value-type="float">
            <text:p>4212</text:p>
          </table:table-cell>
          <table:table-cell table:formula="of:=[.B1236]/[.C1236]" office:value-type="float" office:value="5.06054131054131" calcext:value-type="float">
            <text:p>5.0605413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ان</text:p>
          </table:table-cell>
          <table:table-cell office:value-type="float" office:value="20854" calcext:value-type="float">
            <text:p>20854</text:p>
          </table:table-cell>
          <table:table-cell office:value-type="float" office:value="4135" calcext:value-type="float">
            <text:p>4135</text:p>
          </table:table-cell>
          <table:table-cell table:formula="of:=[.B1237]/[.C1237]" office:value-type="float" office:value="5.04328899637243" calcext:value-type="float">
            <text:p>5.0432889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کل</text:p>
          </table:table-cell>
          <table:table-cell office:value-type="float" office:value="19431" calcext:value-type="float">
            <text:p>19431</text:p>
          </table:table-cell>
          <table:table-cell office:value-type="float" office:value="3860" calcext:value-type="float">
            <text:p>3860</text:p>
          </table:table-cell>
          <table:table-cell table:formula="of:=[.B1238]/[.C1238]" office:value-type="float" office:value="5.0339378238342" calcext:value-type="float">
            <text:p>5.0339378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لقی</text:p>
          </table:table-cell>
          <table:table-cell office:value-type="float" office:value="23063" calcext:value-type="float">
            <text:p>23063</text:p>
          </table:table-cell>
          <table:table-cell office:value-type="float" office:value="4582" calcext:value-type="float">
            <text:p>4582</text:p>
          </table:table-cell>
          <table:table-cell table:formula="of:=[.B1239]/[.C1239]" office:value-type="float" office:value="5.03339153208206" calcext:value-type="float">
            <text:p>5.0333915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دن</text:p>
          </table:table-cell>
          <table:table-cell office:value-type="float" office:value="22528" calcext:value-type="float">
            <text:p>22528</text:p>
          </table:table-cell>
          <table:table-cell office:value-type="float" office:value="4477" calcext:value-type="float">
            <text:p>4477</text:p>
          </table:table-cell>
          <table:table-cell table:formula="of:=[.B1240]/[.C1240]" office:value-type="float" office:value="5.03194103194103" calcext:value-type="float">
            <text:p>5.0319410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م</text:p>
          </table:table-cell>
          <table:table-cell office:value-type="float" office:value="19730" calcext:value-type="float">
            <text:p>19730</text:p>
          </table:table-cell>
          <table:table-cell office:value-type="float" office:value="3923" calcext:value-type="float">
            <text:p>3923</text:p>
          </table:table-cell>
          <table:table-cell table:formula="of:=[.B1241]/[.C1241]" office:value-type="float" office:value="5.0293143002804" calcext:value-type="float">
            <text:p>5.0293143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زل</text:p>
          </table:table-cell>
          <table:table-cell office:value-type="float" office:value="19867" calcext:value-type="float">
            <text:p>19867</text:p>
          </table:table-cell>
          <table:table-cell office:value-type="float" office:value="3951" calcext:value-type="float">
            <text:p>3951</text:p>
          </table:table-cell>
          <table:table-cell table:formula="of:=[.B1242]/[.C1242]" office:value-type="float" office:value="5.02834725385978" calcext:value-type="float">
            <text:p>5.0283472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ز</text:p>
          </table:table-cell>
          <table:table-cell office:value-type="float" office:value="19252" calcext:value-type="float">
            <text:p>19252</text:p>
          </table:table-cell>
          <table:table-cell office:value-type="float" office:value="3837" calcext:value-type="float">
            <text:p>3837</text:p>
          </table:table-cell>
          <table:table-cell table:formula="of:=[.B1243]/[.C1243]" office:value-type="float" office:value="5.01746155850925" calcext:value-type="float">
            <text:p>5.0174615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ار</text:p>
          </table:table-cell>
          <table:table-cell office:value-type="float" office:value="22035" calcext:value-type="float">
            <text:p>22035</text:p>
          </table:table-cell>
          <table:table-cell office:value-type="float" office:value="4392" calcext:value-type="float">
            <text:p>4392</text:p>
          </table:table-cell>
          <table:table-cell table:formula="of:=[.B1244]/[.C1244]" office:value-type="float" office:value="5.01707650273224" calcext:value-type="float">
            <text:p>5.0170765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قع</text:p>
          </table:table-cell>
          <table:table-cell office:value-type="float" office:value="22168" calcext:value-type="float">
            <text:p>22168</text:p>
          </table:table-cell>
          <table:table-cell office:value-type="float" office:value="4422" calcext:value-type="float">
            <text:p>4422</text:p>
          </table:table-cell>
          <table:table-cell table:formula="of:=[.B1245]/[.C1245]" office:value-type="float" office:value="5.01311623699683" calcext:value-type="float">
            <text:p>5.013116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بستان</text:p>
          </table:table-cell>
          <table:table-cell office:value-type="float" office:value="21278" calcext:value-type="float">
            <text:p>21278</text:p>
          </table:table-cell>
          <table:table-cell office:value-type="float" office:value="4249" calcext:value-type="float">
            <text:p>4249</text:p>
          </table:table-cell>
          <table:table-cell table:formula="of:=[.B1246]/[.C1246]" office:value-type="float" office:value="5.00776653330195" calcext:value-type="float">
            <text:p>5.0077665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رایی</text:p>
          </table:table-cell>
          <table:table-cell office:value-type="float" office:value="19364" calcext:value-type="float">
            <text:p>19364</text:p>
          </table:table-cell>
          <table:table-cell office:value-type="float" office:value="3869" calcext:value-type="float">
            <text:p>3869</text:p>
          </table:table-cell>
          <table:table-cell table:formula="of:=[.B1247]/[.C1247]" office:value-type="float" office:value="5.00491082967175" calcext:value-type="float">
            <text:p>5.0049108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د</text:p>
          </table:table-cell>
          <table:table-cell office:value-type="float" office:value="21860" calcext:value-type="float">
            <text:p>21860</text:p>
          </table:table-cell>
          <table:table-cell office:value-type="float" office:value="4373" calcext:value-type="float">
            <text:p>4373</text:p>
          </table:table-cell>
          <table:table-cell table:formula="of:=[.B1248]/[.C1248]" office:value-type="float" office:value="4.99885662016922" calcext:value-type="float">
            <text:p>4.9988566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نف</text:p>
          </table:table-cell>
          <table:table-cell office:value-type="float" office:value="18385" calcext:value-type="float">
            <text:p>18385</text:p>
          </table:table-cell>
          <table:table-cell office:value-type="float" office:value="3678" calcext:value-type="float">
            <text:p>3678</text:p>
          </table:table-cell>
          <table:table-cell table:formula="of:=[.B1249]/[.C1249]" office:value-type="float" office:value="4.99864056552474" calcext:value-type="float">
            <text:p>4.9986405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شتباه</text:p>
          </table:table-cell>
          <table:table-cell office:value-type="float" office:value="21808" calcext:value-type="float">
            <text:p>21808</text:p>
          </table:table-cell>
          <table:table-cell office:value-type="float" office:value="4366" calcext:value-type="float">
            <text:p>4366</text:p>
          </table:table-cell>
          <table:table-cell table:formula="of:=[.B1250]/[.C1250]" office:value-type="float" office:value="4.99496106275767" calcext:value-type="float">
            <text:p>4.9949610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بور</text:p>
          </table:table-cell>
          <table:table-cell office:value-type="float" office:value="21939" calcext:value-type="float">
            <text:p>21939</text:p>
          </table:table-cell>
          <table:table-cell office:value-type="float" office:value="4394" calcext:value-type="float">
            <text:p>4394</text:p>
          </table:table-cell>
          <table:table-cell table:formula="of:=[.B1251]/[.C1251]" office:value-type="float" office:value="4.99294492489759" calcext:value-type="float">
            <text:p>4.9929449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ربان</text:p>
          </table:table-cell>
          <table:table-cell office:value-type="float" office:value="21311" calcext:value-type="float">
            <text:p>21311</text:p>
          </table:table-cell>
          <table:table-cell office:value-type="float" office:value="4269" calcext:value-type="float">
            <text:p>4269</text:p>
          </table:table-cell>
          <table:table-cell table:formula="of:=[.B1252]/[.C1252]" office:value-type="float" office:value="4.99203560552823" calcext:value-type="float">
            <text:p>4.9920356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شگیر</text:p>
          </table:table-cell>
          <table:table-cell office:value-type="float" office:value="20434" calcext:value-type="float">
            <text:p>20434</text:p>
          </table:table-cell>
          <table:table-cell office:value-type="float" office:value="4097" calcext:value-type="float">
            <text:p>4097</text:p>
          </table:table-cell>
          <table:table-cell table:formula="of:=[.B1253]/[.C1253]" office:value-type="float" office:value="4.98755186721992" calcext:value-type="float">
            <text:p>4.98755186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قوط</text:p>
          </table:table-cell>
          <table:table-cell office:value-type="float" office:value="20773" calcext:value-type="float">
            <text:p>20773</text:p>
          </table:table-cell>
          <table:table-cell office:value-type="float" office:value="4174" calcext:value-type="float">
            <text:p>4174</text:p>
          </table:table-cell>
          <table:table-cell table:formula="of:=[.B1254]/[.C1254]" office:value-type="float" office:value="4.97676090081457" calcext:value-type="float">
            <text:p>4.9767609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الش</text:p>
          </table:table-cell>
          <table:table-cell office:value-type="float" office:value="18248" calcext:value-type="float">
            <text:p>18248</text:p>
          </table:table-cell>
          <table:table-cell office:value-type="float" office:value="3670" calcext:value-type="float">
            <text:p>3670</text:p>
          </table:table-cell>
          <table:table-cell table:formula="of:=[.B1255]/[.C1255]" office:value-type="float" office:value="4.97220708446867" calcext:value-type="float">
            <text:p>4.9722070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سخگو</text:p>
          </table:table-cell>
          <table:table-cell office:value-type="float" office:value="21737" calcext:value-type="float">
            <text:p>21737</text:p>
          </table:table-cell>
          <table:table-cell office:value-type="float" office:value="4374" calcext:value-type="float">
            <text:p>4374</text:p>
          </table:table-cell>
          <table:table-cell table:formula="of:=[.B1256]/[.C1256]" office:value-type="float" office:value="4.96959304983996" calcext:value-type="float">
            <text:p>4.9695930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ترم</text:p>
          </table:table-cell>
          <table:table-cell office:value-type="float" office:value="21940" calcext:value-type="float">
            <text:p>21940</text:p>
          </table:table-cell>
          <table:table-cell office:value-type="float" office:value="4419" calcext:value-type="float">
            <text:p>4419</text:p>
          </table:table-cell>
          <table:table-cell table:formula="of:=[.B1257]/[.C1257]" office:value-type="float" office:value="4.96492419099344" calcext:value-type="float">
            <text:p>4.964924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ادر</text:p>
          </table:table-cell>
          <table:table-cell office:value-type="float" office:value="21123" calcext:value-type="float">
            <text:p>21123</text:p>
          </table:table-cell>
          <table:table-cell office:value-type="float" office:value="4255" calcext:value-type="float">
            <text:p>4255</text:p>
          </table:table-cell>
          <table:table-cell table:formula="of:=[.B1258]/[.C1258]" office:value-type="float" office:value="4.96427732079906" calcext:value-type="float">
            <text:p>4.9642773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ریم</text:p>
          </table:table-cell>
          <table:table-cell office:value-type="float" office:value="20899" calcext:value-type="float">
            <text:p>20899</text:p>
          </table:table-cell>
          <table:table-cell office:value-type="float" office:value="4213" calcext:value-type="float">
            <text:p>4213</text:p>
          </table:table-cell>
          <table:table-cell table:formula="of:=[.B1259]/[.C1259]" office:value-type="float" office:value="4.96059814858771" calcext:value-type="float">
            <text:p>4.9605981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ملات</text:p>
          </table:table-cell>
          <table:table-cell office:value-type="float" office:value="19273" calcext:value-type="float">
            <text:p>19273</text:p>
          </table:table-cell>
          <table:table-cell office:value-type="float" office:value="3888" calcext:value-type="float">
            <text:p>3888</text:p>
          </table:table-cell>
          <table:table-cell table:formula="of:=[.B1260]/[.C1260]" office:value-type="float" office:value="4.95704732510288" calcext:value-type="float">
            <text:p>4.9570473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ریف</text:p>
          </table:table-cell>
          <table:table-cell office:value-type="float" office:value="21489" calcext:value-type="float">
            <text:p>21489</text:p>
          </table:table-cell>
          <table:table-cell office:value-type="float" office:value="4336" calcext:value-type="float">
            <text:p>4336</text:p>
          </table:table-cell>
          <table:table-cell table:formula="of:=[.B1261]/[.C1261]" office:value-type="float" office:value="4.95595018450185" calcext:value-type="float">
            <text:p>4.9559501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ریه</text:p>
          </table:table-cell>
          <table:table-cell office:value-type="float" office:value="20237" calcext:value-type="float">
            <text:p>20237</text:p>
          </table:table-cell>
          <table:table-cell office:value-type="float" office:value="4088" calcext:value-type="float">
            <text:p>4088</text:p>
          </table:table-cell>
          <table:table-cell table:formula="of:=[.B1262]/[.C1262]" office:value-type="float" office:value="4.95034246575342" calcext:value-type="float">
            <text:p>4.9503424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در</text:p>
          </table:table-cell>
          <table:table-cell office:value-type="float" office:value="20907" calcext:value-type="float">
            <text:p>20907</text:p>
          </table:table-cell>
          <table:table-cell office:value-type="float" office:value="4227" calcext:value-type="float">
            <text:p>4227</text:p>
          </table:table-cell>
          <table:table-cell table:formula="of:=[.B1263]/[.C1263]" office:value-type="float" office:value="4.94606103619588" calcext:value-type="float">
            <text:p>4.9460610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پرست</text:p>
          </table:table-cell>
          <table:table-cell office:value-type="float" office:value="21572" calcext:value-type="float">
            <text:p>21572</text:p>
          </table:table-cell>
          <table:table-cell office:value-type="float" office:value="4371" calcext:value-type="float">
            <text:p>4371</text:p>
          </table:table-cell>
          <table:table-cell table:formula="of:=[.B1264]/[.C1264]" office:value-type="float" office:value="4.93525509036834" calcext:value-type="float">
            <text:p>4.935255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قر</text:p>
          </table:table-cell>
          <table:table-cell office:value-type="float" office:value="19704" calcext:value-type="float">
            <text:p>19704</text:p>
          </table:table-cell>
          <table:table-cell office:value-type="float" office:value="3993" calcext:value-type="float">
            <text:p>3993</text:p>
          </table:table-cell>
          <table:table-cell table:formula="of:=[.B1265]/[.C1265]" office:value-type="float" office:value="4.93463561232156" calcext:value-type="float">
            <text:p>4.9346356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د</text:p>
          </table:table-cell>
          <table:table-cell office:value-type="float" office:value="20109" calcext:value-type="float">
            <text:p>20109</text:p>
          </table:table-cell>
          <table:table-cell office:value-type="float" office:value="4076" calcext:value-type="float">
            <text:p>4076</text:p>
          </table:table-cell>
          <table:table-cell table:formula="of:=[.B1266]/[.C1266]" office:value-type="float" office:value="4.93351324828263" calcext:value-type="float">
            <text:p>4.9335132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یبایی</text:p>
          </table:table-cell>
          <table:table-cell office:value-type="float" office:value="20392" calcext:value-type="float">
            <text:p>20392</text:p>
          </table:table-cell>
          <table:table-cell office:value-type="float" office:value="4134" calcext:value-type="float">
            <text:p>4134</text:p>
          </table:table-cell>
          <table:table-cell table:formula="of:=[.B1267]/[.C1267]" office:value-type="float" office:value="4.93275278180939" calcext:value-type="float">
            <text:p>4.9327527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تاره</text:p>
          </table:table-cell>
          <table:table-cell office:value-type="float" office:value="17579" calcext:value-type="float">
            <text:p>17579</text:p>
          </table:table-cell>
          <table:table-cell office:value-type="float" office:value="3565" calcext:value-type="float">
            <text:p>3565</text:p>
          </table:table-cell>
          <table:table-cell table:formula="of:=[.B1268]/[.C1268]" office:value-type="float" office:value="4.93099579242637" calcext:value-type="float">
            <text:p>4.9309957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ادن</text:p>
          </table:table-cell>
          <table:table-cell office:value-type="float" office:value="17987" calcext:value-type="float">
            <text:p>17987</text:p>
          </table:table-cell>
          <table:table-cell office:value-type="float" office:value="3648" calcext:value-type="float">
            <text:p>3648</text:p>
          </table:table-cell>
          <table:table-cell table:formula="of:=[.B1269]/[.C1269]" office:value-type="float" office:value="4.93064692982456" calcext:value-type="float">
            <text:p>4.9306469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ک</text:p>
          </table:table-cell>
          <table:table-cell office:value-type="float" office:value="20168" calcext:value-type="float">
            <text:p>20168</text:p>
          </table:table-cell>
          <table:table-cell office:value-type="float" office:value="4094" calcext:value-type="float">
            <text:p>4094</text:p>
          </table:table-cell>
          <table:table-cell table:formula="of:=[.B1270]/[.C1270]" office:value-type="float" office:value="4.92623351245725" calcext:value-type="float">
            <text:p>4.9262335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مود</text:p>
          </table:table-cell>
          <table:table-cell office:value-type="float" office:value="18767" calcext:value-type="float">
            <text:p>18767</text:p>
          </table:table-cell>
          <table:table-cell office:value-type="float" office:value="3812" calcext:value-type="float">
            <text:p>3812</text:p>
          </table:table-cell>
          <table:table-cell table:formula="of:=[.B1271]/[.C1271]" office:value-type="float" office:value="4.92313746065058" calcext:value-type="float">
            <text:p>4.9231374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هارشنبه</text:p>
          </table:table-cell>
          <table:table-cell office:value-type="float" office:value="21700" calcext:value-type="float">
            <text:p>21700</text:p>
          </table:table-cell>
          <table:table-cell office:value-type="float" office:value="4409" calcext:value-type="float">
            <text:p>4409</text:p>
          </table:table-cell>
          <table:table-cell table:formula="of:=[.B1272]/[.C1272]" office:value-type="float" office:value="4.9217509639374" calcext:value-type="float">
            <text:p>4.9217509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ماندهی</text:p>
          </table:table-cell>
          <table:table-cell office:value-type="float" office:value="19591" calcext:value-type="float">
            <text:p>19591</text:p>
          </table:table-cell>
          <table:table-cell office:value-type="float" office:value="3981" calcext:value-type="float">
            <text:p>3981</text:p>
          </table:table-cell>
          <table:table-cell table:formula="of:=[.B1273]/[.C1273]" office:value-type="float" office:value="4.92112534539061" calcext:value-type="float">
            <text:p>4.9211253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ازات</text:p>
          </table:table-cell>
          <table:table-cell office:value-type="float" office:value="19947" calcext:value-type="float">
            <text:p>19947</text:p>
          </table:table-cell>
          <table:table-cell office:value-type="float" office:value="4054" calcext:value-type="float">
            <text:p>4054</text:p>
          </table:table-cell>
          <table:table-cell table:formula="of:=[.B1274]/[.C1274]" office:value-type="float" office:value="4.92032560434139" calcext:value-type="float">
            <text:p>4.9203256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فر</text:p>
          </table:table-cell>
          <table:table-cell office:value-type="float" office:value="21034" calcext:value-type="float">
            <text:p>21034</text:p>
          </table:table-cell>
          <table:table-cell office:value-type="float" office:value="4278" calcext:value-type="float">
            <text:p>4278</text:p>
          </table:table-cell>
          <table:table-cell table:formula="of:=[.B1275]/[.C1275]" office:value-type="float" office:value="4.91678354371201" calcext:value-type="float">
            <text:p>4.9167835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اندار</text:p>
          </table:table-cell>
          <table:table-cell office:value-type="float" office:value="19884" calcext:value-type="float">
            <text:p>19884</text:p>
          </table:table-cell>
          <table:table-cell office:value-type="float" office:value="4046" calcext:value-type="float">
            <text:p>4046</text:p>
          </table:table-cell>
          <table:table-cell table:formula="of:=[.B1276]/[.C1276]" office:value-type="float" office:value="4.914483440435" calcext:value-type="float">
            <text:p>4.9144834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هرست</text:p>
          </table:table-cell>
          <table:table-cell office:value-type="float" office:value="20907" calcext:value-type="float">
            <text:p>20907</text:p>
          </table:table-cell>
          <table:table-cell office:value-type="float" office:value="4255" calcext:value-type="float">
            <text:p>4255</text:p>
          </table:table-cell>
          <table:table-cell table:formula="of:=[.B1277]/[.C1277]" office:value-type="float" office:value="4.91351351351351" calcext:value-type="float">
            <text:p>4.9135135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فقت</text:p>
          </table:table-cell>
          <table:table-cell office:value-type="float" office:value="22239" calcext:value-type="float">
            <text:p>22239</text:p>
          </table:table-cell>
          <table:table-cell office:value-type="float" office:value="4529" calcext:value-type="float">
            <text:p>4529</text:p>
          </table:table-cell>
          <table:table-cell table:formula="of:=[.B1278]/[.C1278]" office:value-type="float" office:value="4.91035548686244" calcext:value-type="float">
            <text:p>4.9103554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وده</text:p>
          </table:table-cell>
          <table:table-cell office:value-type="float" office:value="21564" calcext:value-type="float">
            <text:p>21564</text:p>
          </table:table-cell>
          <table:table-cell office:value-type="float" office:value="4396" calcext:value-type="float">
            <text:p>4396</text:p>
          </table:table-cell>
          <table:table-cell table:formula="of:=[.B1279]/[.C1279]" office:value-type="float" office:value="4.90536851683348" calcext:value-type="float">
            <text:p>4.9053685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لب</text:p>
          </table:table-cell>
          <table:table-cell office:value-type="float" office:value="21158" calcext:value-type="float">
            <text:p>21158</text:p>
          </table:table-cell>
          <table:table-cell office:value-type="float" office:value="4314" calcext:value-type="float">
            <text:p>4314</text:p>
          </table:table-cell>
          <table:table-cell table:formula="of:=[.B1280]/[.C1280]" office:value-type="float" office:value="4.9044969865554" calcext:value-type="float">
            <text:p>4.9044969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تشارات</text:p>
          </table:table-cell>
          <table:table-cell office:value-type="float" office:value="18149" calcext:value-type="float">
            <text:p>18149</text:p>
          </table:table-cell>
          <table:table-cell office:value-type="float" office:value="3715" calcext:value-type="float">
            <text:p>3715</text:p>
          </table:table-cell>
          <table:table-cell table:formula="of:=[.B1281]/[.C1281]" office:value-type="float" office:value="4.88532974427995" calcext:value-type="float">
            <text:p>4.8853297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ابرات</text:p>
          </table:table-cell>
          <table:table-cell office:value-type="float" office:value="17890" calcext:value-type="float">
            <text:p>17890</text:p>
          </table:table-cell>
          <table:table-cell office:value-type="float" office:value="3663" calcext:value-type="float">
            <text:p>3663</text:p>
          </table:table-cell>
          <table:table-cell table:formula="of:=[.B1282]/[.C1282]" office:value-type="float" office:value="4.88397488397488" calcext:value-type="float">
            <text:p>4.883974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سمان</text:p>
          </table:table-cell>
          <table:table-cell office:value-type="float" office:value="20060" calcext:value-type="float">
            <text:p>20060</text:p>
          </table:table-cell>
          <table:table-cell office:value-type="float" office:value="4122" calcext:value-type="float">
            <text:p>4122</text:p>
          </table:table-cell>
          <table:table-cell table:formula="of:=[.B1283]/[.C1283]" office:value-type="float" office:value="4.86656962639495" calcext:value-type="float">
            <text:p>4.8665696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قیده</text:p>
          </table:table-cell>
          <table:table-cell office:value-type="float" office:value="21482" calcext:value-type="float">
            <text:p>21482</text:p>
          </table:table-cell>
          <table:table-cell office:value-type="float" office:value="4417" calcext:value-type="float">
            <text:p>4417</text:p>
          </table:table-cell>
          <table:table-cell table:formula="of:=[.B1284]/[.C1284]" office:value-type="float" office:value="4.86348200135839" calcext:value-type="float">
            <text:p>4.8634820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یوار</text:p>
          </table:table-cell>
          <table:table-cell office:value-type="float" office:value="19470" calcext:value-type="float">
            <text:p>19470</text:p>
          </table:table-cell>
          <table:table-cell office:value-type="float" office:value="4008" calcext:value-type="float">
            <text:p>4008</text:p>
          </table:table-cell>
          <table:table-cell table:formula="of:=[.B1285]/[.C1285]" office:value-type="float" office:value="4.85778443113772" calcext:value-type="float">
            <text:p>4.8577844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اونت</text:p>
          </table:table-cell>
          <table:table-cell office:value-type="float" office:value="21485" calcext:value-type="float">
            <text:p>21485</text:p>
          </table:table-cell>
          <table:table-cell office:value-type="float" office:value="4423" calcext:value-type="float">
            <text:p>4423</text:p>
          </table:table-cell>
          <table:table-cell table:formula="of:=[.B1286]/[.C1286]" office:value-type="float" office:value="4.85756274022157" calcext:value-type="float">
            <text:p>4.8575627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ده</text:p>
          </table:table-cell>
          <table:table-cell office:value-type="float" office:value="22153" calcext:value-type="float">
            <text:p>22153</text:p>
          </table:table-cell>
          <table:table-cell office:value-type="float" office:value="4561" calcext:value-type="float">
            <text:p>4561</text:p>
          </table:table-cell>
          <table:table-cell table:formula="of:=[.B1287]/[.C1287]" office:value-type="float" office:value="4.85704889278667" calcext:value-type="float">
            <text:p>4.8570488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یسندگان</text:p>
          </table:table-cell>
          <table:table-cell office:value-type="float" office:value="19044" calcext:value-type="float">
            <text:p>19044</text:p>
          </table:table-cell>
          <table:table-cell office:value-type="float" office:value="3923" calcext:value-type="float">
            <text:p>3923</text:p>
          </table:table-cell>
          <table:table-cell table:formula="of:=[.B1288]/[.C1288]" office:value-type="float" office:value="4.85444812643385" calcext:value-type="float">
            <text:p>4.8544481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تلا</text:p>
          </table:table-cell>
          <table:table-cell office:value-type="float" office:value="17587" calcext:value-type="float">
            <text:p>17587</text:p>
          </table:table-cell>
          <table:table-cell office:value-type="float" office:value="3623" calcext:value-type="float">
            <text:p>3623</text:p>
          </table:table-cell>
          <table:table-cell table:formula="of:=[.B1289]/[.C1289]" office:value-type="float" office:value="4.85426442174993" calcext:value-type="float">
            <text:p>4.8542644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س</text:p>
          </table:table-cell>
          <table:table-cell office:value-type="float" office:value="18646" calcext:value-type="float">
            <text:p>18646</text:p>
          </table:table-cell>
          <table:table-cell office:value-type="float" office:value="3847" calcext:value-type="float">
            <text:p>3847</text:p>
          </table:table-cell>
          <table:table-cell table:formula="of:=[.B1290]/[.C1290]" office:value-type="float" office:value="4.84689368338965" calcext:value-type="float">
            <text:p>4.8468936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نی</text:p>
          </table:table-cell>
          <table:table-cell office:value-type="float" office:value="21754" calcext:value-type="float">
            <text:p>21754</text:p>
          </table:table-cell>
          <table:table-cell office:value-type="float" office:value="4502" calcext:value-type="float">
            <text:p>4502</text:p>
          </table:table-cell>
          <table:table-cell table:formula="of:=[.B1291]/[.C1291]" office:value-type="float" office:value="4.83207463349622" calcext:value-type="float">
            <text:p>4.8320746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کایت</text:p>
          </table:table-cell>
          <table:table-cell office:value-type="float" office:value="19650" calcext:value-type="float">
            <text:p>19650</text:p>
          </table:table-cell>
          <table:table-cell office:value-type="float" office:value="4083" calcext:value-type="float">
            <text:p>4083</text:p>
          </table:table-cell>
          <table:table-cell table:formula="of:=[.B1292]/[.C1292]" office:value-type="float" office:value="4.81263776634827" calcext:value-type="float">
            <text:p>4.8126377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ضع</text:p>
          </table:table-cell>
          <table:table-cell office:value-type="float" office:value="20952" calcext:value-type="float">
            <text:p>20952</text:p>
          </table:table-cell>
          <table:table-cell office:value-type="float" office:value="4357" calcext:value-type="float">
            <text:p>4357</text:p>
          </table:table-cell>
          <table:table-cell table:formula="of:=[.B1293]/[.C1293]" office:value-type="float" office:value="4.80881340371816" calcext:value-type="float">
            <text:p>4.8088134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ندن</text:p>
          </table:table-cell>
          <table:table-cell office:value-type="float" office:value="20197" calcext:value-type="float">
            <text:p>20197</text:p>
          </table:table-cell>
          <table:table-cell office:value-type="float" office:value="4203" calcext:value-type="float">
            <text:p>4203</text:p>
          </table:table-cell>
          <table:table-cell table:formula="of:=[.B1294]/[.C1294]" office:value-type="float" office:value="4.80537711158696" calcext:value-type="float">
            <text:p>4.8053771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داشت</text:p>
          </table:table-cell>
          <table:table-cell office:value-type="float" office:value="18884" calcext:value-type="float">
            <text:p>18884</text:p>
          </table:table-cell>
          <table:table-cell office:value-type="float" office:value="3930" calcext:value-type="float">
            <text:p>3930</text:p>
          </table:table-cell>
          <table:table-cell table:formula="of:=[.B1295]/[.C1295]" office:value-type="float" office:value="4.80508905852417" calcext:value-type="float">
            <text:p>4.8050890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است</text:p>
          </table:table-cell>
          <table:table-cell office:value-type="float" office:value="20098" calcext:value-type="float">
            <text:p>20098</text:p>
          </table:table-cell>
          <table:table-cell office:value-type="float" office:value="4193" calcext:value-type="float">
            <text:p>4193</text:p>
          </table:table-cell>
          <table:table-cell table:formula="of:=[.B1296]/[.C1296]" office:value-type="float" office:value="4.7932268065824" calcext:value-type="float">
            <text:p>4.7932268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ده</text:p>
          </table:table-cell>
          <table:table-cell office:value-type="float" office:value="18951" calcext:value-type="float">
            <text:p>18951</text:p>
          </table:table-cell>
          <table:table-cell office:value-type="float" office:value="3956" calcext:value-type="float">
            <text:p>3956</text:p>
          </table:table-cell>
          <table:table-cell table:formula="of:=[.B1297]/[.C1297]" office:value-type="float" office:value="4.79044489383215" calcext:value-type="float">
            <text:p>4.7904448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ویق</text:p>
          </table:table-cell>
          <table:table-cell office:value-type="float" office:value="21831" calcext:value-type="float">
            <text:p>21831</text:p>
          </table:table-cell>
          <table:table-cell office:value-type="float" office:value="4560" calcext:value-type="float">
            <text:p>4560</text:p>
          </table:table-cell>
          <table:table-cell table:formula="of:=[.B1298]/[.C1298]" office:value-type="float" office:value="4.7875" calcext:value-type="float">
            <text:p>4.7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گاه</text:p>
          </table:table-cell>
          <table:table-cell office:value-type="float" office:value="18782" calcext:value-type="float">
            <text:p>18782</text:p>
          </table:table-cell>
          <table:table-cell office:value-type="float" office:value="3925" calcext:value-type="float">
            <text:p>3925</text:p>
          </table:table-cell>
          <table:table-cell table:formula="of:=[.B1299]/[.C1299]" office:value-type="float" office:value="4.78522292993631" calcext:value-type="float">
            <text:p>4.7852229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ونان</text:p>
          </table:table-cell>
          <table:table-cell office:value-type="float" office:value="17180" calcext:value-type="float">
            <text:p>17180</text:p>
          </table:table-cell>
          <table:table-cell office:value-type="float" office:value="3591" calcext:value-type="float">
            <text:p>3591</text:p>
          </table:table-cell>
          <table:table-cell table:formula="of:=[.B1300]/[.C1300]" office:value-type="float" office:value="4.78418267891952" calcext:value-type="float">
            <text:p>4.7841826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س</text:p>
          </table:table-cell>
          <table:table-cell office:value-type="float" office:value="19877" calcext:value-type="float">
            <text:p>19877</text:p>
          </table:table-cell>
          <table:table-cell office:value-type="float" office:value="4156" calcext:value-type="float">
            <text:p>4156</text:p>
          </table:table-cell>
          <table:table-cell table:formula="of:=[.B1301]/[.C1301]" office:value-type="float" office:value="4.78272377285852" calcext:value-type="float">
            <text:p>4.7827237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طیل</text:p>
          </table:table-cell>
          <table:table-cell office:value-type="float" office:value="20764" calcext:value-type="float">
            <text:p>20764</text:p>
          </table:table-cell>
          <table:table-cell office:value-type="float" office:value="4345" calcext:value-type="float">
            <text:p>4345</text:p>
          </table:table-cell>
          <table:table-cell table:formula="of:=[.B1302]/[.C1302]" office:value-type="float" office:value="4.77882623705409" calcext:value-type="float">
            <text:p>4.7788262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</text:p>
          </table:table-cell>
          <table:table-cell office:value-type="float" office:value="18460" calcext:value-type="float">
            <text:p>18460</text:p>
          </table:table-cell>
          <table:table-cell office:value-type="float" office:value="3864" calcext:value-type="float">
            <text:p>3864</text:p>
          </table:table-cell>
          <table:table-cell table:formula="of:=[.B1303]/[.C1303]" office:value-type="float" office:value="4.77743271221532" calcext:value-type="float">
            <text:p>4.7774327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م</text:p>
          </table:table-cell>
          <table:table-cell office:value-type="float" office:value="22121" calcext:value-type="float">
            <text:p>22121</text:p>
          </table:table-cell>
          <table:table-cell office:value-type="float" office:value="4631" calcext:value-type="float">
            <text:p>4631</text:p>
          </table:table-cell>
          <table:table-cell table:formula="of:=[.B1304]/[.C1304]" office:value-type="float" office:value="4.77672209026128" calcext:value-type="float">
            <text:p>4.7767220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قاضا</text:p>
          </table:table-cell>
          <table:table-cell office:value-type="float" office:value="20489" calcext:value-type="float">
            <text:p>20489</text:p>
          </table:table-cell>
          <table:table-cell office:value-type="float" office:value="4290" calcext:value-type="float">
            <text:p>4290</text:p>
          </table:table-cell>
          <table:table-cell table:formula="of:=[.B1305]/[.C1305]" office:value-type="float" office:value="4.77599067599068" calcext:value-type="float">
            <text:p>4.775990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غذیه</text:p>
          </table:table-cell>
          <table:table-cell office:value-type="float" office:value="18862" calcext:value-type="float">
            <text:p>18862</text:p>
          </table:table-cell>
          <table:table-cell office:value-type="float" office:value="3956" calcext:value-type="float">
            <text:p>3956</text:p>
          </table:table-cell>
          <table:table-cell table:formula="of:=[.B1306]/[.C1306]" office:value-type="float" office:value="4.76794742163802" calcext:value-type="float">
            <text:p>4.7679474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هم</text:p>
          </table:table-cell>
          <table:table-cell office:value-type="float" office:value="21294" calcext:value-type="float">
            <text:p>21294</text:p>
          </table:table-cell>
          <table:table-cell office:value-type="float" office:value="4472" calcext:value-type="float">
            <text:p>4472</text:p>
          </table:table-cell>
          <table:table-cell table:formula="of:=[.B1307]/[.C1307]" office:value-type="float" office:value="4.76162790697674" calcext:value-type="float">
            <text:p>4.761627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یدار</text:p>
          </table:table-cell>
          <table:table-cell office:value-type="float" office:value="20825" calcext:value-type="float">
            <text:p>20825</text:p>
          </table:table-cell>
          <table:table-cell office:value-type="float" office:value="4376" calcext:value-type="float">
            <text:p>4376</text:p>
          </table:table-cell>
          <table:table-cell table:formula="of:=[.B1308]/[.C1308]" office:value-type="float" office:value="4.75891224862889" calcext:value-type="float">
            <text:p>4.7589122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فسیر</text:p>
          </table:table-cell>
          <table:table-cell office:value-type="float" office:value="19122" calcext:value-type="float">
            <text:p>19122</text:p>
          </table:table-cell>
          <table:table-cell office:value-type="float" office:value="4021" calcext:value-type="float">
            <text:p>4021</text:p>
          </table:table-cell>
          <table:table-cell table:formula="of:=[.B1309]/[.C1309]" office:value-type="float" office:value="4.7555334493907" calcext:value-type="float">
            <text:p>4.7555334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د</text:p>
          </table:table-cell>
          <table:table-cell office:value-type="float" office:value="21770" calcext:value-type="float">
            <text:p>21770</text:p>
          </table:table-cell>
          <table:table-cell office:value-type="float" office:value="4584" calcext:value-type="float">
            <text:p>4584</text:p>
          </table:table-cell>
          <table:table-cell table:formula="of:=[.B1310]/[.C1310]" office:value-type="float" office:value="4.74912739965096" calcext:value-type="float">
            <text:p>4.7491273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ذارد</text:p>
          </table:table-cell>
          <table:table-cell office:value-type="float" office:value="21910" calcext:value-type="float">
            <text:p>21910</text:p>
          </table:table-cell>
          <table:table-cell office:value-type="float" office:value="4615" calcext:value-type="float">
            <text:p>4615</text:p>
          </table:table-cell>
          <table:table-cell table:formula="of:=[.B1311]/[.C1311]" office:value-type="float" office:value="4.74756229685807" calcext:value-type="float">
            <text:p>4.7475622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اسبت</text:p>
          </table:table-cell>
          <table:table-cell office:value-type="float" office:value="21662" calcext:value-type="float">
            <text:p>21662</text:p>
          </table:table-cell>
          <table:table-cell office:value-type="float" office:value="4564" calcext:value-type="float">
            <text:p>4564</text:p>
          </table:table-cell>
          <table:table-cell table:formula="of:=[.B1312]/[.C1312]" office:value-type="float" office:value="4.74627519719544" calcext:value-type="float">
            <text:p>4.7462751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دید</text:p>
          </table:table-cell>
          <table:table-cell office:value-type="float" office:value="21376" calcext:value-type="float">
            <text:p>21376</text:p>
          </table:table-cell>
          <table:table-cell office:value-type="float" office:value="4518" calcext:value-type="float">
            <text:p>4518</text:p>
          </table:table-cell>
          <table:table-cell table:formula="of:=[.B1313]/[.C1313]" office:value-type="float" office:value="4.73129703408588" calcext:value-type="float">
            <text:p>4.7312970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یرعامل</text:p>
          </table:table-cell>
          <table:table-cell office:value-type="float" office:value="20124" calcext:value-type="float">
            <text:p>20124</text:p>
          </table:table-cell>
          <table:table-cell office:value-type="float" office:value="4254" calcext:value-type="float">
            <text:p>4254</text:p>
          </table:table-cell>
          <table:table-cell table:formula="of:=[.B1314]/[.C1314]" office:value-type="float" office:value="4.73060648801128" calcext:value-type="float">
            <text:p>4.730606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کتار</text:p>
          </table:table-cell>
          <table:table-cell office:value-type="float" office:value="17433" calcext:value-type="float">
            <text:p>17433</text:p>
          </table:table-cell>
          <table:table-cell office:value-type="float" office:value="3694" calcext:value-type="float">
            <text:p>3694</text:p>
          </table:table-cell>
          <table:table-cell table:formula="of:=[.B1315]/[.C1315]" office:value-type="float" office:value="4.71927449918787" calcext:value-type="float">
            <text:p>4.7192744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جد</text:p>
          </table:table-cell>
          <table:table-cell office:value-type="float" office:value="17204" calcext:value-type="float">
            <text:p>17204</text:p>
          </table:table-cell>
          <table:table-cell office:value-type="float" office:value="3653" calcext:value-type="float">
            <text:p>3653</text:p>
          </table:table-cell>
          <table:table-cell table:formula="of:=[.B1316]/[.C1316]" office:value-type="float" office:value="4.70955379140433" calcext:value-type="float">
            <text:p>4.7095537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ظهارات</text:p>
          </table:table-cell>
          <table:table-cell office:value-type="float" office:value="20257" calcext:value-type="float">
            <text:p>20257</text:p>
          </table:table-cell>
          <table:table-cell office:value-type="float" office:value="4302" calcext:value-type="float">
            <text:p>4302</text:p>
          </table:table-cell>
          <table:table-cell table:formula="of:=[.B1317]/[.C1317]" office:value-type="float" office:value="4.70874012087401" calcext:value-type="float">
            <text:p>4.7087401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وی</text:p>
          </table:table-cell>
          <table:table-cell office:value-type="float" office:value="21128" calcext:value-type="float">
            <text:p>21128</text:p>
          </table:table-cell>
          <table:table-cell office:value-type="float" office:value="4488" calcext:value-type="float">
            <text:p>4488</text:p>
          </table:table-cell>
          <table:table-cell table:formula="of:=[.B1318]/[.C1318]" office:value-type="float" office:value="4.70766488413547" calcext:value-type="float">
            <text:p>4.7076648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انی</text:p>
          </table:table-cell>
          <table:table-cell office:value-type="float" office:value="19020" calcext:value-type="float">
            <text:p>19020</text:p>
          </table:table-cell>
          <table:table-cell office:value-type="float" office:value="4043" calcext:value-type="float">
            <text:p>4043</text:p>
          </table:table-cell>
          <table:table-cell table:formula="of:=[.B1319]/[.C1319]" office:value-type="float" office:value="4.70442740539204" calcext:value-type="float">
            <text:p>4.7044274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ضوعات</text:p>
          </table:table-cell>
          <table:table-cell office:value-type="float" office:value="20638" calcext:value-type="float">
            <text:p>20638</text:p>
          </table:table-cell>
          <table:table-cell office:value-type="float" office:value="4390" calcext:value-type="float">
            <text:p>4390</text:p>
          </table:table-cell>
          <table:table-cell table:formula="of:=[.B1320]/[.C1320]" office:value-type="float" office:value="4.70113895216401" calcext:value-type="float">
            <text:p>4.7011389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تاده</text:p>
          </table:table-cell>
          <table:table-cell office:value-type="float" office:value="20700" calcext:value-type="float">
            <text:p>20700</text:p>
          </table:table-cell>
          <table:table-cell office:value-type="float" office:value="4405" calcext:value-type="float">
            <text:p>4405</text:p>
          </table:table-cell>
          <table:table-cell table:formula="of:=[.B1321]/[.C1321]" office:value-type="float" office:value="4.69920544835414" calcext:value-type="float">
            <text:p>4.6992054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بلو</text:p>
          </table:table-cell>
          <table:table-cell office:value-type="float" office:value="17204" calcext:value-type="float">
            <text:p>17204</text:p>
          </table:table-cell>
          <table:table-cell office:value-type="float" office:value="3665" calcext:value-type="float">
            <text:p>3665</text:p>
          </table:table-cell>
          <table:table-cell table:formula="of:=[.B1322]/[.C1322]" office:value-type="float" office:value="4.69413369713506" calcext:value-type="float">
            <text:p>4.6941336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ک</text:p>
          </table:table-cell>
          <table:table-cell office:value-type="float" office:value="21207" calcext:value-type="float">
            <text:p>21207</text:p>
          </table:table-cell>
          <table:table-cell office:value-type="float" office:value="4518" calcext:value-type="float">
            <text:p>4518</text:p>
          </table:table-cell>
          <table:table-cell table:formula="of:=[.B1323]/[.C1323]" office:value-type="float" office:value="4.69389110225764" calcext:value-type="float">
            <text:p>4.6938911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له</text:p>
          </table:table-cell>
          <table:table-cell office:value-type="float" office:value="17398" calcext:value-type="float">
            <text:p>17398</text:p>
          </table:table-cell>
          <table:table-cell office:value-type="float" office:value="3713" calcext:value-type="float">
            <text:p>3713</text:p>
          </table:table-cell>
          <table:table-cell table:formula="of:=[.B1324]/[.C1324]" office:value-type="float" office:value="4.68569889577161" calcext:value-type="float">
            <text:p>4.6856988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راسان</text:p>
          </table:table-cell>
          <table:table-cell office:value-type="float" office:value="19514" calcext:value-type="float">
            <text:p>19514</text:p>
          </table:table-cell>
          <table:table-cell office:value-type="float" office:value="4170" calcext:value-type="float">
            <text:p>4170</text:p>
          </table:table-cell>
          <table:table-cell table:formula="of:=[.B1325]/[.C1325]" office:value-type="float" office:value="4.67961630695444" calcext:value-type="float">
            <text:p>4.679616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رامش</text:p>
          </table:table-cell>
          <table:table-cell office:value-type="float" office:value="20942" calcext:value-type="float">
            <text:p>20942</text:p>
          </table:table-cell>
          <table:table-cell office:value-type="float" office:value="4480" calcext:value-type="float">
            <text:p>4480</text:p>
          </table:table-cell>
          <table:table-cell table:formula="of:=[.B1326]/[.C1326]" office:value-type="float" office:value="4.67455357142857" calcext:value-type="float">
            <text:p>4.6745535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دخانه</text:p>
          </table:table-cell>
          <table:table-cell office:value-type="float" office:value="17229" calcext:value-type="float">
            <text:p>17229</text:p>
          </table:table-cell>
          <table:table-cell office:value-type="float" office:value="3689" calcext:value-type="float">
            <text:p>3689</text:p>
          </table:table-cell>
          <table:table-cell table:formula="of:=[.B1327]/[.C1327]" office:value-type="float" office:value="4.67037137435619" calcext:value-type="float">
            <text:p>4.6703713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بیل</text:p>
          </table:table-cell>
          <table:table-cell office:value-type="float" office:value="21349" calcext:value-type="float">
            <text:p>21349</text:p>
          </table:table-cell>
          <table:table-cell office:value-type="float" office:value="4573" calcext:value-type="float">
            <text:p>4573</text:p>
          </table:table-cell>
          <table:table-cell table:formula="of:=[.B1328]/[.C1328]" office:value-type="float" office:value="4.66848895692106" calcext:value-type="float">
            <text:p>4.66848895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کاری</text:p>
          </table:table-cell>
          <table:table-cell office:value-type="float" office:value="17623" calcext:value-type="float">
            <text:p>17623</text:p>
          </table:table-cell>
          <table:table-cell office:value-type="float" office:value="3782" calcext:value-type="float">
            <text:p>3782</text:p>
          </table:table-cell>
          <table:table-cell table:formula="of:=[.B1329]/[.C1329]" office:value-type="float" office:value="4.65970386039133" calcext:value-type="float">
            <text:p>4.6597038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ستم</text:p>
          </table:table-cell>
          <table:table-cell office:value-type="float" office:value="20023" calcext:value-type="float">
            <text:p>20023</text:p>
          </table:table-cell>
          <table:table-cell office:value-type="float" office:value="4305" calcext:value-type="float">
            <text:p>4305</text:p>
          </table:table-cell>
          <table:table-cell table:formula="of:=[.B1330]/[.C1330]" office:value-type="float" office:value="4.65110336817654" calcext:value-type="float">
            <text:p>4.6511033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نوشت</text:p>
          </table:table-cell>
          <table:table-cell office:value-type="float" office:value="20911" calcext:value-type="float">
            <text:p>20911</text:p>
          </table:table-cell>
          <table:table-cell office:value-type="float" office:value="4497" calcext:value-type="float">
            <text:p>4497</text:p>
          </table:table-cell>
          <table:table-cell table:formula="of:=[.B1331]/[.C1331]" office:value-type="float" office:value="4.64998888147654" calcext:value-type="float">
            <text:p>4.6499888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مینی</text:p>
          </table:table-cell>
          <table:table-cell office:value-type="float" office:value="18226" calcext:value-type="float">
            <text:p>18226</text:p>
          </table:table-cell>
          <table:table-cell office:value-type="float" office:value="3924" calcext:value-type="float">
            <text:p>3924</text:p>
          </table:table-cell>
          <table:table-cell table:formula="of:=[.B1332]/[.C1332]" office:value-type="float" office:value="4.644750254842" calcext:value-type="float">
            <text:p>4.6447502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ریز</text:p>
          </table:table-cell>
          <table:table-cell office:value-type="float" office:value="18289" calcext:value-type="float">
            <text:p>18289</text:p>
          </table:table-cell>
          <table:table-cell office:value-type="float" office:value="3943" calcext:value-type="float">
            <text:p>3943</text:p>
          </table:table-cell>
          <table:table-cell table:formula="of:=[.B1333]/[.C1333]" office:value-type="float" office:value="4.63834643672331" calcext:value-type="float">
            <text:p>4.63834643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جات</text:p>
          </table:table-cell>
          <table:table-cell office:value-type="float" office:value="20418" calcext:value-type="float">
            <text:p>20418</text:p>
          </table:table-cell>
          <table:table-cell office:value-type="float" office:value="4404" calcext:value-type="float">
            <text:p>4404</text:p>
          </table:table-cell>
          <table:table-cell table:formula="of:=[.B1334]/[.C1334]" office:value-type="float" office:value="4.63623978201635" calcext:value-type="float">
            <text:p>4.636239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حو</text:p>
          </table:table-cell>
          <table:table-cell office:value-type="float" office:value="21023" calcext:value-type="float">
            <text:p>21023</text:p>
          </table:table-cell>
          <table:table-cell office:value-type="float" office:value="4536" calcext:value-type="float">
            <text:p>4536</text:p>
          </table:table-cell>
          <table:table-cell table:formula="of:=[.B1335]/[.C1335]" office:value-type="float" office:value="4.63470017636684" calcext:value-type="float">
            <text:p>4.634700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ترام</text:p>
          </table:table-cell>
          <table:table-cell office:value-type="float" office:value="20976" calcext:value-type="float">
            <text:p>20976</text:p>
          </table:table-cell>
          <table:table-cell office:value-type="float" office:value="4526" calcext:value-type="float">
            <text:p>4526</text:p>
          </table:table-cell>
          <table:table-cell table:formula="of:=[.B1336]/[.C1336]" office:value-type="float" office:value="4.63455589924878" calcext:value-type="float">
            <text:p>4.6345558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رش</text:p>
          </table:table-cell>
          <table:table-cell office:value-type="float" office:value="19736" calcext:value-type="float">
            <text:p>19736</text:p>
          </table:table-cell>
          <table:table-cell office:value-type="float" office:value="4261" calcext:value-type="float">
            <text:p>4261</text:p>
          </table:table-cell>
          <table:table-cell table:formula="of:=[.B1337]/[.C1337]" office:value-type="float" office:value="4.63177657826801" calcext:value-type="float">
            <text:p>4.6317765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هاد</text:p>
          </table:table-cell>
          <table:table-cell office:value-type="float" office:value="18384" calcext:value-type="float">
            <text:p>18384</text:p>
          </table:table-cell>
          <table:table-cell office:value-type="float" office:value="3970" calcext:value-type="float">
            <text:p>3970</text:p>
          </table:table-cell>
          <table:table-cell table:formula="of:=[.B1338]/[.C1338]" office:value-type="float" office:value="4.63073047858942" calcext:value-type="float">
            <text:p>4.6307304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سیع</text:p>
          </table:table-cell>
          <table:table-cell office:value-type="float" office:value="21310" calcext:value-type="float">
            <text:p>21310</text:p>
          </table:table-cell>
          <table:table-cell office:value-type="float" office:value="4605" calcext:value-type="float">
            <text:p>4605</text:p>
          </table:table-cell>
          <table:table-cell table:formula="of:=[.B1339]/[.C1339]" office:value-type="float" office:value="4.62757871878393" calcext:value-type="float">
            <text:p>4.6275787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نا</text:p>
          </table:table-cell>
          <table:table-cell office:value-type="float" office:value="20058" calcext:value-type="float">
            <text:p>20058</text:p>
          </table:table-cell>
          <table:table-cell office:value-type="float" office:value="4337" calcext:value-type="float">
            <text:p>4337</text:p>
          </table:table-cell>
          <table:table-cell table:formula="of:=[.B1340]/[.C1340]" office:value-type="float" office:value="4.62485589116901" calcext:value-type="float">
            <text:p>4.6248558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رک</text:p>
          </table:table-cell>
          <table:table-cell office:value-type="float" office:value="18109" calcext:value-type="float">
            <text:p>18109</text:p>
          </table:table-cell>
          <table:table-cell office:value-type="float" office:value="3923" calcext:value-type="float">
            <text:p>3923</text:p>
          </table:table-cell>
          <table:table-cell table:formula="of:=[.B1341]/[.C1341]" office:value-type="float" office:value="4.61611011980627" calcext:value-type="float">
            <text:p>4.616110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تبارات</text:p>
          </table:table-cell>
          <table:table-cell office:value-type="float" office:value="18742" calcext:value-type="float">
            <text:p>18742</text:p>
          </table:table-cell>
          <table:table-cell office:value-type="float" office:value="4062" calcext:value-type="float">
            <text:p>4062</text:p>
          </table:table-cell>
          <table:table-cell table:formula="of:=[.B1342]/[.C1342]" office:value-type="float" office:value="4.61398325947809" calcext:value-type="float">
            <text:p>4.6139832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ظم</text:p>
          </table:table-cell>
          <table:table-cell office:value-type="float" office:value="19867" calcext:value-type="float">
            <text:p>19867</text:p>
          </table:table-cell>
          <table:table-cell office:value-type="float" office:value="4307" calcext:value-type="float">
            <text:p>4307</text:p>
          </table:table-cell>
          <table:table-cell table:formula="of:=[.B1343]/[.C1343]" office:value-type="float" office:value="4.61272347341537" calcext:value-type="float">
            <text:p>4.6127234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زدیک</text:p>
          </table:table-cell>
          <table:table-cell office:value-type="float" office:value="21172" calcext:value-type="float">
            <text:p>21172</text:p>
          </table:table-cell>
          <table:table-cell office:value-type="float" office:value="4590" calcext:value-type="float">
            <text:p>4590</text:p>
          </table:table-cell>
          <table:table-cell table:formula="of:=[.B1344]/[.C1344]" office:value-type="float" office:value="4.61263616557734" calcext:value-type="float">
            <text:p>4.6126361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دید</text:p>
          </table:table-cell>
          <table:table-cell office:value-type="float" office:value="20340" calcext:value-type="float">
            <text:p>20340</text:p>
          </table:table-cell>
          <table:table-cell office:value-type="float" office:value="4410" calcext:value-type="float">
            <text:p>4410</text:p>
          </table:table-cell>
          <table:table-cell table:formula="of:=[.B1345]/[.C1345]" office:value-type="float" office:value="4.61224489795918" calcext:value-type="float">
            <text:p>4.612244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زبان</text:p>
          </table:table-cell>
          <table:table-cell office:value-type="float" office:value="19761" calcext:value-type="float">
            <text:p>19761</text:p>
          </table:table-cell>
          <table:table-cell office:value-type="float" office:value="4291" calcext:value-type="float">
            <text:p>4291</text:p>
          </table:table-cell>
          <table:table-cell table:formula="of:=[.B1346]/[.C1346]" office:value-type="float" office:value="4.60522022838499" calcext:value-type="float">
            <text:p>4.6052202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ثبات</text:p>
          </table:table-cell>
          <table:table-cell office:value-type="float" office:value="19804" calcext:value-type="float">
            <text:p>19804</text:p>
          </table:table-cell>
          <table:table-cell office:value-type="float" office:value="4304" calcext:value-type="float">
            <text:p>4304</text:p>
          </table:table-cell>
          <table:table-cell table:formula="of:=[.B1347]/[.C1347]" office:value-type="float" office:value="4.60130111524164" calcext:value-type="float">
            <text:p>4.6013011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کمیت</text:p>
          </table:table-cell>
          <table:table-cell office:value-type="float" office:value="18878" calcext:value-type="float">
            <text:p>18878</text:p>
          </table:table-cell>
          <table:table-cell office:value-type="float" office:value="4110" calcext:value-type="float">
            <text:p>4110</text:p>
          </table:table-cell>
          <table:table-cell table:formula="of:=[.B1348]/[.C1348]" office:value-type="float" office:value="4.59318734793187" calcext:value-type="float">
            <text:p>4.5931873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دوده</text:p>
          </table:table-cell>
          <table:table-cell office:value-type="float" office:value="20016" calcext:value-type="float">
            <text:p>20016</text:p>
          </table:table-cell>
          <table:table-cell office:value-type="float" office:value="4358" calcext:value-type="float">
            <text:p>4358</text:p>
          </table:table-cell>
          <table:table-cell table:formula="of:=[.B1349]/[.C1349]" office:value-type="float" office:value="4.5929325378614" calcext:value-type="float">
            <text:p>4.5929325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از</text:p>
          </table:table-cell>
          <table:table-cell office:value-type="float" office:value="19166" calcext:value-type="float">
            <text:p>19166</text:p>
          </table:table-cell>
          <table:table-cell office:value-type="float" office:value="4175" calcext:value-type="float">
            <text:p>4175</text:p>
          </table:table-cell>
          <table:table-cell table:formula="of:=[.B1350]/[.C1350]" office:value-type="float" office:value="4.59065868263473" calcext:value-type="float">
            <text:p>4.5906586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وخت</text:p>
          </table:table-cell>
          <table:table-cell office:value-type="float" office:value="19439" calcext:value-type="float">
            <text:p>19439</text:p>
          </table:table-cell>
          <table:table-cell office:value-type="float" office:value="4237" calcext:value-type="float">
            <text:p>4237</text:p>
          </table:table-cell>
          <table:table-cell table:formula="of:=[.B1351]/[.C1351]" office:value-type="float" office:value="4.58791597828652" calcext:value-type="float">
            <text:p>4.5879159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</text:p>
          </table:table-cell>
          <table:table-cell office:value-type="float" office:value="18266" calcext:value-type="float">
            <text:p>18266</text:p>
          </table:table-cell>
          <table:table-cell office:value-type="float" office:value="3984" calcext:value-type="float">
            <text:p>3984</text:p>
          </table:table-cell>
          <table:table-cell table:formula="of:=[.B1352]/[.C1352]" office:value-type="float" office:value="4.58483935742972" calcext:value-type="float">
            <text:p>4.5848393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ویورک</text:p>
          </table:table-cell>
          <table:table-cell office:value-type="float" office:value="18281" calcext:value-type="float">
            <text:p>18281</text:p>
          </table:table-cell>
          <table:table-cell office:value-type="float" office:value="3991" calcext:value-type="float">
            <text:p>3991</text:p>
          </table:table-cell>
          <table:table-cell table:formula="of:=[.B1353]/[.C1353]" office:value-type="float" office:value="4.58055625156602" calcext:value-type="float">
            <text:p>4.5805562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اویر</text:p>
          </table:table-cell>
          <table:table-cell office:value-type="float" office:value="16557" calcext:value-type="float">
            <text:p>16557</text:p>
          </table:table-cell>
          <table:table-cell office:value-type="float" office:value="3617" calcext:value-type="float">
            <text:p>3617</text:p>
          </table:table-cell>
          <table:table-cell table:formula="of:=[.B1354]/[.C1354]" office:value-type="float" office:value="4.57755045617915" calcext:value-type="float">
            <text:p>4.5775504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بیان</text:p>
          </table:table-cell>
          <table:table-cell office:value-type="float" office:value="19061" calcext:value-type="float">
            <text:p>19061</text:p>
          </table:table-cell>
          <table:table-cell office:value-type="float" office:value="4166" calcext:value-type="float">
            <text:p>4166</text:p>
          </table:table-cell>
          <table:table-cell table:formula="of:=[.B1355]/[.C1355]" office:value-type="float" office:value="4.57537205952953" calcext:value-type="float">
            <text:p>4.5753720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ول</text:p>
          </table:table-cell>
          <table:table-cell office:value-type="float" office:value="20323" calcext:value-type="float">
            <text:p>20323</text:p>
          </table:table-cell>
          <table:table-cell office:value-type="float" office:value="4442" calcext:value-type="float">
            <text:p>4442</text:p>
          </table:table-cell>
          <table:table-cell table:formula="of:=[.B1356]/[.C1356]" office:value-type="float" office:value="4.57519135524539" calcext:value-type="float">
            <text:p>4.5751913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تمع</text:p>
          </table:table-cell>
          <table:table-cell office:value-type="float" office:value="18273" calcext:value-type="float">
            <text:p>18273</text:p>
          </table:table-cell>
          <table:table-cell office:value-type="float" office:value="3994" calcext:value-type="float">
            <text:p>3994</text:p>
          </table:table-cell>
          <table:table-cell table:formula="of:=[.B1357]/[.C1357]" office:value-type="float" office:value="4.57511266900351" calcext:value-type="float">
            <text:p>4.575112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لح</text:p>
          </table:table-cell>
          <table:table-cell office:value-type="float" office:value="18764" calcext:value-type="float">
            <text:p>18764</text:p>
          </table:table-cell>
          <table:table-cell office:value-type="float" office:value="4103" calcext:value-type="float">
            <text:p>4103</text:p>
          </table:table-cell>
          <table:table-cell table:formula="of:=[.B1358]/[.C1358]" office:value-type="float" office:value="4.57323909334633" calcext:value-type="float">
            <text:p>4.5732390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تقل</text:p>
          </table:table-cell>
          <table:table-cell office:value-type="float" office:value="20437" calcext:value-type="float">
            <text:p>20437</text:p>
          </table:table-cell>
          <table:table-cell office:value-type="float" office:value="4470" calcext:value-type="float">
            <text:p>4470</text:p>
          </table:table-cell>
          <table:table-cell table:formula="of:=[.B1359]/[.C1359]" office:value-type="float" office:value="4.57203579418345" calcext:value-type="float">
            <text:p>4.5720357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ند</text:p>
          </table:table-cell>
          <table:table-cell office:value-type="float" office:value="16519" calcext:value-type="float">
            <text:p>16519</text:p>
          </table:table-cell>
          <table:table-cell office:value-type="float" office:value="3614" calcext:value-type="float">
            <text:p>3614</text:p>
          </table:table-cell>
          <table:table-cell table:formula="of:=[.B1360]/[.C1360]" office:value-type="float" office:value="4.57083563918096" calcext:value-type="float">
            <text:p>4.5708356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شکده</text:p>
          </table:table-cell>
          <table:table-cell office:value-type="float" office:value="17746" calcext:value-type="float">
            <text:p>17746</text:p>
          </table:table-cell>
          <table:table-cell office:value-type="float" office:value="3883" calcext:value-type="float">
            <text:p>3883</text:p>
          </table:table-cell>
          <table:table-cell table:formula="of:=[.B1361]/[.C1361]" office:value-type="float" office:value="4.57017769765645" calcext:value-type="float">
            <text:p>4.5701776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داوند</text:p>
          </table:table-cell>
          <table:table-cell office:value-type="float" office:value="17490" calcext:value-type="float">
            <text:p>17490</text:p>
          </table:table-cell>
          <table:table-cell office:value-type="float" office:value="3828" calcext:value-type="float">
            <text:p>3828</text:p>
          </table:table-cell>
          <table:table-cell table:formula="of:=[.B1362]/[.C1362]" office:value-type="float" office:value="4.56896551724138" calcext:value-type="float">
            <text:p>4.5689655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رج</text:p>
          </table:table-cell>
          <table:table-cell office:value-type="float" office:value="16699" calcext:value-type="float">
            <text:p>16699</text:p>
          </table:table-cell>
          <table:table-cell office:value-type="float" office:value="3655" calcext:value-type="float">
            <text:p>3655</text:p>
          </table:table-cell>
          <table:table-cell table:formula="of:=[.B1363]/[.C1363]" office:value-type="float" office:value="4.5688098495212" calcext:value-type="float">
            <text:p>4.5688098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ناد</text:p>
          </table:table-cell>
          <table:table-cell office:value-type="float" office:value="17919" calcext:value-type="float">
            <text:p>17919</text:p>
          </table:table-cell>
          <table:table-cell office:value-type="float" office:value="3923" calcext:value-type="float">
            <text:p>3923</text:p>
          </table:table-cell>
          <table:table-cell table:formula="of:=[.B1364]/[.C1364]" office:value-type="float" office:value="4.56767779760387" calcext:value-type="float">
            <text:p>4.5676777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خاذ</text:p>
          </table:table-cell>
          <table:table-cell office:value-type="float" office:value="20589" calcext:value-type="float">
            <text:p>20589</text:p>
          </table:table-cell>
          <table:table-cell office:value-type="float" office:value="4510" calcext:value-type="float">
            <text:p>4510</text:p>
          </table:table-cell>
          <table:table-cell table:formula="of:=[.B1365]/[.C1365]" office:value-type="float" office:value="4.56518847006652" calcext:value-type="float">
            <text:p>4.5651884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فید</text:p>
          </table:table-cell>
          <table:table-cell office:value-type="float" office:value="20581" calcext:value-type="float">
            <text:p>20581</text:p>
          </table:table-cell>
          <table:table-cell office:value-type="float" office:value="4510" calcext:value-type="float">
            <text:p>4510</text:p>
          </table:table-cell>
          <table:table-cell table:formula="of:=[.B1366]/[.C1366]" office:value-type="float" office:value="4.56341463414634" calcext:value-type="float">
            <text:p>4.5634146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وازه</text:p>
          </table:table-cell>
          <table:table-cell office:value-type="float" office:value="18136" calcext:value-type="float">
            <text:p>18136</text:p>
          </table:table-cell>
          <table:table-cell office:value-type="float" office:value="3976" calcext:value-type="float">
            <text:p>3976</text:p>
          </table:table-cell>
          <table:table-cell table:formula="of:=[.B1367]/[.C1367]" office:value-type="float" office:value="4.56136820925553" calcext:value-type="float">
            <text:p>4.5613682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ارت</text:p>
          </table:table-cell>
          <table:table-cell office:value-type="float" office:value="18188" calcext:value-type="float">
            <text:p>18188</text:p>
          </table:table-cell>
          <table:table-cell office:value-type="float" office:value="3988" calcext:value-type="float">
            <text:p>3988</text:p>
          </table:table-cell>
          <table:table-cell table:formula="of:=[.B1368]/[.C1368]" office:value-type="float" office:value="4.56068204613842" calcext:value-type="float">
            <text:p>4.5606820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کونی</text:p>
          </table:table-cell>
          <table:table-cell office:value-type="float" office:value="18163" calcext:value-type="float">
            <text:p>18163</text:p>
          </table:table-cell>
          <table:table-cell office:value-type="float" office:value="3988" calcext:value-type="float">
            <text:p>3988</text:p>
          </table:table-cell>
          <table:table-cell table:formula="of:=[.B1369]/[.C1369]" office:value-type="float" office:value="4.55441323971916" calcext:value-type="float">
            <text:p>4.5544132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عار</text:p>
          </table:table-cell>
          <table:table-cell office:value-type="float" office:value="19275" calcext:value-type="float">
            <text:p>19275</text:p>
          </table:table-cell>
          <table:table-cell office:value-type="float" office:value="4233" calcext:value-type="float">
            <text:p>4233</text:p>
          </table:table-cell>
          <table:table-cell table:formula="of:=[.B1370]/[.C1370]" office:value-type="float" office:value="4.55350815024805" calcext:value-type="float">
            <text:p>4.5535081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هام</text:p>
          </table:table-cell>
          <table:table-cell office:value-type="float" office:value="19349" calcext:value-type="float">
            <text:p>19349</text:p>
          </table:table-cell>
          <table:table-cell office:value-type="float" office:value="4251" calcext:value-type="float">
            <text:p>4251</text:p>
          </table:table-cell>
          <table:table-cell table:formula="of:=[.B1371]/[.C1371]" office:value-type="float" office:value="4.55163490943307" calcext:value-type="float">
            <text:p>4.5516349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زه</text:p>
          </table:table-cell>
          <table:table-cell office:value-type="float" office:value="20526" calcext:value-type="float">
            <text:p>20526</text:p>
          </table:table-cell>
          <table:table-cell office:value-type="float" office:value="4511" calcext:value-type="float">
            <text:p>4511</text:p>
          </table:table-cell>
          <table:table-cell table:formula="of:=[.B1372]/[.C1372]" office:value-type="float" office:value="4.55021059632011" calcext:value-type="float">
            <text:p>4.5502105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خالت</text:p>
          </table:table-cell>
          <table:table-cell office:value-type="float" office:value="20087" calcext:value-type="float">
            <text:p>20087</text:p>
          </table:table-cell>
          <table:table-cell office:value-type="float" office:value="4419" calcext:value-type="float">
            <text:p>4419</text:p>
          </table:table-cell>
          <table:table-cell table:formula="of:=[.B1373]/[.C1373]" office:value-type="float" office:value="4.54559855170853" calcext:value-type="float">
            <text:p>4.5455985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حت</text:p>
          </table:table-cell>
          <table:table-cell office:value-type="float" office:value="19656" calcext:value-type="float">
            <text:p>19656</text:p>
          </table:table-cell>
          <table:table-cell office:value-type="float" office:value="4327" calcext:value-type="float">
            <text:p>4327</text:p>
          </table:table-cell>
          <table:table-cell table:formula="of:=[.B1374]/[.C1374]" office:value-type="float" office:value="4.54263924196903" calcext:value-type="float">
            <text:p>4.542639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راهیم</text:p>
          </table:table-cell>
          <table:table-cell office:value-type="float" office:value="19539" calcext:value-type="float">
            <text:p>19539</text:p>
          </table:table-cell>
          <table:table-cell office:value-type="float" office:value="4305" calcext:value-type="float">
            <text:p>4305</text:p>
          </table:table-cell>
          <table:table-cell table:formula="of:=[.B1375]/[.C1375]" office:value-type="float" office:value="4.53867595818815" calcext:value-type="float">
            <text:p>4.5386759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قت</text:p>
          </table:table-cell>
          <table:table-cell office:value-type="float" office:value="18488" calcext:value-type="float">
            <text:p>18488</text:p>
          </table:table-cell>
          <table:table-cell office:value-type="float" office:value="4075" calcext:value-type="float">
            <text:p>4075</text:p>
          </table:table-cell>
          <table:table-cell table:formula="of:=[.B1376]/[.C1376]" office:value-type="float" office:value="4.53693251533742" calcext:value-type="float">
            <text:p>4.5369325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دید</text:p>
          </table:table-cell>
          <table:table-cell office:value-type="float" office:value="19556" calcext:value-type="float">
            <text:p>19556</text:p>
          </table:table-cell>
          <table:table-cell office:value-type="float" office:value="4319" calcext:value-type="float">
            <text:p>4319</text:p>
          </table:table-cell>
          <table:table-cell table:formula="of:=[.B1377]/[.C1377]" office:value-type="float" office:value="4.52789997684649" calcext:value-type="float">
            <text:p>4.5278999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گلستان</text:p>
          </table:table-cell>
          <table:table-cell office:value-type="float" office:value="16298" calcext:value-type="float">
            <text:p>16298</text:p>
          </table:table-cell>
          <table:table-cell office:value-type="float" office:value="3601" calcext:value-type="float">
            <text:p>3601</text:p>
          </table:table-cell>
          <table:table-cell table:formula="of:=[.B1378]/[.C1378]" office:value-type="float" office:value="4.52596500971952" calcext:value-type="float">
            <text:p>4.5259650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جت</text:p>
          </table:table-cell>
          <table:table-cell office:value-type="float" office:value="19880" calcext:value-type="float">
            <text:p>19880</text:p>
          </table:table-cell>
          <table:table-cell office:value-type="float" office:value="4398" calcext:value-type="float">
            <text:p>4398</text:p>
          </table:table-cell>
          <table:table-cell table:formula="of:=[.B1379]/[.C1379]" office:value-type="float" office:value="4.52023647112324" calcext:value-type="float">
            <text:p>4.5202364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گذار</text:p>
          </table:table-cell>
          <table:table-cell office:value-type="float" office:value="19385" calcext:value-type="float">
            <text:p>19385</text:p>
          </table:table-cell>
          <table:table-cell office:value-type="float" office:value="4289" calcext:value-type="float">
            <text:p>4289</text:p>
          </table:table-cell>
          <table:table-cell table:formula="of:=[.B1380]/[.C1380]" office:value-type="float" office:value="4.5197015621357" calcext:value-type="float">
            <text:p>4.5197015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گیز</text:p>
          </table:table-cell>
          <table:table-cell office:value-type="float" office:value="19967" calcext:value-type="float">
            <text:p>19967</text:p>
          </table:table-cell>
          <table:table-cell office:value-type="float" office:value="4426" calcext:value-type="float">
            <text:p>4426</text:p>
          </table:table-cell>
          <table:table-cell table:formula="of:=[.B1381]/[.C1381]" office:value-type="float" office:value="4.51129688206055" calcext:value-type="float">
            <text:p>4.5112968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ژه</text:p>
          </table:table-cell>
          <table:table-cell office:value-type="float" office:value="17228" calcext:value-type="float">
            <text:p>17228</text:p>
          </table:table-cell>
          <table:table-cell office:value-type="float" office:value="3822" calcext:value-type="float">
            <text:p>3822</text:p>
          </table:table-cell>
          <table:table-cell table:formula="of:=[.B1382]/[.C1382]" office:value-type="float" office:value="4.50758765044479" calcext:value-type="float">
            <text:p>4.5075876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ین</text:p>
          </table:table-cell>
          <table:table-cell office:value-type="float" office:value="19406" calcext:value-type="float">
            <text:p>19406</text:p>
          </table:table-cell>
          <table:table-cell office:value-type="float" office:value="4312" calcext:value-type="float">
            <text:p>4312</text:p>
          </table:table-cell>
          <table:table-cell table:formula="of:=[.B1383]/[.C1383]" office:value-type="float" office:value="4.50046382189239" calcext:value-type="float">
            <text:p>4.5004638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قیه</text:p>
          </table:table-cell>
          <table:table-cell office:value-type="float" office:value="20277" calcext:value-type="float">
            <text:p>20277</text:p>
          </table:table-cell>
          <table:table-cell office:value-type="float" office:value="4510" calcext:value-type="float">
            <text:p>4510</text:p>
          </table:table-cell>
          <table:table-cell table:formula="of:=[.B1384]/[.C1384]" office:value-type="float" office:value="4.4960088691796" calcext:value-type="float">
            <text:p>4.4960088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عاد</text:p>
          </table:table-cell>
          <table:table-cell office:value-type="float" office:value="20219" calcext:value-type="float">
            <text:p>20219</text:p>
          </table:table-cell>
          <table:table-cell office:value-type="float" office:value="4503" calcext:value-type="float">
            <text:p>4503</text:p>
          </table:table-cell>
          <table:table-cell table:formula="of:=[.B1385]/[.C1385]" office:value-type="float" office:value="4.49011769931157" calcext:value-type="float">
            <text:p>4.4901176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داخته</text:p>
          </table:table-cell>
          <table:table-cell office:value-type="float" office:value="19837" calcext:value-type="float">
            <text:p>19837</text:p>
          </table:table-cell>
          <table:table-cell office:value-type="float" office:value="4429" calcext:value-type="float">
            <text:p>4429</text:p>
          </table:table-cell>
          <table:table-cell table:formula="of:=[.B1386]/[.C1386]" office:value-type="float" office:value="4.47888913976067" calcext:value-type="float">
            <text:p>4.4788891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ریم</text:p>
          </table:table-cell>
          <table:table-cell office:value-type="float" office:value="16095" calcext:value-type="float">
            <text:p>16095</text:p>
          </table:table-cell>
          <table:table-cell office:value-type="float" office:value="3596" calcext:value-type="float">
            <text:p>3596</text:p>
          </table:table-cell>
          <table:table-cell table:formula="of:=[.B1387]/[.C1387]" office:value-type="float" office:value="4.4758064516129" calcext:value-type="float">
            <text:p>4.4758064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شد</text:p>
          </table:table-cell>
          <table:table-cell office:value-type="float" office:value="18722" calcext:value-type="float">
            <text:p>18722</text:p>
          </table:table-cell>
          <table:table-cell office:value-type="float" office:value="4183" calcext:value-type="float">
            <text:p>4183</text:p>
          </table:table-cell>
          <table:table-cell table:formula="of:=[.B1388]/[.C1388]" office:value-type="float" office:value="4.47573511833612" calcext:value-type="float">
            <text:p>4.4757351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یق</text:p>
          </table:table-cell>
          <table:table-cell office:value-type="float" office:value="20391" calcext:value-type="float">
            <text:p>20391</text:p>
          </table:table-cell>
          <table:table-cell office:value-type="float" office:value="4564" calcext:value-type="float">
            <text:p>4564</text:p>
          </table:table-cell>
          <table:table-cell table:formula="of:=[.B1389]/[.C1389]" office:value-type="float" office:value="4.46779141104294" calcext:value-type="float">
            <text:p>4.467791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عید</text:p>
          </table:table-cell>
          <table:table-cell office:value-type="float" office:value="18852" calcext:value-type="float">
            <text:p>18852</text:p>
          </table:table-cell>
          <table:table-cell office:value-type="float" office:value="4220" calcext:value-type="float">
            <text:p>4220</text:p>
          </table:table-cell>
          <table:table-cell table:formula="of:=[.B1390]/[.C1390]" office:value-type="float" office:value="4.46729857819905" calcext:value-type="float">
            <text:p>4.4672985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دگستری</text:p>
          </table:table-cell>
          <table:table-cell office:value-type="float" office:value="16451" calcext:value-type="float">
            <text:p>16451</text:p>
          </table:table-cell>
          <table:table-cell office:value-type="float" office:value="3691" calcext:value-type="float">
            <text:p>3691</text:p>
          </table:table-cell>
          <table:table-cell table:formula="of:=[.B1391]/[.C1391]" office:value-type="float" office:value="4.45705770793823" calcext:value-type="float">
            <text:p>4.4570577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رشید</text:p>
          </table:table-cell>
          <table:table-cell office:value-type="float" office:value="15750" calcext:value-type="float">
            <text:p>15750</text:p>
          </table:table-cell>
          <table:table-cell office:value-type="float" office:value="3537" calcext:value-type="float">
            <text:p>3537</text:p>
          </table:table-cell>
          <table:table-cell table:formula="of:=[.B1392]/[.C1392]" office:value-type="float" office:value="4.4529262086514" calcext:value-type="float">
            <text:p>4.4529262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فوذ</text:p>
          </table:table-cell>
          <table:table-cell office:value-type="float" office:value="19414" calcext:value-type="float">
            <text:p>19414</text:p>
          </table:table-cell>
          <table:table-cell office:value-type="float" office:value="4361" calcext:value-type="float">
            <text:p>4361</text:p>
          </table:table-cell>
          <table:table-cell table:formula="of:=[.B1393]/[.C1393]" office:value-type="float" office:value="4.45173125429947" calcext:value-type="float">
            <text:p>4.4517312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قات</text:p>
          </table:table-cell>
          <table:table-cell office:value-type="float" office:value="18434" calcext:value-type="float">
            <text:p>18434</text:p>
          </table:table-cell>
          <table:table-cell office:value-type="float" office:value="4144" calcext:value-type="float">
            <text:p>4144</text:p>
          </table:table-cell>
          <table:table-cell table:formula="of:=[.B1394]/[.C1394]" office:value-type="float" office:value="4.44835907335907" calcext:value-type="float">
            <text:p>4.4483590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دو</text:p>
          </table:table-cell>
          <table:table-cell office:value-type="float" office:value="16241" calcext:value-type="float">
            <text:p>16241</text:p>
          </table:table-cell>
          <table:table-cell office:value-type="float" office:value="3652" calcext:value-type="float">
            <text:p>3652</text:p>
          </table:table-cell>
          <table:table-cell table:formula="of:=[.B1395]/[.C1395]" office:value-type="float" office:value="4.44715224534502" calcext:value-type="float">
            <text:p>4.4471522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ذیر</text:p>
          </table:table-cell>
          <table:table-cell office:value-type="float" office:value="19712" calcext:value-type="float">
            <text:p>19712</text:p>
          </table:table-cell>
          <table:table-cell office:value-type="float" office:value="4443" calcext:value-type="float">
            <text:p>4443</text:p>
          </table:table-cell>
          <table:table-cell table:formula="of:=[.B1396]/[.C1396]" office:value-type="float" office:value="4.4366419086203" calcext:value-type="float">
            <text:p>4.4366419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رض</text:p>
          </table:table-cell>
          <table:table-cell office:value-type="float" office:value="19570" calcext:value-type="float">
            <text:p>19570</text:p>
          </table:table-cell>
          <table:table-cell office:value-type="float" office:value="4431" calcext:value-type="float">
            <text:p>4431</text:p>
          </table:table-cell>
          <table:table-cell table:formula="of:=[.B1397]/[.C1397]" office:value-type="float" office:value="4.41661024599413" calcext:value-type="float">
            <text:p>4.416610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وند</text:p>
          </table:table-cell>
          <table:table-cell office:value-type="float" office:value="18699" calcext:value-type="float">
            <text:p>18699</text:p>
          </table:table-cell>
          <table:table-cell office:value-type="float" office:value="4234" calcext:value-type="float">
            <text:p>4234</text:p>
          </table:table-cell>
          <table:table-cell table:formula="of:=[.B1398]/[.C1398]" office:value-type="float" office:value="4.41639111950874" calcext:value-type="float">
            <text:p>4.4163911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مند</text:p>
          </table:table-cell>
          <table:table-cell office:value-type="float" office:value="17310" calcext:value-type="float">
            <text:p>17310</text:p>
          </table:table-cell>
          <table:table-cell office:value-type="float" office:value="3920" calcext:value-type="float">
            <text:p>3920</text:p>
          </table:table-cell>
          <table:table-cell table:formula="of:=[.B1399]/[.C1399]" office:value-type="float" office:value="4.41581632653061" calcext:value-type="float">
            <text:p>4.4158163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طعه</text:p>
          </table:table-cell>
          <table:table-cell office:value-type="float" office:value="17039" calcext:value-type="float">
            <text:p>17039</text:p>
          </table:table-cell>
          <table:table-cell office:value-type="float" office:value="3859" calcext:value-type="float">
            <text:p>3859</text:p>
          </table:table-cell>
          <table:table-cell table:formula="of:=[.B1400]/[.C1400]" office:value-type="float" office:value="4.41539258875356" calcext:value-type="float">
            <text:p>4.4153925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کی</text:p>
          </table:table-cell>
          <table:table-cell office:value-type="float" office:value="19416" calcext:value-type="float">
            <text:p>19416</text:p>
          </table:table-cell>
          <table:table-cell office:value-type="float" office:value="4400" calcext:value-type="float">
            <text:p>4400</text:p>
          </table:table-cell>
          <table:table-cell table:formula="of:=[.B1401]/[.C1401]" office:value-type="float" office:value="4.41272727272727" calcext:value-type="float">
            <text:p>4.4127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واب</text:p>
          </table:table-cell>
          <table:table-cell office:value-type="float" office:value="18373" calcext:value-type="float">
            <text:p>18373</text:p>
          </table:table-cell>
          <table:table-cell office:value-type="float" office:value="4166" calcext:value-type="float">
            <text:p>4166</text:p>
          </table:table-cell>
          <table:table-cell table:formula="of:=[.B1402]/[.C1402]" office:value-type="float" office:value="4.41022563610178" calcext:value-type="float">
            <text:p>4.4102256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رط</text:p>
          </table:table-cell>
          <table:table-cell office:value-type="float" office:value="19565" calcext:value-type="float">
            <text:p>19565</text:p>
          </table:table-cell>
          <table:table-cell office:value-type="float" office:value="4439" calcext:value-type="float">
            <text:p>4439</text:p>
          </table:table-cell>
          <table:table-cell table:formula="of:=[.B1403]/[.C1403]" office:value-type="float" office:value="4.40752421716603" calcext:value-type="float">
            <text:p>4.4075242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ن</text:p>
          </table:table-cell>
          <table:table-cell office:value-type="float" office:value="17488" calcext:value-type="float">
            <text:p>17488</text:p>
          </table:table-cell>
          <table:table-cell office:value-type="float" office:value="3968" calcext:value-type="float">
            <text:p>3968</text:p>
          </table:table-cell>
          <table:table-cell table:formula="of:=[.B1404]/[.C1404]" office:value-type="float" office:value="4.40725806451613" calcext:value-type="float">
            <text:p>4.4072580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اورز</text:p>
          </table:table-cell>
          <table:table-cell office:value-type="float" office:value="15860" calcext:value-type="float">
            <text:p>15860</text:p>
          </table:table-cell>
          <table:table-cell office:value-type="float" office:value="3599" calcext:value-type="float">
            <text:p>3599</text:p>
          </table:table-cell>
          <table:table-cell table:formula="of:=[.B1405]/[.C1405]" office:value-type="float" office:value="4.40677966101695" calcext:value-type="float">
            <text:p>4.4067796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قاضای</text:p>
          </table:table-cell>
          <table:table-cell office:value-type="float" office:value="19094" calcext:value-type="float">
            <text:p>19094</text:p>
          </table:table-cell>
          <table:table-cell office:value-type="float" office:value="4338" calcext:value-type="float">
            <text:p>4338</text:p>
          </table:table-cell>
          <table:table-cell table:formula="of:=[.B1406]/[.C1406]" office:value-type="float" office:value="4.40156754264638" calcext:value-type="float">
            <text:p>4.4015675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ساز</text:p>
          </table:table-cell>
          <table:table-cell office:value-type="float" office:value="15956" calcext:value-type="float">
            <text:p>15956</text:p>
          </table:table-cell>
          <table:table-cell office:value-type="float" office:value="3626" calcext:value-type="float">
            <text:p>3626</text:p>
          </table:table-cell>
          <table:table-cell table:formula="of:=[.B1407]/[.C1407]" office:value-type="float" office:value="4.40044125758412" calcext:value-type="float">
            <text:p>4.4004412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یه</text:p>
          </table:table-cell>
          <table:table-cell office:value-type="float" office:value="18756" calcext:value-type="float">
            <text:p>18756</text:p>
          </table:table-cell>
          <table:table-cell office:value-type="float" office:value="4268" calcext:value-type="float">
            <text:p>4268</text:p>
          </table:table-cell>
          <table:table-cell table:formula="of:=[.B1408]/[.C1408]" office:value-type="float" office:value="4.39456419868791" calcext:value-type="float">
            <text:p>4.3945641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ژوهشگر</text:p>
          </table:table-cell>
          <table:table-cell office:value-type="float" office:value="17835" calcext:value-type="float">
            <text:p>17835</text:p>
          </table:table-cell>
          <table:table-cell office:value-type="float" office:value="4059" calcext:value-type="float">
            <text:p>4059</text:p>
          </table:table-cell>
          <table:table-cell table:formula="of:=[.B1409]/[.C1409]" office:value-type="float" office:value="4.39393939393939" calcext:value-type="float">
            <text:p>4.3939393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جسته</text:p>
          </table:table-cell>
          <table:table-cell office:value-type="float" office:value="19675" calcext:value-type="float">
            <text:p>19675</text:p>
          </table:table-cell>
          <table:table-cell office:value-type="float" office:value="4478" calcext:value-type="float">
            <text:p>4478</text:p>
          </table:table-cell>
          <table:table-cell table:formula="of:=[.B1410]/[.C1410]" office:value-type="float" office:value="4.39370254577937" calcext:value-type="float">
            <text:p>4.3937025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د</text:p>
          </table:table-cell>
          <table:table-cell office:value-type="float" office:value="15931" calcext:value-type="float">
            <text:p>15931</text:p>
          </table:table-cell>
          <table:table-cell office:value-type="float" office:value="3628" calcext:value-type="float">
            <text:p>3628</text:p>
          </table:table-cell>
          <table:table-cell table:formula="of:=[.B1411]/[.C1411]" office:value-type="float" office:value="4.39112458654906" calcext:value-type="float">
            <text:p>4.3911245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بلیت</text:p>
          </table:table-cell>
          <table:table-cell office:value-type="float" office:value="17591" calcext:value-type="float">
            <text:p>17591</text:p>
          </table:table-cell>
          <table:table-cell office:value-type="float" office:value="4007" calcext:value-type="float">
            <text:p>4007</text:p>
          </table:table-cell>
          <table:table-cell table:formula="of:=[.B1412]/[.C1412]" office:value-type="float" office:value="4.39006738208136" calcext:value-type="float">
            <text:p>4.3900673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ایش</text:p>
          </table:table-cell>
          <table:table-cell office:value-type="float" office:value="19160" calcext:value-type="float">
            <text:p>19160</text:p>
          </table:table-cell>
          <table:table-cell office:value-type="float" office:value="4368" calcext:value-type="float">
            <text:p>4368</text:p>
          </table:table-cell>
          <table:table-cell table:formula="of:=[.B1413]/[.C1413]" office:value-type="float" office:value="4.38644688644689" calcext:value-type="float">
            <text:p>4.3864468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شنبه</text:p>
          </table:table-cell>
          <table:table-cell office:value-type="float" office:value="18902" calcext:value-type="float">
            <text:p>18902</text:p>
          </table:table-cell>
          <table:table-cell office:value-type="float" office:value="4317" calcext:value-type="float">
            <text:p>4317</text:p>
          </table:table-cell>
          <table:table-cell table:formula="of:=[.B1414]/[.C1414]" office:value-type="float" office:value="4.37850359045634" calcext:value-type="float">
            <text:p>4.3785035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دان</text:p>
          </table:table-cell>
          <table:table-cell office:value-type="float" office:value="18635" calcext:value-type="float">
            <text:p>18635</text:p>
          </table:table-cell>
          <table:table-cell office:value-type="float" office:value="4257" calcext:value-type="float">
            <text:p>4257</text:p>
          </table:table-cell>
          <table:table-cell table:formula="of:=[.B1415]/[.C1415]" office:value-type="float" office:value="4.3774958891238" calcext:value-type="float">
            <text:p>4.3774958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شرفته</text:p>
          </table:table-cell>
          <table:table-cell office:value-type="float" office:value="19220" calcext:value-type="float">
            <text:p>19220</text:p>
          </table:table-cell>
          <table:table-cell office:value-type="float" office:value="4393" calcext:value-type="float">
            <text:p>4393</text:p>
          </table:table-cell>
          <table:table-cell table:formula="of:=[.B1416]/[.C1416]" office:value-type="float" office:value="4.37514227179604" calcext:value-type="float">
            <text:p>4.3751422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نجم</text:p>
          </table:table-cell>
          <table:table-cell office:value-type="float" office:value="19542" calcext:value-type="float">
            <text:p>19542</text:p>
          </table:table-cell>
          <table:table-cell office:value-type="float" office:value="4470" calcext:value-type="float">
            <text:p>4470</text:p>
          </table:table-cell>
          <table:table-cell table:formula="of:=[.B1417]/[.C1417]" office:value-type="float" office:value="4.37181208053691" calcext:value-type="float">
            <text:p>4.371812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یده</text:p>
          </table:table-cell>
          <table:table-cell office:value-type="float" office:value="19186" calcext:value-type="float">
            <text:p>19186</text:p>
          </table:table-cell>
          <table:table-cell office:value-type="float" office:value="4391" calcext:value-type="float">
            <text:p>4391</text:p>
          </table:table-cell>
          <table:table-cell table:formula="of:=[.B1418]/[.C1418]" office:value-type="float" office:value="4.36939193805511" calcext:value-type="float">
            <text:p>4.3693919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م</text:p>
          </table:table-cell>
          <table:table-cell office:value-type="float" office:value="16387" calcext:value-type="float">
            <text:p>16387</text:p>
          </table:table-cell>
          <table:table-cell office:value-type="float" office:value="3752" calcext:value-type="float">
            <text:p>3752</text:p>
          </table:table-cell>
          <table:table-cell table:formula="of:=[.B1419]/[.C1419]" office:value-type="float" office:value="4.36753731343284" calcext:value-type="float">
            <text:p>4.3675373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ضایی</text:p>
          </table:table-cell>
          <table:table-cell office:value-type="float" office:value="17451" calcext:value-type="float">
            <text:p>17451</text:p>
          </table:table-cell>
          <table:table-cell office:value-type="float" office:value="4000" calcext:value-type="float">
            <text:p>4000</text:p>
          </table:table-cell>
          <table:table-cell table:formula="of:=[.B1420]/[.C1420]" office:value-type="float" office:value="4.36275" calcext:value-type="float">
            <text:p>4.36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ریور</text:p>
          </table:table-cell>
          <table:table-cell office:value-type="float" office:value="15931" calcext:value-type="float">
            <text:p>15931</text:p>
          </table:table-cell>
          <table:table-cell office:value-type="float" office:value="3655" calcext:value-type="float">
            <text:p>3655</text:p>
          </table:table-cell>
          <table:table-cell table:formula="of:=[.B1421]/[.C1421]" office:value-type="float" office:value="4.35868673050616" calcext:value-type="float">
            <text:p>4.3586867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float" office:value="15604" calcext:value-type="float">
            <text:p>15604</text:p>
          </table:table-cell>
          <table:table-cell office:value-type="float" office:value="3580" calcext:value-type="float">
            <text:p>3580</text:p>
          </table:table-cell>
          <table:table-cell table:formula="of:=[.B1422]/[.C1422]" office:value-type="float" office:value="4.3586592178771" calcext:value-type="float">
            <text:p>4.3586592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سیایی</text:p>
          </table:table-cell>
          <table:table-cell office:value-type="float" office:value="17051" calcext:value-type="float">
            <text:p>17051</text:p>
          </table:table-cell>
          <table:table-cell office:value-type="float" office:value="3914" calcext:value-type="float">
            <text:p>3914</text:p>
          </table:table-cell>
          <table:table-cell table:formula="of:=[.B1423]/[.C1423]" office:value-type="float" office:value="4.35641287685233" calcext:value-type="float">
            <text:p>4.3564128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مدرضا</text:p>
          </table:table-cell>
          <table:table-cell office:value-type="float" office:value="18660" calcext:value-type="float">
            <text:p>18660</text:p>
          </table:table-cell>
          <table:table-cell office:value-type="float" office:value="4285" calcext:value-type="float">
            <text:p>4285</text:p>
          </table:table-cell>
          <table:table-cell table:formula="of:=[.B1424]/[.C1424]" office:value-type="float" office:value="4.35472578763127" calcext:value-type="float">
            <text:p>4.3547257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اشا</text:p>
          </table:table-cell>
          <table:table-cell office:value-type="float" office:value="16030" calcext:value-type="float">
            <text:p>16030</text:p>
          </table:table-cell>
          <table:table-cell office:value-type="float" office:value="3687" calcext:value-type="float">
            <text:p>3687</text:p>
          </table:table-cell>
          <table:table-cell table:formula="of:=[.B1425]/[.C1425]" office:value-type="float" office:value="4.34770816381882" calcext:value-type="float">
            <text:p>4.3477081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زد</text:p>
          </table:table-cell>
          <table:table-cell office:value-type="float" office:value="16210" calcext:value-type="float">
            <text:p>16210</text:p>
          </table:table-cell>
          <table:table-cell office:value-type="float" office:value="3731" calcext:value-type="float">
            <text:p>3731</text:p>
          </table:table-cell>
          <table:table-cell table:formula="of:=[.B1426]/[.C1426]" office:value-type="float" office:value="4.34467971053337" calcext:value-type="float">
            <text:p>4.3446797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مان</text:p>
          </table:table-cell>
          <table:table-cell office:value-type="float" office:value="17776" calcext:value-type="float">
            <text:p>17776</text:p>
          </table:table-cell>
          <table:table-cell office:value-type="float" office:value="4093" calcext:value-type="float">
            <text:p>4093</text:p>
          </table:table-cell>
          <table:table-cell table:formula="of:=[.B1427]/[.C1427]" office:value-type="float" office:value="4.34302467627657" calcext:value-type="float">
            <text:p>4.3430246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یر</text:p>
          </table:table-cell>
          <table:table-cell office:value-type="float" office:value="18113" calcext:value-type="float">
            <text:p>18113</text:p>
          </table:table-cell>
          <table:table-cell office:value-type="float" office:value="4179" calcext:value-type="float">
            <text:p>4179</text:p>
          </table:table-cell>
          <table:table-cell table:formula="of:=[.B1428]/[.C1428]" office:value-type="float" office:value="4.33429050011965" calcext:value-type="float">
            <text:p>4.3342905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بران</text:p>
          </table:table-cell>
          <table:table-cell office:value-type="float" office:value="19124" calcext:value-type="float">
            <text:p>19124</text:p>
          </table:table-cell>
          <table:table-cell office:value-type="float" office:value="4413" calcext:value-type="float">
            <text:p>4413</text:p>
          </table:table-cell>
          <table:table-cell table:formula="of:=[.B1429]/[.C1429]" office:value-type="float" office:value="4.3335599365511" calcext:value-type="float">
            <text:p>4.3335599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لحت</text:p>
          </table:table-cell>
          <table:table-cell office:value-type="float" office:value="17053" calcext:value-type="float">
            <text:p>17053</text:p>
          </table:table-cell>
          <table:table-cell office:value-type="float" office:value="3938" calcext:value-type="float">
            <text:p>3938</text:p>
          </table:table-cell>
          <table:table-cell table:formula="of:=[.B1430]/[.C1430]" office:value-type="float" office:value="4.33037074657186" calcext:value-type="float">
            <text:p>4.3303707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شید</text:p>
          </table:table-cell>
          <table:table-cell office:value-type="float" office:value="18254" calcext:value-type="float">
            <text:p>18254</text:p>
          </table:table-cell>
          <table:table-cell office:value-type="float" office:value="4223" calcext:value-type="float">
            <text:p>4223</text:p>
          </table:table-cell>
          <table:table-cell table:formula="of:=[.B1431]/[.C1431]" office:value-type="float" office:value="4.32251953587497" calcext:value-type="float">
            <text:p>4.3225195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غذ</text:p>
          </table:table-cell>
          <table:table-cell office:value-type="float" office:value="15381" calcext:value-type="float">
            <text:p>15381</text:p>
          </table:table-cell>
          <table:table-cell office:value-type="float" office:value="3559" calcext:value-type="float">
            <text:p>3559</text:p>
          </table:table-cell>
          <table:table-cell table:formula="of:=[.B1432]/[.C1432]" office:value-type="float" office:value="4.32171958415285" calcext:value-type="float">
            <text:p>4.3217195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خشید</text:p>
          </table:table-cell>
          <table:table-cell office:value-type="float" office:value="19760" calcext:value-type="float">
            <text:p>19760</text:p>
          </table:table-cell>
          <table:table-cell office:value-type="float" office:value="4576" calcext:value-type="float">
            <text:p>4576</text:p>
          </table:table-cell>
          <table:table-cell table:formula="of:=[.B1433]/[.C1433]" office:value-type="float" office:value="4.31818181818182" calcext:value-type="float">
            <text:p>4.318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بیه</text:p>
          </table:table-cell>
          <table:table-cell office:value-type="float" office:value="16871" calcext:value-type="float">
            <text:p>16871</text:p>
          </table:table-cell>
          <table:table-cell office:value-type="float" office:value="3910" calcext:value-type="float">
            <text:p>3910</text:p>
          </table:table-cell>
          <table:table-cell table:formula="of:=[.B1434]/[.C1434]" office:value-type="float" office:value="4.31483375959079" calcext:value-type="float">
            <text:p>4.3148337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ل</text:p>
          </table:table-cell>
          <table:table-cell office:value-type="float" office:value="18503" calcext:value-type="float">
            <text:p>18503</text:p>
          </table:table-cell>
          <table:table-cell office:value-type="float" office:value="4300" calcext:value-type="float">
            <text:p>4300</text:p>
          </table:table-cell>
          <table:table-cell table:formula="of:=[.B1435]/[.C1435]" office:value-type="float" office:value="4.30302325581395" calcext:value-type="float">
            <text:p>4.3030232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عود</text:p>
          </table:table-cell>
          <table:table-cell office:value-type="float" office:value="17138" calcext:value-type="float">
            <text:p>17138</text:p>
          </table:table-cell>
          <table:table-cell office:value-type="float" office:value="3984" calcext:value-type="float">
            <text:p>3984</text:p>
          </table:table-cell>
          <table:table-cell table:formula="of:=[.B1436]/[.C1436]" office:value-type="float" office:value="4.30170682730924" calcext:value-type="float">
            <text:p>4.3017068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س</text:p>
          </table:table-cell>
          <table:table-cell office:value-type="float" office:value="15773" calcext:value-type="float">
            <text:p>15773</text:p>
          </table:table-cell>
          <table:table-cell office:value-type="float" office:value="3667" calcext:value-type="float">
            <text:p>3667</text:p>
          </table:table-cell>
          <table:table-cell table:formula="of:=[.B1437]/[.C1437]" office:value-type="float" office:value="4.3013362421598" calcext:value-type="float">
            <text:p>4.3013362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ذیرفته</text:p>
          </table:table-cell>
          <table:table-cell office:value-type="float" office:value="19250" calcext:value-type="float">
            <text:p>19250</text:p>
          </table:table-cell>
          <table:table-cell office:value-type="float" office:value="4476" calcext:value-type="float">
            <text:p>4476</text:p>
          </table:table-cell>
          <table:table-cell table:formula="of:=[.B1438]/[.C1438]" office:value-type="float" office:value="4.30071492403932" calcext:value-type="float">
            <text:p>4.300714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ریس</text:p>
          </table:table-cell>
          <table:table-cell office:value-type="float" office:value="15888" calcext:value-type="float">
            <text:p>15888</text:p>
          </table:table-cell>
          <table:table-cell office:value-type="float" office:value="3697" calcext:value-type="float">
            <text:p>3697</text:p>
          </table:table-cell>
          <table:table-cell table:formula="of:=[.B1439]/[.C1439]" office:value-type="float" office:value="4.29753854476603" calcext:value-type="float">
            <text:p>4.2975385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طلاعیه</text:p>
          </table:table-cell>
          <table:table-cell office:value-type="float" office:value="16792" calcext:value-type="float">
            <text:p>16792</text:p>
          </table:table-cell>
          <table:table-cell office:value-type="float" office:value="3915" calcext:value-type="float">
            <text:p>3915</text:p>
          </table:table-cell>
          <table:table-cell table:formula="of:=[.B1440]/[.C1440]" office:value-type="float" office:value="4.28914431673052" calcext:value-type="float">
            <text:p>4.2891443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هه</text:p>
          </table:table-cell>
          <table:table-cell office:value-type="float" office:value="17029" calcext:value-type="float">
            <text:p>17029</text:p>
          </table:table-cell>
          <table:table-cell office:value-type="float" office:value="3972" calcext:value-type="float">
            <text:p>3972</text:p>
          </table:table-cell>
          <table:table-cell table:formula="of:=[.B1441]/[.C1441]" office:value-type="float" office:value="4.28726082578046" calcext:value-type="float">
            <text:p>4.2872608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سن</text:p>
          </table:table-cell>
          <table:table-cell office:value-type="float" office:value="18165" calcext:value-type="float">
            <text:p>18165</text:p>
          </table:table-cell>
          <table:table-cell office:value-type="float" office:value="4246" calcext:value-type="float">
            <text:p>4246</text:p>
          </table:table-cell>
          <table:table-cell table:formula="of:=[.B1442]/[.C1442]" office:value-type="float" office:value="4.27814413565709" calcext:value-type="float">
            <text:p>4.2781441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ده</text:p>
          </table:table-cell>
          <table:table-cell office:value-type="float" office:value="16901" calcext:value-type="float">
            <text:p>16901</text:p>
          </table:table-cell>
          <table:table-cell office:value-type="float" office:value="3952" calcext:value-type="float">
            <text:p>3952</text:p>
          </table:table-cell>
          <table:table-cell table:formula="of:=[.B1443]/[.C1443]" office:value-type="float" office:value="4.27656882591093" calcext:value-type="float">
            <text:p>4.2765688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طوط</text:p>
          </table:table-cell>
          <table:table-cell office:value-type="float" office:value="17127" calcext:value-type="float">
            <text:p>17127</text:p>
          </table:table-cell>
          <table:table-cell office:value-type="float" office:value="4006" calcext:value-type="float">
            <text:p>4006</text:p>
          </table:table-cell>
          <table:table-cell table:formula="of:=[.B1444]/[.C1444]" office:value-type="float" office:value="4.27533699450824" calcext:value-type="float">
            <text:p>4.2753369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شنایی</text:p>
          </table:table-cell>
          <table:table-cell office:value-type="float" office:value="18860" calcext:value-type="float">
            <text:p>18860</text:p>
          </table:table-cell>
          <table:table-cell office:value-type="float" office:value="4414" calcext:value-type="float">
            <text:p>4414</text:p>
          </table:table-cell>
          <table:table-cell table:formula="of:=[.B1445]/[.C1445]" office:value-type="float" office:value="4.27276846397825" calcext:value-type="float">
            <text:p>4.272768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رزشگاه</text:p>
          </table:table-cell>
          <table:table-cell office:value-type="float" office:value="17217" calcext:value-type="float">
            <text:p>17217</text:p>
          </table:table-cell>
          <table:table-cell office:value-type="float" office:value="4032" calcext:value-type="float">
            <text:p>4032</text:p>
          </table:table-cell>
          <table:table-cell table:formula="of:=[.B1446]/[.C1446]" office:value-type="float" office:value="4.27008928571429" calcext:value-type="float">
            <text:p>4.2700892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ی</text:p>
          </table:table-cell>
          <table:table-cell office:value-type="float" office:value="17113" calcext:value-type="float">
            <text:p>17113</text:p>
          </table:table-cell>
          <table:table-cell office:value-type="float" office:value="4008" calcext:value-type="float">
            <text:p>4008</text:p>
          </table:table-cell>
          <table:table-cell table:formula="of:=[.B1447]/[.C1447]" office:value-type="float" office:value="4.26971057884232" calcext:value-type="float">
            <text:p>4.2697105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چه</text:p>
          </table:table-cell>
          <table:table-cell office:value-type="float" office:value="15822" calcext:value-type="float">
            <text:p>15822</text:p>
          </table:table-cell>
          <table:table-cell office:value-type="float" office:value="3706" calcext:value-type="float">
            <text:p>3706</text:p>
          </table:table-cell>
          <table:table-cell table:formula="of:=[.B1448]/[.C1448]" office:value-type="float" office:value="4.26929303831624" calcext:value-type="float">
            <text:p>4.2692930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طمینان</text:p>
          </table:table-cell>
          <table:table-cell office:value-type="float" office:value="18900" calcext:value-type="float">
            <text:p>18900</text:p>
          </table:table-cell>
          <table:table-cell office:value-type="float" office:value="4427" calcext:value-type="float">
            <text:p>4427</text:p>
          </table:table-cell>
          <table:table-cell table:formula="of:=[.B1449]/[.C1449]" office:value-type="float" office:value="4.2692568330698" calcext:value-type="float">
            <text:p>4.2692568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وقف</text:p>
          </table:table-cell>
          <table:table-cell office:value-type="float" office:value="18884" calcext:value-type="float">
            <text:p>18884</text:p>
          </table:table-cell>
          <table:table-cell office:value-type="float" office:value="4430" calcext:value-type="float">
            <text:p>4430</text:p>
          </table:table-cell>
          <table:table-cell table:formula="of:=[.B1450]/[.C1450]" office:value-type="float" office:value="4.2627539503386" calcext:value-type="float">
            <text:p>4.2627539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لق</text:p>
          </table:table-cell>
          <table:table-cell office:value-type="float" office:value="17941" calcext:value-type="float">
            <text:p>17941</text:p>
          </table:table-cell>
          <table:table-cell office:value-type="float" office:value="4210" calcext:value-type="float">
            <text:p>4210</text:p>
          </table:table-cell>
          <table:table-cell table:formula="of:=[.B1451]/[.C1451]" office:value-type="float" office:value="4.26152019002375" calcext:value-type="float">
            <text:p>4.26152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فا</text:p>
          </table:table-cell>
          <table:table-cell office:value-type="float" office:value="18816" calcext:value-type="float">
            <text:p>18816</text:p>
          </table:table-cell>
          <table:table-cell office:value-type="float" office:value="4418" calcext:value-type="float">
            <text:p>4418</text:p>
          </table:table-cell>
          <table:table-cell table:formula="of:=[.B1452]/[.C1452]" office:value-type="float" office:value="4.25894069714803" calcext:value-type="float">
            <text:p>4.2589406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ضمین</text:p>
          </table:table-cell>
          <table:table-cell office:value-type="float" office:value="18090" calcext:value-type="float">
            <text:p>18090</text:p>
          </table:table-cell>
          <table:table-cell office:value-type="float" office:value="4250" calcext:value-type="float">
            <text:p>4250</text:p>
          </table:table-cell>
          <table:table-cell table:formula="of:=[.B1453]/[.C1453]" office:value-type="float" office:value="4.25647058823529" calcext:value-type="float">
            <text:p>4.2564705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ئوال</text:p>
          </table:table-cell>
          <table:table-cell office:value-type="float" office:value="17081" calcext:value-type="float">
            <text:p>17081</text:p>
          </table:table-cell>
          <table:table-cell office:value-type="float" office:value="4013" calcext:value-type="float">
            <text:p>4013</text:p>
          </table:table-cell>
          <table:table-cell table:formula="of:=[.B1454]/[.C1454]" office:value-type="float" office:value="4.25641664590082" calcext:value-type="float">
            <text:p>4.2564166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یخ</text:p>
          </table:table-cell>
          <table:table-cell office:value-type="float" office:value="16461" calcext:value-type="float">
            <text:p>16461</text:p>
          </table:table-cell>
          <table:table-cell office:value-type="float" office:value="3868" calcext:value-type="float">
            <text:p>3868</text:p>
          </table:table-cell>
          <table:table-cell table:formula="of:=[.B1455]/[.C1455]" office:value-type="float" office:value="4.25568769389866" calcext:value-type="float">
            <text:p>4.2556876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لوده</text:p>
          </table:table-cell>
          <table:table-cell office:value-type="float" office:value="16809" calcext:value-type="float">
            <text:p>16809</text:p>
          </table:table-cell>
          <table:table-cell office:value-type="float" office:value="3953" calcext:value-type="float">
            <text:p>3953</text:p>
          </table:table-cell>
          <table:table-cell table:formula="of:=[.B1456]/[.C1456]" office:value-type="float" office:value="4.25221350872755" calcext:value-type="float">
            <text:p>4.2522135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رد</text:p>
          </table:table-cell>
          <table:table-cell office:value-type="float" office:value="17648" calcext:value-type="float">
            <text:p>17648</text:p>
          </table:table-cell>
          <table:table-cell office:value-type="float" office:value="4157" calcext:value-type="float">
            <text:p>4157</text:p>
          </table:table-cell>
          <table:table-cell table:formula="of:=[.B1457]/[.C1457]" office:value-type="float" office:value="4.24536925667549" calcext:value-type="float">
            <text:p>4.2453692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ضاع</text:p>
          </table:table-cell>
          <table:table-cell office:value-type="float" office:value="18638" calcext:value-type="float">
            <text:p>18638</text:p>
          </table:table-cell>
          <table:table-cell office:value-type="float" office:value="4394" calcext:value-type="float">
            <text:p>4394</text:p>
          </table:table-cell>
          <table:table-cell table:formula="of:=[.B1458]/[.C1458]" office:value-type="float" office:value="4.24169321802458" calcext:value-type="float">
            <text:p>4.241693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ری</text:p>
          </table:table-cell>
          <table:table-cell office:value-type="float" office:value="15961" calcext:value-type="float">
            <text:p>15961</text:p>
          </table:table-cell>
          <table:table-cell office:value-type="float" office:value="3763" calcext:value-type="float">
            <text:p>3763</text:p>
          </table:table-cell>
          <table:table-cell table:formula="of:=[.B1459]/[.C1459]" office:value-type="float" office:value="4.24156258304544" calcext:value-type="float">
            <text:p>4.241562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ظرف</text:p>
          </table:table-cell>
          <table:table-cell office:value-type="float" office:value="18388" calcext:value-type="float">
            <text:p>18388</text:p>
          </table:table-cell>
          <table:table-cell office:value-type="float" office:value="4343" calcext:value-type="float">
            <text:p>4343</text:p>
          </table:table-cell>
          <table:table-cell table:formula="of:=[.B1460]/[.C1460]" office:value-type="float" office:value="4.23393967303707" calcext:value-type="float">
            <text:p>4.233939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ایل</text:p>
          </table:table-cell>
          <table:table-cell office:value-type="float" office:value="18541" calcext:value-type="float">
            <text:p>18541</text:p>
          </table:table-cell>
          <table:table-cell office:value-type="float" office:value="4380" calcext:value-type="float">
            <text:p>4380</text:p>
          </table:table-cell>
          <table:table-cell table:formula="of:=[.B1461]/[.C1461]" office:value-type="float" office:value="4.23310502283105" calcext:value-type="float">
            <text:p>4.2331050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ست</text:p>
          </table:table-cell>
          <table:table-cell office:value-type="float" office:value="15116" calcext:value-type="float">
            <text:p>15116</text:p>
          </table:table-cell>
          <table:table-cell office:value-type="float" office:value="3574" calcext:value-type="float">
            <text:p>3574</text:p>
          </table:table-cell>
          <table:table-cell table:formula="of:=[.B1462]/[.C1462]" office:value-type="float" office:value="4.229434806939" calcext:value-type="float">
            <text:p>4.2294348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ینی</text:p>
          </table:table-cell>
          <table:table-cell office:value-type="float" office:value="17096" calcext:value-type="float">
            <text:p>17096</text:p>
          </table:table-cell>
          <table:table-cell office:value-type="float" office:value="4045" calcext:value-type="float">
            <text:p>4045</text:p>
          </table:table-cell>
          <table:table-cell table:formula="of:=[.B1463]/[.C1463]" office:value-type="float" office:value="4.22645241038319" calcext:value-type="float">
            <text:p>4.2264524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عبه</text:p>
          </table:table-cell>
          <table:table-cell office:value-type="float" office:value="16433" calcext:value-type="float">
            <text:p>16433</text:p>
          </table:table-cell>
          <table:table-cell office:value-type="float" office:value="3891" calcext:value-type="float">
            <text:p>3891</text:p>
          </table:table-cell>
          <table:table-cell table:formula="of:=[.B1464]/[.C1464]" office:value-type="float" office:value="4.22333590336674" calcext:value-type="float">
            <text:p>4.2233359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علق</text:p>
          </table:table-cell>
          <table:table-cell office:value-type="float" office:value="18557" calcext:value-type="float">
            <text:p>18557</text:p>
          </table:table-cell>
          <table:table-cell office:value-type="float" office:value="4399" calcext:value-type="float">
            <text:p>4399</text:p>
          </table:table-cell>
          <table:table-cell table:formula="of:=[.B1465]/[.C1465]" office:value-type="float" office:value="4.21845874062287" calcext:value-type="float">
            <text:p>4.2184587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از</text:p>
          </table:table-cell>
          <table:table-cell office:value-type="float" office:value="17118" calcext:value-type="float">
            <text:p>17118</text:p>
          </table:table-cell>
          <table:table-cell office:value-type="float" office:value="4064" calcext:value-type="float">
            <text:p>4064</text:p>
          </table:table-cell>
          <table:table-cell table:formula="of:=[.B1466]/[.C1466]" office:value-type="float" office:value="4.2121062992126" calcext:value-type="float">
            <text:p>4.2121062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نسوی</text:p>
          </table:table-cell>
          <table:table-cell office:value-type="float" office:value="16914" calcext:value-type="float">
            <text:p>16914</text:p>
          </table:table-cell>
          <table:table-cell office:value-type="float" office:value="4020" calcext:value-type="float">
            <text:p>4020</text:p>
          </table:table-cell>
          <table:table-cell table:formula="of:=[.B1467]/[.C1467]" office:value-type="float" office:value="4.20746268656716" calcext:value-type="float">
            <text:p>4.2074626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دن</text:p>
          </table:table-cell>
          <table:table-cell office:value-type="float" office:value="15360" calcext:value-type="float">
            <text:p>15360</text:p>
          </table:table-cell>
          <table:table-cell office:value-type="float" office:value="3654" calcext:value-type="float">
            <text:p>3654</text:p>
          </table:table-cell>
          <table:table-cell table:formula="of:=[.B1468]/[.C1468]" office:value-type="float" office:value="4.20361247947455" calcext:value-type="float">
            <text:p>4.2036124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لام</text:p>
          </table:table-cell>
          <table:table-cell office:value-type="float" office:value="16855" calcext:value-type="float">
            <text:p>16855</text:p>
          </table:table-cell>
          <table:table-cell office:value-type="float" office:value="4013" calcext:value-type="float">
            <text:p>4013</text:p>
          </table:table-cell>
          <table:table-cell table:formula="of:=[.B1469]/[.C1469]" office:value-type="float" office:value="4.20009967605283" calcext:value-type="float">
            <text:p>4.2000996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خ</text:p>
          </table:table-cell>
          <table:table-cell office:value-type="float" office:value="15004" calcext:value-type="float">
            <text:p>15004</text:p>
          </table:table-cell>
          <table:table-cell office:value-type="float" office:value="3574" calcext:value-type="float">
            <text:p>3574</text:p>
          </table:table-cell>
          <table:table-cell table:formula="of:=[.B1470]/[.C1470]" office:value-type="float" office:value="4.19809736989368" calcext:value-type="float">
            <text:p>4.1980973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عی</text:p>
          </table:table-cell>
          <table:table-cell office:value-type="float" office:value="17900" calcext:value-type="float">
            <text:p>17900</text:p>
          </table:table-cell>
          <table:table-cell office:value-type="float" office:value="4265" calcext:value-type="float">
            <text:p>4265</text:p>
          </table:table-cell>
          <table:table-cell table:formula="of:=[.B1471]/[.C1471]" office:value-type="float" office:value="4.19695193434936" calcext:value-type="float">
            <text:p>4.1969519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ت</text:p>
          </table:table-cell>
          <table:table-cell office:value-type="float" office:value="16643" calcext:value-type="float">
            <text:p>16643</text:p>
          </table:table-cell>
          <table:table-cell office:value-type="float" office:value="3980" calcext:value-type="float">
            <text:p>3980</text:p>
          </table:table-cell>
          <table:table-cell table:formula="of:=[.B1472]/[.C1472]" office:value-type="float" office:value="4.18165829145729" calcext:value-type="float">
            <text:p>4.1816582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از</text:p>
          </table:table-cell>
          <table:table-cell office:value-type="float" office:value="14748" calcext:value-type="float">
            <text:p>14748</text:p>
          </table:table-cell>
          <table:table-cell office:value-type="float" office:value="3527" calcext:value-type="float">
            <text:p>3527</text:p>
          </table:table-cell>
          <table:table-cell table:formula="of:=[.B1473]/[.C1473]" office:value-type="float" office:value="4.18145732917494" calcext:value-type="float">
            <text:p>4.1814573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دمات</text:p>
          </table:table-cell>
          <table:table-cell office:value-type="float" office:value="18166" calcext:value-type="float">
            <text:p>18166</text:p>
          </table:table-cell>
          <table:table-cell office:value-type="float" office:value="4346" calcext:value-type="float">
            <text:p>4346</text:p>
          </table:table-cell>
          <table:table-cell table:formula="of:=[.B1474]/[.C1474]" office:value-type="float" office:value="4.17993557294064" calcext:value-type="float">
            <text:p>4.1799355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نی</text:p>
          </table:table-cell>
          <table:table-cell office:value-type="float" office:value="16237" calcext:value-type="float">
            <text:p>16237</text:p>
          </table:table-cell>
          <table:table-cell office:value-type="float" office:value="3885" calcext:value-type="float">
            <text:p>3885</text:p>
          </table:table-cell>
          <table:table-cell table:formula="of:=[.B1475]/[.C1475]" office:value-type="float" office:value="4.17940797940798" calcext:value-type="float">
            <text:p>4.1794079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شم</text:p>
          </table:table-cell>
          <table:table-cell office:value-type="float" office:value="17683" calcext:value-type="float">
            <text:p>17683</text:p>
          </table:table-cell>
          <table:table-cell office:value-type="float" office:value="4233" calcext:value-type="float">
            <text:p>4233</text:p>
          </table:table-cell>
          <table:table-cell table:formula="of:=[.B1476]/[.C1476]" office:value-type="float" office:value="4.17741554453107" calcext:value-type="float">
            <text:p>4.1774155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تقد</text:p>
          </table:table-cell>
          <table:table-cell office:value-type="float" office:value="14934" calcext:value-type="float">
            <text:p>14934</text:p>
          </table:table-cell>
          <table:table-cell office:value-type="float" office:value="3579" calcext:value-type="float">
            <text:p>3579</text:p>
          </table:table-cell>
          <table:table-cell table:formula="of:=[.B1477]/[.C1477]" office:value-type="float" office:value="4.17267393126572" calcext:value-type="float">
            <text:p>4.1726739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پرده</text:p>
          </table:table-cell>
          <table:table-cell office:value-type="float" office:value="17263" calcext:value-type="float">
            <text:p>17263</text:p>
          </table:table-cell>
          <table:table-cell office:value-type="float" office:value="4139" calcext:value-type="float">
            <text:p>4139</text:p>
          </table:table-cell>
          <table:table-cell table:formula="of:=[.B1478]/[.C1478]" office:value-type="float" office:value="4.17081420633003" calcext:value-type="float">
            <text:p>4.1708142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صره</text:p>
          </table:table-cell>
          <table:table-cell office:value-type="float" office:value="14957" calcext:value-type="float">
            <text:p>14957</text:p>
          </table:table-cell>
          <table:table-cell office:value-type="float" office:value="3589" calcext:value-type="float">
            <text:p>3589</text:p>
          </table:table-cell>
          <table:table-cell table:formula="of:=[.B1479]/[.C1479]" office:value-type="float" office:value="4.16745611590972" calcext:value-type="float">
            <text:p>4.167456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د</text:p>
          </table:table-cell>
          <table:table-cell office:value-type="float" office:value="17055" calcext:value-type="float">
            <text:p>17055</text:p>
          </table:table-cell>
          <table:table-cell office:value-type="float" office:value="4096" calcext:value-type="float">
            <text:p>4096</text:p>
          </table:table-cell>
          <table:table-cell table:formula="of:=[.B1480]/[.C1480]" office:value-type="float" office:value="4.163818359375" calcext:value-type="float">
            <text:p>4.1638183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سات</text:p>
          </table:table-cell>
          <table:table-cell office:value-type="float" office:value="16563" calcext:value-type="float">
            <text:p>16563</text:p>
          </table:table-cell>
          <table:table-cell office:value-type="float" office:value="3983" calcext:value-type="float">
            <text:p>3983</text:p>
          </table:table-cell>
          <table:table-cell table:formula="of:=[.B1481]/[.C1481]" office:value-type="float" office:value="4.15842329902084" calcext:value-type="float">
            <text:p>4.158423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ه</text:p>
          </table:table-cell>
          <table:table-cell office:value-type="float" office:value="16208" calcext:value-type="float">
            <text:p>16208</text:p>
          </table:table-cell>
          <table:table-cell office:value-type="float" office:value="3901" calcext:value-type="float">
            <text:p>3901</text:p>
          </table:table-cell>
          <table:table-cell table:formula="of:=[.B1482]/[.C1482]" office:value-type="float" office:value="4.15483209433479" calcext:value-type="float">
            <text:p>4.1548320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ملل</text:p>
          </table:table-cell>
          <table:table-cell office:value-type="float" office:value="15769" calcext:value-type="float">
            <text:p>15769</text:p>
          </table:table-cell>
          <table:table-cell office:value-type="float" office:value="3797" calcext:value-type="float">
            <text:p>3797</text:p>
          </table:table-cell>
          <table:table-cell table:formula="of:=[.B1483]/[.C1483]" office:value-type="float" office:value="4.15301553858309" calcext:value-type="float">
            <text:p>4.1530155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ربه</text:p>
          </table:table-cell>
          <table:table-cell office:value-type="float" office:value="17582" calcext:value-type="float">
            <text:p>17582</text:p>
          </table:table-cell>
          <table:table-cell office:value-type="float" office:value="4235" calcext:value-type="float">
            <text:p>4235</text:p>
          </table:table-cell>
          <table:table-cell table:formula="of:=[.B1484]/[.C1484]" office:value-type="float" office:value="4.15159386068477" calcext:value-type="float">
            <text:p>4.1515938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همید</text:p>
          </table:table-cell>
          <table:table-cell office:value-type="float" office:value="16166" calcext:value-type="float">
            <text:p>16166</text:p>
          </table:table-cell>
          <table:table-cell office:value-type="float" office:value="3904" calcext:value-type="float">
            <text:p>3904</text:p>
          </table:table-cell>
          <table:table-cell table:formula="of:=[.B1485]/[.C1485]" office:value-type="float" office:value="4.14088114754098" calcext:value-type="float">
            <text:p>4.1408811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جیه</text:p>
          </table:table-cell>
          <table:table-cell office:value-type="float" office:value="17655" calcext:value-type="float">
            <text:p>17655</text:p>
          </table:table-cell>
          <table:table-cell office:value-type="float" office:value="4266" calcext:value-type="float">
            <text:p>4266</text:p>
          </table:table-cell>
          <table:table-cell table:formula="of:=[.B1486]/[.C1486]" office:value-type="float" office:value="4.13853727144866" calcext:value-type="float">
            <text:p>4.1385372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قشه</text:p>
          </table:table-cell>
          <table:table-cell office:value-type="float" office:value="15270" calcext:value-type="float">
            <text:p>15270</text:p>
          </table:table-cell>
          <table:table-cell office:value-type="float" office:value="3691" calcext:value-type="float">
            <text:p>3691</text:p>
          </table:table-cell>
          <table:table-cell table:formula="of:=[.B1487]/[.C1487]" office:value-type="float" office:value="4.13709021945272" calcext:value-type="float">
            <text:p>4.1370902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چیده</text:p>
          </table:table-cell>
          <table:table-cell office:value-type="float" office:value="17857" calcext:value-type="float">
            <text:p>17857</text:p>
          </table:table-cell>
          <table:table-cell office:value-type="float" office:value="4319" calcext:value-type="float">
            <text:p>4319</text:p>
          </table:table-cell>
          <table:table-cell table:formula="of:=[.B1488]/[.C1488]" office:value-type="float" office:value="4.13452188006483" calcext:value-type="float">
            <text:p>4.1345218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یرضا</text:p>
          </table:table-cell>
          <table:table-cell office:value-type="float" office:value="17523" calcext:value-type="float">
            <text:p>17523</text:p>
          </table:table-cell>
          <table:table-cell office:value-type="float" office:value="4241" calcext:value-type="float">
            <text:p>4241</text:p>
          </table:table-cell>
          <table:table-cell table:formula="of:=[.B1489]/[.C1489]" office:value-type="float" office:value="4.13180853572271" calcext:value-type="float">
            <text:p>4.1318085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وز</text:p>
          </table:table-cell>
          <table:table-cell office:value-type="float" office:value="14564" calcext:value-type="float">
            <text:p>14564</text:p>
          </table:table-cell>
          <table:table-cell office:value-type="float" office:value="3526" calcext:value-type="float">
            <text:p>3526</text:p>
          </table:table-cell>
          <table:table-cell table:formula="of:=[.B1490]/[.C1490]" office:value-type="float" office:value="4.13045944412933" calcext:value-type="float">
            <text:p>4.1304594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تبط</text:p>
          </table:table-cell>
          <table:table-cell office:value-type="float" office:value="16695" calcext:value-type="float">
            <text:p>16695</text:p>
          </table:table-cell>
          <table:table-cell office:value-type="float" office:value="4042" calcext:value-type="float">
            <text:p>4042</text:p>
          </table:table-cell>
          <table:table-cell table:formula="of:=[.B1491]/[.C1491]" office:value-type="float" office:value="4.1303809995052" calcext:value-type="float">
            <text:p>4.1303809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رفدار</text:p>
          </table:table-cell>
          <table:table-cell office:value-type="float" office:value="17236" calcext:value-type="float">
            <text:p>17236</text:p>
          </table:table-cell>
          <table:table-cell office:value-type="float" office:value="4179" calcext:value-type="float">
            <text:p>4179</text:p>
          </table:table-cell>
          <table:table-cell table:formula="of:=[.B1492]/[.C1492]" office:value-type="float" office:value="4.12443168222063" calcext:value-type="float">
            <text:p>4.1244316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قراری</text:p>
          </table:table-cell>
          <table:table-cell office:value-type="float" office:value="18095" calcext:value-type="float">
            <text:p>18095</text:p>
          </table:table-cell>
          <table:table-cell office:value-type="float" office:value="4397" calcext:value-type="float">
            <text:p>4397</text:p>
          </table:table-cell>
          <table:table-cell table:formula="of:=[.B1493]/[.C1493]" office:value-type="float" office:value="4.11530589037981" calcext:value-type="float">
            <text:p>4.1153058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ضویت</text:p>
          </table:table-cell>
          <table:table-cell office:value-type="float" office:value="16477" calcext:value-type="float">
            <text:p>16477</text:p>
          </table:table-cell>
          <table:table-cell office:value-type="float" office:value="4009" calcext:value-type="float">
            <text:p>4009</text:p>
          </table:table-cell>
          <table:table-cell table:formula="of:=[.B1494]/[.C1494]" office:value-type="float" office:value="4.11000249438763" calcext:value-type="float">
            <text:p>4.1100024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فتم</text:p>
          </table:table-cell>
          <table:table-cell office:value-type="float" office:value="16782" calcext:value-type="float">
            <text:p>16782</text:p>
          </table:table-cell>
          <table:table-cell office:value-type="float" office:value="4084" calcext:value-type="float">
            <text:p>4084</text:p>
          </table:table-cell>
          <table:table-cell table:formula="of:=[.B1495]/[.C1495]" office:value-type="float" office:value="4.10920666013712" calcext:value-type="float">
            <text:p>4.1092066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اسلام</text:p>
          </table:table-cell>
          <table:table-cell office:value-type="float" office:value="17158" calcext:value-type="float">
            <text:p>17158</text:p>
          </table:table-cell>
          <table:table-cell office:value-type="float" office:value="4176" calcext:value-type="float">
            <text:p>4176</text:p>
          </table:table-cell>
          <table:table-cell table:formula="of:=[.B1496]/[.C1496]" office:value-type="float" office:value="4.10871647509579" calcext:value-type="float">
            <text:p>4.1087164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شغال</text:p>
          </table:table-cell>
          <table:table-cell office:value-type="float" office:value="16059" calcext:value-type="float">
            <text:p>16059</text:p>
          </table:table-cell>
          <table:table-cell office:value-type="float" office:value="3914" calcext:value-type="float">
            <text:p>3914</text:p>
          </table:table-cell>
          <table:table-cell table:formula="of:=[.B1497]/[.C1497]" office:value-type="float" office:value="4.10296371997956" calcext:value-type="float">
            <text:p>4.1029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سطه</text:p>
          </table:table-cell>
          <table:table-cell office:value-type="float" office:value="16999" calcext:value-type="float">
            <text:p>16999</text:p>
          </table:table-cell>
          <table:table-cell office:value-type="float" office:value="4144" calcext:value-type="float">
            <text:p>4144</text:p>
          </table:table-cell>
          <table:table-cell table:formula="of:=[.B1498]/[.C1498]" office:value-type="float" office:value="4.10207528957529" calcext:value-type="float">
            <text:p>4.1020752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قف</text:p>
          </table:table-cell>
          <table:table-cell office:value-type="float" office:value="15969" calcext:value-type="float">
            <text:p>15969</text:p>
          </table:table-cell>
          <table:table-cell office:value-type="float" office:value="3902" calcext:value-type="float">
            <text:p>3902</text:p>
          </table:table-cell>
          <table:table-cell table:formula="of:=[.B1499]/[.C1499]" office:value-type="float" office:value="4.09251665812404" calcext:value-type="float">
            <text:p>4.0925166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زوم</text:p>
          </table:table-cell>
          <table:table-cell office:value-type="float" office:value="18373" calcext:value-type="float">
            <text:p>18373</text:p>
          </table:table-cell>
          <table:table-cell office:value-type="float" office:value="4490" calcext:value-type="float">
            <text:p>4490</text:p>
          </table:table-cell>
          <table:table-cell table:formula="of:=[.B1500]/[.C1500]" office:value-type="float" office:value="4.09198218262806" calcext:value-type="float">
            <text:p>4.0919821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رین</text:p>
          </table:table-cell>
          <table:table-cell office:value-type="float" office:value="15536" calcext:value-type="float">
            <text:p>15536</text:p>
          </table:table-cell>
          <table:table-cell office:value-type="float" office:value="3797" calcext:value-type="float">
            <text:p>3797</text:p>
          </table:table-cell>
          <table:table-cell table:formula="of:=[.B1501]/[.C1501]" office:value-type="float" office:value="4.09165130366079" calcext:value-type="float">
            <text:p>4.0916513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رزو</text:p>
          </table:table-cell>
          <table:table-cell office:value-type="float" office:value="17495" calcext:value-type="float">
            <text:p>17495</text:p>
          </table:table-cell>
          <table:table-cell office:value-type="float" office:value="4278" calcext:value-type="float">
            <text:p>4278</text:p>
          </table:table-cell>
          <table:table-cell table:formula="of:=[.B1502]/[.C1502]" office:value-type="float" office:value="4.08952781673679" calcext:value-type="float">
            <text:p>4.0895278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لم</text:p>
          </table:table-cell>
          <table:table-cell office:value-type="float" office:value="16311" calcext:value-type="float">
            <text:p>16311</text:p>
          </table:table-cell>
          <table:table-cell office:value-type="float" office:value="3990" calcext:value-type="float">
            <text:p>3990</text:p>
          </table:table-cell>
          <table:table-cell table:formula="of:=[.B1503]/[.C1503]" office:value-type="float" office:value="4.08796992481203" calcext:value-type="float">
            <text:p>4.0879699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کشنبه</text:p>
          </table:table-cell>
          <table:table-cell office:value-type="float" office:value="17183" calcext:value-type="float">
            <text:p>17183</text:p>
          </table:table-cell>
          <table:table-cell office:value-type="float" office:value="4204" calcext:value-type="float">
            <text:p>4204</text:p>
          </table:table-cell>
          <table:table-cell table:formula="of:=[.B1504]/[.C1504]" office:value-type="float" office:value="4.08729781160799" calcext:value-type="float">
            <text:p>4.0872978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زوده</text:p>
          </table:table-cell>
          <table:table-cell office:value-type="float" office:value="18108" calcext:value-type="float">
            <text:p>18108</text:p>
          </table:table-cell>
          <table:table-cell office:value-type="float" office:value="4431" calcext:value-type="float">
            <text:p>4431</text:p>
          </table:table-cell>
          <table:table-cell table:formula="of:=[.B1505]/[.C1505]" office:value-type="float" office:value="4.08666215301286" calcext:value-type="float">
            <text:p>4.086662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تظر</text:p>
          </table:table-cell>
          <table:table-cell office:value-type="float" office:value="16149" calcext:value-type="float">
            <text:p>16149</text:p>
          </table:table-cell>
          <table:table-cell office:value-type="float" office:value="3952" calcext:value-type="float">
            <text:p>3952</text:p>
          </table:table-cell>
          <table:table-cell table:formula="of:=[.B1506]/[.C1506]" office:value-type="float" office:value="4.08628542510122" calcext:value-type="float">
            <text:p>4.0862854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وی</text:p>
          </table:table-cell>
          <table:table-cell office:value-type="float" office:value="16460" calcext:value-type="float">
            <text:p>16460</text:p>
          </table:table-cell>
          <table:table-cell office:value-type="float" office:value="4033" calcext:value-type="float">
            <text:p>4033</text:p>
          </table:table-cell>
          <table:table-cell table:formula="of:=[.B1507]/[.C1507]" office:value-type="float" office:value="4.08132903545748" calcext:value-type="float">
            <text:p>4.0813290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م</text:p>
          </table:table-cell>
          <table:table-cell office:value-type="float" office:value="15310" calcext:value-type="float">
            <text:p>15310</text:p>
          </table:table-cell>
          <table:table-cell office:value-type="float" office:value="3753" calcext:value-type="float">
            <text:p>3753</text:p>
          </table:table-cell>
          <table:table-cell table:formula="of:=[.B1508]/[.C1508]" office:value-type="float" office:value="4.07940314415135" calcext:value-type="float">
            <text:p>4.0794031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یرا</text:p>
          </table:table-cell>
          <table:table-cell office:value-type="float" office:value="17951" calcext:value-type="float">
            <text:p>17951</text:p>
          </table:table-cell>
          <table:table-cell office:value-type="float" office:value="4404" calcext:value-type="float">
            <text:p>4404</text:p>
          </table:table-cell>
          <table:table-cell table:formula="of:=[.B1509]/[.C1509]" office:value-type="float" office:value="4.07606721162579" calcext:value-type="float">
            <text:p>4.0760672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نی</text:p>
          </table:table-cell>
          <table:table-cell office:value-type="float" office:value="16160" calcext:value-type="float">
            <text:p>16160</text:p>
          </table:table-cell>
          <table:table-cell office:value-type="float" office:value="3966" calcext:value-type="float">
            <text:p>3966</text:p>
          </table:table-cell>
          <table:table-cell table:formula="of:=[.B1510]/[.C1510]" office:value-type="float" office:value="4.07463439233485" calcext:value-type="float">
            <text:p>4.0746343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حالی</text:p>
          </table:table-cell>
          <table:table-cell office:value-type="float" office:value="16080" calcext:value-type="float">
            <text:p>16080</text:p>
          </table:table-cell>
          <table:table-cell office:value-type="float" office:value="3952" calcext:value-type="float">
            <text:p>3952</text:p>
          </table:table-cell>
          <table:table-cell table:formula="of:=[.B1511]/[.C1511]" office:value-type="float" office:value="4.06882591093117" calcext:value-type="float">
            <text:p>4.0688259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یرکل</text:p>
          </table:table-cell>
          <table:table-cell office:value-type="float" office:value="17329" calcext:value-type="float">
            <text:p>17329</text:p>
          </table:table-cell>
          <table:table-cell office:value-type="float" office:value="4261" calcext:value-type="float">
            <text:p>4261</text:p>
          </table:table-cell>
          <table:table-cell table:formula="of:=[.B1512]/[.C1512]" office:value-type="float" office:value="4.06688570758038" calcext:value-type="float">
            <text:p>4.0668857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فتن</text:p>
          </table:table-cell>
          <table:table-cell office:value-type="float" office:value="17938" calcext:value-type="float">
            <text:p>17938</text:p>
          </table:table-cell>
          <table:table-cell office:value-type="float" office:value="4423" calcext:value-type="float">
            <text:p>4423</text:p>
          </table:table-cell>
          <table:table-cell table:formula="of:=[.B1513]/[.C1513]" office:value-type="float" office:value="4.05561835858015" calcext:value-type="float">
            <text:p>4.0556183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کبر</text:p>
          </table:table-cell>
          <table:table-cell office:value-type="float" office:value="17542" calcext:value-type="float">
            <text:p>17542</text:p>
          </table:table-cell>
          <table:table-cell office:value-type="float" office:value="4327" calcext:value-type="float">
            <text:p>4327</text:p>
          </table:table-cell>
          <table:table-cell table:formula="of:=[.B1514]/[.C1514]" office:value-type="float" office:value="4.05407903859487" calcext:value-type="float">
            <text:p>4.0540790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هاجرت</text:p>
          </table:table-cell>
          <table:table-cell office:value-type="float" office:value="14314" calcext:value-type="float">
            <text:p>14314</text:p>
          </table:table-cell>
          <table:table-cell office:value-type="float" office:value="3531" calcext:value-type="float">
            <text:p>3531</text:p>
          </table:table-cell>
          <table:table-cell table:formula="of:=[.B1515]/[.C1515]" office:value-type="float" office:value="4.05380911922968" calcext:value-type="float">
            <text:p>4.0538091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ئولین</text:p>
          </table:table-cell>
          <table:table-cell office:value-type="float" office:value="17668" calcext:value-type="float">
            <text:p>17668</text:p>
          </table:table-cell>
          <table:table-cell office:value-type="float" office:value="4360" calcext:value-type="float">
            <text:p>4360</text:p>
          </table:table-cell>
          <table:table-cell table:formula="of:=[.B1516]/[.C1516]" office:value-type="float" office:value="4.05229357798165" calcext:value-type="float">
            <text:p>4.052293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یمیایی</text:p>
          </table:table-cell>
          <table:table-cell office:value-type="float" office:value="15168" calcext:value-type="float">
            <text:p>15168</text:p>
          </table:table-cell>
          <table:table-cell office:value-type="float" office:value="3748" calcext:value-type="float">
            <text:p>3748</text:p>
          </table:table-cell>
          <table:table-cell table:formula="of:=[.B1517]/[.C1517]" office:value-type="float" office:value="4.04695837780149" calcext:value-type="float">
            <text:p>4.0469583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اکمه</text:p>
          </table:table-cell>
          <table:table-cell office:value-type="float" office:value="14940" calcext:value-type="float">
            <text:p>14940</text:p>
          </table:table-cell>
          <table:table-cell office:value-type="float" office:value="3695" calcext:value-type="float">
            <text:p>3695</text:p>
          </table:table-cell>
          <table:table-cell table:formula="of:=[.B1518]/[.C1518]" office:value-type="float" office:value="4.04330175913397" calcext:value-type="float">
            <text:p>4.0433017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زو</text:p>
          </table:table-cell>
          <table:table-cell office:value-type="float" office:value="16885" calcext:value-type="float">
            <text:p>16885</text:p>
          </table:table-cell>
          <table:table-cell office:value-type="float" office:value="4177" calcext:value-type="float">
            <text:p>4177</text:p>
          </table:table-cell>
          <table:table-cell table:formula="of:=[.B1519]/[.C1519]" office:value-type="float" office:value="4.04237491022265" calcext:value-type="float">
            <text:p>4.0423749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شکار</text:p>
          </table:table-cell>
          <table:table-cell office:value-type="float" office:value="17812" calcext:value-type="float">
            <text:p>17812</text:p>
          </table:table-cell>
          <table:table-cell office:value-type="float" office:value="4411" calcext:value-type="float">
            <text:p>4411</text:p>
          </table:table-cell>
          <table:table-cell table:formula="of:=[.B1520]/[.C1520]" office:value-type="float" office:value="4.03808660167762" calcext:value-type="float">
            <text:p>4.0380866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صیف</text:p>
          </table:table-cell>
          <table:table-cell office:value-type="float" office:value="17941" calcext:value-type="float">
            <text:p>17941</text:p>
          </table:table-cell>
          <table:table-cell office:value-type="float" office:value="4445" calcext:value-type="float">
            <text:p>4445</text:p>
          </table:table-cell>
          <table:table-cell table:formula="of:=[.B1521]/[.C1521]" office:value-type="float" office:value="4.03622047244095" calcext:value-type="float">
            <text:p>4.0362204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مل</text:p>
          </table:table-cell>
          <table:table-cell office:value-type="float" office:value="18013" calcext:value-type="float">
            <text:p>18013</text:p>
          </table:table-cell>
          <table:table-cell office:value-type="float" office:value="4467" calcext:value-type="float">
            <text:p>4467</text:p>
          </table:table-cell>
          <table:table-cell table:formula="of:=[.B1522]/[.C1522]" office:value-type="float" office:value="4.03246026415939" calcext:value-type="float">
            <text:p>4.0324602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رسی</text:p>
          </table:table-cell>
          <table:table-cell office:value-type="float" office:value="14690" calcext:value-type="float">
            <text:p>14690</text:p>
          </table:table-cell>
          <table:table-cell office:value-type="float" office:value="3646" calcext:value-type="float">
            <text:p>3646</text:p>
          </table:table-cell>
          <table:table-cell table:formula="of:=[.B1523]/[.C1523]" office:value-type="float" office:value="4.02907295666484" calcext:value-type="float">
            <text:p>4.0290729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ک</text:p>
          </table:table-cell>
          <table:table-cell office:value-type="float" office:value="17370" calcext:value-type="float">
            <text:p>17370</text:p>
          </table:table-cell>
          <table:table-cell office:value-type="float" office:value="4316" calcext:value-type="float">
            <text:p>4316</text:p>
          </table:table-cell>
          <table:table-cell table:formula="of:=[.B1524]/[.C1524]" office:value-type="float" office:value="4.02455977757183" calcext:value-type="float">
            <text:p>4.0245597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عداد</text:p>
          </table:table-cell>
          <table:table-cell office:value-type="float" office:value="17231" calcext:value-type="float">
            <text:p>17231</text:p>
          </table:table-cell>
          <table:table-cell office:value-type="float" office:value="4283" calcext:value-type="float">
            <text:p>4283</text:p>
          </table:table-cell>
          <table:table-cell table:formula="of:=[.B1525]/[.C1525]" office:value-type="float" office:value="4.02311463927154" calcext:value-type="float">
            <text:p>4.0231146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دد</text:p>
          </table:table-cell>
          <table:table-cell office:value-type="float" office:value="17396" calcext:value-type="float">
            <text:p>17396</text:p>
          </table:table-cell>
          <table:table-cell office:value-type="float" office:value="4330" calcext:value-type="float">
            <text:p>4330</text:p>
          </table:table-cell>
          <table:table-cell table:formula="of:=[.B1526]/[.C1526]" office:value-type="float" office:value="4.0175519630485" calcext:value-type="float">
            <text:p>4.017551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ال</text:p>
          </table:table-cell>
          <table:table-cell office:value-type="float" office:value="17625" calcext:value-type="float">
            <text:p>17625</text:p>
          </table:table-cell>
          <table:table-cell office:value-type="float" office:value="4389" calcext:value-type="float">
            <text:p>4389</text:p>
          </table:table-cell>
          <table:table-cell table:formula="of:=[.B1527]/[.C1527]" office:value-type="float" office:value="4.01572112098428" calcext:value-type="float">
            <text:p>4.015721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عیف</text:p>
          </table:table-cell>
          <table:table-cell office:value-type="float" office:value="17382" calcext:value-type="float">
            <text:p>17382</text:p>
          </table:table-cell>
          <table:table-cell office:value-type="float" office:value="4331" calcext:value-type="float">
            <text:p>4331</text:p>
          </table:table-cell>
          <table:table-cell table:formula="of:=[.B1528]/[.C1528]" office:value-type="float" office:value="4.01339182636804" calcext:value-type="float">
            <text:p>4.0133918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خم</text:p>
          </table:table-cell>
          <table:table-cell office:value-type="float" office:value="15803" calcext:value-type="float">
            <text:p>15803</text:p>
          </table:table-cell>
          <table:table-cell office:value-type="float" office:value="3939" calcext:value-type="float">
            <text:p>3939</text:p>
          </table:table-cell>
          <table:table-cell table:formula="of:=[.B1529]/[.C1529]" office:value-type="float" office:value="4.01193196242701" calcext:value-type="float">
            <text:p>4.0119319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یان</text:p>
          </table:table-cell>
          <table:table-cell office:value-type="float" office:value="16952" calcext:value-type="float">
            <text:p>16952</text:p>
          </table:table-cell>
          <table:table-cell office:value-type="float" office:value="4227" calcext:value-type="float">
            <text:p>4227</text:p>
          </table:table-cell>
          <table:table-cell table:formula="of:=[.B1530]/[.C1530]" office:value-type="float" office:value="4.01040927371658" calcext:value-type="float">
            <text:p>4.010409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طر</text:p>
          </table:table-cell>
          <table:table-cell office:value-type="float" office:value="15105" calcext:value-type="float">
            <text:p>15105</text:p>
          </table:table-cell>
          <table:table-cell office:value-type="float" office:value="3767" calcext:value-type="float">
            <text:p>3767</text:p>
          </table:table-cell>
          <table:table-cell table:formula="of:=[.B1531]/[.C1531]" office:value-type="float" office:value="4.00982213963366" calcext:value-type="float">
            <text:p>4.0098221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قرار</text:p>
          </table:table-cell>
          <table:table-cell office:value-type="float" office:value="17707" calcext:value-type="float">
            <text:p>17707</text:p>
          </table:table-cell>
          <table:table-cell office:value-type="float" office:value="4416" calcext:value-type="float">
            <text:p>4416</text:p>
          </table:table-cell>
          <table:table-cell table:formula="of:=[.B1532]/[.C1532]" office:value-type="float" office:value="4.00973731884058" calcext:value-type="float">
            <text:p>4.0097373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مدن</text:p>
          </table:table-cell>
          <table:table-cell office:value-type="float" office:value="17526" calcext:value-type="float">
            <text:p>17526</text:p>
          </table:table-cell>
          <table:table-cell office:value-type="float" office:value="4376" calcext:value-type="float">
            <text:p>4376</text:p>
          </table:table-cell>
          <table:table-cell table:formula="of:=[.B1533]/[.C1533]" office:value-type="float" office:value="4.00502742230347" calcext:value-type="float">
            <text:p>4.0050274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نع</text:p>
          </table:table-cell>
          <table:table-cell office:value-type="float" office:value="16828" calcext:value-type="float">
            <text:p>16828</text:p>
          </table:table-cell>
          <table:table-cell office:value-type="float" office:value="4218" calcext:value-type="float">
            <text:p>4218</text:p>
          </table:table-cell>
          <table:table-cell table:formula="of:=[.B1534]/[.C1534]" office:value-type="float" office:value="3.98956851588431" calcext:value-type="float">
            <text:p>3.9895685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کو</text:p>
          </table:table-cell>
          <table:table-cell office:value-type="float" office:value="14258" calcext:value-type="float">
            <text:p>14258</text:p>
          </table:table-cell>
          <table:table-cell office:value-type="float" office:value="3574" calcext:value-type="float">
            <text:p>3574</text:p>
          </table:table-cell>
          <table:table-cell table:formula="of:=[.B1535]/[.C1535]" office:value-type="float" office:value="3.98936765528819" calcext:value-type="float">
            <text:p>3.9893676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اسر</text:p>
          </table:table-cell>
          <table:table-cell office:value-type="float" office:value="16054" calcext:value-type="float">
            <text:p>16054</text:p>
          </table:table-cell>
          <table:table-cell office:value-type="float" office:value="4036" calcext:value-type="float">
            <text:p>4036</text:p>
          </table:table-cell>
          <table:table-cell table:formula="of:=[.B1536]/[.C1536]" office:value-type="float" office:value="3.97770069375619" calcext:value-type="float">
            <text:p>3.9777006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س</text:p>
          </table:table-cell>
          <table:table-cell office:value-type="float" office:value="15250" calcext:value-type="float">
            <text:p>15250</text:p>
          </table:table-cell>
          <table:table-cell office:value-type="float" office:value="3837" calcext:value-type="float">
            <text:p>3837</text:p>
          </table:table-cell>
          <table:table-cell table:formula="of:=[.B1537]/[.C1537]" office:value-type="float" office:value="3.97445921292677" calcext:value-type="float">
            <text:p>3.9744592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هادت</text:p>
          </table:table-cell>
          <table:table-cell office:value-type="float" office:value="14476" calcext:value-type="float">
            <text:p>14476</text:p>
          </table:table-cell>
          <table:table-cell office:value-type="float" office:value="3653" calcext:value-type="float">
            <text:p>3653</text:p>
          </table:table-cell>
          <table:table-cell table:formula="of:=[.B1538]/[.C1538]" office:value-type="float" office:value="3.96277032575965" calcext:value-type="float">
            <text:p>3.9627703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طعات</text:p>
          </table:table-cell>
          <table:table-cell office:value-type="float" office:value="14866" calcext:value-type="float">
            <text:p>14866</text:p>
          </table:table-cell>
          <table:table-cell office:value-type="float" office:value="3752" calcext:value-type="float">
            <text:p>3752</text:p>
          </table:table-cell>
          <table:table-cell table:formula="of:=[.B1539]/[.C1539]" office:value-type="float" office:value="3.96215351812367" calcext:value-type="float">
            <text:p>3.9621535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دم</text:p>
          </table:table-cell>
          <table:table-cell office:value-type="float" office:value="16538" calcext:value-type="float">
            <text:p>16538</text:p>
          </table:table-cell>
          <table:table-cell office:value-type="float" office:value="4179" calcext:value-type="float">
            <text:p>4179</text:p>
          </table:table-cell>
          <table:table-cell table:formula="of:=[.B1540]/[.C1540]" office:value-type="float" office:value="3.95740607800909" calcext:value-type="float">
            <text:p>3.957406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نهان</text:p>
          </table:table-cell>
          <table:table-cell office:value-type="float" office:value="16729" calcext:value-type="float">
            <text:p>16729</text:p>
          </table:table-cell>
          <table:table-cell office:value-type="float" office:value="4228" calcext:value-type="float">
            <text:p>4228</text:p>
          </table:table-cell>
          <table:table-cell table:formula="of:=[.B1541]/[.C1541]" office:value-type="float" office:value="3.95671712393567" calcext:value-type="float">
            <text:p>3.9567171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م</text:p>
          </table:table-cell>
          <table:table-cell office:value-type="float" office:value="15687" calcext:value-type="float">
            <text:p>15687</text:p>
          </table:table-cell>
          <table:table-cell office:value-type="float" office:value="3965" calcext:value-type="float">
            <text:p>3965</text:p>
          </table:table-cell>
          <table:table-cell table:formula="of:=[.B1542]/[.C1542]" office:value-type="float" office:value="3.95636822194199" calcext:value-type="float">
            <text:p>3.9563682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ارغ</text:p>
          </table:table-cell>
          <table:table-cell office:value-type="float" office:value="16297" calcext:value-type="float">
            <text:p>16297</text:p>
          </table:table-cell>
          <table:table-cell office:value-type="float" office:value="4121" calcext:value-type="float">
            <text:p>4121</text:p>
          </table:table-cell>
          <table:table-cell table:formula="of:=[.B1543]/[.C1543]" office:value-type="float" office:value="3.95462266440184" calcext:value-type="float">
            <text:p>3.9546226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روم</text:p>
          </table:table-cell>
          <table:table-cell office:value-type="float" office:value="17502" calcext:value-type="float">
            <text:p>17502</text:p>
          </table:table-cell>
          <table:table-cell office:value-type="float" office:value="4426" calcext:value-type="float">
            <text:p>4426</text:p>
          </table:table-cell>
          <table:table-cell table:formula="of:=[.B1544]/[.C1544]" office:value-type="float" office:value="3.95436059647537" calcext:value-type="float">
            <text:p>3.9543605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نی</text:p>
          </table:table-cell>
          <table:table-cell office:value-type="float" office:value="15229" calcext:value-type="float">
            <text:p>15229</text:p>
          </table:table-cell>
          <table:table-cell office:value-type="float" office:value="3853" calcext:value-type="float">
            <text:p>3853</text:p>
          </table:table-cell>
          <table:table-cell table:formula="of:=[.B1545]/[.C1545]" office:value-type="float" office:value="3.95250454191539" calcext:value-type="float">
            <text:p>3.9525045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ومین</text:p>
          </table:table-cell>
          <table:table-cell office:value-type="float" office:value="17418" calcext:value-type="float">
            <text:p>17418</text:p>
          </table:table-cell>
          <table:table-cell office:value-type="float" office:value="4414" calcext:value-type="float">
            <text:p>4414</text:p>
          </table:table-cell>
          <table:table-cell table:formula="of:=[.B1546]/[.C1546]" office:value-type="float" office:value="3.94608065246942" calcext:value-type="float">
            <text:p>3.9460806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لیدکنندگان</text:p>
          </table:table-cell>
          <table:table-cell office:value-type="float" office:value="14278" calcext:value-type="float">
            <text:p>14278</text:p>
          </table:table-cell>
          <table:table-cell office:value-type="float" office:value="3620" calcext:value-type="float">
            <text:p>3620</text:p>
          </table:table-cell>
          <table:table-cell table:formula="of:=[.B1547]/[.C1547]" office:value-type="float" office:value="3.94419889502762" calcext:value-type="float">
            <text:p>3.944198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خلاف</text:p>
          </table:table-cell>
          <table:table-cell office:value-type="float" office:value="17275" calcext:value-type="float">
            <text:p>17275</text:p>
          </table:table-cell>
          <table:table-cell office:value-type="float" office:value="4381" calcext:value-type="float">
            <text:p>4381</text:p>
          </table:table-cell>
          <table:table-cell table:formula="of:=[.B1548]/[.C1548]" office:value-type="float" office:value="3.94316366126455" calcext:value-type="float">
            <text:p>3.9431636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قف</text:p>
          </table:table-cell>
          <table:table-cell office:value-type="float" office:value="16088" calcext:value-type="float">
            <text:p>16088</text:p>
          </table:table-cell>
          <table:table-cell office:value-type="float" office:value="4082" calcext:value-type="float">
            <text:p>4082</text:p>
          </table:table-cell>
          <table:table-cell table:formula="of:=[.B1549]/[.C1549]" office:value-type="float" office:value="3.94120529152376" calcext:value-type="float">
            <text:p>3.9412052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الم</text:p>
          </table:table-cell>
          <table:table-cell office:value-type="float" office:value="14784" calcext:value-type="float">
            <text:p>14784</text:p>
          </table:table-cell>
          <table:table-cell office:value-type="float" office:value="3752" calcext:value-type="float">
            <text:p>3752</text:p>
          </table:table-cell>
          <table:table-cell table:formula="of:=[.B1550]/[.C1550]" office:value-type="float" office:value="3.94029850746269" calcext:value-type="float">
            <text:p>3.9402985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ید</text:p>
          </table:table-cell>
          <table:table-cell office:value-type="float" office:value="15952" calcext:value-type="float">
            <text:p>15952</text:p>
          </table:table-cell>
          <table:table-cell office:value-type="float" office:value="4049" calcext:value-type="float">
            <text:p>4049</text:p>
          </table:table-cell>
          <table:table-cell table:formula="of:=[.B1551]/[.C1551]" office:value-type="float" office:value="3.93973820696468" calcext:value-type="float">
            <text:p>3.939738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لگی</text:p>
          </table:table-cell>
          <table:table-cell office:value-type="float" office:value="15246" calcext:value-type="float">
            <text:p>15246</text:p>
          </table:table-cell>
          <table:table-cell office:value-type="float" office:value="3880" calcext:value-type="float">
            <text:p>3880</text:p>
          </table:table-cell>
          <table:table-cell table:formula="of:=[.B1552]/[.C1552]" office:value-type="float" office:value="3.92938144329897" calcext:value-type="float">
            <text:p>3.9293814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حمیل</text:p>
          </table:table-cell>
          <table:table-cell office:value-type="float" office:value="17250" calcext:value-type="float">
            <text:p>17250</text:p>
          </table:table-cell>
          <table:table-cell office:value-type="float" office:value="4393" calcext:value-type="float">
            <text:p>4393</text:p>
          </table:table-cell>
          <table:table-cell table:formula="of:=[.B1553]/[.C1553]" office:value-type="float" office:value="3.92670157068063" calcext:value-type="float">
            <text:p>3.9267015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نبه</text:p>
          </table:table-cell>
          <table:table-cell office:value-type="float" office:value="17271" calcext:value-type="float">
            <text:p>17271</text:p>
          </table:table-cell>
          <table:table-cell office:value-type="float" office:value="4405" calcext:value-type="float">
            <text:p>4405</text:p>
          </table:table-cell>
          <table:table-cell table:formula="of:=[.B1554]/[.C1554]" office:value-type="float" office:value="3.92077185017026" calcext:value-type="float">
            <text:p>3.9207718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سارت</text:p>
          </table:table-cell>
          <table:table-cell office:value-type="float" office:value="14836" calcext:value-type="float">
            <text:p>14836</text:p>
          </table:table-cell>
          <table:table-cell office:value-type="float" office:value="3785" calcext:value-type="float">
            <text:p>3785</text:p>
          </table:table-cell>
          <table:table-cell table:formula="of:=[.B1555]/[.C1555]" office:value-type="float" office:value="3.91968295904888" calcext:value-type="float">
            <text:p>3.919682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الت</text:p>
          </table:table-cell>
          <table:table-cell office:value-type="float" office:value="14653" calcext:value-type="float">
            <text:p>14653</text:p>
          </table:table-cell>
          <table:table-cell office:value-type="float" office:value="3742" calcext:value-type="float">
            <text:p>3742</text:p>
          </table:table-cell>
          <table:table-cell table:formula="of:=[.B1556]/[.C1556]" office:value-type="float" office:value="3.91582041688936" calcext:value-type="float">
            <text:p>3.9158204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فاهیم</text:p>
          </table:table-cell>
          <table:table-cell office:value-type="float" office:value="15284" calcext:value-type="float">
            <text:p>15284</text:p>
          </table:table-cell>
          <table:table-cell office:value-type="float" office:value="3906" calcext:value-type="float">
            <text:p>3906</text:p>
          </table:table-cell>
          <table:table-cell table:formula="of:=[.B1557]/[.C1557]" office:value-type="float" office:value="3.91295442908346" calcext:value-type="float">
            <text:p>3.9129544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</text:p>
          </table:table-cell>
          <table:table-cell office:value-type="float" office:value="17454" calcext:value-type="float">
            <text:p>17454</text:p>
          </table:table-cell>
          <table:table-cell office:value-type="float" office:value="4462" calcext:value-type="float">
            <text:p>4462</text:p>
          </table:table-cell>
          <table:table-cell table:formula="of:=[.B1558]/[.C1558]" office:value-type="float" office:value="3.91169878978037" calcext:value-type="float">
            <text:p>3.9116987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کیلات</text:p>
          </table:table-cell>
          <table:table-cell office:value-type="float" office:value="15321" calcext:value-type="float">
            <text:p>15321</text:p>
          </table:table-cell>
          <table:table-cell office:value-type="float" office:value="3918" calcext:value-type="float">
            <text:p>3918</text:p>
          </table:table-cell>
          <table:table-cell table:formula="of:=[.B1559]/[.C1559]" office:value-type="float" office:value="3.9104134762634" calcext:value-type="float">
            <text:p>3.9104134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نجشنبه</text:p>
          </table:table-cell>
          <table:table-cell office:value-type="float" office:value="13930" calcext:value-type="float">
            <text:p>13930</text:p>
          </table:table-cell>
          <table:table-cell office:value-type="float" office:value="3563" calcext:value-type="float">
            <text:p>3563</text:p>
          </table:table-cell>
          <table:table-cell table:formula="of:=[.B1560]/[.C1560]" office:value-type="float" office:value="3.90962671905697" calcext:value-type="float">
            <text:p>3.9096267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طع</text:p>
          </table:table-cell>
          <table:table-cell office:value-type="float" office:value="16049" calcext:value-type="float">
            <text:p>16049</text:p>
          </table:table-cell>
          <table:table-cell office:value-type="float" office:value="4106" calcext:value-type="float">
            <text:p>4106</text:p>
          </table:table-cell>
          <table:table-cell table:formula="of:=[.B1561]/[.C1561]" office:value-type="float" office:value="3.90867023867511" calcext:value-type="float">
            <text:p>3.9086702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انه</text:p>
          </table:table-cell>
          <table:table-cell office:value-type="float" office:value="16136" calcext:value-type="float">
            <text:p>16136</text:p>
          </table:table-cell>
          <table:table-cell office:value-type="float" office:value="4137" calcext:value-type="float">
            <text:p>4137</text:p>
          </table:table-cell>
          <table:table-cell table:formula="of:=[.B1562]/[.C1562]" office:value-type="float" office:value="3.90041092579164" calcext:value-type="float">
            <text:p>3.9004109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بدالله</text:p>
          </table:table-cell>
          <table:table-cell office:value-type="float" office:value="15430" calcext:value-type="float">
            <text:p>15430</text:p>
          </table:table-cell>
          <table:table-cell office:value-type="float" office:value="3957" calcext:value-type="float">
            <text:p>3957</text:p>
          </table:table-cell>
          <table:table-cell table:formula="of:=[.B1563]/[.C1563]" office:value-type="float" office:value="3.89941875157948" calcext:value-type="float">
            <text:p>3.8994187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احث</text:p>
          </table:table-cell>
          <table:table-cell office:value-type="float" office:value="15659" calcext:value-type="float">
            <text:p>15659</text:p>
          </table:table-cell>
          <table:table-cell office:value-type="float" office:value="4016" calcext:value-type="float">
            <text:p>4016</text:p>
          </table:table-cell>
          <table:table-cell table:formula="of:=[.B1564]/[.C1564]" office:value-type="float" office:value="3.89915338645418" calcext:value-type="float">
            <text:p>3.8991533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زان</text:p>
          </table:table-cell>
          <table:table-cell office:value-type="float" office:value="15038" calcext:value-type="float">
            <text:p>15038</text:p>
          </table:table-cell>
          <table:table-cell office:value-type="float" office:value="3860" calcext:value-type="float">
            <text:p>3860</text:p>
          </table:table-cell>
          <table:table-cell table:formula="of:=[.B1565]/[.C1565]" office:value-type="float" office:value="3.89585492227979" calcext:value-type="float">
            <text:p>3.8958549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مان</text:p>
          </table:table-cell>
          <table:table-cell office:value-type="float" office:value="14860" calcext:value-type="float">
            <text:p>14860</text:p>
          </table:table-cell>
          <table:table-cell office:value-type="float" office:value="3815" calcext:value-type="float">
            <text:p>3815</text:p>
          </table:table-cell>
          <table:table-cell table:formula="of:=[.B1566]/[.C1566]" office:value-type="float" office:value="3.89515072083879" calcext:value-type="float">
            <text:p>3.8951507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لک</text:p>
          </table:table-cell>
          <table:table-cell office:value-type="float" office:value="14799" calcext:value-type="float">
            <text:p>14799</text:p>
          </table:table-cell>
          <table:table-cell office:value-type="float" office:value="3802" calcext:value-type="float">
            <text:p>3802</text:p>
          </table:table-cell>
          <table:table-cell table:formula="of:=[.B1567]/[.C1567]" office:value-type="float" office:value="3.89242503945292" calcext:value-type="float">
            <text:p>3.8924250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جیب</text:p>
          </table:table-cell>
          <table:table-cell office:value-type="float" office:value="14455" calcext:value-type="float">
            <text:p>14455</text:p>
          </table:table-cell>
          <table:table-cell office:value-type="float" office:value="3721" calcext:value-type="float">
            <text:p>3721</text:p>
          </table:table-cell>
          <table:table-cell table:formula="of:=[.B1568]/[.C1568]" office:value-type="float" office:value="3.88470841171728" calcext:value-type="float">
            <text:p>3.8847084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ندن</text:p>
          </table:table-cell>
          <table:table-cell office:value-type="float" office:value="15523" calcext:value-type="float">
            <text:p>15523</text:p>
          </table:table-cell>
          <table:table-cell office:value-type="float" office:value="3996" calcext:value-type="float">
            <text:p>3996</text:p>
          </table:table-cell>
          <table:table-cell table:formula="of:=[.B1569]/[.C1569]" office:value-type="float" office:value="3.88463463463463" calcext:value-type="float">
            <text:p>3.8846346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اس</text:p>
          </table:table-cell>
          <table:table-cell office:value-type="float" office:value="17434" calcext:value-type="float">
            <text:p>17434</text:p>
          </table:table-cell>
          <table:table-cell office:value-type="float" office:value="4490" calcext:value-type="float">
            <text:p>4490</text:p>
          </table:table-cell>
          <table:table-cell table:formula="of:=[.B1570]/[.C1570]" office:value-type="float" office:value="3.88285077951002" calcext:value-type="float">
            <text:p>3.8828507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افظ</text:p>
          </table:table-cell>
          <table:table-cell office:value-type="float" office:value="14262" calcext:value-type="float">
            <text:p>14262</text:p>
          </table:table-cell>
          <table:table-cell office:value-type="float" office:value="3675" calcext:value-type="float">
            <text:p>3675</text:p>
          </table:table-cell>
          <table:table-cell table:formula="of:=[.B1571]/[.C1571]" office:value-type="float" office:value="3.88081632653061" calcext:value-type="float">
            <text:p>3.8808163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یار</text:p>
          </table:table-cell>
          <table:table-cell office:value-type="float" office:value="16012" calcext:value-type="float">
            <text:p>16012</text:p>
          </table:table-cell>
          <table:table-cell office:value-type="float" office:value="4131" calcext:value-type="float">
            <text:p>4131</text:p>
          </table:table-cell>
          <table:table-cell table:formula="of:=[.B1572]/[.C1572]" office:value-type="float" office:value="3.87605906560155" calcext:value-type="float">
            <text:p>3.8760590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حیه</text:p>
          </table:table-cell>
          <table:table-cell office:value-type="float" office:value="16453" calcext:value-type="float">
            <text:p>16453</text:p>
          </table:table-cell>
          <table:table-cell office:value-type="float" office:value="4245" calcext:value-type="float">
            <text:p>4245</text:p>
          </table:table-cell>
          <table:table-cell table:formula="of:=[.B1573]/[.C1573]" office:value-type="float" office:value="3.87585394581861" calcext:value-type="float">
            <text:p>3.8758539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غن</text:p>
          </table:table-cell>
          <table:table-cell office:value-type="float" office:value="14027" calcext:value-type="float">
            <text:p>14027</text:p>
          </table:table-cell>
          <table:table-cell office:value-type="float" office:value="3622" calcext:value-type="float">
            <text:p>3622</text:p>
          </table:table-cell>
          <table:table-cell table:formula="of:=[.B1574]/[.C1574]" office:value-type="float" office:value="3.87272225289895" calcext:value-type="float">
            <text:p>3.8727222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ران</text:p>
          </table:table-cell>
          <table:table-cell office:value-type="float" office:value="13748" calcext:value-type="float">
            <text:p>13748</text:p>
          </table:table-cell>
          <table:table-cell office:value-type="float" office:value="3552" calcext:value-type="float">
            <text:p>3552</text:p>
          </table:table-cell>
          <table:table-cell table:formula="of:=[.B1575]/[.C1575]" office:value-type="float" office:value="3.8704954954955" calcext:value-type="float">
            <text:p>3.8704954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گاه</text:p>
          </table:table-cell>
          <table:table-cell office:value-type="float" office:value="17218" calcext:value-type="float">
            <text:p>17218</text:p>
          </table:table-cell>
          <table:table-cell office:value-type="float" office:value="4451" calcext:value-type="float">
            <text:p>4451</text:p>
          </table:table-cell>
          <table:table-cell table:formula="of:=[.B1576]/[.C1576]" office:value-type="float" office:value="3.86834419231633" calcext:value-type="float">
            <text:p>3.868344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یر</text:p>
          </table:table-cell>
          <table:table-cell office:value-type="float" office:value="14858" calcext:value-type="float">
            <text:p>14858</text:p>
          </table:table-cell>
          <table:table-cell office:value-type="float" office:value="3841" calcext:value-type="float">
            <text:p>3841</text:p>
          </table:table-cell>
          <table:table-cell table:formula="of:=[.B1577]/[.C1577]" office:value-type="float" office:value="3.86826347305389" calcext:value-type="float">
            <text:p>3.8682634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لاف</text:p>
          </table:table-cell>
          <table:table-cell office:value-type="float" office:value="16617" calcext:value-type="float">
            <text:p>16617</text:p>
          </table:table-cell>
          <table:table-cell office:value-type="float" office:value="4297" calcext:value-type="float">
            <text:p>4297</text:p>
          </table:table-cell>
          <table:table-cell table:formula="of:=[.B1578]/[.C1578]" office:value-type="float" office:value="3.86711659297184" calcext:value-type="float">
            <text:p>3.867116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نابر</text:p>
          </table:table-cell>
          <table:table-cell office:value-type="float" office:value="16082" calcext:value-type="float">
            <text:p>16082</text:p>
          </table:table-cell>
          <table:table-cell office:value-type="float" office:value="4160" calcext:value-type="float">
            <text:p>4160</text:p>
          </table:table-cell>
          <table:table-cell table:formula="of:=[.B1579]/[.C1579]" office:value-type="float" office:value="3.86586538461538" calcext:value-type="float">
            <text:p>3.8658653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تتاح</text:p>
          </table:table-cell>
          <table:table-cell office:value-type="float" office:value="15780" calcext:value-type="float">
            <text:p>15780</text:p>
          </table:table-cell>
          <table:table-cell office:value-type="float" office:value="4088" calcext:value-type="float">
            <text:p>4088</text:p>
          </table:table-cell>
          <table:table-cell table:formula="of:=[.B1580]/[.C1580]" office:value-type="float" office:value="3.8600782778865" calcext:value-type="float">
            <text:p>3.8600782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عاده</text:p>
          </table:table-cell>
          <table:table-cell office:value-type="float" office:value="15940" calcext:value-type="float">
            <text:p>15940</text:p>
          </table:table-cell>
          <table:table-cell office:value-type="float" office:value="4131" calcext:value-type="float">
            <text:p>4131</text:p>
          </table:table-cell>
          <table:table-cell table:formula="of:=[.B1581]/[.C1581]" office:value-type="float" office:value="3.85862987170177" calcext:value-type="float">
            <text:p>3.8586298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یردولتی</text:p>
          </table:table-cell>
          <table:table-cell office:value-type="float" office:value="13512" calcext:value-type="float">
            <text:p>13512</text:p>
          </table:table-cell>
          <table:table-cell office:value-type="float" office:value="3502" calcext:value-type="float">
            <text:p>3502</text:p>
          </table:table-cell>
          <table:table-cell table:formula="of:=[.B1582]/[.C1582]" office:value-type="float" office:value="3.85836664762993" calcext:value-type="float">
            <text:p>3.8583666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ینی</text:p>
          </table:table-cell>
          <table:table-cell office:value-type="float" office:value="14398" calcext:value-type="float">
            <text:p>14398</text:p>
          </table:table-cell>
          <table:table-cell office:value-type="float" office:value="3733" calcext:value-type="float">
            <text:p>3733</text:p>
          </table:table-cell>
          <table:table-cell table:formula="of:=[.B1583]/[.C1583]" office:value-type="float" office:value="3.85695151352799" calcext:value-type="float">
            <text:p>3.8569515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سیج</text:p>
          </table:table-cell>
          <table:table-cell office:value-type="float" office:value="13988" calcext:value-type="float">
            <text:p>13988</text:p>
          </table:table-cell>
          <table:table-cell office:value-type="float" office:value="3634" calcext:value-type="float">
            <text:p>3634</text:p>
          </table:table-cell>
          <table:table-cell table:formula="of:=[.B1584]/[.C1584]" office:value-type="float" office:value="3.84920198128784" calcext:value-type="float">
            <text:p>3.8492019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ادق</text:p>
          </table:table-cell>
          <table:table-cell office:value-type="float" office:value="15972" calcext:value-type="float">
            <text:p>15972</text:p>
          </table:table-cell>
          <table:table-cell office:value-type="float" office:value="4150" calcext:value-type="float">
            <text:p>4150</text:p>
          </table:table-cell>
          <table:table-cell table:formula="of:=[.B1585]/[.C1585]" office:value-type="float" office:value="3.84867469879518" calcext:value-type="float">
            <text:p>3.8486746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فع</text:p>
          </table:table-cell>
          <table:table-cell office:value-type="float" office:value="16200" calcext:value-type="float">
            <text:p>16200</text:p>
          </table:table-cell>
          <table:table-cell office:value-type="float" office:value="4210" calcext:value-type="float">
            <text:p>4210</text:p>
          </table:table-cell>
          <table:table-cell table:formula="of:=[.B1586]/[.C1586]" office:value-type="float" office:value="3.8479809976247" calcext:value-type="float">
            <text:p>3.8479809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float" office:value="13605" calcext:value-type="float">
            <text:p>13605</text:p>
          </table:table-cell>
          <table:table-cell office:value-type="float" office:value="3538" calcext:value-type="float">
            <text:p>3538</text:p>
          </table:table-cell>
          <table:table-cell table:formula="of:=[.B1587]/[.C1587]" office:value-type="float" office:value="3.84539287733183" calcext:value-type="float">
            <text:p>3.8453928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رفه</text:p>
          </table:table-cell>
          <table:table-cell office:value-type="float" office:value="15367" calcext:value-type="float">
            <text:p>15367</text:p>
          </table:table-cell>
          <table:table-cell office:value-type="float" office:value="3999" calcext:value-type="float">
            <text:p>3999</text:p>
          </table:table-cell>
          <table:table-cell table:formula="of:=[.B1588]/[.C1588]" office:value-type="float" office:value="3.84271067766942" calcext:value-type="float">
            <text:p>3.8427106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هدا</text:p>
          </table:table-cell>
          <table:table-cell office:value-type="float" office:value="14855" calcext:value-type="float">
            <text:p>14855</text:p>
          </table:table-cell>
          <table:table-cell office:value-type="float" office:value="3866" calcext:value-type="float">
            <text:p>3866</text:p>
          </table:table-cell>
          <table:table-cell table:formula="of:=[.B1589]/[.C1589]" office:value-type="float" office:value="3.84247284014485" calcext:value-type="float">
            <text:p>3.8424728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وشه</text:p>
          </table:table-cell>
          <table:table-cell office:value-type="float" office:value="15937" calcext:value-type="float">
            <text:p>15937</text:p>
          </table:table-cell>
          <table:table-cell office:value-type="float" office:value="4151" calcext:value-type="float">
            <text:p>4151</text:p>
          </table:table-cell>
          <table:table-cell table:formula="of:=[.B1590]/[.C1590]" office:value-type="float" office:value="3.83931582751144" calcext:value-type="float">
            <text:p>3.8393158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ایل</text:p>
          </table:table-cell>
          <table:table-cell office:value-type="float" office:value="16362" calcext:value-type="float">
            <text:p>16362</text:p>
          </table:table-cell>
          <table:table-cell office:value-type="float" office:value="4265" calcext:value-type="float">
            <text:p>4265</text:p>
          </table:table-cell>
          <table:table-cell table:formula="of:=[.B1591]/[.C1591]" office:value-type="float" office:value="3.83634232121923" calcext:value-type="float">
            <text:p>3.8363423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ناصر</text:p>
          </table:table-cell>
          <table:table-cell office:value-type="float" office:value="15572" calcext:value-type="float">
            <text:p>15572</text:p>
          </table:table-cell>
          <table:table-cell office:value-type="float" office:value="4060" calcext:value-type="float">
            <text:p>4060</text:p>
          </table:table-cell>
          <table:table-cell table:formula="of:=[.B1592]/[.C1592]" office:value-type="float" office:value="3.83546798029557" calcext:value-type="float">
            <text:p>3.8354679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نوع</text:p>
          </table:table-cell>
          <table:table-cell office:value-type="float" office:value="15158" calcext:value-type="float">
            <text:p>15158</text:p>
          </table:table-cell>
          <table:table-cell office:value-type="float" office:value="3957" calcext:value-type="float">
            <text:p>3957</text:p>
          </table:table-cell>
          <table:table-cell table:formula="of:=[.B1593]/[.C1593]" office:value-type="float" office:value="3.8306798079353" calcext:value-type="float">
            <text:p>3.8306798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ظرات</text:p>
          </table:table-cell>
          <table:table-cell office:value-type="float" office:value="16156" calcext:value-type="float">
            <text:p>16156</text:p>
          </table:table-cell>
          <table:table-cell office:value-type="float" office:value="4221" calcext:value-type="float">
            <text:p>4221</text:p>
          </table:table-cell>
          <table:table-cell table:formula="of:=[.B1594]/[.C1594]" office:value-type="float" office:value="3.82752902155887" calcext:value-type="float">
            <text:p>3.8275290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گزیده</text:p>
          </table:table-cell>
          <table:table-cell office:value-type="float" office:value="16480" calcext:value-type="float">
            <text:p>16480</text:p>
          </table:table-cell>
          <table:table-cell office:value-type="float" office:value="4312" calcext:value-type="float">
            <text:p>4312</text:p>
          </table:table-cell>
          <table:table-cell table:formula="of:=[.B1595]/[.C1595]" office:value-type="float" office:value="3.82189239332096" calcext:value-type="float">
            <text:p>3.8218923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اخر</text:p>
          </table:table-cell>
          <table:table-cell office:value-type="float" office:value="16562" calcext:value-type="float">
            <text:p>16562</text:p>
          </table:table-cell>
          <table:table-cell office:value-type="float" office:value="4334" calcext:value-type="float">
            <text:p>4334</text:p>
          </table:table-cell>
          <table:table-cell table:formula="of:=[.B1596]/[.C1596]" office:value-type="float" office:value="3.82141209044762" calcext:value-type="float">
            <text:p>3.821412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رمز</text:p>
          </table:table-cell>
          <table:table-cell office:value-type="float" office:value="13504" calcext:value-type="float">
            <text:p>13504</text:p>
          </table:table-cell>
          <table:table-cell office:value-type="float" office:value="3540" calcext:value-type="float">
            <text:p>3540</text:p>
          </table:table-cell>
          <table:table-cell table:formula="of:=[.B1597]/[.C1597]" office:value-type="float" office:value="3.81468926553672" calcext:value-type="float">
            <text:p>3.8146892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نوی</text:p>
          </table:table-cell>
          <table:table-cell office:value-type="float" office:value="15640" calcext:value-type="float">
            <text:p>15640</text:p>
          </table:table-cell>
          <table:table-cell office:value-type="float" office:value="4106" calcext:value-type="float">
            <text:p>4106</text:p>
          </table:table-cell>
          <table:table-cell table:formula="of:=[.B1598]/[.C1598]" office:value-type="float" office:value="3.80905991232343" calcext:value-type="float">
            <text:p>3.8090599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یگزین</text:p>
          </table:table-cell>
          <table:table-cell office:value-type="float" office:value="15809" calcext:value-type="float">
            <text:p>15809</text:p>
          </table:table-cell>
          <table:table-cell office:value-type="float" office:value="4158" calcext:value-type="float">
            <text:p>4158</text:p>
          </table:table-cell>
          <table:table-cell table:formula="of:=[.B1599]/[.C1599]" office:value-type="float" office:value="3.8020683020683" calcext:value-type="float">
            <text:p>3.8020683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ان</text:p>
          </table:table-cell>
          <table:table-cell office:value-type="float" office:value="14409" calcext:value-type="float">
            <text:p>14409</text:p>
          </table:table-cell>
          <table:table-cell office:value-type="float" office:value="3792" calcext:value-type="float">
            <text:p>3792</text:p>
          </table:table-cell>
          <table:table-cell table:formula="of:=[.B1600]/[.C1600]" office:value-type="float" office:value="3.7998417721519" calcext:value-type="float">
            <text:p>3.7998417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پ</text:p>
          </table:table-cell>
          <table:table-cell office:value-type="float" office:value="13721" calcext:value-type="float">
            <text:p>13721</text:p>
          </table:table-cell>
          <table:table-cell office:value-type="float" office:value="3617" calcext:value-type="float">
            <text:p>3617</text:p>
          </table:table-cell>
          <table:table-cell table:formula="of:=[.B1601]/[.C1601]" office:value-type="float" office:value="3.7934752557368" calcext:value-type="float">
            <text:p>3.7934752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غدغه</text:p>
          </table:table-cell>
          <table:table-cell office:value-type="float" office:value="14233" calcext:value-type="float">
            <text:p>14233</text:p>
          </table:table-cell>
          <table:table-cell office:value-type="float" office:value="3760" calcext:value-type="float">
            <text:p>3760</text:p>
          </table:table-cell>
          <table:table-cell table:formula="of:=[.B1602]/[.C1602]" office:value-type="float" office:value="3.78537234042553" calcext:value-type="float">
            <text:p>3.7853723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وست</text:p>
          </table:table-cell>
          <table:table-cell office:value-type="float" office:value="16516" calcext:value-type="float">
            <text:p>16516</text:p>
          </table:table-cell>
          <table:table-cell office:value-type="float" office:value="4365" calcext:value-type="float">
            <text:p>4365</text:p>
          </table:table-cell>
          <table:table-cell table:formula="of:=[.B1603]/[.C1603]" office:value-type="float" office:value="3.78373424971363" calcext:value-type="float">
            <text:p>3.7837342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ضایت</text:p>
          </table:table-cell>
          <table:table-cell office:value-type="float" office:value="15917" calcext:value-type="float">
            <text:p>15917</text:p>
          </table:table-cell>
          <table:table-cell office:value-type="float" office:value="4216" calcext:value-type="float">
            <text:p>4216</text:p>
          </table:table-cell>
          <table:table-cell table:formula="of:=[.B1604]/[.C1604]" office:value-type="float" office:value="3.77537950664137" calcext:value-type="float">
            <text:p>3.7753795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طا</text:p>
          </table:table-cell>
          <table:table-cell office:value-type="float" office:value="14883" calcext:value-type="float">
            <text:p>14883</text:p>
          </table:table-cell>
          <table:table-cell office:value-type="float" office:value="3943" calcext:value-type="float">
            <text:p>3943</text:p>
          </table:table-cell>
          <table:table-cell table:formula="of:=[.B1605]/[.C1605]" office:value-type="float" office:value="3.77453715445093" calcext:value-type="float">
            <text:p>3.7745371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ور</text:p>
          </table:table-cell>
          <table:table-cell office:value-type="float" office:value="15920" calcext:value-type="float">
            <text:p>15920</text:p>
          </table:table-cell>
          <table:table-cell office:value-type="float" office:value="4219" calcext:value-type="float">
            <text:p>4219</text:p>
          </table:table-cell>
          <table:table-cell table:formula="of:=[.B1606]/[.C1606]" office:value-type="float" office:value="3.77340602038398" calcext:value-type="float">
            <text:p>3.7734060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یر</text:p>
          </table:table-cell>
          <table:table-cell office:value-type="float" office:value="15104" calcext:value-type="float">
            <text:p>15104</text:p>
          </table:table-cell>
          <table:table-cell office:value-type="float" office:value="4003" calcext:value-type="float">
            <text:p>4003</text:p>
          </table:table-cell>
          <table:table-cell table:formula="of:=[.B1607]/[.C1607]" office:value-type="float" office:value="3.77317012240819" calcext:value-type="float">
            <text:p>3.773170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وج</text:p>
          </table:table-cell>
          <table:table-cell office:value-type="float" office:value="15777" calcext:value-type="float">
            <text:p>15777</text:p>
          </table:table-cell>
          <table:table-cell office:value-type="float" office:value="4182" calcext:value-type="float">
            <text:p>4182</text:p>
          </table:table-cell>
          <table:table-cell table:formula="of:=[.B1608]/[.C1608]" office:value-type="float" office:value="3.77259684361549" calcext:value-type="float">
            <text:p>3.7725968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ام</text:p>
          </table:table-cell>
          <table:table-cell office:value-type="float" office:value="13964" calcext:value-type="float">
            <text:p>13964</text:p>
          </table:table-cell>
          <table:table-cell office:value-type="float" office:value="3702" calcext:value-type="float">
            <text:p>3702</text:p>
          </table:table-cell>
          <table:table-cell table:formula="of:=[.B1609]/[.C1609]" office:value-type="float" office:value="3.7720151269584" calcext:value-type="float">
            <text:p>3.772015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لیدات</text:p>
          </table:table-cell>
          <table:table-cell office:value-type="float" office:value="15405" calcext:value-type="float">
            <text:p>15405</text:p>
          </table:table-cell>
          <table:table-cell office:value-type="float" office:value="4088" calcext:value-type="float">
            <text:p>4088</text:p>
          </table:table-cell>
          <table:table-cell table:formula="of:=[.B1610]/[.C1610]" office:value-type="float" office:value="3.76834637964775" calcext:value-type="float">
            <text:p>3.768346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لاغ</text:p>
          </table:table-cell>
          <table:table-cell office:value-type="float" office:value="14094" calcext:value-type="float">
            <text:p>14094</text:p>
          </table:table-cell>
          <table:table-cell office:value-type="float" office:value="3741" calcext:value-type="float">
            <text:p>3741</text:p>
          </table:table-cell>
          <table:table-cell table:formula="of:=[.B1611]/[.C1611]" office:value-type="float" office:value="3.76744186046512" calcext:value-type="float">
            <text:p>3.7674418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تمر</text:p>
          </table:table-cell>
          <table:table-cell office:value-type="float" office:value="15310" calcext:value-type="float">
            <text:p>15310</text:p>
          </table:table-cell>
          <table:table-cell office:value-type="float" office:value="4067" calcext:value-type="float">
            <text:p>4067</text:p>
          </table:table-cell>
          <table:table-cell table:formula="of:=[.B1612]/[.C1612]" office:value-type="float" office:value="3.76444553725104" calcext:value-type="float">
            <text:p>3.7644455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ذ</text:p>
          </table:table-cell>
          <table:table-cell office:value-type="float" office:value="15411" calcext:value-type="float">
            <text:p>15411</text:p>
          </table:table-cell>
          <table:table-cell office:value-type="float" office:value="4097" calcext:value-type="float">
            <text:p>4097</text:p>
          </table:table-cell>
          <table:table-cell table:formula="of:=[.B1613]/[.C1613]" office:value-type="float" office:value="3.76153282889919" calcext:value-type="float">
            <text:p>3.7615328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زیز</text:p>
          </table:table-cell>
          <table:table-cell office:value-type="float" office:value="15423" calcext:value-type="float">
            <text:p>15423</text:p>
          </table:table-cell>
          <table:table-cell office:value-type="float" office:value="4107" calcext:value-type="float">
            <text:p>4107</text:p>
          </table:table-cell>
          <table:table-cell table:formula="of:=[.B1614]/[.C1614]" office:value-type="float" office:value="3.75529583637692" calcext:value-type="float">
            <text:p>3.755295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ور</text:p>
          </table:table-cell>
          <table:table-cell office:value-type="float" office:value="15860" calcext:value-type="float">
            <text:p>15860</text:p>
          </table:table-cell>
          <table:table-cell office:value-type="float" office:value="4254" calcext:value-type="float">
            <text:p>4254</text:p>
          </table:table-cell>
          <table:table-cell table:formula="of:=[.B1615]/[.C1615]" office:value-type="float" office:value="3.72825575928538" calcext:value-type="float">
            <text:p>3.7282557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ظف</text:p>
          </table:table-cell>
          <table:table-cell office:value-type="float" office:value="15276" calcext:value-type="float">
            <text:p>15276</text:p>
          </table:table-cell>
          <table:table-cell office:value-type="float" office:value="4108" calcext:value-type="float">
            <text:p>4108</text:p>
          </table:table-cell>
          <table:table-cell table:formula="of:=[.B1616]/[.C1616]" office:value-type="float" office:value="3.71859785783836" calcext:value-type="float">
            <text:p>3.7185978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ند</text:p>
          </table:table-cell>
          <table:table-cell office:value-type="float" office:value="16112" calcext:value-type="float">
            <text:p>16112</text:p>
          </table:table-cell>
          <table:table-cell office:value-type="float" office:value="4345" calcext:value-type="float">
            <text:p>4345</text:p>
          </table:table-cell>
          <table:table-cell table:formula="of:=[.B1617]/[.C1617]" office:value-type="float" office:value="3.70817031070196" calcext:value-type="float">
            <text:p>3.7081703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ج</text:p>
          </table:table-cell>
          <table:table-cell office:value-type="float" office:value="14243" calcext:value-type="float">
            <text:p>14243</text:p>
          </table:table-cell>
          <table:table-cell office:value-type="float" office:value="3841" calcext:value-type="float">
            <text:p>3841</text:p>
          </table:table-cell>
          <table:table-cell table:formula="of:=[.B1618]/[.C1618]" office:value-type="float" office:value="3.7081489195522" calcext:value-type="float">
            <text:p>3.7081489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ستاورد</text:p>
          </table:table-cell>
          <table:table-cell office:value-type="float" office:value="15914" calcext:value-type="float">
            <text:p>15914</text:p>
          </table:table-cell>
          <table:table-cell office:value-type="float" office:value="4304" calcext:value-type="float">
            <text:p>4304</text:p>
          </table:table-cell>
          <table:table-cell table:formula="of:=[.B1619]/[.C1619]" office:value-type="float" office:value="3.6974907063197" calcext:value-type="float">
            <text:p>3.6974907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یا</text:p>
          </table:table-cell>
          <table:table-cell office:value-type="float" office:value="14884" calcext:value-type="float">
            <text:p>14884</text:p>
          </table:table-cell>
          <table:table-cell office:value-type="float" office:value="4027" calcext:value-type="float">
            <text:p>4027</text:p>
          </table:table-cell>
          <table:table-cell table:formula="of:=[.B1620]/[.C1620]" office:value-type="float" office:value="3.69605165135336" calcext:value-type="float">
            <text:p>3.6960516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یداد</text:p>
          </table:table-cell>
          <table:table-cell office:value-type="float" office:value="15179" calcext:value-type="float">
            <text:p>15179</text:p>
          </table:table-cell>
          <table:table-cell office:value-type="float" office:value="4109" calcext:value-type="float">
            <text:p>4109</text:p>
          </table:table-cell>
          <table:table-cell table:formula="of:=[.B1621]/[.C1621]" office:value-type="float" office:value="3.6940861523485" calcext:value-type="float">
            <text:p>3.6940861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ایشان</text:p>
          </table:table-cell>
          <table:table-cell office:value-type="float" office:value="13625" calcext:value-type="float">
            <text:p>13625</text:p>
          </table:table-cell>
          <table:table-cell office:value-type="float" office:value="3696" calcext:value-type="float">
            <text:p>3696</text:p>
          </table:table-cell>
          <table:table-cell table:formula="of:=[.B1622]/[.C1622]" office:value-type="float" office:value="3.68641774891775" calcext:value-type="float">
            <text:p>3.6864177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کرد</text:p>
          </table:table-cell>
          <table:table-cell office:value-type="float" office:value="13949" calcext:value-type="float">
            <text:p>13949</text:p>
          </table:table-cell>
          <table:table-cell office:value-type="float" office:value="3784" calcext:value-type="float">
            <text:p>3784</text:p>
          </table:table-cell>
          <table:table-cell table:formula="of:=[.B1623]/[.C1623]" office:value-type="float" office:value="3.68631078224101" calcext:value-type="float">
            <text:p>3.6863107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نید</text:p>
          </table:table-cell>
          <table:table-cell office:value-type="float" office:value="14498" calcext:value-type="float">
            <text:p>14498</text:p>
          </table:table-cell>
          <table:table-cell office:value-type="float" office:value="3939" calcext:value-type="float">
            <text:p>3939</text:p>
          </table:table-cell>
          <table:table-cell table:formula="of:=[.B1624]/[.C1624]" office:value-type="float" office:value="3.68062960142168" calcext:value-type="float">
            <text:p>3.6806296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ظر</text:p>
          </table:table-cell>
          <table:table-cell office:value-type="float" office:value="14906" calcext:value-type="float">
            <text:p>14906</text:p>
          </table:table-cell>
          <table:table-cell office:value-type="float" office:value="4051" calcext:value-type="float">
            <text:p>4051</text:p>
          </table:table-cell>
          <table:table-cell table:formula="of:=[.B1625]/[.C1625]" office:value-type="float" office:value="3.67958528758331" calcext:value-type="float">
            <text:p>3.6795852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وله</text:p>
          </table:table-cell>
          <table:table-cell office:value-type="float" office:value="14762" calcext:value-type="float">
            <text:p>14762</text:p>
          </table:table-cell>
          <table:table-cell office:value-type="float" office:value="4013" calcext:value-type="float">
            <text:p>4013</text:p>
          </table:table-cell>
          <table:table-cell table:formula="of:=[.B1626]/[.C1626]" office:value-type="float" office:value="3.67854472962871" calcext:value-type="float">
            <text:p>3.6785447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تدایی</text:p>
          </table:table-cell>
          <table:table-cell office:value-type="float" office:value="14164" calcext:value-type="float">
            <text:p>14164</text:p>
          </table:table-cell>
          <table:table-cell office:value-type="float" office:value="3863" calcext:value-type="float">
            <text:p>3863</text:p>
          </table:table-cell>
          <table:table-cell table:formula="of:=[.B1627]/[.C1627]" office:value-type="float" office:value="3.6665803779446" calcext:value-type="float">
            <text:p>3.6665803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طرناک</text:p>
          </table:table-cell>
          <table:table-cell office:value-type="float" office:value="15715" calcext:value-type="float">
            <text:p>15715</text:p>
          </table:table-cell>
          <table:table-cell office:value-type="float" office:value="4292" calcext:value-type="float">
            <text:p>4292</text:p>
          </table:table-cell>
          <table:table-cell table:formula="of:=[.B1628]/[.C1628]" office:value-type="float" office:value="3.66146318732526" calcext:value-type="float">
            <text:p>3.6614631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انسته</text:p>
          </table:table-cell>
          <table:table-cell office:value-type="float" office:value="15087" calcext:value-type="float">
            <text:p>15087</text:p>
          </table:table-cell>
          <table:table-cell office:value-type="float" office:value="4122" calcext:value-type="float">
            <text:p>4122</text:p>
          </table:table-cell>
          <table:table-cell table:formula="of:=[.B1629]/[.C1629]" office:value-type="float" office:value="3.66011644832606" calcext:value-type="float">
            <text:p>3.6601164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ضیه</text:p>
          </table:table-cell>
          <table:table-cell office:value-type="float" office:value="14037" calcext:value-type="float">
            <text:p>14037</text:p>
          </table:table-cell>
          <table:table-cell office:value-type="float" office:value="3836" calcext:value-type="float">
            <text:p>3836</text:p>
          </table:table-cell>
          <table:table-cell table:formula="of:=[.B1630]/[.C1630]" office:value-type="float" office:value="3.65928050052138" calcext:value-type="float">
            <text:p>3.6592805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رر</text:p>
          </table:table-cell>
          <table:table-cell office:value-type="float" office:value="14795" calcext:value-type="float">
            <text:p>14795</text:p>
          </table:table-cell>
          <table:table-cell office:value-type="float" office:value="4049" calcext:value-type="float">
            <text:p>4049</text:p>
          </table:table-cell>
          <table:table-cell table:formula="of:=[.B1631]/[.C1631]" office:value-type="float" office:value="3.65398863917017" calcext:value-type="float">
            <text:p>3.6539886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مستان</text:p>
          </table:table-cell>
          <table:table-cell office:value-type="float" office:value="13790" calcext:value-type="float">
            <text:p>13790</text:p>
          </table:table-cell>
          <table:table-cell office:value-type="float" office:value="3774" calcext:value-type="float">
            <text:p>3774</text:p>
          </table:table-cell>
          <table:table-cell table:formula="of:=[.B1632]/[.C1632]" office:value-type="float" office:value="3.65394806571277" calcext:value-type="float">
            <text:p>3.6539480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ن</text:p>
          </table:table-cell>
          <table:table-cell office:value-type="float" office:value="16104" calcext:value-type="float">
            <text:p>16104</text:p>
          </table:table-cell>
          <table:table-cell office:value-type="float" office:value="4410" calcext:value-type="float">
            <text:p>4410</text:p>
          </table:table-cell>
          <table:table-cell table:formula="of:=[.B1633]/[.C1633]" office:value-type="float" office:value="3.65170068027211" calcext:value-type="float">
            <text:p>3.6517006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ب</text:p>
          </table:table-cell>
          <table:table-cell office:value-type="float" office:value="14692" calcext:value-type="float">
            <text:p>14692</text:p>
          </table:table-cell>
          <table:table-cell office:value-type="float" office:value="4027" calcext:value-type="float">
            <text:p>4027</text:p>
          </table:table-cell>
          <table:table-cell table:formula="of:=[.B1634]/[.C1634]" office:value-type="float" office:value="3.64837347901664" calcext:value-type="float">
            <text:p>3.648373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ستانه</text:p>
          </table:table-cell>
          <table:table-cell office:value-type="float" office:value="16161" calcext:value-type="float">
            <text:p>16161</text:p>
          </table:table-cell>
          <table:table-cell office:value-type="float" office:value="4431" calcext:value-type="float">
            <text:p>4431</text:p>
          </table:table-cell>
          <table:table-cell table:formula="of:=[.B1635]/[.C1635]" office:value-type="float" office:value="3.64725795531483" calcext:value-type="float">
            <text:p>3.6472579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ذت</text:p>
          </table:table-cell>
          <table:table-cell office:value-type="float" office:value="12967" calcext:value-type="float">
            <text:p>12967</text:p>
          </table:table-cell>
          <table:table-cell office:value-type="float" office:value="3559" calcext:value-type="float">
            <text:p>3559</text:p>
          </table:table-cell>
          <table:table-cell table:formula="of:=[.B1636]/[.C1636]" office:value-type="float" office:value="3.6434391683057" calcext:value-type="float">
            <text:p>3.6434391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خدام</text:p>
          </table:table-cell>
          <table:table-cell office:value-type="float" office:value="12880" calcext:value-type="float">
            <text:p>12880</text:p>
          </table:table-cell>
          <table:table-cell office:value-type="float" office:value="3537" calcext:value-type="float">
            <text:p>3537</text:p>
          </table:table-cell>
          <table:table-cell table:formula="of:=[.B1637]/[.C1637]" office:value-type="float" office:value="3.64150409951937" calcext:value-type="float">
            <text:p>3.6415040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یه</text:p>
          </table:table-cell>
          <table:table-cell office:value-type="float" office:value="15034" calcext:value-type="float">
            <text:p>15034</text:p>
          </table:table-cell>
          <table:table-cell office:value-type="float" office:value="4132" calcext:value-type="float">
            <text:p>4132</text:p>
          </table:table-cell>
          <table:table-cell table:formula="of:=[.B1638]/[.C1638]" office:value-type="float" office:value="3.63843175217812" calcext:value-type="float">
            <text:p>3.6384317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سم</text:p>
          </table:table-cell>
          <table:table-cell office:value-type="float" office:value="14207" calcext:value-type="float">
            <text:p>14207</text:p>
          </table:table-cell>
          <table:table-cell office:value-type="float" office:value="3906" calcext:value-type="float">
            <text:p>3906</text:p>
          </table:table-cell>
          <table:table-cell table:formula="of:=[.B1639]/[.C1639]" office:value-type="float" office:value="3.63722478238607" calcext:value-type="float">
            <text:p>3.6372247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عده</text:p>
          </table:table-cell>
          <table:table-cell office:value-type="float" office:value="13849" calcext:value-type="float">
            <text:p>13849</text:p>
          </table:table-cell>
          <table:table-cell office:value-type="float" office:value="3808" calcext:value-type="float">
            <text:p>3808</text:p>
          </table:table-cell>
          <table:table-cell table:formula="of:=[.B1640]/[.C1640]" office:value-type="float" office:value="3.63681722689076" calcext:value-type="float">
            <text:p>3.6368172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لوم</text:p>
          </table:table-cell>
          <table:table-cell office:value-type="float" office:value="15220" calcext:value-type="float">
            <text:p>15220</text:p>
          </table:table-cell>
          <table:table-cell office:value-type="float" office:value="4192" calcext:value-type="float">
            <text:p>4192</text:p>
          </table:table-cell>
          <table:table-cell table:formula="of:=[.B1641]/[.C1641]" office:value-type="float" office:value="3.63072519083969" calcext:value-type="float">
            <text:p>3.630725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لاقات</text:p>
          </table:table-cell>
          <table:table-cell office:value-type="float" office:value="14696" calcext:value-type="float">
            <text:p>14696</text:p>
          </table:table-cell>
          <table:table-cell office:value-type="float" office:value="4064" calcext:value-type="float">
            <text:p>4064</text:p>
          </table:table-cell>
          <table:table-cell table:formula="of:=[.B1642]/[.C1642]" office:value-type="float" office:value="3.61614173228346" calcext:value-type="float">
            <text:p>3.6161417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تخار</text:p>
          </table:table-cell>
          <table:table-cell office:value-type="float" office:value="14716" calcext:value-type="float">
            <text:p>14716</text:p>
          </table:table-cell>
          <table:table-cell office:value-type="float" office:value="4070" calcext:value-type="float">
            <text:p>4070</text:p>
          </table:table-cell>
          <table:table-cell table:formula="of:=[.B1643]/[.C1643]" office:value-type="float" office:value="3.61572481572482" calcext:value-type="float">
            <text:p>3.6157248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ره</text:p>
          </table:table-cell>
          <table:table-cell office:value-type="float" office:value="14064" calcext:value-type="float">
            <text:p>14064</text:p>
          </table:table-cell>
          <table:table-cell office:value-type="float" office:value="3897" calcext:value-type="float">
            <text:p>3897</text:p>
          </table:table-cell>
          <table:table-cell table:formula="of:=[.B1644]/[.C1644]" office:value-type="float" office:value="3.60892994611239" calcext:value-type="float">
            <text:p>3.6089299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یشه</text:p>
          </table:table-cell>
          <table:table-cell office:value-type="float" office:value="14384" calcext:value-type="float">
            <text:p>14384</text:p>
          </table:table-cell>
          <table:table-cell office:value-type="float" office:value="3987" calcext:value-type="float">
            <text:p>3987</text:p>
          </table:table-cell>
          <table:table-cell table:formula="of:=[.B1645]/[.C1645]" office:value-type="float" office:value="3.60772510659644" calcext:value-type="float">
            <text:p>3.6077251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فیر</text:p>
          </table:table-cell>
          <table:table-cell office:value-type="float" office:value="13496" calcext:value-type="float">
            <text:p>13496</text:p>
          </table:table-cell>
          <table:table-cell office:value-type="float" office:value="3749" calcext:value-type="float">
            <text:p>3749</text:p>
          </table:table-cell>
          <table:table-cell table:formula="of:=[.B1646]/[.C1646]" office:value-type="float" office:value="3.5998933048813" calcext:value-type="float">
            <text:p>3.5998933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بتنی</text:p>
          </table:table-cell>
          <table:table-cell office:value-type="float" office:value="14679" calcext:value-type="float">
            <text:p>14679</text:p>
          </table:table-cell>
          <table:table-cell office:value-type="float" office:value="4080" calcext:value-type="float">
            <text:p>4080</text:p>
          </table:table-cell>
          <table:table-cell table:formula="of:=[.B1647]/[.C1647]" office:value-type="float" office:value="3.59779411764706" calcext:value-type="float">
            <text:p>3.597794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لمه</text:p>
          </table:table-cell>
          <table:table-cell office:value-type="float" office:value="13462" calcext:value-type="float">
            <text:p>13462</text:p>
          </table:table-cell>
          <table:table-cell office:value-type="float" office:value="3747" calcext:value-type="float">
            <text:p>3747</text:p>
          </table:table-cell>
          <table:table-cell table:formula="of:=[.B1648]/[.C1648]" office:value-type="float" office:value="3.59274085935415" calcext:value-type="float">
            <text:p>3.5927408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آورد</text:p>
          </table:table-cell>
          <table:table-cell office:value-type="float" office:value="14542" calcext:value-type="float">
            <text:p>14542</text:p>
          </table:table-cell>
          <table:table-cell office:value-type="float" office:value="4048" calcext:value-type="float">
            <text:p>4048</text:p>
          </table:table-cell>
          <table:table-cell table:formula="of:=[.B1649]/[.C1649]" office:value-type="float" office:value="3.59239130434783" calcext:value-type="float">
            <text:p>3.5923913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نج</text:p>
          </table:table-cell>
          <table:table-cell office:value-type="float" office:value="14808" calcext:value-type="float">
            <text:p>14808</text:p>
          </table:table-cell>
          <table:table-cell office:value-type="float" office:value="4126" calcext:value-type="float">
            <text:p>4126</text:p>
          </table:table-cell>
          <table:table-cell table:formula="of:=[.B1650]/[.C1650]" office:value-type="float" office:value="3.58894813378575" calcext:value-type="float">
            <text:p>3.5889481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ت</text:p>
          </table:table-cell>
          <table:table-cell office:value-type="float" office:value="15509" calcext:value-type="float">
            <text:p>15509</text:p>
          </table:table-cell>
          <table:table-cell office:value-type="float" office:value="4323" calcext:value-type="float">
            <text:p>4323</text:p>
          </table:table-cell>
          <table:table-cell table:formula="of:=[.B1651]/[.C1651]" office:value-type="float" office:value="3.58755493869998" calcext:value-type="float">
            <text:p>3.5875549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float" office:value="13985" calcext:value-type="float">
            <text:p>13985</text:p>
          </table:table-cell>
          <table:table-cell office:value-type="float" office:value="3899" calcext:value-type="float">
            <text:p>3899</text:p>
          </table:table-cell>
          <table:table-cell table:formula="of:=[.B1652]/[.C1652]" office:value-type="float" office:value="3.5868171325981" calcext:value-type="float">
            <text:p>3.5868171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لدین</text:p>
          </table:table-cell>
          <table:table-cell office:value-type="float" office:value="14061" calcext:value-type="float">
            <text:p>14061</text:p>
          </table:table-cell>
          <table:table-cell office:value-type="float" office:value="3921" calcext:value-type="float">
            <text:p>3921</text:p>
          </table:table-cell>
          <table:table-cell table:formula="of:=[.B1653]/[.C1653]" office:value-type="float" office:value="3.58607498087223" calcext:value-type="float">
            <text:p>3.5860749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ش</text:p>
          </table:table-cell>
          <table:table-cell office:value-type="float" office:value="15039" calcext:value-type="float">
            <text:p>15039</text:p>
          </table:table-cell>
          <table:table-cell office:value-type="float" office:value="4194" calcext:value-type="float">
            <text:p>4194</text:p>
          </table:table-cell>
          <table:table-cell table:formula="of:=[.B1654]/[.C1654]" office:value-type="float" office:value="3.58583690987124" calcext:value-type="float">
            <text:p>3.5858369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نی</text:p>
          </table:table-cell>
          <table:table-cell office:value-type="float" office:value="13374" calcext:value-type="float">
            <text:p>13374</text:p>
          </table:table-cell>
          <table:table-cell office:value-type="float" office:value="3730" calcext:value-type="float">
            <text:p>3730</text:p>
          </table:table-cell>
          <table:table-cell table:formula="of:=[.B1655]/[.C1655]" office:value-type="float" office:value="3.58552278820375" calcext:value-type="float">
            <text:p>3.5855227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بال</text:p>
          </table:table-cell>
          <table:table-cell office:value-type="float" office:value="14351" calcext:value-type="float">
            <text:p>14351</text:p>
          </table:table-cell>
          <table:table-cell office:value-type="float" office:value="4006" calcext:value-type="float">
            <text:p>4006</text:p>
          </table:table-cell>
          <table:table-cell table:formula="of:=[.B1656]/[.C1656]" office:value-type="float" office:value="3.58237643534698" calcext:value-type="float">
            <text:p>3.5823764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له</text:p>
          </table:table-cell>
          <table:table-cell office:value-type="float" office:value="13484" calcext:value-type="float">
            <text:p>13484</text:p>
          </table:table-cell>
          <table:table-cell office:value-type="float" office:value="3772" calcext:value-type="float">
            <text:p>3772</text:p>
          </table:table-cell>
          <table:table-cell table:formula="of:=[.B1657]/[.C1657]" office:value-type="float" office:value="3.57476139978791" calcext:value-type="float">
            <text:p>3.5747613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float" office:value="12590" calcext:value-type="float">
            <text:p>12590</text:p>
          </table:table-cell>
          <table:table-cell office:value-type="float" office:value="3526" calcext:value-type="float">
            <text:p>3526</text:p>
          </table:table-cell>
          <table:table-cell table:formula="of:=[.B1658]/[.C1658]" office:value-type="float" office:value="3.57061826432218" calcext:value-type="float">
            <text:p>3.5706182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هان</text:p>
          </table:table-cell>
          <table:table-cell office:value-type="float" office:value="15129" calcext:value-type="float">
            <text:p>15129</text:p>
          </table:table-cell>
          <table:table-cell office:value-type="float" office:value="4238" calcext:value-type="float">
            <text:p>4238</text:p>
          </table:table-cell>
          <table:table-cell table:formula="of:=[.B1659]/[.C1659]" office:value-type="float" office:value="3.56984426616328" calcext:value-type="float">
            <text:p>3.5698442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سوی</text:p>
          </table:table-cell>
          <table:table-cell office:value-type="float" office:value="13162" calcext:value-type="float">
            <text:p>13162</text:p>
          </table:table-cell>
          <table:table-cell office:value-type="float" office:value="3687" calcext:value-type="float">
            <text:p>3687</text:p>
          </table:table-cell>
          <table:table-cell table:formula="of:=[.B1660]/[.C1660]" office:value-type="float" office:value="3.56983997830214" calcext:value-type="float">
            <text:p>3.5698399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کات</text:p>
          </table:table-cell>
          <table:table-cell office:value-type="float" office:value="15121" calcext:value-type="float">
            <text:p>15121</text:p>
          </table:table-cell>
          <table:table-cell office:value-type="float" office:value="4236" calcext:value-type="float">
            <text:p>4236</text:p>
          </table:table-cell>
          <table:table-cell table:formula="of:=[.B1661]/[.C1661]" office:value-type="float" office:value="3.56964117091596" calcext:value-type="float">
            <text:p>3.569641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نگونه</text:p>
          </table:table-cell>
          <table:table-cell office:value-type="float" office:value="14792" calcext:value-type="float">
            <text:p>14792</text:p>
          </table:table-cell>
          <table:table-cell office:value-type="float" office:value="4147" calcext:value-type="float">
            <text:p>4147</text:p>
          </table:table-cell>
          <table:table-cell table:formula="of:=[.B1662]/[.C1662]" office:value-type="float" office:value="3.56691584277791" calcext:value-type="float">
            <text:p>3.5669158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داوم</text:p>
          </table:table-cell>
          <table:table-cell office:value-type="float" office:value="15477" calcext:value-type="float">
            <text:p>15477</text:p>
          </table:table-cell>
          <table:table-cell office:value-type="float" office:value="4345" calcext:value-type="float">
            <text:p>4345</text:p>
          </table:table-cell>
          <table:table-cell table:formula="of:=[.B1663]/[.C1663]" office:value-type="float" office:value="3.5620253164557" calcext:value-type="float">
            <text:p>3.5620253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مئن</text:p>
          </table:table-cell>
          <table:table-cell office:value-type="float" office:value="14988" calcext:value-type="float">
            <text:p>14988</text:p>
          </table:table-cell>
          <table:table-cell office:value-type="float" office:value="4212" calcext:value-type="float">
            <text:p>4212</text:p>
          </table:table-cell>
          <table:table-cell table:formula="of:=[.B1664]/[.C1664]" office:value-type="float" office:value="3.55840455840456" calcext:value-type="float">
            <text:p>3.5584045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هرانی</text:p>
          </table:table-cell>
          <table:table-cell office:value-type="float" office:value="13382" calcext:value-type="float">
            <text:p>13382</text:p>
          </table:table-cell>
          <table:table-cell office:value-type="float" office:value="3763" calcext:value-type="float">
            <text:p>3763</text:p>
          </table:table-cell>
          <table:table-cell table:formula="of:=[.B1665]/[.C1665]" office:value-type="float" office:value="3.55620515546107" calcext:value-type="float">
            <text:p>3.556205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گیر</text:p>
          </table:table-cell>
          <table:table-cell office:value-type="float" office:value="14717" calcext:value-type="float">
            <text:p>14717</text:p>
          </table:table-cell>
          <table:table-cell office:value-type="float" office:value="4141" calcext:value-type="float">
            <text:p>4141</text:p>
          </table:table-cell>
          <table:table-cell table:formula="of:=[.B1666]/[.C1666]" office:value-type="float" office:value="3.55397247041777" calcext:value-type="float">
            <text:p>3.5539724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گیر</text:p>
          </table:table-cell>
          <table:table-cell office:value-type="float" office:value="14642" calcext:value-type="float">
            <text:p>14642</text:p>
          </table:table-cell>
          <table:table-cell office:value-type="float" office:value="4123" calcext:value-type="float">
            <text:p>4123</text:p>
          </table:table-cell>
          <table:table-cell table:formula="of:=[.B1667]/[.C1667]" office:value-type="float" office:value="3.5512975988358" calcext:value-type="float">
            <text:p>3.5512975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لد</text:p>
          </table:table-cell>
          <table:table-cell office:value-type="float" office:value="14032" calcext:value-type="float">
            <text:p>14032</text:p>
          </table:table-cell>
          <table:table-cell office:value-type="float" office:value="3960" calcext:value-type="float">
            <text:p>3960</text:p>
          </table:table-cell>
          <table:table-cell table:formula="of:=[.B1668]/[.C1668]" office:value-type="float" office:value="3.54343434343434" calcext:value-type="float">
            <text:p>3.5434343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ین</text:p>
          </table:table-cell>
          <table:table-cell office:value-type="float" office:value="14550" calcext:value-type="float">
            <text:p>14550</text:p>
          </table:table-cell>
          <table:table-cell office:value-type="float" office:value="4108" calcext:value-type="float">
            <text:p>4108</text:p>
          </table:table-cell>
          <table:table-cell table:formula="of:=[.B1669]/[.C1669]" office:value-type="float" office:value="3.54186952288218" calcext:value-type="float">
            <text:p>3.5418695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ادداشت</text:p>
          </table:table-cell>
          <table:table-cell office:value-type="float" office:value="14269" calcext:value-type="float">
            <text:p>14269</text:p>
          </table:table-cell>
          <table:table-cell office:value-type="float" office:value="4037" calcext:value-type="float">
            <text:p>4037</text:p>
          </table:table-cell>
          <table:table-cell table:formula="of:=[.B1670]/[.C1670]" office:value-type="float" office:value="3.53455536289324" calcext:value-type="float">
            <text:p>3.5345553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ی</text:p>
          </table:table-cell>
          <table:table-cell office:value-type="float" office:value="13908" calcext:value-type="float">
            <text:p>13908</text:p>
          </table:table-cell>
          <table:table-cell office:value-type="float" office:value="3941" calcext:value-type="float">
            <text:p>3941</text:p>
          </table:table-cell>
          <table:table-cell table:formula="of:=[.B1671]/[.C1671]" office:value-type="float" office:value="3.52905353971073" calcext:value-type="float">
            <text:p>3.5290535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فاهم</text:p>
          </table:table-cell>
          <table:table-cell office:value-type="float" office:value="13422" calcext:value-type="float">
            <text:p>13422</text:p>
          </table:table-cell>
          <table:table-cell office:value-type="float" office:value="3805" calcext:value-type="float">
            <text:p>3805</text:p>
          </table:table-cell>
          <table:table-cell table:formula="of:=[.B1672]/[.C1672]" office:value-type="float" office:value="3.52746386333771" calcext:value-type="float">
            <text:p>3.5274638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وب</text:p>
          </table:table-cell>
          <table:table-cell office:value-type="float" office:value="13055" calcext:value-type="float">
            <text:p>13055</text:p>
          </table:table-cell>
          <table:table-cell office:value-type="float" office:value="3704" calcext:value-type="float">
            <text:p>3704</text:p>
          </table:table-cell>
          <table:table-cell table:formula="of:=[.B1673]/[.C1673]" office:value-type="float" office:value="3.52456803455724" calcext:value-type="float">
            <text:p>3.5245680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دی</text:p>
          </table:table-cell>
          <table:table-cell office:value-type="float" office:value="12902" calcext:value-type="float">
            <text:p>12902</text:p>
          </table:table-cell>
          <table:table-cell office:value-type="float" office:value="3663" calcext:value-type="float">
            <text:p>3663</text:p>
          </table:table-cell>
          <table:table-cell table:formula="of:=[.B1674]/[.C1674]" office:value-type="float" office:value="3.52224952224952" calcext:value-type="float">
            <text:p>3.5222495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توا</text:p>
          </table:table-cell>
          <table:table-cell office:value-type="float" office:value="13810" calcext:value-type="float">
            <text:p>13810</text:p>
          </table:table-cell>
          <table:table-cell office:value-type="float" office:value="3922" calcext:value-type="float">
            <text:p>3922</text:p>
          </table:table-cell>
          <table:table-cell table:formula="of:=[.B1675]/[.C1675]" office:value-type="float" office:value="3.52116267210607" calcext:value-type="float">
            <text:p>3.5211626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اغ</text:p>
          </table:table-cell>
          <table:table-cell office:value-type="float" office:value="13176" calcext:value-type="float">
            <text:p>13176</text:p>
          </table:table-cell>
          <table:table-cell office:value-type="float" office:value="3742" calcext:value-type="float">
            <text:p>3742</text:p>
          </table:table-cell>
          <table:table-cell table:formula="of:=[.B1676]/[.C1676]" office:value-type="float" office:value="3.5211117049706" calcext:value-type="float">
            <text:p>3.521111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ینه</text:p>
          </table:table-cell>
          <table:table-cell office:value-type="float" office:value="13732" calcext:value-type="float">
            <text:p>13732</text:p>
          </table:table-cell>
          <table:table-cell office:value-type="float" office:value="3906" calcext:value-type="float">
            <text:p>3906</text:p>
          </table:table-cell>
          <table:table-cell table:formula="of:=[.B1677]/[.C1677]" office:value-type="float" office:value="3.51561699948797" calcext:value-type="float">
            <text:p>3.5156169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ثبات</text:p>
          </table:table-cell>
          <table:table-cell office:value-type="float" office:value="14436" calcext:value-type="float">
            <text:p>14436</text:p>
          </table:table-cell>
          <table:table-cell office:value-type="float" office:value="4108" calcext:value-type="float">
            <text:p>4108</text:p>
          </table:table-cell>
          <table:table-cell table:formula="of:=[.B1678]/[.C1678]" office:value-type="float" office:value="3.51411879259981" calcext:value-type="float">
            <text:p>3.5141187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اده</text:p>
          </table:table-cell>
          <table:table-cell office:value-type="float" office:value="14049" calcext:value-type="float">
            <text:p>14049</text:p>
          </table:table-cell>
          <table:table-cell office:value-type="float" office:value="4000" calcext:value-type="float">
            <text:p>4000</text:p>
          </table:table-cell>
          <table:table-cell table:formula="of:=[.B1679]/[.C1679]" office:value-type="float" office:value="3.51225" calcext:value-type="float">
            <text:p>3.51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قدیر</text:p>
          </table:table-cell>
          <table:table-cell office:value-type="float" office:value="13980" calcext:value-type="float">
            <text:p>13980</text:p>
          </table:table-cell>
          <table:table-cell office:value-type="float" office:value="3983" calcext:value-type="float">
            <text:p>3983</text:p>
          </table:table-cell>
          <table:table-cell table:formula="of:=[.B1680]/[.C1680]" office:value-type="float" office:value="3.50991714787848" calcext:value-type="float">
            <text:p>3.509917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بوه</text:p>
          </table:table-cell>
          <table:table-cell office:value-type="float" office:value="14272" calcext:value-type="float">
            <text:p>14272</text:p>
          </table:table-cell>
          <table:table-cell office:value-type="float" office:value="4068" calcext:value-type="float">
            <text:p>4068</text:p>
          </table:table-cell>
          <table:table-cell table:formula="of:=[.B1681]/[.C1681]" office:value-type="float" office:value="3.50835791543756" calcext:value-type="float">
            <text:p>3.5083579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قرار</text:p>
          </table:table-cell>
          <table:table-cell office:value-type="float" office:value="14418" calcext:value-type="float">
            <text:p>14418</text:p>
          </table:table-cell>
          <table:table-cell office:value-type="float" office:value="4111" calcext:value-type="float">
            <text:p>4111</text:p>
          </table:table-cell>
          <table:table-cell table:formula="of:=[.B1682]/[.C1682]" office:value-type="float" office:value="3.5071758696181" calcext:value-type="float">
            <text:p>3.5071758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فریح</text:p>
          </table:table-cell>
          <table:table-cell office:value-type="float" office:value="13143" calcext:value-type="float">
            <text:p>13143</text:p>
          </table:table-cell>
          <table:table-cell office:value-type="float" office:value="3749" calcext:value-type="float">
            <text:p>3749</text:p>
          </table:table-cell>
          <table:table-cell table:formula="of:=[.B1683]/[.C1683]" office:value-type="float" office:value="3.50573486263003" calcext:value-type="float">
            <text:p>3.5057348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ضل</text:p>
          </table:table-cell>
          <table:table-cell office:value-type="float" office:value="13924" calcext:value-type="float">
            <text:p>13924</text:p>
          </table:table-cell>
          <table:table-cell office:value-type="float" office:value="3976" calcext:value-type="float">
            <text:p>3976</text:p>
          </table:table-cell>
          <table:table-cell table:formula="of:=[.B1684]/[.C1684]" office:value-type="float" office:value="3.50201207243461" calcext:value-type="float">
            <text:p>3.5020120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ددار</text:p>
          </table:table-cell>
          <table:table-cell office:value-type="float" office:value="15229" calcext:value-type="float">
            <text:p>15229</text:p>
          </table:table-cell>
          <table:table-cell office:value-type="float" office:value="4356" calcext:value-type="float">
            <text:p>4356</text:p>
          </table:table-cell>
          <table:table-cell table:formula="of:=[.B1685]/[.C1685]" office:value-type="float" office:value="3.49609733700643" calcext:value-type="float">
            <text:p>3.496097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هیت</text:p>
          </table:table-cell>
          <table:table-cell office:value-type="float" office:value="13780" calcext:value-type="float">
            <text:p>13780</text:p>
          </table:table-cell>
          <table:table-cell office:value-type="float" office:value="3948" calcext:value-type="float">
            <text:p>3948</text:p>
          </table:table-cell>
          <table:table-cell table:formula="of:=[.B1686]/[.C1686]" office:value-type="float" office:value="3.4903748733536" calcext:value-type="float">
            <text:p>3.4903748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ارک</text:p>
          </table:table-cell>
          <table:table-cell office:value-type="float" office:value="13232" calcext:value-type="float">
            <text:p>13232</text:p>
          </table:table-cell>
          <table:table-cell office:value-type="float" office:value="3791" calcext:value-type="float">
            <text:p>3791</text:p>
          </table:table-cell>
          <table:table-cell table:formula="of:=[.B1687]/[.C1687]" office:value-type="float" office:value="3.49037193352677" calcext:value-type="float">
            <text:p>3.4903719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دیف</text:p>
          </table:table-cell>
          <table:table-cell office:value-type="float" office:value="12433" calcext:value-type="float">
            <text:p>12433</text:p>
          </table:table-cell>
          <table:table-cell office:value-type="float" office:value="3570" calcext:value-type="float">
            <text:p>3570</text:p>
          </table:table-cell>
          <table:table-cell table:formula="of:=[.B1688]/[.C1688]" office:value-type="float" office:value="3.48263305322129" calcext:value-type="float">
            <text:p>3.4826330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ظهور</text:p>
          </table:table-cell>
          <table:table-cell office:value-type="float" office:value="13923" calcext:value-type="float">
            <text:p>13923</text:p>
          </table:table-cell>
          <table:table-cell office:value-type="float" office:value="4000" calcext:value-type="float">
            <text:p>4000</text:p>
          </table:table-cell>
          <table:table-cell table:formula="of:=[.B1689]/[.C1689]" office:value-type="float" office:value="3.48075" calcext:value-type="float">
            <text:p>3.48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ناسب</text:p>
          </table:table-cell>
          <table:table-cell office:value-type="float" office:value="14432" calcext:value-type="float">
            <text:p>14432</text:p>
          </table:table-cell>
          <table:table-cell office:value-type="float" office:value="4152" calcext:value-type="float">
            <text:p>4152</text:p>
          </table:table-cell>
          <table:table-cell table:formula="of:=[.B1690]/[.C1690]" office:value-type="float" office:value="3.47591522157996" calcext:value-type="float">
            <text:p>3.475915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یسته</text:p>
          </table:table-cell>
          <table:table-cell office:value-type="float" office:value="15208" calcext:value-type="float">
            <text:p>15208</text:p>
          </table:table-cell>
          <table:table-cell office:value-type="float" office:value="4376" calcext:value-type="float">
            <text:p>4376</text:p>
          </table:table-cell>
          <table:table-cell table:formula="of:=[.B1691]/[.C1691]" office:value-type="float" office:value="3.47531992687386" calcext:value-type="float">
            <text:p>3.4753199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شکال</text:p>
          </table:table-cell>
          <table:table-cell office:value-type="float" office:value="14264" calcext:value-type="float">
            <text:p>14264</text:p>
          </table:table-cell>
          <table:table-cell office:value-type="float" office:value="4105" calcext:value-type="float">
            <text:p>4105</text:p>
          </table:table-cell>
          <table:table-cell table:formula="of:=[.B1692]/[.C1692]" office:value-type="float" office:value="3.4747868453106" calcext:value-type="float">
            <text:p>3.4747868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زگار</text:p>
          </table:table-cell>
          <table:table-cell office:value-type="float" office:value="13484" calcext:value-type="float">
            <text:p>13484</text:p>
          </table:table-cell>
          <table:table-cell office:value-type="float" office:value="3883" calcext:value-type="float">
            <text:p>3883</text:p>
          </table:table-cell>
          <table:table-cell table:formula="of:=[.B1693]/[.C1693]" office:value-type="float" office:value="3.47257275302601" calcext:value-type="float">
            <text:p>3.472572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ول</text:p>
          </table:table-cell>
          <table:table-cell office:value-type="float" office:value="12186" calcext:value-type="float">
            <text:p>12186</text:p>
          </table:table-cell>
          <table:table-cell office:value-type="float" office:value="3510" calcext:value-type="float">
            <text:p>3510</text:p>
          </table:table-cell>
          <table:table-cell table:formula="of:=[.B1694]/[.C1694]" office:value-type="float" office:value="3.47179487179487" calcext:value-type="float">
            <text:p>3.4717948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کیه</text:p>
          </table:table-cell>
          <table:table-cell office:value-type="float" office:value="14348" calcext:value-type="float">
            <text:p>14348</text:p>
          </table:table-cell>
          <table:table-cell office:value-type="float" office:value="4133" calcext:value-type="float">
            <text:p>4133</text:p>
          </table:table-cell>
          <table:table-cell table:formula="of:=[.B1695]/[.C1695]" office:value-type="float" office:value="3.47157028792645" calcext:value-type="float">
            <text:p>3.4715702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ستر</text:p>
          </table:table-cell>
          <table:table-cell office:value-type="float" office:value="13976" calcext:value-type="float">
            <text:p>13976</text:p>
          </table:table-cell>
          <table:table-cell office:value-type="float" office:value="4026" calcext:value-type="float">
            <text:p>4026</text:p>
          </table:table-cell>
          <table:table-cell table:formula="of:=[.B1696]/[.C1696]" office:value-type="float" office:value="3.47143566815698" calcext:value-type="float">
            <text:p>3.4714356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بیرکل</text:p>
          </table:table-cell>
          <table:table-cell office:value-type="float" office:value="12927" calcext:value-type="float">
            <text:p>12927</text:p>
          </table:table-cell>
          <table:table-cell office:value-type="float" office:value="3724" calcext:value-type="float">
            <text:p>3724</text:p>
          </table:table-cell>
          <table:table-cell table:formula="of:=[.B1697]/[.C1697]" office:value-type="float" office:value="3.47126745435016" calcext:value-type="float">
            <text:p>3.4712674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ختی</text:p>
          </table:table-cell>
          <table:table-cell office:value-type="float" office:value="13996" calcext:value-type="float">
            <text:p>13996</text:p>
          </table:table-cell>
          <table:table-cell office:value-type="float" office:value="4033" calcext:value-type="float">
            <text:p>4033</text:p>
          </table:table-cell>
          <table:table-cell table:formula="of:=[.B1698]/[.C1698]" office:value-type="float" office:value="3.47036945202083" calcext:value-type="float">
            <text:p>3.470369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تیارات</text:p>
          </table:table-cell>
          <table:table-cell office:value-type="float" office:value="12327" calcext:value-type="float">
            <text:p>12327</text:p>
          </table:table-cell>
          <table:table-cell office:value-type="float" office:value="3558" calcext:value-type="float">
            <text:p>3558</text:p>
          </table:table-cell>
          <table:table-cell table:formula="of:=[.B1699]/[.C1699]" office:value-type="float" office:value="3.464586846543" calcext:value-type="float">
            <text:p>3.4645868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روح</text:p>
          </table:table-cell>
          <table:table-cell office:value-type="float" office:value="12723" calcext:value-type="float">
            <text:p>12723</text:p>
          </table:table-cell>
          <table:table-cell office:value-type="float" office:value="3673" calcext:value-type="float">
            <text:p>3673</text:p>
          </table:table-cell>
          <table:table-cell table:formula="of:=[.B1700]/[.C1700]" office:value-type="float" office:value="3.46392594609311" calcext:value-type="float">
            <text:p>3.4639259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نق</text:p>
          </table:table-cell>
          <table:table-cell office:value-type="float" office:value="13872" calcext:value-type="float">
            <text:p>13872</text:p>
          </table:table-cell>
          <table:table-cell office:value-type="float" office:value="4005" calcext:value-type="float">
            <text:p>4005</text:p>
          </table:table-cell>
          <table:table-cell table:formula="of:=[.B1701]/[.C1701]" office:value-type="float" office:value="3.46367041198502" calcext:value-type="float">
            <text:p>3.463670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وض</text:p>
          </table:table-cell>
          <table:table-cell office:value-type="float" office:value="13797" calcext:value-type="float">
            <text:p>13797</text:p>
          </table:table-cell>
          <table:table-cell office:value-type="float" office:value="3985" calcext:value-type="float">
            <text:p>3985</text:p>
          </table:table-cell>
          <table:table-cell table:formula="of:=[.B1702]/[.C1702]" office:value-type="float" office:value="3.46223337515684" calcext:value-type="float">
            <text:p>3.4622333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نوادگی</text:p>
          </table:table-cell>
          <table:table-cell office:value-type="float" office:value="13006" calcext:value-type="float">
            <text:p>13006</text:p>
          </table:table-cell>
          <table:table-cell office:value-type="float" office:value="3757" calcext:value-type="float">
            <text:p>3757</text:p>
          </table:table-cell>
          <table:table-cell table:formula="of:=[.B1703]/[.C1703]" office:value-type="float" office:value="3.4618046313548" calcext:value-type="float">
            <text:p>3.4618046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د</text:p>
          </table:table-cell>
          <table:table-cell office:value-type="float" office:value="12817" calcext:value-type="float">
            <text:p>12817</text:p>
          </table:table-cell>
          <table:table-cell office:value-type="float" office:value="3703" calcext:value-type="float">
            <text:p>3703</text:p>
          </table:table-cell>
          <table:table-cell table:formula="of:=[.B1704]/[.C1704]" office:value-type="float" office:value="3.46124763705104" calcext:value-type="float">
            <text:p>3.4612476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وه</text:p>
          </table:table-cell>
          <table:table-cell office:value-type="float" office:value="14487" calcext:value-type="float">
            <text:p>14487</text:p>
          </table:table-cell>
          <table:table-cell office:value-type="float" office:value="4189" calcext:value-type="float">
            <text:p>4189</text:p>
          </table:table-cell>
          <table:table-cell table:formula="of:=[.B1705]/[.C1705]" office:value-type="float" office:value="3.4583432800191" calcext:value-type="float">
            <text:p>3.45834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ها</text:p>
          </table:table-cell>
          <table:table-cell office:value-type="float" office:value="14345" calcext:value-type="float">
            <text:p>14345</text:p>
          </table:table-cell>
          <table:table-cell office:value-type="float" office:value="4157" calcext:value-type="float">
            <text:p>4157</text:p>
          </table:table-cell>
          <table:table-cell table:formula="of:=[.B1706]/[.C1706]" office:value-type="float" office:value="3.45080586961751" calcext:value-type="float">
            <text:p>3.4508058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یمی</text:p>
          </table:table-cell>
          <table:table-cell office:value-type="float" office:value="13499" calcext:value-type="float">
            <text:p>13499</text:p>
          </table:table-cell>
          <table:table-cell office:value-type="float" office:value="3916" calcext:value-type="float">
            <text:p>3916</text:p>
          </table:table-cell>
          <table:table-cell table:formula="of:=[.B1707]/[.C1707]" office:value-type="float" office:value="3.44713993871297" calcext:value-type="float">
            <text:p>3.4471399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و</text:p>
          </table:table-cell>
          <table:table-cell office:value-type="float" office:value="13679" calcext:value-type="float">
            <text:p>13679</text:p>
          </table:table-cell>
          <table:table-cell office:value-type="float" office:value="3969" calcext:value-type="float">
            <text:p>3969</text:p>
          </table:table-cell>
          <table:table-cell table:formula="of:=[.B1708]/[.C1708]" office:value-type="float" office:value="3.44646006550768" calcext:value-type="float">
            <text:p>3.4464600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جع</text:p>
          </table:table-cell>
          <table:table-cell office:value-type="float" office:value="13481" calcext:value-type="float">
            <text:p>13481</text:p>
          </table:table-cell>
          <table:table-cell office:value-type="float" office:value="3912" calcext:value-type="float">
            <text:p>3912</text:p>
          </table:table-cell>
          <table:table-cell table:formula="of:=[.B1709]/[.C1709]" office:value-type="float" office:value="3.44606339468303" calcext:value-type="float">
            <text:p>3.4460633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شمگیر</text:p>
          </table:table-cell>
          <table:table-cell office:value-type="float" office:value="14852" calcext:value-type="float">
            <text:p>14852</text:p>
          </table:table-cell>
          <table:table-cell office:value-type="float" office:value="4312" calcext:value-type="float">
            <text:p>4312</text:p>
          </table:table-cell>
          <table:table-cell table:formula="of:=[.B1710]/[.C1710]" office:value-type="float" office:value="3.4443413729128" calcext:value-type="float">
            <text:p>3.4443413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ضوابط</text:p>
          </table:table-cell>
          <table:table-cell office:value-type="float" office:value="13093" calcext:value-type="float">
            <text:p>13093</text:p>
          </table:table-cell>
          <table:table-cell office:value-type="float" office:value="3805" calcext:value-type="float">
            <text:p>3805</text:p>
          </table:table-cell>
          <table:table-cell table:formula="of:=[.B1711]/[.C1711]" office:value-type="float" office:value="3.44099868593955" calcext:value-type="float">
            <text:p>3.4409986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کوت</text:p>
          </table:table-cell>
          <table:table-cell office:value-type="float" office:value="12339" calcext:value-type="float">
            <text:p>12339</text:p>
          </table:table-cell>
          <table:table-cell office:value-type="float" office:value="3589" calcext:value-type="float">
            <text:p>3589</text:p>
          </table:table-cell>
          <table:table-cell table:formula="of:=[.B1712]/[.C1712]" office:value-type="float" office:value="3.4380050153246" calcext:value-type="float">
            <text:p>3.4380050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وجود</text:p>
          </table:table-cell>
          <table:table-cell office:value-type="float" office:value="14079" calcext:value-type="float">
            <text:p>14079</text:p>
          </table:table-cell>
          <table:table-cell office:value-type="float" office:value="4096" calcext:value-type="float">
            <text:p>4096</text:p>
          </table:table-cell>
          <table:table-cell table:formula="of:=[.B1713]/[.C1713]" office:value-type="float" office:value="3.437255859375" calcext:value-type="float">
            <text:p>3.4372558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رمان</text:p>
          </table:table-cell>
          <table:table-cell office:value-type="float" office:value="13746" calcext:value-type="float">
            <text:p>13746</text:p>
          </table:table-cell>
          <table:table-cell office:value-type="float" office:value="4002" calcext:value-type="float">
            <text:p>4002</text:p>
          </table:table-cell>
          <table:table-cell table:formula="of:=[.B1714]/[.C1714]" office:value-type="float" office:value="3.43478260869565" calcext:value-type="float">
            <text:p>3.4347826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یرقابل</text:p>
          </table:table-cell>
          <table:table-cell office:value-type="float" office:value="14384" calcext:value-type="float">
            <text:p>14384</text:p>
          </table:table-cell>
          <table:table-cell office:value-type="float" office:value="4188" calcext:value-type="float">
            <text:p>4188</text:p>
          </table:table-cell>
          <table:table-cell table:formula="of:=[.B1715]/[.C1715]" office:value-type="float" office:value="3.43457497612225" calcext:value-type="float">
            <text:p>3.4345749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تر</text:p>
          </table:table-cell>
          <table:table-cell office:value-type="float" office:value="14410" calcext:value-type="float">
            <text:p>14410</text:p>
          </table:table-cell>
          <table:table-cell office:value-type="float" office:value="4199" calcext:value-type="float">
            <text:p>4199</text:p>
          </table:table-cell>
          <table:table-cell table:formula="of:=[.B1716]/[.C1716]" office:value-type="float" office:value="3.43176946892117" calcext:value-type="float">
            <text:p>3.4317694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کلیف</text:p>
          </table:table-cell>
          <table:table-cell office:value-type="float" office:value="13780" calcext:value-type="float">
            <text:p>13780</text:p>
          </table:table-cell>
          <table:table-cell office:value-type="float" office:value="4017" calcext:value-type="float">
            <text:p>4017</text:p>
          </table:table-cell>
          <table:table-cell table:formula="of:=[.B1717]/[.C1717]" office:value-type="float" office:value="3.43042071197411" calcext:value-type="float">
            <text:p>3.430420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یال</text:p>
          </table:table-cell>
          <table:table-cell office:value-type="float" office:value="12790" calcext:value-type="float">
            <text:p>12790</text:p>
          </table:table-cell>
          <table:table-cell office:value-type="float" office:value="3729" calcext:value-type="float">
            <text:p>3729</text:p>
          </table:table-cell>
          <table:table-cell table:formula="of:=[.B1718]/[.C1718]" office:value-type="float" office:value="3.42987396084741" calcext:value-type="float">
            <text:p>3.4298739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یند</text:p>
          </table:table-cell>
          <table:table-cell office:value-type="float" office:value="12704" calcext:value-type="float">
            <text:p>12704</text:p>
          </table:table-cell>
          <table:table-cell office:value-type="float" office:value="3718" calcext:value-type="float">
            <text:p>3718</text:p>
          </table:table-cell>
          <table:table-cell table:formula="of:=[.B1719]/[.C1719]" office:value-type="float" office:value="3.41689080150619" calcext:value-type="float">
            <text:p>3.4168908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رض</text:p>
          </table:table-cell>
          <table:table-cell office:value-type="float" office:value="13653" calcext:value-type="float">
            <text:p>13653</text:p>
          </table:table-cell>
          <table:table-cell office:value-type="float" office:value="3999" calcext:value-type="float">
            <text:p>3999</text:p>
          </table:table-cell>
          <table:table-cell table:formula="of:=[.B1720]/[.C1720]" office:value-type="float" office:value="3.41410352588147" calcext:value-type="float">
            <text:p>3.4141035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منوع</text:p>
          </table:table-cell>
          <table:table-cell office:value-type="float" office:value="13317" calcext:value-type="float">
            <text:p>13317</text:p>
          </table:table-cell>
          <table:table-cell office:value-type="float" office:value="3904" calcext:value-type="float">
            <text:p>3904</text:p>
          </table:table-cell>
          <table:table-cell table:formula="of:=[.B1721]/[.C1721]" office:value-type="float" office:value="3.41111680327869" calcext:value-type="float">
            <text:p>3.4111168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نده</text:p>
          </table:table-cell>
          <table:table-cell office:value-type="float" office:value="13866" calcext:value-type="float">
            <text:p>13866</text:p>
          </table:table-cell>
          <table:table-cell office:value-type="float" office:value="4068" calcext:value-type="float">
            <text:p>4068</text:p>
          </table:table-cell>
          <table:table-cell table:formula="of:=[.B1722]/[.C1722]" office:value-type="float" office:value="3.40855457227139" calcext:value-type="float">
            <text:p>3.4085545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تبر</text:p>
          </table:table-cell>
          <table:table-cell office:value-type="float" office:value="13794" calcext:value-type="float">
            <text:p>13794</text:p>
          </table:table-cell>
          <table:table-cell office:value-type="float" office:value="4052" calcext:value-type="float">
            <text:p>4052</text:p>
          </table:table-cell>
          <table:table-cell table:formula="of:=[.B1723]/[.C1723]" office:value-type="float" office:value="3.40424481737414" calcext:value-type="float">
            <text:p>3.4042448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ریف</text:p>
          </table:table-cell>
          <table:table-cell office:value-type="float" office:value="13211" calcext:value-type="float">
            <text:p>13211</text:p>
          </table:table-cell>
          <table:table-cell office:value-type="float" office:value="3886" calcext:value-type="float">
            <text:p>3886</text:p>
          </table:table-cell>
          <table:table-cell table:formula="of:=[.B1724]/[.C1724]" office:value-type="float" office:value="3.39963973237262" calcext:value-type="float">
            <text:p>3.3996397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عود</text:p>
          </table:table-cell>
          <table:table-cell office:value-type="float" office:value="13572" calcext:value-type="float">
            <text:p>13572</text:p>
          </table:table-cell>
          <table:table-cell office:value-type="float" office:value="3995" calcext:value-type="float">
            <text:p>3995</text:p>
          </table:table-cell>
          <table:table-cell table:formula="of:=[.B1725]/[.C1725]" office:value-type="float" office:value="3.39724655819775" calcext:value-type="float">
            <text:p>3.3972465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تباری</text:p>
          </table:table-cell>
          <table:table-cell office:value-type="float" office:value="11965" calcext:value-type="float">
            <text:p>11965</text:p>
          </table:table-cell>
          <table:table-cell office:value-type="float" office:value="3522" calcext:value-type="float">
            <text:p>3522</text:p>
          </table:table-cell>
          <table:table-cell table:formula="of:=[.B1726]/[.C1726]" office:value-type="float" office:value="3.39721749006246" calcext:value-type="float">
            <text:p>3.3972174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مایندگی</text:p>
          </table:table-cell>
          <table:table-cell office:value-type="float" office:value="13616" calcext:value-type="float">
            <text:p>13616</text:p>
          </table:table-cell>
          <table:table-cell office:value-type="float" office:value="4021" calcext:value-type="float">
            <text:p>4021</text:p>
          </table:table-cell>
          <table:table-cell table:formula="of:=[.B1727]/[.C1727]" office:value-type="float" office:value="3.38622233275305" calcext:value-type="float">
            <text:p>3.3862223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لغ</text:p>
          </table:table-cell>
          <table:table-cell office:value-type="float" office:value="14090" calcext:value-type="float">
            <text:p>14090</text:p>
          </table:table-cell>
          <table:table-cell office:value-type="float" office:value="4170" calcext:value-type="float">
            <text:p>4170</text:p>
          </table:table-cell>
          <table:table-cell table:formula="of:=[.B1728]/[.C1728]" office:value-type="float" office:value="3.378896882494" calcext:value-type="float">
            <text:p>3.3788968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</text:p>
          </table:table-cell>
          <table:table-cell office:value-type="float" office:value="14521" calcext:value-type="float">
            <text:p>14521</text:p>
          </table:table-cell>
          <table:table-cell office:value-type="float" office:value="4305" calcext:value-type="float">
            <text:p>4305</text:p>
          </table:table-cell>
          <table:table-cell table:formula="of:=[.B1729]/[.C1729]" office:value-type="float" office:value="3.37305458768873" calcext:value-type="float">
            <text:p>3.3730545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طلبید</text:p>
          </table:table-cell>
          <table:table-cell office:value-type="float" office:value="14277" calcext:value-type="float">
            <text:p>14277</text:p>
          </table:table-cell>
          <table:table-cell office:value-type="float" office:value="4233" calcext:value-type="float">
            <text:p>4233</text:p>
          </table:table-cell>
          <table:table-cell table:formula="of:=[.B1730]/[.C1730]" office:value-type="float" office:value="3.37278525868179" calcext:value-type="float">
            <text:p>3.3727852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انه</text:p>
          </table:table-cell>
          <table:table-cell office:value-type="float" office:value="13593" calcext:value-type="float">
            <text:p>13593</text:p>
          </table:table-cell>
          <table:table-cell office:value-type="float" office:value="4033" calcext:value-type="float">
            <text:p>4033</text:p>
          </table:table-cell>
          <table:table-cell table:formula="of:=[.B1731]/[.C1731]" office:value-type="float" office:value="3.37044383833375" calcext:value-type="float">
            <text:p>3.3704438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شک</text:p>
          </table:table-cell>
          <table:table-cell office:value-type="float" office:value="12636" calcext:value-type="float">
            <text:p>12636</text:p>
          </table:table-cell>
          <table:table-cell office:value-type="float" office:value="3754" calcext:value-type="float">
            <text:p>3754</text:p>
          </table:table-cell>
          <table:table-cell table:formula="of:=[.B1732]/[.C1732]" office:value-type="float" office:value="3.36600958977091" calcext:value-type="float">
            <text:p>3.3660095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ستید</text:p>
          </table:table-cell>
          <table:table-cell office:value-type="float" office:value="11831" calcext:value-type="float">
            <text:p>11831</text:p>
          </table:table-cell>
          <table:table-cell office:value-type="float" office:value="3516" calcext:value-type="float">
            <text:p>3516</text:p>
          </table:table-cell>
          <table:table-cell table:formula="of:=[.B1733]/[.C1733]" office:value-type="float" office:value="3.36490329920364" calcext:value-type="float">
            <text:p>3.3649032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طابق</text:p>
          </table:table-cell>
          <table:table-cell office:value-type="float" office:value="13471" calcext:value-type="float">
            <text:p>13471</text:p>
          </table:table-cell>
          <table:table-cell office:value-type="float" office:value="4004" calcext:value-type="float">
            <text:p>4004</text:p>
          </table:table-cell>
          <table:table-cell table:formula="of:=[.B1734]/[.C1734]" office:value-type="float" office:value="3.36438561438561" calcext:value-type="float">
            <text:p>3.3643856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ثروت</text:p>
          </table:table-cell>
          <table:table-cell office:value-type="float" office:value="11909" calcext:value-type="float">
            <text:p>11909</text:p>
          </table:table-cell>
          <table:table-cell office:value-type="float" office:value="3543" calcext:value-type="float">
            <text:p>3543</text:p>
          </table:table-cell>
          <table:table-cell table:formula="of:=[.B1735]/[.C1735]" office:value-type="float" office:value="3.36127575500988" calcext:value-type="float">
            <text:p>3.361275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نده</text:p>
          </table:table-cell>
          <table:table-cell office:value-type="float" office:value="12798" calcext:value-type="float">
            <text:p>12798</text:p>
          </table:table-cell>
          <table:table-cell office:value-type="float" office:value="3811" calcext:value-type="float">
            <text:p>3811</text:p>
          </table:table-cell>
          <table:table-cell table:formula="of:=[.B1736]/[.C1736]" office:value-type="float" office:value="3.35817370768827" calcext:value-type="float">
            <text:p>3.3581737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امد</text:p>
          </table:table-cell>
          <table:table-cell office:value-type="float" office:value="13375" calcext:value-type="float">
            <text:p>13375</text:p>
          </table:table-cell>
          <table:table-cell office:value-type="float" office:value="3986" calcext:value-type="float">
            <text:p>3986</text:p>
          </table:table-cell>
          <table:table-cell table:formula="of:=[.B1737]/[.C1737]" office:value-type="float" office:value="3.35549422980431" calcext:value-type="float">
            <text:p>3.3554942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ضاوت</text:p>
          </table:table-cell>
          <table:table-cell office:value-type="float" office:value="13054" calcext:value-type="float">
            <text:p>13054</text:p>
          </table:table-cell>
          <table:table-cell office:value-type="float" office:value="3891" calcext:value-type="float">
            <text:p>3891</text:p>
          </table:table-cell>
          <table:table-cell table:formula="of:=[.B1738]/[.C1738]" office:value-type="float" office:value="3.35492161398098" calcext:value-type="float">
            <text:p>3.354921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نگی</text:p>
          </table:table-cell>
          <table:table-cell office:value-type="float" office:value="11949" calcext:value-type="float">
            <text:p>11949</text:p>
          </table:table-cell>
          <table:table-cell office:value-type="float" office:value="3564" calcext:value-type="float">
            <text:p>3564</text:p>
          </table:table-cell>
          <table:table-cell table:formula="of:=[.B1739]/[.C1739]" office:value-type="float" office:value="3.3526936026936" calcext:value-type="float">
            <text:p>3.3526936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ض</text:p>
          </table:table-cell>
          <table:table-cell office:value-type="float" office:value="12967" calcext:value-type="float">
            <text:p>12967</text:p>
          </table:table-cell>
          <table:table-cell office:value-type="float" office:value="3868" calcext:value-type="float">
            <text:p>3868</text:p>
          </table:table-cell>
          <table:table-cell table:formula="of:=[.B1740]/[.C1740]" office:value-type="float" office:value="3.3523784901758" calcext:value-type="float">
            <text:p>3.3523784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ئم</text:p>
          </table:table-cell>
          <table:table-cell office:value-type="float" office:value="13600" calcext:value-type="float">
            <text:p>13600</text:p>
          </table:table-cell>
          <table:table-cell office:value-type="float" office:value="4060" calcext:value-type="float">
            <text:p>4060</text:p>
          </table:table-cell>
          <table:table-cell table:formula="of:=[.B1741]/[.C1741]" office:value-type="float" office:value="3.34975369458128" calcext:value-type="float">
            <text:p>3.3497536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ردن</text:p>
          </table:table-cell>
          <table:table-cell office:value-type="float" office:value="11788" calcext:value-type="float">
            <text:p>11788</text:p>
          </table:table-cell>
          <table:table-cell office:value-type="float" office:value="3520" calcext:value-type="float">
            <text:p>3520</text:p>
          </table:table-cell>
          <table:table-cell table:formula="of:=[.B1742]/[.C1742]" office:value-type="float" office:value="3.34886363636364" calcext:value-type="float">
            <text:p>3.3488636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وازم</text:p>
          </table:table-cell>
          <table:table-cell office:value-type="float" office:value="12903" calcext:value-type="float">
            <text:p>12903</text:p>
          </table:table-cell>
          <table:table-cell office:value-type="float" office:value="3854" calcext:value-type="float">
            <text:p>3854</text:p>
          </table:table-cell>
          <table:table-cell table:formula="of:=[.B1743]/[.C1743]" office:value-type="float" office:value="3.34795018162948" calcext:value-type="float">
            <text:p>3.3479501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گفت</text:p>
          </table:table-cell>
          <table:table-cell office:value-type="float" office:value="13581" calcext:value-type="float">
            <text:p>13581</text:p>
          </table:table-cell>
          <table:table-cell office:value-type="float" office:value="4057" calcext:value-type="float">
            <text:p>4057</text:p>
          </table:table-cell>
          <table:table-cell table:formula="of:=[.B1744]/[.C1744]" office:value-type="float" office:value="3.34754744885383" calcext:value-type="float">
            <text:p>3.3475474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ادل</text:p>
          </table:table-cell>
          <table:table-cell office:value-type="float" office:value="12740" calcext:value-type="float">
            <text:p>12740</text:p>
          </table:table-cell>
          <table:table-cell office:value-type="float" office:value="3807" calcext:value-type="float">
            <text:p>3807</text:p>
          </table:table-cell>
          <table:table-cell table:formula="of:=[.B1745]/[.C1745]" office:value-type="float" office:value="3.3464670344103" calcext:value-type="float">
            <text:p>3.3464670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شتیبان</text:p>
          </table:table-cell>
          <table:table-cell office:value-type="float" office:value="13676" calcext:value-type="float">
            <text:p>13676</text:p>
          </table:table-cell>
          <table:table-cell office:value-type="float" office:value="4092" calcext:value-type="float">
            <text:p>4092</text:p>
          </table:table-cell>
          <table:table-cell table:formula="of:=[.B1746]/[.C1746]" office:value-type="float" office:value="3.34213098729228" calcext:value-type="float">
            <text:p>3.3421309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آمد</text:p>
          </table:table-cell>
          <table:table-cell office:value-type="float" office:value="12743" calcext:value-type="float">
            <text:p>12743</text:p>
          </table:table-cell>
          <table:table-cell office:value-type="float" office:value="3815" calcext:value-type="float">
            <text:p>3815</text:p>
          </table:table-cell>
          <table:table-cell table:formula="of:=[.B1747]/[.C1747]" office:value-type="float" office:value="3.34023591087811" calcext:value-type="float">
            <text:p>3.3402359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مدی</text:p>
          </table:table-cell>
          <table:table-cell office:value-type="float" office:value="13463" calcext:value-type="float">
            <text:p>13463</text:p>
          </table:table-cell>
          <table:table-cell office:value-type="float" office:value="4034" calcext:value-type="float">
            <text:p>4034</text:p>
          </table:table-cell>
          <table:table-cell table:formula="of:=[.B1748]/[.C1748]" office:value-type="float" office:value="3.33738225086763" calcext:value-type="float">
            <text:p>3.3373822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ریح</text:p>
          </table:table-cell>
          <table:table-cell office:value-type="float" office:value="14660" calcext:value-type="float">
            <text:p>14660</text:p>
          </table:table-cell>
          <table:table-cell office:value-type="float" office:value="4393" calcext:value-type="float">
            <text:p>4393</text:p>
          </table:table-cell>
          <table:table-cell table:formula="of:=[.B1749]/[.C1749]" office:value-type="float" office:value="3.33712724789438" calcext:value-type="float">
            <text:p>3.3371272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لغو</text:p>
          </table:table-cell>
          <table:table-cell office:value-type="float" office:value="12407" calcext:value-type="float">
            <text:p>12407</text:p>
          </table:table-cell>
          <table:table-cell office:value-type="float" office:value="3721" calcext:value-type="float">
            <text:p>3721</text:p>
          </table:table-cell>
          <table:table-cell table:formula="of:=[.B1750]/[.C1750]" office:value-type="float" office:value="3.33431873152378" calcext:value-type="float">
            <text:p>3.3343187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ستاد</text:p>
          </table:table-cell>
          <table:table-cell office:value-type="float" office:value="13585" calcext:value-type="float">
            <text:p>13585</text:p>
          </table:table-cell>
          <table:table-cell office:value-type="float" office:value="4078" calcext:value-type="float">
            <text:p>4078</text:p>
          </table:table-cell>
          <table:table-cell table:formula="of:=[.B1751]/[.C1751]" office:value-type="float" office:value="3.33128984796469" calcext:value-type="float">
            <text:p>3.331289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جیح</text:p>
          </table:table-cell>
          <table:table-cell office:value-type="float" office:value="13142" calcext:value-type="float">
            <text:p>13142</text:p>
          </table:table-cell>
          <table:table-cell office:value-type="float" office:value="3949" calcext:value-type="float">
            <text:p>3949</text:p>
          </table:table-cell>
          <table:table-cell table:formula="of:=[.B1752]/[.C1752]" office:value-type="float" office:value="3.32793112180299" calcext:value-type="float">
            <text:p>3.3279311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لخ</text:p>
          </table:table-cell>
          <table:table-cell office:value-type="float" office:value="12835" calcext:value-type="float">
            <text:p>12835</text:p>
          </table:table-cell>
          <table:table-cell office:value-type="float" office:value="3857" calcext:value-type="float">
            <text:p>3857</text:p>
          </table:table-cell>
          <table:table-cell table:formula="of:=[.B1753]/[.C1753]" office:value-type="float" office:value="3.32771584132746" calcext:value-type="float">
            <text:p>3.3277158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ست</text:p>
          </table:table-cell>
          <table:table-cell office:value-type="float" office:value="13876" calcext:value-type="float">
            <text:p>13876</text:p>
          </table:table-cell>
          <table:table-cell office:value-type="float" office:value="4173" calcext:value-type="float">
            <text:p>4173</text:p>
          </table:table-cell>
          <table:table-cell table:formula="of:=[.B1754]/[.C1754]" office:value-type="float" office:value="3.32518571770908" calcext:value-type="float">
            <text:p>3.3251857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کایت</text:p>
          </table:table-cell>
          <table:table-cell office:value-type="float" office:value="12971" calcext:value-type="float">
            <text:p>12971</text:p>
          </table:table-cell>
          <table:table-cell office:value-type="float" office:value="3906" calcext:value-type="float">
            <text:p>3906</text:p>
          </table:table-cell>
          <table:table-cell table:formula="of:=[.B1755]/[.C1755]" office:value-type="float" office:value="3.32078853046595" calcext:value-type="float">
            <text:p>3.3207885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لق</text:p>
          </table:table-cell>
          <table:table-cell office:value-type="float" office:value="13361" calcext:value-type="float">
            <text:p>13361</text:p>
          </table:table-cell>
          <table:table-cell office:value-type="float" office:value="4028" calcext:value-type="float">
            <text:p>4028</text:p>
          </table:table-cell>
          <table:table-cell table:formula="of:=[.B1756]/[.C1756]" office:value-type="float" office:value="3.31703078450844" calcext:value-type="float">
            <text:p>3.3170307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ساسیت</text:p>
          </table:table-cell>
          <table:table-cell office:value-type="float" office:value="13061" calcext:value-type="float">
            <text:p>13061</text:p>
          </table:table-cell>
          <table:table-cell office:value-type="float" office:value="3940" calcext:value-type="float">
            <text:p>3940</text:p>
          </table:table-cell>
          <table:table-cell table:formula="of:=[.B1757]/[.C1757]" office:value-type="float" office:value="3.31497461928934" calcext:value-type="float">
            <text:p>3.3149746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شین</text:p>
          </table:table-cell>
          <table:table-cell office:value-type="float" office:value="14041" calcext:value-type="float">
            <text:p>14041</text:p>
          </table:table-cell>
          <table:table-cell office:value-type="float" office:value="4238" calcext:value-type="float">
            <text:p>4238</text:p>
          </table:table-cell>
          <table:table-cell table:formula="of:=[.B1758]/[.C1758]" office:value-type="float" office:value="3.31311939594148" calcext:value-type="float">
            <text:p>3.3131193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ندان</text:p>
          </table:table-cell>
          <table:table-cell office:value-type="float" office:value="12691" calcext:value-type="float">
            <text:p>12691</text:p>
          </table:table-cell>
          <table:table-cell office:value-type="float" office:value="3834" calcext:value-type="float">
            <text:p>3834</text:p>
          </table:table-cell>
          <table:table-cell table:formula="of:=[.B1759]/[.C1759]" office:value-type="float" office:value="3.31011997913406" calcext:value-type="float">
            <text:p>3.3101199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یین</text:p>
          </table:table-cell>
          <table:table-cell office:value-type="float" office:value="13050" calcext:value-type="float">
            <text:p>13050</text:p>
          </table:table-cell>
          <table:table-cell office:value-type="float" office:value="3952" calcext:value-type="float">
            <text:p>3952</text:p>
          </table:table-cell>
          <table:table-cell table:formula="of:=[.B1760]/[.C1760]" office:value-type="float" office:value="3.30212550607287" calcext:value-type="float">
            <text:p>3.3021255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دید</text:p>
          </table:table-cell>
          <table:table-cell office:value-type="float" office:value="13865" calcext:value-type="float">
            <text:p>13865</text:p>
          </table:table-cell>
          <table:table-cell office:value-type="float" office:value="4202" calcext:value-type="float">
            <text:p>4202</text:p>
          </table:table-cell>
          <table:table-cell table:formula="of:=[.B1761]/[.C1761]" office:value-type="float" office:value="3.2996192289386" calcext:value-type="float">
            <text:p>3.2996192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وم</text:p>
          </table:table-cell>
          <table:table-cell office:value-type="float" office:value="11592" calcext:value-type="float">
            <text:p>11592</text:p>
          </table:table-cell>
          <table:table-cell office:value-type="float" office:value="3519" calcext:value-type="float">
            <text:p>3519</text:p>
          </table:table-cell>
          <table:table-cell table:formula="of:=[.B1762]/[.C1762]" office:value-type="float" office:value="3.29411764705882" calcext:value-type="float">
            <text:p>3.2941176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سته</text:p>
          </table:table-cell>
          <table:table-cell office:value-type="float" office:value="11673" calcext:value-type="float">
            <text:p>11673</text:p>
          </table:table-cell>
          <table:table-cell office:value-type="float" office:value="3544" calcext:value-type="float">
            <text:p>3544</text:p>
          </table:table-cell>
          <table:table-cell table:formula="of:=[.B1763]/[.C1763]" office:value-type="float" office:value="3.29373589164786" calcext:value-type="float">
            <text:p>3.293735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دریج</text:p>
          </table:table-cell>
          <table:table-cell office:value-type="float" office:value="13694" calcext:value-type="float">
            <text:p>13694</text:p>
          </table:table-cell>
          <table:table-cell office:value-type="float" office:value="4171" calcext:value-type="float">
            <text:p>4171</text:p>
          </table:table-cell>
          <table:table-cell table:formula="of:=[.B1764]/[.C1764]" office:value-type="float" office:value="3.2831455286502" calcext:value-type="float">
            <text:p>3.2831455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لاصه</text:p>
          </table:table-cell>
          <table:table-cell office:value-type="float" office:value="13663" calcext:value-type="float">
            <text:p>13663</text:p>
          </table:table-cell>
          <table:table-cell office:value-type="float" office:value="4170" calcext:value-type="float">
            <text:p>4170</text:p>
          </table:table-cell>
          <table:table-cell table:formula="of:=[.B1765]/[.C1765]" office:value-type="float" office:value="3.27649880095923" calcext:value-type="float">
            <text:p>3.276498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عات</text:p>
          </table:table-cell>
          <table:table-cell office:value-type="float" office:value="12794" calcext:value-type="float">
            <text:p>12794</text:p>
          </table:table-cell>
          <table:table-cell office:value-type="float" office:value="3911" calcext:value-type="float">
            <text:p>3911</text:p>
          </table:table-cell>
          <table:table-cell table:formula="of:=[.B1766]/[.C1766]" office:value-type="float" office:value="3.27128611608284" calcext:value-type="float">
            <text:p>3.2712861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پذیر</text:p>
          </table:table-cell>
          <table:table-cell office:value-type="float" office:value="13413" calcext:value-type="float">
            <text:p>13413</text:p>
          </table:table-cell>
          <table:table-cell office:value-type="float" office:value="4104" calcext:value-type="float">
            <text:p>4104</text:p>
          </table:table-cell>
          <table:table-cell table:formula="of:=[.B1767]/[.C1767]" office:value-type="float" office:value="3.26827485380117" calcext:value-type="float">
            <text:p>3.2682748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پا</text:p>
          </table:table-cell>
          <table:table-cell office:value-type="float" office:value="13862" calcext:value-type="float">
            <text:p>13862</text:p>
          </table:table-cell>
          <table:table-cell office:value-type="float" office:value="4250" calcext:value-type="float">
            <text:p>4250</text:p>
          </table:table-cell>
          <table:table-cell table:formula="of:=[.B1768]/[.C1768]" office:value-type="float" office:value="3.26164705882353" calcext:value-type="float">
            <text:p>3.2616470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شایش</text:p>
          </table:table-cell>
          <table:table-cell office:value-type="float" office:value="13019" calcext:value-type="float">
            <text:p>13019</text:p>
          </table:table-cell>
          <table:table-cell office:value-type="float" office:value="3994" calcext:value-type="float">
            <text:p>3994</text:p>
          </table:table-cell>
          <table:table-cell table:formula="of:=[.B1769]/[.C1769]" office:value-type="float" office:value="3.25963945918878" calcext:value-type="float">
            <text:p>3.2596394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به</text:p>
          </table:table-cell>
          <table:table-cell office:value-type="float" office:value="11727" calcext:value-type="float">
            <text:p>11727</text:p>
          </table:table-cell>
          <table:table-cell office:value-type="float" office:value="3601" calcext:value-type="float">
            <text:p>3601</text:p>
          </table:table-cell>
          <table:table-cell table:formula="of:=[.B1770]/[.C1770]" office:value-type="float" office:value="3.2565953901694" calcext:value-type="float">
            <text:p>3.2565953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ام</text:p>
          </table:table-cell>
          <table:table-cell office:value-type="float" office:value="12933" calcext:value-type="float">
            <text:p>12933</text:p>
          </table:table-cell>
          <table:table-cell office:value-type="float" office:value="3972" calcext:value-type="float">
            <text:p>3972</text:p>
          </table:table-cell>
          <table:table-cell table:formula="of:=[.B1771]/[.C1771]" office:value-type="float" office:value="3.25604229607251" calcext:value-type="float">
            <text:p>3.2560422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یست</text:p>
          </table:table-cell>
          <table:table-cell office:value-type="float" office:value="12777" calcext:value-type="float">
            <text:p>12777</text:p>
          </table:table-cell>
          <table:table-cell office:value-type="float" office:value="3928" calcext:value-type="float">
            <text:p>3928</text:p>
          </table:table-cell>
          <table:table-cell table:formula="of:=[.B1772]/[.C1772]" office:value-type="float" office:value="3.25280040733198" calcext:value-type="float">
            <text:p>3.2528004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طرف</text:p>
          </table:table-cell>
          <table:table-cell office:value-type="float" office:value="13585" calcext:value-type="float">
            <text:p>13585</text:p>
          </table:table-cell>
          <table:table-cell office:value-type="float" office:value="4177" calcext:value-type="float">
            <text:p>4177</text:p>
          </table:table-cell>
          <table:table-cell table:formula="of:=[.B1773]/[.C1773]" office:value-type="float" office:value="3.25233421115633" calcext:value-type="float">
            <text:p>3.2523342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ک</text:p>
          </table:table-cell>
          <table:table-cell office:value-type="float" office:value="13183" calcext:value-type="float">
            <text:p>13183</text:p>
          </table:table-cell>
          <table:table-cell office:value-type="float" office:value="4056" calcext:value-type="float">
            <text:p>4056</text:p>
          </table:table-cell>
          <table:table-cell table:formula="of:=[.B1774]/[.C1774]" office:value-type="float" office:value="3.25024654832347" calcext:value-type="float">
            <text:p>3.2502465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قاضیان</text:p>
          </table:table-cell>
          <table:table-cell office:value-type="float" office:value="11467" calcext:value-type="float">
            <text:p>11467</text:p>
          </table:table-cell>
          <table:table-cell office:value-type="float" office:value="3530" calcext:value-type="float">
            <text:p>3530</text:p>
          </table:table-cell>
          <table:table-cell table:formula="of:=[.B1775]/[.C1775]" office:value-type="float" office:value="3.24844192634561" calcext:value-type="float">
            <text:p>3.2484419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تقر</text:p>
          </table:table-cell>
          <table:table-cell office:value-type="float" office:value="13010" calcext:value-type="float">
            <text:p>13010</text:p>
          </table:table-cell>
          <table:table-cell office:value-type="float" office:value="4005" calcext:value-type="float">
            <text:p>4005</text:p>
          </table:table-cell>
          <table:table-cell table:formula="of:=[.B1776]/[.C1776]" office:value-type="float" office:value="3.24843945068664" calcext:value-type="float">
            <text:p>3.2484394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پایی</text:p>
          </table:table-cell>
          <table:table-cell office:value-type="float" office:value="13283" calcext:value-type="float">
            <text:p>13283</text:p>
          </table:table-cell>
          <table:table-cell office:value-type="float" office:value="4090" calcext:value-type="float">
            <text:p>4090</text:p>
          </table:table-cell>
          <table:table-cell table:formula="of:=[.B1777]/[.C1777]" office:value-type="float" office:value="3.24767726161369" calcext:value-type="float">
            <text:p>3.2476772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سایه</text:p>
          </table:table-cell>
          <table:table-cell office:value-type="float" office:value="11996" calcext:value-type="float">
            <text:p>11996</text:p>
          </table:table-cell>
          <table:table-cell office:value-type="float" office:value="3695" calcext:value-type="float">
            <text:p>3695</text:p>
          </table:table-cell>
          <table:table-cell table:formula="of:=[.B1778]/[.C1778]" office:value-type="float" office:value="3.24654939106901" calcext:value-type="float">
            <text:p>3.2465493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بوطه</text:p>
          </table:table-cell>
          <table:table-cell office:value-type="float" office:value="13613" calcext:value-type="float">
            <text:p>13613</text:p>
          </table:table-cell>
          <table:table-cell office:value-type="float" office:value="4194" calcext:value-type="float">
            <text:p>4194</text:p>
          </table:table-cell>
          <table:table-cell table:formula="of:=[.B1779]/[.C1779]" office:value-type="float" office:value="3.24582737243681" calcext:value-type="float">
            <text:p>3.2458273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وبت</text:p>
          </table:table-cell>
          <table:table-cell office:value-type="float" office:value="12560" calcext:value-type="float">
            <text:p>12560</text:p>
          </table:table-cell>
          <table:table-cell office:value-type="float" office:value="3872" calcext:value-type="float">
            <text:p>3872</text:p>
          </table:table-cell>
          <table:table-cell table:formula="of:=[.B1780]/[.C1780]" office:value-type="float" office:value="3.24380165289256" calcext:value-type="float">
            <text:p>3.2438016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مین</text:p>
          </table:table-cell>
          <table:table-cell office:value-type="float" office:value="12104" calcext:value-type="float">
            <text:p>12104</text:p>
          </table:table-cell>
          <table:table-cell office:value-type="float" office:value="3738" calcext:value-type="float">
            <text:p>3738</text:p>
          </table:table-cell>
          <table:table-cell table:formula="of:=[.B1781]/[.C1781]" office:value-type="float" office:value="3.23809523809524" calcext:value-type="float">
            <text:p>3.2380952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دافع</text:p>
          </table:table-cell>
          <table:table-cell office:value-type="float" office:value="12594" calcext:value-type="float">
            <text:p>12594</text:p>
          </table:table-cell>
          <table:table-cell office:value-type="float" office:value="3890" calcext:value-type="float">
            <text:p>3890</text:p>
          </table:table-cell>
          <table:table-cell table:formula="of:=[.B1782]/[.C1782]" office:value-type="float" office:value="3.23753213367609" calcext:value-type="float">
            <text:p>3.2375321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قبت</text:p>
          </table:table-cell>
          <table:table-cell office:value-type="float" office:value="12071" calcext:value-type="float">
            <text:p>12071</text:p>
          </table:table-cell>
          <table:table-cell office:value-type="float" office:value="3740" calcext:value-type="float">
            <text:p>3740</text:p>
          </table:table-cell>
          <table:table-cell table:formula="of:=[.B1783]/[.C1783]" office:value-type="float" office:value="3.22754010695187" calcext:value-type="float">
            <text:p>3.227540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اتب</text:p>
          </table:table-cell>
          <table:table-cell office:value-type="float" office:value="13052" calcext:value-type="float">
            <text:p>13052</text:p>
          </table:table-cell>
          <table:table-cell office:value-type="float" office:value="4044" calcext:value-type="float">
            <text:p>4044</text:p>
          </table:table-cell>
          <table:table-cell table:formula="of:=[.B1784]/[.C1784]" office:value-type="float" office:value="3.22749752720079" calcext:value-type="float">
            <text:p>3.2274975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مید</text:p>
          </table:table-cell>
          <table:table-cell office:value-type="float" office:value="12587" calcext:value-type="float">
            <text:p>12587</text:p>
          </table:table-cell>
          <table:table-cell office:value-type="float" office:value="3903" calcext:value-type="float">
            <text:p>3903</text:p>
          </table:table-cell>
          <table:table-cell table:formula="of:=[.B1785]/[.C1785]" office:value-type="float" office:value="3.22495516269536" calcext:value-type="float">
            <text:p>3.2249551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لیغاتی</text:p>
          </table:table-cell>
          <table:table-cell office:value-type="float" office:value="11561" calcext:value-type="float">
            <text:p>11561</text:p>
          </table:table-cell>
          <table:table-cell office:value-type="float" office:value="3585" calcext:value-type="float">
            <text:p>3585</text:p>
          </table:table-cell>
          <table:table-cell table:formula="of:=[.B1786]/[.C1786]" office:value-type="float" office:value="3.22482566248257" calcext:value-type="float">
            <text:p>3.2248256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فاف</text:p>
          </table:table-cell>
          <table:table-cell office:value-type="float" office:value="11430" calcext:value-type="float">
            <text:p>11430</text:p>
          </table:table-cell>
          <table:table-cell office:value-type="float" office:value="3546" calcext:value-type="float">
            <text:p>3546</text:p>
          </table:table-cell>
          <table:table-cell table:formula="of:=[.B1787]/[.C1787]" office:value-type="float" office:value="3.22335025380711" calcext:value-type="float">
            <text:p>3.2233502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نگی</text:p>
          </table:table-cell>
          <table:table-cell office:value-type="float" office:value="11696" calcext:value-type="float">
            <text:p>11696</text:p>
          </table:table-cell>
          <table:table-cell office:value-type="float" office:value="3629" calcext:value-type="float">
            <text:p>3629</text:p>
          </table:table-cell>
          <table:table-cell table:formula="of:=[.B1788]/[.C1788]" office:value-type="float" office:value="3.22292642601268" calcext:value-type="float">
            <text:p>3.222926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هد</text:p>
          </table:table-cell>
          <table:table-cell office:value-type="float" office:value="12327" calcext:value-type="float">
            <text:p>12327</text:p>
          </table:table-cell>
          <table:table-cell office:value-type="float" office:value="3825" calcext:value-type="float">
            <text:p>3825</text:p>
          </table:table-cell>
          <table:table-cell table:formula="of:=[.B1789]/[.C1789]" office:value-type="float" office:value="3.22274509803922" calcext:value-type="float">
            <text:p>3.222745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هالی</text:p>
          </table:table-cell>
          <table:table-cell office:value-type="float" office:value="11843" calcext:value-type="float">
            <text:p>11843</text:p>
          </table:table-cell>
          <table:table-cell office:value-type="float" office:value="3675" calcext:value-type="float">
            <text:p>3675</text:p>
          </table:table-cell>
          <table:table-cell table:formula="of:=[.B1790]/[.C1790]" office:value-type="float" office:value="3.22258503401361" calcext:value-type="float">
            <text:p>3.222585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شین</text:p>
          </table:table-cell>
          <table:table-cell office:value-type="float" office:value="11596" calcext:value-type="float">
            <text:p>11596</text:p>
          </table:table-cell>
          <table:table-cell office:value-type="float" office:value="3599" calcext:value-type="float">
            <text:p>3599</text:p>
          </table:table-cell>
          <table:table-cell table:formula="of:=[.B1791]/[.C1791]" office:value-type="float" office:value="3.22200611280911" calcext:value-type="float">
            <text:p>3.2220061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نک</text:p>
          </table:table-cell>
          <table:table-cell office:value-type="float" office:value="13417" calcext:value-type="float">
            <text:p>13417</text:p>
          </table:table-cell>
          <table:table-cell office:value-type="float" office:value="4165" calcext:value-type="float">
            <text:p>4165</text:p>
          </table:table-cell>
          <table:table-cell table:formula="of:=[.B1792]/[.C1792]" office:value-type="float" office:value="3.22136854741897" calcext:value-type="float">
            <text:p>3.22136854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طره</text:p>
          </table:table-cell>
          <table:table-cell office:value-type="float" office:value="11718" calcext:value-type="float">
            <text:p>11718</text:p>
          </table:table-cell>
          <table:table-cell office:value-type="float" office:value="3642" calcext:value-type="float">
            <text:p>3642</text:p>
          </table:table-cell>
          <table:table-cell table:formula="of:=[.B1793]/[.C1793]" office:value-type="float" office:value="3.21746293245469" calcext:value-type="float">
            <text:p>3.2174629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حساسات</text:p>
          </table:table-cell>
          <table:table-cell office:value-type="float" office:value="11335" calcext:value-type="float">
            <text:p>11335</text:p>
          </table:table-cell>
          <table:table-cell office:value-type="float" office:value="3532" calcext:value-type="float">
            <text:p>3532</text:p>
          </table:table-cell>
          <table:table-cell table:formula="of:=[.B1794]/[.C1794]" office:value-type="float" office:value="3.20922989807475" calcext:value-type="float">
            <text:p>3.2092298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حیه</text:p>
          </table:table-cell>
          <table:table-cell office:value-type="float" office:value="13118" calcext:value-type="float">
            <text:p>13118</text:p>
          </table:table-cell>
          <table:table-cell office:value-type="float" office:value="4093" calcext:value-type="float">
            <text:p>4093</text:p>
          </table:table-cell>
          <table:table-cell table:formula="of:=[.B1795]/[.C1795]" office:value-type="float" office:value="3.20498411922795" calcext:value-type="float">
            <text:p>3.2049841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زا</text:p>
          </table:table-cell>
          <table:table-cell office:value-type="float" office:value="11990" calcext:value-type="float">
            <text:p>11990</text:p>
          </table:table-cell>
          <table:table-cell office:value-type="float" office:value="3750" calcext:value-type="float">
            <text:p>3750</text:p>
          </table:table-cell>
          <table:table-cell table:formula="of:=[.B1796]/[.C1796]" office:value-type="float" office:value="3.19733333333333" calcext:value-type="float">
            <text:p>3.197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وی</text:p>
          </table:table-cell>
          <table:table-cell office:value-type="float" office:value="11424" calcext:value-type="float">
            <text:p>11424</text:p>
          </table:table-cell>
          <table:table-cell office:value-type="float" office:value="3579" calcext:value-type="float">
            <text:p>3579</text:p>
          </table:table-cell>
          <table:table-cell table:formula="of:=[.B1797]/[.C1797]" office:value-type="float" office:value="3.19195305951383" calcext:value-type="float">
            <text:p>3.1919530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ز</text:p>
          </table:table-cell>
          <table:table-cell office:value-type="float" office:value="11735" calcext:value-type="float">
            <text:p>11735</text:p>
          </table:table-cell>
          <table:table-cell office:value-type="float" office:value="3682" calcext:value-type="float">
            <text:p>3682</text:p>
          </table:table-cell>
          <table:table-cell table:formula="of:=[.B1798]/[.C1798]" office:value-type="float" office:value="3.18712656165128" calcext:value-type="float">
            <text:p>3.1871265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ومی</text:p>
          </table:table-cell>
          <table:table-cell office:value-type="float" office:value="11701" calcext:value-type="float">
            <text:p>11701</text:p>
          </table:table-cell>
          <table:table-cell office:value-type="float" office:value="3679" calcext:value-type="float">
            <text:p>3679</text:p>
          </table:table-cell>
          <table:table-cell table:formula="of:=[.B1799]/[.C1799]" office:value-type="float" office:value="3.18048382712694" calcext:value-type="float">
            <text:p>3.1804838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رکاران</text:p>
          </table:table-cell>
          <table:table-cell office:value-type="float" office:value="13292" calcext:value-type="float">
            <text:p>13292</text:p>
          </table:table-cell>
          <table:table-cell office:value-type="float" office:value="4181" calcext:value-type="float">
            <text:p>4181</text:p>
          </table:table-cell>
          <table:table-cell table:formula="of:=[.B1800]/[.C1800]" office:value-type="float" office:value="3.17914374551543" calcext:value-type="float">
            <text:p>3.1791437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نش</text:p>
          </table:table-cell>
          <table:table-cell office:value-type="float" office:value="12247" calcext:value-type="float">
            <text:p>12247</text:p>
          </table:table-cell>
          <table:table-cell office:value-type="float" office:value="3853" calcext:value-type="float">
            <text:p>3853</text:p>
          </table:table-cell>
          <table:table-cell table:formula="of:=[.B1801]/[.C1801]" office:value-type="float" office:value="3.17856215935635" calcext:value-type="float">
            <text:p>3.1785621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فق</text:p>
          </table:table-cell>
          <table:table-cell office:value-type="float" office:value="12120" calcext:value-type="float">
            <text:p>12120</text:p>
          </table:table-cell>
          <table:table-cell office:value-type="float" office:value="3819" calcext:value-type="float">
            <text:p>3819</text:p>
          </table:table-cell>
          <table:table-cell table:formula="of:=[.B1802]/[.C1802]" office:value-type="float" office:value="3.17360565593087" calcext:value-type="float">
            <text:p>3.1736056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تح</text:p>
          </table:table-cell>
          <table:table-cell office:value-type="float" office:value="11106" calcext:value-type="float">
            <text:p>11106</text:p>
          </table:table-cell>
          <table:table-cell office:value-type="float" office:value="3501" calcext:value-type="float">
            <text:p>3501</text:p>
          </table:table-cell>
          <table:table-cell table:formula="of:=[.B1803]/[.C1803]" office:value-type="float" office:value="3.17223650385604" calcext:value-type="float">
            <text:p>3.1722365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اخه</text:p>
          </table:table-cell>
          <table:table-cell office:value-type="float" office:value="11381" calcext:value-type="float">
            <text:p>11381</text:p>
          </table:table-cell>
          <table:table-cell office:value-type="float" office:value="3600" calcext:value-type="float">
            <text:p>3600</text:p>
          </table:table-cell>
          <table:table-cell table:formula="of:=[.B1804]/[.C1804]" office:value-type="float" office:value="3.16138888888889" calcext:value-type="float">
            <text:p>3.161388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شر</text:p>
          </table:table-cell>
          <table:table-cell office:value-type="float" office:value="12241" calcext:value-type="float">
            <text:p>12241</text:p>
          </table:table-cell>
          <table:table-cell office:value-type="float" office:value="3874" calcext:value-type="float">
            <text:p>3874</text:p>
          </table:table-cell>
          <table:table-cell table:formula="of:=[.B1805]/[.C1805]" office:value-type="float" office:value="3.15978316985028" calcext:value-type="float">
            <text:p>3.159783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کسان</text:p>
          </table:table-cell>
          <table:table-cell office:value-type="float" office:value="12236" calcext:value-type="float">
            <text:p>12236</text:p>
          </table:table-cell>
          <table:table-cell office:value-type="float" office:value="3874" calcext:value-type="float">
            <text:p>3874</text:p>
          </table:table-cell>
          <table:table-cell table:formula="of:=[.B1806]/[.C1806]" office:value-type="float" office:value="3.15849251419721" calcext:value-type="float">
            <text:p>3.1584925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ویا</text:p>
          </table:table-cell>
          <table:table-cell office:value-type="float" office:value="12107" calcext:value-type="float">
            <text:p>12107</text:p>
          </table:table-cell>
          <table:table-cell office:value-type="float" office:value="3835" calcext:value-type="float">
            <text:p>3835</text:p>
          </table:table-cell>
          <table:table-cell table:formula="of:=[.B1807]/[.C1807]" office:value-type="float" office:value="3.15697522816167" calcext:value-type="float">
            <text:p>3.1569752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نسته</text:p>
          </table:table-cell>
          <table:table-cell office:value-type="float" office:value="13101" calcext:value-type="float">
            <text:p>13101</text:p>
          </table:table-cell>
          <table:table-cell office:value-type="float" office:value="4150" calcext:value-type="float">
            <text:p>4150</text:p>
          </table:table-cell>
          <table:table-cell table:formula="of:=[.B1808]/[.C1808]" office:value-type="float" office:value="3.15686746987952" calcext:value-type="float">
            <text:p>3.1568674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یر</text:p>
          </table:table-cell>
          <table:table-cell office:value-type="float" office:value="12198" calcext:value-type="float">
            <text:p>12198</text:p>
          </table:table-cell>
          <table:table-cell office:value-type="float" office:value="3864" calcext:value-type="float">
            <text:p>3864</text:p>
          </table:table-cell>
          <table:table-cell table:formula="of:=[.B1809]/[.C1809]" office:value-type="float" office:value="3.15683229813665" calcext:value-type="float">
            <text:p>3.1568322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دست</text:p>
          </table:table-cell>
          <table:table-cell office:value-type="float" office:value="12632" calcext:value-type="float">
            <text:p>12632</text:p>
          </table:table-cell>
          <table:table-cell office:value-type="float" office:value="4010" calcext:value-type="float">
            <text:p>4010</text:p>
          </table:table-cell>
          <table:table-cell table:formula="of:=[.B1810]/[.C1810]" office:value-type="float" office:value="3.1501246882793" calcext:value-type="float">
            <text:p>3.1501246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قیب</text:p>
          </table:table-cell>
          <table:table-cell office:value-type="float" office:value="11982" calcext:value-type="float">
            <text:p>11982</text:p>
          </table:table-cell>
          <table:table-cell office:value-type="float" office:value="3804" calcext:value-type="float">
            <text:p>3804</text:p>
          </table:table-cell>
          <table:table-cell table:formula="of:=[.B1811]/[.C1811]" office:value-type="float" office:value="3.14984227129338" calcext:value-type="float">
            <text:p>3.1498422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ادت</text:p>
          </table:table-cell>
          <table:table-cell office:value-type="float" office:value="11538" calcext:value-type="float">
            <text:p>11538</text:p>
          </table:table-cell>
          <table:table-cell office:value-type="float" office:value="3664" calcext:value-type="float">
            <text:p>3664</text:p>
          </table:table-cell>
          <table:table-cell table:formula="of:=[.B1812]/[.C1812]" office:value-type="float" office:value="3.14901746724891" calcext:value-type="float">
            <text:p>3.14901746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لیغ</text:p>
          </table:table-cell>
          <table:table-cell office:value-type="float" office:value="11350" calcext:value-type="float">
            <text:p>11350</text:p>
          </table:table-cell>
          <table:table-cell office:value-type="float" office:value="3606" calcext:value-type="float">
            <text:p>3606</text:p>
          </table:table-cell>
          <table:table-cell table:formula="of:=[.B1813]/[.C1813]" office:value-type="float" office:value="3.14753189129229" calcext:value-type="float">
            <text:p>3.1475318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حاد</text:p>
          </table:table-cell>
          <table:table-cell office:value-type="float" office:value="11161" calcext:value-type="float">
            <text:p>11161</text:p>
          </table:table-cell>
          <table:table-cell office:value-type="float" office:value="3547" calcext:value-type="float">
            <text:p>3547</text:p>
          </table:table-cell>
          <table:table-cell table:formula="of:=[.B1814]/[.C1814]" office:value-type="float" office:value="3.14660276289822" calcext:value-type="float">
            <text:p>3.1466027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دی</text:p>
          </table:table-cell>
          <table:table-cell office:value-type="float" office:value="12676" calcext:value-type="float">
            <text:p>12676</text:p>
          </table:table-cell>
          <table:table-cell office:value-type="float" office:value="4029" calcext:value-type="float">
            <text:p>4029</text:p>
          </table:table-cell>
          <table:table-cell table:formula="of:=[.B1815]/[.C1815]" office:value-type="float" office:value="3.14619012161827" calcext:value-type="float">
            <text:p>3.1461901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تی</text:p>
          </table:table-cell>
          <table:table-cell office:value-type="float" office:value="12242" calcext:value-type="float">
            <text:p>12242</text:p>
          </table:table-cell>
          <table:table-cell office:value-type="float" office:value="3897" calcext:value-type="float">
            <text:p>3897</text:p>
          </table:table-cell>
          <table:table-cell table:formula="of:=[.B1816]/[.C1816]" office:value-type="float" office:value="3.14139081344624" calcext:value-type="float">
            <text:p>3.1413908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خصیص</text:p>
          </table:table-cell>
          <table:table-cell office:value-type="float" office:value="11282" calcext:value-type="float">
            <text:p>11282</text:p>
          </table:table-cell>
          <table:table-cell office:value-type="float" office:value="3592" calcext:value-type="float">
            <text:p>3592</text:p>
          </table:table-cell>
          <table:table-cell table:formula="of:=[.B1817]/[.C1817]" office:value-type="float" office:value="3.14086859688196" calcext:value-type="float">
            <text:p>3.1408685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صاحبان</text:p>
          </table:table-cell>
          <table:table-cell office:value-type="float" office:value="12755" calcext:value-type="float">
            <text:p>12755</text:p>
          </table:table-cell>
          <table:table-cell office:value-type="float" office:value="4062" calcext:value-type="float">
            <text:p>4062</text:p>
          </table:table-cell>
          <table:table-cell table:formula="of:=[.B1818]/[.C1818]" office:value-type="float" office:value="3.14007877892664" calcext:value-type="float">
            <text:p>3.1400787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نیده</text:p>
          </table:table-cell>
          <table:table-cell office:value-type="float" office:value="11635" calcext:value-type="float">
            <text:p>11635</text:p>
          </table:table-cell>
          <table:table-cell office:value-type="float" office:value="3718" calcext:value-type="float">
            <text:p>3718</text:p>
          </table:table-cell>
          <table:table-cell table:formula="of:=[.B1819]/[.C1819]" office:value-type="float" office:value="3.12937062937063" calcext:value-type="float">
            <text:p>3.1293706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وم</text:p>
          </table:table-cell>
          <table:table-cell office:value-type="float" office:value="11894" calcext:value-type="float">
            <text:p>11894</text:p>
          </table:table-cell>
          <table:table-cell office:value-type="float" office:value="3805" calcext:value-type="float">
            <text:p>3805</text:p>
          </table:table-cell>
          <table:table-cell table:formula="of:=[.B1820]/[.C1820]" office:value-type="float" office:value="3.12588699080158" calcext:value-type="float">
            <text:p>3.1258869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اجعه</text:p>
          </table:table-cell>
          <table:table-cell office:value-type="float" office:value="11326" calcext:value-type="float">
            <text:p>11326</text:p>
          </table:table-cell>
          <table:table-cell office:value-type="float" office:value="3625" calcext:value-type="float">
            <text:p>3625</text:p>
          </table:table-cell>
          <table:table-cell table:formula="of:=[.B1821]/[.C1821]" office:value-type="float" office:value="3.12441379310345" calcext:value-type="float">
            <text:p>3.1244137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الات</text:p>
          </table:table-cell>
          <table:table-cell office:value-type="float" office:value="11257" calcext:value-type="float">
            <text:p>11257</text:p>
          </table:table-cell>
          <table:table-cell office:value-type="float" office:value="3603" calcext:value-type="float">
            <text:p>3603</text:p>
          </table:table-cell>
          <table:table-cell table:formula="of:=[.B1822]/[.C1822]" office:value-type="float" office:value="3.12434082708854" calcext:value-type="float">
            <text:p>3.1243408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ل</text:p>
          </table:table-cell>
          <table:table-cell office:value-type="float" office:value="12330" calcext:value-type="float">
            <text:p>12330</text:p>
          </table:table-cell>
          <table:table-cell office:value-type="float" office:value="3947" calcext:value-type="float">
            <text:p>3947</text:p>
          </table:table-cell>
          <table:table-cell table:formula="of:=[.B1823]/[.C1823]" office:value-type="float" office:value="3.12389156321257" calcext:value-type="float">
            <text:p>3.1238915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زنده</text:p>
          </table:table-cell>
          <table:table-cell office:value-type="float" office:value="12851" calcext:value-type="float">
            <text:p>12851</text:p>
          </table:table-cell>
          <table:table-cell office:value-type="float" office:value="4117" calcext:value-type="float">
            <text:p>4117</text:p>
          </table:table-cell>
          <table:table-cell table:formula="of:=[.B1824]/[.C1824]" office:value-type="float" office:value="3.12144765606024" calcext:value-type="float">
            <text:p>3.1214476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اسبات</text:p>
          </table:table-cell>
          <table:table-cell office:value-type="float" office:value="11349" calcext:value-type="float">
            <text:p>11349</text:p>
          </table:table-cell>
          <table:table-cell office:value-type="float" office:value="3639" calcext:value-type="float">
            <text:p>3639</text:p>
          </table:table-cell>
          <table:table-cell table:formula="of:=[.B1825]/[.C1825]" office:value-type="float" office:value="3.11871393239901" calcext:value-type="float">
            <text:p>3.118713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طق</text:p>
          </table:table-cell>
          <table:table-cell office:value-type="float" office:value="10941" calcext:value-type="float">
            <text:p>10941</text:p>
          </table:table-cell>
          <table:table-cell office:value-type="float" office:value="3509" calcext:value-type="float">
            <text:p>3509</text:p>
          </table:table-cell>
          <table:table-cell table:formula="of:=[.B1826]/[.C1826]" office:value-type="float" office:value="3.11798233114848" calcext:value-type="float">
            <text:p>3.1179823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مان</text:p>
          </table:table-cell>
          <table:table-cell office:value-type="float" office:value="12355" calcext:value-type="float">
            <text:p>12355</text:p>
          </table:table-cell>
          <table:table-cell office:value-type="float" office:value="3963" calcext:value-type="float">
            <text:p>3963</text:p>
          </table:table-cell>
          <table:table-cell table:formula="of:=[.B1827]/[.C1827]" office:value-type="float" office:value="3.11758768609639" calcext:value-type="float">
            <text:p>3.11758768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امی</text:p>
          </table:table-cell>
          <table:table-cell office:value-type="float" office:value="12182" calcext:value-type="float">
            <text:p>12182</text:p>
          </table:table-cell>
          <table:table-cell office:value-type="float" office:value="3915" calcext:value-type="float">
            <text:p>3915</text:p>
          </table:table-cell>
          <table:table-cell table:formula="of:=[.B1828]/[.C1828]" office:value-type="float" office:value="3.11162196679438" calcext:value-type="float">
            <text:p>3.1116219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خصوص</text:p>
          </table:table-cell>
          <table:table-cell office:value-type="float" office:value="12103" calcext:value-type="float">
            <text:p>12103</text:p>
          </table:table-cell>
          <table:table-cell office:value-type="float" office:value="3894" calcext:value-type="float">
            <text:p>3894</text:p>
          </table:table-cell>
          <table:table-cell table:formula="of:=[.B1829]/[.C1829]" office:value-type="float" office:value="3.10811504879301" calcext:value-type="float">
            <text:p>3.1081150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لال</text:p>
          </table:table-cell>
          <table:table-cell office:value-type="float" office:value="11109" calcext:value-type="float">
            <text:p>11109</text:p>
          </table:table-cell>
          <table:table-cell office:value-type="float" office:value="3575" calcext:value-type="float">
            <text:p>3575</text:p>
          </table:table-cell>
          <table:table-cell table:formula="of:=[.B1830]/[.C1830]" office:value-type="float" office:value="3.10741258741259" calcext:value-type="float">
            <text:p>3.1074125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زجمله</text:p>
          </table:table-cell>
          <table:table-cell office:value-type="float" office:value="11865" calcext:value-type="float">
            <text:p>11865</text:p>
          </table:table-cell>
          <table:table-cell office:value-type="float" office:value="3819" calcext:value-type="float">
            <text:p>3819</text:p>
          </table:table-cell>
          <table:table-cell table:formula="of:=[.B1831]/[.C1831]" office:value-type="float" office:value="3.10683424980361" calcext:value-type="float">
            <text:p>3.1068342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ه</text:p>
          </table:table-cell>
          <table:table-cell office:value-type="float" office:value="11539" calcext:value-type="float">
            <text:p>11539</text:p>
          </table:table-cell>
          <table:table-cell office:value-type="float" office:value="3724" calcext:value-type="float">
            <text:p>3724</text:p>
          </table:table-cell>
          <table:table-cell table:formula="of:=[.B1832]/[.C1832]" office:value-type="float" office:value="3.09854994629431" calcext:value-type="float">
            <text:p>3.0985499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ثرات</text:p>
          </table:table-cell>
          <table:table-cell office:value-type="float" office:value="11524" calcext:value-type="float">
            <text:p>11524</text:p>
          </table:table-cell>
          <table:table-cell office:value-type="float" office:value="3721" calcext:value-type="float">
            <text:p>3721</text:p>
          </table:table-cell>
          <table:table-cell table:formula="of:=[.B1833]/[.C1833]" office:value-type="float" office:value="3.09701693093254" calcext:value-type="float">
            <text:p>3.0970169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شید</text:p>
          </table:table-cell>
          <table:table-cell office:value-type="float" office:value="12562" calcext:value-type="float">
            <text:p>12562</text:p>
          </table:table-cell>
          <table:table-cell office:value-type="float" office:value="4059" calcext:value-type="float">
            <text:p>4059</text:p>
          </table:table-cell>
          <table:table-cell table:formula="of:=[.B1834]/[.C1834]" office:value-type="float" office:value="3.09485094850949" calcext:value-type="float">
            <text:p>3.0948509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وبرو</text:p>
          </table:table-cell>
          <table:table-cell office:value-type="float" office:value="12589" calcext:value-type="float">
            <text:p>12589</text:p>
          </table:table-cell>
          <table:table-cell office:value-type="float" office:value="4071" calcext:value-type="float">
            <text:p>4071</text:p>
          </table:table-cell>
          <table:table-cell table:formula="of:=[.B1835]/[.C1835]" office:value-type="float" office:value="3.09236059936134" calcext:value-type="float">
            <text:p>3.0923605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اسبه</text:p>
          </table:table-cell>
          <table:table-cell office:value-type="float" office:value="10978" calcext:value-type="float">
            <text:p>10978</text:p>
          </table:table-cell>
          <table:table-cell office:value-type="float" office:value="3555" calcext:value-type="float">
            <text:p>3555</text:p>
          </table:table-cell>
          <table:table-cell table:formula="of:=[.B1836]/[.C1836]" office:value-type="float" office:value="3.08804500703235" calcext:value-type="float">
            <text:p>3.088045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تخب</text:p>
          </table:table-cell>
          <table:table-cell office:value-type="float" office:value="10828" calcext:value-type="float">
            <text:p>10828</text:p>
          </table:table-cell>
          <table:table-cell office:value-type="float" office:value="3510" calcext:value-type="float">
            <text:p>3510</text:p>
          </table:table-cell>
          <table:table-cell table:formula="of:=[.B1837]/[.C1837]" office:value-type="float" office:value="3.08490028490028" calcext:value-type="float">
            <text:p>3.0849002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انندگان</text:p>
          </table:table-cell>
          <table:table-cell office:value-type="float" office:value="11571" calcext:value-type="float">
            <text:p>11571</text:p>
          </table:table-cell>
          <table:table-cell office:value-type="float" office:value="3751" calcext:value-type="float">
            <text:p>3751</text:p>
          </table:table-cell>
          <table:table-cell table:formula="of:=[.B1838]/[.C1838]" office:value-type="float" office:value="3.08477739269528" calcext:value-type="float">
            <text:p>3.0847773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11298" calcext:value-type="float">
            <text:p>11298</text:p>
          </table:table-cell>
          <table:table-cell office:value-type="float" office:value="3663" calcext:value-type="float">
            <text:p>3663</text:p>
          </table:table-cell>
          <table:table-cell table:formula="of:=[.B1839]/[.C1839]" office:value-type="float" office:value="3.08435708435708" calcext:value-type="float">
            <text:p>3.0843570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بیر</text:p>
          </table:table-cell>
          <table:table-cell office:value-type="float" office:value="11718" calcext:value-type="float">
            <text:p>11718</text:p>
          </table:table-cell>
          <table:table-cell office:value-type="float" office:value="3802" calcext:value-type="float">
            <text:p>3802</text:p>
          </table:table-cell>
          <table:table-cell table:formula="of:=[.B1840]/[.C1840]" office:value-type="float" office:value="3.08206207259337" calcext:value-type="float">
            <text:p>3.0820620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ضع</text:p>
          </table:table-cell>
          <table:table-cell office:value-type="float" office:value="11838" calcext:value-type="float">
            <text:p>11838</text:p>
          </table:table-cell>
          <table:table-cell office:value-type="float" office:value="3842" calcext:value-type="float">
            <text:p>3842</text:p>
          </table:table-cell>
          <table:table-cell table:formula="of:=[.B1841]/[.C1841]" office:value-type="float" office:value="3.08120770432067" calcext:value-type="float">
            <text:p>3.0812077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رج</text:p>
          </table:table-cell>
          <table:table-cell office:value-type="float" office:value="10882" calcext:value-type="float">
            <text:p>10882</text:p>
          </table:table-cell>
          <table:table-cell office:value-type="float" office:value="3538" calcext:value-type="float">
            <text:p>3538</text:p>
          </table:table-cell>
          <table:table-cell table:formula="of:=[.B1842]/[.C1842]" office:value-type="float" office:value="3.07574901074053" calcext:value-type="float">
            <text:p>3.0757490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قابل</text:p>
          </table:table-cell>
          <table:table-cell office:value-type="float" office:value="11723" calcext:value-type="float">
            <text:p>11723</text:p>
          </table:table-cell>
          <table:table-cell office:value-type="float" office:value="3821" calcext:value-type="float">
            <text:p>3821</text:p>
          </table:table-cell>
          <table:table-cell table:formula="of:=[.B1843]/[.C1843]" office:value-type="float" office:value="3.06804501439414" calcext:value-type="float">
            <text:p>3.0680450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قشار</text:p>
          </table:table-cell>
          <table:table-cell office:value-type="float" office:value="11283" calcext:value-type="float">
            <text:p>11283</text:p>
          </table:table-cell>
          <table:table-cell office:value-type="float" office:value="3682" calcext:value-type="float">
            <text:p>3682</text:p>
          </table:table-cell>
          <table:table-cell table:formula="of:=[.B1844]/[.C1844]" office:value-type="float" office:value="3.06436719174362" calcext:value-type="float">
            <text:p>3.064367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الح</text:p>
          </table:table-cell>
          <table:table-cell office:value-type="float" office:value="10999" calcext:value-type="float">
            <text:p>10999</text:p>
          </table:table-cell>
          <table:table-cell office:value-type="float" office:value="3592" calcext:value-type="float">
            <text:p>3592</text:p>
          </table:table-cell>
          <table:table-cell table:formula="of:=[.B1845]/[.C1845]" office:value-type="float" office:value="3.06208240534521" calcext:value-type="float">
            <text:p>3.0620824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رده</text:p>
          </table:table-cell>
          <table:table-cell office:value-type="float" office:value="11740" calcext:value-type="float">
            <text:p>11740</text:p>
          </table:table-cell>
          <table:table-cell office:value-type="float" office:value="3843" calcext:value-type="float">
            <text:p>3843</text:p>
          </table:table-cell>
          <table:table-cell table:formula="of:=[.B1846]/[.C1846]" office:value-type="float" office:value="3.05490502211814" calcext:value-type="float">
            <text:p>3.0549050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شخاص</text:p>
          </table:table-cell>
          <table:table-cell office:value-type="float" office:value="11175" calcext:value-type="float">
            <text:p>11175</text:p>
          </table:table-cell>
          <table:table-cell office:value-type="float" office:value="3665" calcext:value-type="float">
            <text:p>3665</text:p>
          </table:table-cell>
          <table:table-cell table:formula="of:=[.B1847]/[.C1847]" office:value-type="float" office:value="3.04911323328786" calcext:value-type="float">
            <text:p>3.0491132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فکیک</text:p>
          </table:table-cell>
          <table:table-cell office:value-type="float" office:value="10670" calcext:value-type="float">
            <text:p>10670</text:p>
          </table:table-cell>
          <table:table-cell office:value-type="float" office:value="3502" calcext:value-type="float">
            <text:p>3502</text:p>
          </table:table-cell>
          <table:table-cell table:formula="of:=[.B1848]/[.C1848]" office:value-type="float" office:value="3.04683038263849" calcext:value-type="float">
            <text:p>3.0468303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ل</text:p>
          </table:table-cell>
          <table:table-cell office:value-type="float" office:value="11267" calcext:value-type="float">
            <text:p>11267</text:p>
          </table:table-cell>
          <table:table-cell office:value-type="float" office:value="3698" calcext:value-type="float">
            <text:p>3698</text:p>
          </table:table-cell>
          <table:table-cell table:formula="of:=[.B1849]/[.C1849]" office:value-type="float" office:value="3.0467820443483" calcext:value-type="float">
            <text:p>3.0467820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شهور</text:p>
          </table:table-cell>
          <table:table-cell office:value-type="float" office:value="11109" calcext:value-type="float">
            <text:p>11109</text:p>
          </table:table-cell>
          <table:table-cell office:value-type="float" office:value="3651" calcext:value-type="float">
            <text:p>3651</text:p>
          </table:table-cell>
          <table:table-cell table:formula="of:=[.B1850]/[.C1850]" office:value-type="float" office:value="3.04272801972062" calcext:value-type="float">
            <text:p>3.0427280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دیده</text:p>
          </table:table-cell>
          <table:table-cell office:value-type="float" office:value="12171" calcext:value-type="float">
            <text:p>12171</text:p>
          </table:table-cell>
          <table:table-cell office:value-type="float" office:value="4003" calcext:value-type="float">
            <text:p>4003</text:p>
          </table:table-cell>
          <table:table-cell table:formula="of:=[.B1851]/[.C1851]" office:value-type="float" office:value="3.04046964776418" calcext:value-type="float">
            <text:p>3.0404696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زشمند</text:p>
          </table:table-cell>
          <table:table-cell office:value-type="float" office:value="12610" calcext:value-type="float">
            <text:p>12610</text:p>
          </table:table-cell>
          <table:table-cell office:value-type="float" office:value="4148" calcext:value-type="float">
            <text:p>4148</text:p>
          </table:table-cell>
          <table:table-cell table:formula="of:=[.B1852]/[.C1852]" office:value-type="float" office:value="3.04001928640309" calcext:value-type="float">
            <text:p>3.0400192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عم</text:p>
          </table:table-cell>
          <table:table-cell office:value-type="float" office:value="12450" calcext:value-type="float">
            <text:p>12450</text:p>
          </table:table-cell>
          <table:table-cell office:value-type="float" office:value="4106" calcext:value-type="float">
            <text:p>4106</text:p>
          </table:table-cell>
          <table:table-cell table:formula="of:=[.B1853]/[.C1853]" office:value-type="float" office:value="3.03214807598636" calcext:value-type="float">
            <text:p>3.032148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بع</text:p>
          </table:table-cell>
          <table:table-cell office:value-type="float" office:value="10809" calcext:value-type="float">
            <text:p>10809</text:p>
          </table:table-cell>
          <table:table-cell office:value-type="float" office:value="3567" calcext:value-type="float">
            <text:p>3567</text:p>
          </table:table-cell>
          <table:table-cell table:formula="of:=[.B1854]/[.C1854]" office:value-type="float" office:value="3.03027754415475" calcext:value-type="float">
            <text:p>3.0302775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بادل</text:p>
          </table:table-cell>
          <table:table-cell office:value-type="float" office:value="12546" calcext:value-type="float">
            <text:p>12546</text:p>
          </table:table-cell>
          <table:table-cell office:value-type="float" office:value="4145" calcext:value-type="float">
            <text:p>4145</text:p>
          </table:table-cell>
          <table:table-cell table:formula="of:=[.B1855]/[.C1855]" office:value-type="float" office:value="3.02677925211098" calcext:value-type="float">
            <text:p>3.0267792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ور</text:p>
          </table:table-cell>
          <table:table-cell office:value-type="float" office:value="11874" calcext:value-type="float">
            <text:p>11874</text:p>
          </table:table-cell>
          <table:table-cell office:value-type="float" office:value="3925" calcext:value-type="float">
            <text:p>3925</text:p>
          </table:table-cell>
          <table:table-cell table:formula="of:=[.B1856]/[.C1856]" office:value-type="float" office:value="3.02522292993631" calcext:value-type="float">
            <text:p>3.0252229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قدان</text:p>
          </table:table-cell>
          <table:table-cell office:value-type="float" office:value="11787" calcext:value-type="float">
            <text:p>11787</text:p>
          </table:table-cell>
          <table:table-cell office:value-type="float" office:value="3898" calcext:value-type="float">
            <text:p>3898</text:p>
          </table:table-cell>
          <table:table-cell table:formula="of:=[.B1857]/[.C1857]" office:value-type="float" office:value="3.02385838891739" calcext:value-type="float">
            <text:p>3.0238583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اری</text:p>
          </table:table-cell>
          <table:table-cell office:value-type="float" office:value="12636" calcext:value-type="float">
            <text:p>12636</text:p>
          </table:table-cell>
          <table:table-cell office:value-type="float" office:value="4180" calcext:value-type="float">
            <text:p>4180</text:p>
          </table:table-cell>
          <table:table-cell table:formula="of:=[.B1858]/[.C1858]" office:value-type="float" office:value="3.02296650717703" calcext:value-type="float">
            <text:p>3.0229665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ختلافات</text:p>
          </table:table-cell>
          <table:table-cell office:value-type="float" office:value="11349" calcext:value-type="float">
            <text:p>11349</text:p>
          </table:table-cell>
          <table:table-cell office:value-type="float" office:value="3755" calcext:value-type="float">
            <text:p>3755</text:p>
          </table:table-cell>
          <table:table-cell table:formula="of:=[.B1859]/[.C1859]" office:value-type="float" office:value="3.02237017310253" calcext:value-type="float">
            <text:p>3.0223701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راحت</text:p>
          </table:table-cell>
          <table:table-cell office:value-type="float" office:value="11137" calcext:value-type="float">
            <text:p>11137</text:p>
          </table:table-cell>
          <table:table-cell office:value-type="float" office:value="3685" calcext:value-type="float">
            <text:p>3685</text:p>
          </table:table-cell>
          <table:table-cell table:formula="of:=[.B1860]/[.C1860]" office:value-type="float" office:value="3.02225237449118" calcext:value-type="float">
            <text:p>3.02225237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صر</text:p>
          </table:table-cell>
          <table:table-cell office:value-type="float" office:value="10693" calcext:value-type="float">
            <text:p>10693</text:p>
          </table:table-cell>
          <table:table-cell office:value-type="float" office:value="3542" calcext:value-type="float">
            <text:p>3542</text:p>
          </table:table-cell>
          <table:table-cell table:formula="of:=[.B1861]/[.C1861]" office:value-type="float" office:value="3.01891586674195" calcext:value-type="float">
            <text:p>3.0189158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سبی</text:p>
          </table:table-cell>
          <table:table-cell office:value-type="float" office:value="11376" calcext:value-type="float">
            <text:p>11376</text:p>
          </table:table-cell>
          <table:table-cell office:value-type="float" office:value="3772" calcext:value-type="float">
            <text:p>3772</text:p>
          </table:table-cell>
          <table:table-cell table:formula="of:=[.B1862]/[.C1862]" office:value-type="float" office:value="3.01590668080594" calcext:value-type="float">
            <text:p>3.0159066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بت</text:p>
          </table:table-cell>
          <table:table-cell office:value-type="float" office:value="10875" calcext:value-type="float">
            <text:p>10875</text:p>
          </table:table-cell>
          <table:table-cell office:value-type="float" office:value="3612" calcext:value-type="float">
            <text:p>3612</text:p>
          </table:table-cell>
          <table:table-cell table:formula="of:=[.B1863]/[.C1863]" office:value-type="float" office:value="3.01079734219269" calcext:value-type="float">
            <text:p>3.0107973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</text:p>
          </table:table-cell>
          <table:table-cell office:value-type="float" office:value="11161" calcext:value-type="float">
            <text:p>11161</text:p>
          </table:table-cell>
          <table:table-cell office:value-type="float" office:value="3708" calcext:value-type="float">
            <text:p>3708</text:p>
          </table:table-cell>
          <table:table-cell table:formula="of:=[.B1864]/[.C1864]" office:value-type="float" office:value="3.00997842502697" calcext:value-type="float">
            <text:p>3.009978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اره</text:p>
          </table:table-cell>
          <table:table-cell office:value-type="float" office:value="11915" calcext:value-type="float">
            <text:p>11915</text:p>
          </table:table-cell>
          <table:table-cell office:value-type="float" office:value="3959" calcext:value-type="float">
            <text:p>3959</text:p>
          </table:table-cell>
          <table:table-cell table:formula="of:=[.B1865]/[.C1865]" office:value-type="float" office:value="3.00959838343016" calcext:value-type="float">
            <text:p>3.0095983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ماعیل</text:p>
          </table:table-cell>
          <table:table-cell office:value-type="float" office:value="10642" calcext:value-type="float">
            <text:p>10642</text:p>
          </table:table-cell>
          <table:table-cell office:value-type="float" office:value="3545" calcext:value-type="float">
            <text:p>3545</text:p>
          </table:table-cell>
          <table:table-cell table:formula="of:=[.B1866]/[.C1866]" office:value-type="float" office:value="3.00197461212976" calcext:value-type="float">
            <text:p>3.0019746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هاجم</text:p>
          </table:table-cell>
          <table:table-cell office:value-type="float" office:value="10995" calcext:value-type="float">
            <text:p>10995</text:p>
          </table:table-cell>
          <table:table-cell office:value-type="float" office:value="3673" calcext:value-type="float">
            <text:p>3673</text:p>
          </table:table-cell>
          <table:table-cell table:formula="of:=[.B1867]/[.C1867]" office:value-type="float" office:value="2.99346583174517" calcext:value-type="float">
            <text:p>2.9934658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طلاح</text:p>
          </table:table-cell>
          <table:table-cell office:value-type="float" office:value="11526" calcext:value-type="float">
            <text:p>11526</text:p>
          </table:table-cell>
          <table:table-cell office:value-type="float" office:value="3852" calcext:value-type="float">
            <text:p>3852</text:p>
          </table:table-cell>
          <table:table-cell table:formula="of:=[.B1868]/[.C1868]" office:value-type="float" office:value="2.99221183800623" calcext:value-type="float">
            <text:p>2.992211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صمیمات</text:p>
          </table:table-cell>
          <table:table-cell office:value-type="float" office:value="11034" calcext:value-type="float">
            <text:p>11034</text:p>
          </table:table-cell>
          <table:table-cell office:value-type="float" office:value="3698" calcext:value-type="float">
            <text:p>3698</text:p>
          </table:table-cell>
          <table:table-cell table:formula="of:=[.B1869]/[.C1869]" office:value-type="float" office:value="2.98377501352082" calcext:value-type="float">
            <text:p>2.9837750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یفی</text:p>
          </table:table-cell>
          <table:table-cell office:value-type="float" office:value="11279" calcext:value-type="float">
            <text:p>11279</text:p>
          </table:table-cell>
          <table:table-cell office:value-type="float" office:value="3783" calcext:value-type="float">
            <text:p>3783</text:p>
          </table:table-cell>
          <table:table-cell table:formula="of:=[.B1870]/[.C1870]" office:value-type="float" office:value="2.98149616706318" calcext:value-type="float">
            <text:p>2.9814961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ج</text:p>
          </table:table-cell>
          <table:table-cell office:value-type="float" office:value="11420" calcext:value-type="float">
            <text:p>11420</text:p>
          </table:table-cell>
          <table:table-cell office:value-type="float" office:value="3834" calcext:value-type="float">
            <text:p>3834</text:p>
          </table:table-cell>
          <table:table-cell table:formula="of:=[.B1871]/[.C1871]" office:value-type="float" office:value="2.97861241523213" calcext:value-type="float">
            <text:p>2.9786124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واد</text:p>
          </table:table-cell>
          <table:table-cell office:value-type="float" office:value="10899" calcext:value-type="float">
            <text:p>10899</text:p>
          </table:table-cell>
          <table:table-cell office:value-type="float" office:value="3660" calcext:value-type="float">
            <text:p>3660</text:p>
          </table:table-cell>
          <table:table-cell table:formula="of:=[.B1872]/[.C1872]" office:value-type="float" office:value="2.97786885245902" calcext:value-type="float">
            <text:p>2.9778688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جبار</text:p>
          </table:table-cell>
          <table:table-cell office:value-type="float" office:value="10440" calcext:value-type="float">
            <text:p>10440</text:p>
          </table:table-cell>
          <table:table-cell office:value-type="float" office:value="3506" calcext:value-type="float">
            <text:p>3506</text:p>
          </table:table-cell>
          <table:table-cell table:formula="of:=[.B1873]/[.C1873]" office:value-type="float" office:value="2.97775242441529" calcext:value-type="float">
            <text:p>2.9777524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یزیکی</text:p>
          </table:table-cell>
          <table:table-cell office:value-type="float" office:value="10760" calcext:value-type="float">
            <text:p>10760</text:p>
          </table:table-cell>
          <table:table-cell office:value-type="float" office:value="3626" calcext:value-type="float">
            <text:p>3626</text:p>
          </table:table-cell>
          <table:table-cell table:formula="of:=[.B1874]/[.C1874]" office:value-type="float" office:value="2.96745725317154" calcext:value-type="float">
            <text:p>2.9674572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گریست</text:p>
          </table:table-cell>
          <table:table-cell office:value-type="float" office:value="11829" calcext:value-type="float">
            <text:p>11829</text:p>
          </table:table-cell>
          <table:table-cell office:value-type="float" office:value="3991" calcext:value-type="float">
            <text:p>3991</text:p>
          </table:table-cell>
          <table:table-cell table:formula="of:=[.B1875]/[.C1875]" office:value-type="float" office:value="2.96391881733901" calcext:value-type="float">
            <text:p>2.9639188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ا</text:p>
          </table:table-cell>
          <table:table-cell office:value-type="float" office:value="10474" calcext:value-type="float">
            <text:p>10474</text:p>
          </table:table-cell>
          <table:table-cell office:value-type="float" office:value="3534" calcext:value-type="float">
            <text:p>3534</text:p>
          </table:table-cell>
          <table:table-cell table:formula="of:=[.B1876]/[.C1876]" office:value-type="float" office:value="2.96378041878891" calcext:value-type="float">
            <text:p>2.9637804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ندن</text:p>
          </table:table-cell>
          <table:table-cell office:value-type="float" office:value="11441" calcext:value-type="float">
            <text:p>11441</text:p>
          </table:table-cell>
          <table:table-cell office:value-type="float" office:value="3861" calcext:value-type="float">
            <text:p>3861</text:p>
          </table:table-cell>
          <table:table-cell table:formula="of:=[.B1877]/[.C1877]" office:value-type="float" office:value="2.96322196322196" calcext:value-type="float">
            <text:p>2.9632219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رگرم</text:p>
          </table:table-cell>
          <table:table-cell office:value-type="float" office:value="11096" calcext:value-type="float">
            <text:p>11096</text:p>
          </table:table-cell>
          <table:table-cell office:value-type="float" office:value="3754" calcext:value-type="float">
            <text:p>3754</text:p>
          </table:table-cell>
          <table:table-cell table:formula="of:=[.B1878]/[.C1878]" office:value-type="float" office:value="2.95578050079915" calcext:value-type="float">
            <text:p>2.9557805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لیقه</text:p>
          </table:table-cell>
          <table:table-cell office:value-type="float" office:value="10544" calcext:value-type="float">
            <text:p>10544</text:p>
          </table:table-cell>
          <table:table-cell office:value-type="float" office:value="3569" calcext:value-type="float">
            <text:p>3569</text:p>
          </table:table-cell>
          <table:table-cell table:formula="of:=[.B1879]/[.C1879]" office:value-type="float" office:value="2.9543289436817" calcext:value-type="float">
            <text:p>2.9543289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ستجو</text:p>
          </table:table-cell>
          <table:table-cell office:value-type="float" office:value="11196" calcext:value-type="float">
            <text:p>11196</text:p>
          </table:table-cell>
          <table:table-cell office:value-type="float" office:value="3794" calcext:value-type="float">
            <text:p>3794</text:p>
          </table:table-cell>
          <table:table-cell table:formula="of:=[.B1880]/[.C1880]" office:value-type="float" office:value="2.95097522403795" calcext:value-type="float">
            <text:p>2.950975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سانده</text:p>
          </table:table-cell>
          <table:table-cell office:value-type="float" office:value="11612" calcext:value-type="float">
            <text:p>11612</text:p>
          </table:table-cell>
          <table:table-cell office:value-type="float" office:value="3938" calcext:value-type="float">
            <text:p>3938</text:p>
          </table:table-cell>
          <table:table-cell table:formula="of:=[.B1881]/[.C1881]" office:value-type="float" office:value="2.94870492635856" calcext:value-type="float">
            <text:p>2.9487049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جدید</text:p>
          </table:table-cell>
          <table:table-cell office:value-type="float" office:value="11581" calcext:value-type="float">
            <text:p>11581</text:p>
          </table:table-cell>
          <table:table-cell office:value-type="float" office:value="3929" calcext:value-type="float">
            <text:p>3929</text:p>
          </table:table-cell>
          <table:table-cell table:formula="of:=[.B1882]/[.C1882]" office:value-type="float" office:value="2.94756935607025" calcext:value-type="float">
            <text:p>2.9475693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طوح</text:p>
          </table:table-cell>
          <table:table-cell office:value-type="float" office:value="11011" calcext:value-type="float">
            <text:p>11011</text:p>
          </table:table-cell>
          <table:table-cell office:value-type="float" office:value="3741" calcext:value-type="float">
            <text:p>3741</text:p>
          </table:table-cell>
          <table:table-cell table:formula="of:=[.B1883]/[.C1883]" office:value-type="float" office:value="2.94333066025127" calcext:value-type="float">
            <text:p>2.9433306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طا</text:p>
          </table:table-cell>
          <table:table-cell office:value-type="float" office:value="10304" calcext:value-type="float">
            <text:p>10304</text:p>
          </table:table-cell>
          <table:table-cell office:value-type="float" office:value="3508" calcext:value-type="float">
            <text:p>3508</text:p>
          </table:table-cell>
          <table:table-cell table:formula="of:=[.B1884]/[.C1884]" office:value-type="float" office:value="2.93728620296465" calcext:value-type="float">
            <text:p>2.937286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گرگون</text:p>
          </table:table-cell>
          <table:table-cell office:value-type="float" office:value="11308" calcext:value-type="float">
            <text:p>11308</text:p>
          </table:table-cell>
          <table:table-cell office:value-type="float" office:value="3852" calcext:value-type="float">
            <text:p>3852</text:p>
          </table:table-cell>
          <table:table-cell table:formula="of:=[.B1885]/[.C1885]" office:value-type="float" office:value="2.93561786085151" calcext:value-type="float">
            <text:p>2.9356178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درتمند</text:p>
          </table:table-cell>
          <table:table-cell office:value-type="float" office:value="10990" calcext:value-type="float">
            <text:p>10990</text:p>
          </table:table-cell>
          <table:table-cell office:value-type="float" office:value="3748" calcext:value-type="float">
            <text:p>3748</text:p>
          </table:table-cell>
          <table:table-cell table:formula="of:=[.B1886]/[.C1886]" office:value-type="float" office:value="2.93223052294557" calcext:value-type="float">
            <text:p>2.9322305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امله</text:p>
          </table:table-cell>
          <table:table-cell office:value-type="float" office:value="12154" calcext:value-type="float">
            <text:p>12154</text:p>
          </table:table-cell>
          <table:table-cell office:value-type="float" office:value="4154" calcext:value-type="float">
            <text:p>4154</text:p>
          </table:table-cell>
          <table:table-cell table:formula="of:=[.B1887]/[.C1887]" office:value-type="float" office:value="2.92585459797785" calcext:value-type="float">
            <text:p>2.925854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دیده</text:p>
          </table:table-cell>
          <table:table-cell office:value-type="float" office:value="11247" calcext:value-type="float">
            <text:p>11247</text:p>
          </table:table-cell>
          <table:table-cell office:value-type="float" office:value="3845" calcext:value-type="float">
            <text:p>3845</text:p>
          </table:table-cell>
          <table:table-cell table:formula="of:=[.B1888]/[.C1888]" office:value-type="float" office:value="2.92509752925878" calcext:value-type="float">
            <text:p>2.9250975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مرکز</text:p>
          </table:table-cell>
          <table:table-cell office:value-type="float" office:value="10440" calcext:value-type="float">
            <text:p>10440</text:p>
          </table:table-cell>
          <table:table-cell office:value-type="float" office:value="3576" calcext:value-type="float">
            <text:p>3576</text:p>
          </table:table-cell>
          <table:table-cell table:formula="of:=[.B1889]/[.C1889]" office:value-type="float" office:value="2.91946308724832" calcext:value-type="float">
            <text:p>2.9194630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ندیشید</text:p>
          </table:table-cell>
          <table:table-cell office:value-type="float" office:value="11432" calcext:value-type="float">
            <text:p>11432</text:p>
          </table:table-cell>
          <table:table-cell office:value-type="float" office:value="3918" calcext:value-type="float">
            <text:p>3918</text:p>
          </table:table-cell>
          <table:table-cell table:formula="of:=[.B1890]/[.C1890]" office:value-type="float" office:value="2.91781521184278" calcext:value-type="float">
            <text:p>2.9178152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دید</text:p>
          </table:table-cell>
          <table:table-cell office:value-type="float" office:value="11189" calcext:value-type="float">
            <text:p>11189</text:p>
          </table:table-cell>
          <table:table-cell office:value-type="float" office:value="3840" calcext:value-type="float">
            <text:p>3840</text:p>
          </table:table-cell>
          <table:table-cell table:formula="of:=[.B1891]/[.C1891]" office:value-type="float" office:value="2.91380208333333" calcext:value-type="float">
            <text:p>2.9138020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قامت</text:p>
          </table:table-cell>
          <table:table-cell office:value-type="float" office:value="10437" calcext:value-type="float">
            <text:p>10437</text:p>
          </table:table-cell>
          <table:table-cell office:value-type="float" office:value="3583" calcext:value-type="float">
            <text:p>3583</text:p>
          </table:table-cell>
          <table:table-cell table:formula="of:=[.B1892]/[.C1892]" office:value-type="float" office:value="2.91292213229138" calcext:value-type="float">
            <text:p>2.9129221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عقیب</text:p>
          </table:table-cell>
          <table:table-cell office:value-type="float" office:value="10486" calcext:value-type="float">
            <text:p>10486</text:p>
          </table:table-cell>
          <table:table-cell office:value-type="float" office:value="3604" calcext:value-type="float">
            <text:p>3604</text:p>
          </table:table-cell>
          <table:table-cell table:formula="of:=[.B1893]/[.C1893]" office:value-type="float" office:value="2.90954495005549" calcext:value-type="float">
            <text:p>2.9095449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ق</text:p>
          </table:table-cell>
          <table:table-cell office:value-type="float" office:value="10424" calcext:value-type="float">
            <text:p>10424</text:p>
          </table:table-cell>
          <table:table-cell office:value-type="float" office:value="3583" calcext:value-type="float">
            <text:p>3583</text:p>
          </table:table-cell>
          <table:table-cell table:formula="of:=[.B1894]/[.C1894]" office:value-type="float" office:value="2.90929388780352" calcext:value-type="float">
            <text:p>2.9092938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رقام</text:p>
          </table:table-cell>
          <table:table-cell office:value-type="float" office:value="10229" calcext:value-type="float">
            <text:p>10229</text:p>
          </table:table-cell>
          <table:table-cell office:value-type="float" office:value="3523" calcext:value-type="float">
            <text:p>3523</text:p>
          </table:table-cell>
          <table:table-cell table:formula="of:=[.B1895]/[.C1895]" office:value-type="float" office:value="2.90349134260573" calcext:value-type="float">
            <text:p>2.9034913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بانه</text:p>
          </table:table-cell>
          <table:table-cell office:value-type="float" office:value="10653" calcext:value-type="float">
            <text:p>10653</text:p>
          </table:table-cell>
          <table:table-cell office:value-type="float" office:value="3671" calcext:value-type="float">
            <text:p>3671</text:p>
          </table:table-cell>
          <table:table-cell table:formula="of:=[.B1896]/[.C1896]" office:value-type="float" office:value="2.90193407790793" calcext:value-type="float">
            <text:p>2.9019340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زگی</text:p>
          </table:table-cell>
          <table:table-cell office:value-type="float" office:value="11443" calcext:value-type="float">
            <text:p>11443</text:p>
          </table:table-cell>
          <table:table-cell office:value-type="float" office:value="3951" calcext:value-type="float">
            <text:p>3951</text:p>
          </table:table-cell>
          <table:table-cell table:formula="of:=[.B1897]/[.C1897]" office:value-type="float" office:value="2.89622880283473" calcext:value-type="float">
            <text:p>2.8962288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ابستگی</text:p>
          </table:table-cell>
          <table:table-cell office:value-type="float" office:value="10344" calcext:value-type="float">
            <text:p>10344</text:p>
          </table:table-cell>
          <table:table-cell office:value-type="float" office:value="3591" calcext:value-type="float">
            <text:p>3591</text:p>
          </table:table-cell>
          <table:table-cell table:formula="of:=[.B1898]/[.C1898]" office:value-type="float" office:value="2.88053467000835" calcext:value-type="float">
            <text:p>2.88053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انشین</text:p>
          </table:table-cell>
          <table:table-cell office:value-type="float" office:value="11036" calcext:value-type="float">
            <text:p>11036</text:p>
          </table:table-cell>
          <table:table-cell office:value-type="float" office:value="3835" calcext:value-type="float">
            <text:p>3835</text:p>
          </table:table-cell>
          <table:table-cell table:formula="of:=[.B1899]/[.C1899]" office:value-type="float" office:value="2.87770534550196" calcext:value-type="float">
            <text:p>2.8777053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وشحال</text:p>
          </table:table-cell>
          <table:table-cell office:value-type="float" office:value="10065" calcext:value-type="float">
            <text:p>10065</text:p>
          </table:table-cell>
          <table:table-cell office:value-type="float" office:value="3500" calcext:value-type="float">
            <text:p>3500</text:p>
          </table:table-cell>
          <table:table-cell table:formula="of:=[.B1900]/[.C1900]" office:value-type="float" office:value="2.87571428571429" calcext:value-type="float">
            <text:p>2.8757142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نوع</text:p>
          </table:table-cell>
          <table:table-cell office:value-type="float" office:value="11297" calcext:value-type="float">
            <text:p>11297</text:p>
          </table:table-cell>
          <table:table-cell office:value-type="float" office:value="3933" calcext:value-type="float">
            <text:p>3933</text:p>
          </table:table-cell>
          <table:table-cell table:formula="of:=[.B1901]/[.C1901]" office:value-type="float" office:value="2.87236206458174" calcext:value-type="float">
            <text:p>2.8723620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ل</text:p>
          </table:table-cell>
          <table:table-cell office:value-type="float" office:value="10195" calcext:value-type="float">
            <text:p>10195</text:p>
          </table:table-cell>
          <table:table-cell office:value-type="float" office:value="3555" calcext:value-type="float">
            <text:p>3555</text:p>
          </table:table-cell>
          <table:table-cell table:formula="of:=[.B1902]/[.C1902]" office:value-type="float" office:value="2.86779184247539" calcext:value-type="float">
            <text:p>2.8677918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مرکز</text:p>
          </table:table-cell>
          <table:table-cell office:value-type="float" office:value="11065" calcext:value-type="float">
            <text:p>11065</text:p>
          </table:table-cell>
          <table:table-cell office:value-type="float" office:value="3860" calcext:value-type="float">
            <text:p>3860</text:p>
          </table:table-cell>
          <table:table-cell table:formula="of:=[.B1903]/[.C1903]" office:value-type="float" office:value="2.86658031088083" calcext:value-type="float">
            <text:p>2.8665803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قیقی</text:p>
          </table:table-cell>
          <table:table-cell office:value-type="float" office:value="10622" calcext:value-type="float">
            <text:p>10622</text:p>
          </table:table-cell>
          <table:table-cell office:value-type="float" office:value="3715" calcext:value-type="float">
            <text:p>3715</text:p>
          </table:table-cell>
          <table:table-cell table:formula="of:=[.B1904]/[.C1904]" office:value-type="float" office:value="2.85921938088829" calcext:value-type="float">
            <text:p>2.8592193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رویج</text:p>
          </table:table-cell>
          <table:table-cell office:value-type="float" office:value="10350" calcext:value-type="float">
            <text:p>10350</text:p>
          </table:table-cell>
          <table:table-cell office:value-type="float" office:value="3625" calcext:value-type="float">
            <text:p>3625</text:p>
          </table:table-cell>
          <table:table-cell table:formula="of:=[.B1905]/[.C1905]" office:value-type="float" office:value="2.8551724137931" calcext:value-type="float">
            <text:p>2.8551724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ثبیت</text:p>
          </table:table-cell>
          <table:table-cell office:value-type="float" office:value="10298" calcext:value-type="float">
            <text:p>10298</text:p>
          </table:table-cell>
          <table:table-cell office:value-type="float" office:value="3610" calcext:value-type="float">
            <text:p>3610</text:p>
          </table:table-cell>
          <table:table-cell table:formula="of:=[.B1906]/[.C1906]" office:value-type="float" office:value="2.85263157894737" calcext:value-type="float">
            <text:p>2.8526315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اره</text:p>
          </table:table-cell>
          <table:table-cell office:value-type="float" office:value="11076" calcext:value-type="float">
            <text:p>11076</text:p>
          </table:table-cell>
          <table:table-cell office:value-type="float" office:value="3883" calcext:value-type="float">
            <text:p>3883</text:p>
          </table:table-cell>
          <table:table-cell table:formula="of:=[.B1907]/[.C1907]" office:value-type="float" office:value="2.85243368529487" calcext:value-type="float">
            <text:p>2.8524336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لط</text:p>
          </table:table-cell>
          <table:table-cell office:value-type="float" office:value="10506" calcext:value-type="float">
            <text:p>10506</text:p>
          </table:table-cell>
          <table:table-cell office:value-type="float" office:value="3684" calcext:value-type="float">
            <text:p>3684</text:p>
          </table:table-cell>
          <table:table-cell table:formula="of:=[.B1908]/[.C1908]" office:value-type="float" office:value="2.85179153094463" calcext:value-type="float">
            <text:p>2.8517915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زیربنا</text:p>
          </table:table-cell>
          <table:table-cell office:value-type="float" office:value="10854" calcext:value-type="float">
            <text:p>10854</text:p>
          </table:table-cell>
          <table:table-cell office:value-type="float" office:value="3807" calcext:value-type="float">
            <text:p>3807</text:p>
          </table:table-cell>
          <table:table-cell table:formula="of:=[.B1909]/[.C1909]" office:value-type="float" office:value="2.85106382978723" calcext:value-type="float">
            <text:p>2.8510638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صرار</text:p>
          </table:table-cell>
          <table:table-cell office:value-type="float" office:value="10393" calcext:value-type="float">
            <text:p>10393</text:p>
          </table:table-cell>
          <table:table-cell office:value-type="float" office:value="3666" calcext:value-type="float">
            <text:p>3666</text:p>
          </table:table-cell>
          <table:table-cell table:formula="of:=[.B1910]/[.C1910]" office:value-type="float" office:value="2.83496999454446" calcext:value-type="float">
            <text:p>2.8349699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ناد</text:p>
          </table:table-cell>
          <table:table-cell office:value-type="float" office:value="10524" calcext:value-type="float">
            <text:p>10524</text:p>
          </table:table-cell>
          <table:table-cell office:value-type="float" office:value="3719" calcext:value-type="float">
            <text:p>3719</text:p>
          </table:table-cell>
          <table:table-cell table:formula="of:=[.B1911]/[.C1911]" office:value-type="float" office:value="2.82979295509546" calcext:value-type="float">
            <text:p>2.8297929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رتضی</text:p>
          </table:table-cell>
          <table:table-cell office:value-type="float" office:value="10502" calcext:value-type="float">
            <text:p>10502</text:p>
          </table:table-cell>
          <table:table-cell office:value-type="float" office:value="3720" calcext:value-type="float">
            <text:p>3720</text:p>
          </table:table-cell>
          <table:table-cell table:formula="of:=[.B1912]/[.C1912]" office:value-type="float" office:value="2.82311827956989" calcext:value-type="float">
            <text:p>2.8231182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لاحظه</text:p>
          </table:table-cell>
          <table:table-cell office:value-type="float" office:value="11021" calcext:value-type="float">
            <text:p>11021</text:p>
          </table:table-cell>
          <table:table-cell office:value-type="float" office:value="3904" calcext:value-type="float">
            <text:p>3904</text:p>
          </table:table-cell>
          <table:table-cell table:formula="of:=[.B1913]/[.C1913]" office:value-type="float" office:value="2.82300204918033" calcext:value-type="float">
            <text:p>2.8230020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مگانی</text:p>
          </table:table-cell>
          <table:table-cell office:value-type="float" office:value="9913" calcext:value-type="float">
            <text:p>9913</text:p>
          </table:table-cell>
          <table:table-cell office:value-type="float" office:value="3519" calcext:value-type="float">
            <text:p>3519</text:p>
          </table:table-cell>
          <table:table-cell table:formula="of:=[.B1914]/[.C1914]" office:value-type="float" office:value="2.81699346405229" calcext:value-type="float">
            <text:p>2.8169934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زئیات</text:p>
          </table:table-cell>
          <table:table-cell office:value-type="float" office:value="10359" calcext:value-type="float">
            <text:p>10359</text:p>
          </table:table-cell>
          <table:table-cell office:value-type="float" office:value="3682" calcext:value-type="float">
            <text:p>3682</text:p>
          </table:table-cell>
          <table:table-cell table:formula="of:=[.B1915]/[.C1915]" office:value-type="float" office:value="2.81341662140141" calcext:value-type="float">
            <text:p>2.8134166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قدمه</text:p>
          </table:table-cell>
          <table:table-cell office:value-type="float" office:value="10411" calcext:value-type="float">
            <text:p>10411</text:p>
          </table:table-cell>
          <table:table-cell office:value-type="float" office:value="3709" calcext:value-type="float">
            <text:p>3709</text:p>
          </table:table-cell>
          <table:table-cell table:formula="of:=[.B1916]/[.C1916]" office:value-type="float" office:value="2.80695605284443" calcext:value-type="float">
            <text:p>2.8069560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صطفی</text:p>
          </table:table-cell>
          <table:table-cell office:value-type="float" office:value="10511" calcext:value-type="float">
            <text:p>10511</text:p>
          </table:table-cell>
          <table:table-cell office:value-type="float" office:value="3750" calcext:value-type="float">
            <text:p>3750</text:p>
          </table:table-cell>
          <table:table-cell table:formula="of:=[.B1917]/[.C1917]" office:value-type="float" office:value="2.80293333333333" calcext:value-type="float">
            <text:p>2.8029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ددا</text:p>
          </table:table-cell>
          <table:table-cell office:value-type="float" office:value="10567" calcext:value-type="float">
            <text:p>10567</text:p>
          </table:table-cell>
          <table:table-cell office:value-type="float" office:value="3780" calcext:value-type="float">
            <text:p>3780</text:p>
          </table:table-cell>
          <table:table-cell table:formula="of:=[.B1918]/[.C1918]" office:value-type="float" office:value="2.79550264550265" calcext:value-type="float">
            <text:p>2.7955026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ضلات</text:p>
          </table:table-cell>
          <table:table-cell office:value-type="float" office:value="10291" calcext:value-type="float">
            <text:p>10291</text:p>
          </table:table-cell>
          <table:table-cell office:value-type="float" office:value="3686" calcext:value-type="float">
            <text:p>3686</text:p>
          </table:table-cell>
          <table:table-cell table:formula="of:=[.B1919]/[.C1919]" office:value-type="float" office:value="2.79191535539881" calcext:value-type="float">
            <text:p>2.79191535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قدیم</text:p>
          </table:table-cell>
          <table:table-cell office:value-type="float" office:value="10785" calcext:value-type="float">
            <text:p>10785</text:p>
          </table:table-cell>
          <table:table-cell office:value-type="float" office:value="3868" calcext:value-type="float">
            <text:p>3868</text:p>
          </table:table-cell>
          <table:table-cell table:formula="of:=[.B1920]/[.C1920]" office:value-type="float" office:value="2.7882626680455" calcext:value-type="float">
            <text:p>2.788262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ولد</text:p>
          </table:table-cell>
          <table:table-cell office:value-type="float" office:value="9852" calcext:value-type="float">
            <text:p>9852</text:p>
          </table:table-cell>
          <table:table-cell office:value-type="float" office:value="3537" calcext:value-type="float">
            <text:p>3537</text:p>
          </table:table-cell>
          <table:table-cell table:formula="of:=[.B1921]/[.C1921]" office:value-type="float" office:value="2.78541136556404" calcext:value-type="float">
            <text:p>2.7854113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طور</text:p>
          </table:table-cell>
          <table:table-cell office:value-type="float" office:value="10246" calcext:value-type="float">
            <text:p>10246</text:p>
          </table:table-cell>
          <table:table-cell office:value-type="float" office:value="3679" calcext:value-type="float">
            <text:p>3679</text:p>
          </table:table-cell>
          <table:table-cell table:formula="of:=[.B1922]/[.C1922]" office:value-type="float" office:value="2.78499592280511" calcext:value-type="float">
            <text:p>2.784995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رایج</text:p>
          </table:table-cell>
          <table:table-cell office:value-type="float" office:value="10409" calcext:value-type="float">
            <text:p>10409</text:p>
          </table:table-cell>
          <table:table-cell office:value-type="float" office:value="3740" calcext:value-type="float">
            <text:p>3740</text:p>
          </table:table-cell>
          <table:table-cell table:formula="of:=[.B1923]/[.C1923]" office:value-type="float" office:value="2.7831550802139" calcext:value-type="float">
            <text:p>2.7831550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یراد</text:p>
          </table:table-cell>
          <table:table-cell office:value-type="float" office:value="10383" calcext:value-type="float">
            <text:p>10383</text:p>
          </table:table-cell>
          <table:table-cell office:value-type="float" office:value="3734" calcext:value-type="float">
            <text:p>3734</text:p>
          </table:table-cell>
          <table:table-cell table:formula="of:=[.B1924]/[.C1924]" office:value-type="float" office:value="2.78066416711302" calcext:value-type="float">
            <text:p>2.7806641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غیره</text:p>
          </table:table-cell>
          <table:table-cell office:value-type="float" office:value="10333" calcext:value-type="float">
            <text:p>10333</text:p>
          </table:table-cell>
          <table:table-cell office:value-type="float" office:value="3734" calcext:value-type="float">
            <text:p>3734</text:p>
          </table:table-cell>
          <table:table-cell table:formula="of:=[.B1925]/[.C1925]" office:value-type="float" office:value="2.7672737011248" calcext:value-type="float">
            <text:p>2.7672737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اسا</text:p>
          </table:table-cell>
          <table:table-cell office:value-type="float" office:value="9869" calcext:value-type="float">
            <text:p>9869</text:p>
          </table:table-cell>
          <table:table-cell office:value-type="float" office:value="3571" calcext:value-type="float">
            <text:p>3571</text:p>
          </table:table-cell>
          <table:table-cell table:formula="of:=[.B1926]/[.C1926]" office:value-type="float" office:value="2.76365163819658" calcext:value-type="float">
            <text:p>2.7636516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طاب</text:p>
          </table:table-cell>
          <table:table-cell office:value-type="float" office:value="10833" calcext:value-type="float">
            <text:p>10833</text:p>
          </table:table-cell>
          <table:table-cell office:value-type="float" office:value="3923" calcext:value-type="float">
            <text:p>3923</text:p>
          </table:table-cell>
          <table:table-cell table:formula="of:=[.B1927]/[.C1927]" office:value-type="float" office:value="2.76140708641346" calcext:value-type="float">
            <text:p>2.7614070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وید</text:p>
          </table:table-cell>
          <table:table-cell office:value-type="float" office:value="9667" calcext:value-type="float">
            <text:p>9667</text:p>
          </table:table-cell>
          <table:table-cell office:value-type="float" office:value="3503" calcext:value-type="float">
            <text:p>3503</text:p>
          </table:table-cell>
          <table:table-cell table:formula="of:=[.B1928]/[.C1928]" office:value-type="float" office:value="2.75963459891522" calcext:value-type="float">
            <text:p>2.7596345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فتار</text:p>
          </table:table-cell>
          <table:table-cell office:value-type="float" office:value="10377" calcext:value-type="float">
            <text:p>10377</text:p>
          </table:table-cell>
          <table:table-cell office:value-type="float" office:value="3761" calcext:value-type="float">
            <text:p>3761</text:p>
          </table:table-cell>
          <table:table-cell table:formula="of:=[.B1929]/[.C1929]" office:value-type="float" office:value="2.75910662057963" calcext:value-type="float">
            <text:p>2.7591066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تر</text:p>
          </table:table-cell>
          <table:table-cell office:value-type="float" office:value="10314" calcext:value-type="float">
            <text:p>10314</text:p>
          </table:table-cell>
          <table:table-cell office:value-type="float" office:value="3742" calcext:value-type="float">
            <text:p>3742</text:p>
          </table:table-cell>
          <table:table-cell table:formula="of:=[.B1930]/[.C1930]" office:value-type="float" office:value="2.75628006413682" calcext:value-type="float">
            <text:p>2.7562800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تمام</text:p>
          </table:table-cell>
          <table:table-cell office:value-type="float" office:value="10497" calcext:value-type="float">
            <text:p>10497</text:p>
          </table:table-cell>
          <table:table-cell office:value-type="float" office:value="3810" calcext:value-type="float">
            <text:p>3810</text:p>
          </table:table-cell>
          <table:table-cell table:formula="of:=[.B1931]/[.C1931]" office:value-type="float" office:value="2.75511811023622" calcext:value-type="float">
            <text:p>2.7551181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بودی</text:p>
          </table:table-cell>
          <table:table-cell office:value-type="float" office:value="9793" calcext:value-type="float">
            <text:p>9793</text:p>
          </table:table-cell>
          <table:table-cell office:value-type="float" office:value="3555" calcext:value-type="float">
            <text:p>3555</text:p>
          </table:table-cell>
          <table:table-cell table:formula="of:=[.B1932]/[.C1932]" office:value-type="float" office:value="2.75471167369902" calcext:value-type="float">
            <text:p>2.7547116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ذراند</text:p>
          </table:table-cell>
          <table:table-cell office:value-type="float" office:value="10475" calcext:value-type="float">
            <text:p>10475</text:p>
          </table:table-cell>
          <table:table-cell office:value-type="float" office:value="3804" calcext:value-type="float">
            <text:p>3804</text:p>
          </table:table-cell>
          <table:table-cell table:formula="of:=[.B1933]/[.C1933]" office:value-type="float" office:value="2.75368033648791" calcext:value-type="float">
            <text:p>2.7536803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درست</text:p>
          </table:table-cell>
          <table:table-cell office:value-type="float" office:value="10376" calcext:value-type="float">
            <text:p>10376</text:p>
          </table:table-cell>
          <table:table-cell office:value-type="float" office:value="3770" calcext:value-type="float">
            <text:p>3770</text:p>
          </table:table-cell>
          <table:table-cell table:formula="of:=[.B1934]/[.C1934]" office:value-type="float" office:value="2.75225464190981" calcext:value-type="float">
            <text:p>2.7522546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</text:p>
          </table:table-cell>
          <table:table-cell office:value-type="float" office:value="11373" calcext:value-type="float">
            <text:p>11373</text:p>
          </table:table-cell>
          <table:table-cell office:value-type="float" office:value="4134" calcext:value-type="float">
            <text:p>4134</text:p>
          </table:table-cell>
          <table:table-cell table:formula="of:=[.B1935]/[.C1935]" office:value-type="float" office:value="2.7510885341074" calcext:value-type="float">
            <text:p>2.7510885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وشش</text:p>
          </table:table-cell>
          <table:table-cell office:value-type="float" office:value="10797" calcext:value-type="float">
            <text:p>10797</text:p>
          </table:table-cell>
          <table:table-cell office:value-type="float" office:value="3925" calcext:value-type="float">
            <text:p>3925</text:p>
          </table:table-cell>
          <table:table-cell table:formula="of:=[.B1936]/[.C1936]" office:value-type="float" office:value="2.75082802547771" calcext:value-type="float">
            <text:p>2.7508280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داده</text:p>
          </table:table-cell>
          <table:table-cell office:value-type="float" office:value="10376" calcext:value-type="float">
            <text:p>10376</text:p>
          </table:table-cell>
          <table:table-cell office:value-type="float" office:value="3772" calcext:value-type="float">
            <text:p>3772</text:p>
          </table:table-cell>
          <table:table-cell table:formula="of:=[.B1937]/[.C1937]" office:value-type="float" office:value="2.7507953340403" calcext:value-type="float">
            <text:p>2.750795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مید</text:p>
          </table:table-cell>
          <table:table-cell office:value-type="float" office:value="10359" calcext:value-type="float">
            <text:p>10359</text:p>
          </table:table-cell>
          <table:table-cell office:value-type="float" office:value="3768" calcext:value-type="float">
            <text:p>3768</text:p>
          </table:table-cell>
          <table:table-cell table:formula="of:=[.B1938]/[.C1938]" office:value-type="float" office:value="2.74920382165605" calcext:value-type="float">
            <text:p>2.7492038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لیرغم</text:p>
          </table:table-cell>
          <table:table-cell office:value-type="float" office:value="10441" calcext:value-type="float">
            <text:p>10441</text:p>
          </table:table-cell>
          <table:table-cell office:value-type="float" office:value="3803" calcext:value-type="float">
            <text:p>3803</text:p>
          </table:table-cell>
          <table:table-cell table:formula="of:=[.B1939]/[.C1939]" office:value-type="float" office:value="2.74546410728372" calcext:value-type="float">
            <text:p>2.7454641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یک</text:p>
          </table:table-cell>
          <table:table-cell office:value-type="float" office:value="10046" calcext:value-type="float">
            <text:p>10046</text:p>
          </table:table-cell>
          <table:table-cell office:value-type="float" office:value="3665" calcext:value-type="float">
            <text:p>3665</text:p>
          </table:table-cell>
          <table:table-cell table:formula="of:=[.B1940]/[.C1940]" office:value-type="float" office:value="2.74106412005457" calcext:value-type="float">
            <text:p>2.7410641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مترین</text:p>
          </table:table-cell>
          <table:table-cell office:value-type="float" office:value="10442" calcext:value-type="float">
            <text:p>10442</text:p>
          </table:table-cell>
          <table:table-cell office:value-type="float" office:value="3810" calcext:value-type="float">
            <text:p>3810</text:p>
          </table:table-cell>
          <table:table-cell table:formula="of:=[.B1941]/[.C1941]" office:value-type="float" office:value="2.74068241469816" calcext:value-type="float">
            <text:p>2.7406824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رد</text:p>
          </table:table-cell>
          <table:table-cell office:value-type="float" office:value="9944" calcext:value-type="float">
            <text:p>9944</text:p>
          </table:table-cell>
          <table:table-cell office:value-type="float" office:value="3649" calcext:value-type="float">
            <text:p>3649</text:p>
          </table:table-cell>
          <table:table-cell table:formula="of:=[.B1942]/[.C1942]" office:value-type="float" office:value="2.72513017265004" calcext:value-type="float">
            <text:p>2.7251301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جغرافیایی</text:p>
          </table:table-cell>
          <table:table-cell office:value-type="float" office:value="10066" calcext:value-type="float">
            <text:p>10066</text:p>
          </table:table-cell>
          <table:table-cell office:value-type="float" office:value="3696" calcext:value-type="float">
            <text:p>3696</text:p>
          </table:table-cell>
          <table:table-cell table:formula="of:=[.B1943]/[.C1943]" office:value-type="float" office:value="2.72348484848485" calcext:value-type="float">
            <text:p>2.7234848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توان</text:p>
          </table:table-cell>
          <table:table-cell office:value-type="float" office:value="9819" calcext:value-type="float">
            <text:p>9819</text:p>
          </table:table-cell>
          <table:table-cell office:value-type="float" office:value="3612" calcext:value-type="float">
            <text:p>3612</text:p>
          </table:table-cell>
          <table:table-cell table:formula="of:=[.B1944]/[.C1944]" office:value-type="float" office:value="2.71843853820598" calcext:value-type="float">
            <text:p>2.7184385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ائل</text:p>
          </table:table-cell>
          <table:table-cell office:value-type="float" office:value="10439" calcext:value-type="float">
            <text:p>10439</text:p>
          </table:table-cell>
          <table:table-cell office:value-type="float" office:value="3846" calcext:value-type="float">
            <text:p>3846</text:p>
          </table:table-cell>
          <table:table-cell table:formula="of:=[.B1945]/[.C1945]" office:value-type="float" office:value="2.7142485699428" calcext:value-type="float">
            <text:p>2.7142485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هل</text:p>
          </table:table-cell>
          <table:table-cell office:value-type="float" office:value="10053" calcext:value-type="float">
            <text:p>10053</text:p>
          </table:table-cell>
          <table:table-cell office:value-type="float" office:value="3708" calcext:value-type="float">
            <text:p>3708</text:p>
          </table:table-cell>
          <table:table-cell table:formula="of:=[.B1946]/[.C1946]" office:value-type="float" office:value="2.71116504854369" calcext:value-type="float">
            <text:p>2.7111650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زبور</text:p>
          </table:table-cell>
          <table:table-cell office:value-type="float" office:value="9482" calcext:value-type="float">
            <text:p>9482</text:p>
          </table:table-cell>
          <table:table-cell office:value-type="float" office:value="3504" calcext:value-type="float">
            <text:p>3504</text:p>
          </table:table-cell>
          <table:table-cell table:formula="of:=[.B1947]/[.C1947]" office:value-type="float" office:value="2.7060502283105" calcext:value-type="float">
            <text:p>2.7060502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شمرد</text:p>
          </table:table-cell>
          <table:table-cell office:value-type="float" office:value="10753" calcext:value-type="float">
            <text:p>10753</text:p>
          </table:table-cell>
          <table:table-cell office:value-type="float" office:value="3993" calcext:value-type="float">
            <text:p>3993</text:p>
          </table:table-cell>
          <table:table-cell table:formula="of:=[.B1948]/[.C1948]" office:value-type="float" office:value="2.69296268469822" calcext:value-type="float">
            <text:p>2.6929626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رگیری</text:p>
          </table:table-cell>
          <table:table-cell office:value-type="float" office:value="9584" calcext:value-type="float">
            <text:p>9584</text:p>
          </table:table-cell>
          <table:table-cell office:value-type="float" office:value="3566" calcext:value-type="float">
            <text:p>3566</text:p>
          </table:table-cell>
          <table:table-cell table:formula="of:=[.B1949]/[.C1949]" office:value-type="float" office:value="2.68760515984296" calcext:value-type="float">
            <text:p>2.6876051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سلیم</text:p>
          </table:table-cell>
          <table:table-cell office:value-type="float" office:value="10349" calcext:value-type="float">
            <text:p>10349</text:p>
          </table:table-cell>
          <table:table-cell office:value-type="float" office:value="3853" calcext:value-type="float">
            <text:p>3853</text:p>
          </table:table-cell>
          <table:table-cell table:formula="of:=[.B1950]/[.C1950]" office:value-type="float" office:value="2.68595899299247" calcext:value-type="float">
            <text:p>2.685958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ثمر</text:p>
          </table:table-cell>
          <table:table-cell office:value-type="float" office:value="9839" calcext:value-type="float">
            <text:p>9839</text:p>
          </table:table-cell>
          <table:table-cell office:value-type="float" office:value="3664" calcext:value-type="float">
            <text:p>3664</text:p>
          </table:table-cell>
          <table:table-cell table:formula="of:=[.B1951]/[.C1951]" office:value-type="float" office:value="2.68531659388646" calcext:value-type="float">
            <text:p>2.6853165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ستم</text:p>
          </table:table-cell>
          <table:table-cell office:value-type="float" office:value="9945" calcext:value-type="float">
            <text:p>9945</text:p>
          </table:table-cell>
          <table:table-cell office:value-type="float" office:value="3710" calcext:value-type="float">
            <text:p>3710</text:p>
          </table:table-cell>
          <table:table-cell table:formula="of:=[.B1952]/[.C1952]" office:value-type="float" office:value="2.68059299191375" calcext:value-type="float">
            <text:p>2.6805929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ستگی</text:p>
          </table:table-cell>
          <table:table-cell office:value-type="float" office:value="10290" calcext:value-type="float">
            <text:p>10290</text:p>
          </table:table-cell>
          <table:table-cell office:value-type="float" office:value="3839" calcext:value-type="float">
            <text:p>3839</text:p>
          </table:table-cell>
          <table:table-cell table:formula="of:=[.B1953]/[.C1953]" office:value-type="float" office:value="2.68038551706173" calcext:value-type="float">
            <text:p>2.6803855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نجاه</text:p>
          </table:table-cell>
          <table:table-cell office:value-type="float" office:value="10012" calcext:value-type="float">
            <text:p>10012</text:p>
          </table:table-cell>
          <table:table-cell office:value-type="float" office:value="3741" calcext:value-type="float">
            <text:p>3741</text:p>
          </table:table-cell>
          <table:table-cell table:formula="of:=[.B1954]/[.C1954]" office:value-type="float" office:value="2.6762897620957" calcext:value-type="float">
            <text:p>2.6762897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منه</text:p>
          </table:table-cell>
          <table:table-cell office:value-type="float" office:value="10167" calcext:value-type="float">
            <text:p>10167</text:p>
          </table:table-cell>
          <table:table-cell office:value-type="float" office:value="3812" calcext:value-type="float">
            <text:p>3812</text:p>
          </table:table-cell>
          <table:table-cell table:formula="of:=[.B1955]/[.C1955]" office:value-type="float" office:value="2.66710388247639" calcext:value-type="float">
            <text:p>2.6671038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شتم</text:p>
          </table:table-cell>
          <table:table-cell office:value-type="float" office:value="9976" calcext:value-type="float">
            <text:p>9976</text:p>
          </table:table-cell>
          <table:table-cell office:value-type="float" office:value="3743" calcext:value-type="float">
            <text:p>3743</text:p>
          </table:table-cell>
          <table:table-cell table:formula="of:=[.B1956]/[.C1956]" office:value-type="float" office:value="2.66524178466471" calcext:value-type="float">
            <text:p>2.6652417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حض</text:p>
          </table:table-cell>
          <table:table-cell office:value-type="float" office:value="9885" calcext:value-type="float">
            <text:p>9885</text:p>
          </table:table-cell>
          <table:table-cell office:value-type="float" office:value="3709" calcext:value-type="float">
            <text:p>3709</text:p>
          </table:table-cell>
          <table:table-cell table:formula="of:=[.B1957]/[.C1957]" office:value-type="float" office:value="2.66513885144244" calcext:value-type="float">
            <text:p>2.6651388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امان</text:p>
          </table:table-cell>
          <table:table-cell office:value-type="float" office:value="9706" calcext:value-type="float">
            <text:p>9706</text:p>
          </table:table-cell>
          <table:table-cell office:value-type="float" office:value="3646" calcext:value-type="float">
            <text:p>3646</text:p>
          </table:table-cell>
          <table:table-cell table:formula="of:=[.B1958]/[.C1958]" office:value-type="float" office:value="2.66209544706528" calcext:value-type="float">
            <text:p>2.6620954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واقع</text:p>
          </table:table-cell>
          <table:table-cell office:value-type="float" office:value="9659" calcext:value-type="float">
            <text:p>9659</text:p>
          </table:table-cell>
          <table:table-cell office:value-type="float" office:value="3631" calcext:value-type="float">
            <text:p>3631</text:p>
          </table:table-cell>
          <table:table-cell table:formula="of:=[.B1959]/[.C1959]" office:value-type="float" office:value="2.66014871936106" calcext:value-type="float">
            <text:p>2.6601487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عمول</text:p>
          </table:table-cell>
          <table:table-cell office:value-type="float" office:value="10322" calcext:value-type="float">
            <text:p>10322</text:p>
          </table:table-cell>
          <table:table-cell office:value-type="float" office:value="3881" calcext:value-type="float">
            <text:p>3881</text:p>
          </table:table-cell>
          <table:table-cell table:formula="of:=[.B1960]/[.C1960]" office:value-type="float" office:value="2.65962380829683" calcext:value-type="float">
            <text:p>2.6596238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یل</text:p>
          </table:table-cell>
          <table:table-cell office:value-type="float" office:value="9798" calcext:value-type="float">
            <text:p>9798</text:p>
          </table:table-cell>
          <table:table-cell office:value-type="float" office:value="3685" calcext:value-type="float">
            <text:p>3685</text:p>
          </table:table-cell>
          <table:table-cell table:formula="of:=[.B1961]/[.C1961]" office:value-type="float" office:value="2.65888738127544" calcext:value-type="float">
            <text:p>2.6588873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چهارمین</text:p>
          </table:table-cell>
          <table:table-cell office:value-type="float" office:value="9672" calcext:value-type="float">
            <text:p>9672</text:p>
          </table:table-cell>
          <table:table-cell office:value-type="float" office:value="3640" calcext:value-type="float">
            <text:p>3640</text:p>
          </table:table-cell>
          <table:table-cell table:formula="of:=[.B1962]/[.C1962]" office:value-type="float" office:value="2.65714285714286" calcext:value-type="float">
            <text:p>2.6571428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ستوار</text:p>
          </table:table-cell>
          <table:table-cell office:value-type="float" office:value="10152" calcext:value-type="float">
            <text:p>10152</text:p>
          </table:table-cell>
          <table:table-cell office:value-type="float" office:value="3862" calcext:value-type="float">
            <text:p>3862</text:p>
          </table:table-cell>
          <table:table-cell table:formula="of:=[.B1963]/[.C1963]" office:value-type="float" office:value="2.62868979803211" calcext:value-type="float">
            <text:p>2.628689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اخیر</text:p>
          </table:table-cell>
          <table:table-cell office:value-type="float" office:value="9232" calcext:value-type="float">
            <text:p>9232</text:p>
          </table:table-cell>
          <table:table-cell office:value-type="float" office:value="3518" calcext:value-type="float">
            <text:p>3518</text:p>
          </table:table-cell>
          <table:table-cell table:formula="of:=[.B1964]/[.C1964]" office:value-type="float" office:value="2.6242183058556" calcext:value-type="float">
            <text:p>2.6242183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دود</text:p>
          </table:table-cell>
          <table:table-cell office:value-type="float" office:value="10020" calcext:value-type="float">
            <text:p>10020</text:p>
          </table:table-cell>
          <table:table-cell office:value-type="float" office:value="3821" calcext:value-type="float">
            <text:p>3821</text:p>
          </table:table-cell>
          <table:table-cell table:formula="of:=[.B1965]/[.C1965]" office:value-type="float" office:value="2.62235017011254" calcext:value-type="float">
            <text:p>2.6223501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انه</text:p>
          </table:table-cell>
          <table:table-cell office:value-type="float" office:value="9309" calcext:value-type="float">
            <text:p>9309</text:p>
          </table:table-cell>
          <table:table-cell office:value-type="float" office:value="3551" calcext:value-type="float">
            <text:p>3551</text:p>
          </table:table-cell>
          <table:table-cell table:formula="of:=[.B1966]/[.C1966]" office:value-type="float" office:value="2.62151506617854" calcext:value-type="float">
            <text:p>2.6215150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سبتا</text:p>
          </table:table-cell>
          <table:table-cell office:value-type="float" office:value="9961" calcext:value-type="float">
            <text:p>9961</text:p>
          </table:table-cell>
          <table:table-cell office:value-type="float" office:value="3802" calcext:value-type="float">
            <text:p>3802</text:p>
          </table:table-cell>
          <table:table-cell table:formula="of:=[.B1967]/[.C1967]" office:value-type="float" office:value="2.61993687532877" calcext:value-type="float">
            <text:p>2.6199368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عمق</text:p>
          </table:table-cell>
          <table:table-cell office:value-type="float" office:value="9663" calcext:value-type="float">
            <text:p>9663</text:p>
          </table:table-cell>
          <table:table-cell office:value-type="float" office:value="3690" calcext:value-type="float">
            <text:p>3690</text:p>
          </table:table-cell>
          <table:table-cell table:formula="of:=[.B1968]/[.C1968]" office:value-type="float" office:value="2.61869918699187" calcext:value-type="float">
            <text:p>2.618699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یکصد</text:p>
          </table:table-cell>
          <table:table-cell office:value-type="float" office:value="10044" calcext:value-type="float">
            <text:p>10044</text:p>
          </table:table-cell>
          <table:table-cell office:value-type="float" office:value="3866" calcext:value-type="float">
            <text:p>3866</text:p>
          </table:table-cell>
          <table:table-cell table:formula="of:=[.B1969]/[.C1969]" office:value-type="float" office:value="2.5980341438179" calcext:value-type="float">
            <text:p>2.5980341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جهز</text:p>
          </table:table-cell>
          <table:table-cell office:value-type="float" office:value="9464" calcext:value-type="float">
            <text:p>9464</text:p>
          </table:table-cell>
          <table:table-cell office:value-type="float" office:value="3650" calcext:value-type="float">
            <text:p>3650</text:p>
          </table:table-cell>
          <table:table-cell table:formula="of:=[.B1970]/[.C1970]" office:value-type="float" office:value="2.59287671232877" calcext:value-type="float">
            <text:p>2.5928767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یان</text:p>
          </table:table-cell>
          <table:table-cell office:value-type="float" office:value="9681" calcext:value-type="float">
            <text:p>9681</text:p>
          </table:table-cell>
          <table:table-cell office:value-type="float" office:value="3736" calcext:value-type="float">
            <text:p>3736</text:p>
          </table:table-cell>
          <table:table-cell table:formula="of:=[.B1971]/[.C1971]" office:value-type="float" office:value="2.59127408993576" calcext:value-type="float">
            <text:p>2.5912740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صدد</text:p>
          </table:table-cell>
          <table:table-cell office:value-type="float" office:value="9699" calcext:value-type="float">
            <text:p>9699</text:p>
          </table:table-cell>
          <table:table-cell office:value-type="float" office:value="3747" calcext:value-type="float">
            <text:p>3747</text:p>
          </table:table-cell>
          <table:table-cell table:formula="of:=[.B1972]/[.C1972]" office:value-type="float" office:value="2.5884707766213" calcext:value-type="float">
            <text:p>2.5884707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بودن</text:p>
          </table:table-cell>
          <table:table-cell office:value-type="float" office:value="9696" calcext:value-type="float">
            <text:p>9696</text:p>
          </table:table-cell>
          <table:table-cell office:value-type="float" office:value="3757" calcext:value-type="float">
            <text:p>3757</text:p>
          </table:table-cell>
          <table:table-cell table:formula="of:=[.B1973]/[.C1973]" office:value-type="float" office:value="2.58078253926005" calcext:value-type="float">
            <text:p>2.5807825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جربیات</text:p>
          </table:table-cell>
          <table:table-cell office:value-type="float" office:value="9095" calcext:value-type="float">
            <text:p>9095</text:p>
          </table:table-cell>
          <table:table-cell office:value-type="float" office:value="3534" calcext:value-type="float">
            <text:p>3534</text:p>
          </table:table-cell>
          <table:table-cell table:formula="of:=[.B1974]/[.C1974]" office:value-type="float" office:value="2.57357102433503" calcext:value-type="float">
            <text:p>2.5735710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مناسب</text:p>
          </table:table-cell>
          <table:table-cell office:value-type="float" office:value="9046" calcext:value-type="float">
            <text:p>9046</text:p>
          </table:table-cell>
          <table:table-cell office:value-type="float" office:value="3525" calcext:value-type="float">
            <text:p>3525</text:p>
          </table:table-cell>
          <table:table-cell table:formula="of:=[.B1975]/[.C1975]" office:value-type="float" office:value="2.56624113475177" calcext:value-type="float">
            <text:p>2.5662411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سعت</text:p>
          </table:table-cell>
          <table:table-cell office:value-type="float" office:value="9867" calcext:value-type="float">
            <text:p>9867</text:p>
          </table:table-cell>
          <table:table-cell office:value-type="float" office:value="3845" calcext:value-type="float">
            <text:p>3845</text:p>
          </table:table-cell>
          <table:table-cell table:formula="of:=[.B1976]/[.C1976]" office:value-type="float" office:value="2.56618985695709" calcext:value-type="float">
            <text:p>2.566189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رسیده</text:p>
          </table:table-cell>
          <table:table-cell office:value-type="float" office:value="9647" calcext:value-type="float">
            <text:p>9647</text:p>
          </table:table-cell>
          <table:table-cell office:value-type="float" office:value="3782" calcext:value-type="float">
            <text:p>3782</text:p>
          </table:table-cell>
          <table:table-cell table:formula="of:=[.B1977]/[.C1977]" office:value-type="float" office:value="2.55076679005817" calcext:value-type="float">
            <text:p>2.5507667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حیاتی</text:p>
          </table:table-cell>
          <table:table-cell office:value-type="float" office:value="9405" calcext:value-type="float">
            <text:p>9405</text:p>
          </table:table-cell>
          <table:table-cell office:value-type="float" office:value="3697" calcext:value-type="float">
            <text:p>3697</text:p>
          </table:table-cell>
          <table:table-cell table:formula="of:=[.B1978]/[.C1978]" office:value-type="float" office:value="2.54395455774953" calcext:value-type="float">
            <text:p>2.5439545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هتر</text:p>
          </table:table-cell>
          <table:table-cell office:value-type="float" office:value="9227" calcext:value-type="float">
            <text:p>9227</text:p>
          </table:table-cell>
          <table:table-cell office:value-type="float" office:value="3633" calcext:value-type="float">
            <text:p>3633</text:p>
          </table:table-cell>
          <table:table-cell table:formula="of:=[.B1979]/[.C1979]" office:value-type="float" office:value="2.53977429121938" calcext:value-type="float">
            <text:p>2.5397742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روز</text:p>
          </table:table-cell>
          <table:table-cell office:value-type="float" office:value="9174" calcext:value-type="float">
            <text:p>9174</text:p>
          </table:table-cell>
          <table:table-cell office:value-type="float" office:value="3619" calcext:value-type="float">
            <text:p>3619</text:p>
          </table:table-cell>
          <table:table-cell table:formula="of:=[.B1980]/[.C1980]" office:value-type="float" office:value="2.53495440729483" calcext:value-type="float">
            <text:p>2.5349544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ورزید</text:p>
          </table:table-cell>
          <table:table-cell office:value-type="float" office:value="9550" calcext:value-type="float">
            <text:p>9550</text:p>
          </table:table-cell>
          <table:table-cell office:value-type="float" office:value="3798" calcext:value-type="float">
            <text:p>3798</text:p>
          </table:table-cell>
          <table:table-cell table:formula="of:=[.B1981]/[.C1981]" office:value-type="float" office:value="2.5144813059505" calcext:value-type="float">
            <text:p>2.514481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شکر</text:p>
          </table:table-cell>
          <table:table-cell office:value-type="float" office:value="9022" calcext:value-type="float">
            <text:p>9022</text:p>
          </table:table-cell>
          <table:table-cell office:value-type="float" office:value="3590" calcext:value-type="float">
            <text:p>3590</text:p>
          </table:table-cell>
          <table:table-cell table:formula="of:=[.B1982]/[.C1982]" office:value-type="float" office:value="2.51309192200557" calcext:value-type="float">
            <text:p>2.51309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ف</text:p>
          </table:table-cell>
          <table:table-cell office:value-type="float" office:value="9524" calcext:value-type="float">
            <text:p>9524</text:p>
          </table:table-cell>
          <table:table-cell office:value-type="float" office:value="3796" calcext:value-type="float">
            <text:p>3796</text:p>
          </table:table-cell>
          <table:table-cell table:formula="of:=[.B1983]/[.C1983]" office:value-type="float" office:value="2.50895679662803" calcext:value-type="float">
            <text:p>2.5089567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کاست</text:p>
          </table:table-cell>
          <table:table-cell office:value-type="float" office:value="8990" calcext:value-type="float">
            <text:p>8990</text:p>
          </table:table-cell>
          <table:table-cell office:value-type="float" office:value="3589" calcext:value-type="float">
            <text:p>3589</text:p>
          </table:table-cell>
          <table:table-cell table:formula="of:=[.B1984]/[.C1984]" office:value-type="float" office:value="2.50487601003065" calcext:value-type="float">
            <text:p>2.50487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پری</text:p>
          </table:table-cell>
          <table:table-cell office:value-type="float" office:value="8749" calcext:value-type="float">
            <text:p>8749</text:p>
          </table:table-cell>
          <table:table-cell office:value-type="float" office:value="3505" calcext:value-type="float">
            <text:p>3505</text:p>
          </table:table-cell>
          <table:table-cell table:formula="of:=[.B1985]/[.C1985]" office:value-type="float" office:value="2.49614835948645" calcext:value-type="float">
            <text:p>2.4961483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بتکار</text:p>
          </table:table-cell>
          <table:table-cell office:value-type="float" office:value="8878" calcext:value-type="float">
            <text:p>8878</text:p>
          </table:table-cell>
          <table:table-cell office:value-type="float" office:value="3578" calcext:value-type="float">
            <text:p>3578</text:p>
          </table:table-cell>
          <table:table-cell table:formula="of:=[.B1986]/[.C1986]" office:value-type="float" office:value="2.48127445500279" calcext:value-type="float">
            <text:p>2.481274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توفیق</text:p>
          </table:table-cell>
          <table:table-cell office:value-type="float" office:value="8783" calcext:value-type="float">
            <text:p>8783</text:p>
          </table:table-cell>
          <table:table-cell office:value-type="float" office:value="3540" calcext:value-type="float">
            <text:p>3540</text:p>
          </table:table-cell>
          <table:table-cell table:formula="of:=[.B1987]/[.C1987]" office:value-type="float" office:value="2.48107344632768" calcext:value-type="float">
            <text:p>2.4810734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سلم</text:p>
          </table:table-cell>
          <table:table-cell office:value-type="float" office:value="9040" calcext:value-type="float">
            <text:p>9040</text:p>
          </table:table-cell>
          <table:table-cell office:value-type="float" office:value="3654" calcext:value-type="float">
            <text:p>3654</text:p>
          </table:table-cell>
          <table:table-cell table:formula="of:=[.B1988]/[.C1988]" office:value-type="float" office:value="2.47400109469075" calcext:value-type="float">
            <text:p>2.4740010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ناچار</text:p>
          </table:table-cell>
          <table:table-cell office:value-type="float" office:value="9271" calcext:value-type="float">
            <text:p>9271</text:p>
          </table:table-cell>
          <table:table-cell office:value-type="float" office:value="3752" calcext:value-type="float">
            <text:p>3752</text:p>
          </table:table-cell>
          <table:table-cell table:formula="of:=[.B1989]/[.C1989]" office:value-type="float" office:value="2.47094882729211" calcext:value-type="float">
            <text:p>2.4709488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ظهر</text:p>
          </table:table-cell>
          <table:table-cell office:value-type="float" office:value="8766" calcext:value-type="float">
            <text:p>8766</text:p>
          </table:table-cell>
          <table:table-cell office:value-type="float" office:value="3560" calcext:value-type="float">
            <text:p>3560</text:p>
          </table:table-cell>
          <table:table-cell table:formula="of:=[.B1990]/[.C1990]" office:value-type="float" office:value="2.4623595505618" calcext:value-type="float">
            <text:p>2.4623595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خاتمه</text:p>
          </table:table-cell>
          <table:table-cell office:value-type="float" office:value="9489" calcext:value-type="float">
            <text:p>9489</text:p>
          </table:table-cell>
          <table:table-cell office:value-type="float" office:value="3858" calcext:value-type="float">
            <text:p>3858</text:p>
          </table:table-cell>
          <table:table-cell table:formula="of:=[.B1991]/[.C1991]" office:value-type="float" office:value="2.45956454121306" calcext:value-type="float">
            <text:p>2.4595645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ازتاب</text:p>
          </table:table-cell>
          <table:table-cell office:value-type="float" office:value="8633" calcext:value-type="float">
            <text:p>8633</text:p>
          </table:table-cell>
          <table:table-cell office:value-type="float" office:value="3525" calcext:value-type="float">
            <text:p>3525</text:p>
          </table:table-cell>
          <table:table-cell table:formula="of:=[.B1992]/[.C1992]" office:value-type="float" office:value="2.4490780141844" calcext:value-type="float">
            <text:p>2.4490780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قوت</text:p>
          </table:table-cell>
          <table:table-cell office:value-type="float" office:value="8889" calcext:value-type="float">
            <text:p>8889</text:p>
          </table:table-cell>
          <table:table-cell office:value-type="float" office:value="3660" calcext:value-type="float">
            <text:p>3660</text:p>
          </table:table-cell>
          <table:table-cell table:formula="of:=[.B1993]/[.C1993]" office:value-type="float" office:value="2.42868852459016" calcext:value-type="float">
            <text:p>2.4286885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هجوم</text:p>
          </table:table-cell>
          <table:table-cell office:value-type="float" office:value="8619" calcext:value-type="float">
            <text:p>8619</text:p>
          </table:table-cell>
          <table:table-cell office:value-type="float" office:value="3552" calcext:value-type="float">
            <text:p>3552</text:p>
          </table:table-cell>
          <table:table-cell table:formula="of:=[.B1994]/[.C1994]" office:value-type="float" office:value="2.42652027027027" calcext:value-type="float">
            <text:p>2.4265202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ایه</text:p>
          </table:table-cell>
          <table:table-cell office:value-type="float" office:value="8581" calcext:value-type="float">
            <text:p>8581</text:p>
          </table:table-cell>
          <table:table-cell office:value-type="float" office:value="3548" calcext:value-type="float">
            <text:p>3548</text:p>
          </table:table-cell>
          <table:table-cell table:formula="of:=[.B1995]/[.C1995]" office:value-type="float" office:value="2.41854565952649" calcext:value-type="float">
            <text:p>2.4185456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آفرین</text:p>
          </table:table-cell>
          <table:table-cell office:value-type="float" office:value="8752" calcext:value-type="float">
            <text:p>8752</text:p>
          </table:table-cell>
          <table:table-cell office:value-type="float" office:value="3625" calcext:value-type="float">
            <text:p>3625</text:p>
          </table:table-cell>
          <table:table-cell table:formula="of:=[.B1996]/[.C1996]" office:value-type="float" office:value="2.41434482758621" calcext:value-type="float">
            <text:p>2.4143448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ستاده</text:p>
          </table:table-cell>
          <table:table-cell office:value-type="float" office:value="8466" calcext:value-type="float">
            <text:p>8466</text:p>
          </table:table-cell>
          <table:table-cell office:value-type="float" office:value="3518" calcext:value-type="float">
            <text:p>3518</text:p>
          </table:table-cell>
          <table:table-cell table:formula="of:=[.B1997]/[.C1997]" office:value-type="float" office:value="2.40648095508812" calcext:value-type="float">
            <text:p>2.4064809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رخشان</text:p>
          </table:table-cell>
          <table:table-cell office:value-type="float" office:value="8765" calcext:value-type="float">
            <text:p>8765</text:p>
          </table:table-cell>
          <table:table-cell office:value-type="float" office:value="3651" calcext:value-type="float">
            <text:p>3651</text:p>
          </table:table-cell>
          <table:table-cell table:formula="of:=[.B1998]/[.C1998]" office:value-type="float" office:value="2.40071213366201" calcext:value-type="float">
            <text:p>2.4007121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رخورداری</text:p>
          </table:table-cell>
          <table:table-cell office:value-type="float" office:value="8574" calcext:value-type="float">
            <text:p>8574</text:p>
          </table:table-cell>
          <table:table-cell office:value-type="float" office:value="3578" calcext:value-type="float">
            <text:p>3578</text:p>
          </table:table-cell>
          <table:table-cell table:formula="of:=[.B1999]/[.C1999]" office:value-type="float" office:value="2.3963107881498" calcext:value-type="float">
            <text:p>2.3963107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نظم</text:p>
          </table:table-cell>
          <table:table-cell office:value-type="float" office:value="8459" calcext:value-type="float">
            <text:p>8459</text:p>
          </table:table-cell>
          <table:table-cell office:value-type="float" office:value="3568" calcext:value-type="float">
            <text:p>3568</text:p>
          </table:table-cell>
          <table:table-cell table:formula="of:=[.B2000]/[.C2000]" office:value-type="float" office:value="2.37079596412556" calcext:value-type="float">
            <text:p>2.3707959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فراز</text:p>
          </table:table-cell>
          <table:table-cell office:value-type="float" office:value="8395" calcext:value-type="float">
            <text:p>8395</text:p>
          </table:table-cell>
          <table:table-cell office:value-type="float" office:value="3549" calcext:value-type="float">
            <text:p>3549</text:p>
          </table:table-cell>
          <table:table-cell table:formula="of:=[.B2001]/[.C2001]" office:value-type="float" office:value="2.36545505776275" calcext:value-type="float">
            <text:p>2.3654550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دیهی</text:p>
          </table:table-cell>
          <table:table-cell office:value-type="float" office:value="8577" calcext:value-type="float">
            <text:p>8577</text:p>
          </table:table-cell>
          <table:table-cell office:value-type="float" office:value="3634" calcext:value-type="float">
            <text:p>3634</text:p>
          </table:table-cell>
          <table:table-cell table:formula="of:=[.B2002]/[.C2002]" office:value-type="float" office:value="2.36020913593836" calcext:value-type="float">
            <text:p>2.3602091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گشود</text:p>
          </table:table-cell>
          <table:table-cell office:value-type="float" office:value="8383" calcext:value-type="float">
            <text:p>8383</text:p>
          </table:table-cell>
          <table:table-cell office:value-type="float" office:value="3570" calcext:value-type="float">
            <text:p>3570</text:p>
          </table:table-cell>
          <table:table-cell table:formula="of:=[.B2003]/[.C2003]" office:value-type="float" office:value="2.34817927170868" calcext:value-type="float">
            <text:p>2.3481792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رهیز</text:p>
          </table:table-cell>
          <table:table-cell office:value-type="float" office:value="8665" calcext:value-type="float">
            <text:p>8665</text:p>
          </table:table-cell>
          <table:table-cell office:value-type="float" office:value="3699" calcext:value-type="float">
            <text:p>3699</text:p>
          </table:table-cell>
          <table:table-cell table:formula="of:=[.B2004]/[.C2004]" office:value-type="float" office:value="2.34252500675858" calcext:value-type="float">
            <text:p>2.3425250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افزون</text:p>
          </table:table-cell>
          <table:table-cell office:value-type="float" office:value="8564" calcext:value-type="float">
            <text:p>8564</text:p>
          </table:table-cell>
          <table:table-cell office:value-type="float" office:value="3669" calcext:value-type="float">
            <text:p>3669</text:p>
          </table:table-cell>
          <table:table-cell table:formula="of:=[.B2005]/[.C2005]" office:value-type="float" office:value="2.33415099482148" calcext:value-type="float">
            <text:p>2.3341509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بیانگر</text:p>
          </table:table-cell>
          <table:table-cell office:value-type="float" office:value="8301" calcext:value-type="float">
            <text:p>8301</text:p>
          </table:table-cell>
          <table:table-cell office:value-type="float" office:value="3559" calcext:value-type="float">
            <text:p>3559</text:p>
          </table:table-cell>
          <table:table-cell table:formula="of:=[.B2006]/[.C2006]" office:value-type="float" office:value="2.33239674065749" calcext:value-type="float">
            <text:p>2.332396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متشکل</text:p>
          </table:table-cell>
          <table:table-cell office:value-type="float" office:value="8648" calcext:value-type="float">
            <text:p>8648</text:p>
          </table:table-cell>
          <table:table-cell office:value-type="float" office:value="3737" calcext:value-type="float">
            <text:p>3737</text:p>
          </table:table-cell>
          <table:table-cell table:formula="of:=[.B2007]/[.C2007]" office:value-type="float" office:value="2.31415573989831" calcext:value-type="float">
            <text:p>2.3141557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دامن</text:p>
          </table:table-cell>
          <table:table-cell office:value-type="float" office:value="8270" calcext:value-type="float">
            <text:p>8270</text:p>
          </table:table-cell>
          <table:table-cell office:value-type="float" office:value="3605" calcext:value-type="float">
            <text:p>3605</text:p>
          </table:table-cell>
          <table:table-cell table:formula="of:=[.B2008]/[.C2008]" office:value-type="float" office:value="2.29403606102635" calcext:value-type="float">
            <text:p>2.294036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سخنانی</text:p>
          </table:table-cell>
          <table:table-cell office:value-type="float" office:value="8659" calcext:value-type="float">
            <text:p>8659</text:p>
          </table:table-cell>
          <table:table-cell office:value-type="float" office:value="3798" calcext:value-type="float">
            <text:p>3798</text:p>
          </table:table-cell>
          <table:table-cell table:formula="of:=[.B2009]/[.C2009]" office:value-type="float" office:value="2.2798841495524" calcext:value-type="float">
            <text:p>2.2798841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پی</text:p>
          </table:table-cell>
          <table:table-cell office:value-type="float" office:value="7737" calcext:value-type="float">
            <text:p>7737</text:p>
          </table:table-cell>
          <table:table-cell office:value-type="float" office:value="3572" calcext:value-type="float">
            <text:p>3572</text:p>
          </table:table-cell>
          <table:table-cell table:formula="of:=[.B2010]/[.C2010]" office:value-type="float" office:value="2.16601343784994" calcext:value-type="float">
            <text:p>2.1660134378</text:p>
          </table:table-cell>
          <table:table-cell table:number-columns-repeated="1020"/>
        </table:table-row>
        <table:table-row table:style-name="ro1" table:number-rows-repeated="1046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01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15:25:50.424039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ya Parsa</meta:initial-creator>
    <meta:creation-date>2015-06-06T15:16:08.267329603</meta:creation-date>
    <dc:date>2015-06-06T15:26:01.234603024</dc:date>
    <dc:creator>Pooya Parsa</dc:creator>
    <meta:editing-duration>PT9M22S</meta:editing-duration>
    <meta:editing-cycles>6</meta:editing-cycles>
    <meta:generator>LibreOffice/4.4.2.2$Linux_X86_64 LibreOffice_project/40m0$Build-2</meta:generator>
    <meta:document-statistic meta:table-count="1" meta:cell-count="8040" meta:object-count="0"/>
  </office:meta>
</office:document-meta>
</file>